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3.61pt"/>
    </style:style>
    <style:style style:name="co3" style:family="table-column">
      <style:table-column-properties fo:break-before="auto" style:column-width="87.45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82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38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22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 style:data-style-name="N122"/>
    <style:style style:name="ce6" style:family="table-cell" style:parent-style-name="Default" style:data-style-name="N4"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ID" table:style-name="ta1">
        <table:shapes>
          <draw:frame draw:z-index="0" draw:style-name="gr1" draw:text-style-name="P1" svg:width="453.51pt" svg:height="255.09pt" svg:x="1318.76pt" svg:y="314.25pt">
            <loext:p draw:notify-on-update-of-ranges="PID.B4:PID.B54 PID.C3:PID.C3 PID.C4:PID.C54 PID.B4:PID.B54 PID.D3:PID.D3 PID.D4:PID.D5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83.14pt" svg:height="401.56pt" svg:x="522.2pt" svg:y="288.79pt">
            <loext:p draw:notify-on-update-of-ranges="PID.B4:PID.B54 PID.D3:PID.D3 PID.D4:PID.D54 PID.B4:PID.B54 PID.P3:PID.P3 PID.P4:PID.P5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ce1"/>
        <table:table-column table:style-name="co1" table:number-columns-repeated="8" table:default-cell-style-name="Default"/>
        <table:table-row table:style-name="ro1">
          <table:table-cell table:number-columns-repeated="11"/>
          <table:table-cell office:value-type="string" calcext:value-type="string">
            <text:p>R: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: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83" calcext:value-type="float">
            <text:p>0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: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I: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:</text:p>
          </table:table-cell>
          <table:table-cell office:value-type="float" office:value="-0.41" calcext:value-type="float">
            <text:p>-0.41</text:p>
          </table:table-cell>
          <table:table-cell table:number-columns-repeated="5"/>
          <table:table-cell table:style-name="ce2" office:value-type="string" calcext:value-type="string" table:number-columns-spanned="2" table:number-rows-spanned="1">
            <text:p>Predict</text:p>
          </table:table-cell>
          <table:covered-table-cell/>
          <table:table-cell table:style-name="ce2" office:value-type="string" calcext:value-type="string" table:number-columns-spanned="3" table:number-rows-spanned="1">
            <text:p>Update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dt (sec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et Value</text:p>
          </table:table-cell>
          <table:table-cell office:value-type="string" calcext:value-type="string">
            <text:p>Current Valu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P_Out</text:p>
          </table:table-cell>
          <table:table-cell office:value-type="string" calcext:value-type="string">
            <text:p>int error</text:p>
          </table:table-cell>
          <table:table-cell office:value-type="string" calcext:value-type="string">
            <text:p>I_Out</text:p>
          </table:table-cell>
          <table:table-cell office:value-type="string" calcext:value-type="string">
            <text:p>d error</text:p>
          </table:table-cell>
          <table:table-cell office:value-type="string" calcext:value-type="string">
            <text:p>D_O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elta out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rror Sum: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4]-[.D4]" office:value-type="float" office:value="5" calcext:value-type="float">
            <text:p>5</text:p>
          </table:table-cell>
          <table:table-cell table:formula="of:=[.$C$2]*[.E4]" office:value-type="float" office:value="455" calcext:value-type="float">
            <text:p>455</text:p>
          </table:table-cell>
          <table:table-cell table:formula="of:=[.E4]*[.A4]" office:value-type="float" office:value="0.1" calcext:value-type="float">
            <text:p>0.1</text:p>
          </table:table-cell>
          <table:table-cell table:formula="of:=[.$E$2]*[.G4]" office:value-type="float" office:value="20" calcext:value-type="float">
            <text:p>20</text:p>
          </table:table-cell>
          <table:table-cell table:formula="of:=([.E4]-0)/[.A4]" office:value-type="float" office:value="250" calcext:value-type="float">
            <text:p>250</text:p>
          </table:table-cell>
          <table:table-cell table:formula="of:=[.$G$2]*[.I4]" office:value-type="float" office:value="-102.5" calcext:value-type="float">
            <text:p>-102.5</text:p>
          </table:table-cell>
          <table:table-cell table:formula="of:=[.F4]+[.H4]+[.J4]" office:value-type="float" office:value="372.5" calcext:value-type="float">
            <text:p>372.5000000000000000000</text:p>
          </table:table-cell>
          <table:table-cell table:formula="of:=([.K4]-0)/[.A4]" office:value-type="float" office:value="18625" calcext:value-type="float">
            <text:p>1862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N4]/([.N4]+[.$M$1])" office:value-type="float" office:value="0.5" calcext:value-type="float">
            <text:p>0.5</text:p>
          </table:table-cell>
          <table:table-cell table:formula="of:=([.K4]*[.A4])" office:value-type="float" office:value="7.45" calcext:value-type="float">
            <text:p>7.45</text:p>
          </table:table-cell>
          <table:table-cell table:formula="of:=(1-[.O4])*[.N4]" office:value-type="float" office:value="0.5" calcext:value-type="float">
            <text:p>0.5</text:p>
          </table:table-cell>
          <table:table-cell table:formula="of:=[.D5]-[.P4]" office:value-type="float" office:value="3.725" calcext:value-type="float">
            <text:p>3.725</text:p>
          </table:table-cell>
          <table:table-cell table:formula="of:=SUM([.R4:.R53])/COUNT([.R4:.R53])" office:value-type="float" office:value="0.0107859556858003" calcext:value-type="float">
            <text:p>0.010785955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4]+[.A5]" office:value-type="float" office:value="0.02" calcext:value-type="float">
            <text:p>0.02</text:p>
          </table:table-cell>
          <table:table-cell office:value-type="float" office:value="5" calcext:value-type="float">
            <text:p>5</text:p>
          </table:table-cell>
          <table:table-cell table:formula="of:=[.D4]*0.8+([.K4]*0.03)" office:value-type="float" office:value="11.175" calcext:value-type="float">
            <text:p>11.175</text:p>
          </table:table-cell>
          <table:table-cell table:formula="of:=[.C5]-[.D5]" office:value-type="float" office:value="-6.175" calcext:value-type="float">
            <text:p>-6.175</text:p>
          </table:table-cell>
          <table:table-cell table:formula="of:=[.$C$2]*[.E5]" office:value-type="float" office:value="-561.925" calcext:value-type="float">
            <text:p>-561.925</text:p>
          </table:table-cell>
          <table:table-cell table:formula="of:=[.G4]+([.E5]*[.A5])" office:value-type="float" office:value="-0.0235" calcext:value-type="float">
            <text:p>-0.0235</text:p>
          </table:table-cell>
          <table:table-cell table:formula="of:=[.$E$2]*[.G5]" office:value-type="float" office:value="-4.7" calcext:value-type="float">
            <text:p>-4.7</text:p>
          </table:table-cell>
          <table:table-cell table:formula="of:=([.E5]-[.E4])/[.A5]" office:value-type="float" office:value="-558.75" calcext:value-type="float">
            <text:p>-558.75</text:p>
          </table:table-cell>
          <table:table-cell table:formula="of:=[.$G$2]*[.I5]" office:value-type="float" office:value="229.0875" calcext:value-type="float">
            <text:p>229.0875</text:p>
          </table:table-cell>
          <table:table-cell table:formula="of:=[.F5]+[.H5]+[.J5]" office:value-type="float" office:value="-337.5375" calcext:value-type="float">
            <text:p>-337.5375000000000000000</text:p>
          </table:table-cell>
          <table:table-cell table:formula="of:=([.K5]-[.K4])/[.A5]" office:value-type="float" office:value="-35501.875" calcext:value-type="float">
            <text:p>-35501.875</text:p>
          </table:table-cell>
          <table:table-cell table:formula="of:=[.$Q$1]*[.P4]" office:value-type="float" office:value="6.1835" calcext:value-type="float">
            <text:p>6.1835</text:p>
          </table:table-cell>
          <table:table-cell table:formula="of:=([.$Q$1]*[.Q4]*[.$Q$1])+[.$O$1]" office:value-type="float" office:value="1.34445" calcext:value-type="float">
            <text:p>1.34445</text:p>
          </table:table-cell>
          <table:table-cell table:formula="of:=[.N5]/([.N5]+[.$M$1])" office:value-type="float" office:value="0.573460726396383" calcext:value-type="float">
            <text:p>0.5734607264</text:p>
          </table:table-cell>
          <table:table-cell table:formula="of:=[.M5]+[.O5]*((([.K5]*[.A5])+[.D5])-[.M5])" office:value-type="float" office:value="5.17463921708716" calcext:value-type="float">
            <text:p>5.1746392171</text:p>
          </table:table-cell>
          <table:table-cell table:formula="of:=(1-[.O5])*[.N5]" office:value-type="float" office:value="0.573460726396383" calcext:value-type="float">
            <text:p>0.5734607264</text:p>
          </table:table-cell>
          <table:table-cell table:formula="of:=[.D6]-[.P5]" office:value-type="float" office:value="-6.36076421708716" calcext:value-type="float">
            <text:p>-6.3607642171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5]+[.A6]" office:value-type="float" office:value="0.04" calcext:value-type="float">
            <text:p>0.04</text:p>
          </table:table-cell>
          <table:table-cell office:value-type="float" office:value="5" calcext:value-type="float">
            <text:p>5</text:p>
          </table:table-cell>
          <table:table-cell table:formula="of:=[.D5]*0.8+([.K5]*0.03)" office:value-type="float" office:value="-1.186125" calcext:value-type="float">
            <text:p>-1.186125</text:p>
          </table:table-cell>
          <table:table-cell table:formula="of:=[.C6]-[.D6]" office:value-type="float" office:value="6.186125" calcext:value-type="float">
            <text:p>6.186125</text:p>
          </table:table-cell>
          <table:table-cell table:formula="of:=[.$C$2]*[.E6]" office:value-type="float" office:value="562.937375" calcext:value-type="float">
            <text:p>562.937375</text:p>
          </table:table-cell>
          <table:table-cell table:formula="of:=[.G5]+([.E6]*[.A6])" office:value-type="float" office:value="0.1002225" calcext:value-type="float">
            <text:p>0.1002225</text:p>
          </table:table-cell>
          <table:table-cell table:formula="of:=[.$E$2]*[.G6]" office:value-type="float" office:value="20.0445" calcext:value-type="float">
            <text:p>20.0445</text:p>
          </table:table-cell>
          <table:table-cell table:formula="of:=([.E6]-[.E5])/[.A6]" office:value-type="float" office:value="618.05625" calcext:value-type="float">
            <text:p>618.05625</text:p>
          </table:table-cell>
          <table:table-cell table:formula="of:=[.$G$2]*[.I6]" office:value-type="float" office:value="-253.4030625" calcext:value-type="float">
            <text:p>-253.4030625</text:p>
          </table:table-cell>
          <table:table-cell table:formula="of:=[.F6]+[.H6]+[.J6]" office:value-type="float" office:value="329.5788125" calcext:value-type="float">
            <text:p>329.5788125000000000000</text:p>
          </table:table-cell>
          <table:table-cell table:formula="of:=([.K6]-[.K5])/[.A6]" office:value-type="float" office:value="33355.815625" calcext:value-type="float">
            <text:p>33355.815625</text:p>
          </table:table-cell>
          <table:table-cell table:formula="of:=[.$Q$1]*[.P5]" office:value-type="float" office:value="4.29495055018235" calcext:value-type="float">
            <text:p>4.2949505502</text:p>
          </table:table-cell>
          <table:table-cell table:formula="of:=([.$Q$1]*[.Q5]*[.$Q$1])+[.$O$1]" office:value-type="float" office:value="1.39505709441447" calcext:value-type="float">
            <text:p>1.3950570944</text:p>
          </table:table-cell>
          <table:table-cell table:formula="of:=[.N6]/([.N6]+[.$M$1])" office:value-type="float" office:value="0.582473418971052" calcext:value-type="float">
            <text:p>0.582473419</text:p>
          </table:table-cell>
          <table:table-cell table:formula="of:=[.M6]+[.O6]*((([.K6]*[.A6])+[.D6])-[.M6])" office:value-type="float" office:value="4.94178768957488" calcext:value-type="float">
            <text:p>4.9417876896</text:p>
          </table:table-cell>
          <table:table-cell table:formula="of:=(1-[.O6])*[.N6]" office:value-type="float" office:value="0.582473418971052" calcext:value-type="float">
            <text:p>0.582473419</text:p>
          </table:table-cell>
          <table:table-cell table:formula="of:=[.D7]-[.P6]" office:value-type="float" office:value="3.99667668542512" calcext:value-type="float">
            <text:p>3.9966766854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6]+[.A7]" office:value-type="float" office:value="0.06" calcext:value-type="float">
            <text:p>0.06</text:p>
          </table:table-cell>
          <table:table-cell office:value-type="float" office:value="5" calcext:value-type="float">
            <text:p>5</text:p>
          </table:table-cell>
          <table:table-cell table:formula="of:=[.D6]*0.8+([.K6]*0.03)" office:value-type="float" office:value="8.938464375" calcext:value-type="float">
            <text:p>8.938464375</text:p>
          </table:table-cell>
          <table:table-cell table:formula="of:=[.C7]-[.D7]" office:value-type="float" office:value="-3.938464375" calcext:value-type="float">
            <text:p>-3.938464375</text:p>
          </table:table-cell>
          <table:table-cell table:formula="of:=[.$C$2]*[.E7]" office:value-type="float" office:value="-358.400258125" calcext:value-type="float">
            <text:p>-358.400258125</text:p>
          </table:table-cell>
          <table:table-cell table:formula="of:=[.G6]+([.E7]*[.A7])" office:value-type="float" office:value="0.0214532125" calcext:value-type="float">
            <text:p>0.0214532125</text:p>
          </table:table-cell>
          <table:table-cell table:formula="of:=[.$E$2]*[.G7]" office:value-type="float" office:value="4.29064250000001" calcext:value-type="float">
            <text:p>4.2906425</text:p>
          </table:table-cell>
          <table:table-cell table:formula="of:=([.E7]-[.E6])/[.A7]" office:value-type="float" office:value="-506.22946875" calcext:value-type="float">
            <text:p>-506.22946875</text:p>
          </table:table-cell>
          <table:table-cell table:formula="of:=[.$G$2]*[.I7]" office:value-type="float" office:value="207.5540821875" calcext:value-type="float">
            <text:p>207.5540821875</text:p>
          </table:table-cell>
          <table:table-cell table:formula="of:=[.F7]+[.H7]+[.J7]" office:value-type="float" office:value="-146.5555334375" calcext:value-type="float">
            <text:p>-146.5555334375000000000</text:p>
          </table:table-cell>
          <table:table-cell table:formula="of:=([.K7]-[.K6])/[.A7]" office:value-type="float" office:value="-23806.717296875" calcext:value-type="float">
            <text:p>-23806.717296875</text:p>
          </table:table-cell>
          <table:table-cell table:formula="of:=[.$Q$1]*[.P6]" office:value-type="float" office:value="4.10168378234715" calcext:value-type="float">
            <text:p>4.1016837823</text:p>
          </table:table-cell>
          <table:table-cell table:formula="of:=([.$Q$1]*[.Q6]*[.$Q$1])+[.$O$1]" office:value-type="float" office:value="1.40126593832916" calcext:value-type="float">
            <text:p>1.4012659383</text:p>
          </table:table-cell>
          <table:table-cell table:formula="of:=[.N7]/([.N7]+[.$M$1])" office:value-type="float" office:value="0.583552998425565" calcext:value-type="float">
            <text:p>0.5835529984</text:p>
          </table:table-cell>
          <table:table-cell table:formula="of:=[.M7]+[.O7]*((([.K7]*[.A7])+[.D7])-[.M7])" office:value-type="float" office:value="5.21374318045008" calcext:value-type="float">
            <text:p>5.2137431805</text:p>
          </table:table-cell>
          <table:table-cell table:formula="of:=(1-[.O7])*[.N7]" office:value-type="float" office:value="0.583552998425565" calcext:value-type="float">
            <text:p>0.5835529984</text:p>
          </table:table-cell>
          <table:table-cell table:formula="of:=[.D8]-[.P7]" office:value-type="float" office:value="-2.45963768357508" calcext:value-type="float">
            <text:p>-2.4596376836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7]+[.A8]" office:value-type="float" office:value="0.08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table:formula="of:=[.D7]*0.8+([.K7]*0.03)" office:value-type="float" office:value="2.754105496875" calcext:value-type="float">
            <text:p>2.7541054969</text:p>
          </table:table-cell>
          <table:table-cell table:formula="of:=[.C8]-[.D8]" office:value-type="float" office:value="2.245894503125" calcext:value-type="float">
            <text:p>2.2458945031</text:p>
          </table:table-cell>
          <table:table-cell table:formula="of:=[.$C$2]*[.E8]" office:value-type="float" office:value="204.376399784375" calcext:value-type="float">
            <text:p>204.3763997844</text:p>
          </table:table-cell>
          <table:table-cell table:formula="of:=[.G7]+([.E8]*[.A8])" office:value-type="float" office:value="0.0663711025625" calcext:value-type="float">
            <text:p>0.0663711026</text:p>
          </table:table-cell>
          <table:table-cell table:formula="of:=[.$E$2]*[.G8]" office:value-type="float" office:value="13.2742205125" calcext:value-type="float">
            <text:p>13.2742205125</text:p>
          </table:table-cell>
          <table:table-cell table:formula="of:=([.E8]-[.E7])/[.A8]" office:value-type="float" office:value="309.21794390625" calcext:value-type="float">
            <text:p>309.2179439063</text:p>
          </table:table-cell>
          <table:table-cell table:formula="of:=[.$G$2]*[.I8]" office:value-type="float" office:value="-126.779357001563" calcext:value-type="float">
            <text:p>-126.7793570016</text:p>
          </table:table-cell>
          <table:table-cell table:formula="of:=[.F8]+[.H8]+[.J8]" office:value-type="float" office:value="90.8712632953124" calcext:value-type="float">
            <text:p>90.8712632953124000000</text:p>
          </table:table-cell>
          <table:table-cell table:formula="of:=([.K8]-[.K7])/[.A8]" office:value-type="float" office:value="11871.3398366406" calcext:value-type="float">
            <text:p>11871.3398366406</text:p>
          </table:table-cell>
          <table:table-cell table:formula="of:=[.$Q$1]*[.P7]" office:value-type="float" office:value="4.32740683977356" calcext:value-type="float">
            <text:p>4.3274068398</text:p>
          </table:table-cell>
          <table:table-cell table:formula="of:=([.$Q$1]*[.Q7]*[.$Q$1])+[.$O$1]" office:value-type="float" office:value="1.40200966061537" calcext:value-type="float">
            <text:p>1.4020096606</text:p>
          </table:table-cell>
          <table:table-cell table:formula="of:=[.N8]/([.N8]+[.$M$1])" office:value-type="float" office:value="0.583681940836237" calcext:value-type="float">
            <text:p>0.5836819408</text:p>
          </table:table-cell>
          <table:table-cell table:formula="of:=[.M8]+[.O8]*((([.K8]*[.A8])+[.D8])-[.M8])" office:value-type="float" office:value="4.46989756495925" calcext:value-type="float">
            <text:p>4.469897565</text:p>
          </table:table-cell>
          <table:table-cell table:formula="of:=(1-[.O8])*[.N8]" office:value-type="float" office:value="0.583681940836237" calcext:value-type="float">
            <text:p>0.5836819408</text:p>
          </table:table-cell>
          <table:table-cell table:formula="of:=[.D9]-[.P8]" office:value-type="float" office:value="0.459524731400127" calcext:value-type="float">
            <text:p>0.4595247314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8]+[.A9]"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formula="of:=[.D8]*0.8+([.K8]*0.03)" office:value-type="float" office:value="4.92942229635937" calcext:value-type="float">
            <text:p>4.9294222964</text:p>
          </table:table-cell>
          <table:table-cell table:formula="of:=[.C9]-[.D9]" office:value-type="float" office:value="0.0705777036406268" calcext:value-type="float">
            <text:p>0.0705777036</text:p>
          </table:table-cell>
          <table:table-cell table:formula="of:=[.$C$2]*[.E9]" office:value-type="float" office:value="6.42257103129704" calcext:value-type="float">
            <text:p>6.4225710313</text:p>
          </table:table-cell>
          <table:table-cell table:formula="of:=[.G8]+([.E9]*[.A9])" office:value-type="float" office:value="0.0677826566353125" calcext:value-type="float">
            <text:p>0.0677826566</text:p>
          </table:table-cell>
          <table:table-cell table:formula="of:=[.$E$2]*[.G9]" office:value-type="float" office:value="13.5565313270625" calcext:value-type="float">
            <text:p>13.5565313271</text:p>
          </table:table-cell>
          <table:table-cell table:formula="of:=([.E9]-[.E8])/[.A9]" office:value-type="float" office:value="-108.765839974219" calcext:value-type="float">
            <text:p>-108.7658399742</text:p>
          </table:table-cell>
          <table:table-cell table:formula="of:=[.$G$2]*[.I9]" office:value-type="float" office:value="44.5939943894296" calcext:value-type="float">
            <text:p>44.5939943894</text:p>
          </table:table-cell>
          <table:table-cell table:formula="of:=[.F9]+[.H9]+[.J9]" office:value-type="float" office:value="64.5730967477892" calcext:value-type="float">
            <text:p>64.5730967477892000000</text:p>
          </table:table-cell>
          <table:table-cell table:formula="of:=([.K9]-[.K8])/[.A9]" office:value-type="float" office:value="-1314.90832737616" calcext:value-type="float">
            <text:p>-1314.9083273762</text:p>
          </table:table-cell>
          <table:table-cell table:formula="of:=[.$Q$1]*[.P8]" office:value-type="float" office:value="3.71001497891617" calcext:value-type="float">
            <text:p>3.7100149789</text:p>
          </table:table-cell>
          <table:table-cell table:formula="of:=([.$Q$1]*[.Q8]*[.$Q$1])+[.$O$1]" office:value-type="float" office:value="1.40209848904208" calcext:value-type="float">
            <text:p>1.402098489</text:p>
          </table:table-cell>
          <table:table-cell table:formula="of:=[.N9]/([.N9]+[.$M$1])" office:value-type="float" office:value="0.583697336074349" calcext:value-type="float">
            <text:p>0.5836973361</text:p>
          </table:table-cell>
          <table:table-cell table:formula="of:=[.M9]+[.O9]*((([.K9]*[.A9])+[.D9])-[.M9])" office:value-type="float" office:value="5.17560267277245" calcext:value-type="float">
            <text:p>5.1756026728</text:p>
          </table:table-cell>
          <table:table-cell table:formula="of:=(1-[.O9])*[.N9]" office:value-type="float" office:value="0.583697336074349" calcext:value-type="float">
            <text:p>0.5836973361</text:p>
          </table:table-cell>
          <table:table-cell table:formula="of:=[.D10]-[.P9]" office:value-type="float" office:value="0.705128066748721" calcext:value-type="float">
            <text:p>0.7051280667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9]+[.A10]"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table:formula="of:=[.D9]*0.8+([.K9]*0.03)" office:value-type="float" office:value="5.88073073952118" calcext:value-type="float">
            <text:p>5.8807307395</text:p>
          </table:table-cell>
          <table:table-cell table:formula="of:=[.C10]-[.D10]" office:value-type="float" office:value="-0.880730739521175" calcext:value-type="float">
            <text:p>-0.8807307395</text:p>
          </table:table-cell>
          <table:table-cell table:formula="of:=[.$C$2]*[.E10]" office:value-type="float" office:value="-80.1464972964269" calcext:value-type="float">
            <text:p>-80.1464972964</text:p>
          </table:table-cell>
          <table:table-cell table:formula="of:=[.G9]+([.E10]*[.A10])" office:value-type="float" office:value="0.050168041844889" calcext:value-type="float">
            <text:p>0.0501680418</text:p>
          </table:table-cell>
          <table:table-cell table:formula="of:=[.$E$2]*[.G10]" office:value-type="float" office:value="10.0336083689778" calcext:value-type="float">
            <text:p>10.033608369</text:p>
          </table:table-cell>
          <table:table-cell table:formula="of:=([.E10]-[.E9])/[.A10]" office:value-type="float" office:value="-47.5654221580901" calcext:value-type="float">
            <text:p>-47.5654221581</text:p>
          </table:table-cell>
          <table:table-cell table:formula="of:=[.$G$2]*[.I10]" office:value-type="float" office:value="19.5018230848169" calcext:value-type="float">
            <text:p>19.5018230848</text:p>
          </table:table-cell>
          <table:table-cell table:formula="of:=[.F10]+[.H10]+[.J10]" office:value-type="float" office:value="-50.6110658426322" calcext:value-type="float">
            <text:p>-50.6110658426322000000</text:p>
          </table:table-cell>
          <table:table-cell table:formula="of:=([.K10]-[.K9])/[.A10]" office:value-type="float" office:value="-5759.20812952107" calcext:value-type="float">
            <text:p>-5759.2081295211</text:p>
          </table:table-cell>
          <table:table-cell table:formula="of:=[.$Q$1]*[.P9]" office:value-type="float" office:value="4.29575021840114" calcext:value-type="float">
            <text:p>4.2957502184</text:p>
          </table:table-cell>
          <table:table-cell table:formula="of:=([.$Q$1]*[.Q9]*[.$Q$1])+[.$O$1]" office:value-type="float" office:value="1.40210909482162" calcext:value-type="float">
            <text:p>1.4021090948</text:p>
          </table:table-cell>
          <table:table-cell table:formula="of:=[.N10]/([.N10]+[.$M$1])" office:value-type="float" office:value="0.583699174131698" calcext:value-type="float">
            <text:p>0.5836991741</text:p>
          </table:table-cell>
          <table:table-cell table:formula="of:=[.M10]+[.O10]*((([.K10]*[.A10])+[.D10])-[.M10])" office:value-type="float" office:value="4.63006929290834" calcext:value-type="float">
            <text:p>4.6300692929</text:p>
          </table:table-cell>
          <table:table-cell table:formula="of:=(1-[.O10])*[.N10]" office:value-type="float" office:value="0.583699174131698" calcext:value-type="float">
            <text:p>0.5836991741</text:p>
          </table:table-cell>
          <table:table-cell table:formula="of:=[.D11]-[.P10]" office:value-type="float" office:value="-1.44381667657037" calcext:value-type="float">
            <text:p>-1.4438166766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10]+[.A11]" office:value-type="float" office:value="0.1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table:formula="of:=[.D10]*0.8+([.K10]*0.03)" office:value-type="float" office:value="3.18625261633798" calcext:value-type="float">
            <text:p>3.1862526163</text:p>
          </table:table-cell>
          <table:table-cell table:formula="of:=[.C11]-[.D11]" office:value-type="float" office:value="1.81374738366202" calcext:value-type="float">
            <text:p>1.8137473837</text:p>
          </table:table-cell>
          <table:table-cell table:formula="of:=[.$C$2]*[.E11]" office:value-type="float" office:value="165.051011913244" calcext:value-type="float">
            <text:p>165.0510119132</text:p>
          </table:table-cell>
          <table:table-cell table:formula="of:=[.G10]+([.E11]*[.A11])" office:value-type="float" office:value="0.0864429895181295" calcext:value-type="float">
            <text:p>0.0864429895</text:p>
          </table:table-cell>
          <table:table-cell table:formula="of:=[.$E$2]*[.G11]" office:value-type="float" office:value="17.2885979036259" calcext:value-type="float">
            <text:p>17.2885979036</text:p>
          </table:table-cell>
          <table:table-cell table:formula="of:=([.E11]-[.E10])/[.A11]" office:value-type="float" office:value="134.72390615916" calcext:value-type="float">
            <text:p>134.7239061592</text:p>
          </table:table-cell>
          <table:table-cell table:formula="of:=[.$G$2]*[.I11]" office:value-type="float" office:value="-55.2368015252556" calcext:value-type="float">
            <text:p>-55.2368015253</text:p>
          </table:table-cell>
          <table:table-cell table:formula="of:=[.F11]+[.H11]+[.J11]" office:value-type="float" office:value="127.102808291615" calcext:value-type="float">
            <text:p>127.1028082916150000000</text:p>
          </table:table-cell>
          <table:table-cell table:formula="of:=([.K11]-[.K10])/[.A11]" office:value-type="float" office:value="8885.69370671234" calcext:value-type="float">
            <text:p>8885.6937067123</text:p>
          </table:table-cell>
          <table:table-cell table:formula="of:=[.$Q$1]*[.P10]" office:value-type="float" office:value="3.84295751311393" calcext:value-type="float">
            <text:p>3.8429575131</text:p>
          </table:table-cell>
          <table:table-cell table:formula="of:=([.$Q$1]*[.Q10]*[.$Q$1])+[.$O$1]" office:value-type="float" office:value="1.40211036105933" calcext:value-type="float">
            <text:p>1.4021103611</text:p>
          </table:table-cell>
          <table:table-cell table:formula="of:=[.N11]/([.N11]+[.$M$1])" office:value-type="float" office:value="0.583699393578652" calcext:value-type="float">
            <text:p>0.5836993936</text:p>
          </table:table-cell>
          <table:table-cell table:formula="of:=[.M11]+[.O11]*((([.K11]*[.A11])+[.D11])-[.M11])" office:value-type="float" office:value="4.94343590554485" calcext:value-type="float">
            <text:p>4.9434359055</text:p>
          </table:table-cell>
          <table:table-cell table:formula="of:=(1-[.O11])*[.N11]" office:value-type="float" office:value="0.583699393578652" calcext:value-type="float">
            <text:p>0.5836993936</text:p>
          </table:table-cell>
          <table:table-cell table:formula="of:=[.D12]-[.P11]" office:value-type="float" office:value="1.41865043627396" calcext:value-type="float">
            <text:p>1.4186504363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11]+[.A12]" office:value-type="float" office:value="0.16" calcext:value-type="float">
            <text:p>0.16</text:p>
          </table:table-cell>
          <table:table-cell office:value-type="float" office:value="5" calcext:value-type="float">
            <text:p>5</text:p>
          </table:table-cell>
          <table:table-cell table:formula="of:=[.D11]*0.8+([.K11]*0.03)" office:value-type="float" office:value="6.36208634181882" calcext:value-type="float">
            <text:p>6.3620863418</text:p>
          </table:table-cell>
          <table:table-cell table:formula="of:=[.C12]-[.D12]" office:value-type="float" office:value="-1.36208634181882" calcext:value-type="float">
            <text:p>-1.3620863418</text:p>
          </table:table-cell>
          <table:table-cell table:formula="of:=[.$C$2]*[.E12]" office:value-type="float" office:value="-123.949857105512" calcext:value-type="float">
            <text:p>-123.9498571055</text:p>
          </table:table-cell>
          <table:table-cell table:formula="of:=[.G11]+([.E12]*[.A12])" office:value-type="float" office:value="0.0592012626817532" calcext:value-type="float">
            <text:p>0.0592012627</text:p>
          </table:table-cell>
          <table:table-cell table:formula="of:=[.$E$2]*[.G12]" office:value-type="float" office:value="11.8402525363506" calcext:value-type="float">
            <text:p>11.8402525364</text:p>
          </table:table-cell>
          <table:table-cell table:formula="of:=([.E12]-[.E11])/[.A12]" office:value-type="float" office:value="-158.791686274042" calcext:value-type="float">
            <text:p>-158.791686274</text:p>
          </table:table-cell>
          <table:table-cell table:formula="of:=[.$G$2]*[.I12]" office:value-type="float" office:value="65.1045913723573" calcext:value-type="float">
            <text:p>65.1045913724</text:p>
          </table:table-cell>
          <table:table-cell table:formula="of:=[.F12]+[.H12]+[.J12]" office:value-type="float" office:value="-47.0050131968044" calcext:value-type="float">
            <text:p>-47.0050131968044000000</text:p>
          </table:table-cell>
          <table:table-cell table:formula="of:=([.K12]-[.K11])/[.A12]" office:value-type="float" office:value="-8705.39107442095" calcext:value-type="float">
            <text:p>-8705.391074421</text:p>
          </table:table-cell>
          <table:table-cell table:formula="of:=[.$Q$1]*[.P11]" office:value-type="float" office:value="4.10305180160223" calcext:value-type="float">
            <text:p>4.1030518016</text:p>
          </table:table-cell>
          <table:table-cell table:formula="of:=([.$Q$1]*[.Q11]*[.$Q$1])+[.$O$1]" office:value-type="float" office:value="1.40211051223633" calcext:value-type="float">
            <text:p>1.4021105122</text:p>
          </table:table-cell>
          <table:table-cell table:formula="of:=[.N12]/([.N12]+[.$M$1])" office:value-type="float" office:value="0.583699419778563" calcext:value-type="float">
            <text:p>0.5836994198</text:p>
          </table:table-cell>
          <table:table-cell table:formula="of:=[.M12]+[.O12]*((([.K12]*[.A12])+[.D12])-[.M12])" office:value-type="float" office:value="4.87291297339322" calcext:value-type="float">
            <text:p>4.8729129734</text:p>
          </table:table-cell>
          <table:table-cell table:formula="of:=(1-[.O12])*[.N12]" office:value-type="float" office:value="0.583699419778563" calcext:value-type="float">
            <text:p>0.5836994198</text:p>
          </table:table-cell>
          <table:table-cell table:formula="of:=[.D13]-[.P12]" office:value-type="float" office:value="-1.19339429584229" calcext:value-type="float">
            <text:p>-1.1933942958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12]+[.A13]" office:value-type="float" office:value="0.18" calcext:value-type="float">
            <text:p>0.18</text:p>
          </table:table-cell>
          <table:table-cell office:value-type="float" office:value="5" calcext:value-type="float">
            <text:p>5</text:p>
          </table:table-cell>
          <table:table-cell table:formula="of:=[.D12]*0.8+([.K12]*0.03)" office:value-type="float" office:value="3.67951867755092" calcext:value-type="float">
            <text:p>3.6795186776</text:p>
          </table:table-cell>
          <table:table-cell table:formula="of:=[.C13]-[.D13]" office:value-type="float" office:value="1.32048132244908" calcext:value-type="float">
            <text:p>1.3204813224</text:p>
          </table:table-cell>
          <table:table-cell table:formula="of:=[.$C$2]*[.E13]" office:value-type="float" office:value="120.163800342866" calcext:value-type="float">
            <text:p>120.1638003429</text:p>
          </table:table-cell>
          <table:table-cell table:formula="of:=[.G12]+([.E13]*[.A13])" office:value-type="float" office:value="0.0856108891307348" calcext:value-type="float">
            <text:p>0.0856108891</text:p>
          </table:table-cell>
          <table:table-cell table:formula="of:=[.$E$2]*[.G13]" office:value-type="float" office:value="17.122177826147" calcext:value-type="float">
            <text:p>17.1221778261</text:p>
          </table:table-cell>
          <table:table-cell table:formula="of:=([.E13]-[.E12])/[.A13]" office:value-type="float" office:value="134.128383213395" calcext:value-type="float">
            <text:p>134.1283832134</text:p>
          </table:table-cell>
          <table:table-cell table:formula="of:=[.$G$2]*[.I13]" office:value-type="float" office:value="-54.9926371174919" calcext:value-type="float">
            <text:p>-54.9926371175</text:p>
          </table:table-cell>
          <table:table-cell table:formula="of:=[.F13]+[.H13]+[.J13]" office:value-type="float" office:value="82.2933410515213" calcext:value-type="float">
            <text:p>82.2933410515213000000</text:p>
          </table:table-cell>
          <table:table-cell table:formula="of:=([.K13]-[.K12])/[.A13]" office:value-type="float" office:value="6464.91771241629" calcext:value-type="float">
            <text:p>6464.9177124163</text:p>
          </table:table-cell>
          <table:table-cell table:formula="of:=[.$Q$1]*[.P12]" office:value-type="float" office:value="4.04451776791637" calcext:value-type="float">
            <text:p>4.0445177679</text:p>
          </table:table-cell>
          <table:table-cell table:formula="of:=([.$Q$1]*[.Q12]*[.$Q$1])+[.$O$1]" office:value-type="float" office:value="1.40211053028545" calcext:value-type="float">
            <text:p>1.4021105303</text:p>
          </table:table-cell>
          <table:table-cell table:formula="of:=[.N13]/([.N13]+[.$M$1])" office:value-type="float" office:value="0.583699422906586" calcext:value-type="float">
            <text:p>0.5836994229</text:p>
          </table:table-cell>
          <table:table-cell table:formula="of:=[.M13]+[.O13]*((([.K13]*[.A13])+[.D13])-[.M13])" office:value-type="float" office:value="4.79215952312519" calcext:value-type="float">
            <text:p>4.7921595231</text:p>
          </table:table-cell>
          <table:table-cell table:formula="of:=(1-[.O13])*[.N13]" office:value-type="float" office:value="0.583699422906586" calcext:value-type="float">
            <text:p>0.5836994229</text:p>
          </table:table-cell>
          <table:table-cell table:formula="of:=[.D14]-[.P13]" office:value-type="float" office:value="0.620255650461192" calcext:value-type="float">
            <text:p>0.6202556505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13]+[.A14]"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table:formula="of:=[.D13]*0.8+([.K13]*0.03)" office:value-type="float" office:value="5.41241517358638" calcext:value-type="float">
            <text:p>5.4124151736</text:p>
          </table:table-cell>
          <table:table-cell table:formula="of:=[.C14]-[.D14]" office:value-type="float" office:value="-0.412415173586377" calcext:value-type="float">
            <text:p>-0.4124151736</text:p>
          </table:table-cell>
          <table:table-cell table:formula="of:=[.$C$2]*[.E14]" office:value-type="float" office:value="-37.5297807963603" calcext:value-type="float">
            <text:p>-37.5297807964</text:p>
          </table:table-cell>
          <table:table-cell table:formula="of:=[.G13]+([.E14]*[.A14])" office:value-type="float" office:value="0.0773625856590073" calcext:value-type="float">
            <text:p>0.0773625857</text:p>
          </table:table-cell>
          <table:table-cell table:formula="of:=[.$E$2]*[.G14]" office:value-type="float" office:value="15.4725171318014" calcext:value-type="float">
            <text:p>15.4725171318</text:p>
          </table:table-cell>
          <table:table-cell table:formula="of:=([.E14]-[.E13])/[.A14]" office:value-type="float" office:value="-86.6448248017728" calcext:value-type="float">
            <text:p>-86.6448248018</text:p>
          </table:table-cell>
          <table:table-cell table:formula="of:=[.$G$2]*[.I14]" office:value-type="float" office:value="35.5243781687268" calcext:value-type="float">
            <text:p>35.5243781687</text:p>
          </table:table-cell>
          <table:table-cell table:formula="of:=[.F14]+[.H14]+[.J14]" office:value-type="float" office:value="13.467114504168" calcext:value-type="float">
            <text:p>13.4671145041680000000</text:p>
          </table:table-cell>
          <table:table-cell table:formula="of:=([.K14]-[.K13])/[.A14]" office:value-type="float" office:value="-3441.31132736766" calcext:value-type="float">
            <text:p>-3441.3113273677</text:p>
          </table:table-cell>
          <table:table-cell table:formula="of:=[.$Q$1]*[.P13]" office:value-type="float" office:value="3.9774924041939" calcext:value-type="float">
            <text:p>3.9774924042</text:p>
          </table:table-cell>
          <table:table-cell table:formula="of:=([.$Q$1]*[.Q13]*[.$Q$1])+[.$O$1]" office:value-type="float" office:value="1.40211053244035" calcext:value-type="float">
            <text:p>1.4021105324</text:p>
          </table:table-cell>
          <table:table-cell table:formula="of:=[.N14]/([.N14]+[.$M$1])" office:value-type="float" office:value="0.583699423280043" calcext:value-type="float">
            <text:p>0.5836994233</text:p>
          </table:table-cell>
          <table:table-cell table:formula="of:=[.M14]+[.O14]*((([.K14]*[.A14])+[.D14])-[.M14])" office:value-type="float" office:value="4.97227093652628" calcext:value-type="float">
            <text:p>4.9722709365</text:p>
          </table:table-cell>
          <table:table-cell table:formula="of:=(1-[.O14])*[.N14]" office:value-type="float" office:value="0.583699423280043" calcext:value-type="float">
            <text:p>0.5836994233</text:p>
          </table:table-cell>
          <table:table-cell table:formula="of:=[.D15]-[.P14]" office:value-type="float" office:value="-0.238325362532133" calcext:value-type="float">
            <text:p>-0.2383253625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14]+[.A15]" office:value-type="float" office:value="0.22" calcext:value-type="float">
            <text:p>0.22</text:p>
          </table:table-cell>
          <table:table-cell office:value-type="float" office:value="5" calcext:value-type="float">
            <text:p>5</text:p>
          </table:table-cell>
          <table:table-cell table:formula="of:=[.D14]*0.8+([.K14]*0.03)" office:value-type="float" office:value="4.73394557399414" calcext:value-type="float">
            <text:p>4.733945574</text:p>
          </table:table-cell>
          <table:table-cell table:formula="of:=[.C15]-[.D15]" office:value-type="float" office:value="0.266054426005858" calcext:value-type="float">
            <text:p>0.266054426</text:p>
          </table:table-cell>
          <table:table-cell table:formula="of:=[.$C$2]*[.E15]" office:value-type="float" office:value="24.210952766533" calcext:value-type="float">
            <text:p>24.2109527665</text:p>
          </table:table-cell>
          <table:table-cell table:formula="of:=[.G14]+([.E15]*[.A15])" office:value-type="float" office:value="0.0826836741791244" calcext:value-type="float">
            <text:p>0.0826836742</text:p>
          </table:table-cell>
          <table:table-cell table:formula="of:=[.$E$2]*[.G15]" office:value-type="float" office:value="16.5367348358249" calcext:value-type="float">
            <text:p>16.5367348358</text:p>
          </table:table-cell>
          <table:table-cell table:formula="of:=([.E15]-[.E14])/[.A15]" office:value-type="float" office:value="33.9234799796117" calcext:value-type="float">
            <text:p>33.9234799796</text:p>
          </table:table-cell>
          <table:table-cell table:formula="of:=[.$G$2]*[.I15]" office:value-type="float" office:value="-13.9086267916408" calcext:value-type="float">
            <text:p>-13.9086267916</text:p>
          </table:table-cell>
          <table:table-cell table:formula="of:=[.F15]+[.H15]+[.J15]" office:value-type="float" office:value="26.8390608107171" calcext:value-type="float">
            <text:p>26.8390608107171000000</text:p>
          </table:table-cell>
          <table:table-cell table:formula="of:=([.K15]-[.K14])/[.A15]" office:value-type="float" office:value="668.597315327455" calcext:value-type="float">
            <text:p>668.5973153275</text:p>
          </table:table-cell>
          <table:table-cell table:formula="of:=[.$Q$1]*[.P14]" office:value-type="float" office:value="4.12698487731681" calcext:value-type="float">
            <text:p>4.1269848773</text:p>
          </table:table-cell>
          <table:table-cell table:formula="of:=([.$Q$1]*[.Q14]*[.$Q$1])+[.$O$1]" office:value-type="float" office:value="1.40211053269762" calcext:value-type="float">
            <text:p>1.4021105327</text:p>
          </table:table-cell>
          <table:table-cell table:formula="of:=[.N15]/([.N15]+[.$M$1])" office:value-type="float" office:value="0.58369942332463" calcext:value-type="float">
            <text:p>0.5836994233</text:p>
          </table:table-cell>
          <table:table-cell table:formula="of:=[.M15]+[.O15]*((([.K15]*[.A15])+[.D15])-[.M15])" office:value-type="float" office:value="4.79458637230389" calcext:value-type="float">
            <text:p>4.7945863723</text:p>
          </table:table-cell>
          <table:table-cell table:formula="of:=(1-[.O15])*[.N15]" office:value-type="float" office:value="0.58369942332463" calcext:value-type="float">
            <text:p>0.5836994233</text:p>
          </table:table-cell>
          <table:table-cell table:formula="of:=[.D16]-[.P15]" office:value-type="float" office:value="-0.202258088787062" calcext:value-type="float">
            <text:p>-0.2022580888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15]+[.A16]" office:value-type="float" office:value="0.24" calcext:value-type="float">
            <text:p>0.24</text:p>
          </table:table-cell>
          <table:table-cell office:value-type="float" office:value="5" calcext:value-type="float">
            <text:p>5</text:p>
          </table:table-cell>
          <table:table-cell table:formula="of:=[.D15]*0.8+([.K15]*0.03)" office:value-type="float" office:value="4.59232828351683" calcext:value-type="float">
            <text:p>4.5923282835</text:p>
          </table:table-cell>
          <table:table-cell table:formula="of:=[.C16]-[.D16]" office:value-type="float" office:value="0.407671716483172" calcext:value-type="float">
            <text:p>0.4076717165</text:p>
          </table:table-cell>
          <table:table-cell table:formula="of:=[.$C$2]*[.E16]" office:value-type="float" office:value="37.0981261999687" calcext:value-type="float">
            <text:p>37.0981262</text:p>
          </table:table-cell>
          <table:table-cell table:formula="of:=[.G15]+([.E16]*[.A16])" office:value-type="float" office:value="0.0908371085087878" calcext:value-type="float">
            <text:p>0.0908371085</text:p>
          </table:table-cell>
          <table:table-cell table:formula="of:=[.$E$2]*[.G16]" office:value-type="float" office:value="18.1674217017576" calcext:value-type="float">
            <text:p>18.1674217018</text:p>
          </table:table-cell>
          <table:table-cell table:formula="of:=([.E16]-[.E15])/[.A16]" office:value-type="float" office:value="7.08086452386572" calcext:value-type="float">
            <text:p>7.0808645239</text:p>
          </table:table-cell>
          <table:table-cell table:formula="of:=[.$G$2]*[.I16]" office:value-type="float" office:value="-2.90315445478494" calcext:value-type="float">
            <text:p>-2.9031544548</text:p>
          </table:table-cell>
          <table:table-cell table:formula="of:=[.F16]+[.H16]+[.J16]" office:value-type="float" office:value="52.3623934469413" calcext:value-type="float">
            <text:p>52.3623934469413000000</text:p>
          </table:table-cell>
          <table:table-cell table:formula="of:=([.K16]-[.K15])/[.A16]" office:value-type="float" office:value="1276.16663181121" calcext:value-type="float">
            <text:p>1276.1666318112</text:p>
          </table:table-cell>
          <table:table-cell table:formula="of:=[.$Q$1]*[.P15]" office:value-type="float" office:value="3.97950668901223" calcext:value-type="float">
            <text:p>3.979506689</text:p>
          </table:table-cell>
          <table:table-cell table:formula="of:=([.$Q$1]*[.Q15]*[.$Q$1])+[.$O$1]" office:value-type="float" office:value="1.40211053272834" calcext:value-type="float">
            <text:p>1.4021105327</text:p>
          </table:table-cell>
          <table:table-cell table:formula="of:=[.N16]/([.N16]+[.$M$1])" office:value-type="float" office:value="0.583699423329953" calcext:value-type="float">
            <text:p>0.5836994233</text:p>
          </table:table-cell>
          <table:table-cell table:formula="of:=[.M16]+[.O16]*((([.K16]*[.A16])+[.D16])-[.M16])" office:value-type="float" office:value="4.94848827751182" calcext:value-type="float">
            <text:p>4.9484882775</text:p>
          </table:table-cell>
          <table:table-cell table:formula="of:=(1-[.O16])*[.N16]" office:value-type="float" office:value="0.583699423329953" calcext:value-type="float">
            <text:p>0.5836994233</text:p>
          </table:table-cell>
          <table:table-cell table:formula="of:=[.D17]-[.P16]" office:value-type="float" office:value="0.29624615270988" calcext:value-type="float">
            <text:p>0.2962461527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16]+[.A17]" office:value-type="float" office:value="0.26" calcext:value-type="float">
            <text:p>0.26</text:p>
          </table:table-cell>
          <table:table-cell office:value-type="float" office:value="5" calcext:value-type="float">
            <text:p>5</text:p>
          </table:table-cell>
          <table:table-cell table:formula="of:=[.D16]*0.8+([.K16]*0.03)" office:value-type="float" office:value="5.2447344302217" calcext:value-type="float">
            <text:p>5.2447344302</text:p>
          </table:table-cell>
          <table:table-cell table:formula="of:=[.C17]-[.D17]" office:value-type="float" office:value="-0.244734430221701" calcext:value-type="float">
            <text:p>-0.2447344302</text:p>
          </table:table-cell>
          <table:table-cell table:formula="of:=[.$C$2]*[.E17]" office:value-type="float" office:value="-22.2708331501748" calcext:value-type="float">
            <text:p>-22.2708331502</text:p>
          </table:table-cell>
          <table:table-cell table:formula="of:=[.G16]+([.E17]*[.A17])" office:value-type="float" office:value="0.0859424199043538" calcext:value-type="float">
            <text:p>0.0859424199</text:p>
          </table:table-cell>
          <table:table-cell table:formula="of:=[.$E$2]*[.G17]" office:value-type="float" office:value="17.1884839808708" calcext:value-type="float">
            <text:p>17.1884839809</text:p>
          </table:table-cell>
          <table:table-cell table:formula="of:=([.E17]-[.E16])/[.A17]" office:value-type="float" office:value="-32.6203073352437" calcext:value-type="float">
            <text:p>-32.6203073352</text:p>
          </table:table-cell>
          <table:table-cell table:formula="of:=[.$G$2]*[.I17]" office:value-type="float" office:value="13.3743260074499" calcext:value-type="float">
            <text:p>13.3743260074</text:p>
          </table:table-cell>
          <table:table-cell table:formula="of:=[.F17]+[.H17]+[.J17]" office:value-type="float" office:value="8.29197683814586" calcext:value-type="float">
            <text:p>8.2919768381458600000</text:p>
          </table:table-cell>
          <table:table-cell table:formula="of:=([.K17]-[.K16])/[.A17]" office:value-type="float" office:value="-2203.52083043977" calcext:value-type="float">
            <text:p>-2203.5208304398</text:p>
          </table:table-cell>
          <table:table-cell table:formula="of:=[.$Q$1]*[.P16]" office:value-type="float" office:value="4.10724527033481" calcext:value-type="float">
            <text:p>4.1072452703</text:p>
          </table:table-cell>
          <table:table-cell table:formula="of:=([.$Q$1]*[.Q16]*[.$Q$1])+[.$O$1]" office:value-type="float" office:value="1.40211053273201" calcext:value-type="float">
            <text:p>1.4021105327</text:p>
          </table:table-cell>
          <table:table-cell table:formula="of:=[.N17]/([.N17]+[.$M$1])" office:value-type="float" office:value="0.583699423330589" calcext:value-type="float">
            <text:p>0.5836994233</text:p>
          </table:table-cell>
          <table:table-cell table:formula="of:=[.M17]+[.O17]*((([.K17]*[.A17])+[.D17])-[.M17])" office:value-type="float" office:value="4.86799747897951" calcext:value-type="float">
            <text:p>4.867997479</text:p>
          </table:table-cell>
          <table:table-cell table:formula="of:=(1-[.O17])*[.N17]" office:value-type="float" office:value="0.583699423330589" calcext:value-type="float">
            <text:p>0.5836994233</text:p>
          </table:table-cell>
          <table:table-cell table:formula="of:=[.D18]-[.P17]" office:value-type="float" office:value="-0.423450629657774" calcext:value-type="float">
            <text:p>-0.4234506297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17]+[.A18]" office:value-type="float" office:value="0.28" calcext:value-type="float">
            <text:p>0.28</text:p>
          </table:table-cell>
          <table:table-cell office:value-type="float" office:value="5" calcext:value-type="float">
            <text:p>5</text:p>
          </table:table-cell>
          <table:table-cell table:formula="of:=[.D17]*0.8+([.K17]*0.03)" office:value-type="float" office:value="4.44454684932174" calcext:value-type="float">
            <text:p>4.4445468493</text:p>
          </table:table-cell>
          <table:table-cell table:formula="of:=[.C18]-[.D18]" office:value-type="float" office:value="0.555453150678263" calcext:value-type="float">
            <text:p>0.5554531507</text:p>
          </table:table-cell>
          <table:table-cell table:formula="of:=[.$C$2]*[.E18]" office:value-type="float" office:value="50.5462367117219" calcext:value-type="float">
            <text:p>50.5462367117</text:p>
          </table:table-cell>
          <table:table-cell table:formula="of:=[.G17]+([.E18]*[.A18])" office:value-type="float" office:value="0.0970514829179191" calcext:value-type="float">
            <text:p>0.0970514829</text:p>
          </table:table-cell>
          <table:table-cell table:formula="of:=[.$E$2]*[.G18]" office:value-type="float" office:value="19.4102965835838" calcext:value-type="float">
            <text:p>19.4102965836</text:p>
          </table:table-cell>
          <table:table-cell table:formula="of:=([.E18]-[.E17])/[.A18]" office:value-type="float" office:value="40.0093790449982" calcext:value-type="float">
            <text:p>40.009379045</text:p>
          </table:table-cell>
          <table:table-cell table:formula="of:=[.$G$2]*[.I18]" office:value-type="float" office:value="-16.4038454084493" calcext:value-type="float">
            <text:p>-16.4038454084</text:p>
          </table:table-cell>
          <table:table-cell table:formula="of:=[.F18]+[.H18]+[.J18]" office:value-type="float" office:value="53.5526878868565" calcext:value-type="float">
            <text:p>53.5526878868565000000</text:p>
          </table:table-cell>
          <table:table-cell table:formula="of:=([.K18]-[.K17])/[.A18]" office:value-type="float" office:value="2263.03555243553" calcext:value-type="float">
            <text:p>2263.0355524355</text:p>
          </table:table-cell>
          <table:table-cell table:formula="of:=[.$Q$1]*[.P17]" office:value-type="float" office:value="4.04043790755299" calcext:value-type="float">
            <text:p>4.0404379076</text:p>
          </table:table-cell>
          <table:table-cell table:formula="of:=([.$Q$1]*[.Q17]*[.$Q$1])+[.$O$1]" office:value-type="float" office:value="1.40211053273244" calcext:value-type="float">
            <text:p>1.4021105327</text:p>
          </table:table-cell>
          <table:table-cell table:formula="of:=[.N18]/([.N18]+[.$M$1])" office:value-type="float" office:value="0.583699423330665" calcext:value-type="float">
            <text:p>0.5836994233</text:p>
          </table:table-cell>
          <table:table-cell table:formula="of:=[.M18]+[.O18]*((([.K18]*[.A18])+[.D18])-[.M18])" office:value-type="float" office:value="4.90148952457348" calcext:value-type="float">
            <text:p>4.9014895246</text:p>
          </table:table-cell>
          <table:table-cell table:formula="of:=(1-[.O18])*[.N18]" office:value-type="float" office:value="0.583699423330665" calcext:value-type="float">
            <text:p>0.5836994233</text:p>
          </table:table-cell>
          <table:table-cell table:formula="of:=[.D19]-[.P18]" office:value-type="float" office:value="0.260728591489605" calcext:value-type="float">
            <text:p>0.2607285915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18]+[.A19]"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table:formula="of:=[.D18]*0.8+([.K18]*0.03)" office:value-type="float" office:value="5.16221811606308" calcext:value-type="float">
            <text:p>5.1622181161</text:p>
          </table:table-cell>
          <table:table-cell table:formula="of:=[.C19]-[.D19]" office:value-type="float" office:value="-0.162218116063084" calcext:value-type="float">
            <text:p>-0.1622181161</text:p>
          </table:table-cell>
          <table:table-cell table:formula="of:=[.$C$2]*[.E19]" office:value-type="float" office:value="-14.7618485617406" calcext:value-type="float">
            <text:p>-14.7618485617</text:p>
          </table:table-cell>
          <table:table-cell table:formula="of:=[.G18]+([.E19]*[.A19])" office:value-type="float" office:value="0.0938071205966574" calcext:value-type="float">
            <text:p>0.0938071206</text:p>
          </table:table-cell>
          <table:table-cell table:formula="of:=[.$E$2]*[.G19]" office:value-type="float" office:value="18.7614241193315" calcext:value-type="float">
            <text:p>18.7614241193</text:p>
          </table:table-cell>
          <table:table-cell table:formula="of:=([.E19]-[.E18])/[.A19]" office:value-type="float" office:value="-35.8835633370673" calcext:value-type="float">
            <text:p>-35.8835633371</text:p>
          </table:table-cell>
          <table:table-cell table:formula="of:=[.$G$2]*[.I19]" office:value-type="float" office:value="14.7122609681976" calcext:value-type="float">
            <text:p>14.7122609682</text:p>
          </table:table-cell>
          <table:table-cell table:formula="of:=[.F19]+[.H19]+[.J19]" office:value-type="float" office:value="18.7118365257885" calcext:value-type="float">
            <text:p>18.7118365257885000000</text:p>
          </table:table-cell>
          <table:table-cell table:formula="of:=([.K19]-[.K18])/[.A19]" office:value-type="float" office:value="-1742.0425680534" calcext:value-type="float">
            <text:p>-1742.0425680534</text:p>
          </table:table-cell>
          <table:table-cell table:formula="of:=[.$Q$1]*[.P18]" office:value-type="float" office:value="4.06823630539599" calcext:value-type="float">
            <text:p>4.0682363054</text:p>
          </table:table-cell>
          <table:table-cell table:formula="of:=([.$Q$1]*[.Q18]*[.$Q$1])+[.$O$1]" office:value-type="float" office:value="1.4021105327325" calcext:value-type="float">
            <text:p>1.4021105327</text:p>
          </table:table-cell>
          <table:table-cell table:formula="of:=[.N19]/([.N19]+[.$M$1])" office:value-type="float" office:value="0.583699423330674" calcext:value-type="float">
            <text:p>0.5836994233</text:p>
          </table:table-cell>
          <table:table-cell table:formula="of:=[.M19]+[.O19]*((([.K19]*[.A19])+[.D19])-[.M19])" office:value-type="float" office:value="4.92523462120783" calcext:value-type="float">
            <text:p>4.9252346212</text:p>
          </table:table-cell>
          <table:table-cell table:formula="of:=(1-[.O19])*[.N19]" office:value-type="float" office:value="0.583699423330674" calcext:value-type="float">
            <text:p>0.5836994233</text:p>
          </table:table-cell>
          <table:table-cell table:formula="of:=[.D20]-[.P19]" office:value-type="float" office:value="-0.234105032583709" calcext:value-type="float">
            <text:p>-0.2341050326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19]+[.A20]" office:value-type="float" office:value="0.32" calcext:value-type="float">
            <text:p>0.32</text:p>
          </table:table-cell>
          <table:table-cell office:value-type="float" office:value="5" calcext:value-type="float">
            <text:p>5</text:p>
          </table:table-cell>
          <table:table-cell table:formula="of:=[.D19]*0.8+([.K19]*0.03)" office:value-type="float" office:value="4.69112958862412" calcext:value-type="float">
            <text:p>4.6911295886</text:p>
          </table:table-cell>
          <table:table-cell table:formula="of:=[.C20]-[.D20]" office:value-type="float" office:value="0.308870411375879" calcext:value-type="float">
            <text:p>0.3088704114</text:p>
          </table:table-cell>
          <table:table-cell table:formula="of:=[.$C$2]*[.E20]" office:value-type="float" office:value="28.107207435205" calcext:value-type="float">
            <text:p>28.1072074352</text:p>
          </table:table-cell>
          <table:table-cell table:formula="of:=[.G19]+([.E20]*[.A20])" office:value-type="float" office:value="0.099984528824175" calcext:value-type="float">
            <text:p>0.0999845288</text:p>
          </table:table-cell>
          <table:table-cell table:formula="of:=[.$E$2]*[.G20]" office:value-type="float" office:value="19.996905764835" calcext:value-type="float">
            <text:p>19.9969057648</text:p>
          </table:table-cell>
          <table:table-cell table:formula="of:=([.E20]-[.E19])/[.A20]" office:value-type="float" office:value="23.5544263719481" calcext:value-type="float">
            <text:p>23.5544263719</text:p>
          </table:table-cell>
          <table:table-cell table:formula="of:=[.$G$2]*[.I20]" office:value-type="float" office:value="-9.65731481249873" calcext:value-type="float">
            <text:p>-9.6573148125</text:p>
          </table:table-cell>
          <table:table-cell table:formula="of:=[.F20]+[.H20]+[.J20]" office:value-type="float" office:value="38.4467983875412" calcext:value-type="float">
            <text:p>38.4467983875412000000</text:p>
          </table:table-cell>
          <table:table-cell table:formula="of:=([.K20]-[.K19])/[.A20]" office:value-type="float" office:value="986.748093087639" calcext:value-type="float">
            <text:p>986.7480930876</text:p>
          </table:table-cell>
          <table:table-cell table:formula="of:=[.$Q$1]*[.P19]" office:value-type="float" office:value="4.0879447356025" calcext:value-type="float">
            <text:p>4.0879447356</text:p>
          </table:table-cell>
          <table:table-cell table:formula="of:=([.$Q$1]*[.Q19]*[.$Q$1])+[.$O$1]" office:value-type="float" office:value="1.4021105327325" calcext:value-type="float">
            <text:p>1.4021105327</text:p>
          </table:table-cell>
          <table:table-cell table:formula="of:=[.N20]/([.N20]+[.$M$1])" office:value-type="float" office:value="0.583699423330675" calcext:value-type="float">
            <text:p>0.5836994233</text:p>
          </table:table-cell>
          <table:table-cell table:formula="of:=[.M20]+[.O20]*((([.K20]*[.A20])+[.D20])-[.M20])" office:value-type="float" office:value="4.88885086742739" calcext:value-type="float">
            <text:p>4.8888508674</text:p>
          </table:table-cell>
          <table:table-cell table:formula="of:=(1-[.O20])*[.N20]" office:value-type="float" office:value="0.583699423330675" calcext:value-type="float">
            <text:p>0.5836994233</text:p>
          </table:table-cell>
          <table:table-cell table:formula="of:=[.D21]-[.P20]" office:value-type="float" office:value="0.017456755098145" calcext:value-type="float">
            <text:p>0.0174567551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20]+[.A21]" office:value-type="float" office:value="0.34" calcext:value-type="float">
            <text:p>0.34</text:p>
          </table:table-cell>
          <table:table-cell office:value-type="float" office:value="5" calcext:value-type="float">
            <text:p>5</text:p>
          </table:table-cell>
          <table:table-cell table:formula="of:=[.D20]*0.8+([.K20]*0.03)" office:value-type="float" office:value="4.90630762252553" calcext:value-type="float">
            <text:p>4.9063076225</text:p>
          </table:table-cell>
          <table:table-cell table:formula="of:=[.C21]-[.D21]" office:value-type="float" office:value="0.0936923774744658" calcext:value-type="float">
            <text:p>0.0936923775</text:p>
          </table:table-cell>
          <table:table-cell table:formula="of:=[.$C$2]*[.E21]" office:value-type="float" office:value="8.52600635017639" calcext:value-type="float">
            <text:p>8.5260063502</text:p>
          </table:table-cell>
          <table:table-cell table:formula="of:=[.G20]+([.E21]*[.A21])" office:value-type="float" office:value="0.101858376373664" calcext:value-type="float">
            <text:p>0.1018583764</text:p>
          </table:table-cell>
          <table:table-cell table:formula="of:=[.$E$2]*[.G21]" office:value-type="float" office:value="20.3716752747329" calcext:value-type="float">
            <text:p>20.3716752747</text:p>
          </table:table-cell>
          <table:table-cell table:formula="of:=([.E21]-[.E20])/[.A21]" office:value-type="float" office:value="-10.7589016950707" calcext:value-type="float">
            <text:p>-10.7589016951</text:p>
          </table:table-cell>
          <table:table-cell table:formula="of:=[.$G$2]*[.I21]" office:value-type="float" office:value="4.41114969497897" calcext:value-type="float">
            <text:p>4.411149695</text:p>
          </table:table-cell>
          <table:table-cell table:formula="of:=[.F21]+[.H21]+[.J21]" office:value-type="float" office:value="33.3088313198882" calcext:value-type="float">
            <text:p>33.3088313198882000000</text:p>
          </table:table-cell>
          <table:table-cell table:formula="of:=([.K21]-[.K20])/[.A21]" office:value-type="float" office:value="-256.898353382651" calcext:value-type="float">
            <text:p>-256.8983533827</text:p>
          </table:table-cell>
          <table:table-cell table:formula="of:=[.$Q$1]*[.P20]" office:value-type="float" office:value="4.05774621996473" calcext:value-type="float">
            <text:p>4.05774622</text:p>
          </table:table-cell>
          <table:table-cell table:formula="of:=([.$Q$1]*[.Q20]*[.$Q$1])+[.$O$1]" office:value-type="float" office:value="1.4021105327325" calcext:value-type="float">
            <text:p>1.4021105327</text:p>
          </table:table-cell>
          <table:table-cell table:formula="of:=[.N21]/([.N21]+[.$M$1])" office:value-type="float" office:value="0.583699423330675" calcext:value-type="float">
            <text:p>0.5836994233</text:p>
          </table:table-cell>
          <table:table-cell table:formula="of:=[.M21]+[.O21]*((([.K21]*[.A21])+[.D21])-[.M21])" office:value-type="float" office:value="4.94189793396489" calcext:value-type="float">
            <text:p>4.941897934</text:p>
          </table:table-cell>
          <table:table-cell table:formula="of:=(1-[.O21])*[.N21]" office:value-type="float" office:value="0.583699423330675" calcext:value-type="float">
            <text:p>0.5836994233</text:p>
          </table:table-cell>
          <table:table-cell table:formula="of:=[.D22]-[.P21]" office:value-type="float" office:value="-0.0175868963478179" calcext:value-type="float">
            <text:p>-0.0175868963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21]+[.A22]" office:value-type="float" office:value="0.36" calcext:value-type="float">
            <text:p>0.36</text:p>
          </table:table-cell>
          <table:table-cell office:value-type="float" office:value="5" calcext:value-type="float">
            <text:p>5</text:p>
          </table:table-cell>
          <table:table-cell table:formula="of:=[.D21]*0.8+([.K21]*0.03)" office:value-type="float" office:value="4.92431103761707" calcext:value-type="float">
            <text:p>4.9243110376</text:p>
          </table:table-cell>
          <table:table-cell table:formula="of:=[.C22]-[.D22]" office:value-type="float" office:value="0.0756889623829267" calcext:value-type="float">
            <text:p>0.0756889624</text:p>
          </table:table-cell>
          <table:table-cell table:formula="of:=[.$C$2]*[.E22]" office:value-type="float" office:value="6.88769557684633" calcext:value-type="float">
            <text:p>6.8876955768</text:p>
          </table:table-cell>
          <table:table-cell table:formula="of:=[.G21]+([.E22]*[.A22])" office:value-type="float" office:value="0.103372155621323" calcext:value-type="float">
            <text:p>0.1033721556</text:p>
          </table:table-cell>
          <table:table-cell table:formula="of:=[.$E$2]*[.G22]" office:value-type="float" office:value="20.6744311242646" calcext:value-type="float">
            <text:p>20.6744311243</text:p>
          </table:table-cell>
          <table:table-cell table:formula="of:=([.E22]-[.E21])/[.A22]" office:value-type="float" office:value="-0.900170754576957" calcext:value-type="float">
            <text:p>-0.9001707546</text:p>
          </table:table-cell>
          <table:table-cell table:formula="of:=[.$G$2]*[.I22]" office:value-type="float" office:value="0.369070009376552" calcext:value-type="float">
            <text:p>0.3690700094</text:p>
          </table:table-cell>
          <table:table-cell table:formula="of:=[.F22]+[.H22]+[.J22]" office:value-type="float" office:value="27.9311967104874" calcext:value-type="float">
            <text:p>27.9311967104874000000</text:p>
          </table:table-cell>
          <table:table-cell table:formula="of:=([.K22]-[.K21])/[.A22]" office:value-type="float" office:value="-268.881730470038" calcext:value-type="float">
            <text:p>-268.88173047</text:p>
          </table:table-cell>
          <table:table-cell table:formula="of:=[.$Q$1]*[.P21]" office:value-type="float" office:value="4.10177528519086" calcext:value-type="float">
            <text:p>4.1017752852</text:p>
          </table:table-cell>
          <table:table-cell table:formula="of:=([.$Q$1]*[.Q21]*[.$Q$1])+[.$O$1]" office:value-type="float" office:value="1.4021105327325" calcext:value-type="float">
            <text:p>1.4021105327</text:p>
          </table:table-cell>
          <table:table-cell table:formula="of:=[.N22]/([.N22]+[.$M$1])" office:value-type="float" office:value="0.583699423330675" calcext:value-type="float">
            <text:p>0.5836994233</text:p>
          </table:table-cell>
          <table:table-cell table:formula="of:=[.M22]+[.O22]*((([.K22]*[.A22])+[.D22])-[.M22])" office:value-type="float" office:value="4.90795739780785" calcext:value-type="float">
            <text:p>4.9079573978</text:p>
          </table:table-cell>
          <table:table-cell table:formula="of:=(1-[.O22])*[.N22]" office:value-type="float" office:value="0.583699423330675" calcext:value-type="float">
            <text:p>0.5836994233</text:p>
          </table:table-cell>
          <table:table-cell table:formula="of:=[.D23]-[.P22]" office:value-type="float" office:value="-0.130572666399565" calcext:value-type="float">
            <text:p>-0.1305726664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22]+[.A23]" office:value-type="float" office:value="0.38" calcext:value-type="float">
            <text:p>0.38</text:p>
          </table:table-cell>
          <table:table-cell office:value-type="float" office:value="5" calcext:value-type="float">
            <text:p>5</text:p>
          </table:table-cell>
          <table:table-cell table:formula="of:=[.D22]*0.8+([.K22]*0.03)" office:value-type="float" office:value="4.77738473140828" calcext:value-type="float">
            <text:p>4.7773847314</text:p>
          </table:table-cell>
          <table:table-cell table:formula="of:=[.C23]-[.D23]" office:value-type="float" office:value="0.222615268591718" calcext:value-type="float">
            <text:p>0.2226152686</text:p>
          </table:table-cell>
          <table:table-cell table:formula="of:=[.$C$2]*[.E23]" office:value-type="float" office:value="20.2579894418463" calcext:value-type="float">
            <text:p>20.2579894418</text:p>
          </table:table-cell>
          <table:table-cell table:formula="of:=[.G22]+([.E23]*[.A23])" office:value-type="float" office:value="0.107824460993157" calcext:value-type="float">
            <text:p>0.107824461</text:p>
          </table:table-cell>
          <table:table-cell table:formula="of:=[.$E$2]*[.G23]" office:value-type="float" office:value="21.5648921986314" calcext:value-type="float">
            <text:p>21.5648921986</text:p>
          </table:table-cell>
          <table:table-cell table:formula="of:=([.E23]-[.E22])/[.A23]" office:value-type="float" office:value="7.34631531043957" calcext:value-type="float">
            <text:p>7.3463153104</text:p>
          </table:table-cell>
          <table:table-cell table:formula="of:=[.$G$2]*[.I23]" office:value-type="float" office:value="-3.01198927728022" calcext:value-type="float">
            <text:p>-3.0119892773</text:p>
          </table:table-cell>
          <table:table-cell table:formula="of:=[.F23]+[.H23]+[.J23]" office:value-type="float" office:value="38.8108923631975" calcext:value-type="float">
            <text:p>38.8108923631975000000</text:p>
          </table:table-cell>
          <table:table-cell table:formula="of:=([.K23]-[.K22])/[.A23]" office:value-type="float" office:value="543.984782635505" calcext:value-type="float">
            <text:p>543.9847826355</text:p>
          </table:table-cell>
          <table:table-cell table:formula="of:=[.$Q$1]*[.P22]" office:value-type="float" office:value="4.07360464018051" calcext:value-type="float">
            <text:p>4.0736046402</text:p>
          </table:table-cell>
          <table:table-cell table:formula="of:=([.$Q$1]*[.Q22]*[.$Q$1])+[.$O$1]" office:value-type="float" office:value="1.4021105327325" calcext:value-type="float">
            <text:p>1.4021105327</text:p>
          </table:table-cell>
          <table:table-cell table:formula="of:=[.N23]/([.N23]+[.$M$1])" office:value-type="float" office:value="0.583699423330675" calcext:value-type="float">
            <text:p>0.5836994233</text:p>
          </table:table-cell>
          <table:table-cell table:formula="of:=[.M23]+[.O23]*((([.K23]*[.A23])+[.D23])-[.M23])" office:value-type="float" office:value="4.93747858340872" calcext:value-type="float">
            <text:p>4.9374785834</text:p>
          </table:table-cell>
          <table:table-cell table:formula="of:=(1-[.O23])*[.N23]" office:value-type="float" office:value="0.583699423330675" calcext:value-type="float">
            <text:p>0.5836994233</text:p>
          </table:table-cell>
          <table:table-cell table:formula="of:=[.D24]-[.P23]" office:value-type="float" office:value="0.0487559726138338" calcext:value-type="float">
            <text:p>0.0487559726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23]+[.A24]"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table:formula="of:=[.D23]*0.8+([.K23]*0.03)" office:value-type="float" office:value="4.98623455602255" calcext:value-type="float">
            <text:p>4.986234556</text:p>
          </table:table-cell>
          <table:table-cell table:formula="of:=[.C24]-[.D24]" office:value-type="float" office:value="0.0137654439774479" calcext:value-type="float">
            <text:p>0.013765444</text:p>
          </table:table-cell>
          <table:table-cell table:formula="of:=[.$C$2]*[.E24]" office:value-type="float" office:value="1.25265540194776" calcext:value-type="float">
            <text:p>1.2526554019</text:p>
          </table:table-cell>
          <table:table-cell table:formula="of:=[.G23]+([.E24]*[.A24])" office:value-type="float" office:value="0.108099769872706" calcext:value-type="float">
            <text:p>0.1080997699</text:p>
          </table:table-cell>
          <table:table-cell table:formula="of:=[.$E$2]*[.G24]" office:value-type="float" office:value="21.6199539745412" calcext:value-type="float">
            <text:p>21.6199539745</text:p>
          </table:table-cell>
          <table:table-cell table:formula="of:=([.E24]-[.E23])/[.A24]" office:value-type="float" office:value="-10.4424912307135" calcext:value-type="float">
            <text:p>-10.4424912307</text:p>
          </table:table-cell>
          <table:table-cell table:formula="of:=[.$G$2]*[.I24]" office:value-type="float" office:value="4.28142140459254" calcext:value-type="float">
            <text:p>4.2814214046</text:p>
          </table:table-cell>
          <table:table-cell table:formula="of:=[.F24]+[.H24]+[.J24]" office:value-type="float" office:value="27.1540307810815" calcext:value-type="float">
            <text:p>27.1540307810815000000</text:p>
          </table:table-cell>
          <table:table-cell table:formula="of:=([.K24]-[.K23])/[.A24]" office:value-type="float" office:value="-582.843079105801" calcext:value-type="float">
            <text:p>-582.8430791058</text:p>
          </table:table-cell>
          <table:table-cell table:formula="of:=[.$Q$1]*[.P23]" office:value-type="float" office:value="4.09810722422924" calcext:value-type="float">
            <text:p>4.0981072242</text:p>
          </table:table-cell>
          <table:table-cell table:formula="of:=([.$Q$1]*[.Q23]*[.$Q$1])+[.$O$1]" office:value-type="float" office:value="1.4021105327325" calcext:value-type="float">
            <text:p>1.4021105327</text:p>
          </table:table-cell>
          <table:table-cell table:formula="of:=[.N24]/([.N24]+[.$M$1])" office:value-type="float" office:value="0.583699423330675" calcext:value-type="float">
            <text:p>0.5836994233</text:p>
          </table:table-cell>
          <table:table-cell table:formula="of:=[.M24]+[.O24]*((([.K24]*[.A24])+[.D24])-[.M24])" office:value-type="float" office:value="4.93350247780162" calcext:value-type="float">
            <text:p>4.9335024778</text:p>
          </table:table-cell>
          <table:table-cell table:formula="of:=(1-[.O24])*[.N24]" office:value-type="float" office:value="0.583699423330675" calcext:value-type="float">
            <text:p>0.5836994233</text:p>
          </table:table-cell>
          <table:table-cell table:formula="of:=[.D25]-[.P24]" office:value-type="float" office:value="-0.129893909551131" calcext:value-type="float">
            <text:p>-0.1298939096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24]+[.A25]" office:value-type="float" office:value="0.42" calcext:value-type="float">
            <text:p>0.42</text:p>
          </table:table-cell>
          <table:table-cell office:value-type="float" office:value="5" calcext:value-type="float">
            <text:p>5</text:p>
          </table:table-cell>
          <table:table-cell table:formula="of:=[.D24]*0.8+([.K24]*0.03)" office:value-type="float" office:value="4.80360856825049" calcext:value-type="float">
            <text:p>4.8036085683</text:p>
          </table:table-cell>
          <table:table-cell table:formula="of:=[.C25]-[.D25]" office:value-type="float" office:value="0.196391431749512" calcext:value-type="float">
            <text:p>0.1963914317</text:p>
          </table:table-cell>
          <table:table-cell table:formula="of:=[.$C$2]*[.E25]" office:value-type="float" office:value="17.8716202892056" calcext:value-type="float">
            <text:p>17.8716202892</text:p>
          </table:table-cell>
          <table:table-cell table:formula="of:=[.G24]+([.E25]*[.A25])" office:value-type="float" office:value="0.112027598507696" calcext:value-type="float">
            <text:p>0.1120275985</text:p>
          </table:table-cell>
          <table:table-cell table:formula="of:=[.$E$2]*[.G25]" office:value-type="float" office:value="22.4055197015393" calcext:value-type="float">
            <text:p>22.4055197015</text:p>
          </table:table-cell>
          <table:table-cell table:formula="of:=([.E25]-[.E24])/[.A25]" office:value-type="float" office:value="9.1312993886032" calcext:value-type="float">
            <text:p>9.1312993886</text:p>
          </table:table-cell>
          <table:table-cell table:formula="of:=[.$G$2]*[.I25]" office:value-type="float" office:value="-3.74383274932731" calcext:value-type="float">
            <text:p>-3.7438327493</text:p>
          </table:table-cell>
          <table:table-cell table:formula="of:=[.F25]+[.H25]+[.J25]" office:value-type="float" office:value="36.5333072414175" calcext:value-type="float">
            <text:p>36.5333072414175000000</text:p>
          </table:table-cell>
          <table:table-cell table:formula="of:=([.K25]-[.K24])/[.A25]" office:value-type="float" office:value="468.963823016801" calcext:value-type="float">
            <text:p>468.9638230168</text:p>
          </table:table-cell>
          <table:table-cell table:formula="of:=[.$Q$1]*[.P24]" office:value-type="float" office:value="4.09480705657535" calcext:value-type="float">
            <text:p>4.0948070566</text:p>
          </table:table-cell>
          <table:table-cell table:formula="of:=([.$Q$1]*[.Q24]*[.$Q$1])+[.$O$1]" office:value-type="float" office:value="1.4021105327325" calcext:value-type="float">
            <text:p>1.4021105327</text:p>
          </table:table-cell>
          <table:table-cell table:formula="of:=[.N25]/([.N25]+[.$M$1])" office:value-type="float" office:value="0.583699423330675" calcext:value-type="float">
            <text:p>0.5836994233</text:p>
          </table:table-cell>
          <table:table-cell table:formula="of:=[.M25]+[.O25]*((([.K25]*[.A25])+[.D25])-[.M25])" office:value-type="float" office:value="4.93502349757959" calcext:value-type="float">
            <text:p>4.9350234976</text:p>
          </table:table-cell>
          <table:table-cell table:formula="of:=(1-[.O25])*[.N25]" office:value-type="float" office:value="0.583699423330675" calcext:value-type="float">
            <text:p>0.5836994233</text:p>
          </table:table-cell>
          <table:table-cell table:formula="of:=[.D26]-[.P25]" office:value-type="float" office:value="0.0038625742633247" calcext:value-type="float">
            <text:p>0.0038625743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25]+[.A26]" office:value-type="float" office:value="0.44" calcext:value-type="float">
            <text:p>0.44</text:p>
          </table:table-cell>
          <table:table-cell office:value-type="float" office:value="5" calcext:value-type="float">
            <text:p>5</text:p>
          </table:table-cell>
          <table:table-cell table:formula="of:=[.D25]*0.8+([.K25]*0.03)" office:value-type="float" office:value="4.93888607184292" calcext:value-type="float">
            <text:p>4.9388860718</text:p>
          </table:table-cell>
          <table:table-cell table:formula="of:=[.C26]-[.D26]" office:value-type="float" office:value="0.0611139281570834" calcext:value-type="float">
            <text:p>0.0611139282</text:p>
          </table:table-cell>
          <table:table-cell table:formula="of:=[.$C$2]*[.E26]" office:value-type="float" office:value="5.56136746229459" calcext:value-type="float">
            <text:p>5.5613674623</text:p>
          </table:table-cell>
          <table:table-cell table:formula="of:=[.G25]+([.E26]*[.A26])" office:value-type="float" office:value="0.113249877070838" calcext:value-type="float">
            <text:p>0.1132498771</text:p>
          </table:table-cell>
          <table:table-cell table:formula="of:=[.$E$2]*[.G26]" office:value-type="float" office:value="22.6499754141676" calcext:value-type="float">
            <text:p>22.6499754142</text:p>
          </table:table-cell>
          <table:table-cell table:formula="of:=([.E26]-[.E25])/[.A26]" office:value-type="float" office:value="-6.76387517962143" calcext:value-type="float">
            <text:p>-6.7638751796</text:p>
          </table:table-cell>
          <table:table-cell table:formula="of:=[.$G$2]*[.I26]" office:value-type="float" office:value="2.77318882364478" calcext:value-type="float">
            <text:p>2.7731888236</text:p>
          </table:table-cell>
          <table:table-cell table:formula="of:=[.F26]+[.H26]+[.J26]" office:value-type="float" office:value="30.984531700107" calcext:value-type="float">
            <text:p>30.9845317001070000000</text:p>
          </table:table-cell>
          <table:table-cell table:formula="of:=([.K26]-[.K25])/[.A26]" office:value-type="float" office:value="-277.438777065528" calcext:value-type="float">
            <text:p>-277.4387770655</text:p>
          </table:table-cell>
          <table:table-cell table:formula="of:=[.$Q$1]*[.P25]" office:value-type="float" office:value="4.09606950299106" calcext:value-type="float">
            <text:p>4.096069503</text:p>
          </table:table-cell>
          <table:table-cell table:formula="of:=([.$Q$1]*[.Q25]*[.$Q$1])+[.$O$1]" office:value-type="float" office:value="1.4021105327325" calcext:value-type="float">
            <text:p>1.4021105327</text:p>
          </table:table-cell>
          <table:table-cell table:formula="of:=[.N26]/([.N26]+[.$M$1])" office:value-type="float" office:value="0.583699423330675" calcext:value-type="float">
            <text:p>0.5836994233</text:p>
          </table:table-cell>
          <table:table-cell table:formula="of:=[.M26]+[.O26]*((([.K26]*[.A26])+[.D26])-[.M26])" office:value-type="float" office:value="4.9497341139139" calcext:value-type="float">
            <text:p>4.9497341139</text:p>
          </table:table-cell>
          <table:table-cell table:formula="of:=(1-[.O26])*[.N26]" office:value-type="float" office:value="0.583699423330675" calcext:value-type="float">
            <text:p>0.5836994233</text:p>
          </table:table-cell>
          <table:table-cell table:formula="of:=[.D27]-[.P26]" office:value-type="float" office:value="-0.0690893054363535" calcext:value-type="float">
            <text:p>-0.0690893054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26]+[.A27]" office:value-type="float" office:value="0.46" calcext:value-type="float">
            <text:p>0.46</text:p>
          </table:table-cell>
          <table:table-cell office:value-type="float" office:value="5" calcext:value-type="float">
            <text:p>5</text:p>
          </table:table-cell>
          <table:table-cell table:formula="of:=[.D26]*0.8+([.K26]*0.03)" office:value-type="float" office:value="4.88064480847754" calcext:value-type="float">
            <text:p>4.8806448085</text:p>
          </table:table-cell>
          <table:table-cell table:formula="of:=[.C27]-[.D27]" office:value-type="float" office:value="0.119355191522457" calcext:value-type="float">
            <text:p>0.1193551915</text:p>
          </table:table-cell>
          <table:table-cell table:formula="of:=[.$C$2]*[.E27]" office:value-type="float" office:value="10.8613224285436" calcext:value-type="float">
            <text:p>10.8613224285</text:p>
          </table:table-cell>
          <table:table-cell table:formula="of:=[.G26]+([.E27]*[.A27])" office:value-type="float" office:value="0.115636980901287" calcext:value-type="float">
            <text:p>0.1156369809</text:p>
          </table:table-cell>
          <table:table-cell table:formula="of:=[.$E$2]*[.G27]" office:value-type="float" office:value="23.1273961802574" calcext:value-type="float">
            <text:p>23.1273961803</text:p>
          </table:table-cell>
          <table:table-cell table:formula="of:=([.E27]-[.E26])/[.A27]" office:value-type="float" office:value="2.91206316826869" calcext:value-type="float">
            <text:p>2.9120631683</text:p>
          </table:table-cell>
          <table:table-cell table:formula="of:=[.$G$2]*[.I27]" office:value-type="float" office:value="-1.19394589899016" calcext:value-type="float">
            <text:p>-1.193945899</text:p>
          </table:table-cell>
          <table:table-cell table:formula="of:=[.F27]+[.H27]+[.J27]" office:value-type="float" office:value="32.7947727098109" calcext:value-type="float">
            <text:p>32.7947727098109000000</text:p>
          </table:table-cell>
          <table:table-cell table:formula="of:=([.K27]-[.K26])/[.A27]" office:value-type="float" office:value="90.5120504851949" calcext:value-type="float">
            <text:p>90.5120504852</text:p>
          </table:table-cell>
          <table:table-cell table:formula="of:=[.$Q$1]*[.P26]" office:value-type="float" office:value="4.10827931454853" calcext:value-type="float">
            <text:p>4.1082793145</text:p>
          </table:table-cell>
          <table:table-cell table:formula="of:=([.$Q$1]*[.Q26]*[.$Q$1])+[.$O$1]" office:value-type="float" office:value="1.4021105327325" calcext:value-type="float">
            <text:p>1.4021105327</text:p>
          </table:table-cell>
          <table:table-cell table:formula="of:=[.N27]/([.N27]+[.$M$1])" office:value-type="float" office:value="0.583699423330675" calcext:value-type="float">
            <text:p>0.5836994233</text:p>
          </table:table-cell>
          <table:table-cell table:formula="of:=[.M27]+[.O27]*((([.K27]*[.A27])+[.D27])-[.M27])" office:value-type="float" office:value="4.94195440633495" calcext:value-type="float">
            <text:p>4.9419544063</text:p>
          </table:table-cell>
          <table:table-cell table:formula="of:=(1-[.O27])*[.N27]" office:value-type="float" office:value="0.583699423330675" calcext:value-type="float">
            <text:p>0.5836994233</text:p>
          </table:table-cell>
          <table:table-cell table:formula="of:=[.D28]-[.P27]" office:value-type="float" office:value="-0.0535953782585912" calcext:value-type="float">
            <text:p>-0.0535953783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27]+[.A28]" office:value-type="float" office:value="0.48" calcext:value-type="float">
            <text:p>0.48</text:p>
          </table:table-cell>
          <table:table-cell office:value-type="float" office:value="10" calcext:value-type="float">
            <text:p>10</text:p>
          </table:table-cell>
          <table:table-cell table:formula="of:=[.D27]*0.8+([.K27]*0.03)" office:value-type="float" office:value="4.88835902807636" calcext:value-type="float">
            <text:p>4.8883590281</text:p>
          </table:table-cell>
          <table:table-cell table:formula="of:=[.C28]-[.D28]" office:value-type="float" office:value="5.11164097192364" calcext:value-type="float">
            <text:p>5.1116409719</text:p>
          </table:table-cell>
          <table:table-cell table:formula="of:=[.$C$2]*[.E28]" office:value-type="float" office:value="465.159328445051" calcext:value-type="float">
            <text:p>465.1593284451</text:p>
          </table:table-cell>
          <table:table-cell table:formula="of:=[.G27]+([.E28]*[.A28])" office:value-type="float" office:value="0.21786980033976" calcext:value-type="float">
            <text:p>0.2178698003</text:p>
          </table:table-cell>
          <table:table-cell table:formula="of:=[.$E$2]*[.G28]" office:value-type="float" office:value="43.573960067952" calcext:value-type="float">
            <text:p>43.573960068</text:p>
          </table:table-cell>
          <table:table-cell table:formula="of:=([.E28]-[.E27])/[.A28]" office:value-type="float" office:value="249.614289020059" calcext:value-type="float">
            <text:p>249.6142890201</text:p>
          </table:table-cell>
          <table:table-cell table:formula="of:=[.$G$2]*[.I28]" office:value-type="float" office:value="-102.341858498224" calcext:value-type="float">
            <text:p>-102.3418584982</text:p>
          </table:table-cell>
          <table:table-cell table:formula="of:=[.F28]+[.H28]+[.J28]" office:value-type="float" office:value="406.391430014779" calcext:value-type="float">
            <text:p>406.3914300147790000000</text:p>
          </table:table-cell>
          <table:table-cell table:formula="of:=([.K28]-[.K27])/[.A28]" office:value-type="float" office:value="18679.8328652484" calcext:value-type="float">
            <text:p>18679.8328652484</text:p>
          </table:table-cell>
          <table:table-cell table:formula="of:=[.$Q$1]*[.P27]" office:value-type="float" office:value="4.10182215725801" calcext:value-type="float">
            <text:p>4.1018221573</text:p>
          </table:table-cell>
          <table:table-cell table:formula="of:=([.$Q$1]*[.Q27]*[.$Q$1])+[.$O$1]" office:value-type="float" office:value="1.4021105327325" calcext:value-type="float">
            <text:p>1.4021105327</text:p>
          </table:table-cell>
          <table:table-cell table:formula="of:=[.N28]/([.N28]+[.$M$1])" office:value-type="float" office:value="0.583699423330675" calcext:value-type="float">
            <text:p>0.5836994233</text:p>
          </table:table-cell>
          <table:table-cell table:formula="of:=[.M28]+[.O28]*((([.K28]*[.A28])+[.D28])-[.M28])" office:value-type="float" office:value="9.30513214210609" calcext:value-type="float">
            <text:p>9.3051321421</text:p>
          </table:table-cell>
          <table:table-cell table:formula="of:=(1-[.O28])*[.N28]" office:value-type="float" office:value="0.583699423330675" calcext:value-type="float">
            <text:p>0.5836994233</text:p>
          </table:table-cell>
          <table:table-cell table:formula="of:=[.D29]-[.P28]" office:value-type="float" office:value="6.79729798079836" calcext:value-type="float">
            <text:p>6.7972979808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28]+[.A29]"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formula="of:=[.D28]*0.8+([.K28]*0.03)" office:value-type="float" office:value="16.1024301229045" calcext:value-type="float">
            <text:p>16.1024301229</text:p>
          </table:table-cell>
          <table:table-cell table:formula="of:=[.C29]-[.D29]" office:value-type="float" office:value="-6.10243012290445" calcext:value-type="float">
            <text:p>-6.1024301229</text:p>
          </table:table-cell>
          <table:table-cell table:formula="of:=[.$C$2]*[.E29]" office:value-type="float" office:value="-555.321141184305" calcext:value-type="float">
            <text:p>-555.3211411843</text:p>
          </table:table-cell>
          <table:table-cell table:formula="of:=[.G28]+([.E29]*[.A29])" office:value-type="float" office:value="0.0958211978816709" calcext:value-type="float">
            <text:p>0.0958211979</text:p>
          </table:table-cell>
          <table:table-cell table:formula="of:=[.$E$2]*[.G29]" office:value-type="float" office:value="19.1642395763342" calcext:value-type="float">
            <text:p>19.1642395763</text:p>
          </table:table-cell>
          <table:table-cell table:formula="of:=([.E29]-[.E28])/[.A29]" office:value-type="float" office:value="-560.703554741405" calcext:value-type="float">
            <text:p>-560.7035547414</text:p>
          </table:table-cell>
          <table:table-cell table:formula="of:=[.$G$2]*[.I29]" office:value-type="float" office:value="229.888457443976" calcext:value-type="float">
            <text:p>229.888457444</text:p>
          </table:table-cell>
          <table:table-cell table:formula="of:=[.F29]+[.H29]+[.J29]" office:value-type="float" office:value="-306.268444163995" calcext:value-type="float">
            <text:p>-306.2684441639950000000</text:p>
          </table:table-cell>
          <table:table-cell table:formula="of:=([.K29]-[.K28])/[.A29]" office:value-type="float" office:value="-35632.9937089387" calcext:value-type="float">
            <text:p>-35632.9937089387</text:p>
          </table:table-cell>
          <table:table-cell table:formula="of:=[.$Q$1]*[.P28]" office:value-type="float" office:value="7.72325967794806" calcext:value-type="float">
            <text:p>7.7232596779</text:p>
          </table:table-cell>
          <table:table-cell table:formula="of:=([.$Q$1]*[.Q28]*[.$Q$1])+[.$O$1]" office:value-type="float" office:value="1.4021105327325" calcext:value-type="float">
            <text:p>1.4021105327</text:p>
          </table:table-cell>
          <table:table-cell table:formula="of:=[.N29]/([.N29]+[.$M$1])" office:value-type="float" office:value="0.583699423330675" calcext:value-type="float">
            <text:p>0.5836994233</text:p>
          </table:table-cell>
          <table:table-cell table:formula="of:=[.M29]+[.O29]*((([.K29]*[.A29])+[.D29])-[.M29])" office:value-type="float" office:value="9.0388023498004" calcext:value-type="float">
            <text:p>9.0388023498</text:p>
          </table:table-cell>
          <table:table-cell table:formula="of:=(1-[.O29])*[.N29]" office:value-type="float" office:value="0.583699423330675" calcext:value-type="float">
            <text:p>0.5836994233</text:p>
          </table:table-cell>
          <table:table-cell table:formula="of:=[.D30]-[.P29]" office:value-type="float" office:value="-5.34491157639669" calcext:value-type="float">
            <text:p>-5.3449115764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29]+[.A30]" office:value-type="float" office:value="0.52" calcext:value-type="float">
            <text:p>0.52</text:p>
          </table:table-cell>
          <table:table-cell office:value-type="float" office:value="10" calcext:value-type="float">
            <text:p>10</text:p>
          </table:table-cell>
          <table:table-cell table:formula="of:=[.D29]*0.8+([.K29]*0.03)" office:value-type="float" office:value="3.69389077340371" calcext:value-type="float">
            <text:p>3.6938907734</text:p>
          </table:table-cell>
          <table:table-cell table:formula="of:=[.C30]-[.D30]" office:value-type="float" office:value="6.30610922659629" calcext:value-type="float">
            <text:p>6.3061092266</text:p>
          </table:table-cell>
          <table:table-cell table:formula="of:=[.$C$2]*[.E30]" office:value-type="float" office:value="573.855939620263" calcext:value-type="float">
            <text:p>573.8559396203</text:p>
          </table:table-cell>
          <table:table-cell table:formula="of:=[.G29]+([.E30]*[.A30])" office:value-type="float" office:value="0.221943382413597" calcext:value-type="float">
            <text:p>0.2219433824</text:p>
          </table:table-cell>
          <table:table-cell table:formula="of:=[.$E$2]*[.G30]" office:value-type="float" office:value="44.3886764827194" calcext:value-type="float">
            <text:p>44.3886764827</text:p>
          </table:table-cell>
          <table:table-cell table:formula="of:=([.E30]-[.E29])/[.A30]" office:value-type="float" office:value="620.426967475037" calcext:value-type="float">
            <text:p>620.426967475</text:p>
          </table:table-cell>
          <table:table-cell table:formula="of:=[.$G$2]*[.I30]" office:value-type="float" office:value="-254.375056664765" calcext:value-type="float">
            <text:p>-254.3750566648</text:p>
          </table:table-cell>
          <table:table-cell table:formula="of:=[.F30]+[.H30]+[.J30]" office:value-type="float" office:value="363.869559438217" calcext:value-type="float">
            <text:p>363.8695594382170000000</text:p>
          </table:table-cell>
          <table:table-cell table:formula="of:=([.K30]-[.K29])/[.A30]" office:value-type="float" office:value="33506.9001801106" calcext:value-type="float">
            <text:p>33506.9001801106</text:p>
          </table:table-cell>
          <table:table-cell table:formula="of:=[.$Q$1]*[.P29]" office:value-type="float" office:value="7.50220595033433" calcext:value-type="float">
            <text:p>7.5022059503</text:p>
          </table:table-cell>
          <table:table-cell table:formula="of:=([.$Q$1]*[.Q29]*[.$Q$1])+[.$O$1]" office:value-type="float" office:value="1.4021105327325" calcext:value-type="float">
            <text:p>1.4021105327</text:p>
          </table:table-cell>
          <table:table-cell table:formula="of:=[.N30]/([.N30]+[.$M$1])" office:value-type="float" office:value="0.583699423330675" calcext:value-type="float">
            <text:p>0.5836994233</text:p>
          </table:table-cell>
          <table:table-cell table:formula="of:=[.M30]+[.O30]*((([.K30]*[.A30])+[.D30])-[.M30])" office:value-type="float" office:value="9.52710361793195" calcext:value-type="float">
            <text:p>9.5271036179</text:p>
          </table:table-cell>
          <table:table-cell table:formula="of:=(1-[.O30])*[.N30]" office:value-type="float" office:value="0.583699423330675" calcext:value-type="float">
            <text:p>0.5836994233</text:p>
          </table:table-cell>
          <table:table-cell table:formula="of:=[.D31]-[.P30]" office:value-type="float" office:value="4.34409578393752" calcext:value-type="float">
            <text:p>4.3440957839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30]+[.A31]" office:value-type="float" office:value="0.54" calcext:value-type="float">
            <text:p>0.54</text:p>
          </table:table-cell>
          <table:table-cell office:value-type="float" office:value="10" calcext:value-type="float">
            <text:p>10</text:p>
          </table:table-cell>
          <table:table-cell table:formula="of:=[.D30]*0.8+([.K30]*0.03)" office:value-type="float" office:value="13.8711994018695" calcext:value-type="float">
            <text:p>13.8711994019</text:p>
          </table:table-cell>
          <table:table-cell table:formula="of:=[.C31]-[.D31]" office:value-type="float" office:value="-3.87119940186947" calcext:value-type="float">
            <text:p>-3.8711994019</text:p>
          </table:table-cell>
          <table:table-cell table:formula="of:=[.$C$2]*[.E31]" office:value-type="float" office:value="-352.279145570121" calcext:value-type="float">
            <text:p>-352.2791455701</text:p>
          </table:table-cell>
          <table:table-cell table:formula="of:=[.G30]+([.E31]*[.A31])" office:value-type="float" office:value="0.144519394376207" calcext:value-type="float">
            <text:p>0.1445193944</text:p>
          </table:table-cell>
          <table:table-cell table:formula="of:=[.$E$2]*[.G31]" office:value-type="float" office:value="28.9038788752415" calcext:value-type="float">
            <text:p>28.9038788752</text:p>
          </table:table-cell>
          <table:table-cell table:formula="of:=([.E31]-[.E30])/[.A31]" office:value-type="float" office:value="-508.865431423288" calcext:value-type="float">
            <text:p>-508.8654314233</text:p>
          </table:table-cell>
          <table:table-cell table:formula="of:=[.$G$2]*[.I31]" office:value-type="float" office:value="208.634826883548" calcext:value-type="float">
            <text:p>208.6348268835</text:p>
          </table:table-cell>
          <table:table-cell table:formula="of:=[.F31]+[.H31]+[.J31]" office:value-type="float" office:value="-114.740439811332" calcext:value-type="float">
            <text:p>-114.7404398113320000000</text:p>
          </table:table-cell>
          <table:table-cell table:formula="of:=([.K31]-[.K30])/[.A31]" office:value-type="float" office:value="-23930.4999624774" calcext:value-type="float">
            <text:p>-23930.4999624774</text:p>
          </table:table-cell>
          <table:table-cell table:formula="of:=[.$Q$1]*[.P30]" office:value-type="float" office:value="7.90749600288352" calcext:value-type="float">
            <text:p>7.9074960029</text:p>
          </table:table-cell>
          <table:table-cell table:formula="of:=([.$Q$1]*[.Q30]*[.$Q$1])+[.$O$1]" office:value-type="float" office:value="1.4021105327325" calcext:value-type="float">
            <text:p>1.4021105327</text:p>
          </table:table-cell>
          <table:table-cell table:formula="of:=[.N31]/([.N31]+[.$M$1])" office:value-type="float" office:value="0.583699423330675" calcext:value-type="float">
            <text:p>0.5836994233</text:p>
          </table:table-cell>
          <table:table-cell table:formula="of:=[.M31]+[.O31]*((([.K31]*[.A31])+[.D31])-[.M31])" office:value-type="float" office:value="10.0490276667752" calcext:value-type="float">
            <text:p>10.0490276668</text:p>
          </table:table-cell>
          <table:table-cell table:formula="of:=(1-[.O31])*[.N31]" office:value-type="float" office:value="0.583699423330675" calcext:value-type="float">
            <text:p>0.5836994233</text:p>
          </table:table-cell>
          <table:table-cell table:formula="of:=[.D32]-[.P31]" office:value-type="float" office:value="-2.39428133961953" calcext:value-type="float">
            <text:p>-2.3942813396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31]+[.A32]" office:value-type="float" office:value="0.56" calcext:value-type="float">
            <text:p>0.56</text:p>
          </table:table-cell>
          <table:table-cell office:value-type="float" office:value="10" calcext:value-type="float">
            <text:p>10</text:p>
          </table:table-cell>
          <table:table-cell table:formula="of:=[.D31]*0.8+([.K31]*0.03)" office:value-type="float" office:value="7.65474632715562" calcext:value-type="float">
            <text:p>7.6547463272</text:p>
          </table:table-cell>
          <table:table-cell table:formula="of:=[.C32]-[.D32]" office:value-type="float" office:value="2.34525367284438" calcext:value-type="float">
            <text:p>2.3452536728</text:p>
          </table:table-cell>
          <table:table-cell table:formula="of:=[.$C$2]*[.E32]" office:value-type="float" office:value="213.418084228839" calcext:value-type="float">
            <text:p>213.4180842288</text:p>
          </table:table-cell>
          <table:table-cell table:formula="of:=[.G31]+([.E32]*[.A32])" office:value-type="float" office:value="0.191424467833095" calcext:value-type="float">
            <text:p>0.1914244678</text:p>
          </table:table-cell>
          <table:table-cell table:formula="of:=[.$E$2]*[.G32]" office:value-type="float" office:value="38.284893566619" calcext:value-type="float">
            <text:p>38.2848935666</text:p>
          </table:table-cell>
          <table:table-cell table:formula="of:=([.E32]-[.E31])/[.A32]" office:value-type="float" office:value="310.822653735692" calcext:value-type="float">
            <text:p>310.8226537357</text:p>
          </table:table-cell>
          <table:table-cell table:formula="of:=[.$G$2]*[.I32]" office:value-type="float" office:value="-127.437288031634" calcext:value-type="float">
            <text:p>-127.4372880316</text:p>
          </table:table-cell>
          <table:table-cell table:formula="of:=[.F32]+[.H32]+[.J32]" office:value-type="float" office:value="124.265689763824" calcext:value-type="float">
            <text:p>124.2656897638240000000</text:p>
          </table:table-cell>
          <table:table-cell table:formula="of:=([.K32]-[.K31])/[.A32]" office:value-type="float" office:value="11950.3064787578" calcext:value-type="float">
            <text:p>11950.3064787578</text:p>
          </table:table-cell>
          <table:table-cell table:formula="of:=[.$Q$1]*[.P31]" office:value-type="float" office:value="8.34069296342338" calcext:value-type="float">
            <text:p>8.3406929634</text:p>
          </table:table-cell>
          <table:table-cell table:formula="of:=([.$Q$1]*[.Q31]*[.$Q$1])+[.$O$1]" office:value-type="float" office:value="1.4021105327325" calcext:value-type="float">
            <text:p>1.4021105327</text:p>
          </table:table-cell>
          <table:table-cell table:formula="of:=[.N32]/([.N32]+[.$M$1])" office:value-type="float" office:value="0.583699423330675" calcext:value-type="float">
            <text:p>0.5836994233</text:p>
          </table:table-cell>
          <table:table-cell table:formula="of:=[.M32]+[.O32]*((([.K32]*[.A32])+[.D32])-[.M32])" office:value-type="float" office:value="9.39098253649692" calcext:value-type="float">
            <text:p>9.3909825365</text:p>
          </table:table-cell>
          <table:table-cell table:formula="of:=(1-[.O32])*[.N32]" office:value-type="float" office:value="0.583699423330675" calcext:value-type="float">
            <text:p>0.5836994233</text:p>
          </table:table-cell>
          <table:table-cell table:formula="of:=[.D33]-[.P32]" office:value-type="float" office:value="0.460785218142288" calcext:value-type="float">
            <text:p>0.4607852181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32]+[.A33]" office:value-type="float" office:value="0.58" calcext:value-type="float">
            <text:p>0.58</text:p>
          </table:table-cell>
          <table:table-cell office:value-type="float" office:value="10" calcext:value-type="float">
            <text:p>10</text:p>
          </table:table-cell>
          <table:table-cell table:formula="of:=[.D32]*0.8+([.K32]*0.03)" office:value-type="float" office:value="9.85176775463921" calcext:value-type="float">
            <text:p>9.8517677546</text:p>
          </table:table-cell>
          <table:table-cell table:formula="of:=[.C33]-[.D33]" office:value-type="float" office:value="0.148232245360791" calcext:value-type="float">
            <text:p>0.1482322454</text:p>
          </table:table-cell>
          <table:table-cell table:formula="of:=[.$C$2]*[.E33]" office:value-type="float" office:value="13.489134327832" calcext:value-type="float">
            <text:p>13.4891343278</text:p>
          </table:table-cell>
          <table:table-cell table:formula="of:=[.G32]+([.E33]*[.A33])" office:value-type="float" office:value="0.194389112740311" calcext:value-type="float">
            <text:p>0.1943891127</text:p>
          </table:table-cell>
          <table:table-cell table:formula="of:=[.$E$2]*[.G33]" office:value-type="float" office:value="38.8778225480622" calcext:value-type="float">
            <text:p>38.8778225481</text:p>
          </table:table-cell>
          <table:table-cell table:formula="of:=([.E33]-[.E32])/[.A33]" office:value-type="float" office:value="-109.851071374179" calcext:value-type="float">
            <text:p>-109.8510713742</text:p>
          </table:table-cell>
          <table:table-cell table:formula="of:=[.$G$2]*[.I33]" office:value-type="float" office:value="45.0389392634136" calcext:value-type="float">
            <text:p>45.0389392634</text:p>
          </table:table-cell>
          <table:table-cell table:formula="of:=[.F33]+[.H33]+[.J33]" office:value-type="float" office:value="97.4058961393078" calcext:value-type="float">
            <text:p>97.4058961393078000000</text:p>
          </table:table-cell>
          <table:table-cell table:formula="of:=([.K33]-[.K32])/[.A33]" office:value-type="float" office:value="-1342.9896812258" calcext:value-type="float">
            <text:p>-1342.9896812258</text:p>
          </table:table-cell>
          <table:table-cell table:formula="of:=[.$Q$1]*[.P32]" office:value-type="float" office:value="7.79451550529245" calcext:value-type="float">
            <text:p>7.7945155053</text:p>
          </table:table-cell>
          <table:table-cell table:formula="of:=([.$Q$1]*[.Q32]*[.$Q$1])+[.$O$1]" office:value-type="float" office:value="1.4021105327325" calcext:value-type="float">
            <text:p>1.4021105327</text:p>
          </table:table-cell>
          <table:table-cell table:formula="of:=[.N33]/([.N33]+[.$M$1])" office:value-type="float" office:value="0.583699423330675" calcext:value-type="float">
            <text:p>0.5836994233</text:p>
          </table:table-cell>
          <table:table-cell table:formula="of:=[.M33]+[.O33]*((([.K33]*[.A33])+[.D33])-[.M33])" office:value-type="float" office:value="10.1324477649923" calcext:value-type="float">
            <text:p>10.132447765</text:p>
          </table:table-cell>
          <table:table-cell table:formula="of:=(1-[.O33])*[.N33]" office:value-type="float" office:value="0.583699423330675" calcext:value-type="float">
            <text:p>0.5836994233</text:p>
          </table:table-cell>
          <table:table-cell table:formula="of:=[.D34]-[.P33]" office:value-type="float" office:value="0.671143322898285" calcext:value-type="float">
            <text:p>0.6711433229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33]+[.A34]"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table:formula="of:=[.D33]*0.8+([.K33]*0.03)" office:value-type="float" office:value="10.8035910878906" calcext:value-type="float">
            <text:p>10.8035910879</text:p>
          </table:table-cell>
          <table:table-cell table:formula="of:=[.C34]-[.D34]" office:value-type="float" office:value="-0.803591087890601" calcext:value-type="float">
            <text:p>-0.8035910879</text:p>
          </table:table-cell>
          <table:table-cell table:formula="of:=[.$C$2]*[.E34]" office:value-type="float" office:value="-73.1267889980447" calcext:value-type="float">
            <text:p>-73.126788998</text:p>
          </table:table-cell>
          <table:table-cell table:formula="of:=[.G33]+([.E34]*[.A34])" office:value-type="float" office:value="0.178317290982499" calcext:value-type="float">
            <text:p>0.178317291</text:p>
          </table:table-cell>
          <table:table-cell table:formula="of:=[.$E$2]*[.G34]" office:value-type="float" office:value="35.6634581964998" calcext:value-type="float">
            <text:p>35.6634581965</text:p>
          </table:table-cell>
          <table:table-cell table:formula="of:=([.E34]-[.E33])/[.A34]" office:value-type="float" office:value="-47.5911666625696" calcext:value-type="float">
            <text:p>-47.5911666626</text:p>
          </table:table-cell>
          <table:table-cell table:formula="of:=[.$G$2]*[.I34]" office:value-type="float" office:value="19.5123783316535" calcext:value-type="float">
            <text:p>19.5123783317</text:p>
          </table:table-cell>
          <table:table-cell table:formula="of:=[.F34]+[.H34]+[.J34]" office:value-type="float" office:value="-17.9509524698914" calcext:value-type="float">
            <text:p>-17.9509524698914000000</text:p>
          </table:table-cell>
          <table:table-cell table:formula="of:=([.K34]-[.K33])/[.A34]" office:value-type="float" office:value="-5767.84243045996" calcext:value-type="float">
            <text:p>-5767.84243046</text:p>
          </table:table-cell>
          <table:table-cell table:formula="of:=[.$Q$1]*[.P33]" office:value-type="float" office:value="8.40993164494362" calcext:value-type="float">
            <text:p>8.4099316449</text:p>
          </table:table-cell>
          <table:table-cell table:formula="of:=([.$Q$1]*[.Q33]*[.$Q$1])+[.$O$1]" office:value-type="float" office:value="1.4021105327325" calcext:value-type="float">
            <text:p>1.4021105327</text:p>
          </table:table-cell>
          <table:table-cell table:formula="of:=[.N34]/([.N34]+[.$M$1])" office:value-type="float" office:value="0.583699423330675" calcext:value-type="float">
            <text:p>0.5836994233</text:p>
          </table:table-cell>
          <table:table-cell table:formula="of:=[.M34]+[.O34]*((([.K34]*[.A34])+[.D34])-[.M34])" office:value-type="float" office:value="9.59755006934356" calcext:value-type="float">
            <text:p>9.5975500693</text:p>
          </table:table-cell>
          <table:table-cell table:formula="of:=(1-[.O34])*[.N34]" office:value-type="float" office:value="0.583699423330675" calcext:value-type="float">
            <text:p>0.5836994233</text:p>
          </table:table-cell>
          <table:table-cell table:formula="of:=[.D35]-[.P34]" office:value-type="float" office:value="-1.49320577312782" calcext:value-type="float">
            <text:p>-1.4932057731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34]+[.A35]" office:value-type="float" office:value="0.62" calcext:value-type="float">
            <text:p>0.62</text:p>
          </table:table-cell>
          <table:table-cell office:value-type="float" office:value="10" calcext:value-type="float">
            <text:p>10</text:p>
          </table:table-cell>
          <table:table-cell table:formula="of:=[.D34]*0.8+([.K34]*0.03)" office:value-type="float" office:value="8.10434429621574" calcext:value-type="float">
            <text:p>8.1043442962</text:p>
          </table:table-cell>
          <table:table-cell table:formula="of:=[.C35]-[.D35]" office:value-type="float" office:value="1.89565570378426" calcext:value-type="float">
            <text:p>1.8956557038</text:p>
          </table:table-cell>
          <table:table-cell table:formula="of:=[.$C$2]*[.E35]" office:value-type="float" office:value="172.504669044368" calcext:value-type="float">
            <text:p>172.5046690444</text:p>
          </table:table-cell>
          <table:table-cell table:formula="of:=[.G34]+([.E35]*[.A35])" office:value-type="float" office:value="0.216230405058184" calcext:value-type="float">
            <text:p>0.2162304051</text:p>
          </table:table-cell>
          <table:table-cell table:formula="of:=[.$E$2]*[.G35]" office:value-type="float" office:value="43.2460810116368" calcext:value-type="float">
            <text:p>43.2460810116</text:p>
          </table:table-cell>
          <table:table-cell table:formula="of:=([.E35]-[.E34])/[.A35]" office:value-type="float" office:value="134.962339583743" calcext:value-type="float">
            <text:p>134.9623395837</text:p>
          </table:table-cell>
          <table:table-cell table:formula="of:=[.$G$2]*[.I35]" office:value-type="float" office:value="-55.3345592293347" calcext:value-type="float">
            <text:p>-55.3345592293</text:p>
          </table:table-cell>
          <table:table-cell table:formula="of:=[.F35]+[.H35]+[.J35]" office:value-type="float" office:value="160.41619082667" calcext:value-type="float">
            <text:p>160.4161908266700000000</text:p>
          </table:table-cell>
          <table:table-cell table:formula="of:=([.K35]-[.K34])/[.A35]" office:value-type="float" office:value="8918.35716482806" calcext:value-type="float">
            <text:p>8918.3571648281</text:p>
          </table:table-cell>
          <table:table-cell table:formula="of:=[.$Q$1]*[.P34]" office:value-type="float" office:value="7.96596655755516" calcext:value-type="float">
            <text:p>7.9659665576</text:p>
          </table:table-cell>
          <table:table-cell table:formula="of:=([.$Q$1]*[.Q34]*[.$Q$1])+[.$O$1]" office:value-type="float" office:value="1.4021105327325" calcext:value-type="float">
            <text:p>1.4021105327</text:p>
          </table:table-cell>
          <table:table-cell table:formula="of:=[.N35]/([.N35]+[.$M$1])" office:value-type="float" office:value="0.583699423330675" calcext:value-type="float">
            <text:p>0.5836994233</text:p>
          </table:table-cell>
          <table:table-cell table:formula="of:=[.M35]+[.O35]*((([.K35]*[.A35])+[.D35])-[.M35])" office:value-type="float" office:value="9.91943432538176" calcext:value-type="float">
            <text:p>9.9194343254</text:p>
          </table:table-cell>
          <table:table-cell table:formula="of:=(1-[.O35])*[.N35]" office:value-type="float" office:value="0.583699423330675" calcext:value-type="float">
            <text:p>0.5836994233</text:p>
          </table:table-cell>
          <table:table-cell table:formula="of:=[.D36]-[.P35]" office:value-type="float" office:value="1.37652683639093" calcext:value-type="float">
            <text:p>1.3765268364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35]+[.A36]" office:value-type="float" office:value="0.64" calcext:value-type="float">
            <text:p>0.64</text:p>
          </table:table-cell>
          <table:table-cell office:value-type="float" office:value="10" calcext:value-type="float">
            <text:p>10</text:p>
          </table:table-cell>
          <table:table-cell table:formula="of:=[.D35]*0.8+([.K35]*0.03)" office:value-type="float" office:value="11.2959611617727" calcext:value-type="float">
            <text:p>11.2959611618</text:p>
          </table:table-cell>
          <table:table-cell table:formula="of:=[.C36]-[.D36]" office:value-type="float" office:value="-1.29596116177269" calcext:value-type="float">
            <text:p>-1.2959611618</text:p>
          </table:table-cell>
          <table:table-cell table:formula="of:=[.$C$2]*[.E36]" office:value-type="float" office:value="-117.932465721315" calcext:value-type="float">
            <text:p>-117.9324657213</text:p>
          </table:table-cell>
          <table:table-cell table:formula="of:=[.G35]+([.E36]*[.A36])" office:value-type="float" office:value="0.19031118182273" calcext:value-type="float">
            <text:p>0.1903111818</text:p>
          </table:table-cell>
          <table:table-cell table:formula="of:=[.$E$2]*[.G36]" office:value-type="float" office:value="38.0622363645461" calcext:value-type="float">
            <text:p>38.0622363645</text:p>
          </table:table-cell>
          <table:table-cell table:formula="of:=([.E36]-[.E35])/[.A36]" office:value-type="float" office:value="-159.580843277847" calcext:value-type="float">
            <text:p>-159.5808432778</text:p>
          </table:table-cell>
          <table:table-cell table:formula="of:=[.$G$2]*[.I36]" office:value-type="float" office:value="65.4281457439175" calcext:value-type="float">
            <text:p>65.4281457439</text:p>
          </table:table-cell>
          <table:table-cell table:formula="of:=[.F36]+[.H36]+[.J36]" office:value-type="float" office:value="-14.4420836128511" calcext:value-type="float">
            <text:p>-14.4420836128511000000</text:p>
          </table:table-cell>
          <table:table-cell table:formula="of:=([.K36]-[.K35])/[.A36]" office:value-type="float" office:value="-8742.91372197605" calcext:value-type="float">
            <text:p>-8742.9137219761</text:p>
          </table:table-cell>
          <table:table-cell table:formula="of:=[.$Q$1]*[.P35]" office:value-type="float" office:value="8.23313049006686" calcext:value-type="float">
            <text:p>8.2331304901</text:p>
          </table:table-cell>
          <table:table-cell table:formula="of:=([.$Q$1]*[.Q35]*[.$Q$1])+[.$O$1]" office:value-type="float" office:value="1.4021105327325" calcext:value-type="float">
            <text:p>1.4021105327</text:p>
          </table:table-cell>
          <table:table-cell table:formula="of:=[.N36]/([.N36]+[.$M$1])" office:value-type="float" office:value="0.583699423330675" calcext:value-type="float">
            <text:p>0.5836994233</text:p>
          </table:table-cell>
          <table:table-cell table:formula="of:=[.M36]+[.O36]*((([.K36]*[.A36])+[.D36])-[.M36])" office:value-type="float" office:value="9.85230626937076" calcext:value-type="float">
            <text:p>9.8523062694</text:p>
          </table:table-cell>
          <table:table-cell table:formula="of:=(1-[.O36])*[.N36]" office:value-type="float" office:value="0.583699423330675" calcext:value-type="float">
            <text:p>0.5836994233</text:p>
          </table:table-cell>
          <table:table-cell table:formula="of:=[.D37]-[.P36]" office:value-type="float" office:value="-1.24879984833815" calcext:value-type="float">
            <text:p>-1.2487998483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36]+[.A37]" office:value-type="float" office:value="0.66" calcext:value-type="float">
            <text:p>0.66</text:p>
          </table:table-cell>
          <table:table-cell office:value-type="float" office:value="10" calcext:value-type="float">
            <text:p>10</text:p>
          </table:table-cell>
          <table:table-cell table:formula="of:=[.D36]*0.8+([.K36]*0.03)" office:value-type="float" office:value="8.60350642103262" calcext:value-type="float">
            <text:p>8.603506421</text:p>
          </table:table-cell>
          <table:table-cell table:formula="of:=[.C37]-[.D37]" office:value-type="float" office:value="1.39649357896738" calcext:value-type="float">
            <text:p>1.396493579</text:p>
          </table:table-cell>
          <table:table-cell table:formula="of:=[.$C$2]*[.E37]" office:value-type="float" office:value="127.080915686032" calcext:value-type="float">
            <text:p>127.080915686</text:p>
          </table:table-cell>
          <table:table-cell table:formula="of:=[.G36]+([.E37]*[.A37])" office:value-type="float" office:value="0.218241053402078" calcext:value-type="float">
            <text:p>0.2182410534</text:p>
          </table:table-cell>
          <table:table-cell table:formula="of:=[.$E$2]*[.G37]" office:value-type="float" office:value="43.6482106804156" calcext:value-type="float">
            <text:p>43.6482106804</text:p>
          </table:table-cell>
          <table:table-cell table:formula="of:=([.E37]-[.E36])/[.A37]" office:value-type="float" office:value="134.622737037004" calcext:value-type="float">
            <text:p>134.622737037</text:p>
          </table:table-cell>
          <table:table-cell table:formula="of:=[.$G$2]*[.I37]" office:value-type="float" office:value="-55.1953221851714" calcext:value-type="float">
            <text:p>-55.1953221852</text:p>
          </table:table-cell>
          <table:table-cell table:formula="of:=[.F37]+[.H37]+[.J37]" office:value-type="float" office:value="115.533804181276" calcext:value-type="float">
            <text:p>115.5338041812760000000</text:p>
          </table:table-cell>
          <table:table-cell table:formula="of:=([.K37]-[.K36])/[.A37]" office:value-type="float" office:value="6498.79438970635" calcext:value-type="float">
            <text:p>6498.7943897064</text:p>
          </table:table-cell>
          <table:table-cell table:formula="of:=[.$Q$1]*[.P36]" office:value-type="float" office:value="8.17741420357774" calcext:value-type="float">
            <text:p>8.1774142036</text:p>
          </table:table-cell>
          <table:table-cell table:formula="of:=([.$Q$1]*[.Q36]*[.$Q$1])+[.$O$1]" office:value-type="float" office:value="1.4021105327325" calcext:value-type="float">
            <text:p>1.4021105327</text:p>
          </table:table-cell>
          <table:table-cell table:formula="of:=[.N37]/([.N37]+[.$M$1])" office:value-type="float" office:value="0.583699423330675" calcext:value-type="float">
            <text:p>0.5836994233</text:p>
          </table:table-cell>
          <table:table-cell table:formula="of:=[.M37]+[.O37]*((([.K37]*[.A37])+[.D37])-[.M37])" office:value-type="float" office:value="9.77486428270804" calcext:value-type="float">
            <text:p>9.7748642827</text:p>
          </table:table-cell>
          <table:table-cell table:formula="of:=(1-[.O37])*[.N37]" office:value-type="float" office:value="0.583699423330675" calcext:value-type="float">
            <text:p>0.5836994233</text:p>
          </table:table-cell>
          <table:table-cell table:formula="of:=[.D38]-[.P37]" office:value-type="float" office:value="0.573954979556335" calcext:value-type="float">
            <text:p>0.5739549796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37]+[.A38]" office:value-type="float" office:value="0.68" calcext:value-type="float">
            <text:p>0.68</text:p>
          </table:table-cell>
          <table:table-cell office:value-type="float" office:value="10" calcext:value-type="float">
            <text:p>10</text:p>
          </table:table-cell>
          <table:table-cell table:formula="of:=[.D37]*0.8+([.K37]*0.03)" office:value-type="float" office:value="10.3488192622644" calcext:value-type="float">
            <text:p>10.3488192623</text:p>
          </table:table-cell>
          <table:table-cell table:formula="of:=[.C38]-[.D38]" office:value-type="float" office:value="-0.348819262264371" calcext:value-type="float">
            <text:p>-0.3488192623</text:p>
          </table:table-cell>
          <table:table-cell table:formula="of:=[.$C$2]*[.E38]" office:value-type="float" office:value="-31.7425528660578" calcext:value-type="float">
            <text:p>-31.7425528661</text:p>
          </table:table-cell>
          <table:table-cell table:formula="of:=[.G37]+([.E38]*[.A38])" office:value-type="float" office:value="0.21126466815679" calcext:value-type="float">
            <text:p>0.2112646682</text:p>
          </table:table-cell>
          <table:table-cell table:formula="of:=[.$E$2]*[.G38]" office:value-type="float" office:value="42.2529336313581" calcext:value-type="float">
            <text:p>42.2529336314</text:p>
          </table:table-cell>
          <table:table-cell table:formula="of:=([.E38]-[.E37])/[.A38]" office:value-type="float" office:value="-87.2656420615876" calcext:value-type="float">
            <text:p>-87.2656420616</text:p>
          </table:table-cell>
          <table:table-cell table:formula="of:=[.$G$2]*[.I38]" office:value-type="float" office:value="35.7789132452509" calcext:value-type="float">
            <text:p>35.7789132453</text:p>
          </table:table-cell>
          <table:table-cell table:formula="of:=[.F38]+[.H38]+[.J38]" office:value-type="float" office:value="46.2892940105513" calcext:value-type="float">
            <text:p>46.2892940105513000000</text:p>
          </table:table-cell>
          <table:table-cell table:formula="of:=([.K38]-[.K37])/[.A38]" office:value-type="float" office:value="-3462.22550853623" calcext:value-type="float">
            <text:p>-3462.2255085362</text:p>
          </table:table-cell>
          <table:table-cell table:formula="of:=[.$Q$1]*[.P37]" office:value-type="float" office:value="8.11313735464767" calcext:value-type="float">
            <text:p>8.1131373546</text:p>
          </table:table-cell>
          <table:table-cell table:formula="of:=([.$Q$1]*[.Q37]*[.$Q$1])+[.$O$1]" office:value-type="float" office:value="1.4021105327325" calcext:value-type="float">
            <text:p>1.4021105327</text:p>
          </table:table-cell>
          <table:table-cell table:formula="of:=[.N38]/([.N38]+[.$M$1])" office:value-type="float" office:value="0.583699423330675" calcext:value-type="float">
            <text:p>0.5836994233</text:p>
          </table:table-cell>
          <table:table-cell table:formula="of:=[.M38]+[.O38]*((([.K38]*[.A38])+[.D38])-[.M38])" office:value-type="float" office:value="9.95848427928122" calcext:value-type="float">
            <text:p>9.9584842793</text:p>
          </table:table-cell>
          <table:table-cell table:formula="of:=(1-[.O38])*[.N38]" office:value-type="float" office:value="0.583699423330675" calcext:value-type="float">
            <text:p>0.5836994233</text:p>
          </table:table-cell>
          <table:table-cell table:formula="of:=[.D39]-[.P38]" office:value-type="float" office:value="-0.290750049153184" calcext:value-type="float">
            <text:p>-0.2907500492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38]+[.A39]"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table:formula="of:=[.D38]*0.8+([.K38]*0.03)" office:value-type="float" office:value="9.66773423012804" calcext:value-type="float">
            <text:p>9.6677342301</text:p>
          </table:table-cell>
          <table:table-cell table:formula="of:=[.C39]-[.D39]" office:value-type="float" office:value="0.332265769871965" calcext:value-type="float">
            <text:p>0.3322657699</text:p>
          </table:table-cell>
          <table:table-cell table:formula="of:=[.$C$2]*[.E39]" office:value-type="float" office:value="30.2361850583488" calcext:value-type="float">
            <text:p>30.2361850583</text:p>
          </table:table-cell>
          <table:table-cell table:formula="of:=[.G38]+([.E39]*[.A39])" office:value-type="float" office:value="0.21790998355423" calcext:value-type="float">
            <text:p>0.2179099836</text:p>
          </table:table-cell>
          <table:table-cell table:formula="of:=[.$E$2]*[.G39]" office:value-type="float" office:value="43.581996710846" calcext:value-type="float">
            <text:p>43.5819967108</text:p>
          </table:table-cell>
          <table:table-cell table:formula="of:=([.E39]-[.E38])/[.A39]" office:value-type="float" office:value="34.0542516068168" calcext:value-type="float">
            <text:p>34.0542516068</text:p>
          </table:table-cell>
          <table:table-cell table:formula="of:=[.$G$2]*[.I39]" office:value-type="float" office:value="-13.9622431587949" calcext:value-type="float">
            <text:p>-13.9622431588</text:p>
          </table:table-cell>
          <table:table-cell table:formula="of:=[.F39]+[.H39]+[.J39]" office:value-type="float" office:value="59.8559386103999" calcext:value-type="float">
            <text:p>59.8559386103999000000</text:p>
          </table:table-cell>
          <table:table-cell table:formula="of:=([.K39]-[.K38])/[.A39]" office:value-type="float" office:value="678.332229992429" calcext:value-type="float">
            <text:p>678.3322299924</text:p>
          </table:table-cell>
          <table:table-cell table:formula="of:=[.$Q$1]*[.P38]" office:value-type="float" office:value="8.26554195180341" calcext:value-type="float">
            <text:p>8.2655419518</text:p>
          </table:table-cell>
          <table:table-cell table:formula="of:=([.$Q$1]*[.Q38]*[.$Q$1])+[.$O$1]" office:value-type="float" office:value="1.4021105327325" calcext:value-type="float">
            <text:p>1.4021105327</text:p>
          </table:table-cell>
          <table:table-cell table:formula="of:=[.N39]/([.N39]+[.$M$1])" office:value-type="float" office:value="0.583699423330675" calcext:value-type="float">
            <text:p>0.5836994233</text:p>
          </table:table-cell>
          <table:table-cell table:formula="of:=[.M39]+[.O39]*((([.K39]*[.A39])+[.D39])-[.M39])" office:value-type="float" office:value="9.78275831305635" calcext:value-type="float">
            <text:p>9.7827583131</text:p>
          </table:table-cell>
          <table:table-cell table:formula="of:=(1-[.O39])*[.N39]" office:value-type="float" office:value="0.583699423330675" calcext:value-type="float">
            <text:p>0.5836994233</text:p>
          </table:table-cell>
          <table:table-cell table:formula="of:=[.D40]-[.P39]" office:value-type="float" office:value="-0.25289277064193" calcext:value-type="float">
            <text:p>-0.2528927706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39]+[.A40]" office:value-type="float" office:value="0.72" calcext:value-type="float">
            <text:p>0.72</text:p>
          </table:table-cell>
          <table:table-cell office:value-type="float" office:value="10" calcext:value-type="float">
            <text:p>10</text:p>
          </table:table-cell>
          <table:table-cell table:formula="of:=[.D39]*0.8+([.K39]*0.03)" office:value-type="float" office:value="9.52986554241442" calcext:value-type="float">
            <text:p>9.5298655424</text:p>
          </table:table-cell>
          <table:table-cell table:formula="of:=[.C40]-[.D40]" office:value-type="float" office:value="0.470134457585576" calcext:value-type="float">
            <text:p>0.4701344576</text:p>
          </table:table-cell>
          <table:table-cell table:formula="of:=[.$C$2]*[.E40]" office:value-type="float" office:value="42.7822356402875" calcext:value-type="float">
            <text:p>42.7822356403</text:p>
          </table:table-cell>
          <table:table-cell table:formula="of:=[.G39]+([.E40]*[.A40])" office:value-type="float" office:value="0.227312672705941" calcext:value-type="float">
            <text:p>0.2273126727</text:p>
          </table:table-cell>
          <table:table-cell table:formula="of:=[.$E$2]*[.G40]" office:value-type="float" office:value="45.4625345411883" calcext:value-type="float">
            <text:p>45.4625345412</text:p>
          </table:table-cell>
          <table:table-cell table:formula="of:=([.E40]-[.E39])/[.A40]" office:value-type="float" office:value="6.89343438568057" calcext:value-type="float">
            <text:p>6.8934343857</text:p>
          </table:table-cell>
          <table:table-cell table:formula="of:=[.$G$2]*[.I40]" office:value-type="float" office:value="-2.82630809812904" calcext:value-type="float">
            <text:p>-2.8263080981</text:p>
          </table:table-cell>
          <table:table-cell table:formula="of:=[.F40]+[.H40]+[.J40]" office:value-type="float" office:value="85.4184620833467" calcext:value-type="float">
            <text:p>85.4184620833467000000</text:p>
          </table:table-cell>
          <table:table-cell table:formula="of:=([.K40]-[.K39])/[.A40]" office:value-type="float" office:value="1278.12617364734" calcext:value-type="float">
            <text:p>1278.1261736473</text:p>
          </table:table-cell>
          <table:table-cell table:formula="of:=[.$Q$1]*[.P39]" office:value-type="float" office:value="8.11968939983677" calcext:value-type="float">
            <text:p>8.1196893998</text:p>
          </table:table-cell>
          <table:table-cell table:formula="of:=([.$Q$1]*[.Q39]*[.$Q$1])+[.$O$1]" office:value-type="float" office:value="1.4021105327325" calcext:value-type="float">
            <text:p>1.4021105327</text:p>
          </table:table-cell>
          <table:table-cell table:formula="of:=[.N40]/([.N40]+[.$M$1])" office:value-type="float" office:value="0.583699423330675" calcext:value-type="float">
            <text:p>0.5836994233</text:p>
          </table:table-cell>
          <table:table-cell table:formula="of:=[.M40]+[.O40]*((([.K40]*[.A40])+[.D40])-[.M40])" office:value-type="float" office:value="9.93998254225088" calcext:value-type="float">
            <text:p>9.9399825423</text:p>
          </table:table-cell>
          <table:table-cell table:formula="of:=(1-[.O40])*[.N40]" office:value-type="float" office:value="0.583699423330675" calcext:value-type="float">
            <text:p>0.5836994233</text:p>
          </table:table-cell>
          <table:table-cell table:formula="of:=[.D41]-[.P40]" office:value-type="float" office:value="0.246463754181063" calcext:value-type="float">
            <text:p>0.2464637542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40]+[.A41]" office:value-type="float" office:value="0.74" calcext:value-type="float">
            <text:p>0.74</text:p>
          </table:table-cell>
          <table:table-cell office:value-type="float" office:value="10" calcext:value-type="float">
            <text:p>10</text:p>
          </table:table-cell>
          <table:table-cell table:formula="of:=[.D40]*0.8+([.K40]*0.03)" office:value-type="float" office:value="10.1864462964319" calcext:value-type="float">
            <text:p>10.1864462964</text:p>
          </table:table-cell>
          <table:table-cell table:formula="of:=[.C41]-[.D41]" office:value-type="float" office:value="-0.186446296431939" calcext:value-type="float">
            <text:p>-0.1864462964</text:p>
          </table:table-cell>
          <table:table-cell table:formula="of:=[.$C$2]*[.E41]" office:value-type="float" office:value="-16.9666129753064" calcext:value-type="float">
            <text:p>-16.9666129753</text:p>
          </table:table-cell>
          <table:table-cell table:formula="of:=[.G40]+([.E41]*[.A41])" office:value-type="float" office:value="0.223583746777303" calcext:value-type="float">
            <text:p>0.2235837468</text:p>
          </table:table-cell>
          <table:table-cell table:formula="of:=[.$E$2]*[.G41]" office:value-type="float" office:value="44.7167493554605" calcext:value-type="float">
            <text:p>44.7167493555</text:p>
          </table:table-cell>
          <table:table-cell table:formula="of:=([.E41]-[.E40])/[.A41]" office:value-type="float" office:value="-32.8290377008758" calcext:value-type="float">
            <text:p>-32.8290377009</text:p>
          </table:table-cell>
          <table:table-cell table:formula="of:=[.$G$2]*[.I41]" office:value-type="float" office:value="13.4599054573591" calcext:value-type="float">
            <text:p>13.4599054574</text:p>
          </table:table-cell>
          <table:table-cell table:formula="of:=[.F41]+[.H41]+[.J41]" office:value-type="float" office:value="41.2100418375132" calcext:value-type="float">
            <text:p>41.2100418375132000000</text:p>
          </table:table-cell>
          <table:table-cell table:formula="of:=([.K41]-[.K40])/[.A41]" office:value-type="float" office:value="-2210.42101229168" calcext:value-type="float">
            <text:p>-2210.4210122917</text:p>
          </table:table-cell>
          <table:table-cell table:formula="of:=[.$Q$1]*[.P40]" office:value-type="float" office:value="8.25018551006823" calcext:value-type="float">
            <text:p>8.2501855101</text:p>
          </table:table-cell>
          <table:table-cell table:formula="of:=([.$Q$1]*[.Q40]*[.$Q$1])+[.$O$1]" office:value-type="float" office:value="1.4021105327325" calcext:value-type="float">
            <text:p>1.4021105327</text:p>
          </table:table-cell>
          <table:table-cell table:formula="of:=[.N41]/([.N41]+[.$M$1])" office:value-type="float" office:value="0.583699423330675" calcext:value-type="float">
            <text:p>0.5836994233</text:p>
          </table:table-cell>
          <table:table-cell table:formula="of:=[.M41]+[.O41]*((([.K41]*[.A41])+[.D41])-[.M41])" office:value-type="float" office:value="9.86146536760631" calcext:value-type="float">
            <text:p>9.8614653676</text:p>
          </table:table-cell>
          <table:table-cell table:formula="of:=(1-[.O41])*[.N41]" office:value-type="float" office:value="0.583699423330675" calcext:value-type="float">
            <text:p>0.5836994233</text:p>
          </table:table-cell>
          <table:table-cell table:formula="of:=[.D42]-[.P41]" office:value-type="float" office:value="-0.476007075335369" calcext:value-type="float">
            <text:p>-0.4760070753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41]+[.A42]" office:value-type="float" office:value="0.76" calcext:value-type="float">
            <text:p>0.76</text:p>
          </table:table-cell>
          <table:table-cell office:value-type="float" office:value="10" calcext:value-type="float">
            <text:p>10</text:p>
          </table:table-cell>
          <table:table-cell table:formula="of:=[.D41]*0.8+([.K41]*0.03)" office:value-type="float" office:value="9.38545829227095" calcext:value-type="float">
            <text:p>9.3854582923</text:p>
          </table:table-cell>
          <table:table-cell table:formula="of:=[.C42]-[.D42]" office:value-type="float" office:value="0.614541707729055" calcext:value-type="float">
            <text:p>0.6145417077</text:p>
          </table:table-cell>
          <table:table-cell table:formula="of:=[.$C$2]*[.E42]" office:value-type="float" office:value="55.923295403344" calcext:value-type="float">
            <text:p>55.9232954033</text:p>
          </table:table-cell>
          <table:table-cell table:formula="of:=[.G41]+([.E42]*[.A42])" office:value-type="float" office:value="0.235874580931884" calcext:value-type="float">
            <text:p>0.2358745809</text:p>
          </table:table-cell>
          <table:table-cell table:formula="of:=[.$E$2]*[.G42]" office:value-type="float" office:value="47.1749161863767" calcext:value-type="float">
            <text:p>47.1749161864</text:p>
          </table:table-cell>
          <table:table-cell table:formula="of:=([.E42]-[.E41])/[.A42]" office:value-type="float" office:value="40.0494002080497" calcext:value-type="float">
            <text:p>40.049400208</text:p>
          </table:table-cell>
          <table:table-cell table:formula="of:=[.$G$2]*[.I42]" office:value-type="float" office:value="-16.4202540853004" calcext:value-type="float">
            <text:p>-16.4202540853</text:p>
          </table:table-cell>
          <table:table-cell table:formula="of:=[.F42]+[.H42]+[.J42]" office:value-type="float" office:value="86.6779575044204" calcext:value-type="float">
            <text:p>86.6779575044204000000</text:p>
          </table:table-cell>
          <table:table-cell table:formula="of:=([.K42]-[.K41])/[.A42]" office:value-type="float" office:value="2273.39578334536" calcext:value-type="float">
            <text:p>2273.3957833454</text:p>
          </table:table-cell>
          <table:table-cell table:formula="of:=[.$Q$1]*[.P41]" office:value-type="float" office:value="8.18501625511324" calcext:value-type="float">
            <text:p>8.1850162551</text:p>
          </table:table-cell>
          <table:table-cell table:formula="of:=([.$Q$1]*[.Q41]*[.$Q$1])+[.$O$1]" office:value-type="float" office:value="1.4021105327325" calcext:value-type="float">
            <text:p>1.4021105327</text:p>
          </table:table-cell>
          <table:table-cell table:formula="of:=[.N42]/([.N42]+[.$M$1])" office:value-type="float" office:value="0.583699423330675" calcext:value-type="float">
            <text:p>0.5836994233</text:p>
          </table:table-cell>
          <table:table-cell table:formula="of:=[.M42]+[.O42]*((([.K42]*[.A42])+[.D42])-[.M42])" office:value-type="float" office:value="9.89759105616031" calcext:value-type="float">
            <text:p>9.8975910562</text:p>
          </table:table-cell>
          <table:table-cell table:formula="of:=(1-[.O42])*[.N42]" office:value-type="float" office:value="0.583699423330675" calcext:value-type="float">
            <text:p>0.5836994233</text:p>
          </table:table-cell>
          <table:table-cell table:formula="of:=[.D43]-[.P42]" office:value-type="float" office:value="0.211114302789055" calcext:value-type="float">
            <text:p>0.2111143028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42]+[.A43]" office:value-type="float" office:value="0.78" calcext:value-type="float">
            <text:p>0.78</text:p>
          </table:table-cell>
          <table:table-cell office:value-type="float" office:value="10" calcext:value-type="float">
            <text:p>10</text:p>
          </table:table-cell>
          <table:table-cell table:formula="of:=[.D42]*0.8+([.K42]*0.03)" office:value-type="float" office:value="10.1087053589494" calcext:value-type="float">
            <text:p>10.1087053589</text:p>
          </table:table-cell>
          <table:table-cell table:formula="of:=[.C43]-[.D43]" office:value-type="float" office:value="-0.108705358949367" calcext:value-type="float">
            <text:p>-0.1087053589</text:p>
          </table:table-cell>
          <table:table-cell table:formula="of:=[.$C$2]*[.E43]" office:value-type="float" office:value="-9.89218766439237" calcext:value-type="float">
            <text:p>-9.8921876644</text:p>
          </table:table-cell>
          <table:table-cell table:formula="of:=[.G42]+([.E43]*[.A43])" office:value-type="float" office:value="0.233700473752896" calcext:value-type="float">
            <text:p>0.2337004738</text:p>
          </table:table-cell>
          <table:table-cell table:formula="of:=[.$E$2]*[.G43]" office:value-type="float" office:value="46.7400947505793" calcext:value-type="float">
            <text:p>46.7400947506</text:p>
          </table:table-cell>
          <table:table-cell table:formula="of:=([.E43]-[.E42])/[.A43]" office:value-type="float" office:value="-36.1623533339211" calcext:value-type="float">
            <text:p>-36.1623533339</text:p>
          </table:table-cell>
          <table:table-cell table:formula="of:=[.$G$2]*[.I43]" office:value-type="float" office:value="14.8265648669076" calcext:value-type="float">
            <text:p>14.8265648669</text:p>
          </table:table-cell>
          <table:table-cell table:formula="of:=[.F43]+[.H43]+[.J43]" office:value-type="float" office:value="51.6744719530945" calcext:value-type="float">
            <text:p>51.6744719530945000000</text:p>
          </table:table-cell>
          <table:table-cell table:formula="of:=([.K43]-[.K42])/[.A43]" office:value-type="float" office:value="-1750.17427756629" calcext:value-type="float">
            <text:p>-1750.1742775663</text:p>
          </table:table-cell>
          <table:table-cell table:formula="of:=[.$Q$1]*[.P42]" office:value-type="float" office:value="8.21500057661306" calcext:value-type="float">
            <text:p>8.2150005766</text:p>
          </table:table-cell>
          <table:table-cell table:formula="of:=([.$Q$1]*[.Q42]*[.$Q$1])+[.$O$1]" office:value-type="float" office:value="1.4021105327325" calcext:value-type="float">
            <text:p>1.4021105327</text:p>
          </table:table-cell>
          <table:table-cell table:formula="of:=[.N43]/([.N43]+[.$M$1])" office:value-type="float" office:value="0.583699423330675" calcext:value-type="float">
            <text:p>0.5836994233</text:p>
          </table:table-cell>
          <table:table-cell table:formula="of:=[.M43]+[.O43]*((([.K43]*[.A43])+[.D43])-[.M43])" office:value-type="float" office:value="9.92360215562007" calcext:value-type="float">
            <text:p>9.9236021556</text:p>
          </table:table-cell>
          <table:table-cell table:formula="of:=(1-[.O43])*[.N43]" office:value-type="float" office:value="0.583699423330675" calcext:value-type="float">
            <text:p>0.5836994233</text:p>
          </table:table-cell>
          <table:table-cell table:formula="of:=[.D44]-[.P43]" office:value-type="float" office:value="-0.286403709867741" calcext:value-type="float">
            <text:p>-0.2864037099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43]+[.A44]"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formula="of:=[.D43]*0.8+([.K43]*0.03)" office:value-type="float" office:value="9.63719844575233" calcext:value-type="float">
            <text:p>9.6371984458</text:p>
          </table:table-cell>
          <table:table-cell table:formula="of:=[.C44]-[.D44]" office:value-type="float" office:value="0.362801554247669" calcext:value-type="float">
            <text:p>0.3628015542</text:p>
          </table:table-cell>
          <table:table-cell table:formula="of:=[.$C$2]*[.E44]" office:value-type="float" office:value="33.0149414365379" calcext:value-type="float">
            <text:p>33.0149414365</text:p>
          </table:table-cell>
          <table:table-cell table:formula="of:=[.G43]+([.E44]*[.A44])" office:value-type="float" office:value="0.24095650483785" calcext:value-type="float">
            <text:p>0.2409565048</text:p>
          </table:table-cell>
          <table:table-cell table:formula="of:=[.$E$2]*[.G44]" office:value-type="float" office:value="48.1913009675699" calcext:value-type="float">
            <text:p>48.1913009676</text:p>
          </table:table-cell>
          <table:table-cell table:formula="of:=([.E44]-[.E43])/[.A44]" office:value-type="float" office:value="23.5753456598518" calcext:value-type="float">
            <text:p>23.5753456599</text:p>
          </table:table-cell>
          <table:table-cell table:formula="of:=[.$G$2]*[.I44]" office:value-type="float" office:value="-9.66589172053924" calcext:value-type="float">
            <text:p>-9.6658917205</text:p>
          </table:table-cell>
          <table:table-cell table:formula="of:=[.F44]+[.H44]+[.J44]" office:value-type="float" office:value="71.5403506835686" calcext:value-type="float">
            <text:p>71.5403506835686000000</text:p>
          </table:table-cell>
          <table:table-cell table:formula="of:=([.K44]-[.K43])/[.A44]" office:value-type="float" office:value="993.293936523703" calcext:value-type="float">
            <text:p>993.2939365237</text:p>
          </table:table-cell>
          <table:table-cell table:formula="of:=[.$Q$1]*[.P43]" office:value-type="float" office:value="8.23658978916466" calcext:value-type="float">
            <text:p>8.2365897892</text:p>
          </table:table-cell>
          <table:table-cell table:formula="of:=([.$Q$1]*[.Q43]*[.$Q$1])+[.$O$1]" office:value-type="float" office:value="1.4021105327325" calcext:value-type="float">
            <text:p>1.4021105327</text:p>
          </table:table-cell>
          <table:table-cell table:formula="of:=[.N44]/([.N44]+[.$M$1])" office:value-type="float" office:value="0.583699423330675" calcext:value-type="float">
            <text:p>0.5836994233</text:p>
          </table:table-cell>
          <table:table-cell table:formula="of:=[.M44]+[.O44]*((([.K44]*[.A44])+[.D44])-[.M44])" office:value-type="float" office:value="9.8892854831043" calcext:value-type="float">
            <text:p>9.8892854831</text:p>
          </table:table-cell>
          <table:table-cell table:formula="of:=(1-[.O44])*[.N44]" office:value-type="float" office:value="0.583699423330675" calcext:value-type="float">
            <text:p>0.5836994233</text:p>
          </table:table-cell>
          <table:table-cell table:formula="of:=[.D45]-[.P44]" office:value-type="float" office:value="-0.0333162059953782" calcext:value-type="float">
            <text:p>-0.033316206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44]+[.A45]" office:value-type="float" office:value="0.82" calcext:value-type="float">
            <text:p>0.82</text:p>
          </table:table-cell>
          <table:table-cell office:value-type="float" office:value="10" calcext:value-type="float">
            <text:p>10</text:p>
          </table:table-cell>
          <table:table-cell table:formula="of:=[.D44]*0.8+([.K44]*0.03)" office:value-type="float" office:value="9.85596927710892" calcext:value-type="float">
            <text:p>9.8559692771</text:p>
          </table:table-cell>
          <table:table-cell table:formula="of:=[.C45]-[.D45]" office:value-type="float" office:value="0.144030722891078" calcext:value-type="float">
            <text:p>0.1440307229</text:p>
          </table:table-cell>
          <table:table-cell table:formula="of:=[.$C$2]*[.E45]" office:value-type="float" office:value="13.1067957830881" calcext:value-type="float">
            <text:p>13.1067957831</text:p>
          </table:table-cell>
          <table:table-cell table:formula="of:=[.G44]+([.E45]*[.A45])" office:value-type="float" office:value="0.243837119295671" calcext:value-type="float">
            <text:p>0.2438371193</text:p>
          </table:table-cell>
          <table:table-cell table:formula="of:=[.$E$2]*[.G45]" office:value-type="float" office:value="48.7674238591343" calcext:value-type="float">
            <text:p>48.7674238591</text:p>
          </table:table-cell>
          <table:table-cell table:formula="of:=([.E45]-[.E44])/[.A45]" office:value-type="float" office:value="-10.9385415678296" calcext:value-type="float">
            <text:p>-10.9385415678</text:p>
          </table:table-cell>
          <table:table-cell table:formula="of:=[.$G$2]*[.I45]" office:value-type="float" office:value="4.48480204281013" calcext:value-type="float">
            <text:p>4.4848020428</text:p>
          </table:table-cell>
          <table:table-cell table:formula="of:=[.F45]+[.H45]+[.J45]" office:value-type="float" office:value="66.3590216850324" calcext:value-type="float">
            <text:p>66.3590216850324000000</text:p>
          </table:table-cell>
          <table:table-cell table:formula="of:=([.K45]-[.K44])/[.A45]" office:value-type="float" office:value="-259.066449926808" calcext:value-type="float">
            <text:p>-259.0664499268</text:p>
          </table:table-cell>
          <table:table-cell table:formula="of:=[.$Q$1]*[.P44]" office:value-type="float" office:value="8.20810695097657" calcext:value-type="float">
            <text:p>8.208106951</text:p>
          </table:table-cell>
          <table:table-cell table:formula="of:=([.$Q$1]*[.Q44]*[.$Q$1])+[.$O$1]" office:value-type="float" office:value="1.4021105327325" calcext:value-type="float">
            <text:p>1.4021105327</text:p>
          </table:table-cell>
          <table:table-cell table:formula="of:=[.N45]/([.N45]+[.$M$1])" office:value-type="float" office:value="0.583699423330675" calcext:value-type="float">
            <text:p>0.5836994233</text:p>
          </table:table-cell>
          <table:table-cell table:formula="of:=[.M45]+[.O45]*((([.K45]*[.A45])+[.D45])-[.M45])" office:value-type="float" office:value="9.94463769427519" calcext:value-type="float">
            <text:p>9.9446376943</text:p>
          </table:table-cell>
          <table:table-cell table:formula="of:=(1-[.O45])*[.N45]" office:value-type="float" office:value="0.583699423330675" calcext:value-type="float">
            <text:p>0.5836994233</text:p>
          </table:table-cell>
          <table:table-cell table:formula="of:=[.D46]-[.P45]" office:value-type="float" office:value="-0.0690916220370816" calcext:value-type="float">
            <text:p>-0.069091622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45]+[.A46]" office:value-type="float" office:value="0.84" calcext:value-type="float">
            <text:p>0.84</text:p>
          </table:table-cell>
          <table:table-cell office:value-type="float" office:value="10" calcext:value-type="float">
            <text:p>10</text:p>
          </table:table-cell>
          <table:table-cell table:formula="of:=[.D45]*0.8+([.K45]*0.03)" office:value-type="float" office:value="9.87554607223811" calcext:value-type="float">
            <text:p>9.8755460722</text:p>
          </table:table-cell>
          <table:table-cell table:formula="of:=[.C46]-[.D46]" office:value-type="float" office:value="0.124453927761889" calcext:value-type="float">
            <text:p>0.1244539278</text:p>
          </table:table-cell>
          <table:table-cell table:formula="of:=[.$C$2]*[.E46]" office:value-type="float" office:value="11.3253074263319" calcext:value-type="float">
            <text:p>11.3253074263</text:p>
          </table:table-cell>
          <table:table-cell table:formula="of:=[.G45]+([.E46]*[.A46])" office:value-type="float" office:value="0.246326197850909" calcext:value-type="float">
            <text:p>0.2463261979</text:p>
          </table:table-cell>
          <table:table-cell table:formula="of:=[.$E$2]*[.G46]" office:value-type="float" office:value="49.2652395701818" calcext:value-type="float">
            <text:p>49.2652395702</text:p>
          </table:table-cell>
          <table:table-cell table:formula="of:=([.E46]-[.E45])/[.A46]" office:value-type="float" office:value="-0.978839756459404" calcext:value-type="float">
            <text:p>-0.9788397565</text:p>
          </table:table-cell>
          <table:table-cell table:formula="of:=[.$G$2]*[.I46]" office:value-type="float" office:value="0.401324300148356" calcext:value-type="float">
            <text:p>0.4013243001</text:p>
          </table:table-cell>
          <table:table-cell table:formula="of:=[.F46]+[.H46]+[.J46]" office:value-type="float" office:value="60.9918712966621" calcext:value-type="float">
            <text:p>60.9918712966621000000</text:p>
          </table:table-cell>
          <table:table-cell table:formula="of:=([.K46]-[.K45])/[.A46]" office:value-type="float" office:value="-268.357519418517" calcext:value-type="float">
            <text:p>-268.3575194185</text:p>
          </table:table-cell>
          <table:table-cell table:formula="of:=[.$Q$1]*[.P45]" office:value-type="float" office:value="8.25404928624841" calcext:value-type="float">
            <text:p>8.2540492862</text:p>
          </table:table-cell>
          <table:table-cell table:formula="of:=([.$Q$1]*[.Q45]*[.$Q$1])+[.$O$1]" office:value-type="float" office:value="1.4021105327325" calcext:value-type="float">
            <text:p>1.4021105327</text:p>
          </table:table-cell>
          <table:table-cell table:formula="of:=[.N46]/([.N46]+[.$M$1])" office:value-type="float" office:value="0.583699423330675" calcext:value-type="float">
            <text:p>0.5836994233</text:p>
          </table:table-cell>
          <table:table-cell table:formula="of:=[.M46]+[.O46]*((([.K46]*[.A46])+[.D46])-[.M46])" office:value-type="float" office:value="9.91253442723755" calcext:value-type="float">
            <text:p>9.9125344272</text:p>
          </table:table-cell>
          <table:table-cell table:formula="of:=(1-[.O46])*[.N46]" office:value-type="float" office:value="0.583699423330675" calcext:value-type="float">
            <text:p>0.5836994233</text:p>
          </table:table-cell>
          <table:table-cell table:formula="of:=[.D47]-[.P46]" office:value-type="float" office:value="-0.182341430547199" calcext:value-type="float">
            <text:p>-0.1823414305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46]+[.A47]" office:value-type="float" office:value="0.86" calcext:value-type="float">
            <text:p>0.86</text:p>
          </table:table-cell>
          <table:table-cell office:value-type="float" office:value="10" calcext:value-type="float">
            <text:p>10</text:p>
          </table:table-cell>
          <table:table-cell table:formula="of:=[.D46]*0.8+([.K46]*0.03)" office:value-type="float" office:value="9.73019299669035" calcext:value-type="float">
            <text:p>9.7301929967</text:p>
          </table:table-cell>
          <table:table-cell table:formula="of:=[.C47]-[.D47]" office:value-type="float" office:value="0.26980700330965" calcext:value-type="float">
            <text:p>0.2698070033</text:p>
          </table:table-cell>
          <table:table-cell table:formula="of:=[.$C$2]*[.E47]" office:value-type="float" office:value="24.5524373011781" calcext:value-type="float">
            <text:p>24.5524373012</text:p>
          </table:table-cell>
          <table:table-cell table:formula="of:=[.G46]+([.E47]*[.A47])" office:value-type="float" office:value="0.251722337917102" calcext:value-type="float">
            <text:p>0.2517223379</text:p>
          </table:table-cell>
          <table:table-cell table:formula="of:=[.$E$2]*[.G47]" office:value-type="float" office:value="50.3444675834204" calcext:value-type="float">
            <text:p>50.3444675834</text:p>
          </table:table-cell>
          <table:table-cell table:formula="of:=([.E47]-[.E46])/[.A47]" office:value-type="float" office:value="7.26765377738801" calcext:value-type="float">
            <text:p>7.2676537774</text:p>
          </table:table-cell>
          <table:table-cell table:formula="of:=[.$G$2]*[.I47]" office:value-type="float" office:value="-2.97973804872908" calcext:value-type="float">
            <text:p>-2.9797380487</text:p>
          </table:table-cell>
          <table:table-cell table:formula="of:=[.F47]+[.H47]+[.J47]" office:value-type="float" office:value="71.9171668358694" calcext:value-type="float">
            <text:p>71.9171668358694000000</text:p>
          </table:table-cell>
          <table:table-cell table:formula="of:=([.K47]-[.K46])/[.A47]" office:value-type="float" office:value="546.264776960367" calcext:value-type="float">
            <text:p>546.2647769604</text:p>
          </table:table-cell>
          <table:table-cell table:formula="of:=[.$Q$1]*[.P46]" office:value-type="float" office:value="8.22740357460717" calcext:value-type="float">
            <text:p>8.2274035746</text:p>
          </table:table-cell>
          <table:table-cell table:formula="of:=([.$Q$1]*[.Q46]*[.$Q$1])+[.$O$1]" office:value-type="float" office:value="1.4021105327325" calcext:value-type="float">
            <text:p>1.4021105327</text:p>
          </table:table-cell>
          <table:table-cell table:formula="of:=[.N47]/([.N47]+[.$M$1])" office:value-type="float" office:value="0.583699423330675" calcext:value-type="float">
            <text:p>0.5836994233</text:p>
          </table:table-cell>
          <table:table-cell table:formula="of:=[.M47]+[.O47]*((([.K47]*[.A47])+[.D47])-[.M47])" office:value-type="float" office:value="9.94414106985802" calcext:value-type="float">
            <text:p>9.9441410699</text:p>
          </table:table-cell>
          <table:table-cell table:formula="of:=(1-[.O47])*[.N47]" office:value-type="float" office:value="0.583699423330675" calcext:value-type="float">
            <text:p>0.5836994233</text:p>
          </table:table-cell>
          <table:table-cell table:formula="of:=[.D48]-[.P47]" office:value-type="float" office:value="-0.00247166742965454" calcext:value-type="float">
            <text:p>-0.0024716674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47]+[.A48]" office:value-type="float" office:value="0.88" calcext:value-type="float">
            <text:p>0.88</text:p>
          </table:table-cell>
          <table:table-cell office:value-type="float" office:value="10" calcext:value-type="float">
            <text:p>10</text:p>
          </table:table-cell>
          <table:table-cell table:formula="of:=[.D47]*0.8+([.K47]*0.03)" office:value-type="float" office:value="9.94166940242836" calcext:value-type="float">
            <text:p>9.9416694024</text:p>
          </table:table-cell>
          <table:table-cell table:formula="of:=[.C48]-[.D48]" office:value-type="float" office:value="0.0583305975716364" calcext:value-type="float">
            <text:p>0.0583305976</text:p>
          </table:table-cell>
          <table:table-cell table:formula="of:=[.$C$2]*[.E48]" office:value-type="float" office:value="5.30808437901891" calcext:value-type="float">
            <text:p>5.308084379</text:p>
          </table:table-cell>
          <table:table-cell table:formula="of:=[.G47]+([.E48]*[.A48])" office:value-type="float" office:value="0.252888949868535" calcext:value-type="float">
            <text:p>0.2528889499</text:p>
          </table:table-cell>
          <table:table-cell table:formula="of:=[.$E$2]*[.G48]" office:value-type="float" office:value="50.577789973707" calcext:value-type="float">
            <text:p>50.5777899737</text:p>
          </table:table-cell>
          <table:table-cell table:formula="of:=([.E48]-[.E47])/[.A48]" office:value-type="float" office:value="-10.5738202869007" calcext:value-type="float">
            <text:p>-10.5738202869</text:p>
          </table:table-cell>
          <table:table-cell table:formula="of:=[.$G$2]*[.I48]" office:value-type="float" office:value="4.33526631762927" calcext:value-type="float">
            <text:p>4.3352663176</text:p>
          </table:table-cell>
          <table:table-cell table:formula="of:=[.F48]+[.H48]+[.J48]" office:value-type="float" office:value="60.2211406703551" calcext:value-type="float">
            <text:p>60.2211406703551000000</text:p>
          </table:table-cell>
          <table:table-cell table:formula="of:=([.K48]-[.K47])/[.A48]" office:value-type="float" office:value="-584.801308275715" calcext:value-type="float">
            <text:p>-584.8013082757</text:p>
          </table:table-cell>
          <table:table-cell table:formula="of:=[.$Q$1]*[.P47]" office:value-type="float" office:value="8.25363708798216" calcext:value-type="float">
            <text:p>8.253637088</text:p>
          </table:table-cell>
          <table:table-cell table:formula="of:=([.$Q$1]*[.Q47]*[.$Q$1])+[.$O$1]" office:value-type="float" office:value="1.4021105327325" calcext:value-type="float">
            <text:p>1.4021105327</text:p>
          </table:table-cell>
          <table:table-cell table:formula="of:=[.N48]/([.N48]+[.$M$1])" office:value-type="float" office:value="0.583699423330675" calcext:value-type="float">
            <text:p>0.5836994233</text:p>
          </table:table-cell>
          <table:table-cell table:formula="of:=[.M48]+[.O48]*((([.K48]*[.A48])+[.D48])-[.M48])" office:value-type="float" office:value="9.94196147811999" calcext:value-type="float">
            <text:p>9.9419614781</text:p>
          </table:table-cell>
          <table:table-cell table:formula="of:=(1-[.O48])*[.N48]" office:value-type="float" office:value="0.583699423330675" calcext:value-type="float">
            <text:p>0.5836994233</text:p>
          </table:table-cell>
          <table:table-cell table:formula="of:=[.D49]-[.P48]" office:value-type="float" office:value="-0.181991736066642" calcext:value-type="float">
            <text:p>-0.1819917361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48]+[.A49]"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table:formula="of:=[.D48]*0.8+([.K48]*0.03)" office:value-type="float" office:value="9.75996974205335" calcext:value-type="float">
            <text:p>9.7599697421</text:p>
          </table:table-cell>
          <table:table-cell table:formula="of:=[.C49]-[.D49]" office:value-type="float" office:value="0.240030257946655" calcext:value-type="float">
            <text:p>0.2400302579</text:p>
          </table:table-cell>
          <table:table-cell table:formula="of:=[.$C$2]*[.E49]" office:value-type="float" office:value="21.8427534731456" calcext:value-type="float">
            <text:p>21.8427534731</text:p>
          </table:table-cell>
          <table:table-cell table:formula="of:=[.G48]+([.E49]*[.A49])" office:value-type="float" office:value="0.257689555027468" calcext:value-type="float">
            <text:p>0.257689555</text:p>
          </table:table-cell>
          <table:table-cell table:formula="of:=[.$E$2]*[.G49]" office:value-type="float" office:value="51.5379110054936" calcext:value-type="float">
            <text:p>51.5379110055</text:p>
          </table:table-cell>
          <table:table-cell table:formula="of:=([.E49]-[.E48])/[.A49]" office:value-type="float" office:value="9.08498301875094" calcext:value-type="float">
            <text:p>9.0849830188</text:p>
          </table:table-cell>
          <table:table-cell table:formula="of:=[.$G$2]*[.I49]" office:value-type="float" office:value="-3.72484303768788" calcext:value-type="float">
            <text:p>-3.7248430377</text:p>
          </table:table-cell>
          <table:table-cell table:formula="of:=[.F49]+[.H49]+[.J49]" office:value-type="float" office:value="69.6558214409513" calcext:value-type="float">
            <text:p>69.6558214409513000000</text:p>
          </table:table-cell>
          <table:table-cell table:formula="of:=([.K49]-[.K48])/[.A49]" office:value-type="float" office:value="471.734038529808" calcext:value-type="float">
            <text:p>471.7340385298</text:p>
          </table:table-cell>
          <table:table-cell table:formula="of:=[.$Q$1]*[.P48]" office:value-type="float" office:value="8.25182802683959" calcext:value-type="float">
            <text:p>8.2518280268</text:p>
          </table:table-cell>
          <table:table-cell table:formula="of:=([.$Q$1]*[.Q48]*[.$Q$1])+[.$O$1]" office:value-type="float" office:value="1.4021105327325" calcext:value-type="float">
            <text:p>1.4021105327</text:p>
          </table:table-cell>
          <table:table-cell table:formula="of:=[.N49]/([.N49]+[.$M$1])" office:value-type="float" office:value="0.583699423330675" calcext:value-type="float">
            <text:p>0.5836994233</text:p>
          </table:table-cell>
          <table:table-cell table:formula="of:=[.M49]+[.O49]*((([.K49]*[.A49])+[.D49])-[.M49])" office:value-type="float" office:value="9.94529073244495" calcext:value-type="float">
            <text:p>9.9452907324</text:p>
          </table:table-cell>
          <table:table-cell table:formula="of:=(1-[.O49])*[.N49]" office:value-type="float" office:value="0.583699423330675" calcext:value-type="float">
            <text:p>0.5836994233</text:p>
          </table:table-cell>
          <table:table-cell table:formula="of:=[.D50]-[.P49]" office:value-type="float" office:value="-0.0476402955737338" calcext:value-type="float">
            <text:p>-0.0476402956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49]+[.A50]" office:value-type="float" office:value="0.92" calcext:value-type="float">
            <text:p>0.92</text:p>
          </table:table-cell>
          <table:table-cell office:value-type="float" office:value="10" calcext:value-type="float">
            <text:p>10</text:p>
          </table:table-cell>
          <table:table-cell table:formula="of:=[.D49]*0.8+([.K49]*0.03)" office:value-type="float" office:value="9.89765043687122" calcext:value-type="float">
            <text:p>9.8976504369</text:p>
          </table:table-cell>
          <table:table-cell table:formula="of:=[.C50]-[.D50]" office:value-type="float" office:value="0.102349563128785" calcext:value-type="float">
            <text:p>0.1023495631</text:p>
          </table:table-cell>
          <table:table-cell table:formula="of:=[.$C$2]*[.E50]" office:value-type="float" office:value="9.31381024471941" calcext:value-type="float">
            <text:p>9.3138102447</text:p>
          </table:table-cell>
          <table:table-cell table:formula="of:=[.G49]+([.E50]*[.A50])" office:value-type="float" office:value="0.259736546290044" calcext:value-type="float">
            <text:p>0.2597365463</text:p>
          </table:table-cell>
          <table:table-cell table:formula="of:=[.$E$2]*[.G50]" office:value-type="float" office:value="51.9473092580087" calcext:value-type="float">
            <text:p>51.947309258</text:p>
          </table:table-cell>
          <table:table-cell table:formula="of:=([.E50]-[.E49])/[.A50]" office:value-type="float" office:value="-6.88403474089352" calcext:value-type="float">
            <text:p>-6.8840347409</text:p>
          </table:table-cell>
          <table:table-cell table:formula="of:=[.$G$2]*[.I50]" office:value-type="float" office:value="2.82245424376634" calcext:value-type="float">
            <text:p>2.8224542438</text:p>
          </table:table-cell>
          <table:table-cell table:formula="of:=[.F50]+[.H50]+[.J50]" office:value-type="float" office:value="64.0835737464945" calcext:value-type="float">
            <text:p>64.0835737464945000000</text:p>
          </table:table-cell>
          <table:table-cell table:formula="of:=([.K50]-[.K49])/[.A50]" office:value-type="float" office:value="-278.612384722842" calcext:value-type="float">
            <text:p>-278.6123847228</text:p>
          </table:table-cell>
          <table:table-cell table:formula="of:=[.$Q$1]*[.P49]" office:value-type="float" office:value="8.25459130792931" calcext:value-type="float">
            <text:p>8.2545913079</text:p>
          </table:table-cell>
          <table:table-cell table:formula="of:=([.$Q$1]*[.Q49]*[.$Q$1])+[.$O$1]" office:value-type="float" office:value="1.4021105327325" calcext:value-type="float">
            <text:p>1.4021105327</text:p>
          </table:table-cell>
          <table:table-cell table:formula="of:=[.N50]/([.N50]+[.$M$1])" office:value-type="float" office:value="0.583699423330675" calcext:value-type="float">
            <text:p>0.5836994233</text:p>
          </table:table-cell>
          <table:table-cell table:formula="of:=[.M50]+[.O50]*((([.K50]*[.A50])+[.D50])-[.M50])" office:value-type="float" office:value="9.96175487480685" calcext:value-type="float">
            <text:p>9.9617548748</text:p>
          </table:table-cell>
          <table:table-cell table:formula="of:=(1-[.O50])*[.N50]" office:value-type="float" office:value="0.583699423330675" calcext:value-type="float">
            <text:p>0.5836994233</text:p>
          </table:table-cell>
          <table:table-cell table:formula="of:=[.D51]-[.P50]" office:value-type="float" office:value="-0.121127312915045" calcext:value-type="float">
            <text:p>-0.1211273129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50]+[.A51]" office:value-type="float" office:value="0.94" calcext:value-type="float">
            <text:p>0.94</text:p>
          </table:table-cell>
          <table:table-cell office:value-type="float" office:value="10" calcext:value-type="float">
            <text:p>10</text:p>
          </table:table-cell>
          <table:table-cell table:formula="of:=[.D50]*0.8+([.K50]*0.03)" office:value-type="float" office:value="9.84062756189181" calcext:value-type="float">
            <text:p>9.8406275619</text:p>
          </table:table-cell>
          <table:table-cell table:formula="of:=[.C51]-[.D51]" office:value-type="float" office:value="0.159372438108193" calcext:value-type="float">
            <text:p>0.1593724381</text:p>
          </table:table-cell>
          <table:table-cell table:formula="of:=[.$C$2]*[.E51]" office:value-type="float" office:value="14.5028918678455" calcext:value-type="float">
            <text:p>14.5028918678</text:p>
          </table:table-cell>
          <table:table-cell table:formula="of:=[.G50]+([.E51]*[.A51])" office:value-type="float" office:value="0.262923995052207" calcext:value-type="float">
            <text:p>0.2629239951</text:p>
          </table:table-cell>
          <table:table-cell table:formula="of:=[.$E$2]*[.G51]" office:value-type="float" office:value="52.5847990104415" calcext:value-type="float">
            <text:p>52.5847990104</text:p>
          </table:table-cell>
          <table:table-cell table:formula="of:=([.E51]-[.E50])/[.A51]" office:value-type="float" office:value="2.8511437489704" calcext:value-type="float">
            <text:p>2.851143749</text:p>
          </table:table-cell>
          <table:table-cell table:formula="of:=[.$G$2]*[.I51]" office:value-type="float" office:value="-1.16896893707786" calcext:value-type="float">
            <text:p>-1.1689689371</text:p>
          </table:table-cell>
          <table:table-cell table:formula="of:=[.F51]+[.H51]+[.J51]" office:value-type="float" office:value="65.9187219412092" calcext:value-type="float">
            <text:p>65.9187219412092000000</text:p>
          </table:table-cell>
          <table:table-cell table:formula="of:=([.K51]-[.K50])/[.A51]" office:value-type="float" office:value="91.7574097357345" calcext:value-type="float">
            <text:p>91.7574097357</text:p>
          </table:table-cell>
          <table:table-cell table:formula="of:=[.$Q$1]*[.P50]" office:value-type="float" office:value="8.26825654608969" calcext:value-type="float">
            <text:p>8.2682565461</text:p>
          </table:table-cell>
          <table:table-cell table:formula="of:=([.$Q$1]*[.Q50]*[.$Q$1])+[.$O$1]" office:value-type="float" office:value="1.4021105327325" calcext:value-type="float">
            <text:p>1.4021105327</text:p>
          </table:table-cell>
          <table:table-cell table:formula="of:=[.N51]/([.N51]+[.$M$1])" office:value-type="float" office:value="0.583699423330675" calcext:value-type="float">
            <text:p>0.5836994233</text:p>
          </table:table-cell>
          <table:table-cell table:formula="of:=[.M51]+[.O51]*((([.K51]*[.A51])+[.D51])-[.M51])" office:value-type="float" office:value="9.95558300095083" calcext:value-type="float">
            <text:p>9.955583001</text:p>
          </table:table-cell>
          <table:table-cell table:formula="of:=(1-[.O51])*[.N51]" office:value-type="float" office:value="0.583699423330675" calcext:value-type="float">
            <text:p>0.5836994233</text:p>
          </table:table-cell>
          <table:table-cell table:formula="of:=[.D52]-[.P51]" office:value-type="float" office:value="-0.105519293201111" calcext:value-type="float">
            <text:p>-0.1055192932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51]+[.A52]" office:value-type="float" office:value="0.960000000000001" calcext:value-type="float">
            <text:p>0.96</text:p>
          </table:table-cell>
          <table:table-cell office:value-type="float" office:value="10" calcext:value-type="float">
            <text:p>10</text:p>
          </table:table-cell>
          <table:table-cell table:formula="of:=[.D51]*0.8+([.K51]*0.03)" office:value-type="float" office:value="9.85006370774972" calcext:value-type="float">
            <text:p>9.8500637077</text:p>
          </table:table-cell>
          <table:table-cell table:formula="of:=[.C52]-[.D52]" office:value-type="float" office:value="0.149936292250279" calcext:value-type="float">
            <text:p>0.1499362923</text:p>
          </table:table-cell>
          <table:table-cell table:formula="of:=[.$C$2]*[.E52]" office:value-type="float" office:value="13.6442025947754" calcext:value-type="float">
            <text:p>13.6442025948</text:p>
          </table:table-cell>
          <table:table-cell table:formula="of:=[.G51]+([.E52]*[.A52])" office:value-type="float" office:value="0.265922720897213" calcext:value-type="float">
            <text:p>0.2659227209</text:p>
          </table:table-cell>
          <table:table-cell table:formula="of:=[.$E$2]*[.G52]" office:value-type="float" office:value="53.1845441794426" calcext:value-type="float">
            <text:p>53.1845441794</text:p>
          </table:table-cell>
          <table:table-cell table:formula="of:=([.E52]-[.E51])/[.A52]" office:value-type="float" office:value="-0.471807292895665" calcext:value-type="float">
            <text:p>-0.4718072929</text:p>
          </table:table-cell>
          <table:table-cell table:formula="of:=[.$G$2]*[.I52]" office:value-type="float" office:value="0.193440990087223" calcext:value-type="float">
            <text:p>0.1934409901</text:p>
          </table:table-cell>
          <table:table-cell table:formula="of:=[.F52]+[.H52]+[.J52]" office:value-type="float" office:value="67.0221877643053" calcext:value-type="float">
            <text:p>67.0221877643053000000</text:p>
          </table:table-cell>
          <table:table-cell table:formula="of:=([.K52]-[.K51])/[.A52]" office:value-type="float" office:value="55.1732911548051" calcext:value-type="float">
            <text:p>55.1732911548</text:p>
          </table:table-cell>
          <table:table-cell table:formula="of:=[.$Q$1]*[.P51]" office:value-type="float" office:value="8.26313389078919" calcext:value-type="float">
            <text:p>8.2631338908</text:p>
          </table:table-cell>
          <table:table-cell table:formula="of:=([.$Q$1]*[.Q51]*[.$Q$1])+[.$O$1]" office:value-type="float" office:value="1.4021105327325" calcext:value-type="float">
            <text:p>1.4021105327</text:p>
          </table:table-cell>
          <table:table-cell table:formula="of:=[.N52]/([.N52]+[.$M$1])" office:value-type="float" office:value="0.583699423330675" calcext:value-type="float">
            <text:p>0.5836994233</text:p>
          </table:table-cell>
          <table:table-cell table:formula="of:=[.M52]+[.O52]*((([.K52]*[.A52])+[.D52])-[.M52])" office:value-type="float" office:value="9.97184015678301" calcext:value-type="float">
            <text:p>9.9718401568</text:p>
          </table:table-cell>
          <table:table-cell table:formula="of:=(1-[.O52])*[.N52]" office:value-type="float" office:value="0.583699423330675" calcext:value-type="float">
            <text:p>0.5836994233</text:p>
          </table:table-cell>
          <table:table-cell table:formula="of:=[.D53]-[.P52]" office:value-type="float" office:value="-0.0811235576540756" calcext:value-type="float">
            <text:p>-0.0811235577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52]+[.A53]" office:value-type="float" office:value="0.98" calcext:value-type="float">
            <text:p>0.98</text:p>
          </table:table-cell>
          <table:table-cell office:value-type="float" office:value="10" calcext:value-type="float">
            <text:p>10</text:p>
          </table:table-cell>
          <table:table-cell table:formula="of:=[.D52]*0.8+([.K52]*0.03)" office:value-type="float" office:value="9.89071659912893" calcext:value-type="float">
            <text:p>9.8907165991</text:p>
          </table:table-cell>
          <table:table-cell table:formula="of:=[.C53]-[.D53]" office:value-type="float" office:value="0.109283400871066" calcext:value-type="float">
            <text:p>0.1092834009</text:p>
          </table:table-cell>
          <table:table-cell table:formula="of:=[.$C$2]*[.E53]" office:value-type="float" office:value="9.94478947926698" calcext:value-type="float">
            <text:p>9.9447894793</text:p>
          </table:table-cell>
          <table:table-cell table:formula="of:=[.G52]+([.E53]*[.A53])" office:value-type="float" office:value="0.268108388914634" calcext:value-type="float">
            <text:p>0.2681083889</text:p>
          </table:table-cell>
          <table:table-cell table:formula="of:=[.$E$2]*[.G53]" office:value-type="float" office:value="53.6216777829269" calcext:value-type="float">
            <text:p>53.6216777829</text:p>
          </table:table-cell>
          <table:table-cell table:formula="of:=([.E53]-[.E52])/[.A53]" office:value-type="float" office:value="-2.03264456896068" calcext:value-type="float">
            <text:p>-2.032644569</text:p>
          </table:table-cell>
          <table:table-cell table:formula="of:=[.$G$2]*[.I53]" office:value-type="float" office:value="0.833384273273881" calcext:value-type="float">
            <text:p>0.8333842733</text:p>
          </table:table-cell>
          <table:table-cell table:formula="of:=[.F53]+[.H53]+[.J53]" office:value-type="float" office:value="64.3998515354677" calcext:value-type="float">
            <text:p>64.3998515354677000000</text:p>
          </table:table-cell>
          <table:table-cell table:formula="of:=([.K53]-[.K52])/[.A53]" office:value-type="float" office:value="-131.116811441876" calcext:value-type="float">
            <text:p>-131.1168114419</text:p>
          </table:table-cell>
          <table:table-cell table:formula="of:=[.$Q$1]*[.P52]" office:value-type="float" office:value="8.2766273301299" calcext:value-type="float">
            <text:p>8.2766273301</text:p>
          </table:table-cell>
          <table:table-cell table:formula="of:=([.$Q$1]*[.Q52]*[.$Q$1])+[.$O$1]" office:value-type="float" office:value="1.4021105327325" calcext:value-type="float">
            <text:p>1.4021105327</text:p>
          </table:table-cell>
          <table:table-cell table:formula="of:=[.N53]/([.N53]+[.$M$1])" office:value-type="float" office:value="0.583699423330675" calcext:value-type="float">
            <text:p>0.5836994233</text:p>
          </table:table-cell>
          <table:table-cell table:formula="of:=[.M53]+[.O53]*((([.K53]*[.A53])+[.D53])-[.M53])" office:value-type="float" office:value="9.97057342972554" calcext:value-type="float">
            <text:p>9.9705734297</text:p>
          </table:table-cell>
          <table:table-cell table:formula="of:=(1-[.O53])*[.N53]" office:value-type="float" office:value="0.583699423330675" calcext:value-type="float">
            <text:p>0.5836994233</text:p>
          </table:table-cell>
          <table:table-cell table:formula="of:=[.D54]-[.P53]" office:value-type="float" office:value="-0.126004604358359" calcext:value-type="float">
            <text:p>-0.1260046044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B53]+[.A54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53]*0.8+([.K53]*0.03)" office:value-type="float" office:value="9.84456882536718" calcext:value-type="float">
            <text:p>9.8445688254</text:p>
          </table:table-cell>
          <table:table-cell table:formula="of:=[.C54]-[.D54]" office:value-type="float" office:value="0.15543117463282" calcext:value-type="float">
            <text:p>0.1554311746</text:p>
          </table:table-cell>
          <table:table-cell table:formula="of:=[.$C$2]*[.E54]" office:value-type="float" office:value="14.1442368915866" calcext:value-type="float">
            <text:p>14.1442368916</text:p>
          </table:table-cell>
          <table:table-cell table:formula="of:=[.G53]+([.E54]*[.A54])" office:value-type="float" office:value="0.271217012407291" calcext:value-type="float">
            <text:p>0.2712170124</text:p>
          </table:table-cell>
          <table:table-cell table:formula="of:=[.$E$2]*[.G54]" office:value-type="float" office:value="54.2434024814582" calcext:value-type="float">
            <text:p>54.2434024815</text:p>
          </table:table-cell>
          <table:table-cell table:formula="of:=([.E54]-[.E53])/[.A54]" office:value-type="float" office:value="2.30738868808773" calcext:value-type="float">
            <text:p>2.3073886881</text:p>
          </table:table-cell>
          <table:table-cell table:formula="of:=[.$G$2]*[.I54]" office:value-type="float" office:value="-0.946029362115969" calcext:value-type="float">
            <text:p>-0.9460293621</text:p>
          </table:table-cell>
          <table:table-cell table:formula="of:=[.F54]+[.H54]+[.J54]" office:value-type="float" office:value="67.4416100109288" calcext:value-type="float">
            <text:p>67.4416100109288000000</text:p>
          </table:table-cell>
          <table:table-cell table:formula="of:=([.K54]-[.K53])/[.A54]" office:value-type="float" office:value="152.087923773055" calcext:value-type="float">
            <text:p>152.0879237731</text:p>
          </table:table-cell>
          <table:table-cell table:formula="of:=[.$Q$1]*[.P53]" office:value-type="float" office:value="8.2755759466722" calcext:value-type="float">
            <text:p>8.2755759467</text:p>
          </table:table-cell>
          <table:table-cell table:formula="of:=([.$Q$1]*[.Q53]*[.$Q$1])+[.$O$1]" office:value-type="float" office:value="1.4021105327325" calcext:value-type="float">
            <text:p>1.4021105327</text:p>
          </table:table-cell>
          <table:table-cell table:formula="of:=[.N54]/([.N54]+[.$M$1])" office:value-type="float" office:value="0.583699423330675" calcext:value-type="float">
            <text:p>0.5836994233</text:p>
          </table:table-cell>
          <table:table-cell table:formula="of:=[.M54]+[.O54]*((([.K54]*[.A54])+[.D54])-[.M54])" office:value-type="float" office:value="9.97870876261382" calcext:value-type="float">
            <text:p>9.9787087626</text:p>
          </table:table-cell>
          <table:table-cell table:formula="of:=(1-[.O54])*[.N54]" office:value-type="float" office:value="0.583699423330675" calcext:value-type="float">
            <text:p>0.5836994233</text:p>
          </table:table-cell>
          <table:table-cell table:formula="of:=[.D55]-[.P54]" office:value-type="float" office:value="-9.97870876261382" calcext:value-type="float">
            <text:p>-9.9787087626</text:p>
          </table:table-cell>
          <table:table-cell/>
        </table:table-row>
        <table:table-row table:style-name="ro1" table:number-rows-repeated="1048521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InputLimit" table:style-name="ta1">
        <table:shapes>
          <draw:frame draw:z-index="0" draw:style-name="gr1" draw:text-style-name="P1" svg:width="453.51pt" svg:height="255.09pt" svg:x="1127.08pt" svg:y="333.95pt">
            <loext:p draw:notify-on-update-of-ranges="InputLimit.B8:InputLimit.B211 InputLimit.W7:InputLimit.W7 InputLimit.W8:InputLimit.W2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015.48pt" svg:height="444.78pt" svg:x="96.15pt" svg:y="306.45pt">
            <loext:p draw:notify-on-update-of-ranges="InputLimit.B8:InputLimit.B212 InputLimit.C7:InputLimit.C7 InputLimit.C8:InputLimit.C212 InputLimit.B8:InputLimit.B212 InputLimit.D7:InputLimit.D7 InputLimit.D8:InputLimit.D212 InputLimit.B8:InputLimit.B212 InputLimit.U7:InputLimit.U7 InputLimit.U8:InputLimit.U2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1" table:number-columns-repeated="4" table:default-cell-style-name="ce7"/>
        <table:table-column table:style-name="co1" table:number-columns-repeated="8" table:default-cell-style-name="Default"/>
        <table:table-column table:style-name="co5" table:default-cell-style-name="Default"/>
        <table:table-column table:style-name="co1" table:number-columns-repeated="1001" table:default-cell-style-name="Default"/>
        <table:table-row table:style-name="ro1">
          <table:table-cell table:style-name="ce3" office:value-type="string" calcext:value-type="string">
            <text:p>P Gain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8"/>
          <table:table-cell table:style-name="ce6" table:number-columns-repeated="4"/>
          <table:table-cell table:style-name="ce3" table:number-columns-repeated="1010"/>
        </table:table-row>
        <table:table-row table:style-name="ro1">
          <table:table-cell table:style-name="ce3" office:value-type="string" calcext:value-type="string">
            <text:p>I Gain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6" table:number-columns-repeated="4"/>
          <table:table-cell table:style-name="ce3" table:number-columns-repeated="1010"/>
        </table:table-row>
        <table:table-row table:style-name="ro1">
          <table:table-cell table:style-name="ce3" office:value-type="string" calcext:value-type="string">
            <text:p>D Gain</text:p>
          </table:table-cell>
          <table:table-cell table:style-name="ce3" office:value-type="float" office:value="-0.1" calcext:value-type="float">
            <text:p>-0.1</text:p>
          </table:table-cell>
          <table:table-cell table:style-name="ce3" table:number-columns-repeated="8"/>
          <table:table-cell table:style-name="ce6" table:number-columns-repeated="4"/>
          <table:table-cell table:style-name="ce3" table:number-columns-repeated="1010"/>
        </table:table-row>
        <table:table-row table:style-name="ro1">
          <table:table-cell table:style-name="ce3" office:value-type="string" calcext:value-type="string">
            <text:p>Max Limit</text:p>
          </table:table-cell>
          <table:table-cell table:style-name="ce3" office:value-type="float" office:value="5.1" calcext:value-type="float">
            <text:p>5.1</text:p>
          </table:table-cell>
          <table:table-cell/>
          <table:table-cell table:style-name="ce3" table:number-columns-repeated="7"/>
          <table:table-cell table:style-name="ce6" table:number-columns-repeated="4"/>
          <table:table-cell table:style-name="ce3" table:number-columns-repeated="1010"/>
        </table:table-row>
        <table:table-row table:style-name="ro1">
          <table:table-cell table:style-name="ce3" table:number-columns-repeated="10"/>
          <table:table-cell table:style-name="ce6" table:number-columns-repeated="4"/>
          <table:table-cell table:style-name="ce3"/>
          <table:table-cell office:value-type="string" calcext:value-type="string">
            <text:p>R: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: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.857487595705747" calcext:value-type="float">
            <text:p>0.8574875957</text:p>
          </table:table-cell>
          <table:table-cell/>
          <table:table-cell table:style-name="ce3" office:value-type="string" calcext:value-type="string">
            <text:p>Estimate Error Avg Rate</text:p>
          </table:table-cell>
          <table:table-cell table:style-name="ce3" table:formula="of:=SUM([.W8:.W212])/COUNT([.W8:.W212])" office:value-type="float" office:value="-0.019579827708029" calcext:value-type="float">
            <text:p>-0.0195798277</text:p>
          </table:table-cell>
          <table:table-cell table:style-name="ce3" table:number-columns-repeated="1000"/>
        </table:table-row>
        <table:table-row table:style-name="ro1">
          <table:table-cell table:style-name="ce3" table:number-columns-repeated="10"/>
          <table:table-cell table:style-name="ce6" table:number-columns-repeated="4"/>
          <table:table-cell table:style-name="ce3"/>
          <table:table-cell/>
          <table:table-cell table:style-name="ce2" office:value-type="string" calcext:value-type="string" table:number-columns-spanned="2" table:number-rows-spanned="1">
            <text:p>Predict</text:p>
          </table:table-cell>
          <table:covered-table-cell/>
          <table:table-cell table:style-name="ce2" office:value-type="string" calcext:value-type="string" table:number-columns-spanned="3" table:number-rows-spanned="1">
            <text:p>Update</text:p>
          </table:table-cell>
          <table:covered-table-cell table:number-columns-repeated="2"/>
          <table:table-cell/>
          <table:table-cell table:style-name="ce3" table:number-columns-repeated="1002"/>
        </table:table-row>
        <table:table-row table:style-name="ro1">
          <table:table-cell table:style-name="ce3" office:value-type="string" calcext:value-type="string">
            <text:p>dt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Set Value</text:p>
          </table:table-cell>
          <table:table-cell table:style-name="ce4" office:value-type="string" calcext:value-type="string">
            <text:p>Current Value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Abs Error</text:p>
          </table:table-cell>
          <table:table-cell table:style-name="ce4" office:value-type="string" calcext:value-type="string">
            <text:p>P_out</text:p>
          </table:table-cell>
          <table:table-cell table:style-name="ce4" office:value-type="string" calcext:value-type="string">
            <text:p>int error</text:p>
          </table:table-cell>
          <table:table-cell table:style-name="ce4" office:value-type="string" calcext:value-type="string">
            <text:p>I_out</text:p>
          </table:table-cell>
          <table:table-cell table:style-name="ce4" office:value-type="string" calcext:value-type="string">
            <text:p>d error</text:p>
          </table:table-cell>
          <table:table-cell table:style-name="ce4" office:value-type="string" calcext:value-type="string">
            <text:p>D_out</text:p>
          </table:table-cell>
          <table:table-cell table:style-name="ce4" office:value-type="string" calcext:value-type="string">
            <text:p>T Out</text:p>
          </table:table-cell>
          <table:table-cell table:style-name="ce4" office:value-type="string" calcext:value-type="string">
            <text:p>Constrained Out</text:p>
          </table:table-cell>
          <table:table-cell table:style-name="ce4" office:value-type="string" calcext:value-type="string">
            <text:p>Est Exceeded</text:p>
          </table:table-cell>
          <table:table-cell table:style-name="ce4" office:value-type="string" calcext:value-type="string">
            <text:p>Input Exceeded</text:p>
          </table:table-cell>
          <table:table-cell table:style-name="ce3" office:value-type="string" calcext:value-type="string">
            <text:p>Out</text:p>
          </table:table-cell>
          <table:table-cell office:value-type="string" calcext:value-type="string">
            <text:p>delta out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Error</text:p>
          </table:table-cell>
          <table:table-cell table:style-name="ce3" office:value-type="string" calcext:value-type="string">
            <text:p>PID Error Avg Rate</text:p>
          </table:table-cell>
          <table:table-cell table:style-name="ce3" table:formula="of:=SUM([.F8:.F212])/COUNT([.F8:.F212])" office:value-type="float" office:value="0.426277782187699" calcext:value-type="float">
            <text:p>0.4262777822</text:p>
          </table:table-cell>
          <table:table-cell table:style-name="ce3" table:number-columns-repeated="999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.000000</text:p>
          </table:table-cell>
          <table:table-cell table:style-name="ce5" table:formula="of:=[.C8]-[.D8]" office:value-type="float" office:value="0" calcext:value-type="float">
            <text:p>0.000000</text:p>
          </table:table-cell>
          <table:table-cell table:style-name="ce5" table:formula="of:=ABS([.E8])" office:value-type="float" office:value="0" calcext:value-type="float">
            <text:p>0.000000</text:p>
          </table:table-cell>
          <table:table-cell table:style-name="ce5" table:formula="of:=[.$B$1]*[.E8]" office:value-type="float" office:value="0" calcext:value-type="float">
            <text:p>0.000000</text:p>
          </table:table-cell>
          <table:table-cell table:style-name="ce5" table:formula="of:=[.E8]*[.A8]" office:value-type="float" office:value="0" calcext:value-type="float">
            <text:p>0.000000</text:p>
          </table:table-cell>
          <table:table-cell table:style-name="ce5" table:formula="of:=[.H8]*[.$B$2]" office:value-type="float" office:value="0" calcext:value-type="float">
            <text:p>0.000000</text:p>
          </table:table-cell>
          <table:table-cell table:style-name="ce5" table:formula="of:=0" office:value-type="float" office:value="0" calcext:value-type="float">
            <text:p>0.000000</text:p>
          </table:table-cell>
          <table:table-cell table:style-name="ce5" table:formula="of:=[.J8]*[.$B$3]" office:value-type="float" office:value="-0" calcext:value-type="float">
            <text:p>0.000000</text:p>
          </table:table-cell>
          <table:table-cell table:style-name="ce5" table:formula="of:=[.G8]+[.I8]+[.K8]" office:value-type="float" office:value="0" calcext:value-type="float">
            <text:p>0.000000</text:p>
          </table:table-cell>
          <table:table-cell table:style-name="ce5" table:formula="of:=-[.L8]/8" office:value-type="float" office:value="-0" calcext:value-type="float">
            <text:p>0.000000</text:p>
          </table:table-cell>
          <table:table-cell table:formula="of:=IF([.U8]&gt;[.$B$4];1;0)" office:value-type="float" office:value="0" calcext:value-type="float">
            <text:p>0.00</text:p>
          </table:table-cell>
          <table:table-cell table:style-name="ce7" table:formula="of:=IF([.D8]&gt;[.$B$4];1;0)" office:value-type="float" office:value="0" calcext:value-type="float">
            <text:p>0.00</text:p>
          </table:table-cell>
          <table:table-cell table:style-name="ce5" table:formula="of:=[.L8]" office:value-type="float" office:value="0" calcext:value-type="float">
            <text:p>0.000000</text:p>
          </table:table-cell>
          <table:table-cell table:formula="of:=([.P8]-0)/[.A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S8]/([.S8]+[.$Q$5])" office:value-type="float" office:value="0.5" calcext:value-type="float">
            <text:p>0.5</text:p>
          </table:table-cell>
          <table:table-cell table:formula="of:=([.P8]*[.A8])" office:value-type="float" office:value="0" calcext:value-type="float">
            <text:p>0</text:p>
          </table:table-cell>
          <table:table-cell table:formula="of:=(1-[.T8])*[.S8]" office:value-type="float" office:value="0.5" calcext:value-type="float">
            <text:p>0.5</text:p>
          </table:table-cell>
          <table:table-cell table:formula="of:=[.D9]-[.U8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8]+[.A9]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style-name="ce5" table:formula="of:=[.D8]*0.8+[.P8]*0.5" office:value-type="float" office:value="0" calcext:value-type="float">
            <text:p>0.000000</text:p>
          </table:table-cell>
          <table:table-cell table:style-name="ce5" table:formula="of:=[.C9]-[.D9]" office:value-type="float" office:value="3" calcext:value-type="float">
            <text:p>3.000000</text:p>
          </table:table-cell>
          <table:table-cell table:style-name="ce5" table:formula="of:=ABS([.E9])" office:value-type="float" office:value="3" calcext:value-type="float">
            <text:p>3.000000</text:p>
          </table:table-cell>
          <table:table-cell table:style-name="ce5" table:formula="of:=[.$B$1]*[.E9]" office:value-type="float" office:value="3" calcext:value-type="float">
            <text:p>3.000000</text:p>
          </table:table-cell>
          <table:table-cell table:style-name="ce5" table:formula="of:=[.H8]+([.E9]*[.A9])" office:value-type="float" office:value="0.3" calcext:value-type="float">
            <text:p>0.300000</text:p>
          </table:table-cell>
          <table:table-cell table:style-name="ce5" table:formula="of:=[.H9]*[.$B$2]" office:value-type="float" office:value="3" calcext:value-type="float">
            <text:p>3.000000</text:p>
          </table:table-cell>
          <table:table-cell table:style-name="ce5" table:formula="of:=([.E9]-[.E8])/[.A9]" office:value-type="float" office:value="30" calcext:value-type="float">
            <text:p>30.000000</text:p>
          </table:table-cell>
          <table:table-cell table:style-name="ce5" table:formula="of:=[.J9]*[.$B$3]" office:value-type="float" office:value="-3" calcext:value-type="float">
            <text:p>-3.000000</text:p>
          </table:table-cell>
          <table:table-cell table:style-name="ce5" table:formula="of:=[.G9]+[.I9]+[.K9]" office:value-type="float" office:value="3" calcext:value-type="float">
            <text:p>3.000000</text:p>
          </table:table-cell>
          <table:table-cell table:style-name="ce5" table:formula="of:=-[.L9]/8" office:value-type="float" office:value="-0.375" calcext:value-type="float">
            <text:p>-0.375000</text:p>
          </table:table-cell>
          <table:table-cell table:formula="of:=IF([.U9]&gt;[.$B$4];1;0)" office:value-type="float" office:value="0" calcext:value-type="float">
            <text:p>0.00</text:p>
          </table:table-cell>
          <table:table-cell table:style-name="ce7" table:formula="of:=IF([.D9]&gt;[.$B$4];1;0)" office:value-type="float" office:value="0" calcext:value-type="float">
            <text:p>0.00</text:p>
          </table:table-cell>
          <table:table-cell table:style-name="ce5" table:formula="of:=IF([.O9];[.L9];[.L9])" office:value-type="float" office:value="3" calcext:value-type="float">
            <text:p>3.000000</text:p>
          </table:table-cell>
          <table:table-cell table:formula="of:=([.P9]-[.P8])/[.A9]" office:value-type="float" office:value="30" calcext:value-type="float">
            <text:p>30</text:p>
          </table:table-cell>
          <table:table-cell table:formula="of:=[.$U$5]*[.U8]" office:value-type="float" office:value="0" calcext:value-type="float">
            <text:p>0</text:p>
          </table:table-cell>
          <table:table-cell table:formula="of:=([.$U$5]*[.V8]*[.$U$5])+[.$S$5]" office:value-type="float" office:value="1.36764248839461" calcext:value-type="float">
            <text:p>1.3676424884</text:p>
          </table:table-cell>
          <table:table-cell table:formula="of:=[.S9]/([.S9]+[.$Q$5])" office:value-type="float" office:value="0.577638936240727" calcext:value-type="float">
            <text:p>0.5776389362</text:p>
          </table:table-cell>
          <table:table-cell table:formula="of:=[.R9]+[.T9]*((([.P9]*[.A9])+[.D9])-[.R9])" office:value-type="float" office:value="0.173291680872218" calcext:value-type="float">
            <text:p>0.1732916809</text:p>
          </table:table-cell>
          <table:table-cell table:formula="of:=(1-[.T9])*[.S9]" office:value-type="float" office:value="0.577638936240727" calcext:value-type="float">
            <text:p>0.5776389362</text:p>
          </table:table-cell>
          <table:table-cell table:formula="of:=[.D10]-[.U9]" office:value-type="float" office:value="0.426708319127782" calcext:value-type="float">
            <text:p>0.4267083191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9]+[.A10]"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style-name="ce5" table:formula="of:=[.D9]*0.8+[.P9]*0.2" office:value-type="float" office:value="0.6" calcext:value-type="float">
            <text:p>0.600000</text:p>
          </table:table-cell>
          <table:table-cell table:style-name="ce5" table:formula="of:=[.C10]-[.D10]" office:value-type="float" office:value="2.4" calcext:value-type="float">
            <text:p>2.400000</text:p>
          </table:table-cell>
          <table:table-cell table:style-name="ce5" table:formula="of:=ABS([.E10])" office:value-type="float" office:value="2.4" calcext:value-type="float">
            <text:p>2.400000</text:p>
          </table:table-cell>
          <table:table-cell table:style-name="ce5" table:formula="of:=[.$B$1]*[.E10]" office:value-type="float" office:value="2.4" calcext:value-type="float">
            <text:p>2.400000</text:p>
          </table:table-cell>
          <table:table-cell table:style-name="ce5" table:formula="of:=[.H9]+([.E10]*[.A10])" office:value-type="float" office:value="0.54" calcext:value-type="float">
            <text:p>0.540000</text:p>
          </table:table-cell>
          <table:table-cell table:style-name="ce5" table:formula="of:=[.H10]*[.$B$2]" office:value-type="float" office:value="5.4" calcext:value-type="float">
            <text:p>5.400000</text:p>
          </table:table-cell>
          <table:table-cell table:style-name="ce5" table:formula="of:=([.E10]-[.E9])/[.A10]" office:value-type="float" office:value="-6" calcext:value-type="float">
            <text:p>-6.000000</text:p>
          </table:table-cell>
          <table:table-cell table:style-name="ce5" table:formula="of:=[.J10]*[.$B$3]" office:value-type="float" office:value="0.6" calcext:value-type="float">
            <text:p>0.600000</text:p>
          </table:table-cell>
          <table:table-cell table:style-name="ce5" table:formula="of:=[.G10]+[.I10]+[.K10]" office:value-type="float" office:value="8.4" calcext:value-type="float">
            <text:p>8.400000</text:p>
          </table:table-cell>
          <table:table-cell table:style-name="ce5" table:formula="of:=-[.L10]/8" office:value-type="float" office:value="-1.05" calcext:value-type="float">
            <text:p>-1.050000</text:p>
          </table:table-cell>
          <table:table-cell table:formula="of:=IF([.U10]&gt;[.$B$4];1;0)" office:value-type="float" office:value="0" calcext:value-type="float">
            <text:p>0.00</text:p>
          </table:table-cell>
          <table:table-cell table:style-name="ce7" table:formula="of:=IF([.D10]&gt;[.$B$4];1;0)" office:value-type="float" office:value="0" calcext:value-type="float">
            <text:p>0.00</text:p>
          </table:table-cell>
          <table:table-cell table:style-name="ce5" table:formula="of:=IF([.O10];[.M10];[.L10])" office:value-type="float" office:value="8.4" calcext:value-type="float">
            <text:p>8.400000</text:p>
          </table:table-cell>
          <table:table-cell table:formula="of:=([.P10]-[.P9])/[.A10]" office:value-type="float" office:value="54" calcext:value-type="float">
            <text:p>54</text:p>
          </table:table-cell>
          <table:table-cell table:formula="of:=[.$U$5]*[.U9]" office:value-type="float" office:value="0.148595466786926" calcext:value-type="float">
            <text:p>0.1485954668</text:p>
          </table:table-cell>
          <table:table-cell table:formula="of:=([.$U$5]*[.V9]*[.$U$5])+[.$S$5]" office:value-type="float" office:value="1.42472923182631" calcext:value-type="float">
            <text:p>1.4247292318</text:p>
          </table:table-cell>
          <table:table-cell table:formula="of:=[.S10]/([.S10]+[.$Q$5])" office:value-type="float" office:value="0.587582816722675" calcext:value-type="float">
            <text:p>0.5875828167</text:p>
          </table:table-cell>
          <table:table-cell table:formula="of:=[.R10]+[.T10]*((([.L10]*[.A10])+[.D10])-[.R10])" office:value-type="float" office:value="0.907402579940696" calcext:value-type="float">
            <text:p>0.9074025799</text:p>
          </table:table-cell>
          <table:table-cell table:formula="of:=(1-[.T10])*[.S10]" office:value-type="float" office:value="0.587582816722675" calcext:value-type="float">
            <text:p>0.5875828167</text:p>
          </table:table-cell>
          <table:table-cell table:formula="of:=[.D11]-[.U10]" office:value-type="float" office:value="1.2525974200593" calcext:value-type="float">
            <text:p>1.2525974201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0]+[.A11]"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style-name="ce5" table:formula="of:=[.D10]*0.8+[.P10]*0.2" office:value-type="float" office:value="2.16" calcext:value-type="float">
            <text:p>2.160000</text:p>
          </table:table-cell>
          <table:table-cell table:style-name="ce5" table:formula="of:=[.C11]-[.D11]" office:value-type="float" office:value="0.84" calcext:value-type="float">
            <text:p>0.840000</text:p>
          </table:table-cell>
          <table:table-cell table:style-name="ce5" table:formula="of:=ABS([.E11])" office:value-type="float" office:value="0.84" calcext:value-type="float">
            <text:p>0.840000</text:p>
          </table:table-cell>
          <table:table-cell table:style-name="ce5" table:formula="of:=[.$B$1]*[.E11]" office:value-type="float" office:value="0.84" calcext:value-type="float">
            <text:p>0.840000</text:p>
          </table:table-cell>
          <table:table-cell table:style-name="ce5" table:formula="of:=[.H10]+([.E11]*[.A11])" office:value-type="float" office:value="0.624" calcext:value-type="float">
            <text:p>0.624000</text:p>
          </table:table-cell>
          <table:table-cell table:style-name="ce5" table:formula="of:=[.H11]*[.$B$2]" office:value-type="float" office:value="6.24" calcext:value-type="float">
            <text:p>6.240000</text:p>
          </table:table-cell>
          <table:table-cell table:style-name="ce5" table:formula="of:=([.E11]-[.E10])/[.A11]" office:value-type="float" office:value="-15.6" calcext:value-type="float">
            <text:p>-15.600000</text:p>
          </table:table-cell>
          <table:table-cell table:style-name="ce5" table:formula="of:=[.J11]*[.$B$3]" office:value-type="float" office:value="1.56" calcext:value-type="float">
            <text:p>1.560000</text:p>
          </table:table-cell>
          <table:table-cell table:style-name="ce5" table:formula="of:=[.G11]+[.I11]+[.K11]" office:value-type="float" office:value="8.64" calcext:value-type="float">
            <text:p>8.640000</text:p>
          </table:table-cell>
          <table:table-cell table:style-name="ce5" table:formula="of:=-[.L11]/8" office:value-type="float" office:value="-1.08" calcext:value-type="float">
            <text:p>-1.080000</text:p>
          </table:table-cell>
          <table:table-cell table:formula="of:=IF([.U11]&gt;[.$B$4];1;0)" office:value-type="float" office:value="0" calcext:value-type="float">
            <text:p>0.00</text:p>
          </table:table-cell>
          <table:table-cell table:style-name="ce7" table:formula="of:=IF([.D11]&gt;[.$B$4];1;0)" office:value-type="float" office:value="0" calcext:value-type="float">
            <text:p>0.00</text:p>
          </table:table-cell>
          <table:table-cell table:style-name="ce5" table:formula="of:=IF([.O11];[.M11];[.L11])" office:value-type="float" office:value="8.64" calcext:value-type="float">
            <text:p>8.640000</text:p>
          </table:table-cell>
          <table:table-cell table:formula="of:=([.P11]-[.P10])/[.A11]" office:value-type="float" office:value="2.4" calcext:value-type="float">
            <text:p>2.4</text:p>
          </table:table-cell>
          <table:table-cell table:formula="of:=[.$U$5]*[.U10]" office:value-type="float" office:value="0.778086456610539" calcext:value-type="float">
            <text:p>0.7780864566</text:p>
          </table:table-cell>
          <table:table-cell table:formula="of:=([.$U$5]*[.V10]*[.$U$5])+[.$S$5]" office:value-type="float" office:value="1.43204081775568" calcext:value-type="float">
            <text:p>1.4320408178</text:p>
          </table:table-cell>
          <table:table-cell table:formula="of:=[.S11]/([.S11]+[.$Q$5])" office:value-type="float" office:value="0.588822690516019" calcext:value-type="float">
            <text:p>0.5888226905</text:p>
          </table:table-cell>
          <table:table-cell table:formula="of:=[.R11]+[.T11]*((([.L11]*[.A11])+[.D11])-[.R11])" office:value-type="float" office:value="2.10053131189549" calcext:value-type="float">
            <text:p>2.1005313119</text:p>
          </table:table-cell>
          <table:table-cell table:formula="of:=(1-[.T11])*[.S11]" office:value-type="float" office:value="0.588822690516019" calcext:value-type="float">
            <text:p>0.5888226905</text:p>
          </table:table-cell>
          <table:table-cell table:formula="of:=[.D12]-[.U11]" office:value-type="float" office:value="1.35546868810451" calcext:value-type="float">
            <text:p>1.3554686881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1]+[.A12]"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table:style-name="ce5" table:formula="of:=[.D11]*0.8+[.P11]*0.2" office:value-type="float" office:value="3.456" calcext:value-type="float">
            <text:p>3.456000</text:p>
          </table:table-cell>
          <table:table-cell table:style-name="ce5" table:formula="of:=[.C12]-[.D12]" office:value-type="float" office:value="-0.456" calcext:value-type="float">
            <text:p>-0.456000</text:p>
          </table:table-cell>
          <table:table-cell table:style-name="ce5" table:formula="of:=ABS([.E12])" office:value-type="float" office:value="0.456" calcext:value-type="float">
            <text:p>0.456000</text:p>
          </table:table-cell>
          <table:table-cell table:style-name="ce5" table:formula="of:=[.$B$1]*[.E12]" office:value-type="float" office:value="-0.456" calcext:value-type="float">
            <text:p>-0.456000</text:p>
          </table:table-cell>
          <table:table-cell table:style-name="ce5" table:formula="of:=[.H11]+([.E12]*[.A12])" office:value-type="float" office:value="0.5784" calcext:value-type="float">
            <text:p>0.578400</text:p>
          </table:table-cell>
          <table:table-cell table:style-name="ce5" table:formula="of:=[.H12]*[.$B$2]" office:value-type="float" office:value="5.784" calcext:value-type="float">
            <text:p>5.784000</text:p>
          </table:table-cell>
          <table:table-cell table:style-name="ce5" table:formula="of:=([.E12]-[.E11])/[.A12]" office:value-type="float" office:value="-12.96" calcext:value-type="float">
            <text:p>-12.960000</text:p>
          </table:table-cell>
          <table:table-cell table:style-name="ce5" table:formula="of:=[.J12]*[.$B$3]" office:value-type="float" office:value="1.296" calcext:value-type="float">
            <text:p>1.296000</text:p>
          </table:table-cell>
          <table:table-cell table:style-name="ce5" table:formula="of:=[.G12]+[.I12]+[.K12]" office:value-type="float" office:value="6.624" calcext:value-type="float">
            <text:p>6.624000</text:p>
          </table:table-cell>
          <table:table-cell table:style-name="ce5" table:formula="of:=-[.L12]/8" office:value-type="float" office:value="-0.828" calcext:value-type="float">
            <text:p>-0.828000</text:p>
          </table:table-cell>
          <table:table-cell table:formula="of:=IF([.U12]&gt;[.$B$4];1;0)" office:value-type="float" office:value="0" calcext:value-type="float">
            <text:p>0.00</text:p>
          </table:table-cell>
          <table:table-cell table:style-name="ce7" table:formula="of:=IF([.D12]&gt;[.$B$4];1;0)" office:value-type="float" office:value="0" calcext:value-type="float">
            <text:p>0.00</text:p>
          </table:table-cell>
          <table:table-cell table:style-name="ce5" table:formula="of:=IF([.O12];[.M12];[.L12])" office:value-type="float" office:value="6.624" calcext:value-type="float">
            <text:p>6.624000</text:p>
          </table:table-cell>
          <table:table-cell table:formula="of:=([.P12]-[.P11])/[.A12]" office:value-type="float" office:value="-20.16" calcext:value-type="float">
            <text:p>-20.16</text:p>
          </table:table-cell>
          <table:table-cell table:formula="of:=[.$U$5]*[.U11]" office:value-type="float" office:value="1.8011795443419" calcext:value-type="float">
            <text:p>1.8011795443</text:p>
          </table:table-cell>
          <table:table-cell table:formula="of:=([.$U$5]*[.V11]*[.$U$5])+[.$S$5]" office:value-type="float" office:value="1.43295247832904" calcext:value-type="float">
            <text:p>1.4329524783</text:p>
          </table:table-cell>
          <table:table-cell table:formula="of:=[.S12]/([.S12]+[.$Q$5])" office:value-type="float" office:value="0.588976764278272" calcext:value-type="float">
            <text:p>0.5889767643</text:p>
          </table:table-cell>
          <table:table-cell table:formula="of:=[.R12]+[.T12]*((([.L12]*[.A12])+[.D12])-[.R12])" office:value-type="float" office:value="3.16596855043483" calcext:value-type="float">
            <text:p>3.1659685504</text:p>
          </table:table-cell>
          <table:table-cell table:formula="of:=(1-[.T12])*[.S12]" office:value-type="float" office:value="0.588976764278272" calcext:value-type="float">
            <text:p>0.5889767643</text:p>
          </table:table-cell>
          <table:table-cell table:formula="of:=[.D13]-[.U12]" office:value-type="float" office:value="0.92363144956517" calcext:value-type="float">
            <text:p>0.9236314496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2]+[.A13]"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style-name="ce5" table:formula="of:=[.D12]*0.8+[.P12]*0.2" office:value-type="float" office:value="4.0896" calcext:value-type="float">
            <text:p>4.089600</text:p>
          </table:table-cell>
          <table:table-cell table:style-name="ce5" table:formula="of:=[.C13]-[.D13]" office:value-type="float" office:value="-1.0896" calcext:value-type="float">
            <text:p>-1.089600</text:p>
          </table:table-cell>
          <table:table-cell table:style-name="ce5" table:formula="of:=ABS([.E13])" office:value-type="float" office:value="1.0896" calcext:value-type="float">
            <text:p>1.089600</text:p>
          </table:table-cell>
          <table:table-cell table:style-name="ce5" table:formula="of:=[.$B$1]*[.E13]" office:value-type="float" office:value="-1.0896" calcext:value-type="float">
            <text:p>-1.089600</text:p>
          </table:table-cell>
          <table:table-cell table:style-name="ce5" table:formula="of:=[.H12]+([.E13]*[.A13])" office:value-type="float" office:value="0.46944" calcext:value-type="float">
            <text:p>0.469440</text:p>
          </table:table-cell>
          <table:table-cell table:style-name="ce5" table:formula="of:=[.H13]*[.$B$2]" office:value-type="float" office:value="4.6944" calcext:value-type="float">
            <text:p>4.694400</text:p>
          </table:table-cell>
          <table:table-cell table:style-name="ce5" table:formula="of:=([.E13]-[.E12])/[.A13]" office:value-type="float" office:value="-6.336" calcext:value-type="float">
            <text:p>-6.336000</text:p>
          </table:table-cell>
          <table:table-cell table:style-name="ce5" table:formula="of:=[.J13]*[.$B$3]" office:value-type="float" office:value="0.6336" calcext:value-type="float">
            <text:p>0.633600</text:p>
          </table:table-cell>
          <table:table-cell table:style-name="ce5" table:formula="of:=[.G13]+[.I13]+[.K13]" office:value-type="float" office:value="4.2384" calcext:value-type="float">
            <text:p>4.238400</text:p>
          </table:table-cell>
          <table:table-cell table:style-name="ce5" table:formula="of:=-[.L13]/8" office:value-type="float" office:value="-0.5298" calcext:value-type="float">
            <text:p>-0.529800</text:p>
          </table:table-cell>
          <table:table-cell table:formula="of:=IF([.U13]&gt;[.$B$4];1;0)" office:value-type="float" office:value="0" calcext:value-type="float">
            <text:p>0.00</text:p>
          </table:table-cell>
          <table:table-cell table:style-name="ce7" table:formula="of:=IF([.D13]&gt;[.$B$4];1;0)" office:value-type="float" office:value="0" calcext:value-type="float">
            <text:p>0.00</text:p>
          </table:table-cell>
          <table:table-cell table:style-name="ce5" table:formula="of:=IF([.O13];[.M13];[.L13])" office:value-type="float" office:value="4.2384" calcext:value-type="float">
            <text:p>4.238400</text:p>
          </table:table-cell>
          <table:table-cell table:formula="of:=([.P13]-[.P12])/[.A13]" office:value-type="float" office:value="-23.856" calcext:value-type="float">
            <text:p>-23.856</text:p>
          </table:table-cell>
          <table:table-cell table:formula="of:=[.$U$5]*[.U12]" office:value-type="float" office:value="2.71477876039237" calcext:value-type="float">
            <text:p>2.7147787604</text:p>
          </table:table-cell>
          <table:table-cell table:formula="of:=([.$U$5]*[.V12]*[.$U$5])+[.$S$5]" office:value-type="float" office:value="1.43306576645174" calcext:value-type="float">
            <text:p>1.4330657665</text:p>
          </table:table-cell>
          <table:table-cell table:formula="of:=[.S13]/([.S13]+[.$Q$5])" office:value-type="float" office:value="0.58899590229394" calcext:value-type="float">
            <text:p>0.5889959023</text:p>
          </table:table-cell>
          <table:table-cell table:formula="of:=[.R13]+[.T13]*((([.L13]*[.A13])+[.D13])-[.R13])" office:value-type="float" office:value="3.7741828601362" calcext:value-type="float">
            <text:p>3.7741828601</text:p>
          </table:table-cell>
          <table:table-cell table:formula="of:=(1-[.T13])*[.S13]" office:value-type="float" office:value="0.58899590229394" calcext:value-type="float">
            <text:p>0.5889959023</text:p>
          </table:table-cell>
          <table:table-cell table:formula="of:=[.D14]-[.U13]" office:value-type="float" office:value="0.345177139863796" calcext:value-type="float">
            <text:p>0.3451771399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3]+[.A14]"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table:style-name="ce5" table:formula="of:=[.D13]*0.8+[.P13]*0.2" office:value-type="float" office:value="4.11936" calcext:value-type="float">
            <text:p>4.119360</text:p>
          </table:table-cell>
          <table:table-cell table:style-name="ce5" table:formula="of:=[.C14]-[.D14]" office:value-type="float" office:value="-1.11936" calcext:value-type="float">
            <text:p>-1.119360</text:p>
          </table:table-cell>
          <table:table-cell table:style-name="ce5" table:formula="of:=ABS([.E14])" office:value-type="float" office:value="1.11936" calcext:value-type="float">
            <text:p>1.119360</text:p>
          </table:table-cell>
          <table:table-cell table:style-name="ce5" table:formula="of:=[.$B$1]*[.E14]" office:value-type="float" office:value="-1.11936" calcext:value-type="float">
            <text:p>-1.119360</text:p>
          </table:table-cell>
          <table:table-cell table:style-name="ce5" table:formula="of:=[.H13]+([.E14]*[.A14])" office:value-type="float" office:value="0.357504" calcext:value-type="float">
            <text:p>0.357504</text:p>
          </table:table-cell>
          <table:table-cell table:style-name="ce5" table:formula="of:=[.H14]*[.$B$2]" office:value-type="float" office:value="3.57504" calcext:value-type="float">
            <text:p>3.575040</text:p>
          </table:table-cell>
          <table:table-cell table:style-name="ce5" table:formula="of:=([.E14]-[.E13])/[.A14]" office:value-type="float" office:value="-0.297599999999996" calcext:value-type="float">
            <text:p>-0.297600</text:p>
          </table:table-cell>
          <table:table-cell table:style-name="ce5" table:formula="of:=[.J14]*[.$B$3]" office:value-type="float" office:value="0.0297599999999996" calcext:value-type="float">
            <text:p>0.029760</text:p>
          </table:table-cell>
          <table:table-cell table:style-name="ce5" table:formula="of:=[.G14]+[.I14]+[.K14]" office:value-type="float" office:value="2.48544" calcext:value-type="float">
            <text:p>2.485440</text:p>
          </table:table-cell>
          <table:table-cell table:style-name="ce5" table:formula="of:=-[.L14]/8" office:value-type="float" office:value="-0.31068" calcext:value-type="float">
            <text:p>-0.310680</text:p>
          </table:table-cell>
          <table:table-cell table:formula="of:=IF([.U14]&gt;[.$B$4];1;0)" office:value-type="float" office:value="0" calcext:value-type="float">
            <text:p>0.00</text:p>
          </table:table-cell>
          <table:table-cell table:style-name="ce7" table:formula="of:=IF([.D14]&gt;[.$B$4];1;0)" office:value-type="float" office:value="0" calcext:value-type="float">
            <text:p>0.00</text:p>
          </table:table-cell>
          <table:table-cell table:style-name="ce5" table:formula="of:=IF([.O14];[.M14];[.L14])" office:value-type="float" office:value="2.48544" calcext:value-type="float">
            <text:p>2.485440</text:p>
          </table:table-cell>
          <table:table-cell table:formula="of:=([.P14]-[.P13])/[.A14]" office:value-type="float" office:value="-17.5296" calcext:value-type="float">
            <text:p>-17.5296</text:p>
          </table:table-cell>
          <table:table-cell table:formula="of:=[.$U$5]*[.U13]" office:value-type="float" office:value="3.23631498649203" calcext:value-type="float">
            <text:p>3.2363149865</text:p>
          </table:table-cell>
          <table:table-cell table:formula="of:=([.$U$5]*[.V13]*[.$U$5])+[.$S$5]" office:value-type="float" office:value="1.43307983834715" calcext:value-type="float">
            <text:p>1.4330798383</text:p>
          </table:table-cell>
          <table:table-cell table:formula="of:=[.S14]/([.S14]+[.$Q$5])" office:value-type="float" office:value="0.588998279366235" calcext:value-type="float">
            <text:p>0.5889982794</text:p>
          </table:table-cell>
          <table:table-cell table:formula="of:=[.R14]+[.T14]*((([.L14]*[.A14])+[.D14])-[.R14])" office:value-type="float" office:value="3.90281896839796" calcext:value-type="float">
            <text:p>3.9028189684</text:p>
          </table:table-cell>
          <table:table-cell table:formula="of:=(1-[.T14])*[.S14]" office:value-type="float" office:value="0.588998279366235" calcext:value-type="float">
            <text:p>0.5889982794</text:p>
          </table:table-cell>
          <table:table-cell table:formula="of:=[.D15]-[.U14]" office:value-type="float" office:value="-0.110242968397961" calcext:value-type="float">
            <text:p>-0.1102429684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4]+[.A15]"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table:style-name="ce5" table:formula="of:=[.D14]*0.8+[.P14]*0.2" office:value-type="float" office:value="3.792576" calcext:value-type="float">
            <text:p>3.792576</text:p>
          </table:table-cell>
          <table:table-cell table:style-name="ce5" table:formula="of:=[.C15]-[.D15]" office:value-type="float" office:value="-0.792576" calcext:value-type="float">
            <text:p>-0.792576</text:p>
          </table:table-cell>
          <table:table-cell table:style-name="ce5" table:formula="of:=ABS([.E15])" office:value-type="float" office:value="0.792576" calcext:value-type="float">
            <text:p>0.792576</text:p>
          </table:table-cell>
          <table:table-cell table:style-name="ce5" table:formula="of:=[.$B$1]*[.E15]" office:value-type="float" office:value="-0.792576" calcext:value-type="float">
            <text:p>-0.792576</text:p>
          </table:table-cell>
          <table:table-cell table:style-name="ce5" table:formula="of:=[.H14]+([.E15]*[.A15])" office:value-type="float" office:value="0.2782464" calcext:value-type="float">
            <text:p>0.278246</text:p>
          </table:table-cell>
          <table:table-cell table:style-name="ce5" table:formula="of:=[.H15]*[.$B$2]" office:value-type="float" office:value="2.782464" calcext:value-type="float">
            <text:p>2.782464</text:p>
          </table:table-cell>
          <table:table-cell table:style-name="ce5" table:formula="of:=([.E15]-[.E14])/[.A15]" office:value-type="float" office:value="3.26784" calcext:value-type="float">
            <text:p>3.267840</text:p>
          </table:table-cell>
          <table:table-cell table:style-name="ce5" table:formula="of:=[.J15]*[.$B$3]" office:value-type="float" office:value="-0.326784" calcext:value-type="float">
            <text:p>-0.326784</text:p>
          </table:table-cell>
          <table:table-cell table:style-name="ce5" table:formula="of:=[.G15]+[.I15]+[.K15]" office:value-type="float" office:value="1.663104" calcext:value-type="float">
            <text:p>1.663104</text:p>
          </table:table-cell>
          <table:table-cell table:style-name="ce5" table:formula="of:=-[.L15]/8" office:value-type="float" office:value="-0.207888" calcext:value-type="float">
            <text:p>-0.207888</text:p>
          </table:table-cell>
          <table:table-cell table:formula="of:=IF([.U15]&gt;[.$B$4];1;0)" office:value-type="float" office:value="0" calcext:value-type="float">
            <text:p>0.00</text:p>
          </table:table-cell>
          <table:table-cell table:style-name="ce7" table:formula="of:=IF([.D15]&gt;[.$B$4];1;0)" office:value-type="float" office:value="0" calcext:value-type="float">
            <text:p>0.00</text:p>
          </table:table-cell>
          <table:table-cell table:style-name="ce5" table:formula="of:=IF([.O15];[.M15];[.L15])" office:value-type="float" office:value="1.663104" calcext:value-type="float">
            <text:p>1.663104</text:p>
          </table:table-cell>
          <table:table-cell table:formula="of:=([.P15]-[.P14])/[.A15]" office:value-type="float" office:value="-8.22336" calcext:value-type="float">
            <text:p>-8.22336</text:p>
          </table:table-cell>
          <table:table-cell table:formula="of:=[.$U$5]*[.U14]" office:value-type="float" office:value="3.34661885368635" calcext:value-type="float">
            <text:p>3.3466188537</text:p>
          </table:table-cell>
          <table:table-cell table:formula="of:=([.$U$5]*[.V14]*[.$U$5])+[.$S$5]" office:value-type="float" office:value="1.43308158617269" calcext:value-type="float">
            <text:p>1.4330815862</text:p>
          </table:table-cell>
          <table:table-cell table:formula="of:=[.S15]/([.S15]+[.$Q$5])" office:value-type="float" office:value="0.588998574612934" calcext:value-type="float">
            <text:p>0.5889985746</text:p>
          </table:table-cell>
          <table:table-cell table:formula="of:=[.R15]+[.T15]*((([.L15]*[.A15])+[.D15])-[.R15])" office:value-type="float" office:value="3.70724356574685" calcext:value-type="float">
            <text:p>3.7072435657</text:p>
          </table:table-cell>
          <table:table-cell table:formula="of:=(1-[.T15])*[.S15]" office:value-type="float" office:value="0.588998574612934" calcext:value-type="float">
            <text:p>0.5889985746</text:p>
          </table:table-cell>
          <table:table-cell table:formula="of:=[.D16]-[.U15]" office:value-type="float" office:value="-0.340561965746849" calcext:value-type="float">
            <text:p>-0.3405619657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5]+[.A16]"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table:style-name="ce5" table:formula="of:=[.D15]*0.8+[.P15]*0.2" office:value-type="float" office:value="3.3666816" calcext:value-type="float">
            <text:p>3.366682</text:p>
          </table:table-cell>
          <table:table-cell table:style-name="ce5" table:formula="of:=[.C16]-[.D16]" office:value-type="float" office:value="-0.3666816" calcext:value-type="float">
            <text:p>-0.366682</text:p>
          </table:table-cell>
          <table:table-cell table:style-name="ce5" table:formula="of:=ABS([.E16])" office:value-type="float" office:value="0.3666816" calcext:value-type="float">
            <text:p>0.366682</text:p>
          </table:table-cell>
          <table:table-cell table:style-name="ce5" table:formula="of:=[.$B$1]*[.E16]" office:value-type="float" office:value="-0.3666816" calcext:value-type="float">
            <text:p>-0.366682</text:p>
          </table:table-cell>
          <table:table-cell table:style-name="ce5" table:formula="of:=[.H15]+([.E16]*[.A16])" office:value-type="float" office:value="0.24157824" calcext:value-type="float">
            <text:p>0.241578</text:p>
          </table:table-cell>
          <table:table-cell table:style-name="ce5" table:formula="of:=[.H16]*[.$B$2]" office:value-type="float" office:value="2.4157824" calcext:value-type="float">
            <text:p>2.415782</text:p>
          </table:table-cell>
          <table:table-cell table:style-name="ce5" table:formula="of:=([.E16]-[.E15])/[.A16]" office:value-type="float" office:value="4.258944" calcext:value-type="float">
            <text:p>4.258944</text:p>
          </table:table-cell>
          <table:table-cell table:style-name="ce5" table:formula="of:=[.J16]*[.$B$3]" office:value-type="float" office:value="-0.4258944" calcext:value-type="float">
            <text:p>-0.425894</text:p>
          </table:table-cell>
          <table:table-cell table:style-name="ce5" table:formula="of:=[.G16]+[.I16]+[.K16]" office:value-type="float" office:value="1.6232064" calcext:value-type="float">
            <text:p>1.623206</text:p>
          </table:table-cell>
          <table:table-cell table:style-name="ce5" table:formula="of:=-[.L16]/8" office:value-type="float" office:value="-0.2029008" calcext:value-type="float">
            <text:p>-0.202901</text:p>
          </table:table-cell>
          <table:table-cell table:formula="of:=IF([.U16]&gt;[.$B$4];1;0)" office:value-type="float" office:value="0" calcext:value-type="float">
            <text:p>0.00</text:p>
          </table:table-cell>
          <table:table-cell table:style-name="ce7" table:formula="of:=IF([.D16]&gt;[.$B$4];1;0)" office:value-type="float" office:value="0" calcext:value-type="float">
            <text:p>0.00</text:p>
          </table:table-cell>
          <table:table-cell table:style-name="ce5" table:formula="of:=IF([.O16];[.M16];[.L16])" office:value-type="float" office:value="1.6232064" calcext:value-type="float">
            <text:p>1.623206</text:p>
          </table:table-cell>
          <table:table-cell table:formula="of:=([.P16]-[.P15])/[.A16]" office:value-type="float" office:value="-0.398976000000002" calcext:value-type="float">
            <text:p>-0.398976</text:p>
          </table:table-cell>
          <table:table-cell table:formula="of:=[.$U$5]*[.U15]" office:value-type="float" office:value="3.17891537188787" calcext:value-type="float">
            <text:p>3.1789153719</text:p>
          </table:table-cell>
          <table:table-cell table:formula="of:=([.$U$5]*[.V15]*[.$U$5])+[.$S$5]" office:value-type="float" office:value="1.43308180326316" calcext:value-type="float">
            <text:p>1.4330818033</text:p>
          </table:table-cell>
          <table:table-cell table:formula="of:=[.S16]/([.S16]+[.$Q$5])" office:value-type="float" office:value="0.588998611284323" calcext:value-type="float">
            <text:p>0.5889986113</text:p>
          </table:table-cell>
          <table:table-cell table:formula="of:=[.R16]+[.T16]*((([.L16]*[.A16])+[.D16])-[.R16])" office:value-type="float" office:value="3.38511605103479" calcext:value-type="float">
            <text:p>3.385116051</text:p>
          </table:table-cell>
          <table:table-cell table:formula="of:=(1-[.T16])*[.S16]" office:value-type="float" office:value="0.588998611284323" calcext:value-type="float">
            <text:p>0.5889986113</text:p>
          </table:table-cell>
          <table:table-cell table:formula="of:=[.D17]-[.U16]" office:value-type="float" office:value="-0.367129491034792" calcext:value-type="float">
            <text:p>-0.367129491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6]+[.A17]"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table:style-name="ce5" table:formula="of:=[.D16]*0.8+[.P16]*0.2" office:value-type="float" office:value="3.01798656" calcext:value-type="float">
            <text:p>3.017987</text:p>
          </table:table-cell>
          <table:table-cell table:style-name="ce5" table:formula="of:=[.C17]-[.D17]" office:value-type="float" office:value="-0.0179865599999998" calcext:value-type="float">
            <text:p>-0.017987</text:p>
          </table:table-cell>
          <table:table-cell table:style-name="ce5" table:formula="of:=ABS([.E17])" office:value-type="float" office:value="0.0179865599999998" calcext:value-type="float">
            <text:p>0.017987</text:p>
          </table:table-cell>
          <table:table-cell table:style-name="ce5" table:formula="of:=[.$B$1]*[.E17]" office:value-type="float" office:value="-0.0179865599999998" calcext:value-type="float">
            <text:p>-0.017987</text:p>
          </table:table-cell>
          <table:table-cell table:style-name="ce5" table:formula="of:=[.H16]+([.E17]*[.A17])" office:value-type="float" office:value="0.239779584" calcext:value-type="float">
            <text:p>0.239780</text:p>
          </table:table-cell>
          <table:table-cell table:style-name="ce5" table:formula="of:=[.H17]*[.$B$2]" office:value-type="float" office:value="2.39779584" calcext:value-type="float">
            <text:p>2.397796</text:p>
          </table:table-cell>
          <table:table-cell table:style-name="ce5" table:formula="of:=([.E17]-[.E16])/[.A17]" office:value-type="float" office:value="3.4869504" calcext:value-type="float">
            <text:p>3.486950</text:p>
          </table:table-cell>
          <table:table-cell table:style-name="ce5" table:formula="of:=[.J17]*[.$B$3]" office:value-type="float" office:value="-0.34869504" calcext:value-type="float">
            <text:p>-0.348695</text:p>
          </table:table-cell>
          <table:table-cell table:style-name="ce5" table:formula="of:=[.G17]+[.I17]+[.K17]" office:value-type="float" office:value="2.03111424" calcext:value-type="float">
            <text:p>2.031114</text:p>
          </table:table-cell>
          <table:table-cell table:style-name="ce5" table:formula="of:=-[.L17]/8" office:value-type="float" office:value="-0.25388928" calcext:value-type="float">
            <text:p>-0.253889</text:p>
          </table:table-cell>
          <table:table-cell table:formula="of:=IF([.U17]&gt;[.$B$4];1;0)" office:value-type="float" office:value="0" calcext:value-type="float">
            <text:p>0.00</text:p>
          </table:table-cell>
          <table:table-cell table:style-name="ce7" table:formula="of:=IF([.D17]&gt;[.$B$4];1;0)" office:value-type="float" office:value="0" calcext:value-type="float">
            <text:p>0.00</text:p>
          </table:table-cell>
          <table:table-cell table:style-name="ce5" table:formula="of:=IF([.O17];[.M17];[.L17])" office:value-type="float" office:value="2.03111424" calcext:value-type="float">
            <text:p>2.031114</text:p>
          </table:table-cell>
          <table:table-cell table:formula="of:=([.P17]-[.P16])/[.A17]" office:value-type="float" office:value="4.0790784" calcext:value-type="float">
            <text:p>4.0790784</text:p>
          </table:table-cell>
          <table:table-cell table:formula="of:=[.$U$5]*[.U16]" office:value-type="float" office:value="2.90269502378676" calcext:value-type="float">
            <text:p>2.9026950238</text:p>
          </table:table-cell>
          <table:table-cell table:formula="of:=([.$U$5]*[.V16]*[.$U$5])+[.$S$5]" office:value-type="float" office:value="1.43308183022708" calcext:value-type="float">
            <text:p>1.4330818302</text:p>
          </table:table-cell>
          <table:table-cell table:formula="of:=[.S17]/([.S17]+[.$Q$5])" office:value-type="float" office:value="0.588998615839127" calcext:value-type="float">
            <text:p>0.5889986158</text:p>
          </table:table-cell>
          <table:table-cell table:formula="of:=[.R17]+[.T17]*((([.L17]*[.A17])+[.D17])-[.R17])" office:value-type="float" office:value="3.09023392663144" calcext:value-type="float">
            <text:p>3.0902339266</text:p>
          </table:table-cell>
          <table:table-cell table:formula="of:=(1-[.T17])*[.S17]" office:value-type="float" office:value="0.588998615839127" calcext:value-type="float">
            <text:p>0.5889986158</text:p>
          </table:table-cell>
          <table:table-cell table:formula="of:=[.D18]-[.U17]" office:value-type="float" office:value="-0.269621830631437" calcext:value-type="float">
            <text:p>-0.2696218306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7]+[.A18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5" table:formula="of:=[.D17]*0.8+[.P17]*0.2" office:value-type="float" office:value="2.820612096" calcext:value-type="float">
            <text:p>2.820612</text:p>
          </table:table-cell>
          <table:table-cell table:style-name="ce5" table:formula="of:=[.C18]-[.D18]" office:value-type="float" office:value="0.179387904" calcext:value-type="float">
            <text:p>0.179388</text:p>
          </table:table-cell>
          <table:table-cell table:style-name="ce5" table:formula="of:=ABS([.E18])" office:value-type="float" office:value="0.179387904" calcext:value-type="float">
            <text:p>0.179388</text:p>
          </table:table-cell>
          <table:table-cell table:style-name="ce5" table:formula="of:=[.$B$1]*[.E18]" office:value-type="float" office:value="0.179387904" calcext:value-type="float">
            <text:p>0.179388</text:p>
          </table:table-cell>
          <table:table-cell table:style-name="ce5" table:formula="of:=[.H17]+([.E18]*[.A18])" office:value-type="float" office:value="0.2577183744" calcext:value-type="float">
            <text:p>0.257718</text:p>
          </table:table-cell>
          <table:table-cell table:style-name="ce5" table:formula="of:=[.H18]*[.$B$2]" office:value-type="float" office:value="2.577183744" calcext:value-type="float">
            <text:p>2.577184</text:p>
          </table:table-cell>
          <table:table-cell table:style-name="ce5" table:formula="of:=([.E18]-[.E17])/[.A18]" office:value-type="float" office:value="1.97374464" calcext:value-type="float">
            <text:p>1.973745</text:p>
          </table:table-cell>
          <table:table-cell table:style-name="ce5" table:formula="of:=[.J18]*[.$B$3]" office:value-type="float" office:value="-0.197374464" calcext:value-type="float">
            <text:p>-0.197374</text:p>
          </table:table-cell>
          <table:table-cell table:style-name="ce5" table:formula="of:=[.G18]+[.I18]+[.K18]" office:value-type="float" office:value="2.559197184" calcext:value-type="float">
            <text:p>2.559197</text:p>
          </table:table-cell>
          <table:table-cell table:style-name="ce5" table:formula="of:=-[.L18]/8" office:value-type="float" office:value="-0.319899648" calcext:value-type="float">
            <text:p>-0.319900</text:p>
          </table:table-cell>
          <table:table-cell table:formula="of:=IF([.U18]&gt;[.$B$4];1;0)" office:value-type="float" office:value="0" calcext:value-type="float">
            <text:p>0.00</text:p>
          </table:table-cell>
          <table:table-cell table:style-name="ce7" table:formula="of:=IF([.D18]&gt;[.$B$4];1;0)" office:value-type="float" office:value="0" calcext:value-type="float">
            <text:p>0.00</text:p>
          </table:table-cell>
          <table:table-cell table:style-name="ce5" table:formula="of:=IF([.O18];[.M18];[.L18])" office:value-type="float" office:value="2.559197184" calcext:value-type="float">
            <text:p>2.559197</text:p>
          </table:table-cell>
          <table:table-cell table:formula="of:=([.P18]-[.P17])/[.A18]" office:value-type="float" office:value="5.28082944000001" calcext:value-type="float">
            <text:p>5.28082944</text:p>
          </table:table-cell>
          <table:table-cell table:formula="of:=[.$U$5]*[.U17]" office:value-type="float" office:value="2.64983725991552" calcext:value-type="float">
            <text:p>2.6498372599</text:p>
          </table:table-cell>
          <table:table-cell table:formula="of:=([.$U$5]*[.V17]*[.$U$5])+[.$S$5]" office:value-type="float" office:value="1.43308183357616" calcext:value-type="float">
            <text:p>1.4330818336</text:p>
          </table:table-cell>
          <table:table-cell table:formula="of:=[.S18]/([.S18]+[.$Q$5])" office:value-type="float" office:value="0.58899861640486" calcext:value-type="float">
            <text:p>0.5889986164</text:p>
          </table:table-cell>
          <table:table-cell table:formula="of:=[.R18]+[.T18]*((([.L18]*[.A18])+[.D18])-[.R18])" office:value-type="float" office:value="2.90115976213437" calcext:value-type="float">
            <text:p>2.9011597621</text:p>
          </table:table-cell>
          <table:table-cell table:formula="of:=(1-[.T18])*[.S18]" office:value-type="float" office:value="0.58899861640486" calcext:value-type="float">
            <text:p>0.5889986164</text:p>
          </table:table-cell>
          <table:table-cell table:formula="of:=[.D19]-[.U18]" office:value-type="float" office:value="-0.132830648534367" calcext:value-type="float">
            <text:p>-0.1328306485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8]+[.A19]"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table:style-name="ce5" table:formula="of:=[.D18]*0.8+[.P18]*0.2" office:value-type="float" office:value="2.7683291136" calcext:value-type="float">
            <text:p>2.768329</text:p>
          </table:table-cell>
          <table:table-cell table:style-name="ce5" table:formula="of:=[.C19]-[.D19]" office:value-type="float" office:value="0.2316708864" calcext:value-type="float">
            <text:p>0.231671</text:p>
          </table:table-cell>
          <table:table-cell table:style-name="ce5" table:formula="of:=ABS([.E19])" office:value-type="float" office:value="0.2316708864" calcext:value-type="float">
            <text:p>0.231671</text:p>
          </table:table-cell>
          <table:table-cell table:style-name="ce5" table:formula="of:=[.$B$1]*[.E19]" office:value-type="float" office:value="0.2316708864" calcext:value-type="float">
            <text:p>0.231671</text:p>
          </table:table-cell>
          <table:table-cell table:style-name="ce5" table:formula="of:=[.H18]+([.E19]*[.A19])" office:value-type="float" office:value="0.28088546304" calcext:value-type="float">
            <text:p>0.280885</text:p>
          </table:table-cell>
          <table:table-cell table:style-name="ce5" table:formula="of:=[.H19]*[.$B$2]" office:value-type="float" office:value="2.8088546304" calcext:value-type="float">
            <text:p>2.808855</text:p>
          </table:table-cell>
          <table:table-cell table:style-name="ce5" table:formula="of:=([.E19]-[.E18])/[.A19]" office:value-type="float" office:value="0.522829824" calcext:value-type="float">
            <text:p>0.522830</text:p>
          </table:table-cell>
          <table:table-cell table:style-name="ce5" table:formula="of:=[.J19]*[.$B$3]" office:value-type="float" office:value="-0.0522829824" calcext:value-type="float">
            <text:p>-0.052283</text:p>
          </table:table-cell>
          <table:table-cell table:style-name="ce5" table:formula="of:=[.G19]+[.I19]+[.K19]" office:value-type="float" office:value="2.9882425344" calcext:value-type="float">
            <text:p>2.988243</text:p>
          </table:table-cell>
          <table:table-cell table:style-name="ce5" table:formula="of:=-[.L19]/8" office:value-type="float" office:value="-0.3735303168" calcext:value-type="float">
            <text:p>-0.373530</text:p>
          </table:table-cell>
          <table:table-cell table:formula="of:=IF([.U19]&gt;[.$B$4];1;0)" office:value-type="float" office:value="0" calcext:value-type="float">
            <text:p>0.00</text:p>
          </table:table-cell>
          <table:table-cell table:style-name="ce7" table:formula="of:=IF([.D19]&gt;[.$B$4];1;0)" office:value-type="float" office:value="0" calcext:value-type="float">
            <text:p>0.00</text:p>
          </table:table-cell>
          <table:table-cell table:style-name="ce5" table:formula="of:=IF([.O19];[.M19];[.L19])" office:value-type="float" office:value="2.9882425344" calcext:value-type="float">
            <text:p>2.988243</text:p>
          </table:table-cell>
          <table:table-cell table:formula="of:=([.P19]-[.P18])/[.A19]" office:value-type="float" office:value="4.29045350400001" calcext:value-type="float">
            <text:p>4.290453504</text:p>
          </table:table-cell>
          <table:table-cell table:formula="of:=[.$U$5]*[.U18]" office:value-type="float" office:value="2.48770850919086" calcext:value-type="float">
            <text:p>2.4877085092</text:p>
          </table:table-cell>
          <table:table-cell table:formula="of:=([.$U$5]*[.V18]*[.$U$5])+[.$S$5]" office:value-type="float" office:value="1.43308183399213" calcext:value-type="float">
            <text:p>1.433081834</text:p>
          </table:table-cell>
          <table:table-cell table:formula="of:=[.S19]/([.S19]+[.$Q$5])" office:value-type="float" office:value="0.588998616475128" calcext:value-type="float">
            <text:p>0.5889986165</text:p>
          </table:table-cell>
          <table:table-cell table:formula="of:=[.R19]+[.T19]*((([.L19]*[.A19])+[.D19])-[.R19])" office:value-type="float" office:value="2.82900072878763" calcext:value-type="float">
            <text:p>2.8290007288</text:p>
          </table:table-cell>
          <table:table-cell table:formula="of:=(1-[.T19])*[.S19]" office:value-type="float" office:value="0.588998616475128" calcext:value-type="float">
            <text:p>0.5889986165</text:p>
          </table:table-cell>
          <table:table-cell table:formula="of:=[.D20]-[.U19]" office:value-type="float" office:value="-0.0166889310276286" calcext:value-type="float">
            <text:p>-0.016688931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9]+[.A20]"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table:style-name="ce5" table:formula="of:=[.D19]*0.8+[.P19]*0.2" office:value-type="float" office:value="2.81231179776" calcext:value-type="float">
            <text:p>2.812312</text:p>
          </table:table-cell>
          <table:table-cell table:style-name="ce5" table:formula="of:=[.C20]-[.D20]" office:value-type="float" office:value="0.18768820224" calcext:value-type="float">
            <text:p>0.187688</text:p>
          </table:table-cell>
          <table:table-cell table:style-name="ce5" table:formula="of:=ABS([.E20])" office:value-type="float" office:value="0.18768820224" calcext:value-type="float">
            <text:p>0.187688</text:p>
          </table:table-cell>
          <table:table-cell table:style-name="ce5" table:formula="of:=[.$B$1]*[.E20]" office:value-type="float" office:value="0.18768820224" calcext:value-type="float">
            <text:p>0.187688</text:p>
          </table:table-cell>
          <table:table-cell table:style-name="ce5" table:formula="of:=[.H19]+([.E20]*[.A20])" office:value-type="float" office:value="0.299654283264" calcext:value-type="float">
            <text:p>0.299654</text:p>
          </table:table-cell>
          <table:table-cell table:style-name="ce5" table:formula="of:=[.H20]*[.$B$2]" office:value-type="float" office:value="2.99654283264" calcext:value-type="float">
            <text:p>2.996543</text:p>
          </table:table-cell>
          <table:table-cell table:style-name="ce5" table:formula="of:=([.E20]-[.E19])/[.A20]" office:value-type="float" office:value="-0.4398268416" calcext:value-type="float">
            <text:p>-0.439827</text:p>
          </table:table-cell>
          <table:table-cell table:style-name="ce5" table:formula="of:=[.J20]*[.$B$3]" office:value-type="float" office:value="0.04398268416" calcext:value-type="float">
            <text:p>0.043983</text:p>
          </table:table-cell>
          <table:table-cell table:style-name="ce5" table:formula="of:=[.G20]+[.I20]+[.K20]" office:value-type="float" office:value="3.22821371904" calcext:value-type="float">
            <text:p>3.228214</text:p>
          </table:table-cell>
          <table:table-cell table:style-name="ce5" table:formula="of:=-[.L20]/8" office:value-type="float" office:value="-0.40352671488" calcext:value-type="float">
            <text:p>-0.403527</text:p>
          </table:table-cell>
          <table:table-cell table:formula="of:=IF([.U20]&gt;[.$B$4];1;0)" office:value-type="float" office:value="0" calcext:value-type="float">
            <text:p>0.00</text:p>
          </table:table-cell>
          <table:table-cell table:style-name="ce7" table:formula="of:=IF([.D20]&gt;[.$B$4];1;0)" office:value-type="float" office:value="0" calcext:value-type="float">
            <text:p>0.00</text:p>
          </table:table-cell>
          <table:table-cell table:style-name="ce5" table:formula="of:=IF([.O20];[.M20];[.L20])" office:value-type="float" office:value="3.22821371904" calcext:value-type="float">
            <text:p>3.228214</text:p>
          </table:table-cell>
          <table:table-cell table:formula="of:=([.P20]-[.P19])/[.A20]" office:value-type="float" office:value="2.3997118464" calcext:value-type="float">
            <text:p>2.3997118464</text:p>
          </table:table-cell>
          <table:table-cell table:formula="of:=[.$U$5]*[.U19]" office:value-type="float" office:value="2.42583303317791" calcext:value-type="float">
            <text:p>2.4258330332</text:p>
          </table:table-cell>
          <table:table-cell table:formula="of:=([.$U$5]*[.V19]*[.$U$5])+[.$S$5]" office:value-type="float" office:value="1.4330818340438" calcext:value-type="float">
            <text:p>1.433081834</text:p>
          </table:table-cell>
          <table:table-cell table:formula="of:=[.S20]/([.S20]+[.$Q$5])" office:value-type="float" office:value="0.588998616483855" calcext:value-type="float">
            <text:p>0.5889986165</text:p>
          </table:table-cell>
          <table:table-cell table:formula="of:=[.R20]+[.T20]*((([.L20]*[.A20])+[.D20])-[.R20])" office:value-type="float" office:value="2.84360983224003" calcext:value-type="float">
            <text:p>2.8436098322</text:p>
          </table:table-cell>
          <table:table-cell table:formula="of:=(1-[.T20])*[.S20]" office:value-type="float" office:value="0.588998616483855" calcext:value-type="float">
            <text:p>0.5889986165</text:p>
          </table:table-cell>
          <table:table-cell table:formula="of:=[.D21]-[.U20]" office:value-type="float" office:value="0.0518823497759739" calcext:value-type="float">
            <text:p>0.051882349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20]+[.A21]"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table:style-name="ce5" table:formula="of:=[.D20]*0.8+[.P20]*0.2" office:value-type="float" office:value="2.895492182016" calcext:value-type="float">
            <text:p>2.895492</text:p>
          </table:table-cell>
          <table:table-cell table:style-name="ce5" table:formula="of:=[.C21]-[.D21]" office:value-type="float" office:value="0.104507817984" calcext:value-type="float">
            <text:p>0.104508</text:p>
          </table:table-cell>
          <table:table-cell table:style-name="ce5" table:formula="of:=ABS([.E21])" office:value-type="float" office:value="0.104507817984" calcext:value-type="float">
            <text:p>0.104508</text:p>
          </table:table-cell>
          <table:table-cell table:style-name="ce5" table:formula="of:=[.$B$1]*[.E21]" office:value-type="float" office:value="0.104507817984" calcext:value-type="float">
            <text:p>0.104508</text:p>
          </table:table-cell>
          <table:table-cell table:style-name="ce5" table:formula="of:=[.H20]+([.E21]*[.A21])" office:value-type="float" office:value="0.3101050650624" calcext:value-type="float">
            <text:p>0.310105</text:p>
          </table:table-cell>
          <table:table-cell table:style-name="ce5" table:formula="of:=[.H21]*[.$B$2]" office:value-type="float" office:value="3.101050650624" calcext:value-type="float">
            <text:p>3.101051</text:p>
          </table:table-cell>
          <table:table-cell table:style-name="ce5" table:formula="of:=([.E21]-[.E20])/[.A21]" office:value-type="float" office:value="-0.831803842560004" calcext:value-type="float">
            <text:p>-0.831804</text:p>
          </table:table-cell>
          <table:table-cell table:style-name="ce5" table:formula="of:=[.J21]*[.$B$3]" office:value-type="float" office:value="0.0831803842560004" calcext:value-type="float">
            <text:p>0.083180</text:p>
          </table:table-cell>
          <table:table-cell table:style-name="ce5" table:formula="of:=[.G21]+[.I21]+[.K21]" office:value-type="float" office:value="3.288738852864" calcext:value-type="float">
            <text:p>3.288739</text:p>
          </table:table-cell>
          <table:table-cell table:style-name="ce5" table:formula="of:=-[.L21]/8" office:value-type="float" office:value="-0.411092356608" calcext:value-type="float">
            <text:p>-0.411092</text:p>
          </table:table-cell>
          <table:table-cell table:formula="of:=IF([.U21]&gt;[.$B$4];1;0)" office:value-type="float" office:value="0" calcext:value-type="float">
            <text:p>0.00</text:p>
          </table:table-cell>
          <table:table-cell table:style-name="ce7" table:formula="of:=IF([.D21]&gt;[.$B$4];1;0)" office:value-type="float" office:value="0" calcext:value-type="float">
            <text:p>0.00</text:p>
          </table:table-cell>
          <table:table-cell table:style-name="ce5" table:formula="of:=IF([.O21];[.M21];[.L21])" office:value-type="float" office:value="3.288738852864" calcext:value-type="float">
            <text:p>3.288739</text:p>
          </table:table-cell>
          <table:table-cell table:formula="of:=([.P21]-[.P20])/[.A21]" office:value-type="float" office:value="0.60525133824" calcext:value-type="float">
            <text:p>0.6052513382</text:p>
          </table:table-cell>
          <table:table-cell table:formula="of:=[.$U$5]*[.U20]" office:value-type="float" office:value="2.43836015817272" calcext:value-type="float">
            <text:p>2.4383601582</text:p>
          </table:table-cell>
          <table:table-cell table:formula="of:=([.$U$5]*[.V20]*[.$U$5])+[.$S$5]" office:value-type="float" office:value="1.43308183405022" calcext:value-type="float">
            <text:p>1.4330818341</text:p>
          </table:table-cell>
          <table:table-cell table:formula="of:=[.S21]/([.S21]+[.$Q$5])" office:value-type="float" office:value="0.588998616484939" calcext:value-type="float">
            <text:p>0.5889986165</text:p>
          </table:table-cell>
          <table:table-cell table:formula="of:=[.R21]+[.T21]*((([.L21]*[.A21])+[.D21])-[.R21])" office:value-type="float" office:value="2.90131655119909" calcext:value-type="float">
            <text:p>2.9013165512</text:p>
          </table:table-cell>
          <table:table-cell table:formula="of:=(1-[.T21])*[.S21]" office:value-type="float" office:value="0.588998616484939" calcext:value-type="float">
            <text:p>0.5889986165</text:p>
          </table:table-cell>
          <table:table-cell table:formula="of:=[.D22]-[.U21]" office:value-type="float" office:value="0.0728249649865105" calcext:value-type="float">
            <text:p>0.072824965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21]+[.A22]"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  <table:table-cell table:style-name="ce5" table:formula="of:=[.D21]*0.8+[.P21]*0.2" office:value-type="float" office:value="2.9741415161856" calcext:value-type="float">
            <text:p>2.974142</text:p>
          </table:table-cell>
          <table:table-cell table:style-name="ce5" table:formula="of:=[.C22]-[.D22]" office:value-type="float" office:value="0.0258584838144" calcext:value-type="float">
            <text:p>0.025858</text:p>
          </table:table-cell>
          <table:table-cell table:style-name="ce5" table:formula="of:=ABS([.E22])" office:value-type="float" office:value="0.0258584838144" calcext:value-type="float">
            <text:p>0.025858</text:p>
          </table:table-cell>
          <table:table-cell table:style-name="ce5" table:formula="of:=[.$B$1]*[.E22]" office:value-type="float" office:value="0.0258584838144" calcext:value-type="float">
            <text:p>0.025858</text:p>
          </table:table-cell>
          <table:table-cell table:style-name="ce5" table:formula="of:=[.H21]+([.E22]*[.A22])" office:value-type="float" office:value="0.31269091344384" calcext:value-type="float">
            <text:p>0.312691</text:p>
          </table:table-cell>
          <table:table-cell table:style-name="ce5" table:formula="of:=[.H22]*[.$B$2]" office:value-type="float" office:value="3.1269091344384" calcext:value-type="float">
            <text:p>3.126909</text:p>
          </table:table-cell>
          <table:table-cell table:style-name="ce5" table:formula="of:=([.E22]-[.E21])/[.A22]" office:value-type="float" office:value="-0.786493341696" calcext:value-type="float">
            <text:p>-0.786493</text:p>
          </table:table-cell>
          <table:table-cell table:style-name="ce5" table:formula="of:=[.J22]*[.$B$3]" office:value-type="float" office:value="0.0786493341696" calcext:value-type="float">
            <text:p>0.078649</text:p>
          </table:table-cell>
          <table:table-cell table:style-name="ce5" table:formula="of:=[.G22]+[.I22]+[.K22]" office:value-type="float" office:value="3.2314169524224" calcext:value-type="float">
            <text:p>3.231417</text:p>
          </table:table-cell>
          <table:table-cell table:style-name="ce5" table:formula="of:=-[.L22]/8" office:value-type="float" office:value="-0.4039271190528" calcext:value-type="float">
            <text:p>-0.403927</text:p>
          </table:table-cell>
          <table:table-cell table:formula="of:=IF([.U22]&gt;[.$B$4];1;0)" office:value-type="float" office:value="0" calcext:value-type="float">
            <text:p>0.00</text:p>
          </table:table-cell>
          <table:table-cell table:style-name="ce7" table:formula="of:=IF([.D22]&gt;[.$B$4];1;0)" office:value-type="float" office:value="0" calcext:value-type="float">
            <text:p>0.00</text:p>
          </table:table-cell>
          <table:table-cell table:style-name="ce5" table:formula="of:=IF([.O22];[.M22];[.L22])" office:value-type="float" office:value="3.2314169524224" calcext:value-type="float">
            <text:p>3.231417</text:p>
          </table:table-cell>
          <table:table-cell table:formula="of:=([.P22]-[.P21])/[.A22]" office:value-type="float" office:value="-0.573219004416004" calcext:value-type="float">
            <text:p>-0.5732190044</text:p>
          </table:table-cell>
          <table:table-cell table:formula="of:=[.$U$5]*[.U21]" office:value-type="float" office:value="2.487842953869" calcext:value-type="float">
            <text:p>2.4878429539</text:p>
          </table:table-cell>
          <table:table-cell table:formula="of:=([.$U$5]*[.V21]*[.$U$5])+[.$S$5]" office:value-type="float" office:value="1.43308183405101" calcext:value-type="float">
            <text:p>1.4330818341</text:p>
          </table:table-cell>
          <table:table-cell table:formula="of:=[.S22]/([.S22]+[.$Q$5])" office:value-type="float" office:value="0.588998616485074" calcext:value-type="float">
            <text:p>0.5889986165</text:p>
          </table:table-cell>
          <table:table-cell table:formula="of:=[.R22]+[.T22]*((([.L22]*[.A22])+[.D22])-[.R22])" office:value-type="float" office:value="2.96460214569848" calcext:value-type="float">
            <text:p>2.9646021457</text:p>
          </table:table-cell>
          <table:table-cell table:formula="of:=(1-[.T22])*[.S22]" office:value-type="float" office:value="0.588998616485074" calcext:value-type="float">
            <text:p>0.5889986165</text:p>
          </table:table-cell>
          <table:table-cell table:formula="of:=[.D23]-[.U22]" office:value-type="float" office:value="0.0609944577344823" calcext:value-type="float">
            <text:p>0.0609944577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22]+[.A23]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style-name="ce5" table:formula="of:=[.D22]*0.8+[.P22]*0.2" office:value-type="float" office:value="3.02559660343296" calcext:value-type="float">
            <text:p>3.025597</text:p>
          </table:table-cell>
          <table:table-cell table:style-name="ce5" table:formula="of:=[.C23]-[.D23]" office:value-type="float" office:value="-0.0255966034329598" calcext:value-type="float">
            <text:p>-0.025597</text:p>
          </table:table-cell>
          <table:table-cell table:style-name="ce5" table:formula="of:=ABS([.E23])" office:value-type="float" office:value="0.0255966034329598" calcext:value-type="float">
            <text:p>0.025597</text:p>
          </table:table-cell>
          <table:table-cell table:style-name="ce5" table:formula="of:=[.$B$1]*[.E23]" office:value-type="float" office:value="-0.0255966034329598" calcext:value-type="float">
            <text:p>-0.025597</text:p>
          </table:table-cell>
          <table:table-cell table:style-name="ce5" table:formula="of:=[.H22]+([.E23]*[.A23])" office:value-type="float" office:value="0.310131253100544" calcext:value-type="float">
            <text:p>0.310131</text:p>
          </table:table-cell>
          <table:table-cell table:style-name="ce5" table:formula="of:=[.H23]*[.$B$2]" office:value-type="float" office:value="3.10131253100544" calcext:value-type="float">
            <text:p>3.101313</text:p>
          </table:table-cell>
          <table:table-cell table:style-name="ce5" table:formula="of:=([.E23]-[.E22])/[.A23]" office:value-type="float" office:value="-0.514550872473598" calcext:value-type="float">
            <text:p>-0.514551</text:p>
          </table:table-cell>
          <table:table-cell table:style-name="ce5" table:formula="of:=[.J23]*[.$B$3]" office:value-type="float" office:value="0.0514550872473598" calcext:value-type="float">
            <text:p>0.051455</text:p>
          </table:table-cell>
          <table:table-cell table:style-name="ce5" table:formula="of:=[.G23]+[.I23]+[.K23]" office:value-type="float" office:value="3.12717101481984" calcext:value-type="float">
            <text:p>3.127171</text:p>
          </table:table-cell>
          <table:table-cell table:style-name="ce5" table:formula="of:=-[.L23]/8" office:value-type="float" office:value="-0.39089637685248" calcext:value-type="float">
            <text:p>-0.390896</text:p>
          </table:table-cell>
          <table:table-cell table:formula="of:=IF([.U23]&gt;[.$B$4];1;0)" office:value-type="float" office:value="0" calcext:value-type="float">
            <text:p>0.00</text:p>
          </table:table-cell>
          <table:table-cell table:style-name="ce7" table:formula="of:=IF([.D23]&gt;[.$B$4];1;0)" office:value-type="float" office:value="0" calcext:value-type="float">
            <text:p>0.00</text:p>
          </table:table-cell>
          <table:table-cell table:style-name="ce5" table:formula="of:=IF([.O23];[.M23];[.L23])" office:value-type="float" office:value="3.12717101481984" calcext:value-type="float">
            <text:p>3.127171</text:p>
          </table:table-cell>
          <table:table-cell table:formula="of:=([.P23]-[.P22])/[.A23]" office:value-type="float" office:value="-1.0424593760256" calcext:value-type="float">
            <text:p>-1.042459376</text:p>
          </table:table-cell>
          <table:table-cell table:formula="of:=[.$U$5]*[.U22]" office:value-type="float" office:value="2.54210956613909" calcext:value-type="float">
            <text:p>2.5421095661</text:p>
          </table:table-cell>
          <table:table-cell table:formula="of:=([.$U$5]*[.V22]*[.$U$5])+[.$S$5]" office:value-type="float" office:value="1.43308183405111" calcext:value-type="float">
            <text:p>1.4330818341</text:p>
          </table:table-cell>
          <table:table-cell table:formula="of:=[.S23]/([.S23]+[.$Q$5])" office:value-type="float" office:value="0.588998616485091" calcext:value-type="float">
            <text:p>0.5889986165</text:p>
          </table:table-cell>
          <table:table-cell table:formula="of:=[.R23]+[.T23]*((([.L23]*[.A23])+[.D23])-[.R23])" office:value-type="float" office:value="3.01107270231777" calcext:value-type="float">
            <text:p>3.0110727023</text:p>
          </table:table-cell>
          <table:table-cell table:formula="of:=(1-[.T23])*[.S23]" office:value-type="float" office:value="0.588998616485091" calcext:value-type="float">
            <text:p>0.5889986165</text:p>
          </table:table-cell>
          <table:table-cell table:formula="of:=[.D24]-[.U23]" office:value-type="float" office:value="0.034838783392567" calcext:value-type="float">
            <text:p>0.0348387834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23]+[.A24]"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table:style-name="ce5" table:formula="of:=[.D23]*0.8+[.P23]*0.2" office:value-type="float" office:value="3.04591148571034" calcext:value-type="float">
            <text:p>3.045911</text:p>
          </table:table-cell>
          <table:table-cell table:style-name="ce5" table:formula="of:=[.C24]-[.D24]" office:value-type="float" office:value="-0.0459114857103362" calcext:value-type="float">
            <text:p>-0.045911</text:p>
          </table:table-cell>
          <table:table-cell table:style-name="ce5" table:formula="of:=ABS([.E24])" office:value-type="float" office:value="0.0459114857103362" calcext:value-type="float">
            <text:p>0.045911</text:p>
          </table:table-cell>
          <table:table-cell table:style-name="ce5" table:formula="of:=[.$B$1]*[.E24]" office:value-type="float" office:value="-0.0459114857103362" calcext:value-type="float">
            <text:p>-0.045911</text:p>
          </table:table-cell>
          <table:table-cell table:style-name="ce5" table:formula="of:=[.H23]+([.E24]*[.A24])" office:value-type="float" office:value="0.30554010452951" calcext:value-type="float">
            <text:p>0.305540</text:p>
          </table:table-cell>
          <table:table-cell table:style-name="ce5" table:formula="of:=[.H24]*[.$B$2]" office:value-type="float" office:value="3.0554010452951" calcext:value-type="float">
            <text:p>3.055401</text:p>
          </table:table-cell>
          <table:table-cell table:style-name="ce5" table:formula="of:=([.E24]-[.E23])/[.A24]" office:value-type="float" office:value="-0.203148822773764" calcext:value-type="float">
            <text:p>-0.203149</text:p>
          </table:table-cell>
          <table:table-cell table:style-name="ce5" table:formula="of:=[.J24]*[.$B$3]" office:value-type="float" office:value="0.0203148822773764" calcext:value-type="float">
            <text:p>0.020315</text:p>
          </table:table-cell>
          <table:table-cell table:style-name="ce5" table:formula="of:=[.G24]+[.I24]+[.K24]" office:value-type="float" office:value="3.02980444186214" calcext:value-type="float">
            <text:p>3.029804</text:p>
          </table:table-cell>
          <table:table-cell table:style-name="ce5" table:formula="of:=-[.L24]/8" office:value-type="float" office:value="-0.378725555232768" calcext:value-type="float">
            <text:p>-0.378726</text:p>
          </table:table-cell>
          <table:table-cell table:formula="of:=IF([.U24]&gt;[.$B$4];1;0)" office:value-type="float" office:value="0" calcext:value-type="float">
            <text:p>0.00</text:p>
          </table:table-cell>
          <table:table-cell table:style-name="ce7" table:formula="of:=IF([.D24]&gt;[.$B$4];1;0)" office:value-type="float" office:value="0" calcext:value-type="float">
            <text:p>0.00</text:p>
          </table:table-cell>
          <table:table-cell table:style-name="ce5" table:formula="of:=IF([.O24];[.M24];[.L24])" office:value-type="float" office:value="3.02980444186214" calcext:value-type="float">
            <text:p>3.029804</text:p>
          </table:table-cell>
          <table:table-cell table:formula="of:=([.P24]-[.P23])/[.A24]" office:value-type="float" office:value="-0.97366572957696" calcext:value-type="float">
            <text:p>-0.9736657296</text:p>
          </table:table-cell>
          <table:table-cell table:formula="of:=[.$U$5]*[.U23]" office:value-type="float" office:value="2.58195749200567" calcext:value-type="float">
            <text:p>2.581957492</text:p>
          </table:table-cell>
          <table:table-cell table:formula="of:=([.$U$5]*[.V23]*[.$U$5])+[.$S$5]" office:value-type="float" office:value="1.43308183405112" calcext:value-type="float">
            <text:p>1.4330818341</text:p>
          </table:table-cell>
          <table:table-cell table:formula="of:=[.S24]/([.S24]+[.$Q$5])" office:value-type="float" office:value="0.588998616485093" calcext:value-type="float">
            <text:p>0.5889986165</text:p>
          </table:table-cell>
          <table:table-cell table:formula="of:=[.R24]+[.T24]*((([.L24]*[.A24])+[.D24])-[.R24])" office:value-type="float" office:value="3.03368081485817" calcext:value-type="float">
            <text:p>3.0336808149</text:p>
          </table:table-cell>
          <table:table-cell table:formula="of:=(1-[.T24])*[.S24]" office:value-type="float" office:value="0.588998616485093" calcext:value-type="float">
            <text:p>0.5889986165</text:p>
          </table:table-cell>
          <table:table-cell table:formula="of:=[.D25]-[.U24]" office:value-type="float" office:value="0.00900926208252661" calcext:value-type="float">
            <text:p>0.0090092621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24]+[.A25]"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table:style-name="ce5" table:formula="of:=[.D24]*0.8+[.P24]*0.2" office:value-type="float" office:value="3.0426900769407" calcext:value-type="float">
            <text:p>3.042690</text:p>
          </table:table-cell>
          <table:table-cell table:style-name="ce5" table:formula="of:=[.C25]-[.D25]" office:value-type="float" office:value="-0.0426900769406977" calcext:value-type="float">
            <text:p>-0.042690</text:p>
          </table:table-cell>
          <table:table-cell table:style-name="ce5" table:formula="of:=ABS([.E25])" office:value-type="float" office:value="0.0426900769406977" calcext:value-type="float">
            <text:p>0.042690</text:p>
          </table:table-cell>
          <table:table-cell table:style-name="ce5" table:formula="of:=[.$B$1]*[.E25]" office:value-type="float" office:value="-0.0426900769406977" calcext:value-type="float">
            <text:p>-0.042690</text:p>
          </table:table-cell>
          <table:table-cell table:style-name="ce5" table:formula="of:=[.H24]+([.E25]*[.A25])" office:value-type="float" office:value="0.301271096835441" calcext:value-type="float">
            <text:p>0.301271</text:p>
          </table:table-cell>
          <table:table-cell table:style-name="ce5" table:formula="of:=[.H25]*[.$B$2]" office:value-type="float" office:value="3.01271096835441" calcext:value-type="float">
            <text:p>3.012711</text:p>
          </table:table-cell>
          <table:table-cell table:style-name="ce5" table:formula="of:=([.E25]-[.E24])/[.A25]" office:value-type="float" office:value="0.032214087696385" calcext:value-type="float">
            <text:p>0.032214</text:p>
          </table:table-cell>
          <table:table-cell table:style-name="ce5" table:formula="of:=[.J25]*[.$B$3]" office:value-type="float" office:value="-0.0032214087696385" calcext:value-type="float">
            <text:p>-0.003221</text:p>
          </table:table-cell>
          <table:table-cell table:style-name="ce5" table:formula="of:=[.G25]+[.I25]+[.K25]" office:value-type="float" office:value="2.96679948264407" calcext:value-type="float">
            <text:p>2.966799</text:p>
          </table:table-cell>
          <table:table-cell table:style-name="ce5" table:formula="of:=-[.L25]/8" office:value-type="float" office:value="-0.370849935330509" calcext:value-type="float">
            <text:p>-0.370850</text:p>
          </table:table-cell>
          <table:table-cell table:formula="of:=IF([.U25]&gt;[.$B$4];1;0)" office:value-type="float" office:value="0" calcext:value-type="float">
            <text:p>0.00</text:p>
          </table:table-cell>
          <table:table-cell table:style-name="ce7" table:formula="of:=IF([.D25]&gt;[.$B$4];1;0)" office:value-type="float" office:value="0" calcext:value-type="float">
            <text:p>0.00</text:p>
          </table:table-cell>
          <table:table-cell table:style-name="ce5" table:formula="of:=IF([.O25];[.M25];[.L25])" office:value-type="float" office:value="2.96679948264407" calcext:value-type="float">
            <text:p>2.966799</text:p>
          </table:table-cell>
          <table:table-cell table:formula="of:=([.P25]-[.P24])/[.A25]" office:value-type="float" office:value="-0.630049592180741" calcext:value-type="float">
            <text:p>-0.6300495922</text:p>
          </table:table-cell>
          <table:table-cell table:formula="of:=[.$U$5]*[.U24]" office:value-type="float" office:value="2.60134366807138" calcext:value-type="float">
            <text:p>2.6013436681</text:p>
          </table:table-cell>
          <table:table-cell table:formula="of:=([.$U$5]*[.V24]*[.$U$5])+[.$S$5]" office:value-type="float" office:value="1.43308183405113" calcext:value-type="float">
            <text:p>1.4330818341</text:p>
          </table:table-cell>
          <table:table-cell table:formula="of:=[.S25]/([.S25]+[.$Q$5])" office:value-type="float" office:value="0.588998616485093" calcext:value-type="float">
            <text:p>0.5889986165</text:p>
          </table:table-cell>
          <table:table-cell table:formula="of:=[.R25]+[.T25]*((([.L25]*[.A25])+[.D25])-[.R25])" office:value-type="float" office:value="3.03604017135268" calcext:value-type="float">
            <text:p>3.0360401714</text:p>
          </table:table-cell>
          <table:table-cell table:formula="of:=(1-[.T25])*[.S25]" office:value-type="float" office:value="0.588998616485093" calcext:value-type="float">
            <text:p>0.5889986165</text:p>
          </table:table-cell>
          <table:table-cell table:formula="of:=[.D26]-[.U25]" office:value-type="float" office:value="-0.00852821327130693" calcext:value-type="float">
            <text:p>-0.0085282133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25]+[.A26]"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table:style-name="ce5" table:formula="of:=[.D25]*0.8+[.P25]*0.2" office:value-type="float" office:value="3.02751195808137" calcext:value-type="float">
            <text:p>3.027512</text:p>
          </table:table-cell>
          <table:table-cell table:style-name="ce5" table:formula="of:=[.C26]-[.D26]" office:value-type="float" office:value="-0.0275119580813721" calcext:value-type="float">
            <text:p>-0.027512</text:p>
          </table:table-cell>
          <table:table-cell table:style-name="ce5" table:formula="of:=ABS([.E26])" office:value-type="float" office:value="0.0275119580813721" calcext:value-type="float">
            <text:p>0.027512</text:p>
          </table:table-cell>
          <table:table-cell table:style-name="ce5" table:formula="of:=[.$B$1]*[.E26]" office:value-type="float" office:value="-0.0275119580813721" calcext:value-type="float">
            <text:p>-0.027512</text:p>
          </table:table-cell>
          <table:table-cell table:style-name="ce5" table:formula="of:=[.H25]+([.E26]*[.A26])" office:value-type="float" office:value="0.298519901027303" calcext:value-type="float">
            <text:p>0.298520</text:p>
          </table:table-cell>
          <table:table-cell table:style-name="ce5" table:formula="of:=[.H26]*[.$B$2]" office:value-type="float" office:value="2.98519901027303" calcext:value-type="float">
            <text:p>2.985199</text:p>
          </table:table-cell>
          <table:table-cell table:style-name="ce5" table:formula="of:=([.E26]-[.E25])/[.A26]" office:value-type="float" office:value="0.151781188593256" calcext:value-type="float">
            <text:p>0.151781</text:p>
          </table:table-cell>
          <table:table-cell table:style-name="ce5" table:formula="of:=[.J26]*[.$B$3]" office:value-type="float" office:value="-0.0151781188593256" calcext:value-type="float">
            <text:p>-0.015178</text:p>
          </table:table-cell>
          <table:table-cell table:style-name="ce5" table:formula="of:=[.G26]+[.I26]+[.K26]" office:value-type="float" office:value="2.94250893333234" calcext:value-type="float">
            <text:p>2.942509</text:p>
          </table:table-cell>
          <table:table-cell table:style-name="ce5" table:formula="of:=-[.L26]/8" office:value-type="float" office:value="-0.367813616666542" calcext:value-type="float">
            <text:p>-0.367814</text:p>
          </table:table-cell>
          <table:table-cell table:formula="of:=IF([.U26]&gt;[.$B$4];1;0)" office:value-type="float" office:value="0" calcext:value-type="float">
            <text:p>0.00</text:p>
          </table:table-cell>
          <table:table-cell table:style-name="ce7" table:formula="of:=IF([.D26]&gt;[.$B$4];1;0)" office:value-type="float" office:value="0" calcext:value-type="float">
            <text:p>0.00</text:p>
          </table:table-cell>
          <table:table-cell table:style-name="ce5" table:formula="of:=IF([.O26];[.M26];[.L26])" office:value-type="float" office:value="2.94250893333234" calcext:value-type="float">
            <text:p>2.942509</text:p>
          </table:table-cell>
          <table:table-cell table:formula="of:=([.P26]-[.P25])/[.A26]" office:value-type="float" office:value="-0.242905493117336" calcext:value-type="float">
            <text:p>-0.2429054931</text:p>
          </table:table-cell>
          <table:table-cell table:formula="of:=[.$U$5]*[.U25]" office:value-type="float" office:value="2.60336678699927" calcext:value-type="float">
            <text:p>2.603366787</text:p>
          </table:table-cell>
          <table:table-cell table:formula="of:=([.$U$5]*[.V25]*[.$U$5])+[.$S$5]" office:value-type="float" office:value="1.43308183405113" calcext:value-type="float">
            <text:p>1.4330818341</text:p>
          </table:table-cell>
          <table:table-cell table:formula="of:=[.S26]/([.S26]+[.$Q$5])" office:value-type="float" office:value="0.588998616485093" calcext:value-type="float">
            <text:p>0.5889986165</text:p>
          </table:table-cell>
          <table:table-cell table:formula="of:=[.R26]+[.T26]*((([.L26]*[.A26])+[.D26])-[.R26])" office:value-type="float" office:value="3.02650107502824" calcext:value-type="float">
            <text:p>3.026501075</text:p>
          </table:table-cell>
          <table:table-cell table:formula="of:=(1-[.T26])*[.S26]" office:value-type="float" office:value="0.588998616485093" calcext:value-type="float">
            <text:p>0.5889986165</text:p>
          </table:table-cell>
          <table:table-cell table:formula="of:=[.D27]-[.U26]" office:value-type="float" office:value="-0.0159897218966747" calcext:value-type="float">
            <text:p>-0.0159897219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26]+[.A27]"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table:style-name="ce5" table:formula="of:=[.D26]*0.8+[.P26]*0.2" office:value-type="float" office:value="3.01051135313156" calcext:value-type="float">
            <text:p>3.010511</text:p>
          </table:table-cell>
          <table:table-cell table:style-name="ce5" table:formula="of:=[.C27]-[.D27]" office:value-type="float" office:value="-2.01051135313156" calcext:value-type="float">
            <text:p>-2.010511</text:p>
          </table:table-cell>
          <table:table-cell table:style-name="ce5" table:formula="of:=ABS([.E27])" office:value-type="float" office:value="2.01051135313156" calcext:value-type="float">
            <text:p>2.010511</text:p>
          </table:table-cell>
          <table:table-cell table:style-name="ce5" table:formula="of:=[.$B$1]*[.E27]" office:value-type="float" office:value="-2.01051135313156" calcext:value-type="float">
            <text:p>-2.010511</text:p>
          </table:table-cell>
          <table:table-cell table:style-name="ce5" table:formula="of:=[.H26]+([.E27]*[.A27])" office:value-type="float" office:value="0.0974687657141468" calcext:value-type="float">
            <text:p>0.097469</text:p>
          </table:table-cell>
          <table:table-cell table:style-name="ce5" table:formula="of:=[.H27]*[.$B$2]" office:value-type="float" office:value="0.974687657141468" calcext:value-type="float">
            <text:p>0.974688</text:p>
          </table:table-cell>
          <table:table-cell table:style-name="ce5" table:formula="of:=([.E27]-[.E26])/[.A27]" office:value-type="float" office:value="-19.8299939505019" calcext:value-type="float">
            <text:p>-19.829994</text:p>
          </table:table-cell>
          <table:table-cell table:style-name="ce5" table:formula="of:=[.J27]*[.$B$3]" office:value-type="float" office:value="1.98299939505019" calcext:value-type="float">
            <text:p>1.982999</text:p>
          </table:table-cell>
          <table:table-cell table:style-name="ce5" table:formula="of:=[.G27]+[.I27]+[.K27]" office:value-type="float" office:value="0.947175699060096" calcext:value-type="float">
            <text:p>0.947176</text:p>
          </table:table-cell>
          <table:table-cell table:style-name="ce5" table:formula="of:=-[.L27]/8" office:value-type="float" office:value="-0.118396962382512" calcext:value-type="float">
            <text:p>-0.118397</text:p>
          </table:table-cell>
          <table:table-cell table:formula="of:=IF([.U27]&gt;[.$B$4];1;0)" office:value-type="float" office:value="0" calcext:value-type="float">
            <text:p>0.00</text:p>
          </table:table-cell>
          <table:table-cell table:style-name="ce7" table:formula="of:=IF([.D27]&gt;[.$B$4];1;0)" office:value-type="float" office:value="0" calcext:value-type="float">
            <text:p>0.00</text:p>
          </table:table-cell>
          <table:table-cell table:style-name="ce5" table:formula="of:=IF([.O27];[.M27];[.L27])" office:value-type="float" office:value="0.947175699060096" calcext:value-type="float">
            <text:p>0.947176</text:p>
          </table:table-cell>
          <table:table-cell table:formula="of:=([.P27]-[.P26])/[.A27]" office:value-type="float" office:value="-19.9533323427224" calcext:value-type="float">
            <text:p>-19.9533323427</text:p>
          </table:table-cell>
          <table:table-cell table:formula="of:=[.$U$5]*[.U26]" office:value-type="float" office:value="2.59518713022682" calcext:value-type="float">
            <text:p>2.5951871302</text:p>
          </table:table-cell>
          <table:table-cell table:formula="of:=([.$U$5]*[.V26]*[.$U$5])+[.$S$5]" office:value-type="float" office:value="1.43308183405113" calcext:value-type="float">
            <text:p>1.4330818341</text:p>
          </table:table-cell>
          <table:table-cell table:formula="of:=[.S27]/([.S27]+[.$Q$5])" office:value-type="float" office:value="0.588998616485093" calcext:value-type="float">
            <text:p>0.5889986165</text:p>
          </table:table-cell>
          <table:table-cell table:formula="of:=[.R27]+[.T27]*((([.L27]*[.A27])+[.D27])-[.R27])" office:value-type="float" office:value="2.89560104054193" calcext:value-type="float">
            <text:p>2.8956010405</text:p>
          </table:table-cell>
          <table:table-cell table:formula="of:=(1-[.T27])*[.S27]" office:value-type="float" office:value="0.588998616485093" calcext:value-type="float">
            <text:p>0.5889986165</text:p>
          </table:table-cell>
          <table:table-cell table:formula="of:=[.D28]-[.U27]" office:value-type="float" office:value="-0.297756818224661" calcext:value-type="float">
            <text:p>-0.2977568182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27]+[.A2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formula="of:=[.D27]*0.8+[.P27]*0.2" office:value-type="float" office:value="2.59784422231727" calcext:value-type="float">
            <text:p>2.597844</text:p>
          </table:table-cell>
          <table:table-cell table:style-name="ce5" table:formula="of:=[.C28]-[.D28]" office:value-type="float" office:value="-1.59784422231727" calcext:value-type="float">
            <text:p>-1.597844</text:p>
          </table:table-cell>
          <table:table-cell table:style-name="ce5" table:formula="of:=ABS([.E28])" office:value-type="float" office:value="1.59784422231727" calcext:value-type="float">
            <text:p>1.597844</text:p>
          </table:table-cell>
          <table:table-cell table:style-name="ce5" table:formula="of:=[.$B$1]*[.E28]" office:value-type="float" office:value="-1.59784422231727" calcext:value-type="float">
            <text:p>-1.597844</text:p>
          </table:table-cell>
          <table:table-cell table:style-name="ce5" table:formula="of:=[.H27]+([.E28]*[.A28])" office:value-type="float" office:value="-0.0623156565175803" calcext:value-type="float">
            <text:p>-0.062316</text:p>
          </table:table-cell>
          <table:table-cell table:style-name="ce5" table:formula="of:=[.H28]*[.$B$2]" office:value-type="float" office:value="-0.623156565175803" calcext:value-type="float">
            <text:p>-0.623157</text:p>
          </table:table-cell>
          <table:table-cell table:style-name="ce5" table:formula="of:=([.E28]-[.E27])/[.A28]" office:value-type="float" office:value="4.12667130814294" calcext:value-type="float">
            <text:p>4.126671</text:p>
          </table:table-cell>
          <table:table-cell table:style-name="ce5" table:formula="of:=[.J28]*[.$B$3]" office:value-type="float" office:value="-0.412667130814294" calcext:value-type="float">
            <text:p>-0.412667</text:p>
          </table:table-cell>
          <table:table-cell table:style-name="ce5" table:formula="of:=[.G28]+[.I28]+[.K28]" office:value-type="float" office:value="-2.63366791830737" calcext:value-type="float">
            <text:p>-2.633668</text:p>
          </table:table-cell>
          <table:table-cell table:style-name="ce5" table:formula="of:=-[.L28]/8" office:value-type="float" office:value="0.329208489788421" calcext:value-type="float">
            <text:p>0.329208</text:p>
          </table:table-cell>
          <table:table-cell table:formula="of:=IF([.U28]&gt;[.$B$4];1;0)" office:value-type="float" office:value="0" calcext:value-type="float">
            <text:p>0.00</text:p>
          </table:table-cell>
          <table:table-cell table:style-name="ce7" table:formula="of:=IF([.D28]&gt;[.$B$4];1;0)" office:value-type="float" office:value="0" calcext:value-type="float">
            <text:p>0.00</text:p>
          </table:table-cell>
          <table:table-cell table:style-name="ce5" table:formula="of:=IF([.O28];[.M28];[.L28])" office:value-type="float" office:value="-2.63366791830737" calcext:value-type="float">
            <text:p>-2.633668</text:p>
          </table:table-cell>
          <table:table-cell table:formula="of:=([.P28]-[.P27])/[.A28]" office:value-type="float" office:value="-35.8084361736746" calcext:value-type="float">
            <text:p>-35.8084361737</text:p>
          </table:table-cell>
          <table:table-cell table:formula="of:=[.$U$5]*[.U27]" office:value-type="float" office:value="2.48294197437736" calcext:value-type="float">
            <text:p>2.4829419744</text:p>
          </table:table-cell>
          <table:table-cell table:formula="of:=([.$U$5]*[.V27]*[.$U$5])+[.$S$5]" office:value-type="float" office:value="1.43308183405113" calcext:value-type="float">
            <text:p>1.4330818341</text:p>
          </table:table-cell>
          <table:table-cell table:formula="of:=[.S28]/([.S28]+[.$Q$5])" office:value-type="float" office:value="0.588998616485093" calcext:value-type="float">
            <text:p>0.5889986165</text:p>
          </table:table-cell>
          <table:table-cell table:formula="of:=[.R28]+[.T28]*((([.L28]*[.A28])+[.D28])-[.R28])" office:value-type="float" office:value="2.39549656342857" calcext:value-type="float">
            <text:p>2.3954965634</text:p>
          </table:table-cell>
          <table:table-cell table:formula="of:=(1-[.T28])*[.S28]" office:value-type="float" office:value="0.588998616485093" calcext:value-type="float">
            <text:p>0.5889986165</text:p>
          </table:table-cell>
          <table:table-cell table:formula="of:=[.D29]-[.U28]" office:value-type="float" office:value="-0.843954769236231" calcext:value-type="float">
            <text:p>-0.8439547692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28]+[.A29]"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table:style-name="ce5" table:formula="of:=[.D28]*0.8+[.P28]*0.2" office:value-type="float" office:value="1.55154179419234" calcext:value-type="float">
            <text:p>1.551542</text:p>
          </table:table-cell>
          <table:table-cell table:style-name="ce5" table:formula="of:=[.C29]-[.D29]" office:value-type="float" office:value="-0.551541794192343" calcext:value-type="float">
            <text:p>-0.551542</text:p>
          </table:table-cell>
          <table:table-cell table:style-name="ce5" table:formula="of:=ABS([.E29])" office:value-type="float" office:value="0.551541794192343" calcext:value-type="float">
            <text:p>0.551542</text:p>
          </table:table-cell>
          <table:table-cell table:style-name="ce5" table:formula="of:=[.$B$1]*[.E29]" office:value-type="float" office:value="-0.551541794192343" calcext:value-type="float">
            <text:p>-0.551542</text:p>
          </table:table-cell>
          <table:table-cell table:style-name="ce5" table:formula="of:=[.H28]+([.E29]*[.A29])" office:value-type="float" office:value="-0.117469835936815" calcext:value-type="float">
            <text:p>-0.117470</text:p>
          </table:table-cell>
          <table:table-cell table:style-name="ce5" table:formula="of:=[.H29]*[.$B$2]" office:value-type="float" office:value="-1.17469835936815" calcext:value-type="float">
            <text:p>-1.174698</text:p>
          </table:table-cell>
          <table:table-cell table:style-name="ce5" table:formula="of:=([.E29]-[.E28])/[.A29]" office:value-type="float" office:value="10.4630242812493" calcext:value-type="float">
            <text:p>10.463024</text:p>
          </table:table-cell>
          <table:table-cell table:style-name="ce5" table:formula="of:=[.J29]*[.$B$3]" office:value-type="float" office:value="-1.04630242812493" calcext:value-type="float">
            <text:p>-1.046302</text:p>
          </table:table-cell>
          <table:table-cell table:style-name="ce5" table:formula="of:=[.G29]+[.I29]+[.K29]" office:value-type="float" office:value="-2.77254258168542" calcext:value-type="float">
            <text:p>-2.772543</text:p>
          </table:table-cell>
          <table:table-cell table:style-name="ce5" table:formula="of:=-[.L29]/8" office:value-type="float" office:value="0.346567822710677" calcext:value-type="float">
            <text:p>0.346568</text:p>
          </table:table-cell>
          <table:table-cell table:formula="of:=IF([.U29]&gt;[.$B$4];1;0)" office:value-type="float" office:value="0" calcext:value-type="float">
            <text:p>0.00</text:p>
          </table:table-cell>
          <table:table-cell table:style-name="ce7" table:formula="of:=IF([.D29]&gt;[.$B$4];1;0)" office:value-type="float" office:value="0" calcext:value-type="float">
            <text:p>0.00</text:p>
          </table:table-cell>
          <table:table-cell table:style-name="ce5" table:formula="of:=IF([.O29];[.M29];[.L29])" office:value-type="float" office:value="-2.77254258168542" calcext:value-type="float">
            <text:p>-2.772543</text:p>
          </table:table-cell>
          <table:table-cell table:formula="of:=([.P29]-[.P28])/[.A29]" office:value-type="float" office:value="-1.3887466337805" calcext:value-type="float">
            <text:p>-1.3887466338</text:p>
          </table:table-cell>
          <table:table-cell table:formula="of:=[.$U$5]*[.U28]" office:value-type="float" office:value="2.05410858869575" calcext:value-type="float">
            <text:p>2.0541085887</text:p>
          </table:table-cell>
          <table:table-cell table:formula="of:=([.$U$5]*[.V28]*[.$U$5])+[.$S$5]" office:value-type="float" office:value="1.43308183405113" calcext:value-type="float">
            <text:p>1.4330818341</text:p>
          </table:table-cell>
          <table:table-cell table:formula="of:=[.S29]/([.S29]+[.$Q$5])" office:value-type="float" office:value="0.588998616485093" calcext:value-type="float">
            <text:p>0.5889986165</text:p>
          </table:table-cell>
          <table:table-cell table:formula="of:=[.R29]+[.T29]*((([.L29]*[.A29])+[.D29])-[.R29])" office:value-type="float" office:value="1.59479506756602" calcext:value-type="float">
            <text:p>1.5947950676</text:p>
          </table:table-cell>
          <table:table-cell table:formula="of:=(1-[.T29])*[.S29]" office:value-type="float" office:value="0.588998616485093" calcext:value-type="float">
            <text:p>0.5889986165</text:p>
          </table:table-cell>
          <table:table-cell table:formula="of:=[.D30]-[.U29]" office:value-type="float" office:value="-0.908070148549231" calcext:value-type="float">
            <text:p>-0.9080701485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29]+[.A30]"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style-name="ce5" table:formula="of:=[.D29]*0.8+[.P29]*0.2" office:value-type="float" office:value="0.686724919016791" calcext:value-type="float">
            <text:p>0.686725</text:p>
          </table:table-cell>
          <table:table-cell table:style-name="ce5" table:formula="of:=[.C30]-[.D30]" office:value-type="float" office:value="0.313275080983209" calcext:value-type="float">
            <text:p>0.313275</text:p>
          </table:table-cell>
          <table:table-cell table:style-name="ce5" table:formula="of:=ABS([.E30])" office:value-type="float" office:value="0.313275080983209" calcext:value-type="float">
            <text:p>0.313275</text:p>
          </table:table-cell>
          <table:table-cell table:style-name="ce5" table:formula="of:=[.$B$1]*[.E30]" office:value-type="float" office:value="0.313275080983209" calcext:value-type="float">
            <text:p>0.313275</text:p>
          </table:table-cell>
          <table:table-cell table:style-name="ce5" table:formula="of:=[.H29]+([.E30]*[.A30])" office:value-type="float" office:value="-0.0861423278384938" calcext:value-type="float">
            <text:p>-0.086142</text:p>
          </table:table-cell>
          <table:table-cell table:style-name="ce5" table:formula="of:=[.H30]*[.$B$2]" office:value-type="float" office:value="-0.861423278384938" calcext:value-type="float">
            <text:p>-0.861423</text:p>
          </table:table-cell>
          <table:table-cell table:style-name="ce5" table:formula="of:=([.E30]-[.E29])/[.A30]" office:value-type="float" office:value="8.64816875175552" calcext:value-type="float">
            <text:p>8.648169</text:p>
          </table:table-cell>
          <table:table-cell table:style-name="ce5" table:formula="of:=[.J30]*[.$B$3]" office:value-type="float" office:value="-0.864816875175552" calcext:value-type="float">
            <text:p>-0.864817</text:p>
          </table:table-cell>
          <table:table-cell table:style-name="ce5" table:formula="of:=[.G30]+[.I30]+[.K30]" office:value-type="float" office:value="-1.41296507257728" calcext:value-type="float">
            <text:p>-1.412965</text:p>
          </table:table-cell>
          <table:table-cell table:style-name="ce5" table:formula="of:=-[.L30]/8" office:value-type="float" office:value="0.17662063407216" calcext:value-type="float">
            <text:p>0.176621</text:p>
          </table:table-cell>
          <table:table-cell table:formula="of:=IF([.U30]&gt;[.$B$4];1;0)" office:value-type="float" office:value="0" calcext:value-type="float">
            <text:p>0.00</text:p>
          </table:table-cell>
          <table:table-cell table:style-name="ce7" table:formula="of:=IF([.D30]&gt;[.$B$4];1;0)" office:value-type="float" office:value="0" calcext:value-type="float">
            <text:p>0.00</text:p>
          </table:table-cell>
          <table:table-cell table:style-name="ce5" table:formula="of:=IF([.O30];[.M30];[.L30])" office:value-type="float" office:value="-1.41296507257728" calcext:value-type="float">
            <text:p>-1.412965</text:p>
          </table:table-cell>
          <table:table-cell table:formula="of:=([.P30]-[.P29])/[.A30]" office:value-type="float" office:value="13.5957750910814" calcext:value-type="float">
            <text:p>13.5957750911</text:p>
          </table:table-cell>
          <table:table-cell table:formula="of:=[.$U$5]*[.U29]" office:value-type="float" office:value="1.36751698813057" calcext:value-type="float">
            <text:p>1.3675169881</text:p>
          </table:table-cell>
          <table:table-cell table:formula="of:=([.$U$5]*[.V29]*[.$U$5])+[.$S$5]" office:value-type="float" office:value="1.43308183405113" calcext:value-type="float">
            <text:p>1.4330818341</text:p>
          </table:table-cell>
          <table:table-cell table:formula="of:=[.S30]/([.S30]+[.$Q$5])" office:value-type="float" office:value="0.588998616485093" calcext:value-type="float">
            <text:p>0.5889986165</text:p>
          </table:table-cell>
          <table:table-cell table:formula="of:=[.R30]+[.T30]*((([.L30]*[.A30])+[.D30])-[.R30])" office:value-type="float" office:value="0.883307954019554" calcext:value-type="float">
            <text:p>0.883307954</text:p>
          </table:table-cell>
          <table:table-cell table:formula="of:=(1-[.T30])*[.S30]" office:value-type="float" office:value="0.588998616485093" calcext:value-type="float">
            <text:p>0.5889986165</text:p>
          </table:table-cell>
          <table:table-cell table:formula="of:=[.D31]-[.U30]" office:value-type="float" office:value="-0.616521033321577" calcext:value-type="float">
            <text:p>-0.6165210333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30]+[.A31]"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style-name="ce5" table:formula="of:=[.D30]*0.8+[.P30]*0.2" office:value-type="float" office:value="0.266786920697977" calcext:value-type="float">
            <text:p>0.266787</text:p>
          </table:table-cell>
          <table:table-cell table:style-name="ce5" table:formula="of:=[.C31]-[.D31]" office:value-type="float" office:value="0.733213079302023" calcext:value-type="float">
            <text:p>0.733213</text:p>
          </table:table-cell>
          <table:table-cell table:style-name="ce5" table:formula="of:=ABS([.E31])" office:value-type="float" office:value="0.733213079302023" calcext:value-type="float">
            <text:p>0.733213</text:p>
          </table:table-cell>
          <table:table-cell table:style-name="ce5" table:formula="of:=[.$B$1]*[.E31]" office:value-type="float" office:value="0.733213079302023" calcext:value-type="float">
            <text:p>0.733213</text:p>
          </table:table-cell>
          <table:table-cell table:style-name="ce5" table:formula="of:=[.H30]+([.E31]*[.A31])" office:value-type="float" office:value="-0.0128210199082915" calcext:value-type="float">
            <text:p>-0.012821</text:p>
          </table:table-cell>
          <table:table-cell table:style-name="ce5" table:formula="of:=[.H31]*[.$B$2]" office:value-type="float" office:value="-0.128210199082915" calcext:value-type="float">
            <text:p>-0.128210</text:p>
          </table:table-cell>
          <table:table-cell table:style-name="ce5" table:formula="of:=([.E31]-[.E30])/[.A31]" office:value-type="float" office:value="4.19937998318815" calcext:value-type="float">
            <text:p>4.199380</text:p>
          </table:table-cell>
          <table:table-cell table:style-name="ce5" table:formula="of:=[.J31]*[.$B$3]" office:value-type="float" office:value="-0.419937998318815" calcext:value-type="float">
            <text:p>-0.419938</text:p>
          </table:table-cell>
          <table:table-cell table:style-name="ce5" table:formula="of:=[.G31]+[.I31]+[.K31]" office:value-type="float" office:value="0.185064881900294" calcext:value-type="float">
            <text:p>0.185065</text:p>
          </table:table-cell>
          <table:table-cell table:style-name="ce5" table:formula="of:=-[.L31]/8" office:value-type="float" office:value="-0.0231331102375368" calcext:value-type="float">
            <text:p>-0.023133</text:p>
          </table:table-cell>
          <table:table-cell table:formula="of:=IF([.U31]&gt;[.$B$4];1;0)" office:value-type="float" office:value="0" calcext:value-type="float">
            <text:p>0.00</text:p>
          </table:table-cell>
          <table:table-cell table:style-name="ce7" table:formula="of:=IF([.D31]&gt;[.$B$4];1;0)" office:value-type="float" office:value="0" calcext:value-type="float">
            <text:p>0.00</text:p>
          </table:table-cell>
          <table:table-cell table:style-name="ce5" table:formula="of:=IF([.O31];[.M31];[.L31])" office:value-type="float" office:value="0.185064881900294" calcext:value-type="float">
            <text:p>0.185065</text:p>
          </table:table-cell>
          <table:table-cell table:formula="of:=([.P31]-[.P30])/[.A31]" office:value-type="float" office:value="15.9802995447758" calcext:value-type="float">
            <text:p>15.9802995448</text:p>
          </table:table-cell>
          <table:table-cell table:formula="of:=[.$U$5]*[.U30]" office:value-type="float" office:value="0.75742561375999" calcext:value-type="float">
            <text:p>0.7574256138</text:p>
          </table:table-cell>
          <table:table-cell table:formula="of:=([.$U$5]*[.V30]*[.$U$5])+[.$S$5]" office:value-type="float" office:value="1.43308183405113" calcext:value-type="float">
            <text:p>1.4330818341</text:p>
          </table:table-cell>
          <table:table-cell table:formula="of:=[.S31]/([.S31]+[.$Q$5])" office:value-type="float" office:value="0.588998616485093" calcext:value-type="float">
            <text:p>0.5889986165</text:p>
          </table:table-cell>
          <table:table-cell table:formula="of:=[.R31]+[.T31]*((([.L31]*[.A31])+[.D31])-[.R31])" office:value-type="float" office:value="0.479340398292335" calcext:value-type="float">
            <text:p>0.4793403983</text:p>
          </table:table-cell>
          <table:table-cell table:formula="of:=(1-[.T31])*[.S31]" office:value-type="float" office:value="0.588998616485093" calcext:value-type="float">
            <text:p>0.5889986165</text:p>
          </table:table-cell>
          <table:table-cell table:formula="of:=[.D32]-[.U31]" office:value-type="float" office:value="-0.228897885353895" calcext:value-type="float">
            <text:p>-0.2288978854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31]+[.A32]"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table:style-name="ce5" table:formula="of:=[.D31]*0.8+[.P31]*0.2" office:value-type="float" office:value="0.25044251293844" calcext:value-type="float">
            <text:p>0.250443</text:p>
          </table:table-cell>
          <table:table-cell table:style-name="ce5" table:formula="of:=[.C32]-[.D32]" office:value-type="float" office:value="0.74955748706156" calcext:value-type="float">
            <text:p>0.749557</text:p>
          </table:table-cell>
          <table:table-cell table:style-name="ce5" table:formula="of:=ABS([.E32])" office:value-type="float" office:value="0.74955748706156" calcext:value-type="float">
            <text:p>0.749557</text:p>
          </table:table-cell>
          <table:table-cell table:style-name="ce5" table:formula="of:=[.$B$1]*[.E32]" office:value-type="float" office:value="0.74955748706156" calcext:value-type="float">
            <text:p>0.749557</text:p>
          </table:table-cell>
          <table:table-cell table:style-name="ce5" table:formula="of:=[.H31]+([.E32]*[.A32])" office:value-type="float" office:value="0.0621347287978645" calcext:value-type="float">
            <text:p>0.062135</text:p>
          </table:table-cell>
          <table:table-cell table:style-name="ce5" table:formula="of:=[.H32]*[.$B$2]" office:value-type="float" office:value="0.621347287978645" calcext:value-type="float">
            <text:p>0.621347</text:p>
          </table:table-cell>
          <table:table-cell table:style-name="ce5" table:formula="of:=([.E32]-[.E31])/[.A32]" office:value-type="float" office:value="0.163444077595365" calcext:value-type="float">
            <text:p>0.163444</text:p>
          </table:table-cell>
          <table:table-cell table:style-name="ce5" table:formula="of:=[.J32]*[.$B$3]" office:value-type="float" office:value="-0.0163444077595365" calcext:value-type="float">
            <text:p>-0.016344</text:p>
          </table:table-cell>
          <table:table-cell table:style-name="ce5" table:formula="of:=[.G32]+[.I32]+[.K32]" office:value-type="float" office:value="1.35456036728067" calcext:value-type="float">
            <text:p>1.354560</text:p>
          </table:table-cell>
          <table:table-cell table:style-name="ce5" table:formula="of:=-[.L32]/8" office:value-type="float" office:value="-0.169320045910084" calcext:value-type="float">
            <text:p>-0.169320</text:p>
          </table:table-cell>
          <table:table-cell table:formula="of:=IF([.U32]&gt;[.$B$4];1;0)" office:value-type="float" office:value="0" calcext:value-type="float">
            <text:p>0.00</text:p>
          </table:table-cell>
          <table:table-cell table:style-name="ce7" table:formula="of:=IF([.D32]&gt;[.$B$4];1;0)" office:value-type="float" office:value="0" calcext:value-type="float">
            <text:p>0.00</text:p>
          </table:table-cell>
          <table:table-cell table:style-name="ce5" table:formula="of:=IF([.O32];[.M32];[.L32])" office:value-type="float" office:value="1.35456036728067" calcext:value-type="float">
            <text:p>1.354560</text:p>
          </table:table-cell>
          <table:table-cell table:formula="of:=([.P32]-[.P31])/[.A32]" office:value-type="float" office:value="11.6949548538037" calcext:value-type="float">
            <text:p>11.6949548538</text:p>
          </table:table-cell>
          <table:table-cell table:formula="of:=[.$U$5]*[.U31]" office:value-type="float" office:value="0.411028445656329" calcext:value-type="float">
            <text:p>0.4110284457</text:p>
          </table:table-cell>
          <table:table-cell table:formula="of:=([.$U$5]*[.V31]*[.$U$5])+[.$S$5]" office:value-type="float" office:value="1.43308183405113" calcext:value-type="float">
            <text:p>1.4330818341</text:p>
          </table:table-cell>
          <table:table-cell table:formula="of:=[.S32]/([.S32]+[.$Q$5])" office:value-type="float" office:value="0.588998616485093" calcext:value-type="float">
            <text:p>0.5889986165</text:p>
          </table:table-cell>
          <table:table-cell table:formula="of:=[.R32]+[.T32]*((([.L32]*[.A32])+[.D32])-[.R32])" office:value-type="float" office:value="0.39622697168591" calcext:value-type="float">
            <text:p>0.3962269717</text:p>
          </table:table-cell>
          <table:table-cell table:formula="of:=(1-[.T32])*[.S32]" office:value-type="float" office:value="0.588998616485093" calcext:value-type="float">
            <text:p>0.5889986165</text:p>
          </table:table-cell>
          <table:table-cell table:formula="of:=[.D33]-[.U32]" office:value-type="float" office:value="0.0750391121209761" calcext:value-type="float">
            <text:p>0.0750391121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32]+[.A33]"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style-name="ce5" table:formula="of:=[.D32]*0.8+[.P32]*0.2" office:value-type="float" office:value="0.471266083806886" calcext:value-type="float">
            <text:p>0.471266</text:p>
          </table:table-cell>
          <table:table-cell table:style-name="ce5" table:formula="of:=[.C33]-[.D33]" office:value-type="float" office:value="0.528733916193114" calcext:value-type="float">
            <text:p>0.528734</text:p>
          </table:table-cell>
          <table:table-cell table:style-name="ce5" table:formula="of:=ABS([.E33])" office:value-type="float" office:value="0.528733916193114" calcext:value-type="float">
            <text:p>0.528734</text:p>
          </table:table-cell>
          <table:table-cell table:style-name="ce5" table:formula="of:=[.$B$1]*[.E33]" office:value-type="float" office:value="0.528733916193114" calcext:value-type="float">
            <text:p>0.528734</text:p>
          </table:table-cell>
          <table:table-cell table:style-name="ce5" table:formula="of:=[.H32]+([.E33]*[.A33])" office:value-type="float" office:value="0.115008120417176" calcext:value-type="float">
            <text:p>0.115008</text:p>
          </table:table-cell>
          <table:table-cell table:style-name="ce5" table:formula="of:=[.H33]*[.$B$2]" office:value-type="float" office:value="1.15008120417176" calcext:value-type="float">
            <text:p>1.150081</text:p>
          </table:table-cell>
          <table:table-cell table:style-name="ce5" table:formula="of:=([.E33]-[.E32])/[.A33]" office:value-type="float" office:value="-2.20823570868446" calcext:value-type="float">
            <text:p>-2.208236</text:p>
          </table:table-cell>
          <table:table-cell table:style-name="ce5" table:formula="of:=[.J33]*[.$B$3]" office:value-type="float" office:value="0.220823570868446" calcext:value-type="float">
            <text:p>0.220824</text:p>
          </table:table-cell>
          <table:table-cell table:style-name="ce5" table:formula="of:=[.G33]+[.I33]+[.K33]" office:value-type="float" office:value="1.89963869123332" calcext:value-type="float">
            <text:p>1.899639</text:p>
          </table:table-cell>
          <table:table-cell table:style-name="ce5" table:formula="of:=-[.L33]/8" office:value-type="float" office:value="-0.237454836404165" calcext:value-type="float">
            <text:p>-0.237455</text:p>
          </table:table-cell>
          <table:table-cell table:formula="of:=IF([.U33]&gt;[.$B$4];1;0)" office:value-type="float" office:value="0" calcext:value-type="float">
            <text:p>0.00</text:p>
          </table:table-cell>
          <table:table-cell table:style-name="ce7" table:formula="of:=IF([.D33]&gt;[.$B$4];1;0)" office:value-type="float" office:value="0" calcext:value-type="float">
            <text:p>0.00</text:p>
          </table:table-cell>
          <table:table-cell table:style-name="ce5" table:formula="of:=IF([.O33];[.M33];[.L33])" office:value-type="float" office:value="1.89963869123332" calcext:value-type="float">
            <text:p>1.899639</text:p>
          </table:table-cell>
          <table:table-cell table:formula="of:=([.P33]-[.P32])/[.A33]" office:value-type="float" office:value="5.45078323952651" calcext:value-type="float">
            <text:p>5.4507832395</text:p>
          </table:table-cell>
          <table:table-cell table:formula="of:=[.$U$5]*[.U32]" office:value-type="float" office:value="0.33975971330472" calcext:value-type="float">
            <text:p>0.3397597133</text:p>
          </table:table-cell>
          <table:table-cell table:formula="of:=([.$U$5]*[.V32]*[.$U$5])+[.$S$5]" office:value-type="float" office:value="1.43308183405113" calcext:value-type="float">
            <text:p>1.4330818341</text:p>
          </table:table-cell>
          <table:table-cell table:formula="of:=[.S33]/([.S33]+[.$Q$5])" office:value-type="float" office:value="0.588998616485093" calcext:value-type="float">
            <text:p>0.5889986165</text:p>
          </table:table-cell>
          <table:table-cell table:formula="of:=[.R33]+[.T33]*((([.L33]*[.A33])+[.D33])-[.R33])" office:value-type="float" office:value="0.529105239685269" calcext:value-type="float">
            <text:p>0.5291052397</text:p>
          </table:table-cell>
          <table:table-cell table:formula="of:=(1-[.T33])*[.S33]" office:value-type="float" office:value="0.588998616485093" calcext:value-type="float">
            <text:p>0.5889986165</text:p>
          </table:table-cell>
          <table:table-cell table:formula="of:=[.D34]-[.U33]" office:value-type="float" office:value="0.227835365606903" calcext:value-type="float">
            <text:p>0.2278353656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33]+[.A34]"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table:style-name="ce5" table:formula="of:=[.D33]*0.8+[.P33]*0.2" office:value-type="float" office:value="0.756940605292173" calcext:value-type="float">
            <text:p>0.756941</text:p>
          </table:table-cell>
          <table:table-cell table:style-name="ce5" table:formula="of:=[.C34]-[.D34]" office:value-type="float" office:value="0.243059394707827" calcext:value-type="float">
            <text:p>0.243059</text:p>
          </table:table-cell>
          <table:table-cell table:style-name="ce5" table:formula="of:=ABS([.E34])" office:value-type="float" office:value="0.243059394707827" calcext:value-type="float">
            <text:p>0.243059</text:p>
          </table:table-cell>
          <table:table-cell table:style-name="ce5" table:formula="of:=[.$B$1]*[.E34]" office:value-type="float" office:value="0.243059394707827" calcext:value-type="float">
            <text:p>0.243059</text:p>
          </table:table-cell>
          <table:table-cell table:style-name="ce5" table:formula="of:=[.H33]+([.E34]*[.A34])" office:value-type="float" office:value="0.139314059887959" calcext:value-type="float">
            <text:p>0.139314</text:p>
          </table:table-cell>
          <table:table-cell table:style-name="ce5" table:formula="of:=[.H34]*[.$B$2]" office:value-type="float" office:value="1.39314059887959" calcext:value-type="float">
            <text:p>1.393141</text:p>
          </table:table-cell>
          <table:table-cell table:style-name="ce5" table:formula="of:=([.E34]-[.E33])/[.A34]" office:value-type="float" office:value="-2.85674521485287" calcext:value-type="float">
            <text:p>-2.856745</text:p>
          </table:table-cell>
          <table:table-cell table:style-name="ce5" table:formula="of:=[.J34]*[.$B$3]" office:value-type="float" office:value="0.285674521485287" calcext:value-type="float">
            <text:p>0.285675</text:p>
          </table:table-cell>
          <table:table-cell table:style-name="ce5" table:formula="of:=[.G34]+[.I34]+[.K34]" office:value-type="float" office:value="1.9218745150727" calcext:value-type="float">
            <text:p>1.921875</text:p>
          </table:table-cell>
          <table:table-cell table:style-name="ce5" table:formula="of:=-[.L34]/8" office:value-type="float" office:value="-0.240234314384088" calcext:value-type="float">
            <text:p>-0.240234</text:p>
          </table:table-cell>
          <table:table-cell table:formula="of:=IF([.U34]&gt;[.$B$4];1;0)" office:value-type="float" office:value="0" calcext:value-type="float">
            <text:p>0.00</text:p>
          </table:table-cell>
          <table:table-cell table:style-name="ce7" table:formula="of:=IF([.D34]&gt;[.$B$4];1;0)" office:value-type="float" office:value="0" calcext:value-type="float">
            <text:p>0.00</text:p>
          </table:table-cell>
          <table:table-cell table:style-name="ce5" table:formula="of:=IF([.O34];[.M34];[.L34])" office:value-type="float" office:value="1.9218745150727" calcext:value-type="float">
            <text:p>1.921875</text:p>
          </table:table-cell>
          <table:table-cell table:formula="of:=([.P34]-[.P33])/[.A34]" office:value-type="float" office:value="0.222358238393818" calcext:value-type="float">
            <text:p>0.2223582384</text:p>
          </table:table-cell>
          <table:table-cell table:formula="of:=[.$U$5]*[.U33]" office:value-type="float" office:value="0.453701179853035" calcext:value-type="float">
            <text:p>0.4537011799</text:p>
          </table:table-cell>
          <table:table-cell table:formula="of:=([.$U$5]*[.V33]*[.$U$5])+[.$S$5]" office:value-type="float" office:value="1.43308183405113" calcext:value-type="float">
            <text:p>1.4330818341</text:p>
          </table:table-cell>
          <table:table-cell table:formula="of:=[.S34]/([.S34]+[.$Q$5])" office:value-type="float" office:value="0.588998616485093" calcext:value-type="float">
            <text:p>0.5889986165</text:p>
          </table:table-cell>
          <table:table-cell table:formula="of:=[.R34]+[.T34]*((([.L34]*[.A34])+[.D34])-[.R34])" office:value-type="float" office:value="0.745506924943999" calcext:value-type="float">
            <text:p>0.7455069249</text:p>
          </table:table-cell>
          <table:table-cell table:formula="of:=(1-[.T34])*[.S34]" office:value-type="float" office:value="0.588998616485093" calcext:value-type="float">
            <text:p>0.5889986165</text:p>
          </table:table-cell>
          <table:table-cell table:formula="of:=[.D35]-[.U34]" office:value-type="float" office:value="0.244420462304279" calcext:value-type="float">
            <text:p>0.2444204623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34]+[.A35]"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table:style-name="ce5" table:formula="of:=[.D34]*0.8+[.P34]*0.2" office:value-type="float" office:value="0.989927387248278" calcext:value-type="float">
            <text:p>0.989927</text:p>
          </table:table-cell>
          <table:table-cell table:style-name="ce5" table:formula="of:=[.C35]-[.D35]" office:value-type="float" office:value="0.0100726127517217" calcext:value-type="float">
            <text:p>0.010073</text:p>
          </table:table-cell>
          <table:table-cell table:style-name="ce5" table:formula="of:=ABS([.E35])" office:value-type="float" office:value="0.0100726127517217" calcext:value-type="float">
            <text:p>0.010073</text:p>
          </table:table-cell>
          <table:table-cell table:style-name="ce5" table:formula="of:=[.$B$1]*[.E35]" office:value-type="float" office:value="0.0100726127517217" calcext:value-type="float">
            <text:p>0.010073</text:p>
          </table:table-cell>
          <table:table-cell table:style-name="ce5" table:formula="of:=[.H34]+([.E35]*[.A35])" office:value-type="float" office:value="0.140321321163131" calcext:value-type="float">
            <text:p>0.140321</text:p>
          </table:table-cell>
          <table:table-cell table:style-name="ce5" table:formula="of:=[.H35]*[.$B$2]" office:value-type="float" office:value="1.40321321163131" calcext:value-type="float">
            <text:p>1.403213</text:p>
          </table:table-cell>
          <table:table-cell table:style-name="ce5" table:formula="of:=([.E35]-[.E34])/[.A35]" office:value-type="float" office:value="-2.32986781956106" calcext:value-type="float">
            <text:p>-2.329868</text:p>
          </table:table-cell>
          <table:table-cell table:style-name="ce5" table:formula="of:=[.J35]*[.$B$3]" office:value-type="float" office:value="0.232986781956106" calcext:value-type="float">
            <text:p>0.232987</text:p>
          </table:table-cell>
          <table:table-cell table:style-name="ce5" table:formula="of:=[.G35]+[.I35]+[.K35]" office:value-type="float" office:value="1.64627260633914" calcext:value-type="float">
            <text:p>1.646273</text:p>
          </table:table-cell>
          <table:table-cell table:style-name="ce5" table:formula="of:=-[.L35]/8" office:value-type="float" office:value="-0.205784075792392" calcext:value-type="float">
            <text:p>-0.205784</text:p>
          </table:table-cell>
          <table:table-cell table:formula="of:=IF([.U35]&gt;[.$B$4];1;0)" office:value-type="float" office:value="0" calcext:value-type="float">
            <text:p>0.00</text:p>
          </table:table-cell>
          <table:table-cell table:style-name="ce7" table:formula="of:=IF([.D35]&gt;[.$B$4];1;0)" office:value-type="float" office:value="0" calcext:value-type="float">
            <text:p>0.00</text:p>
          </table:table-cell>
          <table:table-cell table:style-name="ce5" table:formula="of:=IF([.O35];[.M35];[.L35])" office:value-type="float" office:value="1.64627260633914" calcext:value-type="float">
            <text:p>1.646273</text:p>
          </table:table-cell>
          <table:table-cell table:formula="of:=([.P35]-[.P34])/[.A35]" office:value-type="float" office:value="-2.75601908733565" calcext:value-type="float">
            <text:p>-2.7560190873</text:p>
          </table:table-cell>
          <table:table-cell table:formula="of:=[.$U$5]*[.U34]" office:value-type="float" office:value="0.639262940652215" calcext:value-type="float">
            <text:p>0.6392629407</text:p>
          </table:table-cell>
          <table:table-cell table:formula="of:=([.$U$5]*[.V34]*[.$U$5])+[.$S$5]" office:value-type="float" office:value="1.43308183405113" calcext:value-type="float">
            <text:p>1.4330818341</text:p>
          </table:table-cell>
          <table:table-cell table:formula="of:=[.S35]/([.S35]+[.$Q$5])" office:value-type="float" office:value="0.588998616485093" calcext:value-type="float">
            <text:p>0.5889986165</text:p>
          </table:table-cell>
          <table:table-cell table:formula="of:=[.R35]+[.T35]*((([.L35]*[.A35])+[.D35])-[.R35])" office:value-type="float" office:value="0.942769043296913" calcext:value-type="float">
            <text:p>0.9427690433</text:p>
          </table:table-cell>
          <table:table-cell table:formula="of:=(1-[.T35])*[.S35]" office:value-type="float" office:value="0.588998616485093" calcext:value-type="float">
            <text:p>0.5889986165</text:p>
          </table:table-cell>
          <table:table-cell table:formula="of:=[.D36]-[.U35]" office:value-type="float" office:value="0.178427387769537" calcext:value-type="float">
            <text:p>0.178427387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35]+[.A36]"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table:style-name="ce5" table:formula="of:=[.D35]*0.8+[.P35]*0.2" office:value-type="float" office:value="1.12119643106645" calcext:value-type="float">
            <text:p>1.121196</text:p>
          </table:table-cell>
          <table:table-cell table:style-name="ce5" table:formula="of:=[.C36]-[.D36]" office:value-type="float" office:value="-0.12119643106645" calcext:value-type="float">
            <text:p>-0.121196</text:p>
          </table:table-cell>
          <table:table-cell table:style-name="ce5" table:formula="of:=ABS([.E36])" office:value-type="float" office:value="0.12119643106645" calcext:value-type="float">
            <text:p>0.121196</text:p>
          </table:table-cell>
          <table:table-cell table:style-name="ce5" table:formula="of:=[.$B$1]*[.E36]" office:value-type="float" office:value="-0.12119643106645" calcext:value-type="float">
            <text:p>-0.121196</text:p>
          </table:table-cell>
          <table:table-cell table:style-name="ce5" table:formula="of:=[.H35]+([.E36]*[.A36])" office:value-type="float" office:value="0.128201678056486" calcext:value-type="float">
            <text:p>0.128202</text:p>
          </table:table-cell>
          <table:table-cell table:style-name="ce5" table:formula="of:=[.H36]*[.$B$2]" office:value-type="float" office:value="1.28201678056486" calcext:value-type="float">
            <text:p>1.282017</text:p>
          </table:table-cell>
          <table:table-cell table:style-name="ce5" table:formula="of:=([.E36]-[.E35])/[.A36]" office:value-type="float" office:value="-1.31269043818172" calcext:value-type="float">
            <text:p>-1.312690</text:p>
          </table:table-cell>
          <table:table-cell table:style-name="ce5" table:formula="of:=[.J36]*[.$B$3]" office:value-type="float" office:value="0.131269043818172" calcext:value-type="float">
            <text:p>0.131269</text:p>
          </table:table-cell>
          <table:table-cell table:style-name="ce5" table:formula="of:=[.G36]+[.I36]+[.K36]" office:value-type="float" office:value="1.29208939331658" calcext:value-type="float">
            <text:p>1.292089</text:p>
          </table:table-cell>
          <table:table-cell table:style-name="ce5" table:formula="of:=-[.L36]/8" office:value-type="float" office:value="-0.161511174164573" calcext:value-type="float">
            <text:p>-0.161511</text:p>
          </table:table-cell>
          <table:table-cell table:formula="of:=IF([.U36]&gt;[.$B$4];1;0)" office:value-type="float" office:value="0" calcext:value-type="float">
            <text:p>0.00</text:p>
          </table:table-cell>
          <table:table-cell table:style-name="ce7" table:formula="of:=IF([.D36]&gt;[.$B$4];1;0)" office:value-type="float" office:value="0" calcext:value-type="float">
            <text:p>0.00</text:p>
          </table:table-cell>
          <table:table-cell table:style-name="ce5" table:formula="of:=IF([.O36];[.M36];[.L36])" office:value-type="float" office:value="1.29208939331658" calcext:value-type="float">
            <text:p>1.292089</text:p>
          </table:table-cell>
          <table:table-cell table:formula="of:=([.P36]-[.P35])/[.A36]" office:value-type="float" office:value="-3.54183213022556" calcext:value-type="float">
            <text:p>-3.5418321302</text:p>
          </table:table-cell>
          <table:table-cell table:formula="of:=[.$U$5]*[.U35]" office:value-type="float" office:value="0.808412760242477" calcext:value-type="float">
            <text:p>0.8084127602</text:p>
          </table:table-cell>
          <table:table-cell table:formula="of:=([.$U$5]*[.V35]*[.$U$5])+[.$S$5]" office:value-type="float" office:value="1.43308183405113" calcext:value-type="float">
            <text:p>1.4330818341</text:p>
          </table:table-cell>
          <table:table-cell table:formula="of:=[.S36]/([.S36]+[.$Q$5])" office:value-type="float" office:value="0.588998616485093" calcext:value-type="float">
            <text:p>0.5889986165</text:p>
          </table:table-cell>
          <table:table-cell table:formula="of:=[.R36]+[.T36]*((([.L36]*[.A36])+[.D36])-[.R36])" office:value-type="float" office:value="1.06874579612078" calcext:value-type="float">
            <text:p>1.0687457961</text:p>
          </table:table-cell>
          <table:table-cell table:formula="of:=(1-[.T36])*[.S36]" office:value-type="float" office:value="0.588998616485093" calcext:value-type="float">
            <text:p>0.5889986165</text:p>
          </table:table-cell>
          <table:table-cell table:formula="of:=[.D37]-[.U36]" office:value-type="float" office:value="0.0866292273956972" calcext:value-type="float">
            <text:p>0.0866292274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36]+[.A37]"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table:style-name="ce5" table:formula="of:=[.D36]*0.8+[.P36]*0.2" office:value-type="float" office:value="1.15537502351648" calcext:value-type="float">
            <text:p>1.155375</text:p>
          </table:table-cell>
          <table:table-cell table:style-name="ce5" table:formula="of:=[.C37]-[.D37]" office:value-type="float" office:value="-0.155375023516476" calcext:value-type="float">
            <text:p>-0.155375</text:p>
          </table:table-cell>
          <table:table-cell table:style-name="ce5" table:formula="of:=ABS([.E37])" office:value-type="float" office:value="0.155375023516476" calcext:value-type="float">
            <text:p>0.155375</text:p>
          </table:table-cell>
          <table:table-cell table:style-name="ce5" table:formula="of:=[.$B$1]*[.E37]" office:value-type="float" office:value="-0.155375023516476" calcext:value-type="float">
            <text:p>-0.155375</text:p>
          </table:table-cell>
          <table:table-cell table:style-name="ce5" table:formula="of:=[.H36]+([.E37]*[.A37])" office:value-type="float" office:value="0.112664175704838" calcext:value-type="float">
            <text:p>0.112664</text:p>
          </table:table-cell>
          <table:table-cell table:style-name="ce5" table:formula="of:=[.H37]*[.$B$2]" office:value-type="float" office:value="1.12664175704838" calcext:value-type="float">
            <text:p>1.126642</text:p>
          </table:table-cell>
          <table:table-cell table:style-name="ce5" table:formula="of:=([.E37]-[.E36])/[.A37]" office:value-type="float" office:value="-0.341785924500262" calcext:value-type="float">
            <text:p>-0.341786</text:p>
          </table:table-cell>
          <table:table-cell table:style-name="ce5" table:formula="of:=[.J37]*[.$B$3]" office:value-type="float" office:value="0.0341785924500262" calcext:value-type="float">
            <text:p>0.034179</text:p>
          </table:table-cell>
          <table:table-cell table:style-name="ce5" table:formula="of:=[.G37]+[.I37]+[.K37]" office:value-type="float" office:value="1.00544532598193" calcext:value-type="float">
            <text:p>1.005445</text:p>
          </table:table-cell>
          <table:table-cell table:style-name="ce5" table:formula="of:=-[.L37]/8" office:value-type="float" office:value="-0.125680665747742" calcext:value-type="float">
            <text:p>-0.125681</text:p>
          </table:table-cell>
          <table:table-cell table:formula="of:=IF([.U37]&gt;[.$B$4];1;0)" office:value-type="float" office:value="0" calcext:value-type="float">
            <text:p>0.00</text:p>
          </table:table-cell>
          <table:table-cell table:style-name="ce7" table:formula="of:=IF([.D37]&gt;[.$B$4];1;0)" office:value-type="float" office:value="0" calcext:value-type="float">
            <text:p>0.00</text:p>
          </table:table-cell>
          <table:table-cell table:style-name="ce5" table:formula="of:=IF([.O37];[.M37];[.L37])" office:value-type="float" office:value="1.00544532598193" calcext:value-type="float">
            <text:p>1.005445</text:p>
          </table:table-cell>
          <table:table-cell table:formula="of:=([.P37]-[.P36])/[.A37]" office:value-type="float" office:value="-2.86644067334648" calcext:value-type="float">
            <text:p>-2.8664406733</text:p>
          </table:table-cell>
          <table:table-cell table:formula="of:=[.$U$5]*[.U36]" office:value-type="float" office:value="0.916436263136231" calcext:value-type="float">
            <text:p>0.9164362631</text:p>
          </table:table-cell>
          <table:table-cell table:formula="of:=([.$U$5]*[.V36]*[.$U$5])+[.$S$5]" office:value-type="float" office:value="1.43308183405113" calcext:value-type="float">
            <text:p>1.4330818341</text:p>
          </table:table-cell>
          <table:table-cell table:formula="of:=[.S37]/([.S37]+[.$Q$5])" office:value-type="float" office:value="0.588998616485093" calcext:value-type="float">
            <text:p>0.5889986165</text:p>
          </table:table-cell>
          <table:table-cell table:formula="of:=[.R37]+[.T37]*((([.L37]*[.A37])+[.D37])-[.R37])" office:value-type="float" office:value="1.11639145302034" calcext:value-type="float">
            <text:p>1.116391453</text:p>
          </table:table-cell>
          <table:table-cell table:formula="of:=(1-[.T37])*[.S37]" office:value-type="float" office:value="0.588998616485093" calcext:value-type="float">
            <text:p>0.5889986165</text:p>
          </table:table-cell>
          <table:table-cell table:formula="of:=[.D38]-[.U37]" office:value-type="float" office:value="0.00899763098923256" calcext:value-type="float">
            <text:p>0.008997631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37]+[.A38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table:formula="of:=[.D37]*0.8+[.P37]*0.2" office:value-type="float" office:value="1.12538908400957" calcext:value-type="float">
            <text:p>1.125389</text:p>
          </table:table-cell>
          <table:table-cell table:style-name="ce5" table:formula="of:=[.C38]-[.D38]" office:value-type="float" office:value="2.87461091599043" calcext:value-type="float">
            <text:p>2.874611</text:p>
          </table:table-cell>
          <table:table-cell table:style-name="ce5" table:formula="of:=ABS([.E38])" office:value-type="float" office:value="2.87461091599043" calcext:value-type="float">
            <text:p>2.874611</text:p>
          </table:table-cell>
          <table:table-cell table:style-name="ce5" table:formula="of:=[.$B$1]*[.E38]" office:value-type="float" office:value="2.87461091599043" calcext:value-type="float">
            <text:p>2.874611</text:p>
          </table:table-cell>
          <table:table-cell table:style-name="ce5" table:formula="of:=[.H37]+([.E38]*[.A38])" office:value-type="float" office:value="0.400125267303882" calcext:value-type="float">
            <text:p>0.400125</text:p>
          </table:table-cell>
          <table:table-cell table:style-name="ce5" table:formula="of:=[.H38]*[.$B$2]" office:value-type="float" office:value="4.00125267303882" calcext:value-type="float">
            <text:p>4.001253</text:p>
          </table:table-cell>
          <table:table-cell table:style-name="ce5" table:formula="of:=([.E38]-[.E37])/[.A38]" office:value-type="float" office:value="30.2998593950691" calcext:value-type="float">
            <text:p>30.299859</text:p>
          </table:table-cell>
          <table:table-cell table:style-name="ce5" table:formula="of:=[.J38]*[.$B$3]" office:value-type="float" office:value="-3.02998593950691" calcext:value-type="float">
            <text:p>-3.029986</text:p>
          </table:table-cell>
          <table:table-cell table:style-name="ce5" table:formula="of:=[.G38]+[.I38]+[.K38]" office:value-type="float" office:value="3.84587764952234" calcext:value-type="float">
            <text:p>3.845878</text:p>
          </table:table-cell>
          <table:table-cell table:style-name="ce5" table:formula="of:=-[.L38]/8" office:value-type="float" office:value="-0.480734706190292" calcext:value-type="float">
            <text:p>-0.480735</text:p>
          </table:table-cell>
          <table:table-cell table:formula="of:=IF([.U38]&gt;[.$B$4];1;0)" office:value-type="float" office:value="0" calcext:value-type="float">
            <text:p>0.00</text:p>
          </table:table-cell>
          <table:table-cell table:style-name="ce7" table:formula="of:=IF([.D38]&gt;[.$B$4];1;0)" office:value-type="float" office:value="0" calcext:value-type="float">
            <text:p>0.00</text:p>
          </table:table-cell>
          <table:table-cell table:style-name="ce5" table:formula="of:=IF([.O38];[.M38];[.L38])" office:value-type="float" office:value="3.84587764952234" calcext:value-type="float">
            <text:p>3.845878</text:p>
          </table:table-cell>
          <table:table-cell table:formula="of:=([.P38]-[.P37])/[.A38]" office:value-type="float" office:value="28.4043232354041" calcext:value-type="float">
            <text:p>28.4043232354</text:p>
          </table:table-cell>
          <table:table-cell table:formula="of:=[.$U$5]*[.U37]" office:value-type="float" office:value="0.957291822916852" calcext:value-type="float">
            <text:p>0.9572918229</text:p>
          </table:table-cell>
          <table:table-cell table:formula="of:=([.$U$5]*[.V37]*[.$U$5])+[.$S$5]" office:value-type="float" office:value="1.43308183405113" calcext:value-type="float">
            <text:p>1.4330818341</text:p>
          </table:table-cell>
          <table:table-cell table:formula="of:=[.S38]/([.S38]+[.$Q$5])" office:value-type="float" office:value="0.588998616485093" calcext:value-type="float">
            <text:p>0.5889986165</text:p>
          </table:table-cell>
          <table:table-cell table:formula="of:=[.R38]+[.T38]*((([.L38]*[.A38])+[.D38])-[.R38])" office:value-type="float" office:value="1.28282253860936" calcext:value-type="float">
            <text:p>1.2828225386</text:p>
          </table:table-cell>
          <table:table-cell table:formula="of:=(1-[.T38])*[.S38]" office:value-type="float" office:value="0.588998616485093" calcext:value-type="float">
            <text:p>0.5889986165</text:p>
          </table:table-cell>
          <table:table-cell table:formula="of:=[.D39]-[.U38]" office:value-type="float" office:value="0.386664258502767" calcext:value-type="float">
            <text:p>0.3866642585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38]+[.A39]" office:value-type="float" office:value="3.1" calcext:value-type="float">
            <text:p>3.1</text:p>
          </table:table-cell>
          <table:table-cell office:value-type="float" office:value="4" calcext:value-type="float">
            <text:p>4</text:p>
          </table:table-cell>
          <table:table-cell table:style-name="ce5" table:formula="of:=[.D38]*0.8+[.P38]*0.2" office:value-type="float" office:value="1.66948679711212" calcext:value-type="float">
            <text:p>1.669487</text:p>
          </table:table-cell>
          <table:table-cell table:style-name="ce5" table:formula="of:=[.C39]-[.D39]" office:value-type="float" office:value="2.33051320288788" calcext:value-type="float">
            <text:p>2.330513</text:p>
          </table:table-cell>
          <table:table-cell table:style-name="ce5" table:formula="of:=ABS([.E39])" office:value-type="float" office:value="2.33051320288788" calcext:value-type="float">
            <text:p>2.330513</text:p>
          </table:table-cell>
          <table:table-cell table:style-name="ce5" table:formula="of:=[.$B$1]*[.E39]" office:value-type="float" office:value="2.33051320288788" calcext:value-type="float">
            <text:p>2.330513</text:p>
          </table:table-cell>
          <table:table-cell table:style-name="ce5" table:formula="of:=[.H38]+([.E39]*[.A39])" office:value-type="float" office:value="0.633176587592669" calcext:value-type="float">
            <text:p>0.633177</text:p>
          </table:table-cell>
          <table:table-cell table:style-name="ce5" table:formula="of:=[.H39]*[.$B$2]" office:value-type="float" office:value="6.33176587592669" calcext:value-type="float">
            <text:p>6.331766</text:p>
          </table:table-cell>
          <table:table-cell table:style-name="ce5" table:formula="of:=([.E39]-[.E38])/[.A39]" office:value-type="float" office:value="-5.44097713102555" calcext:value-type="float">
            <text:p>-5.440977</text:p>
          </table:table-cell>
          <table:table-cell table:style-name="ce5" table:formula="of:=[.J39]*[.$B$3]" office:value-type="float" office:value="0.544097713102555" calcext:value-type="float">
            <text:p>0.544098</text:p>
          </table:table-cell>
          <table:table-cell table:style-name="ce5" table:formula="of:=[.G39]+[.I39]+[.K39]" office:value-type="float" office:value="9.20637679191713" calcext:value-type="float">
            <text:p>9.206377</text:p>
          </table:table-cell>
          <table:table-cell table:style-name="ce5" table:formula="of:=-[.L39]/8" office:value-type="float" office:value="-1.15079709898964" calcext:value-type="float">
            <text:p>-1.150797</text:p>
          </table:table-cell>
          <table:table-cell table:formula="of:=IF([.U39]&gt;[.$B$4];1;0)" office:value-type="float" office:value="0" calcext:value-type="float">
            <text:p>0.00</text:p>
          </table:table-cell>
          <table:table-cell table:style-name="ce7" table:formula="of:=IF([.D39]&gt;[.$B$4];1;0)" office:value-type="float" office:value="0" calcext:value-type="float">
            <text:p>0.00</text:p>
          </table:table-cell>
          <table:table-cell table:style-name="ce5" table:formula="of:=IF([.O39];[.M39];[.L39])" office:value-type="float" office:value="9.20637679191713" calcext:value-type="float">
            <text:p>9.206377</text:p>
          </table:table-cell>
          <table:table-cell table:formula="of:=([.P39]-[.P38])/[.A39]" office:value-type="float" office:value="53.6049914239479" calcext:value-type="float">
            <text:p>53.6049914239</text:p>
          </table:table-cell>
          <table:table-cell table:formula="of:=[.$U$5]*[.U38]" office:value-type="float" office:value="1.10000441434928" calcext:value-type="float">
            <text:p>1.1000044143</text:p>
          </table:table-cell>
          <table:table-cell table:formula="of:=([.$U$5]*[.V38]*[.$U$5])+[.$S$5]" office:value-type="float" office:value="1.43308183405113" calcext:value-type="float">
            <text:p>1.4330818341</text:p>
          </table:table-cell>
          <table:table-cell table:formula="of:=[.S39]/([.S39]+[.$Q$5])" office:value-type="float" office:value="0.588998616485093" calcext:value-type="float">
            <text:p>0.5889986165</text:p>
          </table:table-cell>
          <table:table-cell table:formula="of:=[.R39]+[.T39]*((([.L39]*[.A39])+[.D39])-[.R39])" office:value-type="float" office:value="1.97768306923719" calcext:value-type="float">
            <text:p>1.9776830692</text:p>
          </table:table-cell>
          <table:table-cell table:formula="of:=(1-[.T39])*[.S39]" office:value-type="float" office:value="0.588998616485093" calcext:value-type="float">
            <text:p>0.5889986165</text:p>
          </table:table-cell>
          <table:table-cell table:formula="of:=[.D40]-[.U39]" office:value-type="float" office:value="1.19918172683593" calcext:value-type="float">
            <text:p>1.199181726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39]+[.A40]" office:value-type="float" office:value="3.2" calcext:value-type="float">
            <text:p>3.2</text:p>
          </table:table-cell>
          <table:table-cell office:value-type="float" office:value="4" calcext:value-type="float">
            <text:p>4</text:p>
          </table:table-cell>
          <table:table-cell table:style-name="ce5" table:formula="of:=[.D39]*0.8+[.P39]*0.2" office:value-type="float" office:value="3.17686479607312" calcext:value-type="float">
            <text:p>3.176865</text:p>
          </table:table-cell>
          <table:table-cell table:style-name="ce5" table:formula="of:=[.C40]-[.D40]" office:value-type="float" office:value="0.823135203926877" calcext:value-type="float">
            <text:p>0.823135</text:p>
          </table:table-cell>
          <table:table-cell table:style-name="ce5" table:formula="of:=ABS([.E40])" office:value-type="float" office:value="0.823135203926877" calcext:value-type="float">
            <text:p>0.823135</text:p>
          </table:table-cell>
          <table:table-cell table:style-name="ce5" table:formula="of:=[.$B$1]*[.E40]" office:value-type="float" office:value="0.823135203926877" calcext:value-type="float">
            <text:p>0.823135</text:p>
          </table:table-cell>
          <table:table-cell table:style-name="ce5" table:formula="of:=[.H39]+([.E40]*[.A40])" office:value-type="float" office:value="0.715490107985357" calcext:value-type="float">
            <text:p>0.715490</text:p>
          </table:table-cell>
          <table:table-cell table:style-name="ce5" table:formula="of:=[.H40]*[.$B$2]" office:value-type="float" office:value="7.15490107985357" calcext:value-type="float">
            <text:p>7.154901</text:p>
          </table:table-cell>
          <table:table-cell table:style-name="ce5" table:formula="of:=([.E40]-[.E39])/[.A40]" office:value-type="float" office:value="-15.07377998961" calcext:value-type="float">
            <text:p>-15.073780</text:p>
          </table:table-cell>
          <table:table-cell table:style-name="ce5" table:formula="of:=[.J40]*[.$B$3]" office:value-type="float" office:value="1.507377998961" calcext:value-type="float">
            <text:p>1.507378</text:p>
          </table:table-cell>
          <table:table-cell table:style-name="ce5" table:formula="of:=[.G40]+[.I40]+[.K40]" office:value-type="float" office:value="9.48541428274145" calcext:value-type="float">
            <text:p>9.485414</text:p>
          </table:table-cell>
          <table:table-cell table:style-name="ce5" table:formula="of:=-[.L40]/8" office:value-type="float" office:value="-1.18567678534268" calcext:value-type="float">
            <text:p>-1.185677</text:p>
          </table:table-cell>
          <table:table-cell table:formula="of:=IF([.U40]&gt;[.$B$4];1;0)" office:value-type="float" office:value="0" calcext:value-type="float">
            <text:p>0.00</text:p>
          </table:table-cell>
          <table:table-cell table:style-name="ce7" table:formula="of:=IF([.D40]&gt;[.$B$4];1;0)" office:value-type="float" office:value="0" calcext:value-type="float">
            <text:p>0.00</text:p>
          </table:table-cell>
          <table:table-cell table:style-name="ce5" table:formula="of:=IF([.O40];[.M40];[.L40])" office:value-type="float" office:value="9.48541428274145" calcext:value-type="float">
            <text:p>9.485414</text:p>
          </table:table-cell>
          <table:table-cell table:formula="of:=([.P40]-[.P39])/[.A40]" office:value-type="float" office:value="2.79037490824322" calcext:value-type="float">
            <text:p>2.7903749082</text:p>
          </table:table-cell>
          <table:table-cell table:formula="of:=[.$U$5]*[.U39]" office:value-type="float" office:value="1.69583870010816" calcext:value-type="float">
            <text:p>1.6958387001</text:p>
          </table:table-cell>
          <table:table-cell table:formula="of:=([.$U$5]*[.V39]*[.$U$5])+[.$S$5]" office:value-type="float" office:value="1.43308183405113" calcext:value-type="float">
            <text:p>1.4330818341</text:p>
          </table:table-cell>
          <table:table-cell table:formula="of:=[.S40]/([.S40]+[.$Q$5])" office:value-type="float" office:value="0.588998616485093" calcext:value-type="float">
            <text:p>0.5889986165</text:p>
          </table:table-cell>
          <table:table-cell table:formula="of:=[.R40]+[.T40]*((([.L40]*[.A40])+[.D40])-[.R40])" office:value-type="float" office:value="3.12685061054211" calcext:value-type="float">
            <text:p>3.1268506105</text:p>
          </table:table-cell>
          <table:table-cell table:formula="of:=(1-[.T40])*[.S40]" office:value-type="float" office:value="0.588998616485093" calcext:value-type="float">
            <text:p>0.5889986165</text:p>
          </table:table-cell>
          <table:table-cell table:formula="of:=[.D41]-[.U40]" office:value-type="float" office:value="1.31172408286468" calcext:value-type="float">
            <text:p>1.3117240829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40]+[.A41]" office:value-type="float" office:value="3.3" calcext:value-type="float">
            <text:p>3.3</text:p>
          </table:table-cell>
          <table:table-cell office:value-type="float" office:value="4" calcext:value-type="float">
            <text:p>4</text:p>
          </table:table-cell>
          <table:table-cell table:style-name="ce5" table:formula="of:=[.D40]*0.8+[.P40]*0.2" office:value-type="float" office:value="4.43857469340679" calcext:value-type="float">
            <text:p>4.438575</text:p>
          </table:table-cell>
          <table:table-cell table:style-name="ce5" table:formula="of:=[.C41]-[.D41]" office:value-type="float" office:value="-0.438574693406789" calcext:value-type="float">
            <text:p>-0.438575</text:p>
          </table:table-cell>
          <table:table-cell table:style-name="ce5" table:formula="of:=ABS([.E41])" office:value-type="float" office:value="0.438574693406789" calcext:value-type="float">
            <text:p>0.438575</text:p>
          </table:table-cell>
          <table:table-cell table:style-name="ce5" table:formula="of:=[.$B$1]*[.E41]" office:value-type="float" office:value="-0.438574693406789" calcext:value-type="float">
            <text:p>-0.438575</text:p>
          </table:table-cell>
          <table:table-cell table:style-name="ce5" table:formula="of:=[.H40]+([.E41]*[.A41])" office:value-type="float" office:value="0.671632638644678" calcext:value-type="float">
            <text:p>0.671633</text:p>
          </table:table-cell>
          <table:table-cell table:style-name="ce5" table:formula="of:=[.H41]*[.$B$2]" office:value-type="float" office:value="6.71632638644678" calcext:value-type="float">
            <text:p>6.716326</text:p>
          </table:table-cell>
          <table:table-cell table:style-name="ce5" table:formula="of:=([.E41]-[.E40])/[.A41]" office:value-type="float" office:value="-12.6170989733367" calcext:value-type="float">
            <text:p>-12.617099</text:p>
          </table:table-cell>
          <table:table-cell table:style-name="ce5" table:formula="of:=[.J41]*[.$B$3]" office:value-type="float" office:value="1.26170989733367" calcext:value-type="float">
            <text:p>1.261710</text:p>
          </table:table-cell>
          <table:table-cell table:style-name="ce5" table:formula="of:=[.G41]+[.I41]+[.K41]" office:value-type="float" office:value="7.53946159037366" calcext:value-type="float">
            <text:p>7.539462</text:p>
          </table:table-cell>
          <table:table-cell table:style-name="ce5" table:formula="of:=-[.L41]/8" office:value-type="float" office:value="-0.942432698796707" calcext:value-type="float">
            <text:p>-0.942433</text:p>
          </table:table-cell>
          <table:table-cell table:formula="of:=IF([.U41]&gt;[.$B$4];1;0)" office:value-type="float" office:value="0" calcext:value-type="float">
            <text:p>0.00</text:p>
          </table:table-cell>
          <table:table-cell table:style-name="ce7" table:formula="of:=IF([.D41]&gt;[.$B$4];1;0)" office:value-type="float" office:value="0" calcext:value-type="float">
            <text:p>0.00</text:p>
          </table:table-cell>
          <table:table-cell table:style-name="ce5" table:formula="of:=IF([.O41];[.M41];[.L41])" office:value-type="float" office:value="7.53946159037366" calcext:value-type="float">
            <text:p>7.539462</text:p>
          </table:table-cell>
          <table:table-cell table:formula="of:=([.P41]-[.P40])/[.A41]" office:value-type="float" office:value="-19.4595269236779" calcext:value-type="float">
            <text:p>-19.4595269237</text:p>
          </table:table-cell>
          <table:table-cell table:formula="of:=[.$U$5]*[.U40]" office:value-type="float" office:value="2.6812356121648" calcext:value-type="float">
            <text:p>2.6812356122</text:p>
          </table:table-cell>
          <table:table-cell table:formula="of:=([.$U$5]*[.V40]*[.$U$5])+[.$S$5]" office:value-type="float" office:value="1.43308183405113" calcext:value-type="float">
            <text:p>1.4330818341</text:p>
          </table:table-cell>
          <table:table-cell table:formula="of:=[.S41]/([.S41]+[.$Q$5])" office:value-type="float" office:value="0.588998616485093" calcext:value-type="float">
            <text:p>0.5889986165</text:p>
          </table:table-cell>
          <table:table-cell table:formula="of:=[.R41]+[.T41]*((([.L41]*[.A41])+[.D41])-[.R41])" office:value-type="float" office:value="4.16037914428877" calcext:value-type="float">
            <text:p>4.1603791443</text:p>
          </table:table-cell>
          <table:table-cell table:formula="of:=(1-[.T41])*[.S41]" office:value-type="float" office:value="0.588998616485093" calcext:value-type="float">
            <text:p>0.5889986165</text:p>
          </table:table-cell>
          <table:table-cell table:formula="of:=[.D42]-[.U41]" office:value-type="float" office:value="0.898372928511389" calcext:value-type="float">
            <text:p>0.8983729285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41]+[.A42]" office:value-type="float" office:value="3.4" calcext:value-type="float">
            <text:p>3.4</text:p>
          </table:table-cell>
          <table:table-cell office:value-type="float" office:value="4" calcext:value-type="float">
            <text:p>4</text:p>
          </table:table-cell>
          <table:table-cell table:style-name="ce5" table:formula="of:=[.D41]*0.8+[.P41]*0.2" office:value-type="float" office:value="5.05875207280016" calcext:value-type="float">
            <text:p>5.058752</text:p>
          </table:table-cell>
          <table:table-cell table:style-name="ce5" table:formula="of:=[.C42]-[.D42]" office:value-type="float" office:value="-1.05875207280016" calcext:value-type="float">
            <text:p>-1.058752</text:p>
          </table:table-cell>
          <table:table-cell table:style-name="ce5" table:formula="of:=ABS([.E42])" office:value-type="float" office:value="1.05875207280016" calcext:value-type="float">
            <text:p>1.058752</text:p>
          </table:table-cell>
          <table:table-cell table:style-name="ce5" table:formula="of:=[.$B$1]*[.E42]" office:value-type="float" office:value="-1.05875207280016" calcext:value-type="float">
            <text:p>-1.058752</text:p>
          </table:table-cell>
          <table:table-cell table:style-name="ce5" table:formula="of:=[.H41]+([.E42]*[.A42])" office:value-type="float" office:value="0.565757431364662" calcext:value-type="float">
            <text:p>0.565757</text:p>
          </table:table-cell>
          <table:table-cell table:style-name="ce5" table:formula="of:=[.H42]*[.$B$2]" office:value-type="float" office:value="5.65757431364662" calcext:value-type="float">
            <text:p>5.657574</text:p>
          </table:table-cell>
          <table:table-cell table:style-name="ce5" table:formula="of:=([.E42]-[.E41])/[.A42]" office:value-type="float" office:value="-6.20177379393375" calcext:value-type="float">
            <text:p>-6.201774</text:p>
          </table:table-cell>
          <table:table-cell table:style-name="ce5" table:formula="of:=[.J42]*[.$B$3]" office:value-type="float" office:value="0.620177379393375" calcext:value-type="float">
            <text:p>0.620177</text:p>
          </table:table-cell>
          <table:table-cell table:style-name="ce5" table:formula="of:=[.G42]+[.I42]+[.K42]" office:value-type="float" office:value="5.21899962023983" calcext:value-type="float">
            <text:p>5.219000</text:p>
          </table:table-cell>
          <table:table-cell table:style-name="ce5" table:formula="of:=-[.L42]/8" office:value-type="float" office:value="-0.652374952529979" calcext:value-type="float">
            <text:p>-0.652375</text:p>
          </table:table-cell>
          <table:table-cell table:formula="of:=IF([.U42]&gt;[.$B$4];1;0)" office:value-type="float" office:value="0" calcext:value-type="float">
            <text:p>0.00</text:p>
          </table:table-cell>
          <table:table-cell table:style-name="ce7" table:formula="of:=IF([.D42]&gt;[.$B$4];1;0)" office:value-type="float" office:value="0" calcext:value-type="float">
            <text:p>0.00</text:p>
          </table:table-cell>
          <table:table-cell table:style-name="ce5" table:formula="of:=IF([.O42];[.M42];[.L42])" office:value-type="float" office:value="5.21899962023983" calcext:value-type="float">
            <text:p>5.219000</text:p>
          </table:table-cell>
          <table:table-cell table:formula="of:=([.P42]-[.P41])/[.A42]" office:value-type="float" office:value="-23.2046197013383" calcext:value-type="float">
            <text:p>-23.2046197013</text:p>
          </table:table-cell>
          <table:table-cell table:formula="of:=[.$U$5]*[.U41]" office:value-type="float" office:value="3.56747350966051" calcext:value-type="float">
            <text:p>3.5674735097</text:p>
          </table:table-cell>
          <table:table-cell table:formula="of:=([.$U$5]*[.V41]*[.$U$5])+[.$S$5]" office:value-type="float" office:value="1.43308183405113" calcext:value-type="float">
            <text:p>1.4330818341</text:p>
          </table:table-cell>
          <table:table-cell table:formula="of:=[.S42]/([.S42]+[.$Q$5])" office:value-type="float" office:value="0.588998616485093" calcext:value-type="float">
            <text:p>0.5889986165</text:p>
          </table:table-cell>
          <table:table-cell table:formula="of:=[.R42]+[.T42]*((([.L42]*[.A42])+[.D42])-[.R42])" office:value-type="float" office:value="4.75323287571939" calcext:value-type="float">
            <text:p>4.7532328757</text:p>
          </table:table-cell>
          <table:table-cell table:formula="of:=(1-[.T42])*[.S42]" office:value-type="float" office:value="0.588998616485093" calcext:value-type="float">
            <text:p>0.5889986165</text:p>
          </table:table-cell>
          <table:table-cell table:formula="of:=[.D43]-[.U42]" office:value-type="float" office:value="0.337568706568703" calcext:value-type="float">
            <text:p>0.3375687066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42]+[.A43]"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style-name="ce5" table:formula="of:=[.D42]*0.8+[.P42]*0.2" office:value-type="float" office:value="5.0908015822881" calcext:value-type="float">
            <text:p>5.090802</text:p>
          </table:table-cell>
          <table:table-cell table:style-name="ce5" table:formula="of:=[.C43]-[.D43]" office:value-type="float" office:value="-1.0908015822881" calcext:value-type="float">
            <text:p>-1.090802</text:p>
          </table:table-cell>
          <table:table-cell table:style-name="ce5" table:formula="of:=ABS([.E43])" office:value-type="float" office:value="1.0908015822881" calcext:value-type="float">
            <text:p>1.090802</text:p>
          </table:table-cell>
          <table:table-cell table:style-name="ce5" table:formula="of:=[.$B$1]*[.E43]" office:value-type="float" office:value="-1.0908015822881" calcext:value-type="float">
            <text:p>-1.090802</text:p>
          </table:table-cell>
          <table:table-cell table:style-name="ce5" table:formula="of:=[.H42]+([.E43]*[.A43])" office:value-type="float" office:value="0.456677273135852" calcext:value-type="float">
            <text:p>0.456677</text:p>
          </table:table-cell>
          <table:table-cell table:style-name="ce5" table:formula="of:=[.H43]*[.$B$2]" office:value-type="float" office:value="4.56677273135852" calcext:value-type="float">
            <text:p>4.566773</text:p>
          </table:table-cell>
          <table:table-cell table:style-name="ce5" table:formula="of:=([.E43]-[.E42])/[.A43]" office:value-type="float" office:value="-0.320495094879334" calcext:value-type="float">
            <text:p>-0.320495</text:p>
          </table:table-cell>
          <table:table-cell table:style-name="ce5" table:formula="of:=[.J43]*[.$B$3]" office:value-type="float" office:value="0.0320495094879334" calcext:value-type="float">
            <text:p>0.032050</text:p>
          </table:table-cell>
          <table:table-cell table:style-name="ce5" table:formula="of:=[.G43]+[.I43]+[.K43]" office:value-type="float" office:value="3.50802065855836" calcext:value-type="float">
            <text:p>3.508021</text:p>
          </table:table-cell>
          <table:table-cell table:style-name="ce5" table:formula="of:=-[.L43]/8" office:value-type="float" office:value="-0.438502582319795" calcext:value-type="float">
            <text:p>-0.438503</text:p>
          </table:table-cell>
          <table:table-cell table:formula="of:=IF([.U43]&gt;[.$B$4];1;0)" office:value-type="float" office:value="0" calcext:value-type="float">
            <text:p>0.00</text:p>
          </table:table-cell>
          <table:table-cell table:style-name="ce7" table:formula="of:=IF([.D43]&gt;[.$B$4];1;0)" office:value-type="float" office:value="0" calcext:value-type="float">
            <text:p>0.00</text:p>
          </table:table-cell>
          <table:table-cell table:style-name="ce5" table:formula="of:=IF([.O43];[.M43];[.L43])" office:value-type="float" office:value="3.50802065855836" calcext:value-type="float">
            <text:p>3.508021</text:p>
          </table:table-cell>
          <table:table-cell table:formula="of:=([.P43]-[.P42])/[.A43]" office:value-type="float" office:value="-17.1097896168147" calcext:value-type="float">
            <text:p>-17.1097896168</text:p>
          </table:table-cell>
          <table:table-cell table:formula="of:=[.$U$5]*[.U42]" office:value-type="float" office:value="4.07583823043014" calcext:value-type="float">
            <text:p>4.0758382304</text:p>
          </table:table-cell>
          <table:table-cell table:formula="of:=([.$U$5]*[.V42]*[.$U$5])+[.$S$5]" office:value-type="float" office:value="1.43308183405113" calcext:value-type="float">
            <text:p>1.4330818341</text:p>
          </table:table-cell>
          <table:table-cell table:formula="of:=[.S43]/([.S43]+[.$Q$5])" office:value-type="float" office:value="0.588998616485093" calcext:value-type="float">
            <text:p>0.5889986165</text:p>
          </table:table-cell>
          <table:table-cell table:formula="of:=[.R43]+[.T43]*((([.L43]*[.A43])+[.D43])-[.R43])" office:value-type="float" office:value="4.88027217190675" calcext:value-type="float">
            <text:p>4.8802721719</text:p>
          </table:table-cell>
          <table:table-cell table:formula="of:=(1-[.T43])*[.S43]" office:value-type="float" office:value="0.588998616485093" calcext:value-type="float">
            <text:p>0.5889986165</text:p>
          </table:table-cell>
          <table:table-cell table:formula="of:=[.D44]-[.U43]" office:value-type="float" office:value="-0.106026774364599" calcext:value-type="float">
            <text:p>-0.1060267744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43]+[.A44]" office:value-type="float" office:value="3.6" calcext:value-type="float">
            <text:p>3.6</text:p>
          </table:table-cell>
          <table:table-cell office:value-type="float" office:value="4" calcext:value-type="float">
            <text:p>4</text:p>
          </table:table-cell>
          <table:table-cell table:style-name="ce5" table:formula="of:=[.D43]*0.8+[.P43]*0.2" office:value-type="float" office:value="4.77424539754215" calcext:value-type="float">
            <text:p>4.774245</text:p>
          </table:table-cell>
          <table:table-cell table:style-name="ce5" table:formula="of:=[.C44]-[.D44]" office:value-type="float" office:value="-0.774245397542149" calcext:value-type="float">
            <text:p>-0.774245</text:p>
          </table:table-cell>
          <table:table-cell table:style-name="ce5" table:formula="of:=ABS([.E44])" office:value-type="float" office:value="0.774245397542149" calcext:value-type="float">
            <text:p>0.774245</text:p>
          </table:table-cell>
          <table:table-cell table:style-name="ce5" table:formula="of:=[.$B$1]*[.E44]" office:value-type="float" office:value="-0.774245397542149" calcext:value-type="float">
            <text:p>-0.774245</text:p>
          </table:table-cell>
          <table:table-cell table:style-name="ce5" table:formula="of:=[.H43]+([.E44]*[.A44])" office:value-type="float" office:value="0.379252733381637" calcext:value-type="float">
            <text:p>0.379253</text:p>
          </table:table-cell>
          <table:table-cell table:style-name="ce5" table:formula="of:=[.H44]*[.$B$2]" office:value-type="float" office:value="3.79252733381637" calcext:value-type="float">
            <text:p>3.792527</text:p>
          </table:table-cell>
          <table:table-cell table:style-name="ce5" table:formula="of:=([.E44]-[.E43])/[.A44]" office:value-type="float" office:value="3.16556184745948" calcext:value-type="float">
            <text:p>3.165562</text:p>
          </table:table-cell>
          <table:table-cell table:style-name="ce5" table:formula="of:=[.J44]*[.$B$3]" office:value-type="float" office:value="-0.316556184745948" calcext:value-type="float">
            <text:p>-0.316556</text:p>
          </table:table-cell>
          <table:table-cell table:style-name="ce5" table:formula="of:=[.G44]+[.I44]+[.K44]" office:value-type="float" office:value="2.70172575152828" calcext:value-type="float">
            <text:p>2.701726</text:p>
          </table:table-cell>
          <table:table-cell table:style-name="ce5" table:formula="of:=-[.L44]/8" office:value-type="float" office:value="-0.337715718941034" calcext:value-type="float">
            <text:p>-0.337716</text:p>
          </table:table-cell>
          <table:table-cell table:formula="of:=IF([.U44]&gt;[.$B$4];1;0)" office:value-type="float" office:value="0" calcext:value-type="float">
            <text:p>0.00</text:p>
          </table:table-cell>
          <table:table-cell table:style-name="ce7" table:formula="of:=IF([.D44]&gt;[.$B$4];1;0)" office:value-type="float" office:value="0" calcext:value-type="float">
            <text:p>0.00</text:p>
          </table:table-cell>
          <table:table-cell table:style-name="ce5" table:formula="of:=IF([.O44];[.M44];[.L44])" office:value-type="float" office:value="2.70172575152828" calcext:value-type="float">
            <text:p>2.701726</text:p>
          </table:table-cell>
          <table:table-cell table:formula="of:=([.P44]-[.P43])/[.A44]" office:value-type="float" office:value="-8.06294907030082" calcext:value-type="float">
            <text:p>-8.0629490703</text:p>
          </table:table-cell>
          <table:table-cell table:formula="of:=[.$U$5]*[.U43]" office:value-type="float" office:value="4.18477285107798" calcext:value-type="float">
            <text:p>4.1847728511</text:p>
          </table:table-cell>
          <table:table-cell table:formula="of:=([.$U$5]*[.V43]*[.$U$5])+[.$S$5]" office:value-type="float" office:value="1.43308183405113" calcext:value-type="float">
            <text:p>1.4330818341</text:p>
          </table:table-cell>
          <table:table-cell table:formula="of:=[.S44]/([.S44]+[.$Q$5])" office:value-type="float" office:value="0.588998616485093" calcext:value-type="float">
            <text:p>0.5889986165</text:p>
          </table:table-cell>
          <table:table-cell table:formula="of:=[.R44]+[.T44]*((([.L44]*[.A44])+[.D44])-[.R44])" office:value-type="float" office:value="4.69110263837855" calcext:value-type="float">
            <text:p>4.6911026384</text:p>
          </table:table-cell>
          <table:table-cell table:formula="of:=(1-[.T44])*[.S44]" office:value-type="float" office:value="0.588998616485093" calcext:value-type="float">
            <text:p>0.5889986165</text:p>
          </table:table-cell>
          <table:table-cell table:formula="of:=[.D45]-[.U44]" office:value-type="float" office:value="-0.331361170039176" calcext:value-type="float">
            <text:p>-0.33136117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44]+[.A45]"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table:style-name="ce5" table:formula="of:=[.D44]*0.8+[.P44]*0.2" office:value-type="float" office:value="4.35974146833938" calcext:value-type="float">
            <text:p>4.359741</text:p>
          </table:table-cell>
          <table:table-cell table:style-name="ce5" table:formula="of:=[.C45]-[.D45]" office:value-type="float" office:value="-0.359741468339375" calcext:value-type="float">
            <text:p>-0.359741</text:p>
          </table:table-cell>
          <table:table-cell table:style-name="ce5" table:formula="of:=ABS([.E45])" office:value-type="float" office:value="0.359741468339375" calcext:value-type="float">
            <text:p>0.359741</text:p>
          </table:table-cell>
          <table:table-cell table:style-name="ce5" table:formula="of:=[.$B$1]*[.E45]" office:value-type="float" office:value="-0.359741468339375" calcext:value-type="float">
            <text:p>-0.359741</text:p>
          </table:table-cell>
          <table:table-cell table:style-name="ce5" table:formula="of:=[.H44]+([.E45]*[.A45])" office:value-type="float" office:value="0.3432785865477" calcext:value-type="float">
            <text:p>0.343279</text:p>
          </table:table-cell>
          <table:table-cell table:style-name="ce5" table:formula="of:=[.H45]*[.$B$2]" office:value-type="float" office:value="3.432785865477" calcext:value-type="float">
            <text:p>3.432786</text:p>
          </table:table-cell>
          <table:table-cell table:style-name="ce5" table:formula="of:=([.E45]-[.E44])/[.A45]" office:value-type="float" office:value="4.14503929202774" calcext:value-type="float">
            <text:p>4.145039</text:p>
          </table:table-cell>
          <table:table-cell table:style-name="ce5" table:formula="of:=[.J45]*[.$B$3]" office:value-type="float" office:value="-0.414503929202774" calcext:value-type="float">
            <text:p>-0.414504</text:p>
          </table:table-cell>
          <table:table-cell table:style-name="ce5" table:formula="of:=[.G45]+[.I45]+[.K45]" office:value-type="float" office:value="2.65854046793485" calcext:value-type="float">
            <text:p>2.658540</text:p>
          </table:table-cell>
          <table:table-cell table:style-name="ce5" table:formula="of:=-[.L45]/8" office:value-type="float" office:value="-0.332317558491856" calcext:value-type="float">
            <text:p>-0.332318</text:p>
          </table:table-cell>
          <table:table-cell table:formula="of:=IF([.U45]&gt;[.$B$4];1;0)" office:value-type="float" office:value="0" calcext:value-type="float">
            <text:p>0.00</text:p>
          </table:table-cell>
          <table:table-cell table:style-name="ce7" table:formula="of:=IF([.D45]&gt;[.$B$4];1;0)" office:value-type="float" office:value="0" calcext:value-type="float">
            <text:p>0.00</text:p>
          </table:table-cell>
          <table:table-cell table:style-name="ce5" table:formula="of:=IF([.O45];[.M45];[.L45])" office:value-type="float" office:value="2.65854046793485" calcext:value-type="float">
            <text:p>2.658540</text:p>
          </table:table-cell>
          <table:table-cell table:formula="of:=([.P45]-[.P44])/[.A45]" office:value-type="float" office:value="-0.431852835934277" calcext:value-type="float">
            <text:p>-0.4318528359</text:p>
          </table:table-cell>
          <table:table-cell table:formula="of:=[.$U$5]*[.U44]" office:value-type="float" office:value="4.02256232259211" calcext:value-type="float">
            <text:p>4.0225623226</text:p>
          </table:table-cell>
          <table:table-cell table:formula="of:=([.$U$5]*[.V44]*[.$U$5])+[.$S$5]" office:value-type="float" office:value="1.43308183405113" calcext:value-type="float">
            <text:p>1.4330818341</text:p>
          </table:table-cell>
          <table:table-cell table:formula="of:=[.S45]/([.S45]+[.$Q$5])" office:value-type="float" office:value="0.588998616485093" calcext:value-type="float">
            <text:p>0.5889986165</text:p>
          </table:table-cell>
          <table:table-cell table:formula="of:=[.R45]+[.T45]*((([.L45]*[.A45])+[.D45])-[.R45])" office:value-type="float" office:value="4.3777480386932" calcext:value-type="float">
            <text:p>4.3777480387</text:p>
          </table:table-cell>
          <table:table-cell table:formula="of:=(1-[.T45])*[.S45]" office:value-type="float" office:value="0.588998616485093" calcext:value-type="float">
            <text:p>0.5889986165</text:p>
          </table:table-cell>
          <table:table-cell table:formula="of:=[.D46]-[.U45]" office:value-type="float" office:value="-0.358246770434731" calcext:value-type="float">
            <text:p>-0.3582467704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45]+[.A46]"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table:style-name="ce5" table:formula="of:=[.D45]*0.8+[.P45]*0.2" office:value-type="float" office:value="4.01950126825847" calcext:value-type="float">
            <text:p>4.019501</text:p>
          </table:table-cell>
          <table:table-cell table:style-name="ce5" table:formula="of:=[.C46]-[.D46]" office:value-type="float" office:value="-0.0195012682584697" calcext:value-type="float">
            <text:p>-0.019501</text:p>
          </table:table-cell>
          <table:table-cell table:style-name="ce5" table:formula="of:=ABS([.E46])" office:value-type="float" office:value="0.0195012682584697" calcext:value-type="float">
            <text:p>0.019501</text:p>
          </table:table-cell>
          <table:table-cell table:style-name="ce5" table:formula="of:=[.$B$1]*[.E46]" office:value-type="float" office:value="-0.0195012682584697" calcext:value-type="float">
            <text:p>-0.019501</text:p>
          </table:table-cell>
          <table:table-cell table:style-name="ce5" table:formula="of:=[.H45]+([.E46]*[.A46])" office:value-type="float" office:value="0.341328459721853" calcext:value-type="float">
            <text:p>0.341328</text:p>
          </table:table-cell>
          <table:table-cell table:style-name="ce5" table:formula="of:=[.H46]*[.$B$2]" office:value-type="float" office:value="3.41328459721853" calcext:value-type="float">
            <text:p>3.413285</text:p>
          </table:table-cell>
          <table:table-cell table:style-name="ce5" table:formula="of:=([.E46]-[.E45])/[.A46]" office:value-type="float" office:value="3.40240200080905" calcext:value-type="float">
            <text:p>3.402402</text:p>
          </table:table-cell>
          <table:table-cell table:style-name="ce5" table:formula="of:=[.J46]*[.$B$3]" office:value-type="float" office:value="-0.340240200080905" calcext:value-type="float">
            <text:p>-0.340240</text:p>
          </table:table-cell>
          <table:table-cell table:style-name="ce5" table:formula="of:=[.G46]+[.I46]+[.K46]" office:value-type="float" office:value="3.05354312887915" calcext:value-type="float">
            <text:p>3.053543</text:p>
          </table:table-cell>
          <table:table-cell table:style-name="ce5" table:formula="of:=-[.L46]/8" office:value-type="float" office:value="-0.381692891109894" calcext:value-type="float">
            <text:p>-0.381693</text:p>
          </table:table-cell>
          <table:table-cell table:formula="of:=IF([.U46]&gt;[.$B$4];1;0)" office:value-type="float" office:value="0" calcext:value-type="float">
            <text:p>0.00</text:p>
          </table:table-cell>
          <table:table-cell table:style-name="ce7" table:formula="of:=IF([.D46]&gt;[.$B$4];1;0)" office:value-type="float" office:value="0" calcext:value-type="float">
            <text:p>0.00</text:p>
          </table:table-cell>
          <table:table-cell table:style-name="ce5" table:formula="of:=IF([.O46];[.M46];[.L46])" office:value-type="float" office:value="3.05354312887915" calcext:value-type="float">
            <text:p>3.053543</text:p>
          </table:table-cell>
          <table:table-cell table:formula="of:=([.P46]-[.P45])/[.A46]" office:value-type="float" office:value="3.95002660944305" calcext:value-type="float">
            <text:p>3.9500266094</text:p>
          </table:table-cell>
          <table:table-cell table:formula="of:=[.$U$5]*[.U45]" office:value-type="float" office:value="3.75386464030458" calcext:value-type="float">
            <text:p>3.7538646403</text:p>
          </table:table-cell>
          <table:table-cell table:formula="of:=([.$U$5]*[.V45]*[.$U$5])+[.$S$5]" office:value-type="float" office:value="1.43308183405113" calcext:value-type="float">
            <text:p>1.4330818341</text:p>
          </table:table-cell>
          <table:table-cell table:formula="of:=[.S46]/([.S46]+[.$Q$5])" office:value-type="float" office:value="0.588998616485093" calcext:value-type="float">
            <text:p>0.5889986165</text:p>
          </table:table-cell>
          <table:table-cell table:formula="of:=[.R46]+[.T46]*((([.L46]*[.A46])+[.D46])-[.R46])" office:value-type="float" office:value="4.09017751448593" calcext:value-type="float">
            <text:p>4.0901775145</text:p>
          </table:table-cell>
          <table:table-cell table:formula="of:=(1-[.T46])*[.S46]" office:value-type="float" office:value="0.588998616485093" calcext:value-type="float">
            <text:p>0.5889986165</text:p>
          </table:table-cell>
          <table:table-cell table:formula="of:=[.D47]-[.U46]" office:value-type="float" office:value="-0.263867874103319" calcext:value-type="float">
            <text:p>-0.2638678741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46]+[.A47]" office:value-type="float" office:value="3.9" calcext:value-type="float">
            <text:p>3.9</text:p>
          </table:table-cell>
          <table:table-cell office:value-type="float" office:value="4" calcext:value-type="float">
            <text:p>4</text:p>
          </table:table-cell>
          <table:table-cell table:style-name="ce5" table:formula="of:=[.D46]*0.8+[.P46]*0.2" office:value-type="float" office:value="3.82630964038261" calcext:value-type="float">
            <text:p>3.826310</text:p>
          </table:table-cell>
          <table:table-cell table:style-name="ce5" table:formula="of:=[.C47]-[.D47]" office:value-type="float" office:value="0.173690359617394" calcext:value-type="float">
            <text:p>0.173690</text:p>
          </table:table-cell>
          <table:table-cell table:style-name="ce5" table:formula="of:=ABS([.E47])" office:value-type="float" office:value="0.173690359617394" calcext:value-type="float">
            <text:p>0.173690</text:p>
          </table:table-cell>
          <table:table-cell table:style-name="ce5" table:formula="of:=[.$B$1]*[.E47]" office:value-type="float" office:value="0.173690359617394" calcext:value-type="float">
            <text:p>0.173690</text:p>
          </table:table-cell>
          <table:table-cell table:style-name="ce5" table:formula="of:=[.H46]+([.E47]*[.A47])" office:value-type="float" office:value="0.358697495683592" calcext:value-type="float">
            <text:p>0.358697</text:p>
          </table:table-cell>
          <table:table-cell table:style-name="ce5" table:formula="of:=[.H47]*[.$B$2]" office:value-type="float" office:value="3.58697495683592" calcext:value-type="float">
            <text:p>3.586975</text:p>
          </table:table-cell>
          <table:table-cell table:style-name="ce5" table:formula="of:=([.E47]-[.E46])/[.A47]" office:value-type="float" office:value="1.93191627875863" calcext:value-type="float">
            <text:p>1.931916</text:p>
          </table:table-cell>
          <table:table-cell table:style-name="ce5" table:formula="of:=[.J47]*[.$B$3]" office:value-type="float" office:value="-0.193191627875863" calcext:value-type="float">
            <text:p>-0.193192</text:p>
          </table:table-cell>
          <table:table-cell table:style-name="ce5" table:formula="of:=[.G47]+[.I47]+[.K47]" office:value-type="float" office:value="3.56747368857745" calcext:value-type="float">
            <text:p>3.567474</text:p>
          </table:table-cell>
          <table:table-cell table:style-name="ce5" table:formula="of:=-[.L47]/8" office:value-type="float" office:value="-0.445934211072182" calcext:value-type="float">
            <text:p>-0.445934</text:p>
          </table:table-cell>
          <table:table-cell table:formula="of:=IF([.U47]&gt;[.$B$4];1;0)" office:value-type="float" office:value="0" calcext:value-type="float">
            <text:p>0.00</text:p>
          </table:table-cell>
          <table:table-cell table:style-name="ce7" table:formula="of:=IF([.D47]&gt;[.$B$4];1;0)" office:value-type="float" office:value="0" calcext:value-type="float">
            <text:p>0.00</text:p>
          </table:table-cell>
          <table:table-cell table:style-name="ce5" table:formula="of:=IF([.O47];[.M47];[.L47])" office:value-type="float" office:value="3.56747368857745" calcext:value-type="float">
            <text:p>3.567474</text:p>
          </table:table-cell>
          <table:table-cell table:formula="of:=([.P47]-[.P46])/[.A47]" office:value-type="float" office:value="5.13930559698299" calcext:value-type="float">
            <text:p>5.139305597</text:p>
          </table:table-cell>
          <table:table-cell table:formula="of:=[.$U$5]*[.U46]" office:value-type="float" office:value="3.50727648290624" calcext:value-type="float">
            <text:p>3.5072764829</text:p>
          </table:table-cell>
          <table:table-cell table:formula="of:=([.$U$5]*[.V46]*[.$U$5])+[.$S$5]" office:value-type="float" office:value="1.43308183405113" calcext:value-type="float">
            <text:p>1.4330818341</text:p>
          </table:table-cell>
          <table:table-cell table:formula="of:=[.S47]/([.S47]+[.$Q$5])" office:value-type="float" office:value="0.588998616485093" calcext:value-type="float">
            <text:p>0.5889986165</text:p>
          </table:table-cell>
          <table:table-cell table:formula="of:=[.R47]+[.T47]*((([.L47]*[.A47])+[.D47])-[.R47])" office:value-type="float" office:value="3.9053102779646" calcext:value-type="float">
            <text:p>3.905310278</text:p>
          </table:table-cell>
          <table:table-cell table:formula="of:=(1-[.T47])*[.S47]" office:value-type="float" office:value="0.588998616485093" calcext:value-type="float">
            <text:p>0.5889986165</text:p>
          </table:table-cell>
          <table:table-cell table:formula="of:=[.D48]-[.U47]" office:value-type="float" office:value="-0.130767827943026" calcext:value-type="float">
            <text:p>-0.1307678279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47]+[.A48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5" table:formula="of:=[.D47]*0.8+[.P47]*0.2" office:value-type="float" office:value="3.77454245002158" calcext:value-type="float">
            <text:p>3.774542</text:p>
          </table:table-cell>
          <table:table-cell table:style-name="ce5" table:formula="of:=[.C48]-[.D48]" office:value-type="float" office:value="0.225457549978425" calcext:value-type="float">
            <text:p>0.225458</text:p>
          </table:table-cell>
          <table:table-cell table:style-name="ce5" table:formula="of:=ABS([.E48])" office:value-type="float" office:value="0.225457549978425" calcext:value-type="float">
            <text:p>0.225458</text:p>
          </table:table-cell>
          <table:table-cell table:style-name="ce5" table:formula="of:=[.$B$1]*[.E48]" office:value-type="float" office:value="0.225457549978425" calcext:value-type="float">
            <text:p>0.225458</text:p>
          </table:table-cell>
          <table:table-cell table:style-name="ce5" table:formula="of:=[.H47]+([.E48]*[.A48])" office:value-type="float" office:value="0.381243250681435" calcext:value-type="float">
            <text:p>0.381243</text:p>
          </table:table-cell>
          <table:table-cell table:style-name="ce5" table:formula="of:=[.H48]*[.$B$2]" office:value-type="float" office:value="3.81243250681435" calcext:value-type="float">
            <text:p>3.812433</text:p>
          </table:table-cell>
          <table:table-cell table:style-name="ce5" table:formula="of:=([.E48]-[.E47])/[.A48]" office:value-type="float" office:value="0.517671903610308" calcext:value-type="float">
            <text:p>0.517672</text:p>
          </table:table-cell>
          <table:table-cell table:style-name="ce5" table:formula="of:=[.J48]*[.$B$3]" office:value-type="float" office:value="-0.0517671903610308" calcext:value-type="float">
            <text:p>-0.051767</text:p>
          </table:table-cell>
          <table:table-cell table:style-name="ce5" table:formula="of:=[.G48]+[.I48]+[.K48]" office:value-type="float" office:value="3.98612286643174" calcext:value-type="float">
            <text:p>3.986123</text:p>
          </table:table-cell>
          <table:table-cell table:style-name="ce5" table:formula="of:=-[.L48]/8" office:value-type="float" office:value="-0.498265358303967" calcext:value-type="float">
            <text:p>-0.498265</text:p>
          </table:table-cell>
          <table:table-cell table:formula="of:=IF([.U48]&gt;[.$B$4];1;0)" office:value-type="float" office:value="0" calcext:value-type="float">
            <text:p>0.00</text:p>
          </table:table-cell>
          <table:table-cell table:style-name="ce7" table:formula="of:=IF([.D48]&gt;[.$B$4];1;0)" office:value-type="float" office:value="0" calcext:value-type="float">
            <text:p>0.00</text:p>
          </table:table-cell>
          <table:table-cell table:style-name="ce5" table:formula="of:=IF([.O48];[.M48];[.L48])" office:value-type="float" office:value="3.98612286643174" calcext:value-type="float">
            <text:p>3.986123</text:p>
          </table:table-cell>
          <table:table-cell table:formula="of:=([.P48]-[.P47])/[.A48]" office:value-type="float" office:value="4.18649177854288" calcext:value-type="float">
            <text:p>4.1864917785</text:p>
          </table:table-cell>
          <table:table-cell table:formula="of:=[.$U$5]*[.U47]" office:value-type="float" office:value="3.34875512073681" calcext:value-type="float">
            <text:p>3.3487551207</text:p>
          </table:table-cell>
          <table:table-cell table:formula="of:=([.$U$5]*[.V47]*[.$U$5])+[.$S$5]" office:value-type="float" office:value="1.43308183405113" calcext:value-type="float">
            <text:p>1.4330818341</text:p>
          </table:table-cell>
          <table:table-cell table:formula="of:=[.S48]/([.S48]+[.$Q$5])" office:value-type="float" office:value="0.588998616485093" calcext:value-type="float">
            <text:p>0.5889986165</text:p>
          </table:table-cell>
          <table:table-cell table:formula="of:=[.R48]+[.T48]*((([.L48]*[.A48])+[.D48])-[.R48])" office:value-type="float" office:value="3.83432535394921" calcext:value-type="float">
            <text:p>3.8343253539</text:p>
          </table:table-cell>
          <table:table-cell table:formula="of:=(1-[.T48])*[.S48]" office:value-type="float" office:value="0.588998616485093" calcext:value-type="float">
            <text:p>0.5889986165</text:p>
          </table:table-cell>
          <table:table-cell table:formula="of:=[.D49]-[.U48]" office:value-type="float" office:value="-0.0174668206455992" calcext:value-type="float">
            <text:p>-0.0174668206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48]+[.A49]" office:value-type="float" office:value="4.1" calcext:value-type="float">
            <text:p>4.1</text:p>
          </table:table-cell>
          <table:table-cell office:value-type="float" office:value="4" calcext:value-type="float">
            <text:p>4</text:p>
          </table:table-cell>
          <table:table-cell table:style-name="ce5" table:formula="of:=[.D48]*0.8+[.P48]*0.2" office:value-type="float" office:value="3.81685853330361" calcext:value-type="float">
            <text:p>3.816859</text:p>
          </table:table-cell>
          <table:table-cell table:style-name="ce5" table:formula="of:=[.C49]-[.D49]" office:value-type="float" office:value="0.183141466696391" calcext:value-type="float">
            <text:p>0.183141</text:p>
          </table:table-cell>
          <table:table-cell table:style-name="ce5" table:formula="of:=ABS([.E49])" office:value-type="float" office:value="0.183141466696391" calcext:value-type="float">
            <text:p>0.183141</text:p>
          </table:table-cell>
          <table:table-cell table:style-name="ce5" table:formula="of:=[.$B$1]*[.E49]" office:value-type="float" office:value="0.183141466696391" calcext:value-type="float">
            <text:p>0.183141</text:p>
          </table:table-cell>
          <table:table-cell table:style-name="ce5" table:formula="of:=[.H48]+([.E49]*[.A49])" office:value-type="float" office:value="0.399557397351074" calcext:value-type="float">
            <text:p>0.399557</text:p>
          </table:table-cell>
          <table:table-cell table:style-name="ce5" table:formula="of:=[.H49]*[.$B$2]" office:value-type="float" office:value="3.99557397351074" calcext:value-type="float">
            <text:p>3.995574</text:p>
          </table:table-cell>
          <table:table-cell table:style-name="ce5" table:formula="of:=([.E49]-[.E48])/[.A49]" office:value-type="float" office:value="-0.423160832820333" calcext:value-type="float">
            <text:p>-0.423161</text:p>
          </table:table-cell>
          <table:table-cell table:style-name="ce5" table:formula="of:=[.J49]*[.$B$3]" office:value-type="float" office:value="0.0423160832820333" calcext:value-type="float">
            <text:p>0.042316</text:p>
          </table:table-cell>
          <table:table-cell table:style-name="ce5" table:formula="of:=[.G49]+[.I49]+[.K49]" office:value-type="float" office:value="4.22103152348916" calcext:value-type="float">
            <text:p>4.221032</text:p>
          </table:table-cell>
          <table:table-cell table:style-name="ce5" table:formula="of:=-[.L49]/8" office:value-type="float" office:value="-0.527628940436145" calcext:value-type="float">
            <text:p>-0.527629</text:p>
          </table:table-cell>
          <table:table-cell table:formula="of:=IF([.U49]&gt;[.$B$4];1;0)" office:value-type="float" office:value="0" calcext:value-type="float">
            <text:p>0.00</text:p>
          </table:table-cell>
          <table:table-cell table:style-name="ce7" table:formula="of:=IF([.D49]&gt;[.$B$4];1;0)" office:value-type="float" office:value="0" calcext:value-type="float">
            <text:p>0.00</text:p>
          </table:table-cell>
          <table:table-cell table:style-name="ce5" table:formula="of:=IF([.O49];[.M49];[.L49])" office:value-type="float" office:value="4.22103152348916" calcext:value-type="float">
            <text:p>4.221032</text:p>
          </table:table-cell>
          <table:table-cell table:formula="of:=([.P49]-[.P48])/[.A49]" office:value-type="float" office:value="2.34908657057423" calcext:value-type="float">
            <text:p>2.3490865706</text:p>
          </table:table-cell>
          <table:table-cell table:formula="of:=[.$U$5]*[.U48]" office:value-type="float" office:value="3.28788642891149" calcext:value-type="float">
            <text:p>3.2878864289</text:p>
          </table:table-cell>
          <table:table-cell table:formula="of:=([.$U$5]*[.V48]*[.$U$5])+[.$S$5]" office:value-type="float" office:value="1.43308183405113" calcext:value-type="float">
            <text:p>1.4330818341</text:p>
          </table:table-cell>
          <table:table-cell table:formula="of:=[.S49]/([.S49]+[.$Q$5])" office:value-type="float" office:value="0.588998616485093" calcext:value-type="float">
            <text:p>0.5889986165</text:p>
          </table:table-cell>
          <table:table-cell table:formula="of:=[.R49]+[.T49]*((([.L49]*[.A49])+[.D49])-[.R49])" office:value-type="float" office:value="3.84806843930517" calcext:value-type="float">
            <text:p>3.8480684393</text:p>
          </table:table-cell>
          <table:table-cell table:formula="of:=(1-[.T49])*[.S49]" office:value-type="float" office:value="0.588998616485093" calcext:value-type="float">
            <text:p>0.5889986165</text:p>
          </table:table-cell>
          <table:table-cell table:formula="of:=[.D50]-[.U49]" office:value-type="float" office:value="0.0496246920355539" calcext:value-type="float">
            <text:p>0.049624692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49]+[.A50]" office:value-type="float" office:value="4.2" calcext:value-type="float">
            <text:p>4.2</text:p>
          </table:table-cell>
          <table:table-cell office:value-type="float" office:value="4" calcext:value-type="float">
            <text:p>4</text:p>
          </table:table-cell>
          <table:table-cell table:style-name="ce5" table:formula="of:=[.D49]*0.8+[.P49]*0.2" office:value-type="float" office:value="3.89769313134072" calcext:value-type="float">
            <text:p>3.897693</text:p>
          </table:table-cell>
          <table:table-cell table:style-name="ce5" table:formula="of:=[.C50]-[.D50]" office:value-type="float" office:value="0.102306868659281" calcext:value-type="float">
            <text:p>0.102307</text:p>
          </table:table-cell>
          <table:table-cell table:style-name="ce5" table:formula="of:=ABS([.E50])" office:value-type="float" office:value="0.102306868659281" calcext:value-type="float">
            <text:p>0.102307</text:p>
          </table:table-cell>
          <table:table-cell table:style-name="ce5" table:formula="of:=[.$B$1]*[.E50]" office:value-type="float" office:value="0.102306868659281" calcext:value-type="float">
            <text:p>0.102307</text:p>
          </table:table-cell>
          <table:table-cell table:style-name="ce5" table:formula="of:=[.H49]+([.E50]*[.A50])" office:value-type="float" office:value="0.409788084217002" calcext:value-type="float">
            <text:p>0.409788</text:p>
          </table:table-cell>
          <table:table-cell table:style-name="ce5" table:formula="of:=[.H50]*[.$B$2]" office:value-type="float" office:value="4.09788084217002" calcext:value-type="float">
            <text:p>4.097881</text:p>
          </table:table-cell>
          <table:table-cell table:style-name="ce5" table:formula="of:=([.E50]-[.E49])/[.A50]" office:value-type="float" office:value="-0.808345980371108" calcext:value-type="float">
            <text:p>-0.808346</text:p>
          </table:table-cell>
          <table:table-cell table:style-name="ce5" table:formula="of:=[.J50]*[.$B$3]" office:value-type="float" office:value="0.0808345980371108" calcext:value-type="float">
            <text:p>0.080835</text:p>
          </table:table-cell>
          <table:table-cell table:style-name="ce5" table:formula="of:=[.G50]+[.I50]+[.K50]" office:value-type="float" office:value="4.28102230886641" calcext:value-type="float">
            <text:p>4.281022</text:p>
          </table:table-cell>
          <table:table-cell table:style-name="ce5" table:formula="of:=-[.L50]/8" office:value-type="float" office:value="-0.535127788608301" calcext:value-type="float">
            <text:p>-0.535128</text:p>
          </table:table-cell>
          <table:table-cell table:formula="of:=IF([.U50]&gt;[.$B$4];1;0)" office:value-type="float" office:value="0" calcext:value-type="float">
            <text:p>0.00</text:p>
          </table:table-cell>
          <table:table-cell table:style-name="ce7" table:formula="of:=IF([.D50]&gt;[.$B$4];1;0)" office:value-type="float" office:value="0" calcext:value-type="float">
            <text:p>0.00</text:p>
          </table:table-cell>
          <table:table-cell table:style-name="ce5" table:formula="of:=IF([.O50];[.M50];[.L50])" office:value-type="float" office:value="4.28102230886641" calcext:value-type="float">
            <text:p>4.281022</text:p>
          </table:table-cell>
          <table:table-cell table:formula="of:=([.P50]-[.P49])/[.A50]" office:value-type="float" office:value="0.599907853772477" calcext:value-type="float">
            <text:p>0.5999078538</text:p>
          </table:table-cell>
          <table:table-cell table:formula="of:=[.$U$5]*[.U49]" office:value-type="float" office:value="3.29967095413095" calcext:value-type="float">
            <text:p>3.2996709541</text:p>
          </table:table-cell>
          <table:table-cell table:formula="of:=([.$U$5]*[.V49]*[.$U$5])+[.$S$5]" office:value-type="float" office:value="1.43308183405113" calcext:value-type="float">
            <text:p>1.4330818341</text:p>
          </table:table-cell>
          <table:table-cell table:formula="of:=[.S50]/([.S50]+[.$Q$5])" office:value-type="float" office:value="0.588998616485093" calcext:value-type="float">
            <text:p>0.5889986165</text:p>
          </table:table-cell>
          <table:table-cell table:formula="of:=[.R50]+[.T50]*((([.L50]*[.A50])+[.D50])-[.R50])" office:value-type="float" office:value="3.90405681084132" calcext:value-type="float">
            <text:p>3.9040568108</text:p>
          </table:table-cell>
          <table:table-cell table:formula="of:=(1-[.T50])*[.S50]" office:value-type="float" office:value="0.588998616485093" calcext:value-type="float">
            <text:p>0.5889986165</text:p>
          </table:table-cell>
          <table:table-cell table:formula="of:=[.D51]-[.U50]" office:value-type="float" office:value="0.0703021560045363" calcext:value-type="float">
            <text:p>0.070302156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50]+[.A51]"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table:style-name="ce5" table:formula="of:=[.D50]*0.8+[.P50]*0.2" office:value-type="float" office:value="3.97435896684586" calcext:value-type="float">
            <text:p>3.974359</text:p>
          </table:table-cell>
          <table:table-cell table:style-name="ce5" table:formula="of:=[.C51]-[.D51]" office:value-type="float" office:value="-0.974358966845858" calcext:value-type="float">
            <text:p>-0.974359</text:p>
          </table:table-cell>
          <table:table-cell table:style-name="ce5" table:formula="of:=ABS([.E51])" office:value-type="float" office:value="0.974358966845858" calcext:value-type="float">
            <text:p>0.974359</text:p>
          </table:table-cell>
          <table:table-cell table:style-name="ce5" table:formula="of:=[.$B$1]*[.E51]" office:value-type="float" office:value="-0.974358966845858" calcext:value-type="float">
            <text:p>-0.974359</text:p>
          </table:table-cell>
          <table:table-cell table:style-name="ce5" table:formula="of:=[.H50]+([.E51]*[.A51])" office:value-type="float" office:value="0.312352187532416" calcext:value-type="float">
            <text:p>0.312352</text:p>
          </table:table-cell>
          <table:table-cell table:style-name="ce5" table:formula="of:=[.H51]*[.$B$2]" office:value-type="float" office:value="3.12352187532416" calcext:value-type="float">
            <text:p>3.123522</text:p>
          </table:table-cell>
          <table:table-cell table:style-name="ce5" table:formula="of:=([.E51]-[.E50])/[.A51]" office:value-type="float" office:value="-10.7666583550514" calcext:value-type="float">
            <text:p>-10.766658</text:p>
          </table:table-cell>
          <table:table-cell table:style-name="ce5" table:formula="of:=[.J51]*[.$B$3]" office:value-type="float" office:value="1.07666583550514" calcext:value-type="float">
            <text:p>1.076666</text:p>
          </table:table-cell>
          <table:table-cell table:style-name="ce5" table:formula="of:=[.G51]+[.I51]+[.K51]" office:value-type="float" office:value="3.22582874398344" calcext:value-type="float">
            <text:p>3.225829</text:p>
          </table:table-cell>
          <table:table-cell table:style-name="ce5" table:formula="of:=-[.L51]/8" office:value-type="float" office:value="-0.40322859299793" calcext:value-type="float">
            <text:p>-0.403229</text:p>
          </table:table-cell>
          <table:table-cell table:formula="of:=IF([.U51]&gt;[.$B$4];1;0)" office:value-type="float" office:value="0" calcext:value-type="float">
            <text:p>0.00</text:p>
          </table:table-cell>
          <table:table-cell table:style-name="ce7" table:formula="of:=IF([.D51]&gt;[.$B$4];1;0)" office:value-type="float" office:value="0" calcext:value-type="float">
            <text:p>0.00</text:p>
          </table:table-cell>
          <table:table-cell table:style-name="ce5" table:formula="of:=IF([.O51];[.M51];[.L51])" office:value-type="float" office:value="3.22582874398344" calcext:value-type="float">
            <text:p>3.225829</text:p>
          </table:table-cell>
          <table:table-cell table:formula="of:=([.P51]-[.P50])/[.A51]" office:value-type="float" office:value="-10.5519356488297" calcext:value-type="float">
            <text:p>-10.5519356488</text:p>
          </table:table-cell>
          <table:table-cell table:formula="of:=[.$U$5]*[.U50]" office:value-type="float" office:value="3.34768028822697" calcext:value-type="float">
            <text:p>3.3476802882</text:p>
          </table:table-cell>
          <table:table-cell table:formula="of:=([.$U$5]*[.V50]*[.$U$5])+[.$S$5]" office:value-type="float" office:value="1.43308183405113" calcext:value-type="float">
            <text:p>1.4330818341</text:p>
          </table:table-cell>
          <table:table-cell table:formula="of:=[.S51]/([.S51]+[.$Q$5])" office:value-type="float" office:value="0.588998616485093" calcext:value-type="float">
            <text:p>0.5889986165</text:p>
          </table:table-cell>
          <table:table-cell table:formula="of:=[.R51]+[.T51]*((([.L51]*[.A51])+[.D51])-[.R51])" office:value-type="float" office:value="3.90679402963661" calcext:value-type="float">
            <text:p>3.9067940296</text:p>
          </table:table-cell>
          <table:table-cell table:formula="of:=(1-[.T51])*[.S51]" office:value-type="float" office:value="0.588998616485093" calcext:value-type="float">
            <text:p>0.5889986165</text:p>
          </table:table-cell>
          <table:table-cell table:formula="of:=[.D52]-[.U51]" office:value-type="float" office:value="-0.0821411073632361" calcext:value-type="float">
            <text:p>-0.0821411074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51]+[.A52]" office:value-type="float" office:value="4.4" calcext:value-type="float">
            <text:p>4.4</text:p>
          </table:table-cell>
          <table:table-cell office:value-type="float" office:value="3" calcext:value-type="float">
            <text:p>3</text:p>
          </table:table-cell>
          <table:table-cell table:style-name="ce5" table:formula="of:=[.D51]*0.8+[.P51]*0.2" office:value-type="float" office:value="3.82465292227337" calcext:value-type="float">
            <text:p>3.824653</text:p>
          </table:table-cell>
          <table:table-cell table:style-name="ce5" table:formula="of:=[.C52]-[.D52]" office:value-type="float" office:value="-0.824652922273375" calcext:value-type="float">
            <text:p>-0.824653</text:p>
          </table:table-cell>
          <table:table-cell table:style-name="ce5" table:formula="of:=ABS([.E52])" office:value-type="float" office:value="0.824652922273375" calcext:value-type="float">
            <text:p>0.824653</text:p>
          </table:table-cell>
          <table:table-cell table:style-name="ce5" table:formula="of:=[.$B$1]*[.E52]" office:value-type="float" office:value="-0.824652922273375" calcext:value-type="float">
            <text:p>-0.824653</text:p>
          </table:table-cell>
          <table:table-cell table:style-name="ce5" table:formula="of:=[.H51]+([.E52]*[.A52])" office:value-type="float" office:value="0.229886895305078" calcext:value-type="float">
            <text:p>0.229887</text:p>
          </table:table-cell>
          <table:table-cell table:style-name="ce5" table:formula="of:=[.H52]*[.$B$2]" office:value-type="float" office:value="2.29886895305078" calcext:value-type="float">
            <text:p>2.298869</text:p>
          </table:table-cell>
          <table:table-cell table:style-name="ce5" table:formula="of:=([.E52]-[.E51])/[.A52]" office:value-type="float" office:value="1.49706044572483" calcext:value-type="float">
            <text:p>1.497060</text:p>
          </table:table-cell>
          <table:table-cell table:style-name="ce5" table:formula="of:=[.J52]*[.$B$3]" office:value-type="float" office:value="-0.149706044572483" calcext:value-type="float">
            <text:p>-0.149706</text:p>
          </table:table-cell>
          <table:table-cell table:style-name="ce5" table:formula="of:=[.G52]+[.I52]+[.K52]" office:value-type="float" office:value="1.32450998620493" calcext:value-type="float">
            <text:p>1.324510</text:p>
          </table:table-cell>
          <table:table-cell table:style-name="ce5" table:formula="of:=-[.L52]/8" office:value-type="float" office:value="-0.165563748275616" calcext:value-type="float">
            <text:p>-0.165564</text:p>
          </table:table-cell>
          <table:table-cell table:formula="of:=IF([.U52]&gt;[.$B$4];1;0)" office:value-type="float" office:value="0" calcext:value-type="float">
            <text:p>0.00</text:p>
          </table:table-cell>
          <table:table-cell table:style-name="ce7" table:formula="of:=IF([.D52]&gt;[.$B$4];1;0)" office:value-type="float" office:value="0" calcext:value-type="float">
            <text:p>0.00</text:p>
          </table:table-cell>
          <table:table-cell table:style-name="ce5" table:formula="of:=IF([.O52];[.M52];[.L52])" office:value-type="float" office:value="1.32450998620493" calcext:value-type="float">
            <text:p>1.324510</text:p>
          </table:table-cell>
          <table:table-cell table:formula="of:=([.P52]-[.P51])/[.A52]" office:value-type="float" office:value="-19.0131875777851" calcext:value-type="float">
            <text:p>-19.0131875778</text:p>
          </table:table-cell>
          <table:table-cell table:formula="of:=[.$U$5]*[.U51]" office:value-type="float" office:value="3.35002741939066" calcext:value-type="float">
            <text:p>3.3500274194</text:p>
          </table:table-cell>
          <table:table-cell table:formula="of:=([.$U$5]*[.V51]*[.$U$5])+[.$S$5]" office:value-type="float" office:value="1.43308183405113" calcext:value-type="float">
            <text:p>1.4330818341</text:p>
          </table:table-cell>
          <table:table-cell table:formula="of:=[.S52]/([.S52]+[.$Q$5])" office:value-type="float" office:value="0.588998616485093" calcext:value-type="float">
            <text:p>0.5889986165</text:p>
          </table:table-cell>
          <table:table-cell table:formula="of:=[.R52]+[.T52]*((([.L52]*[.A52])+[.D52])-[.R52])" office:value-type="float" office:value="3.70759463887666" calcext:value-type="float">
            <text:p>3.7075946389</text:p>
          </table:table-cell>
          <table:table-cell table:formula="of:=(1-[.T52])*[.S52]" office:value-type="float" office:value="0.588998616485093" calcext:value-type="float">
            <text:p>0.5889986165</text:p>
          </table:table-cell>
          <table:table-cell table:formula="of:=[.D53]-[.U52]" office:value-type="float" office:value="-0.382970303816977" calcext:value-type="float">
            <text:p>-0.382970303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52]+[.A53]"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table:style-name="ce5" table:formula="of:=[.D52]*0.8+[.P52]*0.2" office:value-type="float" office:value="3.32462433505969" calcext:value-type="float">
            <text:p>3.324624</text:p>
          </table:table-cell>
          <table:table-cell table:style-name="ce5" table:formula="of:=[.C53]-[.D53]" office:value-type="float" office:value="-0.324624335059685" calcext:value-type="float">
            <text:p>-0.324624</text:p>
          </table:table-cell>
          <table:table-cell table:style-name="ce5" table:formula="of:=ABS([.E53])" office:value-type="float" office:value="0.324624335059685" calcext:value-type="float">
            <text:p>0.324624</text:p>
          </table:table-cell>
          <table:table-cell table:style-name="ce5" table:formula="of:=[.$B$1]*[.E53]" office:value-type="float" office:value="-0.324624335059685" calcext:value-type="float">
            <text:p>-0.324624</text:p>
          </table:table-cell>
          <table:table-cell table:style-name="ce5" table:formula="of:=[.H52]+([.E53]*[.A53])" office:value-type="float" office:value="0.19742446179911" calcext:value-type="float">
            <text:p>0.197424</text:p>
          </table:table-cell>
          <table:table-cell table:style-name="ce5" table:formula="of:=[.H53]*[.$B$2]" office:value-type="float" office:value="1.9742446179911" calcext:value-type="float">
            <text:p>1.974245</text:p>
          </table:table-cell>
          <table:table-cell table:style-name="ce5" table:formula="of:=([.E53]-[.E52])/[.A53]" office:value-type="float" office:value="5.0002858721369" calcext:value-type="float">
            <text:p>5.000286</text:p>
          </table:table-cell>
          <table:table-cell table:style-name="ce5" table:formula="of:=[.J53]*[.$B$3]" office:value-type="float" office:value="-0.50002858721369" calcext:value-type="float">
            <text:p>-0.500029</text:p>
          </table:table-cell>
          <table:table-cell table:style-name="ce5" table:formula="of:=[.G53]+[.I53]+[.K53]" office:value-type="float" office:value="1.14959169571772" calcext:value-type="float">
            <text:p>1.149592</text:p>
          </table:table-cell>
          <table:table-cell table:style-name="ce5" table:formula="of:=-[.L53]/8" office:value-type="float" office:value="-0.143698961964716" calcext:value-type="float">
            <text:p>-0.143699</text:p>
          </table:table-cell>
          <table:table-cell table:formula="of:=IF([.U53]&gt;[.$B$4];1;0)" office:value-type="float" office:value="0" calcext:value-type="float">
            <text:p>0.00</text:p>
          </table:table-cell>
          <table:table-cell table:style-name="ce7" table:formula="of:=IF([.D53]&gt;[.$B$4];1;0)" office:value-type="float" office:value="0" calcext:value-type="float">
            <text:p>0.00</text:p>
          </table:table-cell>
          <table:table-cell table:style-name="ce5" table:formula="of:=IF([.O53];[.M53];[.L53])" office:value-type="float" office:value="1.14959169571772" calcext:value-type="float">
            <text:p>1.149592</text:p>
          </table:table-cell>
          <table:table-cell table:formula="of:=([.P53]-[.P52])/[.A53]" office:value-type="float" office:value="-1.74918290487202" calcext:value-type="float">
            <text:p>-1.7491829049</text:p>
          </table:table-cell>
          <table:table-cell table:formula="of:=[.$U$5]*[.U52]" office:value-type="float" office:value="3.17921641274187" calcext:value-type="float">
            <text:p>3.1792164127</text:p>
          </table:table-cell>
          <table:table-cell table:formula="of:=([.$U$5]*[.V52]*[.$U$5])+[.$S$5]" office:value-type="float" office:value="1.43308183405113" calcext:value-type="float">
            <text:p>1.4330818341</text:p>
          </table:table-cell>
          <table:table-cell table:formula="of:=[.S53]/([.S53]+[.$Q$5])" office:value-type="float" office:value="0.588998616485093" calcext:value-type="float">
            <text:p>0.5889986165</text:p>
          </table:table-cell>
          <table:table-cell table:formula="of:=[.R53]+[.T53]*((([.L53]*[.A53])+[.D53])-[.R53])" office:value-type="float" office:value="3.33257226964308" calcext:value-type="float">
            <text:p>3.3325722696</text:p>
          </table:table-cell>
          <table:table-cell table:formula="of:=(1-[.T53])*[.S53]" office:value-type="float" office:value="0.588998616485093" calcext:value-type="float">
            <text:p>0.5889986165</text:p>
          </table:table-cell>
          <table:table-cell table:formula="of:=[.D54]-[.U53]" office:value-type="float" office:value="-0.44295446245179" calcext:value-type="float">
            <text:p>-0.4429544625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53]+[.A54]" office:value-type="float" office:value="4.6" calcext:value-type="float">
            <text:p>4.6</text:p>
          </table:table-cell>
          <table:table-cell office:value-type="float" office:value="3" calcext:value-type="float">
            <text:p>3</text:p>
          </table:table-cell>
          <table:table-cell table:style-name="ce5" table:formula="of:=[.D53]*0.8+[.P53]*0.2" office:value-type="float" office:value="2.88961780719129" calcext:value-type="float">
            <text:p>2.889618</text:p>
          </table:table-cell>
          <table:table-cell table:style-name="ce5" table:formula="of:=[.C54]-[.D54]" office:value-type="float" office:value="0.110382192808707" calcext:value-type="float">
            <text:p>0.110382</text:p>
          </table:table-cell>
          <table:table-cell table:style-name="ce5" table:formula="of:=ABS([.E54])" office:value-type="float" office:value="0.110382192808707" calcext:value-type="float">
            <text:p>0.110382</text:p>
          </table:table-cell>
          <table:table-cell table:style-name="ce5" table:formula="of:=[.$B$1]*[.E54]" office:value-type="float" office:value="0.110382192808707" calcext:value-type="float">
            <text:p>0.110382</text:p>
          </table:table-cell>
          <table:table-cell table:style-name="ce5" table:formula="of:=[.H53]+([.E54]*[.A54])" office:value-type="float" office:value="0.208462681079981" calcext:value-type="float">
            <text:p>0.208463</text:p>
          </table:table-cell>
          <table:table-cell table:style-name="ce5" table:formula="of:=[.H54]*[.$B$2]" office:value-type="float" office:value="2.08462681079981" calcext:value-type="float">
            <text:p>2.084627</text:p>
          </table:table-cell>
          <table:table-cell table:style-name="ce5" table:formula="of:=([.E54]-[.E53])/[.A54]" office:value-type="float" office:value="4.35006527868392" calcext:value-type="float">
            <text:p>4.350065</text:p>
          </table:table-cell>
          <table:table-cell table:style-name="ce5" table:formula="of:=[.J54]*[.$B$3]" office:value-type="float" office:value="-0.435006527868392" calcext:value-type="float">
            <text:p>-0.435007</text:p>
          </table:table-cell>
          <table:table-cell table:style-name="ce5" table:formula="of:=[.G54]+[.I54]+[.K54]" office:value-type="float" office:value="1.76000247574012" calcext:value-type="float">
            <text:p>1.760002</text:p>
          </table:table-cell>
          <table:table-cell table:style-name="ce5" table:formula="of:=-[.L54]/8" office:value-type="float" office:value="-0.220000309467515" calcext:value-type="float">
            <text:p>-0.220000</text:p>
          </table:table-cell>
          <table:table-cell table:formula="of:=IF([.U54]&gt;[.$B$4];1;0)" office:value-type="float" office:value="0" calcext:value-type="float">
            <text:p>0.00</text:p>
          </table:table-cell>
          <table:table-cell table:style-name="ce7" table:formula="of:=IF([.D54]&gt;[.$B$4];1;0)" office:value-type="float" office:value="0" calcext:value-type="float">
            <text:p>0.00</text:p>
          </table:table-cell>
          <table:table-cell table:style-name="ce5" table:formula="of:=IF([.O54];[.M54];[.L54])" office:value-type="float" office:value="1.76000247574012" calcext:value-type="float">
            <text:p>1.760002</text:p>
          </table:table-cell>
          <table:table-cell table:formula="of:=([.P54]-[.P53])/[.A54]" office:value-type="float" office:value="6.10410780022396" calcext:value-type="float">
            <text:p>6.1041078002</text:p>
          </table:table-cell>
          <table:table-cell table:formula="of:=[.$U$5]*[.U53]" office:value-type="float" office:value="2.85763938301189" calcext:value-type="float">
            <text:p>2.857639383</text:p>
          </table:table-cell>
          <table:table-cell table:formula="of:=([.$U$5]*[.V53]*[.$U$5])+[.$S$5]" office:value-type="float" office:value="1.43308183405113" calcext:value-type="float">
            <text:p>1.4330818341</text:p>
          </table:table-cell>
          <table:table-cell table:formula="of:=[.S54]/([.S54]+[.$Q$5])" office:value-type="float" office:value="0.588998616485093" calcext:value-type="float">
            <text:p>0.5889986165</text:p>
          </table:table-cell>
          <table:table-cell table:formula="of:=[.R54]+[.T54]*((([.L54]*[.A54])+[.D54])-[.R54])" office:value-type="float" office:value="2.98013853293306" calcext:value-type="float">
            <text:p>2.9801385329</text:p>
          </table:table-cell>
          <table:table-cell table:formula="of:=(1-[.T54])*[.S54]" office:value-type="float" office:value="0.588998616485093" calcext:value-type="float">
            <text:p>0.5889986165</text:p>
          </table:table-cell>
          <table:table-cell table:formula="of:=[.D55]-[.U54]" office:value-type="float" office:value="-0.316443792032001" calcext:value-type="float">
            <text:p>-0.316443792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54]+[.A55]"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table:style-name="ce5" table:formula="of:=[.D54]*0.8+[.P54]*0.2" office:value-type="float" office:value="2.66369474090106" calcext:value-type="float">
            <text:p>2.663695</text:p>
          </table:table-cell>
          <table:table-cell table:style-name="ce5" table:formula="of:=[.C55]-[.D55]" office:value-type="float" office:value="0.336305259098941" calcext:value-type="float">
            <text:p>0.336305</text:p>
          </table:table-cell>
          <table:table-cell table:style-name="ce5" table:formula="of:=ABS([.E55])" office:value-type="float" office:value="0.336305259098941" calcext:value-type="float">
            <text:p>0.336305</text:p>
          </table:table-cell>
          <table:table-cell table:style-name="ce5" table:formula="of:=[.$B$1]*[.E55]" office:value-type="float" office:value="0.336305259098941" calcext:value-type="float">
            <text:p>0.336305</text:p>
          </table:table-cell>
          <table:table-cell table:style-name="ce5" table:formula="of:=[.H54]+([.E55]*[.A55])" office:value-type="float" office:value="0.242093206989875" calcext:value-type="float">
            <text:p>0.242093</text:p>
          </table:table-cell>
          <table:table-cell table:style-name="ce5" table:formula="of:=[.H55]*[.$B$2]" office:value-type="float" office:value="2.42093206989875" calcext:value-type="float">
            <text:p>2.420932</text:p>
          </table:table-cell>
          <table:table-cell table:style-name="ce5" table:formula="of:=([.E55]-[.E54])/[.A55]" office:value-type="float" office:value="2.25923066290234" calcext:value-type="float">
            <text:p>2.259231</text:p>
          </table:table-cell>
          <table:table-cell table:style-name="ce5" table:formula="of:=[.J55]*[.$B$3]" office:value-type="float" office:value="-0.225923066290234" calcext:value-type="float">
            <text:p>-0.225923</text:p>
          </table:table-cell>
          <table:table-cell table:style-name="ce5" table:formula="of:=[.G55]+[.I55]+[.K55]" office:value-type="float" office:value="2.53131426270745" calcext:value-type="float">
            <text:p>2.531314</text:p>
          </table:table-cell>
          <table:table-cell table:style-name="ce5" table:formula="of:=-[.L55]/8" office:value-type="float" office:value="-0.316414282838432" calcext:value-type="float">
            <text:p>-0.316414</text:p>
          </table:table-cell>
          <table:table-cell table:formula="of:=IF([.U55]&gt;[.$B$4];1;0)" office:value-type="float" office:value="0" calcext:value-type="float">
            <text:p>0.00</text:p>
          </table:table-cell>
          <table:table-cell table:style-name="ce7" table:formula="of:=IF([.D55]&gt;[.$B$4];1;0)" office:value-type="float" office:value="0" calcext:value-type="float">
            <text:p>0.00</text:p>
          </table:table-cell>
          <table:table-cell table:style-name="ce5" table:formula="of:=IF([.O55];[.M55];[.L55])" office:value-type="float" office:value="2.53131426270745" calcext:value-type="float">
            <text:p>2.531314</text:p>
          </table:table-cell>
          <table:table-cell table:formula="of:=([.P55]-[.P54])/[.A55]" office:value-type="float" office:value="7.71311786967333" calcext:value-type="float">
            <text:p>7.7131178697</text:p>
          </table:table-cell>
          <table:table-cell table:formula="of:=[.$U$5]*[.U54]" office:value-type="float" office:value="2.55543182547482" calcext:value-type="float">
            <text:p>2.5554318255</text:p>
          </table:table-cell>
          <table:table-cell table:formula="of:=([.$U$5]*[.V54]*[.$U$5])+[.$S$5]" office:value-type="float" office:value="1.43308183405113" calcext:value-type="float">
            <text:p>1.4330818341</text:p>
          </table:table-cell>
          <table:table-cell table:formula="of:=[.S55]/([.S55]+[.$Q$5])" office:value-type="float" office:value="0.588998616485093" calcext:value-type="float">
            <text:p>0.5889986165</text:p>
          </table:table-cell>
          <table:table-cell table:formula="of:=[.R55]+[.T55]*((([.L55]*[.A55])+[.D55])-[.R55])" office:value-type="float" office:value="2.76829259273989" calcext:value-type="float">
            <text:p>2.7682925927</text:p>
          </table:table-cell>
          <table:table-cell table:formula="of:=(1-[.T55])*[.S55]" office:value-type="float" office:value="0.588998616485093" calcext:value-type="float">
            <text:p>0.5889986165</text:p>
          </table:table-cell>
          <table:table-cell table:formula="of:=[.D56]-[.U55]" office:value-type="float" office:value="-0.131073947477548" calcext:value-type="float">
            <text:p>-0.1310739475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55]+[.A56]"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table:style-name="ce5" table:formula="of:=[.D55]*0.8+[.P55]*0.2" office:value-type="float" office:value="2.63721864526234" calcext:value-type="float">
            <text:p>2.637219</text:p>
          </table:table-cell>
          <table:table-cell table:style-name="ce5" table:formula="of:=[.C56]-[.D56]" office:value-type="float" office:value="0.362781354737662" calcext:value-type="float">
            <text:p>0.362781</text:p>
          </table:table-cell>
          <table:table-cell table:style-name="ce5" table:formula="of:=ABS([.E56])" office:value-type="float" office:value="0.362781354737662" calcext:value-type="float">
            <text:p>0.362781</text:p>
          </table:table-cell>
          <table:table-cell table:style-name="ce5" table:formula="of:=[.$B$1]*[.E56]" office:value-type="float" office:value="0.362781354737662" calcext:value-type="float">
            <text:p>0.362781</text:p>
          </table:table-cell>
          <table:table-cell table:style-name="ce5" table:formula="of:=[.H55]+([.E56]*[.A56])" office:value-type="float" office:value="0.278371342463641" calcext:value-type="float">
            <text:p>0.278371</text:p>
          </table:table-cell>
          <table:table-cell table:style-name="ce5" table:formula="of:=[.H56]*[.$B$2]" office:value-type="float" office:value="2.78371342463641" calcext:value-type="float">
            <text:p>2.783713</text:p>
          </table:table-cell>
          <table:table-cell table:style-name="ce5" table:formula="of:=([.E56]-[.E55])/[.A56]" office:value-type="float" office:value="0.264760956387211" calcext:value-type="float">
            <text:p>0.264761</text:p>
          </table:table-cell>
          <table:table-cell table:style-name="ce5" table:formula="of:=[.J56]*[.$B$3]" office:value-type="float" office:value="-0.0264760956387211" calcext:value-type="float">
            <text:p>-0.026476</text:p>
          </table:table-cell>
          <table:table-cell table:style-name="ce5" table:formula="of:=[.G56]+[.I56]+[.K56]" office:value-type="float" office:value="3.12001868373535" calcext:value-type="float">
            <text:p>3.120019</text:p>
          </table:table-cell>
          <table:table-cell table:style-name="ce5" table:formula="of:=-[.L56]/8" office:value-type="float" office:value="-0.390002335466919" calcext:value-type="float">
            <text:p>-0.390002</text:p>
          </table:table-cell>
          <table:table-cell table:formula="of:=IF([.U56]&gt;[.$B$4];1;0)" office:value-type="float" office:value="0" calcext:value-type="float">
            <text:p>0.00</text:p>
          </table:table-cell>
          <table:table-cell table:style-name="ce7" table:formula="of:=IF([.D56]&gt;[.$B$4];1;0)" office:value-type="float" office:value="0" calcext:value-type="float">
            <text:p>0.00</text:p>
          </table:table-cell>
          <table:table-cell table:style-name="ce5" table:formula="of:=IF([.O56];[.M56];[.L56])" office:value-type="float" office:value="3.12001868373535" calcext:value-type="float">
            <text:p>3.120019</text:p>
          </table:table-cell>
          <table:table-cell table:formula="of:=([.P56]-[.P55])/[.A56]" office:value-type="float" office:value="5.88704421027897" calcext:value-type="float">
            <text:p>5.8870442103</text:p>
          </table:table-cell>
          <table:table-cell table:formula="of:=[.$U$5]*[.U55]" office:value-type="float" office:value="2.37377655955855" calcext:value-type="float">
            <text:p>2.3737765596</text:p>
          </table:table-cell>
          <table:table-cell table:formula="of:=([.$U$5]*[.V55]*[.$U$5])+[.$S$5]" office:value-type="float" office:value="1.43308183405113" calcext:value-type="float">
            <text:p>1.4330818341</text:p>
          </table:table-cell>
          <table:table-cell table:formula="of:=[.S56]/([.S56]+[.$Q$5])" office:value-type="float" office:value="0.588998616485093" calcext:value-type="float">
            <text:p>0.5889986165</text:p>
          </table:table-cell>
          <table:table-cell table:formula="of:=[.R56]+[.T56]*((([.L56]*[.A56])+[.D56])-[.R56])" office:value-type="float" office:value="2.71271225237481" calcext:value-type="float">
            <text:p>2.7127122524</text:p>
          </table:table-cell>
          <table:table-cell table:formula="of:=(1-[.T56])*[.S56]" office:value-type="float" office:value="0.588998616485093" calcext:value-type="float">
            <text:p>0.5889986165</text:p>
          </table:table-cell>
          <table:table-cell table:formula="of:=[.D57]-[.U56]" office:value-type="float" office:value="0.0210664005821339" calcext:value-type="float">
            <text:p>0.0210664006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56]+[.A57]"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table:style-name="ce5" table:formula="of:=[.D56]*0.8+[.P56]*0.2" office:value-type="float" office:value="2.73377865295694" calcext:value-type="float">
            <text:p>2.733779</text:p>
          </table:table-cell>
          <table:table-cell table:style-name="ce5" table:formula="of:=[.C57]-[.D57]" office:value-type="float" office:value="0.26622134704306" calcext:value-type="float">
            <text:p>0.266221</text:p>
          </table:table-cell>
          <table:table-cell table:style-name="ce5" table:formula="of:=ABS([.E57])" office:value-type="float" office:value="0.26622134704306" calcext:value-type="float">
            <text:p>0.266221</text:p>
          </table:table-cell>
          <table:table-cell table:style-name="ce5" table:formula="of:=[.$B$1]*[.E57]" office:value-type="float" office:value="0.26622134704306" calcext:value-type="float">
            <text:p>0.266221</text:p>
          </table:table-cell>
          <table:table-cell table:style-name="ce5" table:formula="of:=[.H56]+([.E57]*[.A57])" office:value-type="float" office:value="0.304993477167947" calcext:value-type="float">
            <text:p>0.304993</text:p>
          </table:table-cell>
          <table:table-cell table:style-name="ce5" table:formula="of:=[.H57]*[.$B$2]" office:value-type="float" office:value="3.04993477167947" calcext:value-type="float">
            <text:p>3.049935</text:p>
          </table:table-cell>
          <table:table-cell table:style-name="ce5" table:formula="of:=([.E57]-[.E56])/[.A57]" office:value-type="float" office:value="-0.965600076946025" calcext:value-type="float">
            <text:p>-0.965600</text:p>
          </table:table-cell>
          <table:table-cell table:style-name="ce5" table:formula="of:=[.J57]*[.$B$3]" office:value-type="float" office:value="0.0965600076946025" calcext:value-type="float">
            <text:p>0.096560</text:p>
          </table:table-cell>
          <table:table-cell table:style-name="ce5" table:formula="of:=[.G57]+[.I57]+[.K57]" office:value-type="float" office:value="3.41271612641713" calcext:value-type="float">
            <text:p>3.412716</text:p>
          </table:table-cell>
          <table:table-cell table:style-name="ce5" table:formula="of:=-[.L57]/8" office:value-type="float" office:value="-0.426589515802142" calcext:value-type="float">
            <text:p>-0.426590</text:p>
          </table:table-cell>
          <table:table-cell table:formula="of:=IF([.U57]&gt;[.$B$4];1;0)" office:value-type="float" office:value="0" calcext:value-type="float">
            <text:p>0.00</text:p>
          </table:table-cell>
          <table:table-cell table:style-name="ce7" table:formula="of:=IF([.D57]&gt;[.$B$4];1;0)" office:value-type="float" office:value="0" calcext:value-type="float">
            <text:p>0.00</text:p>
          </table:table-cell>
          <table:table-cell table:style-name="ce5" table:formula="of:=IF([.O57];[.M57];[.L57])" office:value-type="float" office:value="3.41271612641713" calcext:value-type="float">
            <text:p>3.412716</text:p>
          </table:table-cell>
          <table:table-cell table:formula="of:=([.P57]-[.P56])/[.A57]" office:value-type="float" office:value="2.92697442681781" calcext:value-type="float">
            <text:p>2.9269744268</text:p>
          </table:table-cell>
          <table:table-cell table:formula="of:=[.$U$5]*[.U56]" office:value-type="float" office:value="2.32611710713039" calcext:value-type="float">
            <text:p>2.3261171071</text:p>
          </table:table-cell>
          <table:table-cell table:formula="of:=([.$U$5]*[.V56]*[.$U$5])+[.$S$5]" office:value-type="float" office:value="1.43308183405113" calcext:value-type="float">
            <text:p>1.4330818341</text:p>
          </table:table-cell>
          <table:table-cell table:formula="of:=[.S57]/([.S57]+[.$Q$5])" office:value-type="float" office:value="0.588998616485093" calcext:value-type="float">
            <text:p>0.5889986165</text:p>
          </table:table-cell>
          <table:table-cell table:formula="of:=[.R57]+[.T57]*((([.L57]*[.A57])+[.D57])-[.R57])" office:value-type="float" office:value="2.76723770130801" calcext:value-type="float">
            <text:p>2.7672377013</text:p>
          </table:table-cell>
          <table:table-cell table:formula="of:=(1-[.T57])*[.S57]" office:value-type="float" office:value="0.588998616485093" calcext:value-type="float">
            <text:p>0.5889986165</text:p>
          </table:table-cell>
          <table:table-cell table:formula="of:=[.D58]-[.U57]" office:value-type="float" office:value="0.102328446340969" calcext:value-type="float">
            <text:p>0.1023284463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57]+[.A58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5" table:formula="of:=[.D57]*0.8+[.P57]*0.2" office:value-type="float" office:value="2.86956614764898" calcext:value-type="float">
            <text:p>2.869566</text:p>
          </table:table-cell>
          <table:table-cell table:style-name="ce5" table:formula="of:=[.C58]-[.D58]" office:value-type="float" office:value="0.130433852351021" calcext:value-type="float">
            <text:p>0.130434</text:p>
          </table:table-cell>
          <table:table-cell table:style-name="ce5" table:formula="of:=ABS([.E58])" office:value-type="float" office:value="0.130433852351021" calcext:value-type="float">
            <text:p>0.130434</text:p>
          </table:table-cell>
          <table:table-cell table:style-name="ce5" table:formula="of:=[.$B$1]*[.E58]" office:value-type="float" office:value="0.130433852351021" calcext:value-type="float">
            <text:p>0.130434</text:p>
          </table:table-cell>
          <table:table-cell table:style-name="ce5" table:formula="of:=[.H57]+([.E58]*[.A58])" office:value-type="float" office:value="0.318036862403049" calcext:value-type="float">
            <text:p>0.318037</text:p>
          </table:table-cell>
          <table:table-cell table:style-name="ce5" table:formula="of:=[.H58]*[.$B$2]" office:value-type="float" office:value="3.18036862403049" calcext:value-type="float">
            <text:p>3.180369</text:p>
          </table:table-cell>
          <table:table-cell table:style-name="ce5" table:formula="of:=([.E58]-[.E57])/[.A58]" office:value-type="float" office:value="-1.35787494692039" calcext:value-type="float">
            <text:p>-1.357875</text:p>
          </table:table-cell>
          <table:table-cell table:style-name="ce5" table:formula="of:=[.J58]*[.$B$3]" office:value-type="float" office:value="0.135787494692039" calcext:value-type="float">
            <text:p>0.135787</text:p>
          </table:table-cell>
          <table:table-cell table:style-name="ce5" table:formula="of:=[.G58]+[.I58]+[.K58]" office:value-type="float" office:value="3.44658997107355" calcext:value-type="float">
            <text:p>3.446590</text:p>
          </table:table-cell>
          <table:table-cell table:style-name="ce5" table:formula="of:=-[.L58]/8" office:value-type="float" office:value="-0.430823746384194" calcext:value-type="float">
            <text:p>-0.430824</text:p>
          </table:table-cell>
          <table:table-cell table:formula="of:=IF([.U58]&gt;[.$B$4];1;0)" office:value-type="float" office:value="0" calcext:value-type="float">
            <text:p>0.00</text:p>
          </table:table-cell>
          <table:table-cell table:style-name="ce7" table:formula="of:=IF([.D58]&gt;[.$B$4];1;0)" office:value-type="float" office:value="0" calcext:value-type="float">
            <text:p>0.00</text:p>
          </table:table-cell>
          <table:table-cell table:style-name="ce5" table:formula="of:=IF([.O58];[.M58];[.L58])" office:value-type="float" office:value="3.44658997107355" calcext:value-type="float">
            <text:p>3.446590</text:p>
          </table:table-cell>
          <table:table-cell table:formula="of:=([.P58]-[.P57])/[.A58]" office:value-type="float" office:value="0.338738446564188" calcext:value-type="float">
            <text:p>0.3387384466</text:p>
          </table:table-cell>
          <table:table-cell table:formula="of:=[.$U$5]*[.U57]" office:value-type="float" office:value="2.3728720032409" calcext:value-type="float">
            <text:p>2.3728720032</text:p>
          </table:table-cell>
          <table:table-cell table:formula="of:=([.$U$5]*[.V57]*[.$U$5])+[.$S$5]" office:value-type="float" office:value="1.43308183405113" calcext:value-type="float">
            <text:p>1.4330818341</text:p>
          </table:table-cell>
          <table:table-cell table:formula="of:=[.S58]/([.S58]+[.$Q$5])" office:value-type="float" office:value="0.588998616485093" calcext:value-type="float">
            <text:p>0.5889986165</text:p>
          </table:table-cell>
          <table:table-cell table:formula="of:=[.R58]+[.T58]*((([.L58]*[.A58])+[.D58])-[.R58])" office:value-type="float" office:value="2.86842783956888" calcext:value-type="float">
            <text:p>2.8684278396</text:p>
          </table:table-cell>
          <table:table-cell table:formula="of:=(1-[.T58])*[.S58]" office:value-type="float" office:value="0.588998616485093" calcext:value-type="float">
            <text:p>0.5889986165</text:p>
          </table:table-cell>
          <table:table-cell table:formula="of:=[.D59]-[.U58]" office:value-type="float" office:value="0.116543072765015" calcext:value-type="float">
            <text:p>0.116543072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58]+[.A59]" office:value-type="float" office:value="5.1" calcext:value-type="float">
            <text:p>5.1</text:p>
          </table:table-cell>
          <table:table-cell office:value-type="float" office:value="3" calcext:value-type="float">
            <text:p>3</text:p>
          </table:table-cell>
          <table:table-cell table:style-name="ce5" table:formula="of:=[.D58]*0.8+[.P58]*0.2" office:value-type="float" office:value="2.98497091233389" calcext:value-type="float">
            <text:p>2.984971</text:p>
          </table:table-cell>
          <table:table-cell table:style-name="ce5" table:formula="of:=[.C59]-[.D59]" office:value-type="float" office:value="0.0150290876661066" calcext:value-type="float">
            <text:p>0.015029</text:p>
          </table:table-cell>
          <table:table-cell table:style-name="ce5" table:formula="of:=ABS([.E59])" office:value-type="float" office:value="0.0150290876661066" calcext:value-type="float">
            <text:p>0.015029</text:p>
          </table:table-cell>
          <table:table-cell table:style-name="ce5" table:formula="of:=[.$B$1]*[.E59]" office:value-type="float" office:value="0.0150290876661066" calcext:value-type="float">
            <text:p>0.015029</text:p>
          </table:table-cell>
          <table:table-cell table:style-name="ce5" table:formula="of:=[.H58]+([.E59]*[.A59])" office:value-type="float" office:value="0.31953977116966" calcext:value-type="float">
            <text:p>0.319540</text:p>
          </table:table-cell>
          <table:table-cell table:style-name="ce5" table:formula="of:=[.H59]*[.$B$2]" office:value-type="float" office:value="3.1953977116966" calcext:value-type="float">
            <text:p>3.195398</text:p>
          </table:table-cell>
          <table:table-cell table:style-name="ce5" table:formula="of:=([.E59]-[.E58])/[.A59]" office:value-type="float" office:value="-1.15404764684915" calcext:value-type="float">
            <text:p>-1.154048</text:p>
          </table:table-cell>
          <table:table-cell table:style-name="ce5" table:formula="of:=[.J59]*[.$B$3]" office:value-type="float" office:value="0.115404764684915" calcext:value-type="float">
            <text:p>0.115405</text:p>
          </table:table-cell>
          <table:table-cell table:style-name="ce5" table:formula="of:=[.G59]+[.I59]+[.K59]" office:value-type="float" office:value="3.32583156404762" calcext:value-type="float">
            <text:p>3.325832</text:p>
          </table:table-cell>
          <table:table-cell table:style-name="ce5" table:formula="of:=-[.L59]/8" office:value-type="float" office:value="-0.415728945505952" calcext:value-type="float">
            <text:p>-0.415729</text:p>
          </table:table-cell>
          <table:table-cell table:formula="of:=IF([.U59]&gt;[.$B$4];1;0)" office:value-type="float" office:value="0" calcext:value-type="float">
            <text:p>0.00</text:p>
          </table:table-cell>
          <table:table-cell table:style-name="ce7" table:formula="of:=IF([.D59]&gt;[.$B$4];1;0)" office:value-type="float" office:value="0" calcext:value-type="float">
            <text:p>0.00</text:p>
          </table:table-cell>
          <table:table-cell table:style-name="ce5" table:formula="of:=IF([.O59];[.M59];[.L59])" office:value-type="float" office:value="3.32583156404762" calcext:value-type="float">
            <text:p>3.325832</text:p>
          </table:table-cell>
          <table:table-cell table:formula="of:=([.P59]-[.P58])/[.A59]" office:value-type="float" office:value="-1.20758407025932" calcext:value-type="float">
            <text:p>-1.2075840703</text:p>
          </table:table-cell>
          <table:table-cell table:formula="of:=[.$U$5]*[.U58]" office:value-type="float" office:value="2.45964129160735" calcext:value-type="float">
            <text:p>2.4596412916</text:p>
          </table:table-cell>
          <table:table-cell table:formula="of:=([.$U$5]*[.V58]*[.$U$5])+[.$S$5]" office:value-type="float" office:value="1.43308183405113" calcext:value-type="float">
            <text:p>1.4330818341</text:p>
          </table:table-cell>
          <table:table-cell table:formula="of:=[.S59]/([.S59]+[.$Q$5])" office:value-type="float" office:value="0.588998616485093" calcext:value-type="float">
            <text:p>0.5889986165</text:p>
          </table:table-cell>
          <table:table-cell table:formula="of:=[.R59]+[.T59]*((([.L59]*[.A59])+[.D59])-[.R59])" office:value-type="float" office:value="2.96495073040257" calcext:value-type="float">
            <text:p>2.9649507304</text:p>
          </table:table-cell>
          <table:table-cell table:formula="of:=(1-[.T59])*[.S59]" office:value-type="float" office:value="0.588998616485093" calcext:value-type="float">
            <text:p>0.5889986165</text:p>
          </table:table-cell>
          <table:table-cell table:formula="of:=[.D60]-[.U59]" office:value-type="float" office:value="0.0881923122740664" calcext:value-type="float">
            <text:p>0.0881923123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59]+[.A60]" office:value-type="float" office:value="5.2" calcext:value-type="float">
            <text:p>5.2</text:p>
          </table:table-cell>
          <table:table-cell office:value-type="float" office:value="3" calcext:value-type="float">
            <text:p>3</text:p>
          </table:table-cell>
          <table:table-cell table:style-name="ce5" table:formula="of:=[.D59]*0.8+[.P59]*0.2" office:value-type="float" office:value="3.05314304267664" calcext:value-type="float">
            <text:p>3.053143</text:p>
          </table:table-cell>
          <table:table-cell table:style-name="ce5" table:formula="of:=[.C60]-[.D60]" office:value-type="float" office:value="-0.0531430426766386" calcext:value-type="float">
            <text:p>-0.053143</text:p>
          </table:table-cell>
          <table:table-cell table:style-name="ce5" table:formula="of:=ABS([.E60])" office:value-type="float" office:value="0.0531430426766386" calcext:value-type="float">
            <text:p>0.053143</text:p>
          </table:table-cell>
          <table:table-cell table:style-name="ce5" table:formula="of:=[.$B$1]*[.E60]" office:value-type="float" office:value="-0.0531430426766386" calcext:value-type="float">
            <text:p>-0.053143</text:p>
          </table:table-cell>
          <table:table-cell table:style-name="ce5" table:formula="of:=[.H59]+([.E60]*[.A60])" office:value-type="float" office:value="0.314225466901996" calcext:value-type="float">
            <text:p>0.314225</text:p>
          </table:table-cell>
          <table:table-cell table:style-name="ce5" table:formula="of:=[.H60]*[.$B$2]" office:value-type="float" office:value="3.14225466901996" calcext:value-type="float">
            <text:p>3.142255</text:p>
          </table:table-cell>
          <table:table-cell table:style-name="ce5" table:formula="of:=([.E60]-[.E59])/[.A60]" office:value-type="float" office:value="-0.681721303427452" calcext:value-type="float">
            <text:p>-0.681721</text:p>
          </table:table-cell>
          <table:table-cell table:style-name="ce5" table:formula="of:=[.J60]*[.$B$3]" office:value-type="float" office:value="0.0681721303427452" calcext:value-type="float">
            <text:p>0.068172</text:p>
          </table:table-cell>
          <table:table-cell table:style-name="ce5" table:formula="of:=[.G60]+[.I60]+[.K60]" office:value-type="float" office:value="3.15728375668607" calcext:value-type="float">
            <text:p>3.157284</text:p>
          </table:table-cell>
          <table:table-cell table:style-name="ce5" table:formula="of:=-[.L60]/8" office:value-type="float" office:value="-0.394660469585758" calcext:value-type="float">
            <text:p>-0.394660</text:p>
          </table:table-cell>
          <table:table-cell table:formula="of:=IF([.U60]&gt;[.$B$4];1;0)" office:value-type="float" office:value="0" calcext:value-type="float">
            <text:p>0.00</text:p>
          </table:table-cell>
          <table:table-cell table:style-name="ce7" table:formula="of:=IF([.D60]&gt;[.$B$4];1;0)" office:value-type="float" office:value="0" calcext:value-type="float">
            <text:p>0.00</text:p>
          </table:table-cell>
          <table:table-cell table:style-name="ce5" table:formula="of:=IF([.O60];[.M60];[.L60])" office:value-type="float" office:value="3.15728375668607" calcext:value-type="float">
            <text:p>3.157284</text:p>
          </table:table-cell>
          <table:table-cell table:formula="of:=([.P60]-[.P59])/[.A60]" office:value-type="float" office:value="-1.68547807361553" calcext:value-type="float">
            <text:p>-1.6854780736</text:p>
          </table:table-cell>
          <table:table-cell table:formula="of:=[.$U$5]*[.U59]" office:value-type="float" office:value="2.5424084731989" calcext:value-type="float">
            <text:p>2.5424084732</text:p>
          </table:table-cell>
          <table:table-cell table:formula="of:=([.$U$5]*[.V59]*[.$U$5])+[.$S$5]" office:value-type="float" office:value="1.43308183405113" calcext:value-type="float">
            <text:p>1.4330818341</text:p>
          </table:table-cell>
          <table:table-cell table:formula="of:=[.S60]/([.S60]+[.$Q$5])" office:value-type="float" office:value="0.588998616485093" calcext:value-type="float">
            <text:p>0.5889986165</text:p>
          </table:table-cell>
          <table:table-cell table:formula="of:=[.R60]+[.T60]*((([.L60]*[.A60])+[.D60])-[.R60])" office:value-type="float" office:value="3.02919400446629" calcext:value-type="float">
            <text:p>3.0291940045</text:p>
          </table:table-cell>
          <table:table-cell table:formula="of:=(1-[.T60])*[.S60]" office:value-type="float" office:value="0.588998616485093" calcext:value-type="float">
            <text:p>0.5889986165</text:p>
          </table:table-cell>
          <table:table-cell table:formula="of:=[.D61]-[.U60]" office:value-type="float" office:value="0.0447771810122317" calcext:value-type="float">
            <text:p>0.044777181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60]+[.A61]" office:value-type="float" office:value="5.3" calcext:value-type="float">
            <text:p>5.3</text:p>
          </table:table-cell>
          <table:table-cell office:value-type="float" office:value="3" calcext:value-type="float">
            <text:p>3</text:p>
          </table:table-cell>
          <table:table-cell table:style-name="ce5" table:formula="of:=[.D60]*0.8+[.P60]*0.2" office:value-type="float" office:value="3.07397118547852" calcext:value-type="float">
            <text:p>3.073971</text:p>
          </table:table-cell>
          <table:table-cell table:style-name="ce5" table:formula="of:=[.C61]-[.D61]" office:value-type="float" office:value="-0.0739711854785243" calcext:value-type="float">
            <text:p>-0.073971</text:p>
          </table:table-cell>
          <table:table-cell table:style-name="ce5" table:formula="of:=ABS([.E61])" office:value-type="float" office:value="0.0739711854785243" calcext:value-type="float">
            <text:p>0.073971</text:p>
          </table:table-cell>
          <table:table-cell table:style-name="ce5" table:formula="of:=[.$B$1]*[.E61]" office:value-type="float" office:value="-0.0739711854785243" calcext:value-type="float">
            <text:p>-0.073971</text:p>
          </table:table-cell>
          <table:table-cell table:style-name="ce5" table:formula="of:=[.H60]+([.E61]*[.A61])" office:value-type="float" office:value="0.306828348354143" calcext:value-type="float">
            <text:p>0.306828</text:p>
          </table:table-cell>
          <table:table-cell table:style-name="ce5" table:formula="of:=[.H61]*[.$B$2]" office:value-type="float" office:value="3.06828348354143" calcext:value-type="float">
            <text:p>3.068283</text:p>
          </table:table-cell>
          <table:table-cell table:style-name="ce5" table:formula="of:=([.E61]-[.E60])/[.A61]" office:value-type="float" office:value="-0.208281428018857" calcext:value-type="float">
            <text:p>-0.208281</text:p>
          </table:table-cell>
          <table:table-cell table:style-name="ce5" table:formula="of:=[.J61]*[.$B$3]" office:value-type="float" office:value="0.0208281428018857" calcext:value-type="float">
            <text:p>0.020828</text:p>
          </table:table-cell>
          <table:table-cell table:style-name="ce5" table:formula="of:=[.G61]+[.I61]+[.K61]" office:value-type="float" office:value="3.0151404408648" calcext:value-type="float">
            <text:p>3.015140</text:p>
          </table:table-cell>
          <table:table-cell table:style-name="ce5" table:formula="of:=-[.L61]/8" office:value-type="float" office:value="-0.376892555108099" calcext:value-type="float">
            <text:p>-0.376893</text:p>
          </table:table-cell>
          <table:table-cell table:formula="of:=IF([.U61]&gt;[.$B$4];1;0)" office:value-type="float" office:value="0" calcext:value-type="float">
            <text:p>0.00</text:p>
          </table:table-cell>
          <table:table-cell table:style-name="ce7" table:formula="of:=IF([.D61]&gt;[.$B$4];1;0)" office:value-type="float" office:value="0" calcext:value-type="float">
            <text:p>0.00</text:p>
          </table:table-cell>
          <table:table-cell table:style-name="ce5" table:formula="of:=IF([.O61];[.M61];[.L61])" office:value-type="float" office:value="3.0151404408648" calcext:value-type="float">
            <text:p>3.015140</text:p>
          </table:table-cell>
          <table:table-cell table:formula="of:=([.P61]-[.P60])/[.A61]" office:value-type="float" office:value="-1.4214331582127" calcext:value-type="float">
            <text:p>-1.4214331582</text:p>
          </table:table-cell>
          <table:table-cell table:formula="of:=[.$U$5]*[.U60]" office:value-type="float" office:value="2.59749628381607" calcext:value-type="float">
            <text:p>2.5974962838</text:p>
          </table:table-cell>
          <table:table-cell table:formula="of:=([.$U$5]*[.V60]*[.$U$5])+[.$S$5]" office:value-type="float" office:value="1.43308183405113" calcext:value-type="float">
            <text:p>1.4330818341</text:p>
          </table:table-cell>
          <table:table-cell table:formula="of:=[.S61]/([.S61]+[.$Q$5])" office:value-type="float" office:value="0.588998616485093" calcext:value-type="float">
            <text:p>0.5889986165</text:p>
          </table:table-cell>
          <table:table-cell table:formula="of:=[.R61]+[.T61]*((([.L61]*[.A61])+[.D61])-[.R61])" office:value-type="float" office:value="3.05573069650289" calcext:value-type="float">
            <text:p>3.0557306965</text:p>
          </table:table-cell>
          <table:table-cell table:formula="of:=(1-[.T61])*[.S61]" office:value-type="float" office:value="0.588998616485093" calcext:value-type="float">
            <text:p>0.5889986165</text:p>
          </table:table-cell>
          <table:table-cell table:formula="of:=[.D62]-[.U61]" office:value-type="float" office:value="0.00647434005289282" calcext:value-type="float">
            <text:p>0.0064743401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61]+[.A62]" office:value-type="float" office:value="5.4" calcext:value-type="float">
            <text:p>5.4</text:p>
          </table:table-cell>
          <table:table-cell office:value-type="float" office:value="3" calcext:value-type="float">
            <text:p>3</text:p>
          </table:table-cell>
          <table:table-cell table:style-name="ce5" table:formula="of:=[.D61]*0.8+[.P61]*0.2" office:value-type="float" office:value="3.06220503655578" calcext:value-type="float">
            <text:p>3.062205</text:p>
          </table:table-cell>
          <table:table-cell table:style-name="ce5" table:formula="of:=[.C62]-[.D62]" office:value-type="float" office:value="-0.0622050365557789" calcext:value-type="float">
            <text:p>-0.062205</text:p>
          </table:table-cell>
          <table:table-cell table:style-name="ce5" table:formula="of:=ABS([.E62])" office:value-type="float" office:value="0.0622050365557789" calcext:value-type="float">
            <text:p>0.062205</text:p>
          </table:table-cell>
          <table:table-cell table:style-name="ce5" table:formula="of:=[.$B$1]*[.E62]" office:value-type="float" office:value="-0.0622050365557789" calcext:value-type="float">
            <text:p>-0.062205</text:p>
          </table:table-cell>
          <table:table-cell table:style-name="ce5" table:formula="of:=[.H61]+([.E62]*[.A62])" office:value-type="float" office:value="0.300607844698566" calcext:value-type="float">
            <text:p>0.300608</text:p>
          </table:table-cell>
          <table:table-cell table:style-name="ce5" table:formula="of:=[.H62]*[.$B$2]" office:value-type="float" office:value="3.00607844698566" calcext:value-type="float">
            <text:p>3.006078</text:p>
          </table:table-cell>
          <table:table-cell table:style-name="ce5" table:formula="of:=([.E62]-[.E61])/[.A62]" office:value-type="float" office:value="0.117661489227454" calcext:value-type="float">
            <text:p>0.117661</text:p>
          </table:table-cell>
          <table:table-cell table:style-name="ce5" table:formula="of:=[.J62]*[.$B$3]" office:value-type="float" office:value="-0.0117661489227454" calcext:value-type="float">
            <text:p>-0.011766</text:p>
          </table:table-cell>
          <table:table-cell table:style-name="ce5" table:formula="of:=[.G62]+[.I62]+[.K62]" office:value-type="float" office:value="2.93210726150713" calcext:value-type="float">
            <text:p>2.932107</text:p>
          </table:table-cell>
          <table:table-cell table:style-name="ce5" table:formula="of:=-[.L62]/8" office:value-type="float" office:value="-0.366513407688391" calcext:value-type="float">
            <text:p>-0.366513</text:p>
          </table:table-cell>
          <table:table-cell table:formula="of:=IF([.U62]&gt;[.$B$4];1;0)" office:value-type="float" office:value="0" calcext:value-type="float">
            <text:p>0.00</text:p>
          </table:table-cell>
          <table:table-cell table:style-name="ce7" table:formula="of:=IF([.D62]&gt;[.$B$4];1;0)" office:value-type="float" office:value="0" calcext:value-type="float">
            <text:p>0.00</text:p>
          </table:table-cell>
          <table:table-cell table:style-name="ce5" table:formula="of:=IF([.O62];[.M62];[.L62])" office:value-type="float" office:value="2.93210726150713" calcext:value-type="float">
            <text:p>2.932107</text:p>
          </table:table-cell>
          <table:table-cell table:formula="of:=([.P62]-[.P61])/[.A62]" office:value-type="float" office:value="-0.830331793576646" calcext:value-type="float">
            <text:p>-0.8303317936</text:p>
          </table:table-cell>
          <table:table-cell table:formula="of:=[.$U$5]*[.U61]" office:value-type="float" office:value="2.62025116806851" calcext:value-type="float">
            <text:p>2.6202511681</text:p>
          </table:table-cell>
          <table:table-cell table:formula="of:=([.$U$5]*[.V61]*[.$U$5])+[.$S$5]" office:value-type="float" office:value="1.43308183405113" calcext:value-type="float">
            <text:p>1.4330818341</text:p>
          </table:table-cell>
          <table:table-cell table:formula="of:=[.S62]/([.S62]+[.$Q$5])" office:value-type="float" office:value="0.588998616485093" calcext:value-type="float">
            <text:p>0.5889986165</text:p>
          </table:table-cell>
          <table:table-cell table:formula="of:=[.R62]+[.T62]*((([.L62]*[.A62])+[.D62])-[.R62])" office:value-type="float" office:value="3.0532620971991" calcext:value-type="float">
            <text:p>3.0532620972</text:p>
          </table:table-cell>
          <table:table-cell table:formula="of:=(1-[.T62])*[.S62]" office:value-type="float" office:value="0.588998616485093" calcext:value-type="float">
            <text:p>0.5889986165</text:p>
          </table:table-cell>
          <table:table-cell table:formula="of:=[.D63]-[.U62]" office:value-type="float" office:value="-0.0170766156530555" calcext:value-type="float">
            <text:p>-0.0170766157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62]+[.A63]"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table:style-name="ce5" table:formula="of:=[.D62]*0.8+[.P62]*0.2" office:value-type="float" office:value="3.03618548154605" calcext:value-type="float">
            <text:p>3.036185</text:p>
          </table:table-cell>
          <table:table-cell table:style-name="ce5" table:formula="of:=[.C63]-[.D63]" office:value-type="float" office:value="1.96381451845395" calcext:value-type="float">
            <text:p>1.963815</text:p>
          </table:table-cell>
          <table:table-cell table:style-name="ce5" table:formula="of:=ABS([.E63])" office:value-type="float" office:value="1.96381451845395" calcext:value-type="float">
            <text:p>1.963815</text:p>
          </table:table-cell>
          <table:table-cell table:style-name="ce5" table:formula="of:=[.$B$1]*[.E63]" office:value-type="float" office:value="1.96381451845395" calcext:value-type="float">
            <text:p>1.963815</text:p>
          </table:table-cell>
          <table:table-cell table:style-name="ce5" table:formula="of:=[.H62]+([.E63]*[.A63])" office:value-type="float" office:value="0.496989296543961" calcext:value-type="float">
            <text:p>0.496989</text:p>
          </table:table-cell>
          <table:table-cell table:style-name="ce5" table:formula="of:=[.H63]*[.$B$2]" office:value-type="float" office:value="4.96989296543961" calcext:value-type="float">
            <text:p>4.969893</text:p>
          </table:table-cell>
          <table:table-cell table:style-name="ce5" table:formula="of:=([.E63]-[.E62])/[.A63]" office:value-type="float" office:value="20.2601955500973" calcext:value-type="float">
            <text:p>20.260196</text:p>
          </table:table-cell>
          <table:table-cell table:style-name="ce5" table:formula="of:=[.J63]*[.$B$3]" office:value-type="float" office:value="-2.02601955500973" calcext:value-type="float">
            <text:p>-2.026020</text:p>
          </table:table-cell>
          <table:table-cell table:style-name="ce5" table:formula="of:=[.G63]+[.I63]+[.K63]" office:value-type="float" office:value="4.90768792888383" calcext:value-type="float">
            <text:p>4.907688</text:p>
          </table:table-cell>
          <table:table-cell table:style-name="ce5" table:formula="of:=-[.L63]/8" office:value-type="float" office:value="-0.613460991110478" calcext:value-type="float">
            <text:p>-0.613461</text:p>
          </table:table-cell>
          <table:table-cell table:formula="of:=IF([.U63]&gt;[.$B$4];1;0)" office:value-type="float" office:value="0" calcext:value-type="float">
            <text:p>0.00</text:p>
          </table:table-cell>
          <table:table-cell table:style-name="ce7" table:formula="of:=IF([.D63]&gt;[.$B$4];1;0)" office:value-type="float" office:value="0" calcext:value-type="float">
            <text:p>0.00</text:p>
          </table:table-cell>
          <table:table-cell table:style-name="ce5" table:formula="of:=IF([.O63];[.M63];[.L63])" office:value-type="float" office:value="4.90768792888383" calcext:value-type="float">
            <text:p>4.907688</text:p>
          </table:table-cell>
          <table:table-cell table:formula="of:=([.P63]-[.P62])/[.A63]" office:value-type="float" office:value="19.755806673767" calcext:value-type="float">
            <text:p>19.7558066738</text:p>
          </table:table-cell>
          <table:table-cell table:formula="of:=[.$U$5]*[.U62]" office:value-type="float" office:value="2.61813437478675" calcext:value-type="float">
            <text:p>2.6181343748</text:p>
          </table:table-cell>
          <table:table-cell table:formula="of:=([.$U$5]*[.V62]*[.$U$5])+[.$S$5]" office:value-type="float" office:value="1.43308183405113" calcext:value-type="float">
            <text:p>1.4330818341</text:p>
          </table:table-cell>
          <table:table-cell table:formula="of:=[.S63]/([.S63]+[.$Q$5])" office:value-type="float" office:value="0.588998616485093" calcext:value-type="float">
            <text:p>0.5889986165</text:p>
          </table:table-cell>
          <table:table-cell table:formula="of:=[.R63]+[.T63]*((([.L63]*[.A63])+[.D63])-[.R63])" office:value-type="float" office:value="3.15342803831335" calcext:value-type="float">
            <text:p>3.1534280383</text:p>
          </table:table-cell>
          <table:table-cell table:formula="of:=(1-[.T63])*[.S63]" office:value-type="float" office:value="0.588998616485093" calcext:value-type="float">
            <text:p>0.5889986165</text:p>
          </table:table-cell>
          <table:table-cell table:formula="of:=[.D64]-[.U63]" office:value-type="float" office:value="0.25705793270025" calcext:value-type="float">
            <text:p>0.2570579327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63]+[.A64]" office:value-type="float" office:value="5.6" calcext:value-type="float">
            <text:p>5.6</text:p>
          </table:table-cell>
          <table:table-cell office:value-type="float" office:value="5" calcext:value-type="float">
            <text:p>5</text:p>
          </table:table-cell>
          <table:table-cell table:style-name="ce5" table:formula="of:=[.D63]*0.8+[.P63]*0.2" office:value-type="float" office:value="3.4104859710136" calcext:value-type="float">
            <text:p>3.410486</text:p>
          </table:table-cell>
          <table:table-cell table:style-name="ce5" table:formula="of:=[.C64]-[.D64]" office:value-type="float" office:value="1.5895140289864" calcext:value-type="float">
            <text:p>1.589514</text:p>
          </table:table-cell>
          <table:table-cell table:style-name="ce5" table:formula="of:=ABS([.E64])" office:value-type="float" office:value="1.5895140289864" calcext:value-type="float">
            <text:p>1.589514</text:p>
          </table:table-cell>
          <table:table-cell table:style-name="ce5" table:formula="of:=[.$B$1]*[.E64]" office:value-type="float" office:value="1.5895140289864" calcext:value-type="float">
            <text:p>1.589514</text:p>
          </table:table-cell>
          <table:table-cell table:style-name="ce5" table:formula="of:=[.H63]+([.E64]*[.A64])" office:value-type="float" office:value="0.6559406994426" calcext:value-type="float">
            <text:p>0.655941</text:p>
          </table:table-cell>
          <table:table-cell table:style-name="ce5" table:formula="of:=[.H64]*[.$B$2]" office:value-type="float" office:value="6.559406994426" calcext:value-type="float">
            <text:p>6.559407</text:p>
          </table:table-cell>
          <table:table-cell table:style-name="ce5" table:formula="of:=([.E64]-[.E63])/[.A64]" office:value-type="float" office:value="-3.74300489467556" calcext:value-type="float">
            <text:p>-3.743005</text:p>
          </table:table-cell>
          <table:table-cell table:style-name="ce5" table:formula="of:=[.J64]*[.$B$3]" office:value-type="float" office:value="0.374300489467556" calcext:value-type="float">
            <text:p>0.374300</text:p>
          </table:table-cell>
          <table:table-cell table:style-name="ce5" table:formula="of:=[.G64]+[.I64]+[.K64]" office:value-type="float" office:value="8.52322151287995" calcext:value-type="float">
            <text:p>8.523222</text:p>
          </table:table-cell>
          <table:table-cell table:style-name="ce5" table:formula="of:=-[.L64]/8" office:value-type="float" office:value="-1.06540268910999" calcext:value-type="float">
            <text:p>-1.065403</text:p>
          </table:table-cell>
          <table:table-cell table:formula="of:=IF([.U64]&gt;[.$B$4];1;0)" office:value-type="float" office:value="0" calcext:value-type="float">
            <text:p>0.00</text:p>
          </table:table-cell>
          <table:table-cell table:style-name="ce7" table:formula="of:=IF([.D64]&gt;[.$B$4];1;0)" office:value-type="float" office:value="0" calcext:value-type="float">
            <text:p>0.00</text:p>
          </table:table-cell>
          <table:table-cell table:style-name="ce5" table:formula="of:=IF([.O64];[.M64];[.L64])" office:value-type="float" office:value="8.52322151287995" calcext:value-type="float">
            <text:p>8.523222</text:p>
          </table:table-cell>
          <table:table-cell table:formula="of:=([.P64]-[.P63])/[.A64]" office:value-type="float" office:value="36.1553358399612" calcext:value-type="float">
            <text:p>36.15533584</text:p>
          </table:table-cell>
          <table:table-cell table:formula="of:=[.$U$5]*[.U63]" office:value-type="float" office:value="2.70402542680441" calcext:value-type="float">
            <text:p>2.7040254268</text:p>
          </table:table-cell>
          <table:table-cell table:formula="of:=([.$U$5]*[.V63]*[.$U$5])+[.$S$5]" office:value-type="float" office:value="1.43308183405113" calcext:value-type="float">
            <text:p>1.4330818341</text:p>
          </table:table-cell>
          <table:table-cell table:formula="of:=[.S64]/([.S64]+[.$Q$5])" office:value-type="float" office:value="0.588998616485093" calcext:value-type="float">
            <text:p>0.5889986165</text:p>
          </table:table-cell>
          <table:table-cell table:formula="of:=[.R64]+[.T64]*((([.L64]*[.A64])+[.D64])-[.R64])" office:value-type="float" office:value="3.62214627785316" calcext:value-type="float">
            <text:p>3.6221462779</text:p>
          </table:table-cell>
          <table:table-cell table:formula="of:=(1-[.T64])*[.S64]" office:value-type="float" office:value="0.588998616485093" calcext:value-type="float">
            <text:p>0.5889986165</text:p>
          </table:table-cell>
          <table:table-cell table:formula="of:=[.D65]-[.U64]" office:value-type="float" office:value="0.810886801533716" calcext:value-type="float">
            <text:p>0.8108868015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64]+[.A65]" office:value-type="float" office:value="5.7" calcext:value-type="float">
            <text:p>5.7</text:p>
          </table:table-cell>
          <table:table-cell office:value-type="float" office:value="5" calcext:value-type="float">
            <text:p>5</text:p>
          </table:table-cell>
          <table:table-cell table:style-name="ce5" table:formula="of:=[.D64]*0.8+[.P64]*0.2" office:value-type="float" office:value="4.43303307938688" calcext:value-type="float">
            <text:p>4.433033</text:p>
          </table:table-cell>
          <table:table-cell table:style-name="ce5" table:formula="of:=[.C65]-[.D65]" office:value-type="float" office:value="0.566966920613125" calcext:value-type="float">
            <text:p>0.566967</text:p>
          </table:table-cell>
          <table:table-cell table:style-name="ce5" table:formula="of:=ABS([.E65])" office:value-type="float" office:value="0.566966920613125" calcext:value-type="float">
            <text:p>0.566967</text:p>
          </table:table-cell>
          <table:table-cell table:style-name="ce5" table:formula="of:=[.$B$1]*[.E65]" office:value-type="float" office:value="0.566966920613125" calcext:value-type="float">
            <text:p>0.566967</text:p>
          </table:table-cell>
          <table:table-cell table:style-name="ce5" table:formula="of:=[.H64]+([.E65]*[.A65])" office:value-type="float" office:value="0.712637391503913" calcext:value-type="float">
            <text:p>0.712637</text:p>
          </table:table-cell>
          <table:table-cell table:style-name="ce5" table:formula="of:=[.H65]*[.$B$2]" office:value-type="float" office:value="7.12637391503913" calcext:value-type="float">
            <text:p>7.126374</text:p>
          </table:table-cell>
          <table:table-cell table:style-name="ce5" table:formula="of:=([.E65]-[.E64])/[.A65]" office:value-type="float" office:value="-10.2254710837327" calcext:value-type="float">
            <text:p>-10.225471</text:p>
          </table:table-cell>
          <table:table-cell table:style-name="ce5" table:formula="of:=[.J65]*[.$B$3]" office:value-type="float" office:value="1.02254710837327" calcext:value-type="float">
            <text:p>1.022547</text:p>
          </table:table-cell>
          <table:table-cell table:style-name="ce5" table:formula="of:=[.G65]+[.I65]+[.K65]" office:value-type="float" office:value="8.71588794402552" calcext:value-type="float">
            <text:p>8.715888</text:p>
          </table:table-cell>
          <table:table-cell table:style-name="ce5" table:formula="of:=-[.L65]/8" office:value-type="float" office:value="-1.08948599300319" calcext:value-type="float">
            <text:p>-1.089486</text:p>
          </table:table-cell>
          <table:table-cell table:formula="of:=IF([.U65]&gt;[.$B$4];1;0)" office:value-type="float" office:value="0" calcext:value-type="float">
            <text:p>0.00</text:p>
          </table:table-cell>
          <table:table-cell table:style-name="ce7" table:formula="of:=IF([.D65]&gt;[.$B$4];1;0)" office:value-type="float" office:value="0" calcext:value-type="float">
            <text:p>0.00</text:p>
          </table:table-cell>
          <table:table-cell table:style-name="ce5" table:formula="of:=IF([.O65];[.M65];[.L65])" office:value-type="float" office:value="8.71588794402552" calcext:value-type="float">
            <text:p>8.715888</text:p>
          </table:table-cell>
          <table:table-cell table:formula="of:=([.P65]-[.P64])/[.A65]" office:value-type="float" office:value="1.9266643114557" calcext:value-type="float">
            <text:p>1.9266643115</text:p>
          </table:table-cell>
          <table:table-cell table:formula="of:=[.$U$5]*[.U64]" office:value-type="float" office:value="3.10594550309083" calcext:value-type="float">
            <text:p>3.1059455031</text:p>
          </table:table-cell>
          <table:table-cell table:formula="of:=([.$U$5]*[.V64]*[.$U$5])+[.$S$5]" office:value-type="float" office:value="1.43308183405113" calcext:value-type="float">
            <text:p>1.4330818341</text:p>
          </table:table-cell>
          <table:table-cell table:formula="of:=[.S65]/([.S65]+[.$Q$5])" office:value-type="float" office:value="0.588998616485093" calcext:value-type="float">
            <text:p>0.5889986165</text:p>
          </table:table-cell>
          <table:table-cell table:formula="of:=[.R65]+[.T65]*((([.L65]*[.A65])+[.D65])-[.R65])" office:value-type="float" office:value="4.40096284353077" calcext:value-type="float">
            <text:p>4.4009628435</text:p>
          </table:table-cell>
          <table:table-cell table:formula="of:=(1-[.T65])*[.S65]" office:value-type="float" office:value="0.588998616485093" calcext:value-type="float">
            <text:p>0.5889986165</text:p>
          </table:table-cell>
          <table:table-cell table:formula="of:=[.D66]-[.U65]" office:value-type="float" office:value="0.888641208783837" calcext:value-type="float">
            <text:p>0.888641208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65]+[.A66]" office:value-type="float" office:value="5.8" calcext:value-type="float">
            <text:p>5.8</text:p>
          </table:table-cell>
          <table:table-cell office:value-type="float" office:value="5" calcext:value-type="float">
            <text:p>5</text:p>
          </table:table-cell>
          <table:table-cell table:style-name="ce5" table:formula="of:=[.D65]*0.8+[.P65]*0.2" office:value-type="float" office:value="5.28960405231461" calcext:value-type="float">
            <text:p>5.289604</text:p>
          </table:table-cell>
          <table:table-cell table:style-name="ce5" table:formula="of:=[.C66]-[.D66]" office:value-type="float" office:value="-0.289604052314605" calcext:value-type="float">
            <text:p>-0.289604</text:p>
          </table:table-cell>
          <table:table-cell table:style-name="ce5" table:formula="of:=ABS([.E66])" office:value-type="float" office:value="0.289604052314605" calcext:value-type="float">
            <text:p>0.289604</text:p>
          </table:table-cell>
          <table:table-cell table:style-name="ce5" table:formula="of:=[.$B$1]*[.E66]" office:value-type="float" office:value="-0.289604052314605" calcext:value-type="float">
            <text:p>-0.289604</text:p>
          </table:table-cell>
          <table:table-cell table:style-name="ce5" table:formula="of:=[.H65]+([.E66]*[.A66])" office:value-type="float" office:value="0.683676986272452" calcext:value-type="float">
            <text:p>0.683677</text:p>
          </table:table-cell>
          <table:table-cell table:style-name="ce5" table:formula="of:=[.H66]*[.$B$2]" office:value-type="float" office:value="6.83676986272452" calcext:value-type="float">
            <text:p>6.836770</text:p>
          </table:table-cell>
          <table:table-cell table:style-name="ce5" table:formula="of:=([.E66]-[.E65])/[.A66]" office:value-type="float" office:value="-8.5657097292773" calcext:value-type="float">
            <text:p>-8.565710</text:p>
          </table:table-cell>
          <table:table-cell table:style-name="ce5" table:formula="of:=[.J66]*[.$B$3]" office:value-type="float" office:value="0.85657097292773" calcext:value-type="float">
            <text:p>0.856571</text:p>
          </table:table-cell>
          <table:table-cell table:style-name="ce5" table:formula="of:=[.G66]+[.I66]+[.K66]" office:value-type="float" office:value="7.40373678333765" calcext:value-type="float">
            <text:p>7.403737</text:p>
          </table:table-cell>
          <table:table-cell table:style-name="ce5" table:formula="of:=-[.L66]/8" office:value-type="float" office:value="-0.925467097917206" calcext:value-type="float">
            <text:p>-0.925467</text:p>
          </table:table-cell>
          <table:table-cell table:formula="of:=IF([.U66]&gt;[.$B$4];1;0)" office:value-type="float" office:value="1" calcext:value-type="float">
            <text:p>1.00</text:p>
          </table:table-cell>
          <table:table-cell table:style-name="ce7" table:formula="of:=IF([.D66]&gt;[.$B$4];1;0)" office:value-type="float" office:value="1" calcext:value-type="float">
            <text:p>1.00</text:p>
          </table:table-cell>
          <table:table-cell table:style-name="ce5" table:formula="of:=IF([.O66];[.M66];[.L66])" office:value-type="float" office:value="-0.925467097917206" calcext:value-type="float">
            <text:p>-0.925467</text:p>
          </table:table-cell>
          <table:table-cell table:formula="of:=([.P66]-[.P65])/[.A66]" office:value-type="float" office:value="-96.4135504194273" calcext:value-type="float">
            <text:p>-96.4135504194</text:p>
          </table:table-cell>
          <table:table-cell table:formula="of:=[.$U$5]*[.U65]" office:value-type="float" office:value="3.77377104748953" calcext:value-type="float">
            <text:p>3.7737710475</text:p>
          </table:table-cell>
          <table:table-cell table:formula="of:=([.$U$5]*[.V65]*[.$U$5])+[.$S$5]" office:value-type="float" office:value="1.43308183405113" calcext:value-type="float">
            <text:p>1.4330818341</text:p>
          </table:table-cell>
          <table:table-cell table:formula="of:=[.S66]/([.S66]+[.$Q$5])" office:value-type="float" office:value="0.588998616485093" calcext:value-type="float">
            <text:p>0.5889986165</text:p>
          </table:table-cell>
          <table:table-cell table:formula="of:=[.R66]+[.T66]*((([.L66]*[.A66])+[.D66])-[.R66])" office:value-type="float" office:value="5.10267366237451" calcext:value-type="float">
            <text:p>5.1026736624</text:p>
          </table:table-cell>
          <table:table-cell table:formula="of:=(1-[.T66])*[.S66]" office:value-type="float" office:value="0.588998616485093" calcext:value-type="float">
            <text:p>0.5889986165</text:p>
          </table:table-cell>
          <table:table-cell table:formula="of:=[.D67]-[.U66]" office:value-type="float" office:value="-1.05608384010626" calcext:value-type="float">
            <text:p>-1.0560838401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66]+[.A67]" office:value-type="float" office:value="5.9" calcext:value-type="float">
            <text:p>5.9</text:p>
          </table:table-cell>
          <table:table-cell office:value-type="float" office:value="5" calcext:value-type="float">
            <text:p>5</text:p>
          </table:table-cell>
          <table:table-cell table:style-name="ce5" table:formula="of:=[.D66]*0.8+[.P66]*0.2" office:value-type="float" office:value="4.04658982226824" calcext:value-type="float">
            <text:p>4.046590</text:p>
          </table:table-cell>
          <table:table-cell table:style-name="ce5" table:formula="of:=[.C67]-[.D67]" office:value-type="float" office:value="0.953410177731757" calcext:value-type="float">
            <text:p>0.953410</text:p>
          </table:table-cell>
          <table:table-cell table:style-name="ce5" table:formula="of:=ABS([.E67])" office:value-type="float" office:value="0.953410177731757" calcext:value-type="float">
            <text:p>0.953410</text:p>
          </table:table-cell>
          <table:table-cell table:style-name="ce5" table:formula="of:=[.$B$1]*[.E67]" office:value-type="float" office:value="0.953410177731757" calcext:value-type="float">
            <text:p>0.953410</text:p>
          </table:table-cell>
          <table:table-cell table:style-name="ce5" table:formula="of:=[.H66]+([.E67]*[.A67])" office:value-type="float" office:value="0.779018004045628" calcext:value-type="float">
            <text:p>0.779018</text:p>
          </table:table-cell>
          <table:table-cell table:style-name="ce5" table:formula="of:=[.H67]*[.$B$2]" office:value-type="float" office:value="7.79018004045628" calcext:value-type="float">
            <text:p>7.790180</text:p>
          </table:table-cell>
          <table:table-cell table:style-name="ce5" table:formula="of:=([.E67]-[.E66])/[.A67]" office:value-type="float" office:value="12.4301423004636" calcext:value-type="float">
            <text:p>12.430142</text:p>
          </table:table-cell>
          <table:table-cell table:style-name="ce5" table:formula="of:=[.J67]*[.$B$3]" office:value-type="float" office:value="-1.24301423004636" calcext:value-type="float">
            <text:p>-1.243014</text:p>
          </table:table-cell>
          <table:table-cell table:style-name="ce5" table:formula="of:=[.G67]+[.I67]+[.K67]" office:value-type="float" office:value="7.50057598814167" calcext:value-type="float">
            <text:p>7.500576</text:p>
          </table:table-cell>
          <table:table-cell table:style-name="ce5" table:formula="of:=-[.L67]/8" office:value-type="float" office:value="-0.937571998517709" calcext:value-type="float">
            <text:p>-0.937572</text:p>
          </table:table-cell>
          <table:table-cell table:formula="of:=IF([.U67]&gt;[.$B$4];1;0)" office:value-type="float" office:value="0" calcext:value-type="float">
            <text:p>0.00</text:p>
          </table:table-cell>
          <table:table-cell table:style-name="ce7" table:formula="of:=IF([.D67]&gt;[.$B$4];1;0)" office:value-type="float" office:value="0" calcext:value-type="float">
            <text:p>0.00</text:p>
          </table:table-cell>
          <table:table-cell table:style-name="ce5" table:formula="of:=IF([.O67];[.M67];[.L67])" office:value-type="float" office:value="7.50057598814167" calcext:value-type="float">
            <text:p>7.500576</text:p>
          </table:table-cell>
          <table:table-cell table:formula="of:=([.P67]-[.P66])/[.A67]" office:value-type="float" office:value="84.2604308605888" calcext:value-type="float">
            <text:p>84.2604308606</text:p>
          </table:table-cell>
          <table:table-cell table:formula="of:=[.$U$5]*[.U66]" office:value-type="float" office:value="4.37547937042055" calcext:value-type="float">
            <text:p>4.3754793704</text:p>
          </table:table-cell>
          <table:table-cell table:formula="of:=([.$U$5]*[.V66]*[.$U$5])+[.$S$5]" office:value-type="float" office:value="1.43308183405113" calcext:value-type="float">
            <text:p>1.4330818341</text:p>
          </table:table-cell>
          <table:table-cell table:formula="of:=[.S67]/([.S67]+[.$Q$5])" office:value-type="float" office:value="0.588998616485093" calcext:value-type="float">
            <text:p>0.5889986165</text:p>
          </table:table-cell>
          <table:table-cell table:formula="of:=[.R67]+[.T67]*((([.L67]*[.A67])+[.D67])-[.R67])" office:value-type="float" office:value="4.62354676956811" calcext:value-type="float">
            <text:p>4.6235467696</text:p>
          </table:table-cell>
          <table:table-cell table:formula="of:=(1-[.T67])*[.S67]" office:value-type="float" office:value="0.588998616485093" calcext:value-type="float">
            <text:p>0.5889986165</text:p>
          </table:table-cell>
          <table:table-cell table:formula="of:=[.D68]-[.U67]" office:value-type="float" office:value="0.113840285874819" calcext:value-type="float">
            <text:p>0.1138402859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67]+[.A68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5" table:formula="of:=[.D67]*0.8+[.P67]*0.2" office:value-type="float" office:value="4.73738705544293" calcext:value-type="float">
            <text:p>4.737387</text:p>
          </table:table-cell>
          <table:table-cell table:style-name="ce5" table:formula="of:=[.C68]-[.D68]" office:value-type="float" office:value="0.262612944557071" calcext:value-type="float">
            <text:p>0.262613</text:p>
          </table:table-cell>
          <table:table-cell table:style-name="ce5" table:formula="of:=ABS([.E68])" office:value-type="float" office:value="0.262612944557071" calcext:value-type="float">
            <text:p>0.262613</text:p>
          </table:table-cell>
          <table:table-cell table:style-name="ce5" table:formula="of:=[.$B$1]*[.E68]" office:value-type="float" office:value="0.262612944557071" calcext:value-type="float">
            <text:p>0.262613</text:p>
          </table:table-cell>
          <table:table-cell table:style-name="ce5" table:formula="of:=[.H67]+([.E68]*[.A68])" office:value-type="float" office:value="0.805279298501335" calcext:value-type="float">
            <text:p>0.805279</text:p>
          </table:table-cell>
          <table:table-cell table:style-name="ce5" table:formula="of:=[.H68]*[.$B$2]" office:value-type="float" office:value="8.05279298501335" calcext:value-type="float">
            <text:p>8.052793</text:p>
          </table:table-cell>
          <table:table-cell table:style-name="ce5" table:formula="of:=([.E68]-[.E67])/[.A68]" office:value-type="float" office:value="-6.90797233174687" calcext:value-type="float">
            <text:p>-6.907972</text:p>
          </table:table-cell>
          <table:table-cell table:style-name="ce5" table:formula="of:=[.J68]*[.$B$3]" office:value-type="float" office:value="0.690797233174687" calcext:value-type="float">
            <text:p>0.690797</text:p>
          </table:table-cell>
          <table:table-cell table:style-name="ce5" table:formula="of:=[.G68]+[.I68]+[.K68]" office:value-type="float" office:value="9.00620316274511" calcext:value-type="float">
            <text:p>9.006203</text:p>
          </table:table-cell>
          <table:table-cell table:style-name="ce5" table:formula="of:=-[.L68]/8" office:value-type="float" office:value="-1.12577539534314" calcext:value-type="float">
            <text:p>-1.125775</text:p>
          </table:table-cell>
          <table:table-cell table:formula="of:=IF([.U68]&gt;[.$B$4];1;0)" office:value-type="float" office:value="0" calcext:value-type="float">
            <text:p>0.00</text:p>
          </table:table-cell>
          <table:table-cell table:style-name="ce7" table:formula="of:=IF([.D68]&gt;[.$B$4];1;0)" office:value-type="float" office:value="0" calcext:value-type="float">
            <text:p>0.00</text:p>
          </table:table-cell>
          <table:table-cell table:style-name="ce5" table:formula="of:=IF([.O68];[.M68];[.L68])" office:value-type="float" office:value="9.00620316274511" calcext:value-type="float">
            <text:p>9.006203</text:p>
          </table:table-cell>
          <table:table-cell table:formula="of:=([.P68]-[.P67])/[.A68]" office:value-type="float" office:value="15.0562717460343" calcext:value-type="float">
            <text:p>15.056271746</text:p>
          </table:table-cell>
          <table:table-cell table:formula="of:=[.$U$5]*[.U67]" office:value-type="float" office:value="3.96463400307003" calcext:value-type="float">
            <text:p>3.9646340031</text:p>
          </table:table-cell>
          <table:table-cell table:formula="of:=([.$U$5]*[.V67]*[.$U$5])+[.$S$5]" office:value-type="float" office:value="1.43308183405113" calcext:value-type="float">
            <text:p>1.4330818341</text:p>
          </table:table-cell>
          <table:table-cell table:formula="of:=[.S68]/([.S68]+[.$Q$5])" office:value-type="float" office:value="0.588998616485093" calcext:value-type="float">
            <text:p>0.5889986165</text:p>
          </table:table-cell>
          <table:table-cell table:formula="of:=[.R68]+[.T68]*((([.L68]*[.A68])+[.D68])-[.R68])" office:value-type="float" office:value="4.95024860206636" calcext:value-type="float">
            <text:p>4.9502486021</text:p>
          </table:table-cell>
          <table:table-cell table:formula="of:=(1-[.T68])*[.S68]" office:value-type="float" office:value="0.588998616485093" calcext:value-type="float">
            <text:p>0.5889986165</text:p>
          </table:table-cell>
          <table:table-cell table:formula="of:=[.D69]-[.U68]" office:value-type="float" office:value="0.64090167483701" calcext:value-type="float">
            <text:p>0.640901674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68]+[.A69]" office:value-type="float" office:value="6.09999999999999" calcext:value-type="float">
            <text:p>6.1</text:p>
          </table:table-cell>
          <table:table-cell office:value-type="float" office:value="5" calcext:value-type="float">
            <text:p>5</text:p>
          </table:table-cell>
          <table:table-cell table:style-name="ce5" table:formula="of:=[.D68]*0.8+[.P68]*0.2" office:value-type="float" office:value="5.59115027690337" calcext:value-type="float">
            <text:p>5.591150</text:p>
          </table:table-cell>
          <table:table-cell table:style-name="ce5" table:formula="of:=[.C69]-[.D69]" office:value-type="float" office:value="-0.591150276903365" calcext:value-type="float">
            <text:p>-0.591150</text:p>
          </table:table-cell>
          <table:table-cell table:style-name="ce5" table:formula="of:=ABS([.E69])" office:value-type="float" office:value="0.591150276903365" calcext:value-type="float">
            <text:p>0.591150</text:p>
          </table:table-cell>
          <table:table-cell table:style-name="ce5" table:formula="of:=[.$B$1]*[.E69]" office:value-type="float" office:value="-0.591150276903365" calcext:value-type="float">
            <text:p>-0.591150</text:p>
          </table:table-cell>
          <table:table-cell table:style-name="ce5" table:formula="of:=[.H68]+([.E69]*[.A69])" office:value-type="float" office:value="0.746164270810998" calcext:value-type="float">
            <text:p>0.746164</text:p>
          </table:table-cell>
          <table:table-cell table:style-name="ce5" table:formula="of:=[.H69]*[.$B$2]" office:value-type="float" office:value="7.46164270810998" calcext:value-type="float">
            <text:p>7.461643</text:p>
          </table:table-cell>
          <table:table-cell table:style-name="ce5" table:formula="of:=([.E69]-[.E68])/[.A69]" office:value-type="float" office:value="-8.53763221460436" calcext:value-type="float">
            <text:p>-8.537632</text:p>
          </table:table-cell>
          <table:table-cell table:style-name="ce5" table:formula="of:=[.J69]*[.$B$3]" office:value-type="float" office:value="0.853763221460436" calcext:value-type="float">
            <text:p>0.853763</text:p>
          </table:table-cell>
          <table:table-cell table:style-name="ce5" table:formula="of:=[.G69]+[.I69]+[.K69]" office:value-type="float" office:value="7.72425565266706" calcext:value-type="float">
            <text:p>7.724256</text:p>
          </table:table-cell>
          <table:table-cell table:style-name="ce5" table:formula="of:=-[.L69]/8" office:value-type="float" office:value="-0.965531956583382" calcext:value-type="float">
            <text:p>-0.965532</text:p>
          </table:table-cell>
          <table:table-cell table:formula="of:=IF([.U69]&gt;[.$B$4];1;0)" office:value-type="float" office:value="1" calcext:value-type="float">
            <text:p>1.00</text:p>
          </table:table-cell>
          <table:table-cell table:style-name="ce7" table:formula="of:=IF([.D69]&gt;[.$B$4];1;0)" office:value-type="float" office:value="1" calcext:value-type="float">
            <text:p>1.00</text:p>
          </table:table-cell>
          <table:table-cell table:style-name="ce5" table:formula="of:=IF([.O69];[.M69];[.L69])" office:value-type="float" office:value="-0.965531956583382" calcext:value-type="float">
            <text:p>-0.965532</text:p>
          </table:table-cell>
          <table:table-cell table:formula="of:=([.P69]-[.P68])/[.A69]" office:value-type="float" office:value="-99.7173511932849" calcext:value-type="float">
            <text:p>-99.7173511933</text:p>
          </table:table-cell>
          <table:table-cell table:formula="of:=[.$U$5]*[.U68]" office:value-type="float" office:value="4.24477677193161" calcext:value-type="float">
            <text:p>4.2447767719</text:p>
          </table:table-cell>
          <table:table-cell table:formula="of:=([.$U$5]*[.V68]*[.$U$5])+[.$S$5]" office:value-type="float" office:value="1.43308183405113" calcext:value-type="float">
            <text:p>1.4330818341</text:p>
          </table:table-cell>
          <table:table-cell table:formula="of:=[.S69]/([.S69]+[.$Q$5])" office:value-type="float" office:value="0.588998616485093" calcext:value-type="float">
            <text:p>0.5889986165</text:p>
          </table:table-cell>
          <table:table-cell table:formula="of:=[.R69]+[.T69]*((([.L69]*[.A69])+[.D69])-[.R69])" office:value-type="float" office:value="5.49274649291197" calcext:value-type="float">
            <text:p>5.4927464929</text:p>
          </table:table-cell>
          <table:table-cell table:formula="of:=(1-[.T69])*[.S69]" office:value-type="float" office:value="0.588998616485093" calcext:value-type="float">
            <text:p>0.5889986165</text:p>
          </table:table-cell>
          <table:table-cell table:formula="of:=[.D70]-[.U69]" office:value-type="float" office:value="-1.21293266270595" calcext:value-type="float">
            <text:p>-1.2129326627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69]+[.A70]" office:value-type="float" office:value="6.19999999999999" calcext:value-type="float">
            <text:p>6.2</text:p>
          </table:table-cell>
          <table:table-cell office:value-type="float" office:value="5" calcext:value-type="float">
            <text:p>5</text:p>
          </table:table-cell>
          <table:table-cell table:style-name="ce5" table:formula="of:=[.D69]*0.8+[.P69]*0.2" office:value-type="float" office:value="4.27981383020602" calcext:value-type="float">
            <text:p>4.279814</text:p>
          </table:table-cell>
          <table:table-cell table:style-name="ce5" table:formula="of:=[.C70]-[.D70]" office:value-type="float" office:value="0.720186169793984" calcext:value-type="float">
            <text:p>0.720186</text:p>
          </table:table-cell>
          <table:table-cell table:style-name="ce5" table:formula="of:=ABS([.E70])" office:value-type="float" office:value="0.720186169793984" calcext:value-type="float">
            <text:p>0.720186</text:p>
          </table:table-cell>
          <table:table-cell table:style-name="ce5" table:formula="of:=[.$B$1]*[.E70]" office:value-type="float" office:value="0.720186169793984" calcext:value-type="float">
            <text:p>0.720186</text:p>
          </table:table-cell>
          <table:table-cell table:style-name="ce5" table:formula="of:=[.H69]+([.E70]*[.A70])" office:value-type="float" office:value="0.818182887790397" calcext:value-type="float">
            <text:p>0.818183</text:p>
          </table:table-cell>
          <table:table-cell table:style-name="ce5" table:formula="of:=[.H70]*[.$B$2]" office:value-type="float" office:value="8.18182887790397" calcext:value-type="float">
            <text:p>8.181829</text:p>
          </table:table-cell>
          <table:table-cell table:style-name="ce5" table:formula="of:=([.E70]-[.E69])/[.A70]" office:value-type="float" office:value="13.1133644669735" calcext:value-type="float">
            <text:p>13.113364</text:p>
          </table:table-cell>
          <table:table-cell table:style-name="ce5" table:formula="of:=[.J70]*[.$B$3]" office:value-type="float" office:value="-1.31133644669735" calcext:value-type="float">
            <text:p>-1.311336</text:p>
          </table:table-cell>
          <table:table-cell table:style-name="ce5" table:formula="of:=[.G70]+[.I70]+[.K70]" office:value-type="float" office:value="7.5906786010006" calcext:value-type="float">
            <text:p>7.590679</text:p>
          </table:table-cell>
          <table:table-cell table:style-name="ce5" table:formula="of:=-[.L70]/8" office:value-type="float" office:value="-0.948834825125075" calcext:value-type="float">
            <text:p>-0.948835</text:p>
          </table:table-cell>
          <table:table-cell table:formula="of:=IF([.U70]&gt;[.$B$4];1;0)" office:value-type="float" office:value="0" calcext:value-type="float">
            <text:p>0.00</text:p>
          </table:table-cell>
          <table:table-cell table:style-name="ce7" table:formula="of:=IF([.D70]&gt;[.$B$4];1;0)" office:value-type="float" office:value="0" calcext:value-type="float">
            <text:p>0.00</text:p>
          </table:table-cell>
          <table:table-cell table:style-name="ce5" table:formula="of:=IF([.O70];[.M70];[.L70])" office:value-type="float" office:value="7.5906786010006" calcext:value-type="float">
            <text:p>7.590679</text:p>
          </table:table-cell>
          <table:table-cell table:formula="of:=([.P70]-[.P69])/[.A70]" office:value-type="float" office:value="85.5621055758398" calcext:value-type="float">
            <text:p>85.5621055758</text:p>
          </table:table-cell>
          <table:table-cell table:formula="of:=[.$U$5]*[.U69]" office:value-type="float" office:value="4.70996198402826" calcext:value-type="float">
            <text:p>4.709961984</text:p>
          </table:table-cell>
          <table:table-cell table:formula="of:=([.$U$5]*[.V69]*[.$U$5])+[.$S$5]" office:value-type="float" office:value="1.43308183405113" calcext:value-type="float">
            <text:p>1.4330818341</text:p>
          </table:table-cell>
          <table:table-cell table:formula="of:=[.S70]/([.S70]+[.$Q$5])" office:value-type="float" office:value="0.588998616485093" calcext:value-type="float">
            <text:p>0.5889986165</text:p>
          </table:table-cell>
          <table:table-cell table:formula="of:=[.R70]+[.T70]*((([.L70]*[.A70])+[.D70])-[.R70])" office:value-type="float" office:value="4.90369523596058" calcext:value-type="float">
            <text:p>4.903695236</text:p>
          </table:table-cell>
          <table:table-cell table:formula="of:=(1-[.T70])*[.S70]" office:value-type="float" office:value="0.588998616485093" calcext:value-type="float">
            <text:p>0.5889986165</text:p>
          </table:table-cell>
          <table:table-cell table:formula="of:=[.D71]-[.U70]" office:value-type="float" office:value="0.0382915484043584" calcext:value-type="float">
            <text:p>0.0382915484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70]+[.A71]" office:value-type="float" office:value="6.29999999999999" calcext:value-type="float">
            <text:p>6.3</text:p>
          </table:table-cell>
          <table:table-cell office:value-type="float" office:value="5" calcext:value-type="float">
            <text:p>5</text:p>
          </table:table-cell>
          <table:table-cell table:style-name="ce5" table:formula="of:=[.D70]*0.8+[.P70]*0.2" office:value-type="float" office:value="4.94198678436493" calcext:value-type="float">
            <text:p>4.941987</text:p>
          </table:table-cell>
          <table:table-cell table:style-name="ce5" table:formula="of:=[.C71]-[.D71]" office:value-type="float" office:value="0.0580132156350661" calcext:value-type="float">
            <text:p>0.058013</text:p>
          </table:table-cell>
          <table:table-cell table:style-name="ce5" table:formula="of:=ABS([.E71])" office:value-type="float" office:value="0.0580132156350661" calcext:value-type="float">
            <text:p>0.058013</text:p>
          </table:table-cell>
          <table:table-cell table:style-name="ce5" table:formula="of:=[.$B$1]*[.E71]" office:value-type="float" office:value="0.0580132156350661" calcext:value-type="float">
            <text:p>0.058013</text:p>
          </table:table-cell>
          <table:table-cell table:style-name="ce5" table:formula="of:=[.H70]+([.E71]*[.A71])" office:value-type="float" office:value="0.823984209353903" calcext:value-type="float">
            <text:p>0.823984</text:p>
          </table:table-cell>
          <table:table-cell table:style-name="ce5" table:formula="of:=[.H71]*[.$B$2]" office:value-type="float" office:value="8.23984209353904" calcext:value-type="float">
            <text:p>8.239842</text:p>
          </table:table-cell>
          <table:table-cell table:style-name="ce5" table:formula="of:=([.E71]-[.E70])/[.A71]" office:value-type="float" office:value="-6.62172954158918" calcext:value-type="float">
            <text:p>-6.621730</text:p>
          </table:table-cell>
          <table:table-cell table:style-name="ce5" table:formula="of:=[.J71]*[.$B$3]" office:value-type="float" office:value="0.662172954158918" calcext:value-type="float">
            <text:p>0.662173</text:p>
          </table:table-cell>
          <table:table-cell table:style-name="ce5" table:formula="of:=[.G71]+[.I71]+[.K71]" office:value-type="float" office:value="8.96002826333302" calcext:value-type="float">
            <text:p>8.960028</text:p>
          </table:table-cell>
          <table:table-cell table:style-name="ce5" table:formula="of:=-[.L71]/8" office:value-type="float" office:value="-1.12000353291663" calcext:value-type="float">
            <text:p>-1.120004</text:p>
          </table:table-cell>
          <table:table-cell table:formula="of:=IF([.U71]&gt;[.$B$4];1;0)" office:value-type="float" office:value="1" calcext:value-type="float">
            <text:p>1.00</text:p>
          </table:table-cell>
          <table:table-cell table:style-name="ce7" table:formula="of:=IF([.D71]&gt;[.$B$4];1;0)" office:value-type="float" office:value="0" calcext:value-type="float">
            <text:p>0.00</text:p>
          </table:table-cell>
          <table:table-cell table:style-name="ce5" table:formula="of:=IF([.O71];[.M71];[.L71])" office:value-type="float" office:value="8.96002826333302" calcext:value-type="float">
            <text:p>8.960028</text:p>
          </table:table-cell>
          <table:table-cell table:formula="of:=([.P71]-[.P70])/[.A71]" office:value-type="float" office:value="13.6934966233242" calcext:value-type="float">
            <text:p>13.6934966233</text:p>
          </table:table-cell>
          <table:table-cell table:formula="of:=[.$U$5]*[.U70]" office:value-type="float" office:value="4.20485783795756" calcext:value-type="float">
            <text:p>4.204857838</text:p>
          </table:table-cell>
          <table:table-cell table:formula="of:=([.$U$5]*[.V70]*[.$U$5])+[.$S$5]" office:value-type="float" office:value="1.43308183405113" calcext:value-type="float">
            <text:p>1.4330818341</text:p>
          </table:table-cell>
          <table:table-cell table:formula="of:=[.S71]/([.S71]+[.$Q$5])" office:value-type="float" office:value="0.588998616485093" calcext:value-type="float">
            <text:p>0.5889986165</text:p>
          </table:table-cell>
          <table:table-cell table:formula="of:=[.R71]+[.T71]*((([.L71]*[.A71])+[.D71])-[.R71])" office:value-type="float" office:value="5.16677019263967" calcext:value-type="float">
            <text:p>5.1667701926</text:p>
          </table:table-cell>
          <table:table-cell table:formula="of:=(1-[.T71])*[.S71]" office:value-type="float" office:value="0.588998616485093" calcext:value-type="float">
            <text:p>0.5889986165</text:p>
          </table:table-cell>
          <table:table-cell table:formula="of:=[.D72]-[.U71]" office:value-type="float" office:value="0.578824887518886" calcext:value-type="float">
            <text:p>0.5788248875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71]+[.A72]" office:value-type="float" office:value="6.39999999999999" calcext:value-type="float">
            <text:p>6.4</text:p>
          </table:table-cell>
          <table:table-cell office:value-type="float" office:value="5" calcext:value-type="float">
            <text:p>5</text:p>
          </table:table-cell>
          <table:table-cell table:style-name="ce5" table:formula="of:=[.D71]*0.8+[.P71]*0.2" office:value-type="float" office:value="5.74559508015855" calcext:value-type="float">
            <text:p>5.745595</text:p>
          </table:table-cell>
          <table:table-cell table:style-name="ce5" table:formula="of:=[.C72]-[.D72]" office:value-type="float" office:value="-0.745595080158552" calcext:value-type="float">
            <text:p>-0.745595</text:p>
          </table:table-cell>
          <table:table-cell table:style-name="ce5" table:formula="of:=ABS([.E72])" office:value-type="float" office:value="0.745595080158552" calcext:value-type="float">
            <text:p>0.745595</text:p>
          </table:table-cell>
          <table:table-cell table:style-name="ce5" table:formula="of:=[.$B$1]*[.E72]" office:value-type="float" office:value="-0.745595080158552" calcext:value-type="float">
            <text:p>-0.745595</text:p>
          </table:table-cell>
          <table:table-cell table:style-name="ce5" table:formula="of:=[.H71]+([.E72]*[.A72])" office:value-type="float" office:value="0.749424701338048" calcext:value-type="float">
            <text:p>0.749425</text:p>
          </table:table-cell>
          <table:table-cell table:style-name="ce5" table:formula="of:=[.H72]*[.$B$2]" office:value-type="float" office:value="7.49424701338048" calcext:value-type="float">
            <text:p>7.494247</text:p>
          </table:table-cell>
          <table:table-cell table:style-name="ce5" table:formula="of:=([.E72]-[.E71])/[.A72]" office:value-type="float" office:value="-8.03608295793618" calcext:value-type="float">
            <text:p>-8.036083</text:p>
          </table:table-cell>
          <table:table-cell table:style-name="ce5" table:formula="of:=[.J72]*[.$B$3]" office:value-type="float" office:value="0.803608295793618" calcext:value-type="float">
            <text:p>0.803608</text:p>
          </table:table-cell>
          <table:table-cell table:style-name="ce5" table:formula="of:=[.G72]+[.I72]+[.K72]" office:value-type="float" office:value="7.55226022901555" calcext:value-type="float">
            <text:p>7.552260</text:p>
          </table:table-cell>
          <table:table-cell table:style-name="ce5" table:formula="of:=-[.L72]/8" office:value-type="float" office:value="-0.944032528626944" calcext:value-type="float">
            <text:p>-0.944033</text:p>
          </table:table-cell>
          <table:table-cell table:formula="of:=IF([.U72]&gt;[.$B$4];1;0)" office:value-type="float" office:value="1" calcext:value-type="float">
            <text:p>1.00</text:p>
          </table:table-cell>
          <table:table-cell table:style-name="ce7" table:formula="of:=IF([.D72]&gt;[.$B$4];1;0)" office:value-type="float" office:value="1" calcext:value-type="float">
            <text:p>1.00</text:p>
          </table:table-cell>
          <table:table-cell table:style-name="ce5" table:formula="of:=IF([.O72];[.M72];[.L72])" office:value-type="float" office:value="-0.944032528626944" calcext:value-type="float">
            <text:p>-0.944033</text:p>
          </table:table-cell>
          <table:table-cell table:formula="of:=([.P72]-[.P71])/[.A72]" office:value-type="float" office:value="-99.0406079195996" calcext:value-type="float">
            <text:p>-99.0406079196</text:p>
          </table:table-cell>
          <table:table-cell table:formula="of:=[.$U$5]*[.U71]" office:value-type="float" office:value="4.43044135005071" calcext:value-type="float">
            <text:p>4.4304413501</text:p>
          </table:table-cell>
          <table:table-cell table:formula="of:=([.$U$5]*[.V71]*[.$U$5])+[.$S$5]" office:value-type="float" office:value="1.43308183405113" calcext:value-type="float">
            <text:p>1.4330818341</text:p>
          </table:table-cell>
          <table:table-cell table:formula="of:=[.S72]/([.S72]+[.$Q$5])" office:value-type="float" office:value="0.588998616485093" calcext:value-type="float">
            <text:p>0.5889986165</text:p>
          </table:table-cell>
          <table:table-cell table:formula="of:=[.R72]+[.T72]*((([.L72]*[.A72])+[.D72])-[.R72])" office:value-type="float" office:value="5.64989216017199" calcext:value-type="float">
            <text:p>5.6498921602</text:p>
          </table:table-cell>
          <table:table-cell table:formula="of:=(1-[.T72])*[.S72]" office:value-type="float" office:value="0.588998616485093" calcext:value-type="float">
            <text:p>0.5889986165</text:p>
          </table:table-cell>
          <table:table-cell table:formula="of:=[.D73]-[.U72]" office:value-type="float" office:value="-1.24222260177054" calcext:value-type="float">
            <text:p>-1.242222601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72]+[.A73]" office:value-type="float" office:value="6.49999999999999" calcext:value-type="float">
            <text:p>6.5</text:p>
          </table:table-cell>
          <table:table-cell office:value-type="float" office:value="4.1" calcext:value-type="float">
            <text:p>4.1</text:p>
          </table:table-cell>
          <table:table-cell table:style-name="ce5" table:formula="of:=[.D72]*0.8+[.P72]*0.2" office:value-type="float" office:value="4.40766955840145" calcext:value-type="float">
            <text:p>4.407670</text:p>
          </table:table-cell>
          <table:table-cell table:style-name="ce5" table:formula="of:=[.C73]-[.D73]" office:value-type="float" office:value="-0.307669558401453" calcext:value-type="float">
            <text:p>-0.307670</text:p>
          </table:table-cell>
          <table:table-cell table:style-name="ce5" table:formula="of:=ABS([.E73])" office:value-type="float" office:value="0.307669558401453" calcext:value-type="float">
            <text:p>0.307670</text:p>
          </table:table-cell>
          <table:table-cell table:style-name="ce5" table:formula="of:=[.$B$1]*[.E73]" office:value-type="float" office:value="-0.307669558401453" calcext:value-type="float">
            <text:p>-0.307670</text:p>
          </table:table-cell>
          <table:table-cell table:style-name="ce5" table:formula="of:=[.H72]+([.E73]*[.A73])" office:value-type="float" office:value="0.718657745497903" calcext:value-type="float">
            <text:p>0.718658</text:p>
          </table:table-cell>
          <table:table-cell table:style-name="ce5" table:formula="of:=[.H73]*[.$B$2]" office:value-type="float" office:value="7.18657745497903" calcext:value-type="float">
            <text:p>7.186577</text:p>
          </table:table-cell>
          <table:table-cell table:style-name="ce5" table:formula="of:=([.E73]-[.E72])/[.A73]" office:value-type="float" office:value="4.37925521757099" calcext:value-type="float">
            <text:p>4.379255</text:p>
          </table:table-cell>
          <table:table-cell table:style-name="ce5" table:formula="of:=[.J73]*[.$B$3]" office:value-type="float" office:value="-0.437925521757099" calcext:value-type="float">
            <text:p>-0.437926</text:p>
          </table:table-cell>
          <table:table-cell table:style-name="ce5" table:formula="of:=[.G73]+[.I73]+[.K73]" office:value-type="float" office:value="6.44098237482048" calcext:value-type="float">
            <text:p>6.440982</text:p>
          </table:table-cell>
          <table:table-cell table:style-name="ce5" table:formula="of:=-[.L73]/8" office:value-type="float" office:value="-0.80512279685256" calcext:value-type="float">
            <text:p>-0.805123</text:p>
          </table:table-cell>
          <table:table-cell table:formula="of:=IF([.U73]&gt;[.$B$4];1;0)" office:value-type="float" office:value="0" calcext:value-type="float">
            <text:p>0.00</text:p>
          </table:table-cell>
          <table:table-cell table:style-name="ce7" table:formula="of:=IF([.D73]&gt;[.$B$4];1;0)" office:value-type="float" office:value="0" calcext:value-type="float">
            <text:p>0.00</text:p>
          </table:table-cell>
          <table:table-cell table:style-name="ce5" table:formula="of:=IF([.O73];[.M73];[.L73])" office:value-type="float" office:value="6.44098237482048" calcext:value-type="float">
            <text:p>6.440982</text:p>
          </table:table-cell>
          <table:table-cell table:formula="of:=([.P73]-[.P72])/[.A73]" office:value-type="float" office:value="73.8501490344742" calcext:value-type="float">
            <text:p>73.8501490345</text:p>
          </table:table-cell>
          <table:table-cell table:formula="of:=[.$U$5]*[.U72]" office:value-type="float" office:value="4.84471244442263" calcext:value-type="float">
            <text:p>4.8447124444</text:p>
          </table:table-cell>
          <table:table-cell table:formula="of:=([.$U$5]*[.V72]*[.$U$5])+[.$S$5]" office:value-type="float" office:value="1.43308183405113" calcext:value-type="float">
            <text:p>1.4330818341</text:p>
          </table:table-cell>
          <table:table-cell table:formula="of:=[.S73]/([.S73]+[.$Q$5])" office:value-type="float" office:value="0.588998616485093" calcext:value-type="float">
            <text:p>0.5889986165</text:p>
          </table:table-cell>
          <table:table-cell table:formula="of:=[.R73]+[.T73]*((([.L73]*[.A73])+[.D73])-[.R73])" office:value-type="float" office:value="4.96666775996892" calcext:value-type="float">
            <text:p>4.96666776</text:p>
          </table:table-cell>
          <table:table-cell table:formula="of:=(1-[.T73])*[.S73]" office:value-type="float" office:value="0.588998616485093" calcext:value-type="float">
            <text:p>0.5889986165</text:p>
          </table:table-cell>
          <table:table-cell table:formula="of:=[.D74]-[.U73]" office:value-type="float" office:value="-0.15233563828366" calcext:value-type="float">
            <text:p>-0.1523356383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73]+[.A74]" office:value-type="float" office:value="6.59999999999999" calcext:value-type="float">
            <text:p>6.6</text:p>
          </table:table-cell>
          <table:table-cell office:value-type="float" office:value="4.2" calcext:value-type="float">
            <text:p>4.2</text:p>
          </table:table-cell>
          <table:table-cell table:style-name="ce5" table:formula="of:=[.D73]*0.8+[.P73]*0.2" office:value-type="float" office:value="4.81433212168526" calcext:value-type="float">
            <text:p>4.814332</text:p>
          </table:table-cell>
          <table:table-cell table:style-name="ce5" table:formula="of:=[.C74]-[.D74]" office:value-type="float" office:value="-0.614332121685258" calcext:value-type="float">
            <text:p>-0.614332</text:p>
          </table:table-cell>
          <table:table-cell table:style-name="ce5" table:formula="of:=ABS([.E74])" office:value-type="float" office:value="0.614332121685258" calcext:value-type="float">
            <text:p>0.614332</text:p>
          </table:table-cell>
          <table:table-cell table:style-name="ce5" table:formula="of:=[.$B$1]*[.E74]" office:value-type="float" office:value="-0.614332121685258" calcext:value-type="float">
            <text:p>-0.614332</text:p>
          </table:table-cell>
          <table:table-cell table:style-name="ce5" table:formula="of:=[.H73]+([.E74]*[.A74])" office:value-type="float" office:value="0.657224533329377" calcext:value-type="float">
            <text:p>0.657225</text:p>
          </table:table-cell>
          <table:table-cell table:style-name="ce5" table:formula="of:=[.H74]*[.$B$2]" office:value-type="float" office:value="6.57224533329377" calcext:value-type="float">
            <text:p>6.572245</text:p>
          </table:table-cell>
          <table:table-cell table:style-name="ce5" table:formula="of:=([.E74]-[.E73])/[.A74]" office:value-type="float" office:value="-3.06662563283805" calcext:value-type="float">
            <text:p>-3.066626</text:p>
          </table:table-cell>
          <table:table-cell table:style-name="ce5" table:formula="of:=[.J74]*[.$B$3]" office:value-type="float" office:value="0.306662563283805" calcext:value-type="float">
            <text:p>0.306663</text:p>
          </table:table-cell>
          <table:table-cell table:style-name="ce5" table:formula="of:=[.G74]+[.I74]+[.K74]" office:value-type="float" office:value="6.26457577489232" calcext:value-type="float">
            <text:p>6.264576</text:p>
          </table:table-cell>
          <table:table-cell table:style-name="ce5" table:formula="of:=-[.L74]/8" office:value-type="float" office:value="-0.78307197186154" calcext:value-type="float">
            <text:p>-0.783072</text:p>
          </table:table-cell>
          <table:table-cell table:formula="of:=IF([.U74]&gt;[.$B$4];1;0)" office:value-type="float" office:value="0" calcext:value-type="float">
            <text:p>0.00</text:p>
          </table:table-cell>
          <table:table-cell table:style-name="ce7" table:formula="of:=IF([.D74]&gt;[.$B$4];1;0)" office:value-type="float" office:value="0" calcext:value-type="float">
            <text:p>0.00</text:p>
          </table:table-cell>
          <table:table-cell table:style-name="ce5" table:formula="of:=IF([.O74];[.M74];[.L74])" office:value-type="float" office:value="6.26457577489232" calcext:value-type="float">
            <text:p>6.264576</text:p>
          </table:table-cell>
          <table:table-cell table:formula="of:=([.P74]-[.P73])/[.A74]" office:value-type="float" office:value="-1.76406599928158" calcext:value-type="float">
            <text:p>-1.7640659993</text:p>
          </table:table-cell>
          <table:table-cell table:formula="of:=[.$U$5]*[.U73]" office:value-type="float" office:value="4.258855996165" calcext:value-type="float">
            <text:p>4.2588559962</text:p>
          </table:table-cell>
          <table:table-cell table:formula="of:=([.$U$5]*[.V73]*[.$U$5])+[.$S$5]" office:value-type="float" office:value="1.43308183405113" calcext:value-type="float">
            <text:p>1.4330818341</text:p>
          </table:table-cell>
          <table:table-cell table:formula="of:=[.S74]/([.S74]+[.$Q$5])" office:value-type="float" office:value="0.588998616485093" calcext:value-type="float">
            <text:p>0.5889986165</text:p>
          </table:table-cell>
          <table:table-cell table:formula="of:=[.R74]+[.T74]*((([.L74]*[.A74])+[.D74])-[.R74])" office:value-type="float" office:value="4.95501331201469" calcext:value-type="float">
            <text:p>4.955013312</text:p>
          </table:table-cell>
          <table:table-cell table:formula="of:=(1-[.T74])*[.S74]" office:value-type="float" office:value="0.588998616485093" calcext:value-type="float">
            <text:p>0.5889986165</text:p>
          </table:table-cell>
          <table:table-cell table:formula="of:=[.D75]-[.U74]" office:value-type="float" office:value="0.14936754031198" calcext:value-type="float">
            <text:p>0.1493675403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74]+[.A75]" office:value-type="float" office:value="6.69999999999999" calcext:value-type="float">
            <text:p>6.7</text:p>
          </table:table-cell>
          <table:table-cell office:value-type="float" office:value="4.3" calcext:value-type="float">
            <text:p>4.3</text:p>
          </table:table-cell>
          <table:table-cell table:style-name="ce5" table:formula="of:=[.D74]*0.8+[.P74]*0.2" office:value-type="float" office:value="5.10438085232667" calcext:value-type="float">
            <text:p>5.104381</text:p>
          </table:table-cell>
          <table:table-cell table:style-name="ce5" table:formula="of:=[.C75]-[.D75]" office:value-type="float" office:value="-0.804380852326671" calcext:value-type="float">
            <text:p>-0.804381</text:p>
          </table:table-cell>
          <table:table-cell table:style-name="ce5" table:formula="of:=ABS([.E75])" office:value-type="float" office:value="0.804380852326671" calcext:value-type="float">
            <text:p>0.804381</text:p>
          </table:table-cell>
          <table:table-cell table:style-name="ce5" table:formula="of:=[.$B$1]*[.E75]" office:value-type="float" office:value="-0.804380852326671" calcext:value-type="float">
            <text:p>-0.804381</text:p>
          </table:table-cell>
          <table:table-cell table:style-name="ce5" table:formula="of:=[.H74]+([.E75]*[.A75])" office:value-type="float" office:value="0.57678644809671" calcext:value-type="float">
            <text:p>0.576786</text:p>
          </table:table-cell>
          <table:table-cell table:style-name="ce5" table:formula="of:=[.H75]*[.$B$2]" office:value-type="float" office:value="5.7678644809671" calcext:value-type="float">
            <text:p>5.767864</text:p>
          </table:table-cell>
          <table:table-cell table:style-name="ce5" table:formula="of:=([.E75]-[.E74])/[.A75]" office:value-type="float" office:value="-1.90048730641413" calcext:value-type="float">
            <text:p>-1.900487</text:p>
          </table:table-cell>
          <table:table-cell table:style-name="ce5" table:formula="of:=[.J75]*[.$B$3]" office:value-type="float" office:value="0.190048730641413" calcext:value-type="float">
            <text:p>0.190049</text:p>
          </table:table-cell>
          <table:table-cell table:style-name="ce5" table:formula="of:=[.G75]+[.I75]+[.K75]" office:value-type="float" office:value="5.15353235928184" calcext:value-type="float">
            <text:p>5.153532</text:p>
          </table:table-cell>
          <table:table-cell table:style-name="ce5" table:formula="of:=-[.L75]/8" office:value-type="float" office:value="-0.644191544910231" calcext:value-type="float">
            <text:p>-0.644192</text:p>
          </table:table-cell>
          <table:table-cell table:formula="of:=IF([.U75]&gt;[.$B$4];1;0)" office:value-type="float" office:value="0" calcext:value-type="float">
            <text:p>0.00</text:p>
          </table:table-cell>
          <table:table-cell table:style-name="ce7" table:formula="of:=IF([.D75]&gt;[.$B$4];1;0)" office:value-type="float" office:value="1" calcext:value-type="float">
            <text:p>1.00</text:p>
          </table:table-cell>
          <table:table-cell table:style-name="ce5" table:formula="of:=IF([.O75];[.M75];[.L75])" office:value-type="float" office:value="-0.644191544910231" calcext:value-type="float">
            <text:p>-0.644192</text:p>
          </table:table-cell>
          <table:table-cell table:formula="of:=([.P75]-[.P74])/[.A75]" office:value-type="float" office:value="-69.0876731980255" calcext:value-type="float">
            <text:p>-69.087673198</text:p>
          </table:table-cell>
          <table:table-cell table:formula="of:=[.$U$5]*[.U74]" office:value-type="float" office:value="4.24886245160945" calcext:value-type="float">
            <text:p>4.2488624516</text:p>
          </table:table-cell>
          <table:table-cell table:formula="of:=([.$U$5]*[.V74]*[.$U$5])+[.$S$5]" office:value-type="float" office:value="1.43308183405113" calcext:value-type="float">
            <text:p>1.4330818341</text:p>
          </table:table-cell>
          <table:table-cell table:formula="of:=[.S75]/([.S75]+[.$Q$5])" office:value-type="float" office:value="0.588998616485093" calcext:value-type="float">
            <text:p>0.5889986165</text:p>
          </table:table-cell>
          <table:table-cell table:formula="of:=[.R75]+[.T75]*((([.L75]*[.A75])+[.D75])-[.R75])" office:value-type="float" office:value="5.05630394897225" calcext:value-type="float">
            <text:p>5.056303949</text:p>
          </table:table-cell>
          <table:table-cell table:formula="of:=(1-[.T75])*[.S75]" office:value-type="float" office:value="0.588998616485093" calcext:value-type="float">
            <text:p>0.5889986165</text:p>
          </table:table-cell>
          <table:table-cell table:formula="of:=[.D76]-[.U75]" office:value-type="float" office:value="-1.10163757609296" calcext:value-type="float">
            <text:p>-1.1016375761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75]+[.A76]" office:value-type="float" office:value="6.79999999999999" calcext:value-type="float">
            <text:p>6.8</text:p>
          </table:table-cell>
          <table:table-cell office:value-type="float" office:value="4.4" calcext:value-type="float">
            <text:p>4.4</text:p>
          </table:table-cell>
          <table:table-cell table:style-name="ce5" table:formula="of:=[.D75]*0.8+[.P75]*0.2" office:value-type="float" office:value="3.95466637287929" calcext:value-type="float">
            <text:p>3.954666</text:p>
          </table:table-cell>
          <table:table-cell table:style-name="ce5" table:formula="of:=[.C76]-[.D76]" office:value-type="float" office:value="0.44533362712071" calcext:value-type="float">
            <text:p>0.445334</text:p>
          </table:table-cell>
          <table:table-cell table:style-name="ce5" table:formula="of:=ABS([.E76])" office:value-type="float" office:value="0.44533362712071" calcext:value-type="float">
            <text:p>0.445334</text:p>
          </table:table-cell>
          <table:table-cell table:style-name="ce5" table:formula="of:=[.$B$1]*[.E76]" office:value-type="float" office:value="0.44533362712071" calcext:value-type="float">
            <text:p>0.445334</text:p>
          </table:table-cell>
          <table:table-cell table:style-name="ce5" table:formula="of:=[.H75]+([.E76]*[.A76])" office:value-type="float" office:value="0.621319810808781" calcext:value-type="float">
            <text:p>0.621320</text:p>
          </table:table-cell>
          <table:table-cell table:style-name="ce5" table:formula="of:=[.H76]*[.$B$2]" office:value-type="float" office:value="6.21319810808781" calcext:value-type="float">
            <text:p>6.213198</text:p>
          </table:table-cell>
          <table:table-cell table:style-name="ce5" table:formula="of:=([.E76]-[.E75])/[.A76]" office:value-type="float" office:value="12.4971447944738" calcext:value-type="float">
            <text:p>12.497145</text:p>
          </table:table-cell>
          <table:table-cell table:style-name="ce5" table:formula="of:=[.J76]*[.$B$3]" office:value-type="float" office:value="-1.24971447944738" calcext:value-type="float">
            <text:p>-1.249714</text:p>
          </table:table-cell>
          <table:table-cell table:style-name="ce5" table:formula="of:=[.G76]+[.I76]+[.K76]" office:value-type="float" office:value="5.40881725576114" calcext:value-type="float">
            <text:p>5.408817</text:p>
          </table:table-cell>
          <table:table-cell table:style-name="ce5" table:formula="of:=-[.L76]/8" office:value-type="float" office:value="-0.676102156970143" calcext:value-type="float">
            <text:p>-0.676102</text:p>
          </table:table-cell>
          <table:table-cell table:formula="of:=IF([.U76]&gt;[.$B$4];1;0)" office:value-type="float" office:value="0" calcext:value-type="float">
            <text:p>0.00</text:p>
          </table:table-cell>
          <table:table-cell table:style-name="ce7" table:formula="of:=IF([.D76]&gt;[.$B$4];1;0)" office:value-type="float" office:value="0" calcext:value-type="float">
            <text:p>0.00</text:p>
          </table:table-cell>
          <table:table-cell table:style-name="ce5" table:formula="of:=IF([.O76];[.M76];[.L76])" office:value-type="float" office:value="5.40881725576114" calcext:value-type="float">
            <text:p>5.408817</text:p>
          </table:table-cell>
          <table:table-cell table:formula="of:=([.P76]-[.P75])/[.A76]" office:value-type="float" office:value="60.5300880067137" calcext:value-type="float">
            <text:p>60.5300880067</text:p>
          </table:table-cell>
          <table:table-cell table:formula="of:=[.$U$5]*[.U75]" office:value-type="float" office:value="4.33571791636169" calcext:value-type="float">
            <text:p>4.3357179164</text:p>
          </table:table-cell>
          <table:table-cell table:formula="of:=([.$U$5]*[.V75]*[.$U$5])+[.$S$5]" office:value-type="float" office:value="1.43308183405113" calcext:value-type="float">
            <text:p>1.4330818341</text:p>
          </table:table-cell>
          <table:table-cell table:formula="of:=[.S76]/([.S76]+[.$Q$5])" office:value-type="float" office:value="0.588998616485093" calcext:value-type="float">
            <text:p>0.5889986165</text:p>
          </table:table-cell>
          <table:table-cell table:formula="of:=[.R76]+[.T76]*((([.L76]*[.A76])+[.D76])-[.R76])" office:value-type="float" office:value="4.42985767248745" calcext:value-type="float">
            <text:p>4.4298576725</text:p>
          </table:table-cell>
          <table:table-cell table:formula="of:=(1-[.T76])*[.S76]" office:value-type="float" office:value="0.588998616485093" calcext:value-type="float">
            <text:p>0.5889986165</text:p>
          </table:table-cell>
          <table:table-cell table:formula="of:=[.D77]-[.U76]" office:value-type="float" office:value="-0.184361123031787" calcext:value-type="float">
            <text:p>-0.184361123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76]+[.A77]" office:value-type="float" office:value="6.89999999999999" calcext:value-type="float">
            <text:p>6.9</text:p>
          </table:table-cell>
          <table:table-cell office:value-type="float" office:value="4.5" calcext:value-type="float">
            <text:p>4.5</text:p>
          </table:table-cell>
          <table:table-cell table:style-name="ce5" table:formula="of:=[.D76]*0.8+[.P76]*0.2" office:value-type="float" office:value="4.24549654945566" calcext:value-type="float">
            <text:p>4.245497</text:p>
          </table:table-cell>
          <table:table-cell table:style-name="ce5" table:formula="of:=[.C77]-[.D77]" office:value-type="float" office:value="0.254503450544339" calcext:value-type="float">
            <text:p>0.254503</text:p>
          </table:table-cell>
          <table:table-cell table:style-name="ce5" table:formula="of:=ABS([.E77])" office:value-type="float" office:value="0.254503450544339" calcext:value-type="float">
            <text:p>0.254503</text:p>
          </table:table-cell>
          <table:table-cell table:style-name="ce5" table:formula="of:=[.$B$1]*[.E77]" office:value-type="float" office:value="0.254503450544339" calcext:value-type="float">
            <text:p>0.254503</text:p>
          </table:table-cell>
          <table:table-cell table:style-name="ce5" table:formula="of:=[.H76]+([.E77]*[.A77])" office:value-type="float" office:value="0.646770155863215" calcext:value-type="float">
            <text:p>0.646770</text:p>
          </table:table-cell>
          <table:table-cell table:style-name="ce5" table:formula="of:=[.H77]*[.$B$2]" office:value-type="float" office:value="6.46770155863215" calcext:value-type="float">
            <text:p>6.467702</text:p>
          </table:table-cell>
          <table:table-cell table:style-name="ce5" table:formula="of:=([.E77]-[.E76])/[.A77]" office:value-type="float" office:value="-1.9083017657637" calcext:value-type="float">
            <text:p>-1.908302</text:p>
          </table:table-cell>
          <table:table-cell table:style-name="ce5" table:formula="of:=[.J77]*[.$B$3]" office:value-type="float" office:value="0.19083017657637" calcext:value-type="float">
            <text:p>0.190830</text:p>
          </table:table-cell>
          <table:table-cell table:style-name="ce5" table:formula="of:=[.G77]+[.I77]+[.K77]" office:value-type="float" office:value="6.91303518575286" calcext:value-type="float">
            <text:p>6.913035</text:p>
          </table:table-cell>
          <table:table-cell table:style-name="ce5" table:formula="of:=-[.L77]/8" office:value-type="float" office:value="-0.864129398219107" calcext:value-type="float">
            <text:p>-0.864129</text:p>
          </table:table-cell>
          <table:table-cell table:formula="of:=IF([.U77]&gt;[.$B$4];1;0)" office:value-type="float" office:value="0" calcext:value-type="float">
            <text:p>0.00</text:p>
          </table:table-cell>
          <table:table-cell table:style-name="ce7" table:formula="of:=IF([.D77]&gt;[.$B$4];1;0)" office:value-type="float" office:value="0" calcext:value-type="float">
            <text:p>0.00</text:p>
          </table:table-cell>
          <table:table-cell table:style-name="ce5" table:formula="of:=IF([.O77];[.M77];[.L77])" office:value-type="float" office:value="6.91303518575286" calcext:value-type="float">
            <text:p>6.913035</text:p>
          </table:table-cell>
          <table:table-cell table:formula="of:=([.P77]-[.P76])/[.A77]" office:value-type="float" office:value="15.0421792999172" calcext:value-type="float">
            <text:p>15.0421792999</text:p>
          </table:table-cell>
          <table:table-cell table:formula="of:=[.$U$5]*[.U76]" office:value-type="float" office:value="3.79854800489992" calcext:value-type="float">
            <text:p>3.7985480049</text:p>
          </table:table-cell>
          <table:table-cell table:formula="of:=([.$U$5]*[.V76]*[.$U$5])+[.$S$5]" office:value-type="float" office:value="1.43308183405113" calcext:value-type="float">
            <text:p>1.4330818341</text:p>
          </table:table-cell>
          <table:table-cell table:formula="of:=[.S77]/([.S77]+[.$Q$5])" office:value-type="float" office:value="0.588998616485093" calcext:value-type="float">
            <text:p>0.5889986165</text:p>
          </table:table-cell>
          <table:table-cell table:formula="of:=[.R77]+[.T77]*((([.L77]*[.A77])+[.D77])-[.R77])" office:value-type="float" office:value="4.4689768952954" calcext:value-type="float">
            <text:p>4.4689768953</text:p>
          </table:table-cell>
          <table:table-cell table:formula="of:=(1-[.T77])*[.S77]" office:value-type="float" office:value="0.588998616485093" calcext:value-type="float">
            <text:p>0.5889986165</text:p>
          </table:table-cell>
          <table:table-cell table:formula="of:=[.D78]-[.U77]" office:value-type="float" office:value="0.310027381419704" calcext:value-type="float">
            <text:p>0.3100273814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77]+[.A78]" office:value-type="float" office:value="6.99999999999999" calcext:value-type="float">
            <text:p>7</text:p>
          </table:table-cell>
          <table:table-cell office:value-type="float" office:value="4.6" calcext:value-type="float">
            <text:p>4.6</text:p>
          </table:table-cell>
          <table:table-cell table:style-name="ce5" table:formula="of:=[.D77]*0.8+[.P77]*0.2" office:value-type="float" office:value="4.7790042767151" calcext:value-type="float">
            <text:p>4.779004</text:p>
          </table:table-cell>
          <table:table-cell table:style-name="ce5" table:formula="of:=[.C78]-[.D78]" office:value-type="float" office:value="-0.179004276715101" calcext:value-type="float">
            <text:p>-0.179004</text:p>
          </table:table-cell>
          <table:table-cell table:style-name="ce5" table:formula="of:=ABS([.E78])" office:value-type="float" office:value="0.179004276715101" calcext:value-type="float">
            <text:p>0.179004</text:p>
          </table:table-cell>
          <table:table-cell table:style-name="ce5" table:formula="of:=[.$B$1]*[.E78]" office:value-type="float" office:value="-0.179004276715101" calcext:value-type="float">
            <text:p>-0.179004</text:p>
          </table:table-cell>
          <table:table-cell table:style-name="ce5" table:formula="of:=[.H77]+([.E78]*[.A78])" office:value-type="float" office:value="0.628869728191705" calcext:value-type="float">
            <text:p>0.628870</text:p>
          </table:table-cell>
          <table:table-cell table:style-name="ce5" table:formula="of:=[.H78]*[.$B$2]" office:value-type="float" office:value="6.28869728191705" calcext:value-type="float">
            <text:p>6.288697</text:p>
          </table:table-cell>
          <table:table-cell table:style-name="ce5" table:formula="of:=([.E78]-[.E77])/[.A78]" office:value-type="float" office:value="-4.33507727259441" calcext:value-type="float">
            <text:p>-4.335077</text:p>
          </table:table-cell>
          <table:table-cell table:style-name="ce5" table:formula="of:=[.J78]*[.$B$3]" office:value-type="float" office:value="0.433507727259441" calcext:value-type="float">
            <text:p>0.433508</text:p>
          </table:table-cell>
          <table:table-cell table:style-name="ce5" table:formula="of:=[.G78]+[.I78]+[.K78]" office:value-type="float" office:value="6.54320073246139" calcext:value-type="float">
            <text:p>6.543201</text:p>
          </table:table-cell>
          <table:table-cell table:style-name="ce5" table:formula="of:=-[.L78]/8" office:value-type="float" office:value="-0.817900091557674" calcext:value-type="float">
            <text:p>-0.817900</text:p>
          </table:table-cell>
          <table:table-cell table:formula="of:=IF([.U78]&gt;[.$B$4];1;0)" office:value-type="float" office:value="0" calcext:value-type="float">
            <text:p>0.00</text:p>
          </table:table-cell>
          <table:table-cell table:style-name="ce7" table:formula="of:=IF([.D78]&gt;[.$B$4];1;0)" office:value-type="float" office:value="0" calcext:value-type="float">
            <text:p>0.00</text:p>
          </table:table-cell>
          <table:table-cell table:style-name="ce5" table:formula="of:=IF([.O78];[.M78];[.L78])" office:value-type="float" office:value="6.54320073246139" calcext:value-type="float">
            <text:p>6.543201</text:p>
          </table:table-cell>
          <table:table-cell table:formula="of:=([.P78]-[.P77])/[.A78]" office:value-type="float" office:value="-3.69834453291471" calcext:value-type="float">
            <text:p>-3.6983445329</text:p>
          </table:table-cell>
          <table:table-cell table:formula="of:=[.$U$5]*[.U77]" office:value-type="float" office:value="3.83209225321138" calcext:value-type="float">
            <text:p>3.8320922532</text:p>
          </table:table-cell>
          <table:table-cell table:formula="of:=([.$U$5]*[.V77]*[.$U$5])+[.$S$5]" office:value-type="float" office:value="1.43308183405113" calcext:value-type="float">
            <text:p>1.4330818341</text:p>
          </table:table-cell>
          <table:table-cell table:formula="of:=[.S78]/([.S78]+[.$Q$5])" office:value-type="float" office:value="0.588998616485093" calcext:value-type="float">
            <text:p>0.5889986165</text:p>
          </table:table-cell>
          <table:table-cell table:formula="of:=[.R78]+[.T78]*((([.L78]*[.A78])+[.D78])-[.R78])" office:value-type="float" office:value="4.77521574286857" calcext:value-type="float">
            <text:p>4.7752157429</text:p>
          </table:table-cell>
          <table:table-cell table:formula="of:=(1-[.T78])*[.S78]" office:value-type="float" office:value="0.588998616485093" calcext:value-type="float">
            <text:p>0.5889986165</text:p>
          </table:table-cell>
          <table:table-cell table:formula="of:=[.D79]-[.U78]" office:value-type="float" office:value="0.356627824995785" calcext:value-type="float">
            <text:p>0.356627825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78]+[.A79]" office:value-type="float" office:value="7.09999999999999" calcext:value-type="float">
            <text:p>7.1</text:p>
          </table:table-cell>
          <table:table-cell office:value-type="float" office:value="4.7" calcext:value-type="float">
            <text:p>4.7</text:p>
          </table:table-cell>
          <table:table-cell table:style-name="ce5" table:formula="of:=[.D78]*0.8+[.P78]*0.2" office:value-type="float" office:value="5.13184356786436" calcext:value-type="float">
            <text:p>5.131844</text:p>
          </table:table-cell>
          <table:table-cell table:style-name="ce5" table:formula="of:=[.C79]-[.D79]" office:value-type="float" office:value="-0.431843567864359" calcext:value-type="float">
            <text:p>-0.431844</text:p>
          </table:table-cell>
          <table:table-cell table:style-name="ce5" table:formula="of:=ABS([.E79])" office:value-type="float" office:value="0.431843567864359" calcext:value-type="float">
            <text:p>0.431844</text:p>
          </table:table-cell>
          <table:table-cell table:style-name="ce5" table:formula="of:=[.$B$1]*[.E79]" office:value-type="float" office:value="-0.431843567864359" calcext:value-type="float">
            <text:p>-0.431844</text:p>
          </table:table-cell>
          <table:table-cell table:style-name="ce5" table:formula="of:=[.H78]+([.E79]*[.A79])" office:value-type="float" office:value="0.585685371405269" calcext:value-type="float">
            <text:p>0.585685</text:p>
          </table:table-cell>
          <table:table-cell table:style-name="ce5" table:formula="of:=[.H79]*[.$B$2]" office:value-type="float" office:value="5.85685371405269" calcext:value-type="float">
            <text:p>5.856854</text:p>
          </table:table-cell>
          <table:table-cell table:style-name="ce5" table:formula="of:=([.E79]-[.E78])/[.A79]" office:value-type="float" office:value="-2.52839291149257" calcext:value-type="float">
            <text:p>-2.528393</text:p>
          </table:table-cell>
          <table:table-cell table:style-name="ce5" table:formula="of:=[.J79]*[.$B$3]" office:value-type="float" office:value="0.252839291149257" calcext:value-type="float">
            <text:p>0.252839</text:p>
          </table:table-cell>
          <table:table-cell table:style-name="ce5" table:formula="of:=[.G79]+[.I79]+[.K79]" office:value-type="float" office:value="5.67784943733759" calcext:value-type="float">
            <text:p>5.677849</text:p>
          </table:table-cell>
          <table:table-cell table:style-name="ce5" table:formula="of:=-[.L79]/8" office:value-type="float" office:value="-0.709731179667199" calcext:value-type="float">
            <text:p>-0.709731</text:p>
          </table:table-cell>
          <table:table-cell table:formula="of:=IF([.U79]&gt;[.$B$4];1;0)" office:value-type="float" office:value="0" calcext:value-type="float">
            <text:p>0.00</text:p>
          </table:table-cell>
          <table:table-cell table:style-name="ce7" table:formula="of:=IF([.D79]&gt;[.$B$4];1;0)" office:value-type="float" office:value="1" calcext:value-type="float">
            <text:p>1.00</text:p>
          </table:table-cell>
          <table:table-cell table:style-name="ce5" table:formula="of:=IF([.O79];[.M79];[.L79])" office:value-type="float" office:value="-0.709731179667199" calcext:value-type="float">
            <text:p>-0.709731</text:p>
          </table:table-cell>
          <table:table-cell table:formula="of:=([.P79]-[.P78])/[.A79]" office:value-type="float" office:value="-72.5293191212859" calcext:value-type="float">
            <text:p>-72.5293191213</text:p>
          </table:table-cell>
          <table:table-cell table:formula="of:=[.$U$5]*[.U78]" office:value-type="float" office:value="4.09468826632861" calcext:value-type="float">
            <text:p>4.0946882663</text:p>
          </table:table-cell>
          <table:table-cell table:formula="of:=([.$U$5]*[.V78]*[.$U$5])+[.$S$5]" office:value-type="float" office:value="1.43308183405113" calcext:value-type="float">
            <text:p>1.4330818341</text:p>
          </table:table-cell>
          <table:table-cell table:formula="of:=[.S79]/([.S79]+[.$Q$5])" office:value-type="float" office:value="0.588998616485093" calcext:value-type="float">
            <text:p>0.5889986165</text:p>
          </table:table-cell>
          <table:table-cell table:formula="of:=[.R79]+[.T79]*((([.L79]*[.A79])+[.D79])-[.R79])" office:value-type="float" office:value="5.0399958503336" calcext:value-type="float">
            <text:p>5.0399958503</text:p>
          </table:table-cell>
          <table:table-cell table:formula="of:=(1-[.T79])*[.S79]" office:value-type="float" office:value="0.588998616485093" calcext:value-type="float">
            <text:p>0.5889986165</text:p>
          </table:table-cell>
          <table:table-cell table:formula="of:=[.D80]-[.U79]" office:value-type="float" office:value="-1.07646723197555" calcext:value-type="float">
            <text:p>-1.076467232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79]+[.A80]" office:value-type="float" office:value="7.19999999999999" calcext:value-type="float">
            <text:p>7.2</text:p>
          </table:table-cell>
          <table:table-cell table:formula="of:=[.C79]+COS([.B80]/4)" office:value-type="float" office:value="4.47279790530692" calcext:value-type="float">
            <text:p>4.4727979053</text:p>
          </table:table-cell>
          <table:table-cell table:style-name="ce5" table:formula="of:=[.D79]*0.8+[.P79]*0.2" office:value-type="float" office:value="3.96352861835805" calcext:value-type="float">
            <text:p>3.963529</text:p>
          </table:table-cell>
          <table:table-cell table:style-name="ce5" table:formula="of:=[.C80]-[.D80]" office:value-type="float" office:value="0.509269286948868" calcext:value-type="float">
            <text:p>0.509269</text:p>
          </table:table-cell>
          <table:table-cell table:style-name="ce5" table:formula="of:=ABS([.E80])" office:value-type="float" office:value="0.509269286948868" calcext:value-type="float">
            <text:p>0.509269</text:p>
          </table:table-cell>
          <table:table-cell table:style-name="ce5" table:formula="of:=[.$B$1]*[.E80]" office:value-type="float" office:value="0.509269286948868" calcext:value-type="float">
            <text:p>0.509269</text:p>
          </table:table-cell>
          <table:table-cell table:style-name="ce5" table:formula="of:=[.H79]+([.E80]*[.A80])" office:value-type="float" office:value="0.636612300100156" calcext:value-type="float">
            <text:p>0.636612</text:p>
          </table:table-cell>
          <table:table-cell table:style-name="ce5" table:formula="of:=[.H80]*[.$B$2]" office:value-type="float" office:value="6.36612300100156" calcext:value-type="float">
            <text:p>6.366123</text:p>
          </table:table-cell>
          <table:table-cell table:style-name="ce5" table:formula="of:=([.E80]-[.E79])/[.A80]" office:value-type="float" office:value="9.41112854813227" calcext:value-type="float">
            <text:p>9.411129</text:p>
          </table:table-cell>
          <table:table-cell table:style-name="ce5" table:formula="of:=[.J80]*[.$B$3]" office:value-type="float" office:value="-0.941112854813227" calcext:value-type="float">
            <text:p>-0.941113</text:p>
          </table:table-cell>
          <table:table-cell table:style-name="ce5" table:formula="of:=[.G80]+[.I80]+[.K80]" office:value-type="float" office:value="5.9342794331372" calcext:value-type="float">
            <text:p>5.934279</text:p>
          </table:table-cell>
          <table:table-cell table:style-name="ce5" table:formula="of:=-[.L80]/8" office:value-type="float" office:value="-0.74178492914215" calcext:value-type="float">
            <text:p>-0.741785</text:p>
          </table:table-cell>
          <table:table-cell table:formula="of:=IF([.U80]&gt;[.$B$4];1;0)" office:value-type="float" office:value="0" calcext:value-type="float">
            <text:p>0.00</text:p>
          </table:table-cell>
          <table:table-cell table:style-name="ce7" table:formula="of:=IF([.D80]&gt;[.$B$4];1;0)" office:value-type="float" office:value="0" calcext:value-type="float">
            <text:p>0.00</text:p>
          </table:table-cell>
          <table:table-cell table:style-name="ce5" table:formula="of:=IF([.O80];[.M80];[.L80])" office:value-type="float" office:value="5.9342794331372" calcext:value-type="float">
            <text:p>5.934279</text:p>
          </table:table-cell>
          <table:table-cell table:formula="of:=([.P80]-[.P79])/[.A80]" office:value-type="float" office:value="66.440106128044" calcext:value-type="float">
            <text:p>66.440106128</text:p>
          </table:table-cell>
          <table:table-cell table:formula="of:=[.$U$5]*[.U79]" office:value-type="float" office:value="4.3217339240695" calcext:value-type="float">
            <text:p>4.3217339241</text:p>
          </table:table-cell>
          <table:table-cell table:formula="of:=([.$U$5]*[.V79]*[.$U$5])+[.$S$5]" office:value-type="float" office:value="1.43308183405113" calcext:value-type="float">
            <text:p>1.4330818341</text:p>
          </table:table-cell>
          <table:table-cell table:formula="of:=[.S80]/([.S80]+[.$Q$5])" office:value-type="float" office:value="0.588998616485093" calcext:value-type="float">
            <text:p>0.5889986165</text:p>
          </table:table-cell>
          <table:table-cell table:formula="of:=[.R80]+[.T80]*((([.L80]*[.A80])+[.D80])-[.R80])" office:value-type="float" office:value="4.46027973218321" calcext:value-type="float">
            <text:p>4.4602797322</text:p>
          </table:table-cell>
          <table:table-cell table:formula="of:=(1-[.T80])*[.S80]" office:value-type="float" office:value="0.588998616485093" calcext:value-type="float">
            <text:p>0.5889986165</text:p>
          </table:table-cell>
          <table:table-cell table:formula="of:=[.D81]-[.U80]" office:value-type="float" office:value="-0.10260095086933" calcext:value-type="float">
            <text:p>-0.1026009509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80]+[.A81]" office:value-type="float" office:value="7.29999999999999" calcext:value-type="float">
            <text:p>7.3</text:p>
          </table:table-cell>
          <table:table-cell table:formula="of:=[.C80]+COS([.B81]/4)" office:value-type="float" office:value="4.22132315278088" calcext:value-type="float">
            <text:p>4.2213231528</text:p>
          </table:table-cell>
          <table:table-cell table:style-name="ce5" table:formula="of:=[.D80]*0.8+[.P80]*0.2" office:value-type="float" office:value="4.35767878131388" calcext:value-type="float">
            <text:p>4.357679</text:p>
          </table:table-cell>
          <table:table-cell table:style-name="ce5" table:formula="of:=[.C81]-[.D81]" office:value-type="float" office:value="-0.136355628532996" calcext:value-type="float">
            <text:p>-0.136356</text:p>
          </table:table-cell>
          <table:table-cell table:style-name="ce5" table:formula="of:=ABS([.E81])" office:value-type="float" office:value="0.136355628532996" calcext:value-type="float">
            <text:p>0.136356</text:p>
          </table:table-cell>
          <table:table-cell table:style-name="ce5" table:formula="of:=[.$B$1]*[.E81]" office:value-type="float" office:value="-0.136355628532996" calcext:value-type="float">
            <text:p>-0.136356</text:p>
          </table:table-cell>
          <table:table-cell table:style-name="ce5" table:formula="of:=[.H80]+([.E81]*[.A81])" office:value-type="float" office:value="0.622976737246856" calcext:value-type="float">
            <text:p>0.622977</text:p>
          </table:table-cell>
          <table:table-cell table:style-name="ce5" table:formula="of:=[.H81]*[.$B$2]" office:value-type="float" office:value="6.22976737246856" calcext:value-type="float">
            <text:p>6.229767</text:p>
          </table:table-cell>
          <table:table-cell table:style-name="ce5" table:formula="of:=([.E81]-[.E80])/[.A81]" office:value-type="float" office:value="-6.45624915481864" calcext:value-type="float">
            <text:p>-6.456249</text:p>
          </table:table-cell>
          <table:table-cell table:style-name="ce5" table:formula="of:=[.J81]*[.$B$3]" office:value-type="float" office:value="0.645624915481864" calcext:value-type="float">
            <text:p>0.645625</text:p>
          </table:table-cell>
          <table:table-cell table:style-name="ce5" table:formula="of:=[.G81]+[.I81]+[.K81]" office:value-type="float" office:value="6.73903665941743" calcext:value-type="float">
            <text:p>6.739037</text:p>
          </table:table-cell>
          <table:table-cell table:style-name="ce5" table:formula="of:=-[.L81]/8" office:value-type="float" office:value="-0.842379582427179" calcext:value-type="float">
            <text:p>-0.842380</text:p>
          </table:table-cell>
          <table:table-cell table:formula="of:=IF([.U81]&gt;[.$B$4];1;0)" office:value-type="float" office:value="0" calcext:value-type="float">
            <text:p>0.00</text:p>
          </table:table-cell>
          <table:table-cell table:style-name="ce7" table:formula="of:=IF([.D81]&gt;[.$B$4];1;0)" office:value-type="float" office:value="0" calcext:value-type="float">
            <text:p>0.00</text:p>
          </table:table-cell>
          <table:table-cell table:style-name="ce5" table:formula="of:=IF([.O81];[.M81];[.L81])" office:value-type="float" office:value="6.73903665941743" calcext:value-type="float">
            <text:p>6.739037</text:p>
          </table:table-cell>
          <table:table-cell table:formula="of:=([.P81]-[.P80])/[.A81]" office:value-type="float" office:value="8.04757226280231" calcext:value-type="float">
            <text:p>8.0475722628</text:p>
          </table:table-cell>
          <table:table-cell table:formula="of:=[.$U$5]*[.U80]" office:value-type="float" office:value="3.82463454372485" calcext:value-type="float">
            <text:p>3.8246345437</text:p>
          </table:table-cell>
          <table:table-cell table:formula="of:=([.$U$5]*[.V80]*[.$U$5])+[.$S$5]" office:value-type="float" office:value="1.43308183405113" calcext:value-type="float">
            <text:p>1.4330818341</text:p>
          </table:table-cell>
          <table:table-cell table:formula="of:=[.S81]/([.S81]+[.$Q$5])" office:value-type="float" office:value="0.588998616485093" calcext:value-type="float">
            <text:p>0.5889986165</text:p>
          </table:table-cell>
          <table:table-cell table:formula="of:=[.R81]+[.T81]*((([.L81]*[.A81])+[.D81])-[.R81])" office:value-type="float" office:value="4.53552518907406" calcext:value-type="float">
            <text:p>4.5355251891</text:p>
          </table:table-cell>
          <table:table-cell table:formula="of:=(1-[.T81])*[.S81]" office:value-type="float" office:value="0.588998616485093" calcext:value-type="float">
            <text:p>0.5889986165</text:p>
          </table:table-cell>
          <table:table-cell table:formula="of:=[.D82]-[.U81]" office:value-type="float" office:value="0.29842516786053" calcext:value-type="float">
            <text:p>0.2984251679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81]+[.A82]" office:value-type="float" office:value="7.39999999999999" calcext:value-type="float">
            <text:p>7.4</text:p>
          </table:table-cell>
          <table:table-cell table:formula="of:=[.C81]+COS([.B82]/4)" office:value-type="float" office:value="3.94573290595637" calcext:value-type="float">
            <text:p>3.945732906</text:p>
          </table:table-cell>
          <table:table-cell table:style-name="ce5" table:formula="of:=[.D81]*0.8+[.P81]*0.2" office:value-type="float" office:value="4.83395035693459" calcext:value-type="float">
            <text:p>4.833950</text:p>
          </table:table-cell>
          <table:table-cell table:style-name="ce5" table:formula="of:=[.C82]-[.D82]" office:value-type="float" office:value="-0.888217450978218" calcext:value-type="float">
            <text:p>-0.888217</text:p>
          </table:table-cell>
          <table:table-cell table:style-name="ce5" table:formula="of:=ABS([.E82])" office:value-type="float" office:value="0.888217450978218" calcext:value-type="float">
            <text:p>0.888217</text:p>
          </table:table-cell>
          <table:table-cell table:style-name="ce5" table:formula="of:=[.$B$1]*[.E82]" office:value-type="float" office:value="-0.888217450978218" calcext:value-type="float">
            <text:p>-0.888217</text:p>
          </table:table-cell>
          <table:table-cell table:style-name="ce5" table:formula="of:=[.H81]+([.E82]*[.A82])" office:value-type="float" office:value="0.534154992149035" calcext:value-type="float">
            <text:p>0.534155</text:p>
          </table:table-cell>
          <table:table-cell table:style-name="ce5" table:formula="of:=[.H82]*[.$B$2]" office:value-type="float" office:value="5.34154992149035" calcext:value-type="float">
            <text:p>5.341550</text:p>
          </table:table-cell>
          <table:table-cell table:style-name="ce5" table:formula="of:=([.E82]-[.E81])/[.A82]" office:value-type="float" office:value="-7.51861822445221" calcext:value-type="float">
            <text:p>-7.518618</text:p>
          </table:table-cell>
          <table:table-cell table:style-name="ce5" table:formula="of:=[.J82]*[.$B$3]" office:value-type="float" office:value="0.751861822445221" calcext:value-type="float">
            <text:p>0.751862</text:p>
          </table:table-cell>
          <table:table-cell table:style-name="ce5" table:formula="of:=[.G82]+[.I82]+[.K82]" office:value-type="float" office:value="5.20519429295735" calcext:value-type="float">
            <text:p>5.205194</text:p>
          </table:table-cell>
          <table:table-cell table:style-name="ce5" table:formula="of:=-[.L82]/8" office:value-type="float" office:value="-0.650649286619669" calcext:value-type="float">
            <text:p>-0.650649</text:p>
          </table:table-cell>
          <table:table-cell table:formula="of:=IF([.U82]&gt;[.$B$4];1;0)" office:value-type="float" office:value="0" calcext:value-type="float">
            <text:p>0.00</text:p>
          </table:table-cell>
          <table:table-cell table:style-name="ce7" table:formula="of:=IF([.D82]&gt;[.$B$4];1;0)" office:value-type="float" office:value="0" calcext:value-type="float">
            <text:p>0.00</text:p>
          </table:table-cell>
          <table:table-cell table:style-name="ce5" table:formula="of:=IF([.O82];[.M82];[.L82])" office:value-type="float" office:value="5.20519429295735" calcext:value-type="float">
            <text:p>5.205194</text:p>
          </table:table-cell>
          <table:table-cell table:formula="of:=([.P82]-[.P81])/[.A82]" office:value-type="float" office:value="-15.3384236646008" calcext:value-type="float">
            <text:p>-15.3384236646</text:p>
          </table:table-cell>
          <table:table-cell table:formula="of:=[.$U$5]*[.U81]" office:value-type="float" office:value="3.88915658964197" calcext:value-type="float">
            <text:p>3.8891565896</text:p>
          </table:table-cell>
          <table:table-cell table:formula="of:=([.$U$5]*[.V81]*[.$U$5])+[.$S$5]" office:value-type="float" office:value="1.43308183405113" calcext:value-type="float">
            <text:p>1.4330818341</text:p>
          </table:table-cell>
          <table:table-cell table:formula="of:=[.S82]/([.S82]+[.$Q$5])" office:value-type="float" office:value="0.588998616485093" calcext:value-type="float">
            <text:p>0.5889986165</text:p>
          </table:table-cell>
          <table:table-cell table:formula="of:=[.R82]+[.T82]*((([.L82]*[.A82])+[.D82])-[.R82])" office:value-type="float" office:value="4.75222403514986" calcext:value-type="float">
            <text:p>4.7522240351</text:p>
          </table:table-cell>
          <table:table-cell table:formula="of:=(1-[.T82])*[.S82]" office:value-type="float" office:value="0.588998616485093" calcext:value-type="float">
            <text:p>0.5889986165</text:p>
          </table:table-cell>
          <table:table-cell table:formula="of:=[.D83]-[.U82]" office:value-type="float" office:value="0.155975108989281" calcext:value-type="float">
            <text:p>0.155975109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82]+[.A83]" office:value-type="float" office:value="7.49999999999999" calcext:value-type="float">
            <text:p>7.5</text:p>
          </table:table-cell>
          <table:table-cell table:formula="of:=[.C82]+COS([.B83]/4)" office:value-type="float" office:value="3.6461993997668" calcext:value-type="float">
            <text:p>3.6461993998</text:p>
          </table:table-cell>
          <table:table-cell table:style-name="ce5" table:formula="of:=[.D82]*0.8+[.P82]*0.2" office:value-type="float" office:value="4.90819914413914" calcext:value-type="float">
            <text:p>4.908199</text:p>
          </table:table-cell>
          <table:table-cell table:style-name="ce5" table:formula="of:=[.C83]-[.D83]" office:value-type="float" office:value="-1.26199974437234" calcext:value-type="float">
            <text:p>-1.262000</text:p>
          </table:table-cell>
          <table:table-cell table:style-name="ce5" table:formula="of:=ABS([.E83])" office:value-type="float" office:value="1.26199974437234" calcext:value-type="float">
            <text:p>1.262000</text:p>
          </table:table-cell>
          <table:table-cell table:style-name="ce5" table:formula="of:=[.$B$1]*[.E83]" office:value-type="float" office:value="-1.26199974437234" calcext:value-type="float">
            <text:p>-1.262000</text:p>
          </table:table-cell>
          <table:table-cell table:style-name="ce5" table:formula="of:=[.H82]+([.E83]*[.A83])" office:value-type="float" office:value="0.4079550177118" calcext:value-type="float">
            <text:p>0.407955</text:p>
          </table:table-cell>
          <table:table-cell table:style-name="ce5" table:formula="of:=[.H83]*[.$B$2]" office:value-type="float" office:value="4.079550177118" calcext:value-type="float">
            <text:p>4.079550</text:p>
          </table:table-cell>
          <table:table-cell table:style-name="ce5" table:formula="of:=([.E83]-[.E82])/[.A83]" office:value-type="float" office:value="-3.73782293394123" calcext:value-type="float">
            <text:p>-3.737823</text:p>
          </table:table-cell>
          <table:table-cell table:style-name="ce5" table:formula="of:=[.J83]*[.$B$3]" office:value-type="float" office:value="0.373782293394123" calcext:value-type="float">
            <text:p>0.373782</text:p>
          </table:table-cell>
          <table:table-cell table:style-name="ce5" table:formula="of:=[.G83]+[.I83]+[.K83]" office:value-type="float" office:value="3.19133272613979" calcext:value-type="float">
            <text:p>3.191333</text:p>
          </table:table-cell>
          <table:table-cell table:style-name="ce5" table:formula="of:=-[.L83]/8" office:value-type="float" office:value="-0.398916590767473" calcext:value-type="float">
            <text:p>-0.398917</text:p>
          </table:table-cell>
          <table:table-cell table:formula="of:=IF([.U83]&gt;[.$B$4];1;0)" office:value-type="float" office:value="0" calcext:value-type="float">
            <text:p>0.00</text:p>
          </table:table-cell>
          <table:table-cell table:style-name="ce7" table:formula="of:=IF([.D83]&gt;[.$B$4];1;0)" office:value-type="float" office:value="0" calcext:value-type="float">
            <text:p>0.00</text:p>
          </table:table-cell>
          <table:table-cell table:style-name="ce5" table:formula="of:=IF([.O83];[.M83];[.L83])" office:value-type="float" office:value="3.19133272613979" calcext:value-type="float">
            <text:p>3.191333</text:p>
          </table:table-cell>
          <table:table-cell table:formula="of:=([.P83]-[.P82])/[.A83]" office:value-type="float" office:value="-20.1386156681756" calcext:value-type="float">
            <text:p>-20.1386156682</text:p>
          </table:table-cell>
          <table:table-cell table:formula="of:=[.$U$5]*[.U82]" office:value-type="float" office:value="4.07497316215572" calcext:value-type="float">
            <text:p>4.0749731622</text:p>
          </table:table-cell>
          <table:table-cell table:formula="of:=([.$U$5]*[.V82]*[.$U$5])+[.$S$5]" office:value-type="float" office:value="1.43308183405113" calcext:value-type="float">
            <text:p>1.4330818341</text:p>
          </table:table-cell>
          <table:table-cell table:formula="of:=[.S83]/([.S83]+[.$Q$5])" office:value-type="float" office:value="0.588998616485093" calcext:value-type="float">
            <text:p>0.5889986165</text:p>
          </table:table-cell>
          <table:table-cell table:formula="of:=[.R83]+[.T83]*((([.L83]*[.A83])+[.D83])-[.R83])" office:value-type="float" office:value="4.75371116880738" calcext:value-type="float">
            <text:p>4.7537111688</text:p>
          </table:table-cell>
          <table:table-cell table:formula="of:=(1-[.T83])*[.S83]" office:value-type="float" office:value="0.588998616485093" calcext:value-type="float">
            <text:p>0.5889986165</text:p>
          </table:table-cell>
          <table:table-cell table:formula="of:=[.D84]-[.U83]" office:value-type="float" office:value="-0.18888530826811" calcext:value-type="float">
            <text:p>-0.1888853083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83]+[.A84]" office:value-type="float" office:value="7.59999999999999" calcext:value-type="float">
            <text:p>7.6</text:p>
          </table:table-cell>
          <table:table-cell table:formula="of:=[.C83]+COS([.B84]/4)" office:value-type="float" office:value="3.3229098329033" calcext:value-type="float">
            <text:p>3.3229098329</text:p>
          </table:table-cell>
          <table:table-cell table:style-name="ce5" table:formula="of:=[.D83]*0.8+[.P83]*0.2" office:value-type="float" office:value="4.56482586053927" calcext:value-type="float">
            <text:p>4.564826</text:p>
          </table:table-cell>
          <table:table-cell table:style-name="ce5" table:formula="of:=[.C84]-[.D84]" office:value-type="float" office:value="-1.24191602763597" calcext:value-type="float">
            <text:p>-1.241916</text:p>
          </table:table-cell>
          <table:table-cell table:style-name="ce5" table:formula="of:=ABS([.E84])" office:value-type="float" office:value="1.24191602763597" calcext:value-type="float">
            <text:p>1.241916</text:p>
          </table:table-cell>
          <table:table-cell table:style-name="ce5" table:formula="of:=[.$B$1]*[.E84]" office:value-type="float" office:value="-1.24191602763597" calcext:value-type="float">
            <text:p>-1.241916</text:p>
          </table:table-cell>
          <table:table-cell table:style-name="ce5" table:formula="of:=[.H83]+([.E84]*[.A84])" office:value-type="float" office:value="0.283763414948203" calcext:value-type="float">
            <text:p>0.283763</text:p>
          </table:table-cell>
          <table:table-cell table:style-name="ce5" table:formula="of:=[.H84]*[.$B$2]" office:value-type="float" office:value="2.83763414948203" calcext:value-type="float">
            <text:p>2.837634</text:p>
          </table:table-cell>
          <table:table-cell table:style-name="ce5" table:formula="of:=([.E84]-[.E83])/[.A84]" office:value-type="float" office:value="0.200837167363694" calcext:value-type="float">
            <text:p>0.200837</text:p>
          </table:table-cell>
          <table:table-cell table:style-name="ce5" table:formula="of:=[.J84]*[.$B$3]" office:value-type="float" office:value="-0.0200837167363694" calcext:value-type="float">
            <text:p>-0.020084</text:p>
          </table:table-cell>
          <table:table-cell table:style-name="ce5" table:formula="of:=[.G84]+[.I84]+[.K84]" office:value-type="float" office:value="1.57563440510969" calcext:value-type="float">
            <text:p>1.575634</text:p>
          </table:table-cell>
          <table:table-cell table:style-name="ce5" table:formula="of:=-[.L84]/8" office:value-type="float" office:value="-0.196954300638711" calcext:value-type="float">
            <text:p>-0.196954</text:p>
          </table:table-cell>
          <table:table-cell table:formula="of:=IF([.U84]&gt;[.$B$4];1;0)" office:value-type="float" office:value="0" calcext:value-type="float">
            <text:p>0.00</text:p>
          </table:table-cell>
          <table:table-cell table:style-name="ce7" table:formula="of:=IF([.D84]&gt;[.$B$4];1;0)" office:value-type="float" office:value="0" calcext:value-type="float">
            <text:p>0.00</text:p>
          </table:table-cell>
          <table:table-cell table:style-name="ce5" table:formula="of:=IF([.O84];[.M84];[.L84])" office:value-type="float" office:value="1.57563440510969" calcext:value-type="float">
            <text:p>1.575634</text:p>
          </table:table-cell>
          <table:table-cell table:formula="of:=([.P84]-[.P83])/[.A84]" office:value-type="float" office:value="-16.1569832103009" calcext:value-type="float">
            <text:p>-16.1569832103</text:p>
          </table:table-cell>
          <table:table-cell table:formula="of:=[.$U$5]*[.U83]" office:value-type="float" office:value="4.0762483608202" calcext:value-type="float">
            <text:p>4.0762483608</text:p>
          </table:table-cell>
          <table:table-cell table:formula="of:=([.$U$5]*[.V83]*[.$U$5])+[.$S$5]" office:value-type="float" office:value="1.43308183405113" calcext:value-type="float">
            <text:p>1.4330818341</text:p>
          </table:table-cell>
          <table:table-cell table:formula="of:=[.S84]/([.S84]+[.$Q$5])" office:value-type="float" office:value="0.588998616485093" calcext:value-type="float">
            <text:p>0.5889986165</text:p>
          </table:table-cell>
          <table:table-cell table:formula="of:=[.R84]+[.T84]*((([.L84]*[.A84])+[.D84])-[.R84])" office:value-type="float" office:value="4.45682448067007" calcext:value-type="float">
            <text:p>4.4568244807</text:p>
          </table:table-cell>
          <table:table-cell table:formula="of:=(1-[.T84])*[.S84]" office:value-type="float" office:value="0.588998616485093" calcext:value-type="float">
            <text:p>0.5889986165</text:p>
          </table:table-cell>
          <table:table-cell table:formula="of:=[.D85]-[.U84]" office:value-type="float" office:value="-0.489836911216715" calcext:value-type="float">
            <text:p>-0.4898369112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84]+[.A85]" office:value-type="float" office:value="7.69999999999999" calcext:value-type="float">
            <text:p>7.7</text:p>
          </table:table-cell>
          <table:table-cell table:formula="of:=[.C84]+COS([.B85]/4)" office:value-type="float" office:value="2.97606625082163" calcext:value-type="float">
            <text:p>2.9760662508</text:p>
          </table:table-cell>
          <table:table-cell table:style-name="ce5" table:formula="of:=[.D84]*0.8+[.P84]*0.2" office:value-type="float" office:value="3.96698756945336" calcext:value-type="float">
            <text:p>3.966988</text:p>
          </table:table-cell>
          <table:table-cell table:style-name="ce5" table:formula="of:=[.C85]-[.D85]" office:value-type="float" office:value="-0.990921318631726" calcext:value-type="float">
            <text:p>-0.990921</text:p>
          </table:table-cell>
          <table:table-cell table:style-name="ce5" table:formula="of:=ABS([.E85])" office:value-type="float" office:value="0.990921318631726" calcext:value-type="float">
            <text:p>0.990921</text:p>
          </table:table-cell>
          <table:table-cell table:style-name="ce5" table:formula="of:=[.$B$1]*[.E85]" office:value-type="float" office:value="-0.990921318631726" calcext:value-type="float">
            <text:p>-0.990921</text:p>
          </table:table-cell>
          <table:table-cell table:style-name="ce5" table:formula="of:=[.H84]+([.E85]*[.A85])" office:value-type="float" office:value="0.184671283085031" calcext:value-type="float">
            <text:p>0.184671</text:p>
          </table:table-cell>
          <table:table-cell table:style-name="ce5" table:formula="of:=[.H85]*[.$B$2]" office:value-type="float" office:value="1.84671283085031" calcext:value-type="float">
            <text:p>1.846713</text:p>
          </table:table-cell>
          <table:table-cell table:style-name="ce5" table:formula="of:=([.E85]-[.E84])/[.A85]" office:value-type="float" office:value="2.50994709004245" calcext:value-type="float">
            <text:p>2.509947</text:p>
          </table:table-cell>
          <table:table-cell table:style-name="ce5" table:formula="of:=[.J85]*[.$B$3]" office:value-type="float" office:value="-0.250994709004245" calcext:value-type="float">
            <text:p>-0.250995</text:p>
          </table:table-cell>
          <table:table-cell table:style-name="ce5" table:formula="of:=[.G85]+[.I85]+[.K85]" office:value-type="float" office:value="0.604796803214335" calcext:value-type="float">
            <text:p>0.604797</text:p>
          </table:table-cell>
          <table:table-cell table:style-name="ce5" table:formula="of:=-[.L85]/8" office:value-type="float" office:value="-0.0755996004017919" calcext:value-type="float">
            <text:p>-0.075600</text:p>
          </table:table-cell>
          <table:table-cell table:formula="of:=IF([.U85]&gt;[.$B$4];1;0)" office:value-type="float" office:value="0" calcext:value-type="float">
            <text:p>0.00</text:p>
          </table:table-cell>
          <table:table-cell table:style-name="ce7" table:formula="of:=IF([.D85]&gt;[.$B$4];1;0)" office:value-type="float" office:value="0" calcext:value-type="float">
            <text:p>0.00</text:p>
          </table:table-cell>
          <table:table-cell table:style-name="ce5" table:formula="of:=IF([.O85];[.M85];[.L85])" office:value-type="float" office:value="0.604796803214335" calcext:value-type="float">
            <text:p>0.604797</text:p>
          </table:table-cell>
          <table:table-cell table:formula="of:=([.P85]-[.P84])/[.A85]" office:value-type="float" office:value="-9.70837601895357" calcext:value-type="float">
            <text:p>-9.708376019</text:p>
          </table:table-cell>
          <table:table-cell table:formula="of:=[.$U$5]*[.U84]" office:value-type="float" office:value="3.82167170841229" calcext:value-type="float">
            <text:p>3.8216717084</text:p>
          </table:table-cell>
          <table:table-cell table:formula="of:=([.$U$5]*[.V84]*[.$U$5])+[.$S$5]" office:value-type="float" office:value="1.43308183405113" calcext:value-type="float">
            <text:p>1.4330818341</text:p>
          </table:table-cell>
          <table:table-cell table:formula="of:=[.S85]/([.S85]+[.$Q$5])" office:value-type="float" office:value="0.588998616485093" calcext:value-type="float">
            <text:p>0.5889986165</text:p>
          </table:table-cell>
          <table:table-cell table:formula="of:=[.R85]+[.T85]*((([.L85]*[.A85])+[.D85])-[.R85])" office:value-type="float" office:value="3.9428849975536" calcext:value-type="float">
            <text:p>3.9428849976</text:p>
          </table:table-cell>
          <table:table-cell table:formula="of:=(1-[.T85])*[.S85]" office:value-type="float" office:value="0.588998616485093" calcext:value-type="float">
            <text:p>0.5889986165</text:p>
          </table:table-cell>
          <table:table-cell table:formula="of:=[.D86]-[.U85]" office:value-type="float" office:value="-0.648335581348053" calcext:value-type="float">
            <text:p>-0.6483355813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85]+[.A86]" office:value-type="float" office:value="7.79999999999999" calcext:value-type="float">
            <text:p>7.8</text:p>
          </table:table-cell>
          <table:table-cell table:formula="of:=[.C85]+COS([.B86]/4)" office:value-type="float" office:value="2.60588541947034" calcext:value-type="float">
            <text:p>2.6058854195</text:p>
          </table:table-cell>
          <table:table-cell table:style-name="ce5" table:formula="of:=[.D85]*0.8+[.P85]*0.2" office:value-type="float" office:value="3.29454941620555" calcext:value-type="float">
            <text:p>3.294549</text:p>
          </table:table-cell>
          <table:table-cell table:style-name="ce5" table:formula="of:=[.C86]-[.D86]" office:value-type="float" office:value="-0.688663996735206" calcext:value-type="float">
            <text:p>-0.688664</text:p>
          </table:table-cell>
          <table:table-cell table:style-name="ce5" table:formula="of:=ABS([.E86])" office:value-type="float" office:value="0.688663996735206" calcext:value-type="float">
            <text:p>0.688664</text:p>
          </table:table-cell>
          <table:table-cell table:style-name="ce5" table:formula="of:=[.$B$1]*[.E86]" office:value-type="float" office:value="-0.688663996735206" calcext:value-type="float">
            <text:p>-0.688664</text:p>
          </table:table-cell>
          <table:table-cell table:style-name="ce5" table:formula="of:=[.H85]+([.E86]*[.A86])" office:value-type="float" office:value="0.11580488341151" calcext:value-type="float">
            <text:p>0.115805</text:p>
          </table:table-cell>
          <table:table-cell table:style-name="ce5" table:formula="of:=[.H86]*[.$B$2]" office:value-type="float" office:value="1.1580488341151" calcext:value-type="float">
            <text:p>1.158049</text:p>
          </table:table-cell>
          <table:table-cell table:style-name="ce5" table:formula="of:=([.E86]-[.E85])/[.A86]" office:value-type="float" office:value="3.0225732189652" calcext:value-type="float">
            <text:p>3.022573</text:p>
          </table:table-cell>
          <table:table-cell table:style-name="ce5" table:formula="of:=[.J86]*[.$B$3]" office:value-type="float" office:value="-0.30225732189652" calcext:value-type="float">
            <text:p>-0.302257</text:p>
          </table:table-cell>
          <table:table-cell table:style-name="ce5" table:formula="of:=[.G86]+[.I86]+[.K86]" office:value-type="float" office:value="0.167127515483374" calcext:value-type="float">
            <text:p>0.167128</text:p>
          </table:table-cell>
          <table:table-cell table:style-name="ce5" table:formula="of:=-[.L86]/8" office:value-type="float" office:value="-0.0208909394354218" calcext:value-type="float">
            <text:p>-0.020891</text:p>
          </table:table-cell>
          <table:table-cell table:formula="of:=IF([.U86]&gt;[.$B$4];1;0)" office:value-type="float" office:value="0" calcext:value-type="float">
            <text:p>0.00</text:p>
          </table:table-cell>
          <table:table-cell table:style-name="ce7" table:formula="of:=IF([.D86]&gt;[.$B$4];1;0)" office:value-type="float" office:value="0" calcext:value-type="float">
            <text:p>0.00</text:p>
          </table:table-cell>
          <table:table-cell table:style-name="ce5" table:formula="of:=IF([.O86];[.M86];[.L86])" office:value-type="float" office:value="0.167127515483374" calcext:value-type="float">
            <text:p>0.167128</text:p>
          </table:table-cell>
          <table:table-cell table:formula="of:=([.P86]-[.P85])/[.A86]" office:value-type="float" office:value="-4.37669287730961" calcext:value-type="float">
            <text:p>-4.3766928773</text:p>
          </table:table-cell>
          <table:table-cell table:formula="of:=[.$U$5]*[.U85]" office:value-type="float" office:value="3.3809749766965" calcext:value-type="float">
            <text:p>3.3809749767</text:p>
          </table:table-cell>
          <table:table-cell table:formula="of:=([.$U$5]*[.V85]*[.$U$5])+[.$S$5]" office:value-type="float" office:value="1.43308183405113" calcext:value-type="float">
            <text:p>1.4330818341</text:p>
          </table:table-cell>
          <table:table-cell table:formula="of:=[.S86]/([.S86]+[.$Q$5])" office:value-type="float" office:value="0.588998616485093" calcext:value-type="float">
            <text:p>0.5889986165</text:p>
          </table:table-cell>
          <table:table-cell table:formula="of:=[.R86]+[.T86]*((([.L86]*[.A86])+[.D86])-[.R86])" office:value-type="float" office:value="3.33991422867801" calcext:value-type="float">
            <text:p>3.3399142287</text:p>
          </table:table-cell>
          <table:table-cell table:formula="of:=(1-[.T86])*[.S86]" office:value-type="float" office:value="0.588998616485093" calcext:value-type="float">
            <text:p>0.5889986165</text:p>
          </table:table-cell>
          <table:table-cell table:formula="of:=[.D87]-[.U86]" office:value-type="float" office:value="-0.670849192616896" calcext:value-type="float">
            <text:p>-0.6708491926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86]+[.A87]" office:value-type="float" office:value="7.89999999999999" calcext:value-type="float">
            <text:p>7.9</text:p>
          </table:table-cell>
          <table:table-cell table:formula="of:=[.C86]+COS([.B87]/4)" office:value-type="float" office:value="2.21259868981913" calcext:value-type="float">
            <text:p>2.2125986898</text:p>
          </table:table-cell>
          <table:table-cell table:style-name="ce5" table:formula="of:=[.D86]*0.8+[.P86]*0.2" office:value-type="float" office:value="2.66906503606112" calcext:value-type="float">
            <text:p>2.669065</text:p>
          </table:table-cell>
          <table:table-cell table:style-name="ce5" table:formula="of:=[.C87]-[.D87]" office:value-type="float" office:value="-0.456466346241981" calcext:value-type="float">
            <text:p>-0.456466</text:p>
          </table:table-cell>
          <table:table-cell table:style-name="ce5" table:formula="of:=ABS([.E87])" office:value-type="float" office:value="0.456466346241981" calcext:value-type="float">
            <text:p>0.456466</text:p>
          </table:table-cell>
          <table:table-cell table:style-name="ce5" table:formula="of:=[.$B$1]*[.E87]" office:value-type="float" office:value="-0.456466346241981" calcext:value-type="float">
            <text:p>-0.456466</text:p>
          </table:table-cell>
          <table:table-cell table:style-name="ce5" table:formula="of:=[.H86]+([.E87]*[.A87])" office:value-type="float" office:value="0.0701582487873119" calcext:value-type="float">
            <text:p>0.070158</text:p>
          </table:table-cell>
          <table:table-cell table:style-name="ce5" table:formula="of:=[.H87]*[.$B$2]" office:value-type="float" office:value="0.701582487873119" calcext:value-type="float">
            <text:p>0.701582</text:p>
          </table:table-cell>
          <table:table-cell table:style-name="ce5" table:formula="of:=([.E87]-[.E86])/[.A87]" office:value-type="float" office:value="2.32197650493225" calcext:value-type="float">
            <text:p>2.321977</text:p>
          </table:table-cell>
          <table:table-cell table:style-name="ce5" table:formula="of:=[.J87]*[.$B$3]" office:value-type="float" office:value="-0.232197650493225" calcext:value-type="float">
            <text:p>-0.232198</text:p>
          </table:table-cell>
          <table:table-cell table:style-name="ce5" table:formula="of:=[.G87]+[.I87]+[.K87]" office:value-type="float" office:value="0.0129184911379128" calcext:value-type="float">
            <text:p>0.012918</text:p>
          </table:table-cell>
          <table:table-cell table:style-name="ce5" table:formula="of:=-[.L87]/8" office:value-type="float" office:value="-0.0016148113922391" calcext:value-type="float">
            <text:p>-0.001615</text:p>
          </table:table-cell>
          <table:table-cell table:formula="of:=IF([.U87]&gt;[.$B$4];1;0)" office:value-type="float" office:value="0" calcext:value-type="float">
            <text:p>0.00</text:p>
          </table:table-cell>
          <table:table-cell table:style-name="ce7" table:formula="of:=IF([.D87]&gt;[.$B$4];1;0)" office:value-type="float" office:value="0" calcext:value-type="float">
            <text:p>0.00</text:p>
          </table:table-cell>
          <table:table-cell table:style-name="ce5" table:formula="of:=IF([.O87];[.M87];[.L87])" office:value-type="float" office:value="0.0129184911379128" calcext:value-type="float">
            <text:p>0.012918</text:p>
          </table:table-cell>
          <table:table-cell table:formula="of:=([.P87]-[.P86])/[.A87]" office:value-type="float" office:value="-1.54209024345461" calcext:value-type="float">
            <text:p>-1.5420902435</text:p>
          </table:table-cell>
          <table:table-cell table:formula="of:=[.$U$5]*[.U86]" office:value-type="float" office:value="2.86393502181252" calcext:value-type="float">
            <text:p>2.8639350218</text:p>
          </table:table-cell>
          <table:table-cell table:formula="of:=([.$U$5]*[.V86]*[.$U$5])+[.$S$5]" office:value-type="float" office:value="1.43308183405113" calcext:value-type="float">
            <text:p>1.4330818341</text:p>
          </table:table-cell>
          <table:table-cell table:formula="of:=[.S87]/([.S87]+[.$Q$5])" office:value-type="float" office:value="0.588998616485093" calcext:value-type="float">
            <text:p>0.5889986165</text:p>
          </table:table-cell>
          <table:table-cell table:formula="of:=[.R87]+[.T87]*((([.L87]*[.A87])+[.D87])-[.R87])" office:value-type="float" office:value="2.74991776715121" calcext:value-type="float">
            <text:p>2.7499177672</text:p>
          </table:table-cell>
          <table:table-cell table:formula="of:=(1-[.T87])*[.S87]" office:value-type="float" office:value="0.588998616485093" calcext:value-type="float">
            <text:p>0.5889986165</text:p>
          </table:table-cell>
          <table:table-cell table:formula="of:=[.D88]-[.U87]" office:value-type="float" office:value="-0.61208204007473" calcext:value-type="float">
            <text:p>-0.6120820401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87]+[.A88]" office:value-type="float" office:value="7.99999999999999" calcext:value-type="float">
            <text:p>8</text:p>
          </table:table-cell>
          <table:table-cell table:formula="of:=[.C87]+COS([.B88]/4)" office:value-type="float" office:value="1.796451853272" calcext:value-type="float">
            <text:p>1.7964518533</text:p>
          </table:table-cell>
          <table:table-cell table:style-name="ce5" table:formula="of:=[.D87]*0.8+[.P87]*0.2" office:value-type="float" office:value="2.13783572707648" calcext:value-type="float">
            <text:p>2.137836</text:p>
          </table:table-cell>
          <table:table-cell table:style-name="ce5" table:formula="of:=[.C88]-[.D88]" office:value-type="float" office:value="-0.34138387380448" calcext:value-type="float">
            <text:p>-0.341384</text:p>
          </table:table-cell>
          <table:table-cell table:style-name="ce5" table:formula="of:=ABS([.E88])" office:value-type="float" office:value="0.34138387380448" calcext:value-type="float">
            <text:p>0.341384</text:p>
          </table:table-cell>
          <table:table-cell table:style-name="ce5" table:formula="of:=[.$B$1]*[.E88]" office:value-type="float" office:value="-0.34138387380448" calcext:value-type="float">
            <text:p>-0.341384</text:p>
          </table:table-cell>
          <table:table-cell table:style-name="ce5" table:formula="of:=[.H87]+([.E88]*[.A88])" office:value-type="float" office:value="0.0360198614068639" calcext:value-type="float">
            <text:p>0.036020</text:p>
          </table:table-cell>
          <table:table-cell table:style-name="ce5" table:formula="of:=[.H88]*[.$B$2]" office:value-type="float" office:value="0.360198614068639" calcext:value-type="float">
            <text:p>0.360199</text:p>
          </table:table-cell>
          <table:table-cell table:style-name="ce5" table:formula="of:=([.E88]-[.E87])/[.A88]" office:value-type="float" office:value="1.15082472437501" calcext:value-type="float">
            <text:p>1.150825</text:p>
          </table:table-cell>
          <table:table-cell table:style-name="ce5" table:formula="of:=[.J88]*[.$B$3]" office:value-type="float" office:value="-0.115082472437501" calcext:value-type="float">
            <text:p>-0.115082</text:p>
          </table:table-cell>
          <table:table-cell table:style-name="ce5" table:formula="of:=[.G88]+[.I88]+[.K88]" office:value-type="float" office:value="-0.0962677321733419" calcext:value-type="float">
            <text:p>-0.096268</text:p>
          </table:table-cell>
          <table:table-cell table:style-name="ce5" table:formula="of:=-[.L88]/8" office:value-type="float" office:value="0.0120334665216677" calcext:value-type="float">
            <text:p>0.012033</text:p>
          </table:table-cell>
          <table:table-cell table:formula="of:=IF([.U88]&gt;[.$B$4];1;0)" office:value-type="float" office:value="0" calcext:value-type="float">
            <text:p>0.00</text:p>
          </table:table-cell>
          <table:table-cell table:style-name="ce7" table:formula="of:=IF([.D88]&gt;[.$B$4];1;0)" office:value-type="float" office:value="0" calcext:value-type="float">
            <text:p>0.00</text:p>
          </table:table-cell>
          <table:table-cell table:style-name="ce5" table:formula="of:=IF([.O88];[.M88];[.L88])" office:value-type="float" office:value="-0.0962677321733419" calcext:value-type="float">
            <text:p>-0.096268</text:p>
          </table:table-cell>
          <table:table-cell table:formula="of:=([.P88]-[.P87])/[.A88]" office:value-type="float" office:value="-1.09186223311255" calcext:value-type="float">
            <text:p>-1.0918622331</text:p>
          </table:table-cell>
          <table:table-cell table:formula="of:=[.$U$5]*[.U87]" office:value-type="float" office:value="2.358020374543" calcext:value-type="float">
            <text:p>2.3580203745</text:p>
          </table:table-cell>
          <table:table-cell table:formula="of:=([.$U$5]*[.V87]*[.$U$5])+[.$S$5]" office:value-type="float" office:value="1.43308183405113" calcext:value-type="float">
            <text:p>1.4330818341</text:p>
          </table:table-cell>
          <table:table-cell table:formula="of:=[.S88]/([.S88]+[.$Q$5])" office:value-type="float" office:value="0.588998616485093" calcext:value-type="float">
            <text:p>0.5889986165</text:p>
          </table:table-cell>
          <table:table-cell table:formula="of:=[.R88]+[.T88]*((([.L88]*[.A88])+[.D88])-[.R88])" office:value-type="float" office:value="2.22266176570773" calcext:value-type="float">
            <text:p>2.2226617657</text:p>
          </table:table-cell>
          <table:table-cell table:formula="of:=(1-[.T88])*[.S88]" office:value-type="float" office:value="0.588998616485093" calcext:value-type="float">
            <text:p>0.5889986165</text:p>
          </table:table-cell>
          <table:table-cell table:formula="of:=[.D89]-[.U88]" office:value-type="float" office:value="-0.531646730481223" calcext:value-type="float">
            <text:p>-0.5316467305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88]+[.A89]" office:value-type="float" office:value="8.09999999999999" calcext:value-type="float">
            <text:p>8.1</text:p>
          </table:table-cell>
          <table:table-cell table:formula="of:=[.C88]+COS([.B89]/4)" office:value-type="float" office:value="1.3577049880556" calcext:value-type="float">
            <text:p>1.3577049881</text:p>
          </table:table-cell>
          <table:table-cell table:style-name="ce5" table:formula="of:=[.D88]*0.8+[.P88]*0.2" office:value-type="float" office:value="1.69101503522651" calcext:value-type="float">
            <text:p>1.691015</text:p>
          </table:table-cell>
          <table:table-cell table:style-name="ce5" table:formula="of:=[.C89]-[.D89]" office:value-type="float" office:value="-0.333310047170908" calcext:value-type="float">
            <text:p>-0.333310</text:p>
          </table:table-cell>
          <table:table-cell table:style-name="ce5" table:formula="of:=ABS([.E89])" office:value-type="float" office:value="0.333310047170908" calcext:value-type="float">
            <text:p>0.333310</text:p>
          </table:table-cell>
          <table:table-cell table:style-name="ce5" table:formula="of:=[.$B$1]*[.E89]" office:value-type="float" office:value="-0.333310047170908" calcext:value-type="float">
            <text:p>-0.333310</text:p>
          </table:table-cell>
          <table:table-cell table:style-name="ce5" table:formula="of:=[.H88]+([.E89]*[.A89])" office:value-type="float" office:value="0.00268885668977312" calcext:value-type="float">
            <text:p>0.002689</text:p>
          </table:table-cell>
          <table:table-cell table:style-name="ce5" table:formula="of:=[.H89]*[.$B$2]" office:value-type="float" office:value="0.0268885668977312" calcext:value-type="float">
            <text:p>0.026889</text:p>
          </table:table-cell>
          <table:table-cell table:style-name="ce5" table:formula="of:=([.E89]-[.E88])/[.A89]" office:value-type="float" office:value="0.0807382663357181" calcext:value-type="float">
            <text:p>0.080738</text:p>
          </table:table-cell>
          <table:table-cell table:style-name="ce5" table:formula="of:=[.J89]*[.$B$3]" office:value-type="float" office:value="-0.00807382663357181" calcext:value-type="float">
            <text:p>-0.008074</text:p>
          </table:table-cell>
          <table:table-cell table:style-name="ce5" table:formula="of:=[.G89]+[.I89]+[.K89]" office:value-type="float" office:value="-0.314495306906749" calcext:value-type="float">
            <text:p>-0.314495</text:p>
          </table:table-cell>
          <table:table-cell table:style-name="ce5" table:formula="of:=-[.L89]/8" office:value-type="float" office:value="0.0393119133633436" calcext:value-type="float">
            <text:p>0.039312</text:p>
          </table:table-cell>
          <table:table-cell table:formula="of:=IF([.U89]&gt;[.$B$4];1;0)" office:value-type="float" office:value="0" calcext:value-type="float">
            <text:p>0.00</text:p>
          </table:table-cell>
          <table:table-cell table:style-name="ce7" table:formula="of:=IF([.D89]&gt;[.$B$4];1;0)" office:value-type="float" office:value="0" calcext:value-type="float">
            <text:p>0.00</text:p>
          </table:table-cell>
          <table:table-cell table:style-name="ce5" table:formula="of:=IF([.O89];[.M89];[.L89])" office:value-type="float" office:value="-0.314495306906749" calcext:value-type="float">
            <text:p>-0.314495</text:p>
          </table:table-cell>
          <table:table-cell table:formula="of:=([.P89]-[.P88])/[.A89]" office:value-type="float" office:value="-2.18227574733407" calcext:value-type="float">
            <text:p>-2.1822757473</text:p>
          </table:table-cell>
          <table:table-cell table:formula="of:=[.$U$5]*[.U88]" office:value-type="float" office:value="1.90590489354382" calcext:value-type="float">
            <text:p>1.9059048935</text:p>
          </table:table-cell>
          <table:table-cell table:formula="of:=([.$U$5]*[.V88]*[.$U$5])+[.$S$5]" office:value-type="float" office:value="1.43308183405113" calcext:value-type="float">
            <text:p>1.4330818341</text:p>
          </table:table-cell>
          <table:table-cell table:formula="of:=[.S89]/([.S89]+[.$Q$5])" office:value-type="float" office:value="0.588998616485093" calcext:value-type="float">
            <text:p>0.5889986165</text:p>
          </table:table-cell>
          <table:table-cell table:formula="of:=[.R89]+[.T89]*((([.L89]*[.A89])+[.D89])-[.R89])" office:value-type="float" office:value="1.76081133423233" calcext:value-type="float">
            <text:p>1.7608113342</text:p>
          </table:table-cell>
          <table:table-cell table:formula="of:=(1-[.T89])*[.S89]" office:value-type="float" office:value="0.588998616485093" calcext:value-type="float">
            <text:p>0.5889986165</text:p>
          </table:table-cell>
          <table:table-cell table:formula="of:=[.D90]-[.U89]" office:value-type="float" office:value="-0.470898367432474" calcext:value-type="float">
            <text:p>-0.4708983674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89]+[.A90]" office:value-type="float" office:value="8.19999999999999" calcext:value-type="float">
            <text:p>8.2</text:p>
          </table:table-cell>
          <table:table-cell table:formula="of:=[.C89]+COS([.B90]/4)" office:value-type="float" office:value="0.896632296678894" calcext:value-type="float">
            <text:p>0.8966322967</text:p>
          </table:table-cell>
          <table:table-cell table:style-name="ce5" table:formula="of:=[.D89]*0.8+[.P89]*0.2" office:value-type="float" office:value="1.28991296679986" calcext:value-type="float">
            <text:p>1.289913</text:p>
          </table:table-cell>
          <table:table-cell table:style-name="ce5" table:formula="of:=[.C90]-[.D90]" office:value-type="float" office:value="-0.393280670120966" calcext:value-type="float">
            <text:p>-0.393281</text:p>
          </table:table-cell>
          <table:table-cell table:style-name="ce5" table:formula="of:=ABS([.E90])" office:value-type="float" office:value="0.393280670120966" calcext:value-type="float">
            <text:p>0.393281</text:p>
          </table:table-cell>
          <table:table-cell table:style-name="ce5" table:formula="of:=[.$B$1]*[.E90]" office:value-type="float" office:value="-0.393280670120966" calcext:value-type="float">
            <text:p>-0.393281</text:p>
          </table:table-cell>
          <table:table-cell table:style-name="ce5" table:formula="of:=[.H89]+([.E90]*[.A90])" office:value-type="float" office:value="-0.0366392103223235" calcext:value-type="float">
            <text:p>-0.036639</text:p>
          </table:table-cell>
          <table:table-cell table:style-name="ce5" table:formula="of:=[.H90]*[.$B$2]" office:value-type="float" office:value="-0.366392103223235" calcext:value-type="float">
            <text:p>-0.366392</text:p>
          </table:table-cell>
          <table:table-cell table:style-name="ce5" table:formula="of:=([.E90]-[.E89])/[.A90]" office:value-type="float" office:value="-0.599706229500578" calcext:value-type="float">
            <text:p>-0.599706</text:p>
          </table:table-cell>
          <table:table-cell table:style-name="ce5" table:formula="of:=[.J90]*[.$B$3]" office:value-type="float" office:value="0.0599706229500578" calcext:value-type="float">
            <text:p>0.059971</text:p>
          </table:table-cell>
          <table:table-cell table:style-name="ce5" table:formula="of:=[.G90]+[.I90]+[.K90]" office:value-type="float" office:value="-0.699702150394143" calcext:value-type="float">
            <text:p>-0.699702</text:p>
          </table:table-cell>
          <table:table-cell table:style-name="ce5" table:formula="of:=-[.L90]/8" office:value-type="float" office:value="0.0874627687992679" calcext:value-type="float">
            <text:p>0.087463</text:p>
          </table:table-cell>
          <table:table-cell table:formula="of:=IF([.U90]&gt;[.$B$4];1;0)" office:value-type="float" office:value="0" calcext:value-type="float">
            <text:p>0.00</text:p>
          </table:table-cell>
          <table:table-cell table:style-name="ce7" table:formula="of:=IF([.D90]&gt;[.$B$4];1;0)" office:value-type="float" office:value="0" calcext:value-type="float">
            <text:p>0.00</text:p>
          </table:table-cell>
          <table:table-cell table:style-name="ce5" table:formula="of:=IF([.O90];[.M90];[.L90])" office:value-type="float" office:value="-0.699702150394143" calcext:value-type="float">
            <text:p>-0.699702</text:p>
          </table:table-cell>
          <table:table-cell table:formula="of:=([.P90]-[.P89])/[.A90]" office:value-type="float" office:value="-3.85206843487394" calcext:value-type="float">
            <text:p>-3.8520684349</text:p>
          </table:table-cell>
          <table:table-cell table:formula="of:=[.$U$5]*[.U89]" office:value-type="float" office:value="1.50987387748231" calcext:value-type="float">
            <text:p>1.5098738775</text:p>
          </table:table-cell>
          <table:table-cell table:formula="of:=([.$U$5]*[.V89]*[.$U$5])+[.$S$5]" office:value-type="float" office:value="1.43308183405113" calcext:value-type="float">
            <text:p>1.4330818341</text:p>
          </table:table-cell>
          <table:table-cell table:formula="of:=[.S90]/([.S90]+[.$Q$5])" office:value-type="float" office:value="0.588998616485093" calcext:value-type="float">
            <text:p>0.5889986165</text:p>
          </table:table-cell>
          <table:table-cell table:formula="of:=[.R90]+[.T90]*((([.L90]*[.A90])+[.D90])-[.R90])" office:value-type="float" office:value="1.33910484555617" calcext:value-type="float">
            <text:p>1.3391048456</text:p>
          </table:table-cell>
          <table:table-cell table:formula="of:=(1-[.T90])*[.S90]" office:value-type="float" office:value="0.588998616485093" calcext:value-type="float">
            <text:p>0.5889986165</text:p>
          </table:table-cell>
          <table:table-cell table:formula="of:=[.D91]-[.U90]" office:value-type="float" office:value="-0.447114902195108" calcext:value-type="float">
            <text:p>-0.4471149022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90]+[.A91]" office:value-type="float" office:value="8.29999999999999" calcext:value-type="float">
            <text:p>8.3</text:p>
          </table:table-cell>
          <table:table-cell table:formula="of:=[.C90]+COS([.B91]/4)" office:value-type="float" office:value="0.413521934565412" calcext:value-type="float">
            <text:p>0.4135219346</text:p>
          </table:table-cell>
          <table:table-cell table:style-name="ce5" table:formula="of:=[.D90]*0.8+[.P90]*0.2" office:value-type="float" office:value="0.891989943361059" calcext:value-type="float">
            <text:p>0.891990</text:p>
          </table:table-cell>
          <table:table-cell table:style-name="ce5" table:formula="of:=[.C91]-[.D91]" office:value-type="float" office:value="-0.478468008795647" calcext:value-type="float">
            <text:p>-0.478468</text:p>
          </table:table-cell>
          <table:table-cell table:style-name="ce5" table:formula="of:=ABS([.E91])" office:value-type="float" office:value="0.478468008795647" calcext:value-type="float">
            <text:p>0.478468</text:p>
          </table:table-cell>
          <table:table-cell table:style-name="ce5" table:formula="of:=[.$B$1]*[.E91]" office:value-type="float" office:value="-0.478468008795647" calcext:value-type="float">
            <text:p>-0.478468</text:p>
          </table:table-cell>
          <table:table-cell table:style-name="ce5" table:formula="of:=[.H90]+([.E91]*[.A91])" office:value-type="float" office:value="-0.0844860112018882" calcext:value-type="float">
            <text:p>-0.084486</text:p>
          </table:table-cell>
          <table:table-cell table:style-name="ce5" table:formula="of:=[.H91]*[.$B$2]" office:value-type="float" office:value="-0.844860112018882" calcext:value-type="float">
            <text:p>-0.844860</text:p>
          </table:table-cell>
          <table:table-cell table:style-name="ce5" table:formula="of:=([.E91]-[.E90])/[.A91]" office:value-type="float" office:value="-0.851873386746815" calcext:value-type="float">
            <text:p>-0.851873</text:p>
          </table:table-cell>
          <table:table-cell table:style-name="ce5" table:formula="of:=[.J91]*[.$B$3]" office:value-type="float" office:value="0.0851873386746815" calcext:value-type="float">
            <text:p>0.085187</text:p>
          </table:table-cell>
          <table:table-cell table:style-name="ce5" table:formula="of:=[.G91]+[.I91]+[.K91]" office:value-type="float" office:value="-1.23814078213985" calcext:value-type="float">
            <text:p>-1.238141</text:p>
          </table:table-cell>
          <table:table-cell table:style-name="ce5" table:formula="of:=-[.L91]/8" office:value-type="float" office:value="0.154767597767481" calcext:value-type="float">
            <text:p>0.154768</text:p>
          </table:table-cell>
          <table:table-cell table:formula="of:=IF([.U91]&gt;[.$B$4];1;0)" office:value-type="float" office:value="0" calcext:value-type="float">
            <text:p>0.00</text:p>
          </table:table-cell>
          <table:table-cell table:style-name="ce7" table:formula="of:=IF([.D91]&gt;[.$B$4];1;0)" office:value-type="float" office:value="0" calcext:value-type="float">
            <text:p>0.00</text:p>
          </table:table-cell>
          <table:table-cell table:style-name="ce5" table:formula="of:=IF([.O91];[.M91];[.L91])" office:value-type="float" office:value="-1.23814078213985" calcext:value-type="float">
            <text:p>-1.238141</text:p>
          </table:table-cell>
          <table:table-cell table:formula="of:=([.P91]-[.P90])/[.A91]" office:value-type="float" office:value="-5.38438631745705" calcext:value-type="float">
            <text:p>-5.3843863175</text:p>
          </table:table-cell>
          <table:table-cell table:formula="of:=[.$U$5]*[.U90]" office:value-type="float" office:value="1.14826579441387" calcext:value-type="float">
            <text:p>1.1482657944</text:p>
          </table:table-cell>
          <table:table-cell table:formula="of:=([.$U$5]*[.V90]*[.$U$5])+[.$S$5]" office:value-type="float" office:value="1.43308183405113" calcext:value-type="float">
            <text:p>1.4330818341</text:p>
          </table:table-cell>
          <table:table-cell table:formula="of:=[.S91]/([.S91]+[.$Q$5])" office:value-type="float" office:value="0.588998616485093" calcext:value-type="float">
            <text:p>0.5889986165</text:p>
          </table:table-cell>
          <table:table-cell table:formula="of:=[.R91]+[.T91]*((([.L91]*[.A91])+[.D91])-[.R91])" office:value-type="float" office:value="0.924393351935812" calcext:value-type="float">
            <text:p>0.9243933519</text:p>
          </table:table-cell>
          <table:table-cell table:formula="of:=(1-[.T91])*[.S91]" office:value-type="float" office:value="0.588998616485093" calcext:value-type="float">
            <text:p>0.5889986165</text:p>
          </table:table-cell>
          <table:table-cell table:formula="of:=[.D92]-[.U91]" office:value-type="float" office:value="-0.458429553674934" calcext:value-type="float">
            <text:p>-0.4584295537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91]+[.A92]" office:value-type="float" office:value="8.39999999999999" calcext:value-type="float">
            <text:p>8.4</text:p>
          </table:table-cell>
          <table:table-cell table:formula="of:=[.C91]+COS([.B92]/4)" office:value-type="float" office:value="-0.0913241700344426" calcext:value-type="float">
            <text:p>-0.09132417</text:p>
          </table:table-cell>
          <table:table-cell table:style-name="ce5" table:formula="of:=[.D91]*0.8+[.P91]*0.2" office:value-type="float" office:value="0.465963798260878" calcext:value-type="float">
            <text:p>0.465964</text:p>
          </table:table-cell>
          <table:table-cell table:style-name="ce5" table:formula="of:=[.C92]-[.D92]" office:value-type="float" office:value="-0.55728796829532" calcext:value-type="float">
            <text:p>-0.557288</text:p>
          </table:table-cell>
          <table:table-cell table:style-name="ce5" table:formula="of:=ABS([.E92])" office:value-type="float" office:value="0.55728796829532" calcext:value-type="float">
            <text:p>0.557288</text:p>
          </table:table-cell>
          <table:table-cell table:style-name="ce5" table:formula="of:=[.$B$1]*[.E92]" office:value-type="float" office:value="-0.55728796829532" calcext:value-type="float">
            <text:p>-0.557288</text:p>
          </table:table-cell>
          <table:table-cell table:style-name="ce5" table:formula="of:=[.H91]+([.E92]*[.A92])" office:value-type="float" office:value="-0.14021480803142" calcext:value-type="float">
            <text:p>-0.140215</text:p>
          </table:table-cell>
          <table:table-cell table:style-name="ce5" table:formula="of:=[.H92]*[.$B$2]" office:value-type="float" office:value="-1.4021480803142" calcext:value-type="float">
            <text:p>-1.402148</text:p>
          </table:table-cell>
          <table:table-cell table:style-name="ce5" table:formula="of:=([.E92]-[.E91])/[.A92]" office:value-type="float" office:value="-0.78819959499673" calcext:value-type="float">
            <text:p>-0.788200</text:p>
          </table:table-cell>
          <table:table-cell table:style-name="ce5" table:formula="of:=[.J92]*[.$B$3]" office:value-type="float" office:value="0.078819959499673" calcext:value-type="float">
            <text:p>0.078820</text:p>
          </table:table-cell>
          <table:table-cell table:style-name="ce5" table:formula="of:=[.G92]+[.I92]+[.K92]" office:value-type="float" office:value="-1.88061608910985" calcext:value-type="float">
            <text:p>-1.880616</text:p>
          </table:table-cell>
          <table:table-cell table:style-name="ce5" table:formula="of:=-[.L92]/8" office:value-type="float" office:value="0.235077011138731" calcext:value-type="float">
            <text:p>0.235077</text:p>
          </table:table-cell>
          <table:table-cell table:formula="of:=IF([.U92]&gt;[.$B$4];1;0)" office:value-type="float" office:value="0" calcext:value-type="float">
            <text:p>0.00</text:p>
          </table:table-cell>
          <table:table-cell table:style-name="ce7" table:formula="of:=IF([.D92]&gt;[.$B$4];1;0)" office:value-type="float" office:value="0" calcext:value-type="float">
            <text:p>0.00</text:p>
          </table:table-cell>
          <table:table-cell table:style-name="ce5" table:formula="of:=IF([.O92];[.M92];[.L92])" office:value-type="float" office:value="-1.88061608910985" calcext:value-type="float">
            <text:p>-1.880616</text:p>
          </table:table-cell>
          <table:table-cell table:formula="of:=([.P92]-[.P91])/[.A92]" office:value-type="float" office:value="-6.42475306970002" calcext:value-type="float">
            <text:p>-6.4247530697</text:p>
          </table:table-cell>
          <table:table-cell table:formula="of:=[.$U$5]*[.U91]" office:value-type="float" office:value="0.792655832837816" calcext:value-type="float">
            <text:p>0.7926558328</text:p>
          </table:table-cell>
          <table:table-cell table:formula="of:=([.$U$5]*[.V91]*[.$U$5])+[.$S$5]" office:value-type="float" office:value="1.43308183405113" calcext:value-type="float">
            <text:p>1.4330818341</text:p>
          </table:table-cell>
          <table:table-cell table:formula="of:=[.S92]/([.S92]+[.$Q$5])" office:value-type="float" office:value="0.588998616485093" calcext:value-type="float">
            <text:p>0.5889986165</text:p>
          </table:table-cell>
          <table:table-cell table:formula="of:=[.R92]+[.T92]*((([.L92]*[.A92])+[.D92])-[.R92])" office:value-type="float" office:value="0.489466648992768" calcext:value-type="float">
            <text:p>0.489466649</text:p>
          </table:table-cell>
          <table:table-cell table:formula="of:=(1-[.T92])*[.S92]" office:value-type="float" office:value="0.588998616485093" calcext:value-type="float">
            <text:p>0.5889986165</text:p>
          </table:table-cell>
          <table:table-cell table:formula="of:=[.D93]-[.U92]" office:value-type="float" office:value="-0.492818828206036" calcext:value-type="float">
            <text:p>-0.4928188282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92]+[.A93]" office:value-type="float" office:value="8.49999999999999" calcext:value-type="float">
            <text:p>8.5</text:p>
          </table:table-cell>
          <table:table-cell table:formula="of:=[.C92]+COS([.B93]/4)" office:value-type="float" office:value="-0.617590504738745" calcext:value-type="float">
            <text:p>-0.6175905047</text:p>
          </table:table-cell>
          <table:table-cell table:style-name="ce5" table:formula="of:=[.D92]*0.8+[.P92]*0.2" office:value-type="float" office:value="-0.00335217921326775" calcext:value-type="float">
            <text:p>-0.003352</text:p>
          </table:table-cell>
          <table:table-cell table:style-name="ce5" table:formula="of:=[.C93]-[.D93]" office:value-type="float" office:value="-0.614238325525477" calcext:value-type="float">
            <text:p>-0.614238</text:p>
          </table:table-cell>
          <table:table-cell table:style-name="ce5" table:formula="of:=ABS([.E93])" office:value-type="float" office:value="0.614238325525477" calcext:value-type="float">
            <text:p>0.614238</text:p>
          </table:table-cell>
          <table:table-cell table:style-name="ce5" table:formula="of:=[.$B$1]*[.E93]" office:value-type="float" office:value="-0.614238325525477" calcext:value-type="float">
            <text:p>-0.614238</text:p>
          </table:table-cell>
          <table:table-cell table:style-name="ce5" table:formula="of:=[.H92]+([.E93]*[.A93])" office:value-type="float" office:value="-0.201638640583968" calcext:value-type="float">
            <text:p>-0.201639</text:p>
          </table:table-cell>
          <table:table-cell table:style-name="ce5" table:formula="of:=[.H93]*[.$B$2]" office:value-type="float" office:value="-2.01638640583968" calcext:value-type="float">
            <text:p>-2.016386</text:p>
          </table:table-cell>
          <table:table-cell table:style-name="ce5" table:formula="of:=([.E93]-[.E92])/[.A93]" office:value-type="float" office:value="-0.569503572301564" calcext:value-type="float">
            <text:p>-0.569504</text:p>
          </table:table-cell>
          <table:table-cell table:style-name="ce5" table:formula="of:=[.J93]*[.$B$3]" office:value-type="float" office:value="0.0569503572301564" calcext:value-type="float">
            <text:p>0.056950</text:p>
          </table:table-cell>
          <table:table-cell table:style-name="ce5" table:formula="of:=[.G93]+[.I93]+[.K93]" office:value-type="float" office:value="-2.573674374135" calcext:value-type="float">
            <text:p>-2.573674</text:p>
          </table:table-cell>
          <table:table-cell table:style-name="ce5" table:formula="of:=-[.L93]/8" office:value-type="float" office:value="0.321709296766875" calcext:value-type="float">
            <text:p>0.321709</text:p>
          </table:table-cell>
          <table:table-cell table:formula="of:=IF([.U93]&gt;[.$B$4];1;0)" office:value-type="float" office:value="0" calcext:value-type="float">
            <text:p>0.00</text:p>
          </table:table-cell>
          <table:table-cell table:style-name="ce7" table:formula="of:=IF([.D93]&gt;[.$B$4];1;0)" office:value-type="float" office:value="0" calcext:value-type="float">
            <text:p>0.00</text:p>
          </table:table-cell>
          <table:table-cell table:style-name="ce5" table:formula="of:=IF([.O93];[.M93];[.L93])" office:value-type="float" office:value="-2.573674374135" calcext:value-type="float">
            <text:p>-2.573674</text:p>
          </table:table-cell>
          <table:table-cell table:formula="of:=([.P93]-[.P92])/[.A93]" office:value-type="float" office:value="-6.93058285025151" calcext:value-type="float">
            <text:p>-6.9305828503</text:p>
          </table:table-cell>
          <table:table-cell table:formula="of:=[.$U$5]*[.U92]" office:value-type="float" office:value="0.419711580022958" calcext:value-type="float">
            <text:p>0.41971158</text:p>
          </table:table-cell>
          <table:table-cell table:formula="of:=([.$U$5]*[.V92]*[.$U$5])+[.$S$5]" office:value-type="float" office:value="1.43308183405113" calcext:value-type="float">
            <text:p>1.4330818341</text:p>
          </table:table-cell>
          <table:table-cell table:formula="of:=[.S93]/([.S93]+[.$Q$5])" office:value-type="float" office:value="0.588998616485093" calcext:value-type="float">
            <text:p>0.5889986165</text:p>
          </table:table-cell>
          <table:table-cell table:formula="of:=[.R93]+[.T93]*((([.L93]*[.A93])+[.D93])-[.R93])" office:value-type="float" office:value="0.0189385465829731" calcext:value-type="float">
            <text:p>0.0189385466</text:p>
          </table:table-cell>
          <table:table-cell table:formula="of:=(1-[.T93])*[.S93]" office:value-type="float" office:value="0.588998616485093" calcext:value-type="float">
            <text:p>0.5889986165</text:p>
          </table:table-cell>
          <table:table-cell table:formula="of:=[.D94]-[.U93]" office:value-type="float" office:value="-0.536355164780588" calcext:value-type="float">
            <text:p>-0.536355164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93]+[.A94]" office:value-type="float" office:value="8.59999999999999" calcext:value-type="float">
            <text:p>8.6</text:p>
          </table:table-cell>
          <table:table-cell table:formula="of:=[.C93]+COS([.B94]/4)" office:value-type="float" office:value="-1.16494817021901" calcext:value-type="float">
            <text:p>-1.1649481702</text:p>
          </table:table-cell>
          <table:table-cell table:style-name="ce5" table:formula="of:=[.D93]*0.8+[.P93]*0.2" office:value-type="float" office:value="-0.517416618197614" calcext:value-type="float">
            <text:p>-0.517417</text:p>
          </table:table-cell>
          <table:table-cell table:style-name="ce5" table:formula="of:=[.C94]-[.D94]" office:value-type="float" office:value="-0.647531552021398" calcext:value-type="float">
            <text:p>-0.647532</text:p>
          </table:table-cell>
          <table:table-cell table:style-name="ce5" table:formula="of:=ABS([.E94])" office:value-type="float" office:value="0.647531552021398" calcext:value-type="float">
            <text:p>0.647532</text:p>
          </table:table-cell>
          <table:table-cell table:style-name="ce5" table:formula="of:=[.$B$1]*[.E94]" office:value-type="float" office:value="-0.647531552021398" calcext:value-type="float">
            <text:p>-0.647532</text:p>
          </table:table-cell>
          <table:table-cell table:style-name="ce5" table:formula="of:=[.H93]+([.E94]*[.A94])" office:value-type="float" office:value="-0.266391795786108" calcext:value-type="float">
            <text:p>-0.266392</text:p>
          </table:table-cell>
          <table:table-cell table:style-name="ce5" table:formula="of:=[.H94]*[.$B$2]" office:value-type="float" office:value="-2.66391795786108" calcext:value-type="float">
            <text:p>-2.663918</text:p>
          </table:table-cell>
          <table:table-cell table:style-name="ce5" table:formula="of:=([.E94]-[.E93])/[.A94]" office:value-type="float" office:value="-0.332932264959213" calcext:value-type="float">
            <text:p>-0.332932</text:p>
          </table:table-cell>
          <table:table-cell table:style-name="ce5" table:formula="of:=[.J94]*[.$B$3]" office:value-type="float" office:value="0.0332932264959213" calcext:value-type="float">
            <text:p>0.033293</text:p>
          </table:table-cell>
          <table:table-cell table:style-name="ce5" table:formula="of:=[.G94]+[.I94]+[.K94]" office:value-type="float" office:value="-3.27815628338655" calcext:value-type="float">
            <text:p>-3.278156</text:p>
          </table:table-cell>
          <table:table-cell table:style-name="ce5" table:formula="of:=-[.L94]/8" office:value-type="float" office:value="0.409769535423319" calcext:value-type="float">
            <text:p>0.409770</text:p>
          </table:table-cell>
          <table:table-cell table:formula="of:=IF([.U94]&gt;[.$B$4];1;0)" office:value-type="float" office:value="0" calcext:value-type="float">
            <text:p>0.00</text:p>
          </table:table-cell>
          <table:table-cell table:style-name="ce7" table:formula="of:=IF([.D94]&gt;[.$B$4];1;0)" office:value-type="float" office:value="0" calcext:value-type="float">
            <text:p>0.00</text:p>
          </table:table-cell>
          <table:table-cell table:style-name="ce5" table:formula="of:=IF([.O94];[.M94];[.L94])" office:value-type="float" office:value="-3.27815628338655" calcext:value-type="float">
            <text:p>-3.278156</text:p>
          </table:table-cell>
          <table:table-cell table:formula="of:=([.P94]-[.P93])/[.A94]" office:value-type="float" office:value="-7.04481909251554" calcext:value-type="float">
            <text:p>-7.0448190925</text:p>
          </table:table-cell>
          <table:table-cell table:formula="of:=[.$U$5]*[.U93]" office:value-type="float" office:value="0.0162395687755949" calcext:value-type="float">
            <text:p>0.0162395688</text:p>
          </table:table-cell>
          <table:table-cell table:formula="of:=([.$U$5]*[.V93]*[.$U$5])+[.$S$5]" office:value-type="float" office:value="1.43308183405113" calcext:value-type="float">
            <text:p>1.4330818341</text:p>
          </table:table-cell>
          <table:table-cell table:formula="of:=[.S94]/([.S94]+[.$Q$5])" office:value-type="float" office:value="0.588998616485093" calcext:value-type="float">
            <text:p>0.5889986165</text:p>
          </table:table-cell>
          <table:table-cell table:formula="of:=[.R94]+[.T94]*((([.L94]*[.A94])+[.D94])-[.R94])" office:value-type="float" office:value="-0.491166138583995" calcext:value-type="float">
            <text:p>-0.4911661386</text:p>
          </table:table-cell>
          <table:table-cell table:formula="of:=(1-[.T94])*[.S94]" office:value-type="float" office:value="0.588998616485093" calcext:value-type="float">
            <text:p>0.5889986165</text:p>
          </table:table-cell>
          <table:table-cell table:formula="of:=[.D95]-[.U94]" office:value-type="float" office:value="-0.578398412651407" calcext:value-type="float">
            <text:p>-0.5783984127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94]+[.A95]" office:value-type="float" office:value="8.69999999999999" calcext:value-type="float">
            <text:p>8.7</text:p>
          </table:table-cell>
          <table:table-cell table:formula="of:=[.C94]+COS([.B95]/4)" office:value-type="float" office:value="-1.73305508575158" calcext:value-type="float">
            <text:p>-1.7330550858</text:p>
          </table:table-cell>
          <table:table-cell table:style-name="ce5" table:formula="of:=[.D94]*0.8+[.P94]*0.2" office:value-type="float" office:value="-1.0695645512354" calcext:value-type="float">
            <text:p>-1.069565</text:p>
          </table:table-cell>
          <table:table-cell table:style-name="ce5" table:formula="of:=[.C95]-[.D95]" office:value-type="float" office:value="-0.66349053451618" calcext:value-type="float">
            <text:p>-0.663491</text:p>
          </table:table-cell>
          <table:table-cell table:style-name="ce5" table:formula="of:=ABS([.E95])" office:value-type="float" office:value="0.66349053451618" calcext:value-type="float">
            <text:p>0.663491</text:p>
          </table:table-cell>
          <table:table-cell table:style-name="ce5" table:formula="of:=[.$B$1]*[.E95]" office:value-type="float" office:value="-0.66349053451618" calcext:value-type="float">
            <text:p>-0.663491</text:p>
          </table:table-cell>
          <table:table-cell table:style-name="ce5" table:formula="of:=[.H94]+([.E95]*[.A95])" office:value-type="float" office:value="-0.332740849237726" calcext:value-type="float">
            <text:p>-0.332741</text:p>
          </table:table-cell>
          <table:table-cell table:style-name="ce5" table:formula="of:=[.H95]*[.$B$2]" office:value-type="float" office:value="-3.32740849237726" calcext:value-type="float">
            <text:p>-3.327408</text:p>
          </table:table-cell>
          <table:table-cell table:style-name="ce5" table:formula="of:=([.E95]-[.E94])/[.A95]" office:value-type="float" office:value="-0.159589824947818" calcext:value-type="float">
            <text:p>-0.159590</text:p>
          </table:table-cell>
          <table:table-cell table:style-name="ce5" table:formula="of:=[.J95]*[.$B$3]" office:value-type="float" office:value="0.0159589824947818" calcext:value-type="float">
            <text:p>0.015959</text:p>
          </table:table-cell>
          <table:table-cell table:style-name="ce5" table:formula="of:=[.G95]+[.I95]+[.K95]" office:value-type="float" office:value="-3.97494004439866" calcext:value-type="float">
            <text:p>-3.974940</text:p>
          </table:table-cell>
          <table:table-cell table:style-name="ce5" table:formula="of:=-[.L95]/8" office:value-type="float" office:value="0.496867505549832" calcext:value-type="float">
            <text:p>0.496868</text:p>
          </table:table-cell>
          <table:table-cell table:formula="of:=IF([.U95]&gt;[.$B$4];1;0)" office:value-type="float" office:value="0" calcext:value-type="float">
            <text:p>0.00</text:p>
          </table:table-cell>
          <table:table-cell table:style-name="ce7" table:formula="of:=IF([.D95]&gt;[.$B$4];1;0)" office:value-type="float" office:value="0" calcext:value-type="float">
            <text:p>0.00</text:p>
          </table:table-cell>
          <table:table-cell table:style-name="ce5" table:formula="of:=IF([.O95];[.M95];[.L95])" office:value-type="float" office:value="-3.97494004439866" calcext:value-type="float">
            <text:p>-3.974940</text:p>
          </table:table-cell>
          <table:table-cell table:formula="of:=([.P95]-[.P94])/[.A95]" office:value-type="float" office:value="-6.96783761012101" calcext:value-type="float">
            <text:p>-6.9678376101</text:p>
          </table:table-cell>
          <table:table-cell table:formula="of:=[.$U$5]*[.U94]" office:value-type="float" office:value="-0.421168871266466" calcext:value-type="float">
            <text:p>-0.4211688713</text:p>
          </table:table-cell>
          <table:table-cell table:formula="of:=([.$U$5]*[.V94]*[.$U$5])+[.$S$5]" office:value-type="float" office:value="1.43308183405113" calcext:value-type="float">
            <text:p>1.4330818341</text:p>
          </table:table-cell>
          <table:table-cell table:formula="of:=[.S95]/([.S95]+[.$Q$5])" office:value-type="float" office:value="0.588998616485093" calcext:value-type="float">
            <text:p>0.5889986165</text:p>
          </table:table-cell>
          <table:table-cell table:formula="of:=[.R95]+[.T95]*((([.L95]*[.A95])+[.D95])-[.R95])" office:value-type="float" office:value="-1.03719644837928" calcext:value-type="float">
            <text:p>-1.0371964484</text:p>
          </table:table-cell>
          <table:table-cell table:formula="of:=(1-[.T95])*[.S95]" office:value-type="float" office:value="0.588998616485093" calcext:value-type="float">
            <text:p>0.5889986165</text:p>
          </table:table-cell>
          <table:table-cell table:formula="of:=[.D96]-[.U95]" office:value-type="float" office:value="-0.613443201488772" calcext:value-type="float">
            <text:p>-0.6134432015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95]+[.A96]" office:value-type="float" office:value="8.79999999999999" calcext:value-type="float">
            <text:p>8.8</text:p>
          </table:table-cell>
          <table:table-cell table:formula="of:=[.C95]+COS([.B96]/4)" office:value-type="float" office:value="-2.32155620300693" calcext:value-type="float">
            <text:p>-2.321556203</text:p>
          </table:table-cell>
          <table:table-cell table:style-name="ce5" table:formula="of:=[.D95]*0.8+[.P95]*0.2" office:value-type="float" office:value="-1.65063964986805" calcext:value-type="float">
            <text:p>-1.650640</text:p>
          </table:table-cell>
          <table:table-cell table:style-name="ce5" table:formula="of:=[.C96]-[.D96]" office:value-type="float" office:value="-0.670916553138872" calcext:value-type="float">
            <text:p>-0.670917</text:p>
          </table:table-cell>
          <table:table-cell table:style-name="ce5" table:formula="of:=ABS([.E96])" office:value-type="float" office:value="0.670916553138872" calcext:value-type="float">
            <text:p>0.670917</text:p>
          </table:table-cell>
          <table:table-cell table:style-name="ce5" table:formula="of:=[.$B$1]*[.E96]" office:value-type="float" office:value="-0.670916553138872" calcext:value-type="float">
            <text:p>-0.670917</text:p>
          </table:table-cell>
          <table:table-cell table:style-name="ce5" table:formula="of:=[.H95]+([.E96]*[.A96])" office:value-type="float" office:value="-0.399832504551613" calcext:value-type="float">
            <text:p>-0.399833</text:p>
          </table:table-cell>
          <table:table-cell table:style-name="ce5" table:formula="of:=[.H96]*[.$B$2]" office:value-type="float" office:value="-3.99832504551613" calcext:value-type="float">
            <text:p>-3.998325</text:p>
          </table:table-cell>
          <table:table-cell table:style-name="ce5" table:formula="of:=([.E96]-[.E95])/[.A96]" office:value-type="float" office:value="-0.0742601862269199" calcext:value-type="float">
            <text:p>-0.074260</text:p>
          </table:table-cell>
          <table:table-cell table:style-name="ce5" table:formula="of:=[.J96]*[.$B$3]" office:value-type="float" office:value="0.00742601862269199" calcext:value-type="float">
            <text:p>0.007426</text:p>
          </table:table-cell>
          <table:table-cell table:style-name="ce5" table:formula="of:=[.G96]+[.I96]+[.K96]" office:value-type="float" office:value="-4.66181558003231" calcext:value-type="float">
            <text:p>-4.661816</text:p>
          </table:table-cell>
          <table:table-cell table:style-name="ce5" table:formula="of:=-[.L96]/8" office:value-type="float" office:value="0.582726947504039" calcext:value-type="float">
            <text:p>0.582727</text:p>
          </table:table-cell>
          <table:table-cell table:formula="of:=IF([.U96]&gt;[.$B$4];1;0)" office:value-type="float" office:value="0" calcext:value-type="float">
            <text:p>0.00</text:p>
          </table:table-cell>
          <table:table-cell table:style-name="ce7" table:formula="of:=IF([.D96]&gt;[.$B$4];1;0)" office:value-type="float" office:value="0" calcext:value-type="float">
            <text:p>0.00</text:p>
          </table:table-cell>
          <table:table-cell table:style-name="ce5" table:formula="of:=IF([.O96];[.M96];[.L96])" office:value-type="float" office:value="-4.66181558003231" calcext:value-type="float">
            <text:p>-4.661816</text:p>
          </table:table-cell>
          <table:table-cell table:formula="of:=([.P96]-[.P95])/[.A96]" office:value-type="float" office:value="-6.86875535633654" calcext:value-type="float">
            <text:p>-6.8687553563</text:p>
          </table:table-cell>
          <table:table-cell table:formula="of:=[.$U$5]*[.U95]" office:value-type="float" office:value="-0.88938308879529" calcext:value-type="float">
            <text:p>-0.8893830888</text:p>
          </table:table-cell>
          <table:table-cell table:formula="of:=([.$U$5]*[.V95]*[.$U$5])+[.$S$5]" office:value-type="float" office:value="1.43308183405113" calcext:value-type="float">
            <text:p>1.4330818341</text:p>
          </table:table-cell>
          <table:table-cell table:formula="of:=[.S96]/([.S96]+[.$Q$5])" office:value-type="float" office:value="0.588998616485093" calcext:value-type="float">
            <text:p>0.5889986165</text:p>
          </table:table-cell>
          <table:table-cell table:formula="of:=[.R96]+[.T96]*((([.L96]*[.A96])+[.D96])-[.R96])" office:value-type="float" office:value="-1.61234244275212" calcext:value-type="float">
            <text:p>-1.6123424428</text:p>
          </table:table-cell>
          <table:table-cell table:formula="of:=(1-[.T96])*[.S96]" office:value-type="float" office:value="0.588998616485093" calcext:value-type="float">
            <text:p>0.5889986165</text:p>
          </table:table-cell>
          <table:table-cell table:formula="of:=[.D97]-[.U96]" office:value-type="float" office:value="-0.640532393148789" calcext:value-type="float">
            <text:p>-0.6405323931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96]+[.A97]" office:value-type="float" office:value="8.89999999999998" calcext:value-type="float">
            <text:p>8.9</text:p>
          </table:table-cell>
          <table:table-cell table:formula="of:=[.C96]+COS([.B97]/4)" office:value-type="float" office:value="-2.93008372794329" calcext:value-type="float">
            <text:p>-2.9300837279</text:p>
          </table:table-cell>
          <table:table-cell table:style-name="ce5" table:formula="of:=[.D96]*0.8+[.P96]*0.2" office:value-type="float" office:value="-2.2528748359009" calcext:value-type="float">
            <text:p>-2.252875</text:p>
          </table:table-cell>
          <table:table-cell table:style-name="ce5" table:formula="of:=[.C97]-[.D97]" office:value-type="float" office:value="-0.67720889204239" calcext:value-type="float">
            <text:p>-0.677209</text:p>
          </table:table-cell>
          <table:table-cell table:style-name="ce5" table:formula="of:=ABS([.E97])" office:value-type="float" office:value="0.67720889204239" calcext:value-type="float">
            <text:p>0.677209</text:p>
          </table:table-cell>
          <table:table-cell table:style-name="ce5" table:formula="of:=[.$B$1]*[.E97]" office:value-type="float" office:value="-0.67720889204239" calcext:value-type="float">
            <text:p>-0.677209</text:p>
          </table:table-cell>
          <table:table-cell table:style-name="ce5" table:formula="of:=[.H96]+([.E97]*[.A97])" office:value-type="float" office:value="-0.467553393755852" calcext:value-type="float">
            <text:p>-0.467553</text:p>
          </table:table-cell>
          <table:table-cell table:style-name="ce5" table:formula="of:=[.H97]*[.$B$2]" office:value-type="float" office:value="-4.67553393755852" calcext:value-type="float">
            <text:p>-4.675534</text:p>
          </table:table-cell>
          <table:table-cell table:style-name="ce5" table:formula="of:=([.E97]-[.E96])/[.A97]" office:value-type="float" office:value="-0.0629233890351766" calcext:value-type="float">
            <text:p>-0.062923</text:p>
          </table:table-cell>
          <table:table-cell table:style-name="ce5" table:formula="of:=[.J97]*[.$B$3]" office:value-type="float" office:value="0.00629233890351766" calcext:value-type="float">
            <text:p>0.006292</text:p>
          </table:table-cell>
          <table:table-cell table:style-name="ce5" table:formula="of:=[.G97]+[.I97]+[.K97]" office:value-type="float" office:value="-5.34645049069739" calcext:value-type="float">
            <text:p>-5.346450</text:p>
          </table:table-cell>
          <table:table-cell table:style-name="ce5" table:formula="of:=-[.L97]/8" office:value-type="float" office:value="0.668306311337174" calcext:value-type="float">
            <text:p>0.668306</text:p>
          </table:table-cell>
          <table:table-cell table:formula="of:=IF([.U97]&gt;[.$B$4];1;0)" office:value-type="float" office:value="0" calcext:value-type="float">
            <text:p>0.00</text:p>
          </table:table-cell>
          <table:table-cell table:style-name="ce7" table:formula="of:=IF([.D97]&gt;[.$B$4];1;0)" office:value-type="float" office:value="0" calcext:value-type="float">
            <text:p>0.00</text:p>
          </table:table-cell>
          <table:table-cell table:style-name="ce5" table:formula="of:=IF([.O97];[.M97];[.L97])" office:value-type="float" office:value="-5.34645049069739" calcext:value-type="float">
            <text:p>-5.346450</text:p>
          </table:table-cell>
          <table:table-cell table:formula="of:=([.P97]-[.P96])/[.A97]" office:value-type="float" office:value="-6.84634910665082" calcext:value-type="float">
            <text:p>-6.8463491067</text:p>
          </table:table-cell>
          <table:table-cell table:formula="of:=[.$U$5]*[.U96]" office:value-type="float" office:value="-1.38256364468984" calcext:value-type="float">
            <text:p>-1.3825636447</text:p>
          </table:table-cell>
          <table:table-cell table:formula="of:=([.$U$5]*[.V96]*[.$U$5])+[.$S$5]" office:value-type="float" office:value="1.43308183405113" calcext:value-type="float">
            <text:p>1.4330818341</text:p>
          </table:table-cell>
          <table:table-cell table:formula="of:=[.S97]/([.S97]+[.$Q$5])" office:value-type="float" office:value="0.588998616485093" calcext:value-type="float">
            <text:p>0.5889986165</text:p>
          </table:table-cell>
          <table:table-cell table:formula="of:=[.R97]+[.T97]*((([.L97]*[.A97])+[.D97])-[.R97])" office:value-type="float" office:value="-2.21008092643733" calcext:value-type="float">
            <text:p>-2.2100809264</text:p>
          </table:table-cell>
          <table:table-cell table:formula="of:=(1-[.T97])*[.S97]" office:value-type="float" office:value="0.588998616485093" calcext:value-type="float">
            <text:p>0.5889986165</text:p>
          </table:table-cell>
          <table:table-cell table:formula="of:=[.D98]-[.U97]" office:value-type="float" office:value="-0.66150904042287" calcext:value-type="float">
            <text:p>-0.6615090404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97]+[.A98]" office:value-type="float" office:value="8.99999999999998" calcext:value-type="float">
            <text:p>9</text:p>
          </table:table-cell>
          <table:table-cell table:formula="of:=[.C97]+COS([.B98]/4)" office:value-type="float" office:value="-3.55825735066603" calcext:value-type="float">
            <text:p>-3.5582573507</text:p>
          </table:table-cell>
          <table:table-cell table:style-name="ce5" table:formula="of:=[.D97]*0.8+[.P97]*0.2" office:value-type="float" office:value="-2.8715899668602" calcext:value-type="float">
            <text:p>-2.871590</text:p>
          </table:table-cell>
          <table:table-cell table:style-name="ce5" table:formula="of:=[.C98]-[.D98]" office:value-type="float" office:value="-0.686667383805828" calcext:value-type="float">
            <text:p>-0.686667</text:p>
          </table:table-cell>
          <table:table-cell table:style-name="ce5" table:formula="of:=ABS([.E98])" office:value-type="float" office:value="0.686667383805828" calcext:value-type="float">
            <text:p>0.686667</text:p>
          </table:table-cell>
          <table:table-cell table:style-name="ce5" table:formula="of:=[.$B$1]*[.E98]" office:value-type="float" office:value="-0.686667383805828" calcext:value-type="float">
            <text:p>-0.686667</text:p>
          </table:table-cell>
          <table:table-cell table:style-name="ce5" table:formula="of:=[.H97]+([.E98]*[.A98])" office:value-type="float" office:value="-0.536220132136435" calcext:value-type="float">
            <text:p>-0.536220</text:p>
          </table:table-cell>
          <table:table-cell table:style-name="ce5" table:formula="of:=[.H98]*[.$B$2]" office:value-type="float" office:value="-5.36220132136435" calcext:value-type="float">
            <text:p>-5.362201</text:p>
          </table:table-cell>
          <table:table-cell table:style-name="ce5" table:formula="of:=([.E98]-[.E97])/[.A98]" office:value-type="float" office:value="-0.0945849176343838" calcext:value-type="float">
            <text:p>-0.094585</text:p>
          </table:table-cell>
          <table:table-cell table:style-name="ce5" table:formula="of:=[.J98]*[.$B$3]" office:value-type="float" office:value="0.00945849176343838" calcext:value-type="float">
            <text:p>0.009458</text:p>
          </table:table-cell>
          <table:table-cell table:style-name="ce5" table:formula="of:=[.G98]+[.I98]+[.K98]" office:value-type="float" office:value="-6.03941021340674" calcext:value-type="float">
            <text:p>-6.039410</text:p>
          </table:table-cell>
          <table:table-cell table:style-name="ce5" table:formula="of:=-[.L98]/8" office:value-type="float" office:value="0.754926276675842" calcext:value-type="float">
            <text:p>0.754926</text:p>
          </table:table-cell>
          <table:table-cell table:formula="of:=IF([.U98]&gt;[.$B$4];1;0)" office:value-type="float" office:value="0" calcext:value-type="float">
            <text:p>0.00</text:p>
          </table:table-cell>
          <table:table-cell table:style-name="ce7" table:formula="of:=IF([.D98]&gt;[.$B$4];1;0)" office:value-type="float" office:value="0" calcext:value-type="float">
            <text:p>0.00</text:p>
          </table:table-cell>
          <table:table-cell table:style-name="ce5" table:formula="of:=IF([.O98];[.M98];[.L98])" office:value-type="float" office:value="-6.03941021340674" calcext:value-type="float">
            <text:p>-6.039410</text:p>
          </table:table-cell>
          <table:table-cell table:formula="of:=([.P98]-[.P97])/[.A98]" office:value-type="float" office:value="-6.92959722709347" calcext:value-type="float">
            <text:p>-6.9295972271</text:p>
          </table:table-cell>
          <table:table-cell table:formula="of:=[.$U$5]*[.U97]" office:value-type="float" office:value="-1.89511697992588" calcext:value-type="float">
            <text:p>-1.8951169799</text:p>
          </table:table-cell>
          <table:table-cell table:formula="of:=([.$U$5]*[.V97]*[.$U$5])+[.$S$5]" office:value-type="float" office:value="1.43308183405113" calcext:value-type="float">
            <text:p>1.4330818341</text:p>
          </table:table-cell>
          <table:table-cell table:formula="of:=[.S98]/([.S98]+[.$Q$5])" office:value-type="float" office:value="0.588998616485093" calcext:value-type="float">
            <text:p>0.5889986165</text:p>
          </table:table-cell>
          <table:table-cell table:formula="of:=[.R98]+[.T98]*((([.L98]*[.A98])+[.D98])-[.R98])" office:value-type="float" office:value="-2.82597864427351" calcext:value-type="float">
            <text:p>-2.8259786443</text:p>
          </table:table-cell>
          <table:table-cell table:formula="of:=(1-[.T98])*[.S98]" office:value-type="float" office:value="0.588998616485093" calcext:value-type="float">
            <text:p>0.5889986165</text:p>
          </table:table-cell>
          <table:table-cell table:formula="of:=[.D99]-[.U98]" office:value-type="float" office:value="-0.679175371895997" calcext:value-type="float">
            <text:p>-0.6791753719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98]+[.A99]" office:value-type="float" office:value="9.09999999999998" calcext:value-type="float">
            <text:p>9.1</text:p>
          </table:table-cell>
          <table:table-cell table:formula="of:=[.C98]+COS([.B99]/4)" office:value-type="float" office:value="-4.20568448310887" calcext:value-type="float">
            <text:p>-4.2056844831</text:p>
          </table:table-cell>
          <table:table-cell table:style-name="ce5" table:formula="of:=[.D98]*0.8+[.P98]*0.2" office:value-type="float" office:value="-3.50515401616951" calcext:value-type="float">
            <text:p>-3.505154</text:p>
          </table:table-cell>
          <table:table-cell table:style-name="ce5" table:formula="of:=[.C99]-[.D99]" office:value-type="float" office:value="-0.700530466939356" calcext:value-type="float">
            <text:p>-0.700530</text:p>
          </table:table-cell>
          <table:table-cell table:style-name="ce5" table:formula="of:=ABS([.E99])" office:value-type="float" office:value="0.700530466939356" calcext:value-type="float">
            <text:p>0.700530</text:p>
          </table:table-cell>
          <table:table-cell table:style-name="ce5" table:formula="of:=[.$B$1]*[.E99]" office:value-type="float" office:value="-0.700530466939356" calcext:value-type="float">
            <text:p>-0.700530</text:p>
          </table:table-cell>
          <table:table-cell table:style-name="ce5" table:formula="of:=[.H98]+([.E99]*[.A99])" office:value-type="float" office:value="-0.60627317883037" calcext:value-type="float">
            <text:p>-0.606273</text:p>
          </table:table-cell>
          <table:table-cell table:style-name="ce5" table:formula="of:=[.H99]*[.$B$2]" office:value-type="float" office:value="-6.0627317883037" calcext:value-type="float">
            <text:p>-6.062732</text:p>
          </table:table-cell>
          <table:table-cell table:style-name="ce5" table:formula="of:=([.E99]-[.E98])/[.A99]" office:value-type="float" office:value="-0.138630831335282" calcext:value-type="float">
            <text:p>-0.138631</text:p>
          </table:table-cell>
          <table:table-cell table:style-name="ce5" table:formula="of:=[.J99]*[.$B$3]" office:value-type="float" office:value="0.0138630831335282" calcext:value-type="float">
            <text:p>0.013863</text:p>
          </table:table-cell>
          <table:table-cell table:style-name="ce5" table:formula="of:=[.G99]+[.I99]+[.K99]" office:value-type="float" office:value="-6.74939917210953" calcext:value-type="float">
            <text:p>-6.749399</text:p>
          </table:table-cell>
          <table:table-cell table:style-name="ce5" table:formula="of:=-[.L99]/8" office:value-type="float" office:value="0.843674896513691" calcext:value-type="float">
            <text:p>0.843675</text:p>
          </table:table-cell>
          <table:table-cell table:formula="of:=IF([.U99]&gt;[.$B$4];1;0)" office:value-type="float" office:value="0" calcext:value-type="float">
            <text:p>0.00</text:p>
          </table:table-cell>
          <table:table-cell table:style-name="ce7" table:formula="of:=IF([.D99]&gt;[.$B$4];1;0)" office:value-type="float" office:value="0" calcext:value-type="float">
            <text:p>0.00</text:p>
          </table:table-cell>
          <table:table-cell table:style-name="ce5" table:formula="of:=IF([.O99];[.M99];[.L99])" office:value-type="float" office:value="-6.74939917210953" calcext:value-type="float">
            <text:p>-6.749399</text:p>
          </table:table-cell>
          <table:table-cell table:formula="of:=([.P99]-[.P98])/[.A99]" office:value-type="float" office:value="-7.09988958702795" calcext:value-type="float">
            <text:p>-7.099889587</text:p>
          </table:table-cell>
          <table:table-cell table:formula="of:=[.$U$5]*[.U98]" office:value-type="float" office:value="-2.42324163319388" calcext:value-type="float">
            <text:p>-2.4232416332</text:p>
          </table:table-cell>
          <table:table-cell table:formula="of:=([.$U$5]*[.V98]*[.$U$5])+[.$S$5]" office:value-type="float" office:value="1.43308183405113" calcext:value-type="float">
            <text:p>1.4330818341</text:p>
          </table:table-cell>
          <table:table-cell table:formula="of:=[.S99]/([.S99]+[.$Q$5])" office:value-type="float" office:value="0.588998616485093" calcext:value-type="float">
            <text:p>0.5889986165</text:p>
          </table:table-cell>
          <table:table-cell table:formula="of:=[.R99]+[.T99]*((([.L99]*[.A99])+[.D99])-[.R99])" office:value-type="float" office:value="-3.45802520737243" calcext:value-type="float">
            <text:p>-3.4580252074</text:p>
          </table:table-cell>
          <table:table-cell table:formula="of:=(1-[.T99])*[.S99]" office:value-type="float" office:value="0.588998616485093" calcext:value-type="float">
            <text:p>0.5889986165</text:p>
          </table:table-cell>
          <table:table-cell table:formula="of:=[.D100]-[.U99]" office:value-type="float" office:value="-0.695977839985082" calcext:value-type="float">
            <text:p>-0.69597784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99]+[.A100]" office:value-type="float" office:value="9.19999999999998" calcext:value-type="float">
            <text:p>9.2</text:p>
          </table:table-cell>
          <table:table-cell table:formula="of:=[.C99]+COS([.B100]/4)" office:value-type="float" office:value="-4.87196050438869" calcext:value-type="float">
            <text:p>-4.8719605044</text:p>
          </table:table-cell>
          <table:table-cell table:style-name="ce5" table:formula="of:=[.D99]*0.8+[.P99]*0.2" office:value-type="float" office:value="-4.15400304735751" calcext:value-type="float">
            <text:p>-4.154003</text:p>
          </table:table-cell>
          <table:table-cell table:style-name="ce5" table:formula="of:=[.C100]-[.D100]" office:value-type="float" office:value="-0.717957457031173" calcext:value-type="float">
            <text:p>-0.717957</text:p>
          </table:table-cell>
          <table:table-cell table:style-name="ce5" table:formula="of:=ABS([.E100])" office:value-type="float" office:value="0.717957457031173" calcext:value-type="float">
            <text:p>0.717957</text:p>
          </table:table-cell>
          <table:table-cell table:style-name="ce5" table:formula="of:=[.$B$1]*[.E100]" office:value-type="float" office:value="-0.717957457031173" calcext:value-type="float">
            <text:p>-0.717957</text:p>
          </table:table-cell>
          <table:table-cell table:style-name="ce5" table:formula="of:=[.H99]+([.E100]*[.A100])" office:value-type="float" office:value="-0.678068924533488" calcext:value-type="float">
            <text:p>-0.678069</text:p>
          </table:table-cell>
          <table:table-cell table:style-name="ce5" table:formula="of:=[.H100]*[.$B$2]" office:value-type="float" office:value="-6.78068924533488" calcext:value-type="float">
            <text:p>-6.780689</text:p>
          </table:table-cell>
          <table:table-cell table:style-name="ce5" table:formula="of:=([.E100]-[.E99])/[.A100]" office:value-type="float" office:value="-0.174269900918169" calcext:value-type="float">
            <text:p>-0.174270</text:p>
          </table:table-cell>
          <table:table-cell table:style-name="ce5" table:formula="of:=[.J100]*[.$B$3]" office:value-type="float" office:value="0.0174269900918169" calcext:value-type="float">
            <text:p>0.017427</text:p>
          </table:table-cell>
          <table:table-cell table:style-name="ce5" table:formula="of:=[.G100]+[.I100]+[.K100]" office:value-type="float" office:value="-7.48121971227423" calcext:value-type="float">
            <text:p>-7.481220</text:p>
          </table:table-cell>
          <table:table-cell table:style-name="ce5" table:formula="of:=-[.L100]/8" office:value-type="float" office:value="0.935152464034279" calcext:value-type="float">
            <text:p>0.935152</text:p>
          </table:table-cell>
          <table:table-cell table:formula="of:=IF([.U100]&gt;[.$B$4];1;0)" office:value-type="float" office:value="0" calcext:value-type="float">
            <text:p>0.00</text:p>
          </table:table-cell>
          <table:table-cell table:style-name="ce7" table:formula="of:=IF([.D100]&gt;[.$B$4];1;0)" office:value-type="float" office:value="0" calcext:value-type="float">
            <text:p>0.00</text:p>
          </table:table-cell>
          <table:table-cell table:style-name="ce5" table:formula="of:=IF([.O100];[.M100];[.L100])" office:value-type="float" office:value="-7.48121971227423" calcext:value-type="float">
            <text:p>-7.481220</text:p>
          </table:table-cell>
          <table:table-cell table:formula="of:=([.P100]-[.P99])/[.A100]" office:value-type="float" office:value="-7.31820540164701" calcext:value-type="float">
            <text:p>-7.3182054016</text:p>
          </table:table-cell>
          <table:table-cell table:formula="of:=[.$U$5]*[.U99]" office:value-type="float" office:value="-2.96521372095965" calcext:value-type="float">
            <text:p>-2.965213721</text:p>
          </table:table-cell>
          <table:table-cell table:formula="of:=([.$U$5]*[.V99]*[.$U$5])+[.$S$5]" office:value-type="float" office:value="1.43308183405113" calcext:value-type="float">
            <text:p>1.4330818341</text:p>
          </table:table-cell>
          <table:table-cell table:formula="of:=[.S100]/([.S100]+[.$Q$5])" office:value-type="float" office:value="0.588998616485093" calcext:value-type="float">
            <text:p>0.5889986165</text:p>
          </table:table-cell>
          <table:table-cell table:formula="of:=[.R100]+[.T100]*((([.L100]*[.A100])+[.D100])-[.R100])" office:value-type="float" office:value="-4.10605179551529" calcext:value-type="float">
            <text:p>-4.1060517955</text:p>
          </table:table-cell>
          <table:table-cell table:formula="of:=(1-[.T100])*[.S100]" office:value-type="float" office:value="0.588998616485093" calcext:value-type="float">
            <text:p>0.5889986165</text:p>
          </table:table-cell>
          <table:table-cell table:formula="of:=[.D101]-[.U100]" office:value-type="float" office:value="-0.713394584825567" calcext:value-type="float">
            <text:p>-0.713394584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00]+[.A101]" office:value-type="float" office:value="9.29999999999998" calcext:value-type="float">
            <text:p>9.3</text:p>
          </table:table-cell>
          <table:table-cell table:formula="of:=[.C100]+COS([.B101]/4)" office:value-type="float" office:value="-5.55666901368041" calcext:value-type="float">
            <text:p>-5.5566690137</text:p>
          </table:table-cell>
          <table:table-cell table:style-name="ce5" table:formula="of:=[.D100]*0.8+[.P100]*0.2" office:value-type="float" office:value="-4.81944638034086" calcext:value-type="float">
            <text:p>-4.819446</text:p>
          </table:table-cell>
          <table:table-cell table:style-name="ce5" table:formula="of:=[.C101]-[.D101]" office:value-type="float" office:value="-0.737222633339556" calcext:value-type="float">
            <text:p>-0.737223</text:p>
          </table:table-cell>
          <table:table-cell table:style-name="ce5" table:formula="of:=ABS([.E101])" office:value-type="float" office:value="0.737222633339556" calcext:value-type="float">
            <text:p>0.737223</text:p>
          </table:table-cell>
          <table:table-cell table:style-name="ce5" table:formula="of:=[.$B$1]*[.E101]" office:value-type="float" office:value="-0.737222633339556" calcext:value-type="float">
            <text:p>-0.737223</text:p>
          </table:table-cell>
          <table:table-cell table:style-name="ce5" table:formula="of:=[.H100]+([.E101]*[.A101])" office:value-type="float" office:value="-0.751791187867443" calcext:value-type="float">
            <text:p>-0.751791</text:p>
          </table:table-cell>
          <table:table-cell table:style-name="ce5" table:formula="of:=[.H101]*[.$B$2]" office:value-type="float" office:value="-7.51791187867443" calcext:value-type="float">
            <text:p>-7.517912</text:p>
          </table:table-cell>
          <table:table-cell table:style-name="ce5" table:formula="of:=([.E101]-[.E100])/[.A101]" office:value-type="float" office:value="-0.192651763083829" calcext:value-type="float">
            <text:p>-0.192652</text:p>
          </table:table-cell>
          <table:table-cell table:style-name="ce5" table:formula="of:=[.J101]*[.$B$3]" office:value-type="float" office:value="0.0192651763083829" calcext:value-type="float">
            <text:p>0.019265</text:p>
          </table:table-cell>
          <table:table-cell table:style-name="ce5" table:formula="of:=[.G101]+[.I101]+[.K101]" office:value-type="float" office:value="-8.23586933570561" calcext:value-type="float">
            <text:p>-8.235869</text:p>
          </table:table-cell>
          <table:table-cell table:style-name="ce5" table:formula="of:=-[.L101]/8" office:value-type="float" office:value="1.0294836669632" calcext:value-type="float">
            <text:p>1.029484</text:p>
          </table:table-cell>
          <table:table-cell table:formula="of:=IF([.U101]&gt;[.$B$4];1;0)" office:value-type="float" office:value="0" calcext:value-type="float">
            <text:p>0.00</text:p>
          </table:table-cell>
          <table:table-cell table:style-name="ce7" table:formula="of:=IF([.D101]&gt;[.$B$4];1;0)" office:value-type="float" office:value="0" calcext:value-type="float">
            <text:p>0.00</text:p>
          </table:table-cell>
          <table:table-cell table:style-name="ce5" table:formula="of:=IF([.O101];[.M101];[.L101])" office:value-type="float" office:value="-8.23586933570561" calcext:value-type="float">
            <text:p>-8.235869</text:p>
          </table:table-cell>
          <table:table-cell table:formula="of:=([.P101]-[.P100])/[.A101]" office:value-type="float" office:value="-7.54649623431371" calcext:value-type="float">
            <text:p>-7.5464962343</text:p>
          </table:table-cell>
          <table:table-cell table:formula="of:=[.$U$5]*[.U100]" office:value-type="float" office:value="-3.52088848197967" calcext:value-type="float">
            <text:p>-3.520888482</text:p>
          </table:table-cell>
          <table:table-cell table:formula="of:=([.$U$5]*[.V100]*[.$U$5])+[.$S$5]" office:value-type="float" office:value="1.43308183405113" calcext:value-type="float">
            <text:p>1.4330818341</text:p>
          </table:table-cell>
          <table:table-cell table:formula="of:=[.S101]/([.S101]+[.$Q$5])" office:value-type="float" office:value="0.588998616485093" calcext:value-type="float">
            <text:p>0.5889986165</text:p>
          </table:table-cell>
          <table:table-cell table:formula="of:=[.R101]+[.T101]*((([.L101]*[.A101])+[.D101])-[.R101])" office:value-type="float" office:value="-4.77082885196846" calcext:value-type="float">
            <text:p>-4.770828852</text:p>
          </table:table-cell>
          <table:table-cell table:formula="of:=(1-[.T101])*[.S101]" office:value-type="float" office:value="0.588998616485093" calcext:value-type="float">
            <text:p>0.5889986165</text:p>
          </table:table-cell>
          <table:table-cell table:formula="of:=[.D102]-[.U101]" office:value-type="float" office:value="-0.731902119445346" calcext:value-type="float">
            <text:p>-0.7319021194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01]+[.A102]" office:value-type="float" office:value="9.39999999999998" calcext:value-type="float">
            <text:p>9.4</text:p>
          </table:table-cell>
          <table:table-cell office:value-type="float" office:value="-5" calcext:value-type="float">
            <text:p>-5</text:p>
          </table:table-cell>
          <table:table-cell table:style-name="ce5" table:formula="of:=[.D101]*0.8+[.P101]*0.2" office:value-type="float" office:value="-5.50273097141381" calcext:value-type="float">
            <text:p>-5.502731</text:p>
          </table:table-cell>
          <table:table-cell table:style-name="ce5" table:formula="of:=[.C102]-[.D102]" office:value-type="float" office:value="0.502730971413808" calcext:value-type="float">
            <text:p>0.502731</text:p>
          </table:table-cell>
          <table:table-cell table:style-name="ce5" table:formula="of:=ABS([.E102])" office:value-type="float" office:value="0.502730971413808" calcext:value-type="float">
            <text:p>0.502731</text:p>
          </table:table-cell>
          <table:table-cell table:style-name="ce5" table:formula="of:=[.$B$1]*[.E102]" office:value-type="float" office:value="0.502730971413808" calcext:value-type="float">
            <text:p>0.502731</text:p>
          </table:table-cell>
          <table:table-cell table:style-name="ce5" table:formula="of:=[.H101]+([.E102]*[.A102])" office:value-type="float" office:value="-0.701518090726063" calcext:value-type="float">
            <text:p>-0.701518</text:p>
          </table:table-cell>
          <table:table-cell table:style-name="ce5" table:formula="of:=[.H102]*[.$B$2]" office:value-type="float" office:value="-7.01518090726063" calcext:value-type="float">
            <text:p>-7.015181</text:p>
          </table:table-cell>
          <table:table-cell table:style-name="ce5" table:formula="of:=([.E102]-[.E101])/[.A102]" office:value-type="float" office:value="12.3995360475336" calcext:value-type="float">
            <text:p>12.399536</text:p>
          </table:table-cell>
          <table:table-cell table:style-name="ce5" table:formula="of:=[.J102]*[.$B$3]" office:value-type="float" office:value="-1.23995360475336" calcext:value-type="float">
            <text:p>-1.239954</text:p>
          </table:table-cell>
          <table:table-cell table:style-name="ce5" table:formula="of:=[.G102]+[.I102]+[.K102]" office:value-type="float" office:value="-7.75240354060018" calcext:value-type="float">
            <text:p>-7.752404</text:p>
          </table:table-cell>
          <table:table-cell table:style-name="ce5" table:formula="of:=-[.L102]/8" office:value-type="float" office:value="0.969050442575023" calcext:value-type="float">
            <text:p>0.969050</text:p>
          </table:table-cell>
          <table:table-cell table:formula="of:=IF([.U102]&gt;[.$B$4];1;0)" office:value-type="float" office:value="0" calcext:value-type="float">
            <text:p>0.00</text:p>
          </table:table-cell>
          <table:table-cell table:style-name="ce7" table:formula="of:=IF([.D102]&gt;[.$B$4];1;0)" office:value-type="float" office:value="0" calcext:value-type="float">
            <text:p>0.00</text:p>
          </table:table-cell>
          <table:table-cell table:style-name="ce5" table:formula="of:=IF([.O102];[.M102];[.L102])" office:value-type="float" office:value="-7.75240354060018" calcext:value-type="float">
            <text:p>-7.752404</text:p>
          </table:table-cell>
          <table:table-cell table:formula="of:=([.P102]-[.P101])/[.A102]" office:value-type="float" office:value="4.83465795105422" calcext:value-type="float">
            <text:p>4.8346579511</text:p>
          </table:table-cell>
          <table:table-cell table:formula="of:=[.$U$5]*[.U101]" office:value-type="float" office:value="-4.09092656179805" calcext:value-type="float">
            <text:p>-4.0909265618</text:p>
          </table:table-cell>
          <table:table-cell table:formula="of:=([.$U$5]*[.V101]*[.$U$5])+[.$S$5]" office:value-type="float" office:value="1.43308183405113" calcext:value-type="float">
            <text:p>1.4330818341</text:p>
          </table:table-cell>
          <table:table-cell table:formula="of:=[.S102]/([.S102]+[.$Q$5])" office:value-type="float" office:value="0.588998616485093" calcext:value-type="float">
            <text:p>0.5889986165</text:p>
          </table:table-cell>
          <table:table-cell table:formula="of:=[.R102]+[.T102]*((([.L102]*[.A102])+[.D102])-[.R102])" office:value-type="float" office:value="-5.37909290179405" calcext:value-type="float">
            <text:p>-5.3790929018</text:p>
          </table:table-cell>
          <table:table-cell table:formula="of:=(1-[.T102])*[.S102]" office:value-type="float" office:value="0.588998616485093" calcext:value-type="float">
            <text:p>0.5889986165</text:p>
          </table:table-cell>
          <table:table-cell table:formula="of:=[.D103]-[.U102]" office:value-type="float" office:value="-0.573572583457035" calcext:value-type="float">
            <text:p>-0.5735725835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02]+[.A103]" office:value-type="float" office:value="9.49999999999998" calcext:value-type="float">
            <text:p>9.5</text:p>
          </table:table-cell>
          <table:table-cell office:value-type="float" office:value="-5" calcext:value-type="float">
            <text:p>-5</text:p>
          </table:table-cell>
          <table:table-cell table:style-name="ce5" table:formula="of:=[.D102]*0.8+[.P102]*0.2" office:value-type="float" office:value="-5.95266548525108" calcext:value-type="float">
            <text:p>-5.952665</text:p>
          </table:table-cell>
          <table:table-cell table:style-name="ce5" table:formula="of:=[.C103]-[.D103]" office:value-type="float" office:value="0.952665485251083" calcext:value-type="float">
            <text:p>0.952665</text:p>
          </table:table-cell>
          <table:table-cell table:style-name="ce5" table:formula="of:=ABS([.E103])" office:value-type="float" office:value="0.952665485251083" calcext:value-type="float">
            <text:p>0.952665</text:p>
          </table:table-cell>
          <table:table-cell table:style-name="ce5" table:formula="of:=[.$B$1]*[.E103]" office:value-type="float" office:value="0.952665485251083" calcext:value-type="float">
            <text:p>0.952665</text:p>
          </table:table-cell>
          <table:table-cell table:style-name="ce5" table:formula="of:=[.H102]+([.E103]*[.A103])" office:value-type="float" office:value="-0.606251542200954" calcext:value-type="float">
            <text:p>-0.606252</text:p>
          </table:table-cell>
          <table:table-cell table:style-name="ce5" table:formula="of:=[.H103]*[.$B$2]" office:value-type="float" office:value="-6.06251542200954" calcext:value-type="float">
            <text:p>-6.062515</text:p>
          </table:table-cell>
          <table:table-cell table:style-name="ce5" table:formula="of:=([.E103]-[.E102])/[.A103]" office:value-type="float" office:value="4.49934513837276" calcext:value-type="float">
            <text:p>4.499345</text:p>
          </table:table-cell>
          <table:table-cell table:style-name="ce5" table:formula="of:=[.J103]*[.$B$3]" office:value-type="float" office:value="-0.449934513837276" calcext:value-type="float">
            <text:p>-0.449935</text:p>
          </table:table-cell>
          <table:table-cell table:style-name="ce5" table:formula="of:=[.G103]+[.I103]+[.K103]" office:value-type="float" office:value="-5.55978445059573" calcext:value-type="float">
            <text:p>-5.559784</text:p>
          </table:table-cell>
          <table:table-cell table:style-name="ce5" table:formula="of:=-[.L103]/8" office:value-type="float" office:value="0.694973056324467" calcext:value-type="float">
            <text:p>0.694973</text:p>
          </table:table-cell>
          <table:table-cell table:formula="of:=IF([.U103]&gt;[.$B$4];1;0)" office:value-type="float" office:value="0" calcext:value-type="float">
            <text:p>0.00</text:p>
          </table:table-cell>
          <table:table-cell table:style-name="ce7" table:formula="of:=IF([.D103]&gt;[.$B$4];1;0)" office:value-type="float" office:value="0" calcext:value-type="float">
            <text:p>0.00</text:p>
          </table:table-cell>
          <table:table-cell table:style-name="ce5" table:formula="of:=IF([.O103];[.M103];[.L103])" office:value-type="float" office:value="-5.55978445059573" calcext:value-type="float">
            <text:p>-5.559784</text:p>
          </table:table-cell>
          <table:table-cell table:formula="of:=([.P103]-[.P102])/[.A103]" office:value-type="float" office:value="21.9261909000445" calcext:value-type="float">
            <text:p>21.9261909</text:p>
          </table:table-cell>
          <table:table-cell table:formula="of:=[.$U$5]*[.U102]" office:value-type="float" office:value="-4.61250543943723" calcext:value-type="float">
            <text:p>-4.6125054394</text:p>
          </table:table-cell>
          <table:table-cell table:formula="of:=([.$U$5]*[.V102]*[.$U$5])+[.$S$5]" office:value-type="float" office:value="1.43308183405113" calcext:value-type="float">
            <text:p>1.4330818341</text:p>
          </table:table-cell>
          <table:table-cell table:formula="of:=[.S103]/([.S103]+[.$Q$5])" office:value-type="float" office:value="0.588998616485093" calcext:value-type="float">
            <text:p>0.5889986165</text:p>
          </table:table-cell>
          <table:table-cell table:formula="of:=[.R103]+[.T103]*((([.L103]*[.A103])+[.D103])-[.R103])" office:value-type="float" office:value="-5.72932838722581" calcext:value-type="float">
            <text:p>-5.7293283872</text:p>
          </table:table-cell>
          <table:table-cell table:formula="of:=(1-[.T103])*[.S103]" office:value-type="float" office:value="0.588998616485093" calcext:value-type="float">
            <text:p>0.5889986165</text:p>
          </table:table-cell>
          <table:table-cell table:formula="of:=[.D104]-[.U103]" office:value-type="float" office:value="-0.144760891094204" calcext:value-type="float">
            <text:p>-0.1447608911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03]+[.A104]" office:value-type="float" office:value="9.59999999999998" calcext:value-type="float">
            <text:p>9.6</text:p>
          </table:table-cell>
          <table:table-cell office:value-type="float" office:value="-5" calcext:value-type="float">
            <text:p>-5</text:p>
          </table:table-cell>
          <table:table-cell table:style-name="ce5" table:formula="of:=[.D103]*0.8+[.P103]*0.2" office:value-type="float" office:value="-5.87408927832001" calcext:value-type="float">
            <text:p>-5.874089</text:p>
          </table:table-cell>
          <table:table-cell table:style-name="ce5" table:formula="of:=[.C104]-[.D104]" office:value-type="float" office:value="0.874089278320014" calcext:value-type="float">
            <text:p>0.874089</text:p>
          </table:table-cell>
          <table:table-cell table:style-name="ce5" table:formula="of:=ABS([.E104])" office:value-type="float" office:value="0.874089278320014" calcext:value-type="float">
            <text:p>0.874089</text:p>
          </table:table-cell>
          <table:table-cell table:style-name="ce5" table:formula="of:=[.$B$1]*[.E104]" office:value-type="float" office:value="0.874089278320014" calcext:value-type="float">
            <text:p>0.874089</text:p>
          </table:table-cell>
          <table:table-cell table:style-name="ce5" table:formula="of:=[.H103]+([.E104]*[.A104])" office:value-type="float" office:value="-0.518842614368953" calcext:value-type="float">
            <text:p>-0.518843</text:p>
          </table:table-cell>
          <table:table-cell table:style-name="ce5" table:formula="of:=[.H104]*[.$B$2]" office:value-type="float" office:value="-5.18842614368953" calcext:value-type="float">
            <text:p>-5.188426</text:p>
          </table:table-cell>
          <table:table-cell table:style-name="ce5" table:formula="of:=([.E104]-[.E103])/[.A104]" office:value-type="float" office:value="-0.785762069310696" calcext:value-type="float">
            <text:p>-0.785762</text:p>
          </table:table-cell>
          <table:table-cell table:style-name="ce5" table:formula="of:=[.J104]*[.$B$3]" office:value-type="float" office:value="0.0785762069310696" calcext:value-type="float">
            <text:p>0.078576</text:p>
          </table:table-cell>
          <table:table-cell table:style-name="ce5" table:formula="of:=[.G104]+[.I104]+[.K104]" office:value-type="float" office:value="-4.23576065843845" calcext:value-type="float">
            <text:p>-4.235761</text:p>
          </table:table-cell>
          <table:table-cell table:style-name="ce5" table:formula="of:=-[.L104]/8" office:value-type="float" office:value="0.529470082304806" calcext:value-type="float">
            <text:p>0.529470</text:p>
          </table:table-cell>
          <table:table-cell table:formula="of:=IF([.U104]&gt;[.$B$4];1;0)" office:value-type="float" office:value="0" calcext:value-type="float">
            <text:p>0.00</text:p>
          </table:table-cell>
          <table:table-cell table:style-name="ce7" table:formula="of:=IF([.D104]&gt;[.$B$4];1;0)" office:value-type="float" office:value="0" calcext:value-type="float">
            <text:p>0.00</text:p>
          </table:table-cell>
          <table:table-cell table:style-name="ce5" table:formula="of:=IF([.O104];[.M104];[.L104])" office:value-type="float" office:value="-4.23576065843845" calcext:value-type="float">
            <text:p>-4.235761</text:p>
          </table:table-cell>
          <table:table-cell table:formula="of:=([.P104]-[.P103])/[.A104]" office:value-type="float" office:value="13.2402379215729" calcext:value-type="float">
            <text:p>13.2402379216</text:p>
          </table:table-cell>
          <table:table-cell table:formula="of:=[.$U$5]*[.U103]" office:value-type="float" office:value="-4.91282802377095" calcext:value-type="float">
            <text:p>-4.9128280238</text:p>
          </table:table-cell>
          <table:table-cell table:formula="of:=([.$U$5]*[.V103]*[.$U$5])+[.$S$5]" office:value-type="float" office:value="1.43308183405113" calcext:value-type="float">
            <text:p>1.4330818341</text:p>
          </table:table-cell>
          <table:table-cell table:formula="of:=[.S104]/([.S104]+[.$Q$5])" office:value-type="float" office:value="0.588998616485093" calcext:value-type="float">
            <text:p>0.5889986165</text:p>
          </table:table-cell>
          <table:table-cell table:formula="of:=[.R104]+[.T104]*((([.L104]*[.A104])+[.D104])-[.R104])" office:value-type="float" office:value="-5.72849528953929" calcext:value-type="float">
            <text:p>-5.7284952895</text:p>
          </table:table-cell>
          <table:table-cell table:formula="of:=(1-[.T104])*[.S104]" office:value-type="float" office:value="0.588998616485093" calcext:value-type="float">
            <text:p>0.5889986165</text:p>
          </table:table-cell>
          <table:table-cell table:formula="of:=[.D105]-[.U104]" office:value-type="float" office:value="0.182071735195594" calcext:value-type="float">
            <text:p>0.1820717352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04]+[.A105]" office:value-type="float" office:value="9.69999999999998" calcext:value-type="float">
            <text:p>9.7</text:p>
          </table:table-cell>
          <table:table-cell office:value-type="float" office:value="-5" calcext:value-type="float">
            <text:p>-5</text:p>
          </table:table-cell>
          <table:table-cell table:style-name="ce5" table:formula="of:=[.D104]*0.8+[.P104]*0.2" office:value-type="float" office:value="-5.5464235543437" calcext:value-type="float">
            <text:p>-5.546424</text:p>
          </table:table-cell>
          <table:table-cell table:style-name="ce5" table:formula="of:=[.C105]-[.D105]" office:value-type="float" office:value="0.546423554343701" calcext:value-type="float">
            <text:p>0.546424</text:p>
          </table:table-cell>
          <table:table-cell table:style-name="ce5" table:formula="of:=ABS([.E105])" office:value-type="float" office:value="0.546423554343701" calcext:value-type="float">
            <text:p>0.546424</text:p>
          </table:table-cell>
          <table:table-cell table:style-name="ce5" table:formula="of:=[.$B$1]*[.E105]" office:value-type="float" office:value="0.546423554343701" calcext:value-type="float">
            <text:p>0.546424</text:p>
          </table:table-cell>
          <table:table-cell table:style-name="ce5" table:formula="of:=[.H104]+([.E105]*[.A105])" office:value-type="float" office:value="-0.464200258934583" calcext:value-type="float">
            <text:p>-0.464200</text:p>
          </table:table-cell>
          <table:table-cell table:style-name="ce5" table:formula="of:=[.H105]*[.$B$2]" office:value-type="float" office:value="-4.64200258934583" calcext:value-type="float">
            <text:p>-4.642003</text:p>
          </table:table-cell>
          <table:table-cell table:style-name="ce5" table:formula="of:=([.E105]-[.E104])/[.A105]" office:value-type="float" office:value="-3.27665723976313" calcext:value-type="float">
            <text:p>-3.276657</text:p>
          </table:table-cell>
          <table:table-cell table:style-name="ce5" table:formula="of:=[.J105]*[.$B$3]" office:value-type="float" office:value="0.327665723976313" calcext:value-type="float">
            <text:p>0.327666</text:p>
          </table:table-cell>
          <table:table-cell table:style-name="ce5" table:formula="of:=[.G105]+[.I105]+[.K105]" office:value-type="float" office:value="-3.76791331102581" calcext:value-type="float">
            <text:p>-3.767913</text:p>
          </table:table-cell>
          <table:table-cell table:style-name="ce5" table:formula="of:=-[.L105]/8" office:value-type="float" office:value="0.470989163878227" calcext:value-type="float">
            <text:p>0.470989</text:p>
          </table:table-cell>
          <table:table-cell table:formula="of:=IF([.U105]&gt;[.$B$4];1;0)" office:value-type="float" office:value="0" calcext:value-type="float">
            <text:p>0.00</text:p>
          </table:table-cell>
          <table:table-cell table:style-name="ce7" table:formula="of:=IF([.D105]&gt;[.$B$4];1;0)" office:value-type="float" office:value="0" calcext:value-type="float">
            <text:p>0.00</text:p>
          </table:table-cell>
          <table:table-cell table:style-name="ce5" table:formula="of:=IF([.O105];[.M105];[.L105])" office:value-type="float" office:value="-3.76791331102581" calcext:value-type="float">
            <text:p>-3.767913</text:p>
          </table:table-cell>
          <table:table-cell table:formula="of:=([.P105]-[.P104])/[.A105]" office:value-type="float" office:value="4.67847347412631" calcext:value-type="float">
            <text:p>4.6784734741</text:p>
          </table:table-cell>
          <table:table-cell table:formula="of:=[.$U$5]*[.U104]" office:value-type="float" office:value="-4.91211365283875" calcext:value-type="float">
            <text:p>-4.9121136528</text:p>
          </table:table-cell>
          <table:table-cell table:formula="of:=([.$U$5]*[.V104]*[.$U$5])+[.$S$5]" office:value-type="float" office:value="1.43308183405113" calcext:value-type="float">
            <text:p>1.4330818341</text:p>
          </table:table-cell>
          <table:table-cell table:formula="of:=[.S105]/([.S105]+[.$Q$5])" office:value-type="float" office:value="0.588998616485093" calcext:value-type="float">
            <text:p>0.5889986165</text:p>
          </table:table-cell>
          <table:table-cell table:formula="of:=[.R105]+[.T105]*((([.L105]*[.A105])+[.D105])-[.R105])" office:value-type="float" office:value="-5.50765087997096" calcext:value-type="float">
            <text:p>-5.50765088</text:p>
          </table:table-cell>
          <table:table-cell table:formula="of:=(1-[.T105])*[.S105]" office:value-type="float" office:value="0.588998616485093" calcext:value-type="float">
            <text:p>0.5889986165</text:p>
          </table:table-cell>
          <table:table-cell table:formula="of:=[.D106]-[.U105]" office:value-type="float" office:value="0.316929374290834" calcext:value-type="float">
            <text:p>0.3169293743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05]+[.A106]" office:value-type="float" office:value="9.79999999999998" calcext:value-type="float">
            <text:p>9.8</text:p>
          </table:table-cell>
          <table:table-cell office:value-type="float" office:value="-5" calcext:value-type="float">
            <text:p>-5</text:p>
          </table:table-cell>
          <table:table-cell table:style-name="ce5" table:formula="of:=[.D105]*0.8+[.P105]*0.2" office:value-type="float" office:value="-5.19072150568012" calcext:value-type="float">
            <text:p>-5.190722</text:p>
          </table:table-cell>
          <table:table-cell table:style-name="ce5" table:formula="of:=[.C106]-[.D106]" office:value-type="float" office:value="0.190721505680123" calcext:value-type="float">
            <text:p>0.190722</text:p>
          </table:table-cell>
          <table:table-cell table:style-name="ce5" table:formula="of:=ABS([.E106])" office:value-type="float" office:value="0.190721505680123" calcext:value-type="float">
            <text:p>0.190722</text:p>
          </table:table-cell>
          <table:table-cell table:style-name="ce5" table:formula="of:=[.$B$1]*[.E106]" office:value-type="float" office:value="0.190721505680123" calcext:value-type="float">
            <text:p>0.190722</text:p>
          </table:table-cell>
          <table:table-cell table:style-name="ce5" table:formula="of:=[.H105]+([.E106]*[.A106])" office:value-type="float" office:value="-0.44512810836657" calcext:value-type="float">
            <text:p>-0.445128</text:p>
          </table:table-cell>
          <table:table-cell table:style-name="ce5" table:formula="of:=[.H106]*[.$B$2]" office:value-type="float" office:value="-4.4512810836657" calcext:value-type="float">
            <text:p>-4.451281</text:p>
          </table:table-cell>
          <table:table-cell table:style-name="ce5" table:formula="of:=([.E106]-[.E105])/[.A106]" office:value-type="float" office:value="-3.55702048663577" calcext:value-type="float">
            <text:p>-3.557020</text:p>
          </table:table-cell>
          <table:table-cell table:style-name="ce5" table:formula="of:=[.J106]*[.$B$3]" office:value-type="float" office:value="0.355702048663577" calcext:value-type="float">
            <text:p>0.355702</text:p>
          </table:table-cell>
          <table:table-cell table:style-name="ce5" table:formula="of:=[.G106]+[.I106]+[.K106]" office:value-type="float" office:value="-3.904857529322" calcext:value-type="float">
            <text:p>-3.904858</text:p>
          </table:table-cell>
          <table:table-cell table:style-name="ce5" table:formula="of:=-[.L106]/8" office:value-type="float" office:value="0.48810719116525" calcext:value-type="float">
            <text:p>0.488107</text:p>
          </table:table-cell>
          <table:table-cell table:formula="of:=IF([.U106]&gt;[.$B$4];1;0)" office:value-type="float" office:value="0" calcext:value-type="float">
            <text:p>0.00</text:p>
          </table:table-cell>
          <table:table-cell table:style-name="ce7" table:formula="of:=IF([.D106]&gt;[.$B$4];1;0)" office:value-type="float" office:value="0" calcext:value-type="float">
            <text:p>0.00</text:p>
          </table:table-cell>
          <table:table-cell table:style-name="ce5" table:formula="of:=IF([.O106];[.M106];[.L106])" office:value-type="float" office:value="-3.904857529322" calcext:value-type="float">
            <text:p>-3.904858</text:p>
          </table:table-cell>
          <table:table-cell table:formula="of:=([.P106]-[.P105])/[.A106]" office:value-type="float" office:value="-1.3694421829619" calcext:value-type="float">
            <text:p>-1.369442183</text:p>
          </table:table-cell>
          <table:table-cell table:formula="of:=[.$U$5]*[.U105]" office:value-type="float" office:value="-4.72274231105294" calcext:value-type="float">
            <text:p>-4.7227423111</text:p>
          </table:table-cell>
          <table:table-cell table:formula="of:=([.$U$5]*[.V105]*[.$U$5])+[.$S$5]" office:value-type="float" office:value="1.43308183405113" calcext:value-type="float">
            <text:p>1.4330818341</text:p>
          </table:table-cell>
          <table:table-cell table:formula="of:=[.S106]/([.S106]+[.$Q$5])" office:value-type="float" office:value="0.588998616485093" calcext:value-type="float">
            <text:p>0.5889986165</text:p>
          </table:table-cell>
          <table:table-cell table:formula="of:=[.R106]+[.T106]*((([.L106]*[.A106])+[.D106])-[.R106])" office:value-type="float" office:value="-5.22837697746636" calcext:value-type="float">
            <text:p>-5.2283769775</text:p>
          </table:table-cell>
          <table:table-cell table:formula="of:=(1-[.T106])*[.S106]" office:value-type="float" office:value="0.588998616485093" calcext:value-type="float">
            <text:p>0.5889986165</text:p>
          </table:table-cell>
          <table:table-cell table:formula="of:=[.D107]-[.U106]" office:value-type="float" office:value="0.294828267057865" calcext:value-type="float">
            <text:p>0.2948282671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06]+[.A107]" office:value-type="float" office:value="9.89999999999998" calcext:value-type="float">
            <text:p>9.9</text:p>
          </table:table-cell>
          <table:table-cell office:value-type="float" office:value="-5" calcext:value-type="float">
            <text:p>-5</text:p>
          </table:table-cell>
          <table:table-cell table:style-name="ce5" table:formula="of:=[.D106]*0.8+[.P106]*0.2" office:value-type="float" office:value="-4.9335487104085" calcext:value-type="float">
            <text:p>-4.933549</text:p>
          </table:table-cell>
          <table:table-cell table:style-name="ce5" table:formula="of:=[.C107]-[.D107]" office:value-type="float" office:value="-0.0664512895914999" calcext:value-type="float">
            <text:p>-0.066451</text:p>
          </table:table-cell>
          <table:table-cell table:style-name="ce5" table:formula="of:=ABS([.E107])" office:value-type="float" office:value="0.0664512895914999" calcext:value-type="float">
            <text:p>0.066451</text:p>
          </table:table-cell>
          <table:table-cell table:style-name="ce5" table:formula="of:=[.$B$1]*[.E107]" office:value-type="float" office:value="-0.0664512895914999" calcext:value-type="float">
            <text:p>-0.066451</text:p>
          </table:table-cell>
          <table:table-cell table:style-name="ce5" table:formula="of:=[.H106]+([.E107]*[.A107])" office:value-type="float" office:value="-0.45177323732572" calcext:value-type="float">
            <text:p>-0.451773</text:p>
          </table:table-cell>
          <table:table-cell table:style-name="ce5" table:formula="of:=[.H107]*[.$B$2]" office:value-type="float" office:value="-4.5177323732572" calcext:value-type="float">
            <text:p>-4.517732</text:p>
          </table:table-cell>
          <table:table-cell table:style-name="ce5" table:formula="of:=([.E107]-[.E106])/[.A107]" office:value-type="float" office:value="-2.57172795271623" calcext:value-type="float">
            <text:p>-2.571728</text:p>
          </table:table-cell>
          <table:table-cell table:style-name="ce5" table:formula="of:=[.J107]*[.$B$3]" office:value-type="float" office:value="0.257172795271623" calcext:value-type="float">
            <text:p>0.257173</text:p>
          </table:table-cell>
          <table:table-cell table:style-name="ce5" table:formula="of:=[.G107]+[.I107]+[.K107]" office:value-type="float" office:value="-4.32701086757708" calcext:value-type="float">
            <text:p>-4.327011</text:p>
          </table:table-cell>
          <table:table-cell table:style-name="ce5" table:formula="of:=-[.L107]/8" office:value-type="float" office:value="0.540876358447135" calcext:value-type="float">
            <text:p>0.540876</text:p>
          </table:table-cell>
          <table:table-cell table:formula="of:=IF([.U107]&gt;[.$B$4];1;0)" office:value-type="float" office:value="0" calcext:value-type="float">
            <text:p>0.00</text:p>
          </table:table-cell>
          <table:table-cell table:style-name="ce7" table:formula="of:=IF([.D107]&gt;[.$B$4];1;0)" office:value-type="float" office:value="0" calcext:value-type="float">
            <text:p>0.00</text:p>
          </table:table-cell>
          <table:table-cell table:style-name="ce5" table:formula="of:=IF([.O107];[.M107];[.L107])" office:value-type="float" office:value="-4.32701086757708" calcext:value-type="float">
            <text:p>-4.327011</text:p>
          </table:table-cell>
          <table:table-cell table:formula="of:=([.P107]-[.P106])/[.A107]" office:value-type="float" office:value="-4.22153338255076" calcext:value-type="float">
            <text:p>-4.2215333826</text:p>
          </table:table-cell>
          <table:table-cell table:formula="of:=[.$U$5]*[.U106]" office:value-type="float" office:value="-4.48326840385091" calcext:value-type="float">
            <text:p>-4.4832684039</text:p>
          </table:table-cell>
          <table:table-cell table:formula="of:=([.$U$5]*[.V106]*[.$U$5])+[.$S$5]" office:value-type="float" office:value="1.43308183405113" calcext:value-type="float">
            <text:p>1.4330818341</text:p>
          </table:table-cell>
          <table:table-cell table:formula="of:=[.S107]/([.S107]+[.$Q$5])" office:value-type="float" office:value="0.588998616485093" calcext:value-type="float">
            <text:p>0.5889986165</text:p>
          </table:table-cell>
          <table:table-cell table:formula="of:=[.R107]+[.T107]*((([.L107]*[.A107])+[.D107])-[.R107])" office:value-type="float" office:value="-5.0033432228957" calcext:value-type="float">
            <text:p>-5.0033432229</text:p>
          </table:table-cell>
          <table:table-cell table:formula="of:=(1-[.T107])*[.S107]" office:value-type="float" office:value="0.588998616485093" calcext:value-type="float">
            <text:p>0.5889986165</text:p>
          </table:table-cell>
          <table:table-cell table:formula="of:=[.D108]-[.U107]" office:value-type="float" office:value="0.191102081053486" calcext:value-type="float">
            <text:p>0.1911020811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07]+[.A108]" office:value-type="float" office:value="9.99999999999998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table:style-name="ce5" table:formula="of:=[.D107]*0.8+[.P107]*0.2" office:value-type="float" office:value="-4.81224114184222" calcext:value-type="float">
            <text:p>-4.812241</text:p>
          </table:table-cell>
          <table:table-cell table:style-name="ce5" table:formula="of:=[.C108]-[.D108]" office:value-type="float" office:value="-0.187758858157784" calcext:value-type="float">
            <text:p>-0.187759</text:p>
          </table:table-cell>
          <table:table-cell table:style-name="ce5" table:formula="of:=ABS([.E108])" office:value-type="float" office:value="0.187758858157784" calcext:value-type="float">
            <text:p>0.187759</text:p>
          </table:table-cell>
          <table:table-cell table:style-name="ce5" table:formula="of:=[.$B$1]*[.E108]" office:value-type="float" office:value="-0.187758858157784" calcext:value-type="float">
            <text:p>-0.187759</text:p>
          </table:table-cell>
          <table:table-cell table:style-name="ce5" table:formula="of:=[.H107]+([.E108]*[.A108])" office:value-type="float" office:value="-0.470549123141499" calcext:value-type="float">
            <text:p>-0.470549</text:p>
          </table:table-cell>
          <table:table-cell table:style-name="ce5" table:formula="of:=[.H108]*[.$B$2]" office:value-type="float" office:value="-4.70549123141499" calcext:value-type="float">
            <text:p>-4.705491</text:p>
          </table:table-cell>
          <table:table-cell table:style-name="ce5" table:formula="of:=([.E108]-[.E107])/[.A108]" office:value-type="float" office:value="-1.21307568566284" calcext:value-type="float">
            <text:p>-1.213076</text:p>
          </table:table-cell>
          <table:table-cell table:style-name="ce5" table:formula="of:=[.J108]*[.$B$3]" office:value-type="float" office:value="0.121307568566284" calcext:value-type="float">
            <text:p>0.121308</text:p>
          </table:table-cell>
          <table:table-cell table:style-name="ce5" table:formula="of:=[.G108]+[.I108]+[.K108]" office:value-type="float" office:value="-4.77194252100649" calcext:value-type="float">
            <text:p>-4.771943</text:p>
          </table:table-cell>
          <table:table-cell table:style-name="ce5" table:formula="of:=-[.L108]/8" office:value-type="float" office:value="0.596492815125811" calcext:value-type="float">
            <text:p>0.596493</text:p>
          </table:table-cell>
          <table:table-cell table:formula="of:=IF([.U108]&gt;[.$B$4];1;0)" office:value-type="float" office:value="0" calcext:value-type="float">
            <text:p>0.00</text:p>
          </table:table-cell>
          <table:table-cell table:style-name="ce7" table:formula="of:=IF([.D108]&gt;[.$B$4];1;0)" office:value-type="float" office:value="0" calcext:value-type="float">
            <text:p>0.00</text:p>
          </table:table-cell>
          <table:table-cell table:style-name="ce5" table:formula="of:=IF([.O108];[.M108];[.L108])" office:value-type="float" office:value="-4.77194252100649" calcext:value-type="float">
            <text:p>-4.771943</text:p>
          </table:table-cell>
          <table:table-cell table:formula="of:=([.P108]-[.P107])/[.A108]" office:value-type="float" office:value="-4.44931653429408" calcext:value-type="float">
            <text:p>-4.4493165343</text:p>
          </table:table-cell>
          <table:table-cell table:formula="of:=[.$U$5]*[.U107]" office:value-type="float" office:value="-4.29030475069148" calcext:value-type="float">
            <text:p>-4.2903047507</text:p>
          </table:table-cell>
          <table:table-cell table:formula="of:=([.$U$5]*[.V107]*[.$U$5])+[.$S$5]" office:value-type="float" office:value="1.43308183405113" calcext:value-type="float">
            <text:p>1.4330818341</text:p>
          </table:table-cell>
          <table:table-cell table:formula="of:=[.S108]/([.S108]+[.$Q$5])" office:value-type="float" office:value="0.588998616485093" calcext:value-type="float">
            <text:p>0.5889986165</text:p>
          </table:table-cell>
          <table:table-cell table:formula="of:=[.R108]+[.T108]*((([.L108]*[.A108])+[.D108])-[.R108])" office:value-type="float" office:value="-4.87879131725441" calcext:value-type="float">
            <text:p>-4.8787913173</text:p>
          </table:table-cell>
          <table:table-cell table:formula="of:=(1-[.T108])*[.S108]" office:value-type="float" office:value="0.588998616485093" calcext:value-type="float">
            <text:p>0.5889986165</text:p>
          </table:table-cell>
          <table:table-cell table:formula="of:=[.D109]-[.U108]" office:value-type="float" office:value="0.0746098995793352" calcext:value-type="float">
            <text:p>0.0746098996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08]+[.A109]" office:value-type="float" office:value="10.1" calcext:value-type="float">
            <text:p>10.1</text:p>
          </table:table-cell>
          <table:table-cell office:value-type="float" office:value="-5" calcext:value-type="float">
            <text:p>-5</text:p>
          </table:table-cell>
          <table:table-cell table:style-name="ce5" table:formula="of:=[.D108]*0.8+[.P108]*0.2" office:value-type="float" office:value="-4.80418141767507" calcext:value-type="float">
            <text:p>-4.804181</text:p>
          </table:table-cell>
          <table:table-cell table:style-name="ce5" table:formula="of:=[.C109]-[.D109]" office:value-type="float" office:value="-0.195818582324929" calcext:value-type="float">
            <text:p>-0.195819</text:p>
          </table:table-cell>
          <table:table-cell table:style-name="ce5" table:formula="of:=ABS([.E109])" office:value-type="float" office:value="0.195818582324929" calcext:value-type="float">
            <text:p>0.195819</text:p>
          </table:table-cell>
          <table:table-cell table:style-name="ce5" table:formula="of:=[.$B$1]*[.E109]" office:value-type="float" office:value="-0.195818582324929" calcext:value-type="float">
            <text:p>-0.195819</text:p>
          </table:table-cell>
          <table:table-cell table:style-name="ce5" table:formula="of:=[.H108]+([.E109]*[.A109])" office:value-type="float" office:value="-0.490130981373992" calcext:value-type="float">
            <text:p>-0.490131</text:p>
          </table:table-cell>
          <table:table-cell table:style-name="ce5" table:formula="of:=[.H109]*[.$B$2]" office:value-type="float" office:value="-4.90130981373992" calcext:value-type="float">
            <text:p>-4.901310</text:p>
          </table:table-cell>
          <table:table-cell table:style-name="ce5" table:formula="of:=([.E109]-[.E108])/[.A109]" office:value-type="float" office:value="-0.0805972416714518" calcext:value-type="float">
            <text:p>-0.080597</text:p>
          </table:table-cell>
          <table:table-cell table:style-name="ce5" table:formula="of:=[.J109]*[.$B$3]" office:value-type="float" office:value="0.00805972416714518" calcext:value-type="float">
            <text:p>0.008060</text:p>
          </table:table-cell>
          <table:table-cell table:style-name="ce5" table:formula="of:=[.G109]+[.I109]+[.K109]" office:value-type="float" office:value="-5.0890686718977" calcext:value-type="float">
            <text:p>-5.089069</text:p>
          </table:table-cell>
          <table:table-cell table:style-name="ce5" table:formula="of:=-[.L109]/8" office:value-type="float" office:value="0.636133583987213" calcext:value-type="float">
            <text:p>0.636134</text:p>
          </table:table-cell>
          <table:table-cell table:formula="of:=IF([.U109]&gt;[.$B$4];1;0)" office:value-type="float" office:value="0" calcext:value-type="float">
            <text:p>0.00</text:p>
          </table:table-cell>
          <table:table-cell table:style-name="ce7" table:formula="of:=IF([.D109]&gt;[.$B$4];1;0)" office:value-type="float" office:value="0" calcext:value-type="float">
            <text:p>0.00</text:p>
          </table:table-cell>
          <table:table-cell table:style-name="ce5" table:formula="of:=IF([.O109];[.M109];[.L109])" office:value-type="float" office:value="-5.0890686718977" calcext:value-type="float">
            <text:p>-5.089069</text:p>
          </table:table-cell>
          <table:table-cell table:formula="of:=([.P109]-[.P108])/[.A109]" office:value-type="float" office:value="-3.17126150891212" calcext:value-type="float">
            <text:p>-3.1712615089</text:p>
          </table:table-cell>
          <table:table-cell table:formula="of:=[.$U$5]*[.U108]" office:value-type="float" office:value="-4.18350303658256" calcext:value-type="float">
            <text:p>-4.1835030366</text:p>
          </table:table-cell>
          <table:table-cell table:formula="of:=([.$U$5]*[.V108]*[.$U$5])+[.$S$5]" office:value-type="float" office:value="1.43308183405113" calcext:value-type="float">
            <text:p>1.4330818341</text:p>
          </table:table-cell>
          <table:table-cell table:formula="of:=[.S109]/([.S109]+[.$Q$5])" office:value-type="float" office:value="0.588998616485093" calcext:value-type="float">
            <text:p>0.5889986165</text:p>
          </table:table-cell>
          <table:table-cell table:formula="of:=[.R109]+[.T109]*((([.L109]*[.A109])+[.D109])-[.R109])" office:value-type="float" office:value="-4.84882718502279" calcext:value-type="float">
            <text:p>-4.848827185</text:p>
          </table:table-cell>
          <table:table-cell table:formula="of:=(1-[.T109])*[.S109]" office:value-type="float" office:value="0.588998616485093" calcext:value-type="float">
            <text:p>0.5889986165</text:p>
          </table:table-cell>
          <table:table-cell table:formula="of:=[.D110]-[.U109]" office:value-type="float" office:value="-0.0123316834968046" calcext:value-type="float">
            <text:p>-0.0123316835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09]+[.A110]" office:value-type="float" office:value="10.2" calcext:value-type="float">
            <text:p>10.2</text:p>
          </table:table-cell>
          <table:table-cell office:value-type="float" office:value="-5" calcext:value-type="float">
            <text:p>-5</text:p>
          </table:table-cell>
          <table:table-cell table:style-name="ce5" table:formula="of:=[.D109]*0.8+[.P109]*0.2" office:value-type="float" office:value="-4.8611588685196" calcext:value-type="float">
            <text:p>-4.861159</text:p>
          </table:table-cell>
          <table:table-cell table:style-name="ce5" table:formula="of:=[.C110]-[.D110]" office:value-type="float" office:value="-0.138841131480403" calcext:value-type="float">
            <text:p>-0.138841</text:p>
          </table:table-cell>
          <table:table-cell table:style-name="ce5" table:formula="of:=ABS([.E110])" office:value-type="float" office:value="0.138841131480403" calcext:value-type="float">
            <text:p>0.138841</text:p>
          </table:table-cell>
          <table:table-cell table:style-name="ce5" table:formula="of:=[.$B$1]*[.E110]" office:value-type="float" office:value="-0.138841131480403" calcext:value-type="float">
            <text:p>-0.138841</text:p>
          </table:table-cell>
          <table:table-cell table:style-name="ce5" table:formula="of:=[.H109]+([.E110]*[.A110])" office:value-type="float" office:value="-0.504015094522032" calcext:value-type="float">
            <text:p>-0.504015</text:p>
          </table:table-cell>
          <table:table-cell table:style-name="ce5" table:formula="of:=[.H110]*[.$B$2]" office:value-type="float" office:value="-5.04015094522032" calcext:value-type="float">
            <text:p>-5.040151</text:p>
          </table:table-cell>
          <table:table-cell table:style-name="ce5" table:formula="of:=([.E110]-[.E109])/[.A110]" office:value-type="float" office:value="0.56977450844526" calcext:value-type="float">
            <text:p>0.569775</text:p>
          </table:table-cell>
          <table:table-cell table:style-name="ce5" table:formula="of:=[.J110]*[.$B$3]" office:value-type="float" office:value="-0.056977450844526" calcext:value-type="float">
            <text:p>-0.056977</text:p>
          </table:table-cell>
          <table:table-cell table:style-name="ce5" table:formula="of:=[.G110]+[.I110]+[.K110]" office:value-type="float" office:value="-5.23596952754525" calcext:value-type="float">
            <text:p>-5.235970</text:p>
          </table:table-cell>
          <table:table-cell table:style-name="ce5" table:formula="of:=-[.L110]/8" office:value-type="float" office:value="0.654496190943156" calcext:value-type="float">
            <text:p>0.654496</text:p>
          </table:table-cell>
          <table:table-cell table:formula="of:=IF([.U110]&gt;[.$B$4];1;0)" office:value-type="float" office:value="0" calcext:value-type="float">
            <text:p>0.00</text:p>
          </table:table-cell>
          <table:table-cell table:style-name="ce7" table:formula="of:=IF([.D110]&gt;[.$B$4];1;0)" office:value-type="float" office:value="0" calcext:value-type="float">
            <text:p>0.00</text:p>
          </table:table-cell>
          <table:table-cell table:style-name="ce5" table:formula="of:=IF([.O110];[.M110];[.L110])" office:value-type="float" office:value="-5.23596952754525" calcext:value-type="float">
            <text:p>-5.235970</text:p>
          </table:table-cell>
          <table:table-cell table:formula="of:=([.P110]-[.P109])/[.A110]" office:value-type="float" office:value="-1.46900855647547" calcext:value-type="float">
            <text:p>-1.4690085565</text:p>
          </table:table-cell>
          <table:table-cell table:formula="of:=[.$U$5]*[.U109]" office:value-type="float" office:value="-4.15780916487786" calcext:value-type="float">
            <text:p>-4.1578091649</text:p>
          </table:table-cell>
          <table:table-cell table:formula="of:=([.$U$5]*[.V109]*[.$U$5])+[.$S$5]" office:value-type="float" office:value="1.43308183405113" calcext:value-type="float">
            <text:p>1.4330818341</text:p>
          </table:table-cell>
          <table:table-cell table:formula="of:=[.S110]/([.S110]+[.$Q$5])" office:value-type="float" office:value="0.588998616485093" calcext:value-type="float">
            <text:p>0.5889986165</text:p>
          </table:table-cell>
          <table:table-cell table:formula="of:=[.R110]+[.T110]*((([.L110]*[.A110])+[.D110])-[.R110])" office:value-type="float" office:value="-4.88047904799627" calcext:value-type="float">
            <text:p>-4.880479048</text:p>
          </table:table-cell>
          <table:table-cell table:formula="of:=(1-[.T110])*[.S110]" office:value-type="float" office:value="0.588998616485093" calcext:value-type="float">
            <text:p>0.5889986165</text:p>
          </table:table-cell>
          <table:table-cell table:formula="of:=[.D111]-[.U110]" office:value-type="float" office:value="-0.0556419523284575" calcext:value-type="float">
            <text:p>-0.0556419523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10]+[.A111]" office:value-type="float" office:value="10.3" calcext:value-type="float">
            <text:p>10.3</text:p>
          </table:table-cell>
          <table:table-cell office:value-type="float" office:value="-5" calcext:value-type="float">
            <text:p>-5</text:p>
          </table:table-cell>
          <table:table-cell table:style-name="ce5" table:formula="of:=[.D110]*0.8+[.P110]*0.2" office:value-type="float" office:value="-4.93612100032473" calcext:value-type="float">
            <text:p>-4.936121</text:p>
          </table:table-cell>
          <table:table-cell table:style-name="ce5" table:formula="of:=[.C111]-[.D111]" office:value-type="float" office:value="-0.0638789996752731" calcext:value-type="float">
            <text:p>-0.063879</text:p>
          </table:table-cell>
          <table:table-cell table:style-name="ce5" table:formula="of:=ABS([.E111])" office:value-type="float" office:value="0.0638789996752731" calcext:value-type="float">
            <text:p>0.063879</text:p>
          </table:table-cell>
          <table:table-cell table:style-name="ce5" table:formula="of:=[.$B$1]*[.E111]" office:value-type="float" office:value="-0.0638789996752731" calcext:value-type="float">
            <text:p>-0.063879</text:p>
          </table:table-cell>
          <table:table-cell table:style-name="ce5" table:formula="of:=[.H110]+([.E111]*[.A111])" office:value-type="float" office:value="-0.510402994489559" calcext:value-type="float">
            <text:p>-0.510403</text:p>
          </table:table-cell>
          <table:table-cell table:style-name="ce5" table:formula="of:=[.H111]*[.$B$2]" office:value-type="float" office:value="-5.10402994489559" calcext:value-type="float">
            <text:p>-5.104030</text:p>
          </table:table-cell>
          <table:table-cell table:style-name="ce5" table:formula="of:=([.E111]-[.E110])/[.A111]" office:value-type="float" office:value="0.749621318051297" calcext:value-type="float">
            <text:p>0.749621</text:p>
          </table:table-cell>
          <table:table-cell table:style-name="ce5" table:formula="of:=[.J111]*[.$B$3]" office:value-type="float" office:value="-0.0749621318051297" calcext:value-type="float">
            <text:p>-0.074962</text:p>
          </table:table-cell>
          <table:table-cell table:style-name="ce5" table:formula="of:=[.G111]+[.I111]+[.K111]" office:value-type="float" office:value="-5.24287107637599" calcext:value-type="float">
            <text:p>-5.242871</text:p>
          </table:table-cell>
          <table:table-cell table:style-name="ce5" table:formula="of:=-[.L111]/8" office:value-type="float" office:value="0.655358884546999" calcext:value-type="float">
            <text:p>0.655359</text:p>
          </table:table-cell>
          <table:table-cell table:formula="of:=IF([.U111]&gt;[.$B$4];1;0)" office:value-type="float" office:value="0" calcext:value-type="float">
            <text:p>0.00</text:p>
          </table:table-cell>
          <table:table-cell table:style-name="ce7" table:formula="of:=IF([.D111]&gt;[.$B$4];1;0)" office:value-type="float" office:value="0" calcext:value-type="float">
            <text:p>0.00</text:p>
          </table:table-cell>
          <table:table-cell table:style-name="ce5" table:formula="of:=IF([.O111];[.M111];[.L111])" office:value-type="float" office:value="-5.24287107637599" calcext:value-type="float">
            <text:p>-5.242871</text:p>
          </table:table-cell>
          <table:table-cell table:formula="of:=([.P111]-[.P110])/[.A111]" office:value-type="float" office:value="-0.0690154883074712" calcext:value-type="float">
            <text:p>-0.0690154883</text:p>
          </table:table-cell>
          <table:table-cell table:formula="of:=[.$U$5]*[.U110]" office:value-type="float" office:value="-4.18495024475859" calcext:value-type="float">
            <text:p>-4.1849502448</text:p>
          </table:table-cell>
          <table:table-cell table:formula="of:=([.$U$5]*[.V110]*[.$U$5])+[.$S$5]" office:value-type="float" office:value="1.43308183405113" calcext:value-type="float">
            <text:p>1.4330818341</text:p>
          </table:table-cell>
          <table:table-cell table:formula="of:=[.S111]/([.S111]+[.$Q$5])" office:value-type="float" office:value="0.588998616485093" calcext:value-type="float">
            <text:p>0.5889986165</text:p>
          </table:table-cell>
          <table:table-cell table:formula="of:=[.R111]+[.T111]*((([.L111]*[.A111])+[.D111])-[.R111])" office:value-type="float" office:value="-4.93619316157063" calcext:value-type="float">
            <text:p>-4.9361931616</text:p>
          </table:table-cell>
          <table:table-cell table:formula="of:=(1-[.T111])*[.S111]" office:value-type="float" office:value="0.588998616485093" calcext:value-type="float">
            <text:p>0.5889986165</text:p>
          </table:table-cell>
          <table:table-cell table:formula="of:=[.D112]-[.U111]" office:value-type="float" office:value="-0.0612778539643548" calcext:value-type="float">
            <text:p>-0.061277854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11]+[.A112]" office:value-type="float" office:value="10.4" calcext:value-type="float">
            <text:p>10.4</text:p>
          </table:table-cell>
          <table:table-cell office:value-type="float" office:value="-5" calcext:value-type="float">
            <text:p>-5</text:p>
          </table:table-cell>
          <table:table-cell table:style-name="ce5" table:formula="of:=[.D111]*0.8+[.P111]*0.2" office:value-type="float" office:value="-4.99747101553498" calcext:value-type="float">
            <text:p>-4.997471</text:p>
          </table:table-cell>
          <table:table-cell table:style-name="ce5" table:formula="of:=[.C112]-[.D112]" office:value-type="float" office:value="-0.00252898446501959" calcext:value-type="float">
            <text:p>-0.002529</text:p>
          </table:table-cell>
          <table:table-cell table:style-name="ce5" table:formula="of:=ABS([.E112])" office:value-type="float" office:value="0.00252898446501959" calcext:value-type="float">
            <text:p>0.002529</text:p>
          </table:table-cell>
          <table:table-cell table:style-name="ce5" table:formula="of:=[.$B$1]*[.E112]" office:value-type="float" office:value="-0.00252898446501959" calcext:value-type="float">
            <text:p>-0.002529</text:p>
          </table:table-cell>
          <table:table-cell table:style-name="ce5" table:formula="of:=[.H111]+([.E112]*[.A112])" office:value-type="float" office:value="-0.510655892936061" calcext:value-type="float">
            <text:p>-0.510656</text:p>
          </table:table-cell>
          <table:table-cell table:style-name="ce5" table:formula="of:=[.H112]*[.$B$2]" office:value-type="float" office:value="-5.10655892936061" calcext:value-type="float">
            <text:p>-5.106559</text:p>
          </table:table-cell>
          <table:table-cell table:style-name="ce5" table:formula="of:=([.E112]-[.E111])/[.A112]" office:value-type="float" office:value="0.613500152102535" calcext:value-type="float">
            <text:p>0.613500</text:p>
          </table:table-cell>
          <table:table-cell table:style-name="ce5" table:formula="of:=[.J112]*[.$B$3]" office:value-type="float" office:value="-0.0613500152102535" calcext:value-type="float">
            <text:p>-0.061350</text:p>
          </table:table-cell>
          <table:table-cell table:style-name="ce5" table:formula="of:=[.G112]+[.I112]+[.K112]" office:value-type="float" office:value="-5.17043792903588" calcext:value-type="float">
            <text:p>-5.170438</text:p>
          </table:table-cell>
          <table:table-cell table:style-name="ce5" table:formula="of:=-[.L112]/8" office:value-type="float" office:value="0.646304741129486" calcext:value-type="float">
            <text:p>0.646305</text:p>
          </table:table-cell>
          <table:table-cell table:formula="of:=IF([.U112]&gt;[.$B$4];1;0)" office:value-type="float" office:value="0" calcext:value-type="float">
            <text:p>0.00</text:p>
          </table:table-cell>
          <table:table-cell table:style-name="ce7" table:formula="of:=IF([.D112]&gt;[.$B$4];1;0)" office:value-type="float" office:value="0" calcext:value-type="float">
            <text:p>0.00</text:p>
          </table:table-cell>
          <table:table-cell table:style-name="ce5" table:formula="of:=IF([.O112];[.M112];[.L112])" office:value-type="float" office:value="-5.17043792903588" calcext:value-type="float">
            <text:p>-5.170438</text:p>
          </table:table-cell>
          <table:table-cell table:formula="of:=([.P112]-[.P111])/[.A112]" office:value-type="float" office:value="0.724331473401101" calcext:value-type="float">
            <text:p>0.7243314734</text:p>
          </table:table-cell>
          <table:table-cell table:formula="of:=[.$U$5]*[.U111]" office:value-type="float" office:value="-4.23272440605435" calcext:value-type="float">
            <text:p>-4.2327244061</text:p>
          </table:table-cell>
          <table:table-cell table:formula="of:=([.$U$5]*[.V111]*[.$U$5])+[.$S$5]" office:value-type="float" office:value="1.43308183405113" calcext:value-type="float">
            <text:p>1.4330818341</text:p>
          </table:table-cell>
          <table:table-cell table:formula="of:=[.S112]/([.S112]+[.$Q$5])" office:value-type="float" office:value="0.588998616485093" calcext:value-type="float">
            <text:p>0.5889986165</text:p>
          </table:table-cell>
          <table:table-cell table:formula="of:=[.R112]+[.T112]*((([.L112]*[.A112])+[.D112])-[.R112])" office:value-type="float" office:value="-4.98769717968252" calcext:value-type="float">
            <text:p>-4.9876971797</text:p>
          </table:table-cell>
          <table:table-cell table:formula="of:=(1-[.T112])*[.S112]" office:value-type="float" office:value="0.588998616485093" calcext:value-type="float">
            <text:p>0.5889986165</text:p>
          </table:table-cell>
          <table:table-cell table:formula="of:=[.D113]-[.U112]" office:value-type="float" office:value="-0.0443672185526376" calcext:value-type="float">
            <text:p>-0.0443672186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12]+[.A113]" office:value-type="float" office:value="10.5" calcext:value-type="float">
            <text:p>10.5</text:p>
          </table:table-cell>
          <table:table-cell office:value-type="float" office:value="-5" calcext:value-type="float">
            <text:p>-5</text:p>
          </table:table-cell>
          <table:table-cell table:style-name="ce5" table:formula="of:=[.D112]*0.8+[.P112]*0.2" office:value-type="float" office:value="-5.03206439823516" calcext:value-type="float">
            <text:p>-5.032064</text:p>
          </table:table-cell>
          <table:table-cell table:style-name="ce5" table:formula="of:=[.C113]-[.D113]" office:value-type="float" office:value="0.0320643982351614" calcext:value-type="float">
            <text:p>0.032064</text:p>
          </table:table-cell>
          <table:table-cell table:style-name="ce5" table:formula="of:=ABS([.E113])" office:value-type="float" office:value="0.0320643982351614" calcext:value-type="float">
            <text:p>0.032064</text:p>
          </table:table-cell>
          <table:table-cell table:style-name="ce5" table:formula="of:=[.$B$1]*[.E113]" office:value-type="float" office:value="0.0320643982351614" calcext:value-type="float">
            <text:p>0.032064</text:p>
          </table:table-cell>
          <table:table-cell table:style-name="ce5" table:formula="of:=[.H112]+([.E113]*[.A113])" office:value-type="float" office:value="-0.507449453112545" calcext:value-type="float">
            <text:p>-0.507449</text:p>
          </table:table-cell>
          <table:table-cell table:style-name="ce5" table:formula="of:=[.H113]*[.$B$2]" office:value-type="float" office:value="-5.07449453112545" calcext:value-type="float">
            <text:p>-5.074495</text:p>
          </table:table-cell>
          <table:table-cell table:style-name="ce5" table:formula="of:=([.E113]-[.E112])/[.A113]" office:value-type="float" office:value="0.34593382700181" calcext:value-type="float">
            <text:p>0.345934</text:p>
          </table:table-cell>
          <table:table-cell table:style-name="ce5" table:formula="of:=[.J113]*[.$B$3]" office:value-type="float" office:value="-0.034593382700181" calcext:value-type="float">
            <text:p>-0.034593</text:p>
          </table:table-cell>
          <table:table-cell table:style-name="ce5" table:formula="of:=[.G113]+[.I113]+[.K113]" office:value-type="float" office:value="-5.07702351559047" calcext:value-type="float">
            <text:p>-5.077024</text:p>
          </table:table-cell>
          <table:table-cell table:style-name="ce5" table:formula="of:=-[.L113]/8" office:value-type="float" office:value="0.634627939448809" calcext:value-type="float">
            <text:p>0.634628</text:p>
          </table:table-cell>
          <table:table-cell table:formula="of:=IF([.U113]&gt;[.$B$4];1;0)" office:value-type="float" office:value="0" calcext:value-type="float">
            <text:p>0.00</text:p>
          </table:table-cell>
          <table:table-cell table:style-name="ce7" table:formula="of:=IF([.D113]&gt;[.$B$4];1;0)" office:value-type="float" office:value="0" calcext:value-type="float">
            <text:p>0.00</text:p>
          </table:table-cell>
          <table:table-cell table:style-name="ce5" table:formula="of:=IF([.O113];[.M113];[.L113])" office:value-type="float" office:value="-5.07702351559047" calcext:value-type="float">
            <text:p>-5.077024</text:p>
          </table:table-cell>
          <table:table-cell table:formula="of:=([.P113]-[.P112])/[.A113]" office:value-type="float" office:value="0.93414413445414" calcext:value-type="float">
            <text:p>0.9341441345</text:p>
          </table:table-cell>
          <table:table-cell table:formula="of:=[.$U$5]*[.U112]" office:value-type="float" office:value="-4.2768884627143" calcext:value-type="float">
            <text:p>-4.2768884627</text:p>
          </table:table-cell>
          <table:table-cell table:formula="of:=([.$U$5]*[.V112]*[.$U$5])+[.$S$5]" office:value-type="float" office:value="1.43308183405113" calcext:value-type="float">
            <text:p>1.4330818341</text:p>
          </table:table-cell>
          <table:table-cell table:formula="of:=[.S113]/([.S113]+[.$Q$5])" office:value-type="float" office:value="0.588998616485093" calcext:value-type="float">
            <text:p>0.5889986165</text:p>
          </table:table-cell>
          <table:table-cell table:formula="of:=[.R113]+[.T113]*((([.L113]*[.A113])+[.D113])-[.R113])" office:value-type="float" office:value="-5.02072202659343" calcext:value-type="float">
            <text:p>-5.0207220266</text:p>
          </table:table-cell>
          <table:table-cell table:formula="of:=(1-[.T113])*[.S113]" office:value-type="float" office:value="0.588998616485093" calcext:value-type="float">
            <text:p>0.5889986165</text:p>
          </table:table-cell>
          <table:table-cell table:formula="of:=[.D114]-[.U113]" office:value-type="float" office:value="-0.0203341951127927" calcext:value-type="float">
            <text:p>-0.0203341951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13]+[.A114]" office:value-type="float" office:value="10.6" calcext:value-type="float">
            <text:p>10.6</text:p>
          </table:table-cell>
          <table:table-cell office:value-type="float" office:value="-5" calcext:value-type="float">
            <text:p>-5</text:p>
          </table:table-cell>
          <table:table-cell table:style-name="ce5" table:formula="of:=[.D113]*0.8+[.P113]*0.2" office:value-type="float" office:value="-5.04105622170622" calcext:value-type="float">
            <text:p>-5.041056</text:p>
          </table:table-cell>
          <table:table-cell table:style-name="ce5" table:formula="of:=[.C114]-[.D114]" office:value-type="float" office:value="0.0410562217062243" calcext:value-type="float">
            <text:p>0.041056</text:p>
          </table:table-cell>
          <table:table-cell table:style-name="ce5" table:formula="of:=ABS([.E114])" office:value-type="float" office:value="0.0410562217062243" calcext:value-type="float">
            <text:p>0.041056</text:p>
          </table:table-cell>
          <table:table-cell table:style-name="ce5" table:formula="of:=[.$B$1]*[.E114]" office:value-type="float" office:value="0.0410562217062243" calcext:value-type="float">
            <text:p>0.041056</text:p>
          </table:table-cell>
          <table:table-cell table:style-name="ce5" table:formula="of:=[.H113]+([.E114]*[.A114])" office:value-type="float" office:value="-0.503343830941923" calcext:value-type="float">
            <text:p>-0.503344</text:p>
          </table:table-cell>
          <table:table-cell table:style-name="ce5" table:formula="of:=[.H114]*[.$B$2]" office:value-type="float" office:value="-5.03343830941923" calcext:value-type="float">
            <text:p>-5.033438</text:p>
          </table:table-cell>
          <table:table-cell table:style-name="ce5" table:formula="of:=([.E114]-[.E113])/[.A114]" office:value-type="float" office:value="0.0899182347106287" calcext:value-type="float">
            <text:p>0.089918</text:p>
          </table:table-cell>
          <table:table-cell table:style-name="ce5" table:formula="of:=[.J114]*[.$B$3]" office:value-type="float" office:value="-0.00899182347106287" calcext:value-type="float">
            <text:p>-0.008992</text:p>
          </table:table-cell>
          <table:table-cell table:style-name="ce5" table:formula="of:=[.G114]+[.I114]+[.K114]" office:value-type="float" office:value="-5.00137391118407" calcext:value-type="float">
            <text:p>-5.001374</text:p>
          </table:table-cell>
          <table:table-cell table:style-name="ce5" table:formula="of:=-[.L114]/8" office:value-type="float" office:value="0.625171738898008" calcext:value-type="float">
            <text:p>0.625172</text:p>
          </table:table-cell>
          <table:table-cell table:formula="of:=IF([.U114]&gt;[.$B$4];1;0)" office:value-type="float" office:value="0" calcext:value-type="float">
            <text:p>0.00</text:p>
          </table:table-cell>
          <table:table-cell table:style-name="ce7" table:formula="of:=IF([.D114]&gt;[.$B$4];1;0)" office:value-type="float" office:value="0" calcext:value-type="float">
            <text:p>0.00</text:p>
          </table:table-cell>
          <table:table-cell table:style-name="ce5" table:formula="of:=IF([.O114];[.M114];[.L114])" office:value-type="float" office:value="-5.00137391118407" calcext:value-type="float">
            <text:p>-5.001374</text:p>
          </table:table-cell>
          <table:table-cell table:formula="of:=([.P114]-[.P113])/[.A114]" office:value-type="float" office:value="0.756496044064052" calcext:value-type="float">
            <text:p>0.7564960441</text:p>
          </table:table-cell>
          <table:table-cell table:formula="of:=[.$U$5]*[.U113]" office:value-type="float" office:value="-4.30520685929049" calcext:value-type="float">
            <text:p>-4.3052068593</text:p>
          </table:table-cell>
          <table:table-cell table:formula="of:=([.$U$5]*[.V113]*[.$U$5])+[.$S$5]" office:value-type="float" office:value="1.43308183405113" calcext:value-type="float">
            <text:p>1.4330818341</text:p>
          </table:table-cell>
          <table:table-cell table:formula="of:=[.S114]/([.S114]+[.$Q$5])" office:value-type="float" office:value="0.588998616485093" calcext:value-type="float">
            <text:p>0.5889986165</text:p>
          </table:table-cell>
          <table:table-cell table:formula="of:=[.R114]+[.T114]*((([.L114]*[.A114])+[.D114])-[.R114])" office:value-type="float" office:value="-5.033201347116" calcext:value-type="float">
            <text:p>-5.0332013471</text:p>
          </table:table-cell>
          <table:table-cell table:formula="of:=(1-[.T114])*[.S114]" office:value-type="float" office:value="0.588998616485093" calcext:value-type="float">
            <text:p>0.5889986165</text:p>
          </table:table-cell>
          <table:table-cell table:formula="of:=[.D115]-[.U114]" office:value-type="float" office:value="0.0000815875142068379" calcext:value-type="float">
            <text:p>8.15875142068379E-05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14]+[.A115]" office:value-type="float" office:value="10.7" calcext:value-type="float">
            <text:p>10.7</text:p>
          </table:table-cell>
          <table:table-cell office:value-type="float" office:value="-5" calcext:value-type="float">
            <text:p>-5</text:p>
          </table:table-cell>
          <table:table-cell table:style-name="ce5" table:formula="of:=[.D114]*0.8+[.P114]*0.2" office:value-type="float" office:value="-5.03311975960179" calcext:value-type="float">
            <text:p>-5.033120</text:p>
          </table:table-cell>
          <table:table-cell table:style-name="ce5" table:formula="of:=[.C115]-[.D115]" office:value-type="float" office:value="0.0331197596017931" calcext:value-type="float">
            <text:p>0.033120</text:p>
          </table:table-cell>
          <table:table-cell table:style-name="ce5" table:formula="of:=ABS([.E115])" office:value-type="float" office:value="0.0331197596017931" calcext:value-type="float">
            <text:p>0.033120</text:p>
          </table:table-cell>
          <table:table-cell table:style-name="ce5" table:formula="of:=[.$B$1]*[.E115]" office:value-type="float" office:value="0.0331197596017931" calcext:value-type="float">
            <text:p>0.033120</text:p>
          </table:table-cell>
          <table:table-cell table:style-name="ce5" table:formula="of:=[.H114]+([.E115]*[.A115])" office:value-type="float" office:value="-0.500031854981743" calcext:value-type="float">
            <text:p>-0.500032</text:p>
          </table:table-cell>
          <table:table-cell table:style-name="ce5" table:formula="of:=[.H115]*[.$B$2]" office:value-type="float" office:value="-5.00031854981743" calcext:value-type="float">
            <text:p>-5.000319</text:p>
          </table:table-cell>
          <table:table-cell table:style-name="ce5" table:formula="of:=([.E115]-[.E114])/[.A115]" office:value-type="float" office:value="-0.0793646210443111" calcext:value-type="float">
            <text:p>-0.079365</text:p>
          </table:table-cell>
          <table:table-cell table:style-name="ce5" table:formula="of:=[.J115]*[.$B$3]" office:value-type="float" office:value="0.00793646210443111" calcext:value-type="float">
            <text:p>0.007936</text:p>
          </table:table-cell>
          <table:table-cell table:style-name="ce5" table:formula="of:=[.G115]+[.I115]+[.K115]" office:value-type="float" office:value="-4.95926232811121" calcext:value-type="float">
            <text:p>-4.959262</text:p>
          </table:table-cell>
          <table:table-cell table:style-name="ce5" table:formula="of:=-[.L115]/8" office:value-type="float" office:value="0.619907791013901" calcext:value-type="float">
            <text:p>0.619908</text:p>
          </table:table-cell>
          <table:table-cell table:formula="of:=IF([.U115]&gt;[.$B$4];1;0)" office:value-type="float" office:value="0" calcext:value-type="float">
            <text:p>0.00</text:p>
          </table:table-cell>
          <table:table-cell table:style-name="ce7" table:formula="of:=IF([.D115]&gt;[.$B$4];1;0)" office:value-type="float" office:value="0" calcext:value-type="float">
            <text:p>0.00</text:p>
          </table:table-cell>
          <table:table-cell table:style-name="ce5" table:formula="of:=IF([.O115];[.M115];[.L115])" office:value-type="float" office:value="-4.95926232811121" calcext:value-type="float">
            <text:p>-4.959262</text:p>
          </table:table-cell>
          <table:table-cell table:formula="of:=([.P115]-[.P114])/[.A115]" office:value-type="float" office:value="0.421115830728551" calcext:value-type="float">
            <text:p>0.4211158307</text:p>
          </table:table-cell>
          <table:table-cell table:formula="of:=[.$U$5]*[.U114]" office:value-type="float" office:value="-4.31590772184143" calcext:value-type="float">
            <text:p>-4.3159077218</text:p>
          </table:table-cell>
          <table:table-cell table:formula="of:=([.$U$5]*[.V114]*[.$U$5])+[.$S$5]" office:value-type="float" office:value="1.43308183405113" calcext:value-type="float">
            <text:p>1.4330818341</text:p>
          </table:table-cell>
          <table:table-cell table:formula="of:=[.S115]/([.S115]+[.$Q$5])" office:value-type="float" office:value="0.588998616485093" calcext:value-type="float">
            <text:p>0.5889986165</text:p>
          </table:table-cell>
          <table:table-cell table:formula="of:=[.R115]+[.T115]*((([.L115]*[.A115])+[.D115])-[.R115])" office:value-type="float" office:value="-5.03044448481315" calcext:value-type="float">
            <text:p>-5.0304444848</text:p>
          </table:table-cell>
          <table:table-cell table:formula="of:=(1-[.T115])*[.S115]" office:value-type="float" office:value="0.588998616485093" calcext:value-type="float">
            <text:p>0.5889986165</text:p>
          </table:table-cell>
          <table:table-cell table:formula="of:=[.D116]-[.U115]" office:value-type="float" office:value="0.0120962115094754" calcext:value-type="float">
            <text:p>0.0120962115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15]+[.A116]" office:value-type="float" office:value="10.8" calcext:value-type="float">
            <text:p>10.8</text:p>
          </table:table-cell>
          <table:table-cell office:value-type="float" office:value="-5" calcext:value-type="float">
            <text:p>-5</text:p>
          </table:table-cell>
          <table:table-cell table:style-name="ce5" table:formula="of:=[.D115]*0.8+[.P115]*0.2" office:value-type="float" office:value="-5.01834827330368" calcext:value-type="float">
            <text:p>-5.018348</text:p>
          </table:table-cell>
          <table:table-cell table:style-name="ce5" table:formula="of:=[.C116]-[.D116]" office:value-type="float" office:value="0.0183482733036762" calcext:value-type="float">
            <text:p>0.018348</text:p>
          </table:table-cell>
          <table:table-cell table:style-name="ce5" table:formula="of:=ABS([.E116])" office:value-type="float" office:value="0.0183482733036762" calcext:value-type="float">
            <text:p>0.018348</text:p>
          </table:table-cell>
          <table:table-cell table:style-name="ce5" table:formula="of:=[.$B$1]*[.E116]" office:value-type="float" office:value="0.0183482733036762" calcext:value-type="float">
            <text:p>0.018348</text:p>
          </table:table-cell>
          <table:table-cell table:style-name="ce5" table:formula="of:=[.H115]+([.E116]*[.A116])" office:value-type="float" office:value="-0.498197027651376" calcext:value-type="float">
            <text:p>-0.498197</text:p>
          </table:table-cell>
          <table:table-cell table:style-name="ce5" table:formula="of:=[.H116]*[.$B$2]" office:value-type="float" office:value="-4.98197027651376" calcext:value-type="float">
            <text:p>-4.981970</text:p>
          </table:table-cell>
          <table:table-cell table:style-name="ce5" table:formula="of:=([.E116]-[.E115])/[.A116]" office:value-type="float" office:value="-0.14771486298117" calcext:value-type="float">
            <text:p>-0.147715</text:p>
          </table:table-cell>
          <table:table-cell table:style-name="ce5" table:formula="of:=[.J116]*[.$B$3]" office:value-type="float" office:value="0.014771486298117" calcext:value-type="float">
            <text:p>0.014771</text:p>
          </table:table-cell>
          <table:table-cell table:style-name="ce5" table:formula="of:=[.G116]+[.I116]+[.K116]" office:value-type="float" office:value="-4.94885051691197" calcext:value-type="float">
            <text:p>-4.948851</text:p>
          </table:table-cell>
          <table:table-cell table:style-name="ce5" table:formula="of:=-[.L116]/8" office:value-type="float" office:value="0.618606314613996" calcext:value-type="float">
            <text:p>0.618606</text:p>
          </table:table-cell>
          <table:table-cell table:formula="of:=IF([.U116]&gt;[.$B$4];1;0)" office:value-type="float" office:value="0" calcext:value-type="float">
            <text:p>0.00</text:p>
          </table:table-cell>
          <table:table-cell table:style-name="ce7" table:formula="of:=IF([.D116]&gt;[.$B$4];1;0)" office:value-type="float" office:value="0" calcext:value-type="float">
            <text:p>0.00</text:p>
          </table:table-cell>
          <table:table-cell table:style-name="ce5" table:formula="of:=IF([.O116];[.M116];[.L116])" office:value-type="float" office:value="-4.94885051691197" calcext:value-type="float">
            <text:p>-4.948851</text:p>
          </table:table-cell>
          <table:table-cell table:formula="of:=([.P116]-[.P115])/[.A116]" office:value-type="float" office:value="0.104118111992451" calcext:value-type="float">
            <text:p>0.104118112</text:p>
          </table:table-cell>
          <table:table-cell table:formula="of:=[.$U$5]*[.U115]" office:value-type="float" office:value="-4.31354374661366" calcext:value-type="float">
            <text:p>-4.3135437466</text:p>
          </table:table-cell>
          <table:table-cell table:formula="of:=([.$U$5]*[.V115]*[.$U$5])+[.$S$5]" office:value-type="float" office:value="1.43308183405113" calcext:value-type="float">
            <text:p>1.4330818341</text:p>
          </table:table-cell>
          <table:table-cell table:formula="of:=[.S116]/([.S116]+[.$Q$5])" office:value-type="float" office:value="0.588998616485093" calcext:value-type="float">
            <text:p>0.5889986165</text:p>
          </table:table-cell>
          <table:table-cell table:formula="of:=[.R116]+[.T116]*((([.L116]*[.A116])+[.D116])-[.R116])" office:value-type="float" office:value="-5.02015924849178" calcext:value-type="float">
            <text:p>-5.0201592485</text:p>
          </table:table-cell>
          <table:table-cell table:formula="of:=(1-[.T116])*[.S116]" office:value-type="float" office:value="0.588998616485093" calcext:value-type="float">
            <text:p>0.5889986165</text:p>
          </table:table-cell>
          <table:table-cell table:formula="of:=[.D117]-[.U116]" office:value-type="float" office:value="0.0157105264664459" calcext:value-type="float">
            <text:p>0.0157105265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16]+[.A117]" office:value-type="float" office:value="10.9" calcext:value-type="float">
            <text:p>10.9</text:p>
          </table:table-cell>
          <table:table-cell office:value-type="float" office:value="-5" calcext:value-type="float">
            <text:p>-5</text:p>
          </table:table-cell>
          <table:table-cell table:style-name="ce5" table:formula="of:=[.D116]*0.8+[.P116]*0.2" office:value-type="float" office:value="-5.00444872202533" calcext:value-type="float">
            <text:p>-5.004449</text:p>
          </table:table-cell>
          <table:table-cell table:style-name="ce5" table:formula="of:=[.C117]-[.D117]" office:value-type="float" office:value="0.00444872202533464" calcext:value-type="float">
            <text:p>0.004449</text:p>
          </table:table-cell>
          <table:table-cell table:style-name="ce5" table:formula="of:=ABS([.E117])" office:value-type="float" office:value="0.00444872202533464" calcext:value-type="float">
            <text:p>0.004449</text:p>
          </table:table-cell>
          <table:table-cell table:style-name="ce5" table:formula="of:=[.$B$1]*[.E117]" office:value-type="float" office:value="0.00444872202533464" calcext:value-type="float">
            <text:p>0.004449</text:p>
          </table:table-cell>
          <table:table-cell table:style-name="ce5" table:formula="of:=[.H116]+([.E117]*[.A117])" office:value-type="float" office:value="-0.497752155448842" calcext:value-type="float">
            <text:p>-0.497752</text:p>
          </table:table-cell>
          <table:table-cell table:style-name="ce5" table:formula="of:=[.H117]*[.$B$2]" office:value-type="float" office:value="-4.97752155448842" calcext:value-type="float">
            <text:p>-4.977522</text:p>
          </table:table-cell>
          <table:table-cell table:style-name="ce5" table:formula="of:=([.E117]-[.E116])/[.A117]" office:value-type="float" office:value="-0.138995512783415" calcext:value-type="float">
            <text:p>-0.138996</text:p>
          </table:table-cell>
          <table:table-cell table:style-name="ce5" table:formula="of:=[.J117]*[.$B$3]" office:value-type="float" office:value="0.0138995512783415" calcext:value-type="float">
            <text:p>0.013900</text:p>
          </table:table-cell>
          <table:table-cell table:style-name="ce5" table:formula="of:=[.G117]+[.I117]+[.K117]" office:value-type="float" office:value="-4.95917328118475" calcext:value-type="float">
            <text:p>-4.959173</text:p>
          </table:table-cell>
          <table:table-cell table:style-name="ce5" table:formula="of:=-[.L117]/8" office:value-type="float" office:value="0.619896660148093" calcext:value-type="float">
            <text:p>0.619897</text:p>
          </table:table-cell>
          <table:table-cell table:formula="of:=IF([.U117]&gt;[.$B$4];1;0)" office:value-type="float" office:value="0" calcext:value-type="float">
            <text:p>0.00</text:p>
          </table:table-cell>
          <table:table-cell table:style-name="ce7" table:formula="of:=IF([.D117]&gt;[.$B$4];1;0)" office:value-type="float" office:value="0" calcext:value-type="float">
            <text:p>0.00</text:p>
          </table:table-cell>
          <table:table-cell table:style-name="ce5" table:formula="of:=IF([.O117];[.M117];[.L117])" office:value-type="float" office:value="-4.95917328118475" calcext:value-type="float">
            <text:p>-4.959173</text:p>
          </table:table-cell>
          <table:table-cell table:formula="of:=([.P117]-[.P116])/[.A117]" office:value-type="float" office:value="-0.103227642727823" calcext:value-type="float">
            <text:p>-0.1032276427</text:p>
          </table:table-cell>
          <table:table-cell table:formula="of:=[.$U$5]*[.U116]" office:value-type="float" office:value="-4.30472428404919" calcext:value-type="float">
            <text:p>-4.304724284</text:p>
          </table:table-cell>
          <table:table-cell table:formula="of:=([.$U$5]*[.V116]*[.$U$5])+[.$S$5]" office:value-type="float" office:value="1.43308183405113" calcext:value-type="float">
            <text:p>1.4330818341</text:p>
          </table:table-cell>
          <table:table-cell table:formula="of:=[.S117]/([.S117]+[.$Q$5])" office:value-type="float" office:value="0.588998616485093" calcext:value-type="float">
            <text:p>0.5889986165</text:p>
          </table:table-cell>
          <table:table-cell table:formula="of:=[.R117]+[.T117]*((([.L117]*[.A117])+[.D117])-[.R117])" office:value-type="float" office:value="-5.00895563009071" calcext:value-type="float">
            <text:p>-5.0089556301</text:p>
          </table:table-cell>
          <table:table-cell table:formula="of:=(1-[.T117])*[.S117]" office:value-type="float" office:value="0.588998616485093" calcext:value-type="float">
            <text:p>0.5889986165</text:p>
          </table:table-cell>
          <table:table-cell table:formula="of:=[.D118]-[.U117]" office:value-type="float" office:value="0.0135619962334959" calcext:value-type="float">
            <text:p>0.0135619962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17]+[.A118]"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table:style-name="ce5" table:formula="of:=[.D117]*0.8+[.P117]*0.2" office:value-type="float" office:value="-4.99539363385722" calcext:value-type="float">
            <text:p>-4.995394</text:p>
          </table:table-cell>
          <table:table-cell table:style-name="ce5" table:formula="of:=[.C118]-[.D118]" office:value-type="float" office:value="-0.00460636614278265" calcext:value-type="float">
            <text:p>-0.004606</text:p>
          </table:table-cell>
          <table:table-cell table:style-name="ce5" table:formula="of:=ABS([.E118])" office:value-type="float" office:value="0.00460636614278265" calcext:value-type="float">
            <text:p>0.004606</text:p>
          </table:table-cell>
          <table:table-cell table:style-name="ce5" table:formula="of:=[.$B$1]*[.E118]" office:value-type="float" office:value="-0.00460636614278265" calcext:value-type="float">
            <text:p>-0.004606</text:p>
          </table:table-cell>
          <table:table-cell table:style-name="ce5" table:formula="of:=[.H117]+([.E118]*[.A118])" office:value-type="float" office:value="-0.498212792063121" calcext:value-type="float">
            <text:p>-0.498213</text:p>
          </table:table-cell>
          <table:table-cell table:style-name="ce5" table:formula="of:=[.H118]*[.$B$2]" office:value-type="float" office:value="-4.98212792063121" calcext:value-type="float">
            <text:p>-4.982128</text:p>
          </table:table-cell>
          <table:table-cell table:style-name="ce5" table:formula="of:=([.E118]-[.E117])/[.A118]" office:value-type="float" office:value="-0.0905508816811729" calcext:value-type="float">
            <text:p>-0.090551</text:p>
          </table:table-cell>
          <table:table-cell table:style-name="ce5" table:formula="of:=[.J118]*[.$B$3]" office:value-type="float" office:value="0.00905508816811729" calcext:value-type="float">
            <text:p>0.009055</text:p>
          </table:table-cell>
          <table:table-cell table:style-name="ce5" table:formula="of:=[.G118]+[.I118]+[.K118]" office:value-type="float" office:value="-4.97767919860587" calcext:value-type="float">
            <text:p>-4.977679</text:p>
          </table:table-cell>
          <table:table-cell table:style-name="ce5" table:formula="of:=-[.L118]/8" office:value-type="float" office:value="0.622209899825734" calcext:value-type="float">
            <text:p>0.622210</text:p>
          </table:table-cell>
          <table:table-cell table:formula="of:=IF([.U118]&gt;[.$B$4];1;0)" office:value-type="float" office:value="0" calcext:value-type="float">
            <text:p>0.00</text:p>
          </table:table-cell>
          <table:table-cell table:style-name="ce7" table:formula="of:=IF([.D118]&gt;[.$B$4];1;0)" office:value-type="float" office:value="0" calcext:value-type="float">
            <text:p>0.00</text:p>
          </table:table-cell>
          <table:table-cell table:style-name="ce5" table:formula="of:=IF([.O118];[.M118];[.L118])" office:value-type="float" office:value="-4.97767919860587" calcext:value-type="float">
            <text:p>-4.977679</text:p>
          </table:table-cell>
          <table:table-cell table:formula="of:=([.P118]-[.P117])/[.A118]" office:value-type="float" office:value="-0.185059174211242" calcext:value-type="float">
            <text:p>-0.1850591742</text:p>
          </table:table-cell>
          <table:table-cell table:formula="of:=[.$U$5]*[.U117]" office:value-type="float" office:value="-4.29511732024325" calcext:value-type="float">
            <text:p>-4.2951173202</text:p>
          </table:table-cell>
          <table:table-cell table:formula="of:=([.$U$5]*[.V117]*[.$U$5])+[.$S$5]" office:value-type="float" office:value="1.43308183405113" calcext:value-type="float">
            <text:p>1.4330818341</text:p>
          </table:table-cell>
          <table:table-cell table:formula="of:=[.S118]/([.S118]+[.$Q$5])" office:value-type="float" office:value="0.588998616485093" calcext:value-type="float">
            <text:p>0.5889986165</text:p>
          </table:table-cell>
          <table:table-cell table:formula="of:=[.R118]+[.T118]*((([.L118]*[.A118])+[.D118])-[.R118])" office:value-type="float" office:value="-5.00076371624771" calcext:value-type="float">
            <text:p>-5.0007637162</text:p>
          </table:table-cell>
          <table:table-cell table:formula="of:=(1-[.T118])*[.S118]" office:value-type="float" office:value="0.588998616485093" calcext:value-type="float">
            <text:p>0.5889986165</text:p>
          </table:table-cell>
          <table:table-cell table:formula="of:=[.D119]-[.U118]" office:value-type="float" office:value="0.00891296944075926" calcext:value-type="float">
            <text:p>0.0089129694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18]+[.A119]" office:value-type="float" office:value="11.1" calcext:value-type="float">
            <text:p>11.1</text:p>
          </table:table-cell>
          <table:table-cell office:value-type="float" office:value="3" calcext:value-type="float">
            <text:p>3</text:p>
          </table:table-cell>
          <table:table-cell table:style-name="ce5" table:formula="of:=[.D118]*0.8+[.P118]*0.2" office:value-type="float" office:value="-4.99185074680695" calcext:value-type="float">
            <text:p>-4.991851</text:p>
          </table:table-cell>
          <table:table-cell table:style-name="ce5" table:formula="of:=[.C119]-[.D119]" office:value-type="float" office:value="7.99185074680695" calcext:value-type="float">
            <text:p>7.991851</text:p>
          </table:table-cell>
          <table:table-cell table:style-name="ce5" table:formula="of:=ABS([.E119])" office:value-type="float" office:value="7.99185074680695" calcext:value-type="float">
            <text:p>7.991851</text:p>
          </table:table-cell>
          <table:table-cell table:style-name="ce5" table:formula="of:=[.$B$1]*[.E119]" office:value-type="float" office:value="7.99185074680695" calcext:value-type="float">
            <text:p>7.991851</text:p>
          </table:table-cell>
          <table:table-cell table:style-name="ce5" table:formula="of:=[.H118]+([.E119]*[.A119])" office:value-type="float" office:value="0.300972282617574" calcext:value-type="float">
            <text:p>0.300972</text:p>
          </table:table-cell>
          <table:table-cell table:style-name="ce5" table:formula="of:=[.H119]*[.$B$2]" office:value-type="float" office:value="3.00972282617574" calcext:value-type="float">
            <text:p>3.009723</text:p>
          </table:table-cell>
          <table:table-cell table:style-name="ce5" table:formula="of:=([.E119]-[.E118])/[.A119]" office:value-type="float" office:value="79.9645711294973" calcext:value-type="float">
            <text:p>79.964571</text:p>
          </table:table-cell>
          <table:table-cell table:style-name="ce5" table:formula="of:=[.J119]*[.$B$3]" office:value-type="float" office:value="-7.99645711294973" calcext:value-type="float">
            <text:p>-7.996457</text:p>
          </table:table-cell>
          <table:table-cell table:style-name="ce5" table:formula="of:=[.G119]+[.I119]+[.K119]" office:value-type="float" office:value="3.00511646003296" calcext:value-type="float">
            <text:p>3.005116</text:p>
          </table:table-cell>
          <table:table-cell table:style-name="ce5" table:formula="of:=-[.L119]/8" office:value-type="float" office:value="-0.37563955750412" calcext:value-type="float">
            <text:p>-0.375640</text:p>
          </table:table-cell>
          <table:table-cell table:formula="of:=IF([.U119]&gt;[.$B$4];1;0)" office:value-type="float" office:value="0" calcext:value-type="float">
            <text:p>0.00</text:p>
          </table:table-cell>
          <table:table-cell table:style-name="ce7" table:formula="of:=IF([.D119]&gt;[.$B$4];1;0)" office:value-type="float" office:value="0" calcext:value-type="float">
            <text:p>0.00</text:p>
          </table:table-cell>
          <table:table-cell table:style-name="ce5" table:formula="of:=IF([.O119];[.M119];[.L119])" office:value-type="float" office:value="3.00511646003296" calcext:value-type="float">
            <text:p>3.005116</text:p>
          </table:table-cell>
          <table:table-cell table:formula="of:=([.P119]-[.P118])/[.A119]" office:value-type="float" office:value="79.8279565863883" calcext:value-type="float">
            <text:p>79.8279565864</text:p>
          </table:table-cell>
          <table:table-cell table:formula="of:=[.$U$5]*[.U118]" office:value-type="float" office:value="-4.28809285573778" calcext:value-type="float">
            <text:p>-4.2880928557</text:p>
          </table:table-cell>
          <table:table-cell table:formula="of:=([.$U$5]*[.V118]*[.$U$5])+[.$S$5]" office:value-type="float" office:value="1.43308183405113" calcext:value-type="float">
            <text:p>1.4330818341</text:p>
          </table:table-cell>
          <table:table-cell table:formula="of:=[.S119]/([.S119]+[.$Q$5])" office:value-type="float" office:value="0.588998616485093" calcext:value-type="float">
            <text:p>0.5889986165</text:p>
          </table:table-cell>
          <table:table-cell table:formula="of:=[.R119]+[.T119]*((([.L119]*[.A119])+[.D119])-[.R119])" office:value-type="float" office:value="-4.52560433618439" calcext:value-type="float">
            <text:p>-4.5256043362</text:p>
          </table:table-cell>
          <table:table-cell table:formula="of:=(1-[.T119])*[.S119]" office:value-type="float" office:value="0.588998616485093" calcext:value-type="float">
            <text:p>0.5889986165</text:p>
          </table:table-cell>
          <table:table-cell table:formula="of:=[.D120]-[.U119]" office:value-type="float" office:value="1.13314703074542" calcext:value-type="float">
            <text:p>1.1331470307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19]+[.A120]" office:value-type="float" office:value="11.2" calcext:value-type="float">
            <text:p>11.2</text:p>
          </table:table-cell>
          <table:table-cell office:value-type="float" office:value="3" calcext:value-type="float">
            <text:p>3</text:p>
          </table:table-cell>
          <table:table-cell table:style-name="ce5" table:formula="of:=[.D119]*0.8+[.P119]*0.2" office:value-type="float" office:value="-3.39245730543897" calcext:value-type="float">
            <text:p>-3.392457</text:p>
          </table:table-cell>
          <table:table-cell table:style-name="ce5" table:formula="of:=[.C120]-[.D120]" office:value-type="float" office:value="6.39245730543897" calcext:value-type="float">
            <text:p>6.392457</text:p>
          </table:table-cell>
          <table:table-cell table:style-name="ce5" table:formula="of:=ABS([.E120])" office:value-type="float" office:value="6.39245730543897" calcext:value-type="float">
            <text:p>6.392457</text:p>
          </table:table-cell>
          <table:table-cell table:style-name="ce5" table:formula="of:=[.$B$1]*[.E120]" office:value-type="float" office:value="6.39245730543897" calcext:value-type="float">
            <text:p>6.392457</text:p>
          </table:table-cell>
          <table:table-cell table:style-name="ce5" table:formula="of:=[.H119]+([.E120]*[.A120])" office:value-type="float" office:value="0.940218013161471" calcext:value-type="float">
            <text:p>0.940218</text:p>
          </table:table-cell>
          <table:table-cell table:style-name="ce5" table:formula="of:=[.H120]*[.$B$2]" office:value-type="float" office:value="9.40218013161471" calcext:value-type="float">
            <text:p>9.402180</text:p>
          </table:table-cell>
          <table:table-cell table:style-name="ce5" table:formula="of:=([.E120]-[.E119])/[.A120]" office:value-type="float" office:value="-15.9939344136798" calcext:value-type="float">
            <text:p>-15.993934</text:p>
          </table:table-cell>
          <table:table-cell table:style-name="ce5" table:formula="of:=[.J120]*[.$B$3]" office:value-type="float" office:value="1.59939344136798" calcext:value-type="float">
            <text:p>1.599393</text:p>
          </table:table-cell>
          <table:table-cell table:style-name="ce5" table:formula="of:=[.G120]+[.I120]+[.K120]" office:value-type="float" office:value="17.3940308784217" calcext:value-type="float">
            <text:p>17.394031</text:p>
          </table:table-cell>
          <table:table-cell table:style-name="ce5" table:formula="of:=-[.L120]/8" office:value-type="float" office:value="-2.17425385980271" calcext:value-type="float">
            <text:p>-2.174254</text:p>
          </table:table-cell>
          <table:table-cell table:formula="of:=IF([.U120]&gt;[.$B$4];1;0)" office:value-type="float" office:value="0" calcext:value-type="float">
            <text:p>0.00</text:p>
          </table:table-cell>
          <table:table-cell table:style-name="ce7" table:formula="of:=IF([.D120]&gt;[.$B$4];1;0)" office:value-type="float" office:value="0" calcext:value-type="float">
            <text:p>0.00</text:p>
          </table:table-cell>
          <table:table-cell table:style-name="ce5" table:formula="of:=IF([.O120];[.M120];[.L120])" office:value-type="float" office:value="17.3940308784217" calcext:value-type="float">
            <text:p>17.394031</text:p>
          </table:table-cell>
          <table:table-cell table:formula="of:=([.P120]-[.P119])/[.A120]" office:value-type="float" office:value="143.889144183887" calcext:value-type="float">
            <text:p>143.8891441839</text:p>
          </table:table-cell>
          <table:table-cell table:formula="of:=[.$U$5]*[.U119]" office:value-type="float" office:value="-3.88064958135025" calcext:value-type="float">
            <text:p>-3.8806495814</text:p>
          </table:table-cell>
          <table:table-cell table:formula="of:=([.$U$5]*[.V119]*[.$U$5])+[.$S$5]" office:value-type="float" office:value="1.43308183405113" calcext:value-type="float">
            <text:p>1.4330818341</text:p>
          </table:table-cell>
          <table:table-cell table:formula="of:=[.S120]/([.S120]+[.$Q$5])" office:value-type="float" office:value="0.588998616485093" calcext:value-type="float">
            <text:p>0.5889986165</text:p>
          </table:table-cell>
          <table:table-cell table:formula="of:=[.R120]+[.T120]*((([.L120]*[.A120])+[.D120])-[.R120])" office:value-type="float" office:value="-2.56859899401086" calcext:value-type="float">
            <text:p>-2.568598994</text:p>
          </table:table-cell>
          <table:table-cell table:formula="of:=(1-[.T120])*[.S120]" office:value-type="float" office:value="0.588998616485093" calcext:value-type="float">
            <text:p>0.5889986165</text:p>
          </table:table-cell>
          <table:table-cell table:formula="of:=[.D121]-[.U120]" office:value-type="float" office:value="3.33343932534402" calcext:value-type="float">
            <text:p>3.3334393253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20]+[.A121]" office:value-type="float" office:value="11.3" calcext:value-type="float">
            <text:p>11.3</text:p>
          </table:table-cell>
          <table:table-cell office:value-type="float" office:value="3" calcext:value-type="float">
            <text:p>3</text:p>
          </table:table-cell>
          <table:table-cell table:style-name="ce5" table:formula="of:=[.D120]*0.8+[.P120]*0.2" office:value-type="float" office:value="0.764840331333158" calcext:value-type="float">
            <text:p>0.764840</text:p>
          </table:table-cell>
          <table:table-cell table:style-name="ce5" table:formula="of:=[.C121]-[.D121]" office:value-type="float" office:value="2.23515966866684" calcext:value-type="float">
            <text:p>2.235160</text:p>
          </table:table-cell>
          <table:table-cell table:style-name="ce5" table:formula="of:=ABS([.E121])" office:value-type="float" office:value="2.23515966866684" calcext:value-type="float">
            <text:p>2.235160</text:p>
          </table:table-cell>
          <table:table-cell table:style-name="ce5" table:formula="of:=[.$B$1]*[.E121]" office:value-type="float" office:value="2.23515966866684" calcext:value-type="float">
            <text:p>2.235160</text:p>
          </table:table-cell>
          <table:table-cell table:style-name="ce5" table:formula="of:=[.H120]+([.E121]*[.A121])" office:value-type="float" office:value="1.16373398002816" calcext:value-type="float">
            <text:p>1.163734</text:p>
          </table:table-cell>
          <table:table-cell table:style-name="ce5" table:formula="of:=[.H121]*[.$B$2]" office:value-type="float" office:value="11.6373398002816" calcext:value-type="float">
            <text:p>11.637340</text:p>
          </table:table-cell>
          <table:table-cell table:style-name="ce5" table:formula="of:=([.E121]-[.E120])/[.A121]" office:value-type="float" office:value="-41.5729763677212" calcext:value-type="float">
            <text:p>-41.572976</text:p>
          </table:table-cell>
          <table:table-cell table:style-name="ce5" table:formula="of:=[.J121]*[.$B$3]" office:value-type="float" office:value="4.15729763677212" calcext:value-type="float">
            <text:p>4.157298</text:p>
          </table:table-cell>
          <table:table-cell table:style-name="ce5" table:formula="of:=[.G121]+[.I121]+[.K121]" office:value-type="float" office:value="18.0297971057205" calcext:value-type="float">
            <text:p>18.029797</text:p>
          </table:table-cell>
          <table:table-cell table:style-name="ce5" table:formula="of:=-[.L121]/8" office:value-type="float" office:value="-2.25372463821506" calcext:value-type="float">
            <text:p>-2.253725</text:p>
          </table:table-cell>
          <table:table-cell table:formula="of:=IF([.U121]&gt;[.$B$4];1;0)" office:value-type="float" office:value="0" calcext:value-type="float">
            <text:p>0.00</text:p>
          </table:table-cell>
          <table:table-cell table:style-name="ce7" table:formula="of:=IF([.D121]&gt;[.$B$4];1;0)" office:value-type="float" office:value="0" calcext:value-type="float">
            <text:p>0.00</text:p>
          </table:table-cell>
          <table:table-cell table:style-name="ce5" table:formula="of:=IF([.O121];[.M121];[.L121])" office:value-type="float" office:value="18.0297971057205" calcext:value-type="float">
            <text:p>18.029797</text:p>
          </table:table-cell>
          <table:table-cell table:formula="of:=([.P121]-[.P120])/[.A121]" office:value-type="float" office:value="6.35766227298859" calcext:value-type="float">
            <text:p>6.357662273</text:p>
          </table:table-cell>
          <table:table-cell table:formula="of:=[.$U$5]*[.U120]" office:value-type="float" office:value="-2.20254177570657" calcext:value-type="float">
            <text:p>-2.2025417757</text:p>
          </table:table-cell>
          <table:table-cell table:formula="of:=([.$U$5]*[.V120]*[.$U$5])+[.$S$5]" office:value-type="float" office:value="1.43308183405113" calcext:value-type="float">
            <text:p>1.4330818341</text:p>
          </table:table-cell>
          <table:table-cell table:formula="of:=[.S121]/([.S121]+[.$Q$5])" office:value-type="float" office:value="0.588998616485093" calcext:value-type="float">
            <text:p>0.5889986165</text:p>
          </table:table-cell>
          <table:table-cell table:formula="of:=[.R121]+[.T121]*((([.L121]*[.A121])+[.D121])-[.R121])" office:value-type="float" office:value="0.607194735000081" calcext:value-type="float">
            <text:p>0.607194735</text:p>
          </table:table-cell>
          <table:table-cell table:formula="of:=(1-[.T121])*[.S121]" office:value-type="float" office:value="0.588998616485093" calcext:value-type="float">
            <text:p>0.5889986165</text:p>
          </table:table-cell>
          <table:table-cell table:formula="of:=[.D122]-[.U121]" office:value-type="float" office:value="3.61063695121055" calcext:value-type="float">
            <text:p>3.6106369512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21]+[.A122]" office:value-type="float" office:value="11.4" calcext:value-type="float">
            <text:p>11.4</text:p>
          </table:table-cell>
          <table:table-cell office:value-type="float" office:value="3" calcext:value-type="float">
            <text:p>3</text:p>
          </table:table-cell>
          <table:table-cell table:style-name="ce5" table:formula="of:=[.D121]*0.8+[.P121]*0.2" office:value-type="float" office:value="4.21783168621063" calcext:value-type="float">
            <text:p>4.217832</text:p>
          </table:table-cell>
          <table:table-cell table:style-name="ce5" table:formula="of:=[.C122]-[.D122]" office:value-type="float" office:value="-1.21783168621063" calcext:value-type="float">
            <text:p>-1.217832</text:p>
          </table:table-cell>
          <table:table-cell table:style-name="ce5" table:formula="of:=ABS([.E122])" office:value-type="float" office:value="1.21783168621063" calcext:value-type="float">
            <text:p>1.217832</text:p>
          </table:table-cell>
          <table:table-cell table:style-name="ce5" table:formula="of:=[.$B$1]*[.E122]" office:value-type="float" office:value="-1.21783168621063" calcext:value-type="float">
            <text:p>-1.217832</text:p>
          </table:table-cell>
          <table:table-cell table:style-name="ce5" table:formula="of:=[.H121]+([.E122]*[.A122])" office:value-type="float" office:value="1.04195081140709" calcext:value-type="float">
            <text:p>1.041951</text:p>
          </table:table-cell>
          <table:table-cell table:style-name="ce5" table:formula="of:=[.H122]*[.$B$2]" office:value-type="float" office:value="10.4195081140709" calcext:value-type="float">
            <text:p>10.419508</text:p>
          </table:table-cell>
          <table:table-cell table:style-name="ce5" table:formula="of:=([.E122]-[.E121])/[.A122]" office:value-type="float" office:value="-34.5299135487747" calcext:value-type="float">
            <text:p>-34.529914</text:p>
          </table:table-cell>
          <table:table-cell table:style-name="ce5" table:formula="of:=[.J122]*[.$B$3]" office:value-type="float" office:value="3.45299135487747" calcext:value-type="float">
            <text:p>3.452991</text:p>
          </table:table-cell>
          <table:table-cell table:style-name="ce5" table:formula="of:=[.G122]+[.I122]+[.K122]" office:value-type="float" office:value="12.6546677827378" calcext:value-type="float">
            <text:p>12.654668</text:p>
          </table:table-cell>
          <table:table-cell table:style-name="ce5" table:formula="of:=-[.L122]/8" office:value-type="float" office:value="-1.58183347284222" calcext:value-type="float">
            <text:p>-1.581833</text:p>
          </table:table-cell>
          <table:table-cell table:formula="of:=IF([.U122]&gt;[.$B$4];1;0)" office:value-type="float" office:value="0" calcext:value-type="float">
            <text:p>0.00</text:p>
          </table:table-cell>
          <table:table-cell table:style-name="ce7" table:formula="of:=IF([.D122]&gt;[.$B$4];1;0)" office:value-type="float" office:value="0" calcext:value-type="float">
            <text:p>0.00</text:p>
          </table:table-cell>
          <table:table-cell table:style-name="ce5" table:formula="of:=IF([.O122];[.M122];[.L122])" office:value-type="float" office:value="12.6546677827378" calcext:value-type="float">
            <text:p>12.654668</text:p>
          </table:table-cell>
          <table:table-cell table:formula="of:=([.P122]-[.P121])/[.A122]" office:value-type="float" office:value="-53.7512932298275" calcext:value-type="float">
            <text:p>-53.7512932298</text:p>
          </table:table-cell>
          <table:table-cell table:formula="of:=[.$U$5]*[.U121]" office:value-type="float" office:value="0.520661953440407" calcext:value-type="float">
            <text:p>0.5206619534</text:p>
          </table:table-cell>
          <table:table-cell table:formula="of:=([.$U$5]*[.V121]*[.$U$5])+[.$S$5]" office:value-type="float" office:value="1.43308183405113" calcext:value-type="float">
            <text:p>1.4330818341</text:p>
          </table:table-cell>
          <table:table-cell table:formula="of:=[.S122]/([.S122]+[.$Q$5])" office:value-type="float" office:value="0.588998616485093" calcext:value-type="float">
            <text:p>0.5889986165</text:p>
          </table:table-cell>
          <table:table-cell table:formula="of:=[.R122]+[.T122]*((([.L122]*[.A122])+[.D122])-[.R122])" office:value-type="float" office:value="3.44364799256373" calcext:value-type="float">
            <text:p>3.4436479926</text:p>
          </table:table-cell>
          <table:table-cell table:formula="of:=(1-[.T122])*[.S122]" office:value-type="float" office:value="0.588998616485093" calcext:value-type="float">
            <text:p>0.5889986165</text:p>
          </table:table-cell>
          <table:table-cell table:formula="of:=[.D123]-[.U122]" office:value-type="float" office:value="2.46155091295233" calcext:value-type="float">
            <text:p>2.461550913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22]+[.A123]" office:value-type="float" office:value="11.5" calcext:value-type="float">
            <text:p>11.5</text:p>
          </table:table-cell>
          <table:table-cell office:value-type="float" office:value="3" calcext:value-type="float">
            <text:p>3</text:p>
          </table:table-cell>
          <table:table-cell table:style-name="ce5" table:formula="of:=[.D122]*0.8+[.P122]*0.2" office:value-type="float" office:value="5.90519890551606" calcext:value-type="float">
            <text:p>5.905199</text:p>
          </table:table-cell>
          <table:table-cell table:style-name="ce5" table:formula="of:=[.C123]-[.D123]" office:value-type="float" office:value="-2.90519890551606" calcext:value-type="float">
            <text:p>-2.905199</text:p>
          </table:table-cell>
          <table:table-cell table:style-name="ce5" table:formula="of:=ABS([.E123])" office:value-type="float" office:value="2.90519890551606" calcext:value-type="float">
            <text:p>2.905199</text:p>
          </table:table-cell>
          <table:table-cell table:style-name="ce5" table:formula="of:=[.$B$1]*[.E123]" office:value-type="float" office:value="-2.90519890551606" calcext:value-type="float">
            <text:p>-2.905199</text:p>
          </table:table-cell>
          <table:table-cell table:style-name="ce5" table:formula="of:=[.H122]+([.E123]*[.A123])" office:value-type="float" office:value="0.751430920855486" calcext:value-type="float">
            <text:p>0.751431</text:p>
          </table:table-cell>
          <table:table-cell table:style-name="ce5" table:formula="of:=[.H123]*[.$B$2]" office:value-type="float" office:value="7.51430920855486" calcext:value-type="float">
            <text:p>7.514309</text:p>
          </table:table-cell>
          <table:table-cell table:style-name="ce5" table:formula="of:=([.E123]-[.E122])/[.A123]" office:value-type="float" office:value="-16.8736721930543" calcext:value-type="float">
            <text:p>-16.873672</text:p>
          </table:table-cell>
          <table:table-cell table:style-name="ce5" table:formula="of:=[.J123]*[.$B$3]" office:value-type="float" office:value="1.68736721930543" calcext:value-type="float">
            <text:p>1.687367</text:p>
          </table:table-cell>
          <table:table-cell table:style-name="ce5" table:formula="of:=[.G123]+[.I123]+[.K123]" office:value-type="float" office:value="6.29647752234423" calcext:value-type="float">
            <text:p>6.296478</text:p>
          </table:table-cell>
          <table:table-cell table:style-name="ce5" table:formula="of:=-[.L123]/8" office:value-type="float" office:value="-0.787059690293029" calcext:value-type="float">
            <text:p>-0.787060</text:p>
          </table:table-cell>
          <table:table-cell table:formula="of:=IF([.U123]&gt;[.$B$4];1;0)" office:value-type="float" office:value="0" calcext:value-type="float">
            <text:p>0.00</text:p>
          </table:table-cell>
          <table:table-cell table:style-name="ce7" table:formula="of:=IF([.D123]&gt;[.$B$4];1;0)" office:value-type="float" office:value="1" calcext:value-type="float">
            <text:p>1.00</text:p>
          </table:table-cell>
          <table:table-cell table:style-name="ce5" table:formula="of:=IF([.O123];[.M123];[.L123])" office:value-type="float" office:value="-0.787059690293029" calcext:value-type="float">
            <text:p>-0.787060</text:p>
          </table:table-cell>
          <table:table-cell table:formula="of:=([.P123]-[.P122])/[.A123]" office:value-type="float" office:value="-134.417274730308" calcext:value-type="float">
            <text:p>-134.4172747303</text:p>
          </table:table-cell>
          <table:table-cell table:formula="of:=[.$U$5]*[.U122]" office:value-type="float" office:value="2.9528854376004" calcext:value-type="float">
            <text:p>2.9528854376</text:p>
          </table:table-cell>
          <table:table-cell table:formula="of:=([.$U$5]*[.V122]*[.$U$5])+[.$S$5]" office:value-type="float" office:value="1.43308183405113" calcext:value-type="float">
            <text:p>1.4330818341</text:p>
          </table:table-cell>
          <table:table-cell table:formula="of:=[.S123]/([.S123]+[.$Q$5])" office:value-type="float" office:value="0.588998616485093" calcext:value-type="float">
            <text:p>0.5889986165</text:p>
          </table:table-cell>
          <table:table-cell table:formula="of:=[.R123]+[.T123]*((([.L123]*[.A123])+[.D123])-[.R123])" office:value-type="float" office:value="5.06265564057205" calcext:value-type="float">
            <text:p>5.0626556406</text:p>
          </table:table-cell>
          <table:table-cell table:formula="of:=(1-[.T123])*[.S123]" office:value-type="float" office:value="0.588998616485093" calcext:value-type="float">
            <text:p>0.5889986165</text:p>
          </table:table-cell>
          <table:table-cell table:formula="of:=[.D124]-[.U123]" office:value-type="float" office:value="-0.495908454217813" calcext:value-type="float">
            <text:p>-0.4959084542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23]+[.A124]" office:value-type="float" office:value="11.6" calcext:value-type="float">
            <text:p>11.6</text:p>
          </table:table-cell>
          <table:table-cell office:value-type="float" office:value="3" calcext:value-type="float">
            <text:p>3</text:p>
          </table:table-cell>
          <table:table-cell table:style-name="ce5" table:formula="of:=[.D123]*0.8+[.P123]*0.2" office:value-type="float" office:value="4.56674718635424" calcext:value-type="float">
            <text:p>4.566747</text:p>
          </table:table-cell>
          <table:table-cell table:style-name="ce5" table:formula="of:=[.C124]-[.D124]" office:value-type="float" office:value="-1.56674718635424" calcext:value-type="float">
            <text:p>-1.566747</text:p>
          </table:table-cell>
          <table:table-cell table:style-name="ce5" table:formula="of:=ABS([.E124])" office:value-type="float" office:value="1.56674718635424" calcext:value-type="float">
            <text:p>1.566747</text:p>
          </table:table-cell>
          <table:table-cell table:style-name="ce5" table:formula="of:=[.$B$1]*[.E124]" office:value-type="float" office:value="-1.56674718635424" calcext:value-type="float">
            <text:p>-1.566747</text:p>
          </table:table-cell>
          <table:table-cell table:style-name="ce5" table:formula="of:=[.H123]+([.E124]*[.A124])" office:value-type="float" office:value="0.594756202220062" calcext:value-type="float">
            <text:p>0.594756</text:p>
          </table:table-cell>
          <table:table-cell table:style-name="ce5" table:formula="of:=[.H124]*[.$B$2]" office:value-type="float" office:value="5.94756202220062" calcext:value-type="float">
            <text:p>5.947562</text:p>
          </table:table-cell>
          <table:table-cell table:style-name="ce5" table:formula="of:=([.E124]-[.E123])/[.A124]" office:value-type="float" office:value="13.3845171916182" calcext:value-type="float">
            <text:p>13.384517</text:p>
          </table:table-cell>
          <table:table-cell table:style-name="ce5" table:formula="of:=[.J124]*[.$B$3]" office:value-type="float" office:value="-1.33845171916182" calcext:value-type="float">
            <text:p>-1.338452</text:p>
          </table:table-cell>
          <table:table-cell table:style-name="ce5" table:formula="of:=[.G124]+[.I124]+[.K124]" office:value-type="float" office:value="3.04236311668456" calcext:value-type="float">
            <text:p>3.042363</text:p>
          </table:table-cell>
          <table:table-cell table:style-name="ce5" table:formula="of:=-[.L124]/8" office:value-type="float" office:value="-0.380295389585571" calcext:value-type="float">
            <text:p>-0.380295</text:p>
          </table:table-cell>
          <table:table-cell table:formula="of:=IF([.U124]&gt;[.$B$4];1;0)" office:value-type="float" office:value="0" calcext:value-type="float">
            <text:p>0.00</text:p>
          </table:table-cell>
          <table:table-cell table:style-name="ce7" table:formula="of:=IF([.D124]&gt;[.$B$4];1;0)" office:value-type="float" office:value="0" calcext:value-type="float">
            <text:p>0.00</text:p>
          </table:table-cell>
          <table:table-cell table:style-name="ce5" table:formula="of:=IF([.O124];[.M124];[.L124])" office:value-type="float" office:value="3.04236311668456" calcext:value-type="float">
            <text:p>3.042363</text:p>
          </table:table-cell>
          <table:table-cell table:formula="of:=([.P124]-[.P123])/[.A124]" office:value-type="float" office:value="38.2942280697759" calcext:value-type="float">
            <text:p>38.2942280698</text:p>
          </table:table-cell>
          <table:table-cell table:formula="of:=[.$U$5]*[.U123]" office:value-type="float" office:value="4.34116441312027" calcext:value-type="float">
            <text:p>4.3411644131</text:p>
          </table:table-cell>
          <table:table-cell table:formula="of:=([.$U$5]*[.V123]*[.$U$5])+[.$S$5]" office:value-type="float" office:value="1.43308183405113" calcext:value-type="float">
            <text:p>1.4330818341</text:p>
          </table:table-cell>
          <table:table-cell table:formula="of:=[.S124]/([.S124]+[.$Q$5])" office:value-type="float" office:value="0.588998616485093" calcext:value-type="float">
            <text:p>0.5889986165</text:p>
          </table:table-cell>
          <table:table-cell table:formula="of:=[.R124]+[.T124]*((([.L124]*[.A124])+[.D124])-[.R124])" office:value-type="float" office:value="4.6532271211152" calcext:value-type="float">
            <text:p>4.6532271211</text:p>
          </table:table-cell>
          <table:table-cell table:formula="of:=(1-[.T124])*[.S124]" office:value-type="float" office:value="0.588998616485093" calcext:value-type="float">
            <text:p>0.5889986165</text:p>
          </table:table-cell>
          <table:table-cell table:formula="of:=[.D125]-[.U124]" office:value-type="float" office:value="-0.391356748694891" calcext:value-type="float">
            <text:p>-0.3913567487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24]+[.A125]" office:value-type="float" office:value="11.7" calcext:value-type="float">
            <text:p>11.7</text:p>
          </table:table-cell>
          <table:table-cell office:value-type="float" office:value="3" calcext:value-type="float">
            <text:p>3</text:p>
          </table:table-cell>
          <table:table-cell table:style-name="ce5" table:formula="of:=[.D124]*0.8+[.P124]*0.2" office:value-type="float" office:value="4.26187037242031" calcext:value-type="float">
            <text:p>4.261870</text:p>
          </table:table-cell>
          <table:table-cell table:style-name="ce5" table:formula="of:=[.C125]-[.D125]" office:value-type="float" office:value="-1.26187037242031" calcext:value-type="float">
            <text:p>-1.261870</text:p>
          </table:table-cell>
          <table:table-cell table:style-name="ce5" table:formula="of:=ABS([.E125])" office:value-type="float" office:value="1.26187037242031" calcext:value-type="float">
            <text:p>1.261870</text:p>
          </table:table-cell>
          <table:table-cell table:style-name="ce5" table:formula="of:=[.$B$1]*[.E125]" office:value-type="float" office:value="-1.26187037242031" calcext:value-type="float">
            <text:p>-1.261870</text:p>
          </table:table-cell>
          <table:table-cell table:style-name="ce5" table:formula="of:=[.H124]+([.E125]*[.A125])" office:value-type="float" office:value="0.468569164978032" calcext:value-type="float">
            <text:p>0.468569</text:p>
          </table:table-cell>
          <table:table-cell table:style-name="ce5" table:formula="of:=[.H125]*[.$B$2]" office:value-type="float" office:value="4.68569164978032" calcext:value-type="float">
            <text:p>4.685692</text:p>
          </table:table-cell>
          <table:table-cell table:style-name="ce5" table:formula="of:=([.E125]-[.E124])/[.A125]" office:value-type="float" office:value="3.04876813933935" calcext:value-type="float">
            <text:p>3.048768</text:p>
          </table:table-cell>
          <table:table-cell table:style-name="ce5" table:formula="of:=[.J125]*[.$B$3]" office:value-type="float" office:value="-0.304876813933935" calcext:value-type="float">
            <text:p>-0.304877</text:p>
          </table:table-cell>
          <table:table-cell table:style-name="ce5" table:formula="of:=[.G125]+[.I125]+[.K125]" office:value-type="float" office:value="3.11894446342608" calcext:value-type="float">
            <text:p>3.118944</text:p>
          </table:table-cell>
          <table:table-cell table:style-name="ce5" table:formula="of:=-[.L125]/8" office:value-type="float" office:value="-0.389868057928259" calcext:value-type="float">
            <text:p>-0.389868</text:p>
          </table:table-cell>
          <table:table-cell table:formula="of:=IF([.U125]&gt;[.$B$4];1;0)" office:value-type="float" office:value="0" calcext:value-type="float">
            <text:p>0.00</text:p>
          </table:table-cell>
          <table:table-cell table:style-name="ce7" table:formula="of:=IF([.D125]&gt;[.$B$4];1;0)" office:value-type="float" office:value="0" calcext:value-type="float">
            <text:p>0.00</text:p>
          </table:table-cell>
          <table:table-cell table:style-name="ce5" table:formula="of:=IF([.O125];[.M125];[.L125])" office:value-type="float" office:value="3.11894446342608" calcext:value-type="float">
            <text:p>3.118944</text:p>
          </table:table-cell>
          <table:table-cell table:formula="of:=([.P125]-[.P124])/[.A125]" office:value-type="float" office:value="0.765813467415111" calcext:value-type="float">
            <text:p>0.7658134674</text:p>
          </table:table-cell>
          <table:table-cell table:formula="of:=[.$U$5]*[.U124]" office:value-type="float" office:value="3.99008453635785" calcext:value-type="float">
            <text:p>3.9900845364</text:p>
          </table:table-cell>
          <table:table-cell table:formula="of:=([.$U$5]*[.V124]*[.$U$5])+[.$S$5]" office:value-type="float" office:value="1.43308183405113" calcext:value-type="float">
            <text:p>1.4330818341</text:p>
          </table:table-cell>
          <table:table-cell table:formula="of:=[.S125]/([.S125]+[.$Q$5])" office:value-type="float" office:value="0.588998616485093" calcext:value-type="float">
            <text:p>0.5889986165</text:p>
          </table:table-cell>
          <table:table-cell table:formula="of:=[.R125]+[.T125]*((([.L125]*[.A125])+[.D125])-[.R125])" office:value-type="float" office:value="4.33387141516406" calcext:value-type="float">
            <text:p>4.3338714152</text:p>
          </table:table-cell>
          <table:table-cell table:formula="of:=(1-[.T125])*[.S125]" office:value-type="float" office:value="0.588998616485093" calcext:value-type="float">
            <text:p>0.5889986165</text:p>
          </table:table-cell>
          <table:table-cell table:formula="of:=[.D126]-[.U125]" office:value-type="float" office:value="-0.300586224542599" calcext:value-type="float">
            <text:p>-0.3005862245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25]+[.A126]" office:value-type="float" office:value="11.8" calcext:value-type="float">
            <text:p>11.8</text:p>
          </table:table-cell>
          <table:table-cell office:value-type="float" office:value="3" calcext:value-type="float">
            <text:p>3</text:p>
          </table:table-cell>
          <table:table-cell table:style-name="ce5" table:formula="of:=[.D125]*0.8+[.P125]*0.2" office:value-type="float" office:value="4.03328519062146" calcext:value-type="float">
            <text:p>4.033285</text:p>
          </table:table-cell>
          <table:table-cell table:style-name="ce5" table:formula="of:=[.C126]-[.D126]" office:value-type="float" office:value="-1.03328519062146" calcext:value-type="float">
            <text:p>-1.033285</text:p>
          </table:table-cell>
          <table:table-cell table:style-name="ce5" table:formula="of:=ABS([.E126])" office:value-type="float" office:value="1.03328519062146" calcext:value-type="float">
            <text:p>1.033285</text:p>
          </table:table-cell>
          <table:table-cell table:style-name="ce5" table:formula="of:=[.$B$1]*[.E126]" office:value-type="float" office:value="-1.03328519062146" calcext:value-type="float">
            <text:p>-1.033285</text:p>
          </table:table-cell>
          <table:table-cell table:style-name="ce5" table:formula="of:=[.H125]+([.E126]*[.A126])" office:value-type="float" office:value="0.365240645915886" calcext:value-type="float">
            <text:p>0.365241</text:p>
          </table:table-cell>
          <table:table-cell table:style-name="ce5" table:formula="of:=[.H126]*[.$B$2]" office:value-type="float" office:value="3.65240645915886" calcext:value-type="float">
            <text:p>3.652406</text:p>
          </table:table-cell>
          <table:table-cell table:style-name="ce5" table:formula="of:=([.E126]-[.E125])/[.A126]" office:value-type="float" office:value="2.28585181798845" calcext:value-type="float">
            <text:p>2.285852</text:p>
          </table:table-cell>
          <table:table-cell table:style-name="ce5" table:formula="of:=[.J126]*[.$B$3]" office:value-type="float" office:value="-0.228585181798845" calcext:value-type="float">
            <text:p>-0.228585</text:p>
          </table:table-cell>
          <table:table-cell table:style-name="ce5" table:formula="of:=[.G126]+[.I126]+[.K126]" office:value-type="float" office:value="2.39053608673855" calcext:value-type="float">
            <text:p>2.390536</text:p>
          </table:table-cell>
          <table:table-cell table:style-name="ce5" table:formula="of:=-[.L126]/8" office:value-type="float" office:value="-0.298817010842319" calcext:value-type="float">
            <text:p>-0.298817</text:p>
          </table:table-cell>
          <table:table-cell table:formula="of:=IF([.U126]&gt;[.$B$4];1;0)" office:value-type="float" office:value="0" calcext:value-type="float">
            <text:p>0.00</text:p>
          </table:table-cell>
          <table:table-cell table:style-name="ce7" table:formula="of:=IF([.D126]&gt;[.$B$4];1;0)" office:value-type="float" office:value="0" calcext:value-type="float">
            <text:p>0.00</text:p>
          </table:table-cell>
          <table:table-cell table:style-name="ce5" table:formula="of:=IF([.O126];[.M126];[.L126])" office:value-type="float" office:value="2.39053608673855" calcext:value-type="float">
            <text:p>2.390536</text:p>
          </table:table-cell>
          <table:table-cell table:formula="of:=([.P126]-[.P125])/[.A126]" office:value-type="float" office:value="-7.28408376687526" calcext:value-type="float">
            <text:p>-7.2840837669</text:p>
          </table:table-cell>
          <table:table-cell table:formula="of:=[.$U$5]*[.U125]" office:value-type="float" office:value="3.71624097988689" calcext:value-type="float">
            <text:p>3.7162409799</text:p>
          </table:table-cell>
          <table:table-cell table:formula="of:=([.$U$5]*[.V125]*[.$U$5])+[.$S$5]" office:value-type="float" office:value="1.43308183405113" calcext:value-type="float">
            <text:p>1.4330818341</text:p>
          </table:table-cell>
          <table:table-cell table:formula="of:=[.S126]/([.S126]+[.$Q$5])" office:value-type="float" office:value="0.588998616485093" calcext:value-type="float">
            <text:p>0.5889986165</text:p>
          </table:table-cell>
          <table:table-cell table:formula="of:=[.R126]+[.T126]*((([.L126]*[.A126])+[.D126])-[.R126])" office:value-type="float" office:value="4.04378182614883" calcext:value-type="float">
            <text:p>4.0437818261</text:p>
          </table:table-cell>
          <table:table-cell table:formula="of:=(1-[.T126])*[.S126]" office:value-type="float" office:value="0.588998616485093" calcext:value-type="float">
            <text:p>0.5889986165</text:p>
          </table:table-cell>
          <table:table-cell table:formula="of:=[.D127]-[.U126]" office:value-type="float" office:value="-0.339046456303952" calcext:value-type="float">
            <text:p>-0.3390464563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26]+[.A127]" office:value-type="float" office:value="11.9" calcext:value-type="float">
            <text:p>11.9</text:p>
          </table:table-cell>
          <table:table-cell office:value-type="float" office:value="3" calcext:value-type="float">
            <text:p>3</text:p>
          </table:table-cell>
          <table:table-cell table:style-name="ce5" table:formula="of:=[.D126]*0.8+[.P126]*0.2" office:value-type="float" office:value="3.70473536984488" calcext:value-type="float">
            <text:p>3.704735</text:p>
          </table:table-cell>
          <table:table-cell table:style-name="ce5" table:formula="of:=[.C127]-[.D127]" office:value-type="float" office:value="-0.704735369844879" calcext:value-type="float">
            <text:p>-0.704735</text:p>
          </table:table-cell>
          <table:table-cell table:style-name="ce5" table:formula="of:=ABS([.E127])" office:value-type="float" office:value="0.704735369844879" calcext:value-type="float">
            <text:p>0.704735</text:p>
          </table:table-cell>
          <table:table-cell table:style-name="ce5" table:formula="of:=[.$B$1]*[.E127]" office:value-type="float" office:value="-0.704735369844879" calcext:value-type="float">
            <text:p>-0.704735</text:p>
          </table:table-cell>
          <table:table-cell table:style-name="ce5" table:formula="of:=[.H126]+([.E127]*[.A127])" office:value-type="float" office:value="0.294767108931398" calcext:value-type="float">
            <text:p>0.294767</text:p>
          </table:table-cell>
          <table:table-cell table:style-name="ce5" table:formula="of:=[.H127]*[.$B$2]" office:value-type="float" office:value="2.94767108931398" calcext:value-type="float">
            <text:p>2.947671</text:p>
          </table:table-cell>
          <table:table-cell table:style-name="ce5" table:formula="of:=([.E127]-[.E126])/[.A127]" office:value-type="float" office:value="3.28549820776582" calcext:value-type="float">
            <text:p>3.285498</text:p>
          </table:table-cell>
          <table:table-cell table:style-name="ce5" table:formula="of:=[.J127]*[.$B$3]" office:value-type="float" office:value="-0.328549820776582" calcext:value-type="float">
            <text:p>-0.328550</text:p>
          </table:table-cell>
          <table:table-cell table:style-name="ce5" table:formula="of:=[.G127]+[.I127]+[.K127]" office:value-type="float" office:value="1.91438589869252" calcext:value-type="float">
            <text:p>1.914386</text:p>
          </table:table-cell>
          <table:table-cell table:style-name="ce5" table:formula="of:=-[.L127]/8" office:value-type="float" office:value="-0.239298237336564" calcext:value-type="float">
            <text:p>-0.239298</text:p>
          </table:table-cell>
          <table:table-cell table:formula="of:=IF([.U127]&gt;[.$B$4];1;0)" office:value-type="float" office:value="0" calcext:value-type="float">
            <text:p>0.00</text:p>
          </table:table-cell>
          <table:table-cell table:style-name="ce7" table:formula="of:=IF([.D127]&gt;[.$B$4];1;0)" office:value-type="float" office:value="0" calcext:value-type="float">
            <text:p>0.00</text:p>
          </table:table-cell>
          <table:table-cell table:style-name="ce5" table:formula="of:=IF([.O127];[.M127];[.L127])" office:value-type="float" office:value="1.91438589869252" calcext:value-type="float">
            <text:p>1.914386</text:p>
          </table:table-cell>
          <table:table-cell table:formula="of:=([.P127]-[.P126])/[.A127]" office:value-type="float" office:value="-4.76150188046034" calcext:value-type="float">
            <text:p>-4.7615018805</text:p>
          </table:table-cell>
          <table:table-cell table:formula="of:=[.$U$5]*[.U126]" office:value-type="float" office:value="3.46749275566296" calcext:value-type="float">
            <text:p>3.4674927557</text:p>
          </table:table-cell>
          <table:table-cell table:formula="of:=([.$U$5]*[.V126]*[.$U$5])+[.$S$5]" office:value-type="float" office:value="1.43308183405113" calcext:value-type="float">
            <text:p>1.4330818341</text:p>
          </table:table-cell>
          <table:table-cell table:formula="of:=[.S127]/([.S127]+[.$Q$5])" office:value-type="float" office:value="0.588998616485093" calcext:value-type="float">
            <text:p>0.5889986165</text:p>
          </table:table-cell>
          <table:table-cell table:formula="of:=[.R127]+[.T127]*((([.L127]*[.A127])+[.D127])-[.R127])" office:value-type="float" office:value="3.71998539176226" calcext:value-type="float">
            <text:p>3.7199853918</text:p>
          </table:table-cell>
          <table:table-cell table:formula="of:=(1-[.T127])*[.S127]" office:value-type="float" office:value="0.588998616485093" calcext:value-type="float">
            <text:p>0.5889986165</text:p>
          </table:table-cell>
          <table:table-cell table:formula="of:=[.D128]-[.U127]" office:value-type="float" office:value="-0.373319916147855" calcext:value-type="float">
            <text:p>-0.3733199161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27]+[.A128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5" table:formula="of:=[.D127]*0.8+[.P127]*0.2" office:value-type="float" office:value="3.34666547561441" calcext:value-type="float">
            <text:p>3.346665</text:p>
          </table:table-cell>
          <table:table-cell table:style-name="ce5" table:formula="of:=[.C128]-[.D128]" office:value-type="float" office:value="-0.346665475614407" calcext:value-type="float">
            <text:p>-0.346665</text:p>
          </table:table-cell>
          <table:table-cell table:style-name="ce5" table:formula="of:=ABS([.E128])" office:value-type="float" office:value="0.346665475614407" calcext:value-type="float">
            <text:p>0.346665</text:p>
          </table:table-cell>
          <table:table-cell table:style-name="ce5" table:formula="of:=[.$B$1]*[.E128]" office:value-type="float" office:value="-0.346665475614407" calcext:value-type="float">
            <text:p>-0.346665</text:p>
          </table:table-cell>
          <table:table-cell table:style-name="ce5" table:formula="of:=[.H127]+([.E128]*[.A128])" office:value-type="float" office:value="0.260100561369957" calcext:value-type="float">
            <text:p>0.260101</text:p>
          </table:table-cell>
          <table:table-cell table:style-name="ce5" table:formula="of:=[.H128]*[.$B$2]" office:value-type="float" office:value="2.60100561369957" calcext:value-type="float">
            <text:p>2.601006</text:p>
          </table:table-cell>
          <table:table-cell table:style-name="ce5" table:formula="of:=([.E128]-[.E127])/[.A128]" office:value-type="float" office:value="3.58069894230472" calcext:value-type="float">
            <text:p>3.580699</text:p>
          </table:table-cell>
          <table:table-cell table:style-name="ce5" table:formula="of:=[.J128]*[.$B$3]" office:value-type="float" office:value="-0.358069894230472" calcext:value-type="float">
            <text:p>-0.358070</text:p>
          </table:table-cell>
          <table:table-cell table:style-name="ce5" table:formula="of:=[.G128]+[.I128]+[.K128]" office:value-type="float" office:value="1.89627024385469" calcext:value-type="float">
            <text:p>1.896270</text:p>
          </table:table-cell>
          <table:table-cell table:style-name="ce5" table:formula="of:=-[.L128]/8" office:value-type="float" office:value="-0.237033780481836" calcext:value-type="float">
            <text:p>-0.237034</text:p>
          </table:table-cell>
          <table:table-cell table:formula="of:=IF([.U128]&gt;[.$B$4];1;0)" office:value-type="float" office:value="0" calcext:value-type="float">
            <text:p>0.00</text:p>
          </table:table-cell>
          <table:table-cell table:style-name="ce7" table:formula="of:=IF([.D128]&gt;[.$B$4];1;0)" office:value-type="float" office:value="0" calcext:value-type="float">
            <text:p>0.00</text:p>
          </table:table-cell>
          <table:table-cell table:style-name="ce5" table:formula="of:=IF([.O128];[.M128];[.L128])" office:value-type="float" office:value="1.89627024385469" calcext:value-type="float">
            <text:p>1.896270</text:p>
          </table:table-cell>
          <table:table-cell table:formula="of:=([.P128]-[.P127])/[.A128]" office:value-type="float" office:value="-0.181156548378247" calcext:value-type="float">
            <text:p>-0.1811565484</text:p>
          </table:table-cell>
          <table:table-cell table:formula="of:=[.$U$5]*[.U127]" office:value-type="float" office:value="3.18984132964272" calcext:value-type="float">
            <text:p>3.1898413296</text:p>
          </table:table-cell>
          <table:table-cell table:formula="of:=([.$U$5]*[.V127]*[.$U$5])+[.$S$5]" office:value-type="float" office:value="1.43308183405113" calcext:value-type="float">
            <text:p>1.4330818341</text:p>
          </table:table-cell>
          <table:table-cell table:formula="of:=[.S128]/([.S128]+[.$Q$5])" office:value-type="float" office:value="0.588998616485093" calcext:value-type="float">
            <text:p>0.5889986165</text:p>
          </table:table-cell>
          <table:table-cell table:formula="of:=[.R128]+[.T128]*((([.L128]*[.A128])+[.D128])-[.R128])" office:value-type="float" office:value="3.39390058966273" calcext:value-type="float">
            <text:p>3.3939005897</text:p>
          </table:table-cell>
          <table:table-cell table:formula="of:=(1-[.T128])*[.S128]" office:value-type="float" office:value="0.588998616485093" calcext:value-type="float">
            <text:p>0.5889986165</text:p>
          </table:table-cell>
          <table:table-cell table:formula="of:=[.D129]-[.U128]" office:value-type="float" office:value="-0.337314160400263" calcext:value-type="float">
            <text:p>-0.3373141604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28]+[.A129]" office:value-type="float" office:value="12.1" calcext:value-type="float">
            <text:p>12.1</text:p>
          </table:table-cell>
          <table:table-cell office:value-type="float" office:value="3" calcext:value-type="float">
            <text:p>3</text:p>
          </table:table-cell>
          <table:table-cell table:style-name="ce5" table:formula="of:=[.D128]*0.8+[.P128]*0.2" office:value-type="float" office:value="3.05658642926246" calcext:value-type="float">
            <text:p>3.056586</text:p>
          </table:table-cell>
          <table:table-cell table:style-name="ce5" table:formula="of:=[.C129]-[.D129]" office:value-type="float" office:value="-0.056586429262464" calcext:value-type="float">
            <text:p>-0.056586</text:p>
          </table:table-cell>
          <table:table-cell table:style-name="ce5" table:formula="of:=ABS([.E129])" office:value-type="float" office:value="0.056586429262464" calcext:value-type="float">
            <text:p>0.056586</text:p>
          </table:table-cell>
          <table:table-cell table:style-name="ce5" table:formula="of:=[.$B$1]*[.E129]" office:value-type="float" office:value="-0.056586429262464" calcext:value-type="float">
            <text:p>-0.056586</text:p>
          </table:table-cell>
          <table:table-cell table:style-name="ce5" table:formula="of:=[.H128]+([.E129]*[.A129])" office:value-type="float" office:value="0.254441918443711" calcext:value-type="float">
            <text:p>0.254442</text:p>
          </table:table-cell>
          <table:table-cell table:style-name="ce5" table:formula="of:=[.H129]*[.$B$2]" office:value-type="float" office:value="2.54441918443711" calcext:value-type="float">
            <text:p>2.544419</text:p>
          </table:table-cell>
          <table:table-cell table:style-name="ce5" table:formula="of:=([.E129]-[.E128])/[.A129]" office:value-type="float" office:value="2.90079046351943" calcext:value-type="float">
            <text:p>2.900790</text:p>
          </table:table-cell>
          <table:table-cell table:style-name="ce5" table:formula="of:=[.J129]*[.$B$3]" office:value-type="float" office:value="-0.290079046351943" calcext:value-type="float">
            <text:p>-0.290079</text:p>
          </table:table-cell>
          <table:table-cell table:style-name="ce5" table:formula="of:=[.G129]+[.I129]+[.K129]" office:value-type="float" office:value="2.1977537088227" calcext:value-type="float">
            <text:p>2.197754</text:p>
          </table:table-cell>
          <table:table-cell table:style-name="ce5" table:formula="of:=-[.L129]/8" office:value-type="float" office:value="-0.274719213602837" calcext:value-type="float">
            <text:p>-0.274719</text:p>
          </table:table-cell>
          <table:table-cell table:formula="of:=IF([.U129]&gt;[.$B$4];1;0)" office:value-type="float" office:value="0" calcext:value-type="float">
            <text:p>0.00</text:p>
          </table:table-cell>
          <table:table-cell table:style-name="ce7" table:formula="of:=IF([.D129]&gt;[.$B$4];1;0)" office:value-type="float" office:value="0" calcext:value-type="float">
            <text:p>0.00</text:p>
          </table:table-cell>
          <table:table-cell table:style-name="ce5" table:formula="of:=IF([.O129];[.M129];[.L129])" office:value-type="float" office:value="2.1977537088227" calcext:value-type="float">
            <text:p>2.197754</text:p>
          </table:table-cell>
          <table:table-cell table:formula="of:=([.P129]-[.P128])/[.A129]" office:value-type="float" office:value="3.01483464968008" calcext:value-type="float">
            <text:p>3.0148346497</text:p>
          </table:table-cell>
          <table:table-cell table:formula="of:=[.$U$5]*[.U128]" office:value-type="float" office:value="2.91022765669421" calcext:value-type="float">
            <text:p>2.9102276567</text:p>
          </table:table-cell>
          <table:table-cell table:formula="of:=([.$U$5]*[.V128]*[.$U$5])+[.$S$5]" office:value-type="float" office:value="1.43308183405113" calcext:value-type="float">
            <text:p>1.4330818341</text:p>
          </table:table-cell>
          <table:table-cell table:formula="of:=[.S129]/([.S129]+[.$Q$5])" office:value-type="float" office:value="0.588998616485093" calcext:value-type="float">
            <text:p>0.5889986165</text:p>
          </table:table-cell>
          <table:table-cell table:formula="of:=[.R129]+[.T129]*((([.L129]*[.A129])+[.D129])-[.R129])" office:value-type="float" office:value="3.12588016063452" calcext:value-type="float">
            <text:p>3.1258801606</text:p>
          </table:table-cell>
          <table:table-cell table:formula="of:=(1-[.T129])*[.S129]" office:value-type="float" office:value="0.588998616485093" calcext:value-type="float">
            <text:p>0.5889986165</text:p>
          </table:table-cell>
          <table:table-cell table:formula="of:=[.D130]-[.U129]" office:value-type="float" office:value="-0.241060275460011" calcext:value-type="float">
            <text:p>-0.2410602755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29]+[.A130]" office:value-type="float" office:value="12.2" calcext:value-type="float">
            <text:p>12.2</text:p>
          </table:table-cell>
          <table:table-cell office:value-type="float" office:value="3" calcext:value-type="float">
            <text:p>3</text:p>
          </table:table-cell>
          <table:table-cell table:style-name="ce5" table:formula="of:=[.D129]*0.8+[.P129]*0.2" office:value-type="float" office:value="2.88481988517451" calcext:value-type="float">
            <text:p>2.884820</text:p>
          </table:table-cell>
          <table:table-cell table:style-name="ce5" table:formula="of:=[.C130]-[.D130]" office:value-type="float" office:value="0.115180114825488" calcext:value-type="float">
            <text:p>0.115180</text:p>
          </table:table-cell>
          <table:table-cell table:style-name="ce5" table:formula="of:=ABS([.E130])" office:value-type="float" office:value="0.115180114825488" calcext:value-type="float">
            <text:p>0.115180</text:p>
          </table:table-cell>
          <table:table-cell table:style-name="ce5" table:formula="of:=[.$B$1]*[.E130]" office:value-type="float" office:value="0.115180114825488" calcext:value-type="float">
            <text:p>0.115180</text:p>
          </table:table-cell>
          <table:table-cell table:style-name="ce5" table:formula="of:=[.H129]+([.E130]*[.A130])" office:value-type="float" office:value="0.265959929926259" calcext:value-type="float">
            <text:p>0.265960</text:p>
          </table:table-cell>
          <table:table-cell table:style-name="ce5" table:formula="of:=[.H130]*[.$B$2]" office:value-type="float" office:value="2.65959929926259" calcext:value-type="float">
            <text:p>2.659599</text:p>
          </table:table-cell>
          <table:table-cell table:style-name="ce5" table:formula="of:=([.E130]-[.E129])/[.A130]" office:value-type="float" office:value="1.71766544087952" calcext:value-type="float">
            <text:p>1.717665</text:p>
          </table:table-cell>
          <table:table-cell table:style-name="ce5" table:formula="of:=[.J130]*[.$B$3]" office:value-type="float" office:value="-0.171766544087952" calcext:value-type="float">
            <text:p>-0.171767</text:p>
          </table:table-cell>
          <table:table-cell table:style-name="ce5" table:formula="of:=[.G130]+[.I130]+[.K130]" office:value-type="float" office:value="2.60301287000013" calcext:value-type="float">
            <text:p>2.603013</text:p>
          </table:table-cell>
          <table:table-cell table:style-name="ce5" table:formula="of:=-[.L130]/8" office:value-type="float" office:value="-0.325376608750016" calcext:value-type="float">
            <text:p>-0.325377</text:p>
          </table:table-cell>
          <table:table-cell table:formula="of:=IF([.U130]&gt;[.$B$4];1;0)" office:value-type="float" office:value="0" calcext:value-type="float">
            <text:p>0.00</text:p>
          </table:table-cell>
          <table:table-cell table:style-name="ce7" table:formula="of:=IF([.D130]&gt;[.$B$4];1;0)" office:value-type="float" office:value="0" calcext:value-type="float">
            <text:p>0.00</text:p>
          </table:table-cell>
          <table:table-cell table:style-name="ce5" table:formula="of:=IF([.O130];[.M130];[.L130])" office:value-type="float" office:value="2.60301287000013" calcext:value-type="float">
            <text:p>2.603013</text:p>
          </table:table-cell>
          <table:table-cell table:formula="of:=([.P130]-[.P129])/[.A130]" office:value-type="float" office:value="4.05259161177431" calcext:value-type="float">
            <text:p>4.0525916118</text:p>
          </table:table-cell>
          <table:table-cell table:formula="of:=[.$U$5]*[.U129]" office:value-type="float" office:value="2.68040346340679" calcext:value-type="float">
            <text:p>2.6804034634</text:p>
          </table:table-cell>
          <table:table-cell table:formula="of:=([.$U$5]*[.V129]*[.$U$5])+[.$S$5]" office:value-type="float" office:value="1.43308183405113" calcext:value-type="float">
            <text:p>1.4330818341</text:p>
          </table:table-cell>
          <table:table-cell table:formula="of:=[.S130]/([.S130]+[.$Q$5])" office:value-type="float" office:value="0.588998616485093" calcext:value-type="float">
            <text:p>0.5889986165</text:p>
          </table:table-cell>
          <table:table-cell table:formula="of:=[.R130]+[.T130]*((([.L130]*[.A130])+[.D130])-[.R130])" office:value-type="float" office:value="2.95412155092711" calcext:value-type="float">
            <text:p>2.9541215509</text:p>
          </table:table-cell>
          <table:table-cell table:formula="of:=(1-[.T130])*[.S130]" office:value-type="float" office:value="0.588998616485093" calcext:value-type="float">
            <text:p>0.5889986165</text:p>
          </table:table-cell>
          <table:table-cell table:formula="of:=[.D131]-[.U130]" office:value-type="float" office:value="-0.125663068787474" calcext:value-type="float">
            <text:p>-0.125663068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30]+[.A131]" office:value-type="float" office:value="12.3" calcext:value-type="float">
            <text:p>12.3</text:p>
          </table:table-cell>
          <table:table-cell office:value-type="float" office:value="3" calcext:value-type="float">
            <text:p>3</text:p>
          </table:table-cell>
          <table:table-cell table:style-name="ce5" table:formula="of:=[.D130]*0.8+[.P130]*0.2" office:value-type="float" office:value="2.82845848213964" calcext:value-type="float">
            <text:p>2.828458</text:p>
          </table:table-cell>
          <table:table-cell table:style-name="ce5" table:formula="of:=[.C131]-[.D131]" office:value-type="float" office:value="0.171541517860365" calcext:value-type="float">
            <text:p>0.171542</text:p>
          </table:table-cell>
          <table:table-cell table:style-name="ce5" table:formula="of:=ABS([.E131])" office:value-type="float" office:value="0.171541517860365" calcext:value-type="float">
            <text:p>0.171542</text:p>
          </table:table-cell>
          <table:table-cell table:style-name="ce5" table:formula="of:=[.$B$1]*[.E131]" office:value-type="float" office:value="0.171541517860365" calcext:value-type="float">
            <text:p>0.171542</text:p>
          </table:table-cell>
          <table:table-cell table:style-name="ce5" table:formula="of:=[.H130]+([.E131]*[.A131])" office:value-type="float" office:value="0.283114081712296" calcext:value-type="float">
            <text:p>0.283114</text:p>
          </table:table-cell>
          <table:table-cell table:style-name="ce5" table:formula="of:=[.H131]*[.$B$2]" office:value-type="float" office:value="2.83114081712296" calcext:value-type="float">
            <text:p>2.831141</text:p>
          </table:table-cell>
          <table:table-cell table:style-name="ce5" table:formula="of:=([.E131]-[.E130])/[.A131]" office:value-type="float" office:value="0.563614030348765" calcext:value-type="float">
            <text:p>0.563614</text:p>
          </table:table-cell>
          <table:table-cell table:style-name="ce5" table:formula="of:=[.J131]*[.$B$3]" office:value-type="float" office:value="-0.0563614030348765" calcext:value-type="float">
            <text:p>-0.056361</text:p>
          </table:table-cell>
          <table:table-cell table:style-name="ce5" table:formula="of:=[.G131]+[.I131]+[.K131]" office:value-type="float" office:value="2.94632093194845" calcext:value-type="float">
            <text:p>2.946321</text:p>
          </table:table-cell>
          <table:table-cell table:style-name="ce5" table:formula="of:=-[.L131]/8" office:value-type="float" office:value="-0.368290116493556" calcext:value-type="float">
            <text:p>-0.368290</text:p>
          </table:table-cell>
          <table:table-cell table:formula="of:=IF([.U131]&gt;[.$B$4];1;0)" office:value-type="float" office:value="0" calcext:value-type="float">
            <text:p>0.00</text:p>
          </table:table-cell>
          <table:table-cell table:style-name="ce7" table:formula="of:=IF([.D131]&gt;[.$B$4];1;0)" office:value-type="float" office:value="0" calcext:value-type="float">
            <text:p>0.00</text:p>
          </table:table-cell>
          <table:table-cell table:style-name="ce5" table:formula="of:=IF([.O131];[.M131];[.L131])" office:value-type="float" office:value="2.94632093194845" calcext:value-type="float">
            <text:p>2.946321</text:p>
          </table:table-cell>
          <table:table-cell table:formula="of:=([.P131]-[.P130])/[.A131]" office:value-type="float" office:value="3.43308061948317" calcext:value-type="float">
            <text:p>3.4330806195</text:p>
          </table:table-cell>
          <table:table-cell table:formula="of:=[.$U$5]*[.U130]" office:value-type="float" office:value="2.53312258612702" calcext:value-type="float">
            <text:p>2.5331225861</text:p>
          </table:table-cell>
          <table:table-cell table:formula="of:=([.$U$5]*[.V130]*[.$U$5])+[.$S$5]" office:value-type="float" office:value="1.43308183405113" calcext:value-type="float">
            <text:p>1.4330818341</text:p>
          </table:table-cell>
          <table:table-cell table:formula="of:=[.S131]/([.S131]+[.$Q$5])" office:value-type="float" office:value="0.588998616485093" calcext:value-type="float">
            <text:p>0.5889986165</text:p>
          </table:table-cell>
          <table:table-cell table:formula="of:=[.R131]+[.T131]*((([.L131]*[.A131])+[.D131])-[.R131])" office:value-type="float" office:value="2.88061291554071" calcext:value-type="float">
            <text:p>2.8806129155</text:p>
          </table:table-cell>
          <table:table-cell table:formula="of:=(1-[.T131])*[.S131]" office:value-type="float" office:value="0.588998616485093" calcext:value-type="float">
            <text:p>0.5889986165</text:p>
          </table:table-cell>
          <table:table-cell table:formula="of:=[.D132]-[.U131]" office:value-type="float" office:value="-0.0285819434393084" calcext:value-type="float">
            <text:p>-0.0285819434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31]+[.A132]" office:value-type="float" office:value="12.4" calcext:value-type="float">
            <text:p>12.4</text:p>
          </table:table-cell>
          <table:table-cell office:value-type="float" office:value="3" calcext:value-type="float">
            <text:p>3</text:p>
          </table:table-cell>
          <table:table-cell table:style-name="ce5" table:formula="of:=[.D131]*0.8+[.P131]*0.2" office:value-type="float" office:value="2.8520309721014" calcext:value-type="float">
            <text:p>2.852031</text:p>
          </table:table-cell>
          <table:table-cell table:style-name="ce5" table:formula="of:=[.C132]-[.D132]" office:value-type="float" office:value="0.147969027898602" calcext:value-type="float">
            <text:p>0.147969</text:p>
          </table:table-cell>
          <table:table-cell table:style-name="ce5" table:formula="of:=ABS([.E132])" office:value-type="float" office:value="0.147969027898602" calcext:value-type="float">
            <text:p>0.147969</text:p>
          </table:table-cell>
          <table:table-cell table:style-name="ce5" table:formula="of:=[.$B$1]*[.E132]" office:value-type="float" office:value="0.147969027898602" calcext:value-type="float">
            <text:p>0.147969</text:p>
          </table:table-cell>
          <table:table-cell table:style-name="ce5" table:formula="of:=[.H131]+([.E132]*[.A132])" office:value-type="float" office:value="0.297910984502156" calcext:value-type="float">
            <text:p>0.297911</text:p>
          </table:table-cell>
          <table:table-cell table:style-name="ce5" table:formula="of:=[.H132]*[.$B$2]" office:value-type="float" office:value="2.97910984502156" calcext:value-type="float">
            <text:p>2.979110</text:p>
          </table:table-cell>
          <table:table-cell table:style-name="ce5" table:formula="of:=([.E132]-[.E131])/[.A132]" office:value-type="float" office:value="-0.235724899617624" calcext:value-type="float">
            <text:p>-0.235725</text:p>
          </table:table-cell>
          <table:table-cell table:style-name="ce5" table:formula="of:=[.J132]*[.$B$3]" office:value-type="float" office:value="0.0235724899617624" calcext:value-type="float">
            <text:p>0.023572</text:p>
          </table:table-cell>
          <table:table-cell table:style-name="ce5" table:formula="of:=[.G132]+[.I132]+[.K132]" office:value-type="float" office:value="3.15065136288193" calcext:value-type="float">
            <text:p>3.150651</text:p>
          </table:table-cell>
          <table:table-cell table:style-name="ce5" table:formula="of:=-[.L132]/8" office:value-type="float" office:value="-0.393831420360241" calcext:value-type="float">
            <text:p>-0.393831</text:p>
          </table:table-cell>
          <table:table-cell table:formula="of:=IF([.U132]&gt;[.$B$4];1;0)" office:value-type="float" office:value="0" calcext:value-type="float">
            <text:p>0.00</text:p>
          </table:table-cell>
          <table:table-cell table:style-name="ce7" table:formula="of:=IF([.D132]&gt;[.$B$4];1;0)" office:value-type="float" office:value="0" calcext:value-type="float">
            <text:p>0.00</text:p>
          </table:table-cell>
          <table:table-cell table:style-name="ce5" table:formula="of:=IF([.O132];[.M132];[.L132])" office:value-type="float" office:value="3.15065136288193" calcext:value-type="float">
            <text:p>3.150651</text:p>
          </table:table-cell>
          <table:table-cell table:formula="of:=([.P132]-[.P131])/[.A132]" office:value-type="float" office:value="2.04330430933479" calcext:value-type="float">
            <text:p>2.0433043093</text:p>
          </table:table-cell>
          <table:table-cell table:formula="of:=[.$U$5]*[.U131]" office:value-type="float" office:value="2.47008984310592" calcext:value-type="float">
            <text:p>2.4700898431</text:p>
          </table:table-cell>
          <table:table-cell table:formula="of:=([.$U$5]*[.V131]*[.$U$5])+[.$S$5]" office:value-type="float" office:value="1.43308183405113" calcext:value-type="float">
            <text:p>1.4330818341</text:p>
          </table:table-cell>
          <table:table-cell table:formula="of:=[.S132]/([.S132]+[.$Q$5])" office:value-type="float" office:value="0.588998616485093" calcext:value-type="float">
            <text:p>0.5889986165</text:p>
          </table:table-cell>
          <table:table-cell table:formula="of:=[.R132]+[.T132]*((([.L132]*[.A132])+[.D132])-[.R132])" office:value-type="float" office:value="2.88062556903944" calcext:value-type="float">
            <text:p>2.880625569</text:p>
          </table:table-cell>
          <table:table-cell table:formula="of:=(1-[.T132])*[.S132]" office:value-type="float" office:value="0.588998616485093" calcext:value-type="float">
            <text:p>0.5889986165</text:p>
          </table:table-cell>
          <table:table-cell table:formula="of:=[.D133]-[.U132]" office:value-type="float" office:value="0.0311294812180587" calcext:value-type="float">
            <text:p>0.0311294812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32]+[.A133]" office:value-type="float" office:value="12.5" calcext:value-type="float">
            <text:p>12.5</text:p>
          </table:table-cell>
          <table:table-cell office:value-type="float" office:value="3" calcext:value-type="float">
            <text:p>3</text:p>
          </table:table-cell>
          <table:table-cell table:style-name="ce5" table:formula="of:=[.D132]*0.8+[.P132]*0.2" office:value-type="float" office:value="2.9117550502575" calcext:value-type="float">
            <text:p>2.911755</text:p>
          </table:table-cell>
          <table:table-cell table:style-name="ce5" table:formula="of:=[.C133]-[.D133]" office:value-type="float" office:value="0.0882449497424966" calcext:value-type="float">
            <text:p>0.088245</text:p>
          </table:table-cell>
          <table:table-cell table:style-name="ce5" table:formula="of:=ABS([.E133])" office:value-type="float" office:value="0.0882449497424966" calcext:value-type="float">
            <text:p>0.088245</text:p>
          </table:table-cell>
          <table:table-cell table:style-name="ce5" table:formula="of:=[.$B$1]*[.E133]" office:value-type="float" office:value="0.0882449497424966" calcext:value-type="float">
            <text:p>0.088245</text:p>
          </table:table-cell>
          <table:table-cell table:style-name="ce5" table:formula="of:=[.H132]+([.E133]*[.A133])" office:value-type="float" office:value="0.306735479476406" calcext:value-type="float">
            <text:p>0.306735</text:p>
          </table:table-cell>
          <table:table-cell table:style-name="ce5" table:formula="of:=[.H133]*[.$B$2]" office:value-type="float" office:value="3.06735479476406" calcext:value-type="float">
            <text:p>3.067355</text:p>
          </table:table-cell>
          <table:table-cell table:style-name="ce5" table:formula="of:=([.E133]-[.E132])/[.A133]" office:value-type="float" office:value="-0.597240781561057" calcext:value-type="float">
            <text:p>-0.597241</text:p>
          </table:table-cell>
          <table:table-cell table:style-name="ce5" table:formula="of:=[.J133]*[.$B$3]" office:value-type="float" office:value="0.0597240781561057" calcext:value-type="float">
            <text:p>0.059724</text:p>
          </table:table-cell>
          <table:table-cell table:style-name="ce5" table:formula="of:=[.G133]+[.I133]+[.K133]" office:value-type="float" office:value="3.21532382266266" calcext:value-type="float">
            <text:p>3.215324</text:p>
          </table:table-cell>
          <table:table-cell table:style-name="ce5" table:formula="of:=-[.L133]/8" office:value-type="float" office:value="-0.401915477832833" calcext:value-type="float">
            <text:p>-0.401915</text:p>
          </table:table-cell>
          <table:table-cell table:formula="of:=IF([.U133]&gt;[.$B$4];1;0)" office:value-type="float" office:value="0" calcext:value-type="float">
            <text:p>0.00</text:p>
          </table:table-cell>
          <table:table-cell table:style-name="ce7" table:formula="of:=IF([.D133]&gt;[.$B$4];1;0)" office:value-type="float" office:value="0" calcext:value-type="float">
            <text:p>0.00</text:p>
          </table:table-cell>
          <table:table-cell table:style-name="ce5" table:formula="of:=IF([.O133];[.M133];[.L133])" office:value-type="float" office:value="3.21532382266266" calcext:value-type="float">
            <text:p>3.215324</text:p>
          </table:table-cell>
          <table:table-cell table:formula="of:=([.P133]-[.P132])/[.A133]" office:value-type="float" office:value="0.646724597807342" calcext:value-type="float">
            <text:p>0.6467245978</text:p>
          </table:table-cell>
          <table:table-cell table:formula="of:=[.$U$5]*[.U132]" office:value-type="float" office:value="2.47010069332413" calcext:value-type="float">
            <text:p>2.4701006933</text:p>
          </table:table-cell>
          <table:table-cell table:formula="of:=([.$U$5]*[.V132]*[.$U$5])+[.$S$5]" office:value-type="float" office:value="1.43308183405113" calcext:value-type="float">
            <text:p>1.4330818341</text:p>
          </table:table-cell>
          <table:table-cell table:formula="of:=[.S133]/([.S133]+[.$Q$5])" office:value-type="float" office:value="0.588998616485093" calcext:value-type="float">
            <text:p>0.5889986165</text:p>
          </table:table-cell>
          <table:table-cell table:formula="of:=[.R133]+[.T133]*((([.L133]*[.A133])+[.D133])-[.R133])" office:value-type="float" office:value="2.91961662683249" calcext:value-type="float">
            <text:p>2.9196166268</text:p>
          </table:table-cell>
          <table:table-cell table:formula="of:=(1-[.T133])*[.S133]" office:value-type="float" office:value="0.588998616485093" calcext:value-type="float">
            <text:p>0.5889986165</text:p>
          </table:table-cell>
          <table:table-cell table:formula="of:=[.D134]-[.U133]" office:value-type="float" office:value="0.0528521779060465" calcext:value-type="float">
            <text:p>0.0528521779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33]+[.A134]" office:value-type="float" office:value="12.6" calcext:value-type="float">
            <text:p>12.6</text:p>
          </table:table-cell>
          <table:table-cell office:value-type="float" office:value="3" calcext:value-type="float">
            <text:p>3</text:p>
          </table:table-cell>
          <table:table-cell table:style-name="ce5" table:formula="of:=[.D133]*0.8+[.P133]*0.2" office:value-type="float" office:value="2.97246880473853" calcext:value-type="float">
            <text:p>2.972469</text:p>
          </table:table-cell>
          <table:table-cell table:style-name="ce5" table:formula="of:=[.C134]-[.D134]" office:value-type="float" office:value="0.027531195261465" calcext:value-type="float">
            <text:p>0.027531</text:p>
          </table:table-cell>
          <table:table-cell table:style-name="ce5" table:formula="of:=ABS([.E134])" office:value-type="float" office:value="0.027531195261465" calcext:value-type="float">
            <text:p>0.027531</text:p>
          </table:table-cell>
          <table:table-cell table:style-name="ce5" table:formula="of:=[.$B$1]*[.E134]" office:value-type="float" office:value="0.027531195261465" calcext:value-type="float">
            <text:p>0.027531</text:p>
          </table:table-cell>
          <table:table-cell table:style-name="ce5" table:formula="of:=[.H133]+([.E134]*[.A134])" office:value-type="float" office:value="0.309488599002552" calcext:value-type="float">
            <text:p>0.309489</text:p>
          </table:table-cell>
          <table:table-cell table:style-name="ce5" table:formula="of:=[.H134]*[.$B$2]" office:value-type="float" office:value="3.09488599002552" calcext:value-type="float">
            <text:p>3.094886</text:p>
          </table:table-cell>
          <table:table-cell table:style-name="ce5" table:formula="of:=([.E134]-[.E133])/[.A134]" office:value-type="float" office:value="-0.607137544810317" calcext:value-type="float">
            <text:p>-0.607138</text:p>
          </table:table-cell>
          <table:table-cell table:style-name="ce5" table:formula="of:=[.J134]*[.$B$3]" office:value-type="float" office:value="0.0607137544810317" calcext:value-type="float">
            <text:p>0.060714</text:p>
          </table:table-cell>
          <table:table-cell table:style-name="ce5" table:formula="of:=[.G134]+[.I134]+[.K134]" office:value-type="float" office:value="3.18313093976802" calcext:value-type="float">
            <text:p>3.183131</text:p>
          </table:table-cell>
          <table:table-cell table:style-name="ce5" table:formula="of:=-[.L134]/8" office:value-type="float" office:value="-0.397891367471002" calcext:value-type="float">
            <text:p>-0.397891</text:p>
          </table:table-cell>
          <table:table-cell table:formula="of:=IF([.U134]&gt;[.$B$4];1;0)" office:value-type="float" office:value="0" calcext:value-type="float">
            <text:p>0.00</text:p>
          </table:table-cell>
          <table:table-cell table:style-name="ce7" table:formula="of:=IF([.D134]&gt;[.$B$4];1;0)" office:value-type="float" office:value="0" calcext:value-type="float">
            <text:p>0.00</text:p>
          </table:table-cell>
          <table:table-cell table:style-name="ce5" table:formula="of:=IF([.O134];[.M134];[.L134])" office:value-type="float" office:value="3.18313093976802" calcext:value-type="float">
            <text:p>3.183131</text:p>
          </table:table-cell>
          <table:table-cell table:formula="of:=([.P134]-[.P133])/[.A134]" office:value-type="float" office:value="-0.321928828946412" calcext:value-type="float">
            <text:p>-0.3219288289</text:p>
          </table:table-cell>
          <table:table-cell table:formula="of:=[.$U$5]*[.U133]" office:value-type="float" office:value="2.50353504172511" calcext:value-type="float">
            <text:p>2.5035350417</text:p>
          </table:table-cell>
          <table:table-cell table:formula="of:=([.$U$5]*[.V133]*[.$U$5])+[.$S$5]" office:value-type="float" office:value="1.43308183405113" calcext:value-type="float">
            <text:p>1.4330818341</text:p>
          </table:table-cell>
          <table:table-cell table:formula="of:=[.S134]/([.S134]+[.$Q$5])" office:value-type="float" office:value="0.588998616485093" calcext:value-type="float">
            <text:p>0.5889986165</text:p>
          </table:table-cell>
          <table:table-cell table:formula="of:=[.R134]+[.T134]*((([.L134]*[.A134])+[.D134])-[.R134])" office:value-type="float" office:value="2.96722235132459" calcext:value-type="float">
            <text:p>2.9672223513</text:p>
          </table:table-cell>
          <table:table-cell table:formula="of:=(1-[.T134])*[.S134]" office:value-type="float" office:value="0.588998616485093" calcext:value-type="float">
            <text:p>0.5889986165</text:p>
          </table:table-cell>
          <table:table-cell table:formula="of:=[.D135]-[.U134]" office:value-type="float" office:value="0.047378880419839" calcext:value-type="float">
            <text:p>0.0473788804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34]+[.A135]" office:value-type="float" office:value="12.7" calcext:value-type="float">
            <text:p>12.7</text:p>
          </table:table-cell>
          <table:table-cell office:value-type="float" office:value="3" calcext:value-type="float">
            <text:p>3</text:p>
          </table:table-cell>
          <table:table-cell table:style-name="ce5" table:formula="of:=[.D134]*0.8+[.P134]*0.2" office:value-type="float" office:value="3.01460123174443" calcext:value-type="float">
            <text:p>3.014601</text:p>
          </table:table-cell>
          <table:table-cell table:style-name="ce5" table:formula="of:=[.C135]-[.D135]" office:value-type="float" office:value="-0.014601231744432" calcext:value-type="float">
            <text:p>-0.014601</text:p>
          </table:table-cell>
          <table:table-cell table:style-name="ce5" table:formula="of:=ABS([.E135])" office:value-type="float" office:value="0.014601231744432" calcext:value-type="float">
            <text:p>0.014601</text:p>
          </table:table-cell>
          <table:table-cell table:style-name="ce5" table:formula="of:=[.$B$1]*[.E135]" office:value-type="float" office:value="-0.014601231744432" calcext:value-type="float">
            <text:p>-0.014601</text:p>
          </table:table-cell>
          <table:table-cell table:style-name="ce5" table:formula="of:=[.H134]+([.E135]*[.A135])" office:value-type="float" office:value="0.308028475828109" calcext:value-type="float">
            <text:p>0.308028</text:p>
          </table:table-cell>
          <table:table-cell table:style-name="ce5" table:formula="of:=[.H135]*[.$B$2]" office:value-type="float" office:value="3.08028475828109" calcext:value-type="float">
            <text:p>3.080285</text:p>
          </table:table-cell>
          <table:table-cell table:style-name="ce5" table:formula="of:=([.E135]-[.E134])/[.A135]" office:value-type="float" office:value="-0.421324270058969" calcext:value-type="float">
            <text:p>-0.421324</text:p>
          </table:table-cell>
          <table:table-cell table:style-name="ce5" table:formula="of:=[.J135]*[.$B$3]" office:value-type="float" office:value="0.0421324270058969" calcext:value-type="float">
            <text:p>0.042132</text:p>
          </table:table-cell>
          <table:table-cell table:style-name="ce5" table:formula="of:=[.G135]+[.I135]+[.K135]" office:value-type="float" office:value="3.10781595354256" calcext:value-type="float">
            <text:p>3.107816</text:p>
          </table:table-cell>
          <table:table-cell table:style-name="ce5" table:formula="of:=-[.L135]/8" office:value-type="float" office:value="-0.388476994192819" calcext:value-type="float">
            <text:p>-0.388477</text:p>
          </table:table-cell>
          <table:table-cell table:formula="of:=IF([.U135]&gt;[.$B$4];1;0)" office:value-type="float" office:value="0" calcext:value-type="float">
            <text:p>0.00</text:p>
          </table:table-cell>
          <table:table-cell table:style-name="ce7" table:formula="of:=IF([.D135]&gt;[.$B$4];1;0)" office:value-type="float" office:value="0" calcext:value-type="float">
            <text:p>0.00</text:p>
          </table:table-cell>
          <table:table-cell table:style-name="ce5" table:formula="of:=IF([.O135];[.M135];[.L135])" office:value-type="float" office:value="3.10781595354256" calcext:value-type="float">
            <text:p>3.107816</text:p>
          </table:table-cell>
          <table:table-cell table:formula="of:=([.P135]-[.P134])/[.A135]" office:value-type="float" office:value="-0.753149862254636" calcext:value-type="float">
            <text:p>-0.7531498623</text:p>
          </table:table-cell>
          <table:table-cell table:formula="of:=[.$U$5]*[.U134]" office:value-type="float" office:value="2.54435635996168" calcext:value-type="float">
            <text:p>2.54435636</text:p>
          </table:table-cell>
          <table:table-cell table:formula="of:=([.$U$5]*[.V134]*[.$U$5])+[.$S$5]" office:value-type="float" office:value="1.43308183405113" calcext:value-type="float">
            <text:p>1.4330818341</text:p>
          </table:table-cell>
          <table:table-cell table:formula="of:=[.S135]/([.S135]+[.$Q$5])" office:value-type="float" office:value="0.588998616485093" calcext:value-type="float">
            <text:p>0.5889986165</text:p>
          </table:table-cell>
          <table:table-cell table:formula="of:=[.R135]+[.T135]*((([.L135]*[.A135])+[.D135])-[.R135])" office:value-type="float" office:value="3.00437986854362" calcext:value-type="float">
            <text:p>3.0043798685</text:p>
          </table:table-cell>
          <table:table-cell table:formula="of:=(1-[.T135])*[.S135]" office:value-type="float" office:value="0.588998616485093" calcext:value-type="float">
            <text:p>0.5889986165</text:p>
          </table:table-cell>
          <table:table-cell table:formula="of:=[.D136]-[.U135]" office:value-type="float" office:value="0.0288643075604398" calcext:value-type="float">
            <text:p>0.0288643076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35]+[.A136]" office:value-type="float" office:value="12.8" calcext:value-type="float">
            <text:p>12.8</text:p>
          </table:table-cell>
          <table:table-cell office:value-type="float" office:value="3" calcext:value-type="float">
            <text:p>3</text:p>
          </table:table-cell>
          <table:table-cell table:style-name="ce5" table:formula="of:=[.D135]*0.8+[.P135]*0.2" office:value-type="float" office:value="3.03324417610406" calcext:value-type="float">
            <text:p>3.033244</text:p>
          </table:table-cell>
          <table:table-cell table:style-name="ce5" table:formula="of:=[.C136]-[.D136]" office:value-type="float" office:value="-0.0332441761040569" calcext:value-type="float">
            <text:p>-0.033244</text:p>
          </table:table-cell>
          <table:table-cell table:style-name="ce5" table:formula="of:=ABS([.E136])" office:value-type="float" office:value="0.0332441761040569" calcext:value-type="float">
            <text:p>0.033244</text:p>
          </table:table-cell>
          <table:table-cell table:style-name="ce5" table:formula="of:=[.$B$1]*[.E136]" office:value-type="float" office:value="-0.0332441761040569" calcext:value-type="float">
            <text:p>-0.033244</text:p>
          </table:table-cell>
          <table:table-cell table:style-name="ce5" table:formula="of:=[.H135]+([.E136]*[.A136])" office:value-type="float" office:value="0.304704058217703" calcext:value-type="float">
            <text:p>0.304704</text:p>
          </table:table-cell>
          <table:table-cell table:style-name="ce5" table:formula="of:=[.H136]*[.$B$2]" office:value-type="float" office:value="3.04704058217703" calcext:value-type="float">
            <text:p>3.047041</text:p>
          </table:table-cell>
          <table:table-cell table:style-name="ce5" table:formula="of:=([.E136]-[.E135])/[.A136]" office:value-type="float" office:value="-0.18642944359625" calcext:value-type="float">
            <text:p>-0.186429</text:p>
          </table:table-cell>
          <table:table-cell table:style-name="ce5" table:formula="of:=[.J136]*[.$B$3]" office:value-type="float" office:value="0.018642944359625" calcext:value-type="float">
            <text:p>0.018643</text:p>
          </table:table-cell>
          <table:table-cell table:style-name="ce5" table:formula="of:=[.G136]+[.I136]+[.K136]" office:value-type="float" office:value="3.0324393504326" calcext:value-type="float">
            <text:p>3.032439</text:p>
          </table:table-cell>
          <table:table-cell table:style-name="ce5" table:formula="of:=-[.L136]/8" office:value-type="float" office:value="-0.379054918804075" calcext:value-type="float">
            <text:p>-0.379055</text:p>
          </table:table-cell>
          <table:table-cell table:formula="of:=IF([.U136]&gt;[.$B$4];1;0)" office:value-type="float" office:value="0" calcext:value-type="float">
            <text:p>0.00</text:p>
          </table:table-cell>
          <table:table-cell table:style-name="ce7" table:formula="of:=IF([.D136]&gt;[.$B$4];1;0)" office:value-type="float" office:value="0" calcext:value-type="float">
            <text:p>0.00</text:p>
          </table:table-cell>
          <table:table-cell table:style-name="ce5" table:formula="of:=IF([.O136];[.M136];[.L136])" office:value-type="float" office:value="3.0324393504326" calcext:value-type="float">
            <text:p>3.032439</text:p>
          </table:table-cell>
          <table:table-cell table:formula="of:=([.P136]-[.P135])/[.A136]" office:value-type="float" office:value="-0.753766031099539" calcext:value-type="float">
            <text:p>-0.7537660311</text:p>
          </table:table-cell>
          <table:table-cell table:formula="of:=[.$U$5]*[.U135]" office:value-type="float" office:value="2.57621847006421" calcext:value-type="float">
            <text:p>2.5762184701</text:p>
          </table:table-cell>
          <table:table-cell table:formula="of:=([.$U$5]*[.V135]*[.$U$5])+[.$S$5]" office:value-type="float" office:value="1.43308183405113" calcext:value-type="float">
            <text:p>1.4330818341</text:p>
          </table:table-cell>
          <table:table-cell table:formula="of:=[.S136]/([.S136]+[.$Q$5])" office:value-type="float" office:value="0.588998616485093" calcext:value-type="float">
            <text:p>0.5889986165</text:p>
          </table:table-cell>
          <table:table-cell table:formula="of:=[.R136]+[.T136]*((([.L136]*[.A136])+[.D136])-[.R136])" office:value-type="float" office:value="3.02401623681778" calcext:value-type="float">
            <text:p>3.0240162368</text:p>
          </table:table-cell>
          <table:table-cell table:formula="of:=(1-[.T136])*[.S136]" office:value-type="float" office:value="0.588998616485093" calcext:value-type="float">
            <text:p>0.5889986165</text:p>
          </table:table-cell>
          <table:table-cell table:formula="of:=[.D137]-[.U136]" office:value-type="float" office:value="0.00906697415198599" calcext:value-type="float">
            <text:p>0.0090669742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36]+[.A137]" office:value-type="float" office:value="12.9" calcext:value-type="float">
            <text:p>12.9</text:p>
          </table:table-cell>
          <table:table-cell office:value-type="float" office:value="3" calcext:value-type="float">
            <text:p>3</text:p>
          </table:table-cell>
          <table:table-cell table:style-name="ce5" table:formula="of:=[.D136]*0.8+[.P136]*0.2" office:value-type="float" office:value="3.03308321096977" calcext:value-type="float">
            <text:p>3.033083</text:p>
          </table:table-cell>
          <table:table-cell table:style-name="ce5" table:formula="of:=[.C137]-[.D137]" office:value-type="float" office:value="-0.0330832109697665" calcext:value-type="float">
            <text:p>-0.033083</text:p>
          </table:table-cell>
          <table:table-cell table:style-name="ce5" table:formula="of:=ABS([.E137])" office:value-type="float" office:value="0.0330832109697665" calcext:value-type="float">
            <text:p>0.033083</text:p>
          </table:table-cell>
          <table:table-cell table:style-name="ce5" table:formula="of:=[.$B$1]*[.E137]" office:value-type="float" office:value="-0.0330832109697665" calcext:value-type="float">
            <text:p>-0.033083</text:p>
          </table:table-cell>
          <table:table-cell table:style-name="ce5" table:formula="of:=[.H136]+([.E137]*[.A137])" office:value-type="float" office:value="0.301395737120727" calcext:value-type="float">
            <text:p>0.301396</text:p>
          </table:table-cell>
          <table:table-cell table:style-name="ce5" table:formula="of:=[.H137]*[.$B$2]" office:value-type="float" office:value="3.01395737120727" calcext:value-type="float">
            <text:p>3.013957</text:p>
          </table:table-cell>
          <table:table-cell table:style-name="ce5" table:formula="of:=([.E137]-[.E136])/[.A137]" office:value-type="float" office:value="0.00160965134290425" calcext:value-type="float">
            <text:p>0.001610</text:p>
          </table:table-cell>
          <table:table-cell table:style-name="ce5" table:formula="of:=[.J137]*[.$B$3]" office:value-type="float" office:value="-0.000160965134290425" calcext:value-type="float">
            <text:p>-0.000161</text:p>
          </table:table-cell>
          <table:table-cell table:style-name="ce5" table:formula="of:=[.G137]+[.I137]+[.K137]" office:value-type="float" office:value="2.98071319510321" calcext:value-type="float">
            <text:p>2.980713</text:p>
          </table:table-cell>
          <table:table-cell table:style-name="ce5" table:formula="of:=-[.L137]/8" office:value-type="float" office:value="-0.372589149387901" calcext:value-type="float">
            <text:p>-0.372589</text:p>
          </table:table-cell>
          <table:table-cell table:formula="of:=IF([.U137]&gt;[.$B$4];1;0)" office:value-type="float" office:value="0" calcext:value-type="float">
            <text:p>0.00</text:p>
          </table:table-cell>
          <table:table-cell table:style-name="ce7" table:formula="of:=IF([.D137]&gt;[.$B$4];1;0)" office:value-type="float" office:value="0" calcext:value-type="float">
            <text:p>0.00</text:p>
          </table:table-cell>
          <table:table-cell table:style-name="ce5" table:formula="of:=IF([.O137];[.M137];[.L137])" office:value-type="float" office:value="2.98071319510321" calcext:value-type="float">
            <text:p>2.980713</text:p>
          </table:table-cell>
          <table:table-cell table:formula="of:=([.P137]-[.P136])/[.A137]" office:value-type="float" office:value="-0.517261553293915" calcext:value-type="float">
            <text:p>-0.5172615533</text:p>
          </table:table-cell>
          <table:table-cell table:formula="of:=[.$U$5]*[.U136]" office:value-type="float" office:value="2.59305641228402" calcext:value-type="float">
            <text:p>2.5930564123</text:p>
          </table:table-cell>
          <table:table-cell table:formula="of:=([.$U$5]*[.V136]*[.$U$5])+[.$S$5]" office:value-type="float" office:value="1.43308183405113" calcext:value-type="float">
            <text:p>1.4330818341</text:p>
          </table:table-cell>
          <table:table-cell table:formula="of:=[.S137]/([.S137]+[.$Q$5])" office:value-type="float" office:value="0.588998616485093" calcext:value-type="float">
            <text:p>0.5889986165</text:p>
          </table:table-cell>
          <table:table-cell table:formula="of:=[.R137]+[.T137]*((([.L137]*[.A137])+[.D137])-[.R137])" office:value-type="float" office:value="3.02779518273175" calcext:value-type="float">
            <text:p>3.0277951827</text:p>
          </table:table-cell>
          <table:table-cell table:formula="of:=(1-[.T137])*[.S137]" office:value-type="float" office:value="0.588998616485093" calcext:value-type="float">
            <text:p>0.5889986165</text:p>
          </table:table-cell>
          <table:table-cell table:formula="of:=[.D138]-[.U137]" office:value-type="float" office:value="-0.00518597493529871" calcext:value-type="float">
            <text:p>-0.0051859749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37]+[.A138]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5" table:formula="of:=[.D137]*0.8+[.P137]*0.2" office:value-type="float" office:value="3.02260920779646" calcext:value-type="float">
            <text:p>3.022609</text:p>
          </table:table-cell>
          <table:table-cell table:style-name="ce5" table:formula="of:=[.C138]-[.D138]" office:value-type="float" office:value="-0.0226092077964557" calcext:value-type="float">
            <text:p>-0.022609</text:p>
          </table:table-cell>
          <table:table-cell table:style-name="ce5" table:formula="of:=ABS([.E138])" office:value-type="float" office:value="0.0226092077964557" calcext:value-type="float">
            <text:p>0.022609</text:p>
          </table:table-cell>
          <table:table-cell table:style-name="ce5" table:formula="of:=[.$B$1]*[.E138]" office:value-type="float" office:value="-0.0226092077964557" calcext:value-type="float">
            <text:p>-0.022609</text:p>
          </table:table-cell>
          <table:table-cell table:style-name="ce5" table:formula="of:=[.H137]+([.E138]*[.A138])" office:value-type="float" office:value="0.299134816341081" calcext:value-type="float">
            <text:p>0.299135</text:p>
          </table:table-cell>
          <table:table-cell table:style-name="ce5" table:formula="of:=[.H138]*[.$B$2]" office:value-type="float" office:value="2.99134816341081" calcext:value-type="float">
            <text:p>2.991348</text:p>
          </table:table-cell>
          <table:table-cell table:style-name="ce5" table:formula="of:=([.E138]-[.E137])/[.A138]" office:value-type="float" office:value="0.104740031733108" calcext:value-type="float">
            <text:p>0.104740</text:p>
          </table:table-cell>
          <table:table-cell table:style-name="ce5" table:formula="of:=[.J138]*[.$B$3]" office:value-type="float" office:value="-0.0104740031733108" calcext:value-type="float">
            <text:p>-0.010474</text:p>
          </table:table-cell>
          <table:table-cell table:style-name="ce5" table:formula="of:=[.G138]+[.I138]+[.K138]" office:value-type="float" office:value="2.95826495244104" calcext:value-type="float">
            <text:p>2.958265</text:p>
          </table:table-cell>
          <table:table-cell table:style-name="ce5" table:formula="of:=-[.L138]/8" office:value-type="float" office:value="-0.369783119055131" calcext:value-type="float">
            <text:p>-0.369783</text:p>
          </table:table-cell>
          <table:table-cell table:formula="of:=IF([.U138]&gt;[.$B$4];1;0)" office:value-type="float" office:value="0" calcext:value-type="float">
            <text:p>0.00</text:p>
          </table:table-cell>
          <table:table-cell table:style-name="ce7" table:formula="of:=IF([.D138]&gt;[.$B$4];1;0)" office:value-type="float" office:value="0" calcext:value-type="float">
            <text:p>0.00</text:p>
          </table:table-cell>
          <table:table-cell table:style-name="ce5" table:formula="of:=IF([.O138];[.M138];[.L138])" office:value-type="float" office:value="2.95826495244104" calcext:value-type="float">
            <text:p>2.958265</text:p>
          </table:table-cell>
          <table:table-cell table:formula="of:=([.P138]-[.P137])/[.A138]" office:value-type="float" office:value="-0.224482426621653" calcext:value-type="float">
            <text:p>-0.2244824266</text:p>
          </table:table-cell>
          <table:table-cell table:formula="of:=[.$U$5]*[.U137]" office:value-type="float" office:value="2.5962968115301" calcext:value-type="float">
            <text:p>2.5962968115</text:p>
          </table:table-cell>
          <table:table-cell table:formula="of:=([.$U$5]*[.V137]*[.$U$5])+[.$S$5]" office:value-type="float" office:value="1.43308183405113" calcext:value-type="float">
            <text:p>1.4330818341</text:p>
          </table:table-cell>
          <table:table-cell table:formula="of:=[.S138]/([.S138]+[.$Q$5])" office:value-type="float" office:value="0.588998616485093" calcext:value-type="float">
            <text:p>0.5889986165</text:p>
          </table:table-cell>
          <table:table-cell table:formula="of:=[.R138]+[.T138]*((([.L138]*[.A138])+[.D138])-[.R138])" office:value-type="float" office:value="3.02163561953984" calcext:value-type="float">
            <text:p>3.0216356195</text:p>
          </table:table-cell>
          <table:table-cell table:formula="of:=(1-[.T138])*[.S138]" office:value-type="float" office:value="0.588998616485093" calcext:value-type="float">
            <text:p>0.5889986165</text:p>
          </table:table-cell>
          <table:table-cell table:formula="of:=[.D139]-[.U138]" office:value-type="float" office:value="-0.011895262814464" calcext:value-type="float">
            <text:p>-0.011895262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38]+[.A139]" office:value-type="float" office:value="13.1" calcext:value-type="float">
            <text:p>13.1</text:p>
          </table:table-cell>
          <table:table-cell office:value-type="float" office:value="3" calcext:value-type="float">
            <text:p>3</text:p>
          </table:table-cell>
          <table:table-cell table:style-name="ce5" table:formula="of:=[.D138]*0.8+[.P138]*0.2" office:value-type="float" office:value="3.00974035672537" calcext:value-type="float">
            <text:p>3.009740</text:p>
          </table:table-cell>
          <table:table-cell table:style-name="ce5" table:formula="of:=[.C139]-[.D139]" office:value-type="float" office:value="-0.00974035672537399" calcext:value-type="float">
            <text:p>-0.009740</text:p>
          </table:table-cell>
          <table:table-cell table:style-name="ce5" table:formula="of:=ABS([.E139])" office:value-type="float" office:value="0.00974035672537399" calcext:value-type="float">
            <text:p>0.009740</text:p>
          </table:table-cell>
          <table:table-cell table:style-name="ce5" table:formula="of:=[.$B$1]*[.E139]" office:value-type="float" office:value="-0.00974035672537399" calcext:value-type="float">
            <text:p>-0.009740</text:p>
          </table:table-cell>
          <table:table-cell table:style-name="ce5" table:formula="of:=[.H138]+([.E139]*[.A139])" office:value-type="float" office:value="0.298160780668544" calcext:value-type="float">
            <text:p>0.298161</text:p>
          </table:table-cell>
          <table:table-cell table:style-name="ce5" table:formula="of:=[.H139]*[.$B$2]" office:value-type="float" office:value="2.98160780668544" calcext:value-type="float">
            <text:p>2.981608</text:p>
          </table:table-cell>
          <table:table-cell table:style-name="ce5" table:formula="of:=([.E139]-[.E138])/[.A139]" office:value-type="float" office:value="0.128688510710817" calcext:value-type="float">
            <text:p>0.128689</text:p>
          </table:table-cell>
          <table:table-cell table:style-name="ce5" table:formula="of:=[.J139]*[.$B$3]" office:value-type="float" office:value="-0.0128688510710817" calcext:value-type="float">
            <text:p>-0.012869</text:p>
          </table:table-cell>
          <table:table-cell table:style-name="ce5" table:formula="of:=[.G139]+[.I139]+[.K139]" office:value-type="float" office:value="2.95899859888898" calcext:value-type="float">
            <text:p>2.958999</text:p>
          </table:table-cell>
          <table:table-cell table:style-name="ce5" table:formula="of:=-[.L139]/8" office:value-type="float" office:value="-0.369874824861123" calcext:value-type="float">
            <text:p>-0.369875</text:p>
          </table:table-cell>
          <table:table-cell table:formula="of:=IF([.U139]&gt;[.$B$4];1;0)" office:value-type="float" office:value="0" calcext:value-type="float">
            <text:p>0.00</text:p>
          </table:table-cell>
          <table:table-cell table:style-name="ce7" table:formula="of:=IF([.D139]&gt;[.$B$4];1;0)" office:value-type="float" office:value="0" calcext:value-type="float">
            <text:p>0.00</text:p>
          </table:table-cell>
          <table:table-cell table:style-name="ce5" table:formula="of:=IF([.O139];[.M139];[.L139])" office:value-type="float" office:value="2.95899859888898" calcext:value-type="float">
            <text:p>2.958999</text:p>
          </table:table-cell>
          <table:table-cell table:formula="of:=([.P139]-[.P138])/[.A139]" office:value-type="float" office:value="0.00733646447936831" calcext:value-type="float">
            <text:p>0.0073364645</text:p>
          </table:table-cell>
          <table:table-cell table:formula="of:=[.$U$5]*[.U138]" office:value-type="float" office:value="2.59101506249806" calcext:value-type="float">
            <text:p>2.5910150625</text:p>
          </table:table-cell>
          <table:table-cell table:formula="of:=([.$U$5]*[.V138]*[.$U$5])+[.$S$5]" office:value-type="float" office:value="1.43308183405113" calcext:value-type="float">
            <text:p>1.4330818341</text:p>
          </table:table-cell>
          <table:table-cell table:formula="of:=[.S139]/([.S139]+[.$Q$5])" office:value-type="float" office:value="0.588998616485093" calcext:value-type="float">
            <text:p>0.5889986165</text:p>
          </table:table-cell>
          <table:table-cell table:formula="of:=[.R139]+[.T139]*((([.L139]*[.A139])+[.D139])-[.R139])" office:value-type="float" office:value="3.01192828957796" calcext:value-type="float">
            <text:p>3.0119282896</text:p>
          </table:table-cell>
          <table:table-cell table:formula="of:=(1-[.T139])*[.S139]" office:value-type="float" office:value="0.588998616485093" calcext:value-type="float">
            <text:p>0.5889986165</text:p>
          </table:table-cell>
          <table:table-cell table:formula="of:=[.D140]-[.U139]" office:value-type="float" office:value="-0.01233628441986" calcext:value-type="float">
            <text:p>-0.0123362844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39]+[.A140]" office:value-type="float" office:value="13.2" calcext:value-type="float">
            <text:p>13.2</text:p>
          </table:table-cell>
          <table:table-cell office:value-type="float" office:value="3" calcext:value-type="float">
            <text:p>3</text:p>
          </table:table-cell>
          <table:table-cell table:style-name="ce5" table:formula="of:=[.D139]*0.8+[.P139]*0.2" office:value-type="float" office:value="2.9995920051581" calcext:value-type="float">
            <text:p>2.999592</text:p>
          </table:table-cell>
          <table:table-cell table:style-name="ce5" table:formula="of:=[.C140]-[.D140]" office:value-type="float" office:value="0.000407994841904014" calcext:value-type="float">
            <text:p>0.000408</text:p>
          </table:table-cell>
          <table:table-cell table:style-name="ce5" table:formula="of:=ABS([.E140])" office:value-type="float" office:value="0.000407994841904014" calcext:value-type="float">
            <text:p>0.000408</text:p>
          </table:table-cell>
          <table:table-cell table:style-name="ce5" table:formula="of:=[.$B$1]*[.E140]" office:value-type="float" office:value="0.000407994841904014" calcext:value-type="float">
            <text:p>0.000408</text:p>
          </table:table-cell>
          <table:table-cell table:style-name="ce5" table:formula="of:=[.H139]+([.E140]*[.A140])" office:value-type="float" office:value="0.298201580152734" calcext:value-type="float">
            <text:p>0.298202</text:p>
          </table:table-cell>
          <table:table-cell table:style-name="ce5" table:formula="of:=[.H140]*[.$B$2]" office:value-type="float" office:value="2.98201580152734" calcext:value-type="float">
            <text:p>2.982016</text:p>
          </table:table-cell>
          <table:table-cell table:style-name="ce5" table:formula="of:=([.E140]-[.E139])/[.A140]" office:value-type="float" office:value="0.10148351567278" calcext:value-type="float">
            <text:p>0.101484</text:p>
          </table:table-cell>
          <table:table-cell table:style-name="ce5" table:formula="of:=[.J140]*[.$B$3]" office:value-type="float" office:value="-0.010148351567278" calcext:value-type="float">
            <text:p>-0.010148</text:p>
          </table:table-cell>
          <table:table-cell table:style-name="ce5" table:formula="of:=[.G140]+[.I140]+[.K140]" office:value-type="float" office:value="2.97227544480197" calcext:value-type="float">
            <text:p>2.972275</text:p>
          </table:table-cell>
          <table:table-cell table:style-name="ce5" table:formula="of:=-[.L140]/8" office:value-type="float" office:value="-0.371534430600246" calcext:value-type="float">
            <text:p>-0.371534</text:p>
          </table:table-cell>
          <table:table-cell table:formula="of:=IF([.U140]&gt;[.$B$4];1;0)" office:value-type="float" office:value="0" calcext:value-type="float">
            <text:p>0.00</text:p>
          </table:table-cell>
          <table:table-cell table:style-name="ce7" table:formula="of:=IF([.D140]&gt;[.$B$4];1;0)" office:value-type="float" office:value="0" calcext:value-type="float">
            <text:p>0.00</text:p>
          </table:table-cell>
          <table:table-cell table:style-name="ce5" table:formula="of:=IF([.O140];[.M140];[.L140])" office:value-type="float" office:value="2.97227544480197" calcext:value-type="float">
            <text:p>2.972275</text:p>
          </table:table-cell>
          <table:table-cell table:formula="of:=([.P140]-[.P139])/[.A140]" office:value-type="float" office:value="0.132768459129853" calcext:value-type="float">
            <text:p>0.1327684591</text:p>
          </table:table-cell>
          <table:table-cell table:formula="of:=[.$U$5]*[.U139]" office:value-type="float" office:value="2.58269114746832" calcext:value-type="float">
            <text:p>2.5826911475</text:p>
          </table:table-cell>
          <table:table-cell table:formula="of:=([.$U$5]*[.V139]*[.$U$5])+[.$S$5]" office:value-type="float" office:value="1.43308183405113" calcext:value-type="float">
            <text:p>1.4330818341</text:p>
          </table:table-cell>
          <table:table-cell table:formula="of:=[.S140]/([.S140]+[.$Q$5])" office:value-type="float" office:value="0.588998616485093" calcext:value-type="float">
            <text:p>0.5889986165</text:p>
          </table:table-cell>
          <table:table-cell table:formula="of:=[.R140]+[.T140]*((([.L140]*[.A140])+[.D140])-[.R140])" office:value-type="float" office:value="3.00331178833915" calcext:value-type="float">
            <text:p>3.0033117883</text:p>
          </table:table-cell>
          <table:table-cell table:formula="of:=(1-[.T140])*[.S140]" office:value-type="float" office:value="0.588998616485093" calcext:value-type="float">
            <text:p>0.5889986165</text:p>
          </table:table-cell>
          <table:table-cell table:formula="of:=[.D141]-[.U140]" office:value-type="float" office:value="-0.00918309525227556" calcext:value-type="float">
            <text:p>-0.0091830953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40]+[.A141]" office:value-type="float" office:value="13.3" calcext:value-type="float">
            <text:p>13.3</text:p>
          </table:table-cell>
          <table:table-cell office:value-type="float" office:value="3" calcext:value-type="float">
            <text:p>3</text:p>
          </table:table-cell>
          <table:table-cell table:style-name="ce5" table:formula="of:=[.D140]*0.8+[.P140]*0.2" office:value-type="float" office:value="2.99412869308687" calcext:value-type="float">
            <text:p>2.994129</text:p>
          </table:table-cell>
          <table:table-cell table:style-name="ce5" table:formula="of:=[.C141]-[.D141]" office:value-type="float" office:value="0.00587130691312954" calcext:value-type="float">
            <text:p>0.005871</text:p>
          </table:table-cell>
          <table:table-cell table:style-name="ce5" table:formula="of:=ABS([.E141])" office:value-type="float" office:value="0.00587130691312954" calcext:value-type="float">
            <text:p>0.005871</text:p>
          </table:table-cell>
          <table:table-cell table:style-name="ce5" table:formula="of:=[.$B$1]*[.E141]" office:value-type="float" office:value="0.00587130691312954" calcext:value-type="float">
            <text:p>0.005871</text:p>
          </table:table-cell>
          <table:table-cell table:style-name="ce5" table:formula="of:=[.H140]+([.E141]*[.A141])" office:value-type="float" office:value="0.298788710844047" calcext:value-type="float">
            <text:p>0.298789</text:p>
          </table:table-cell>
          <table:table-cell table:style-name="ce5" table:formula="of:=[.H141]*[.$B$2]" office:value-type="float" office:value="2.98788710844047" calcext:value-type="float">
            <text:p>2.987887</text:p>
          </table:table-cell>
          <table:table-cell table:style-name="ce5" table:formula="of:=([.E141]-[.E140])/[.A141]" office:value-type="float" office:value="0.0546331207122552" calcext:value-type="float">
            <text:p>0.054633</text:p>
          </table:table-cell>
          <table:table-cell table:style-name="ce5" table:formula="of:=[.J141]*[.$B$3]" office:value-type="float" office:value="-0.00546331207122552" calcext:value-type="float">
            <text:p>-0.005463</text:p>
          </table:table-cell>
          <table:table-cell table:style-name="ce5" table:formula="of:=[.G141]+[.I141]+[.K141]" office:value-type="float" office:value="2.98829510328237" calcext:value-type="float">
            <text:p>2.988295</text:p>
          </table:table-cell>
          <table:table-cell table:style-name="ce5" table:formula="of:=-[.L141]/8" office:value-type="float" office:value="-0.373536887910297" calcext:value-type="float">
            <text:p>-0.373537</text:p>
          </table:table-cell>
          <table:table-cell table:formula="of:=IF([.U141]&gt;[.$B$4];1;0)" office:value-type="float" office:value="0" calcext:value-type="float">
            <text:p>0.00</text:p>
          </table:table-cell>
          <table:table-cell table:style-name="ce7" table:formula="of:=IF([.D141]&gt;[.$B$4];1;0)" office:value-type="float" office:value="0" calcext:value-type="float">
            <text:p>0.00</text:p>
          </table:table-cell>
          <table:table-cell table:style-name="ce5" table:formula="of:=IF([.O141];[.M141];[.L141])" office:value-type="float" office:value="2.98829510328237" calcext:value-type="float">
            <text:p>2.988295</text:p>
          </table:table-cell>
          <table:table-cell table:formula="of:=([.P141]-[.P140])/[.A141]" office:value-type="float" office:value="0.160196584804075" calcext:value-type="float">
            <text:p>0.1601965848</text:p>
          </table:table-cell>
          <table:table-cell table:formula="of:=[.$U$5]*[.U140]" office:value-type="float" office:value="2.57530260453766" calcext:value-type="float">
            <text:p>2.5753026045</text:p>
          </table:table-cell>
          <table:table-cell table:formula="of:=([.$U$5]*[.V140]*[.$U$5])+[.$S$5]" office:value-type="float" office:value="1.43308183405113" calcext:value-type="float">
            <text:p>1.4330818341</text:p>
          </table:table-cell>
          <table:table-cell table:formula="of:=[.S141]/([.S141]+[.$Q$5])" office:value-type="float" office:value="0.588998616485093" calcext:value-type="float">
            <text:p>0.5889986165</text:p>
          </table:table-cell>
          <table:table-cell table:formula="of:=[.R141]+[.T141]*((([.L141]*[.A141])+[.D141])-[.R141])" office:value-type="float" office:value="2.99800075938926" calcext:value-type="float">
            <text:p>2.9980007594</text:p>
          </table:table-cell>
          <table:table-cell table:formula="of:=(1-[.T141])*[.S141]" office:value-type="float" office:value="0.588998616485093" calcext:value-type="float">
            <text:p>0.5889986165</text:p>
          </table:table-cell>
          <table:table-cell table:formula="of:=[.D142]-[.U141]" office:value-type="float" office:value="-0.00503878426328708" calcext:value-type="float">
            <text:p>-0.0050387843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41]+[.A142]" office:value-type="float" office:value="13.4" calcext:value-type="float">
            <text:p>13.4</text:p>
          </table:table-cell>
          <table:table-cell office:value-type="float" office:value="3" calcext:value-type="float">
            <text:p>3</text:p>
          </table:table-cell>
          <table:table-cell table:style-name="ce5" table:formula="of:=[.D141]*0.8+[.P141]*0.2" office:value-type="float" office:value="2.99296197512597" calcext:value-type="float">
            <text:p>2.992962</text:p>
          </table:table-cell>
          <table:table-cell table:style-name="ce5" table:formula="of:=[.C142]-[.D142]" office:value-type="float" office:value="0.00703802487402871" calcext:value-type="float">
            <text:p>0.007038</text:p>
          </table:table-cell>
          <table:table-cell table:style-name="ce5" table:formula="of:=ABS([.E142])" office:value-type="float" office:value="0.00703802487402871" calcext:value-type="float">
            <text:p>0.007038</text:p>
          </table:table-cell>
          <table:table-cell table:style-name="ce5" table:formula="of:=[.$B$1]*[.E142]" office:value-type="float" office:value="0.00703802487402871" calcext:value-type="float">
            <text:p>0.007038</text:p>
          </table:table-cell>
          <table:table-cell table:style-name="ce5" table:formula="of:=[.H141]+([.E142]*[.A142])" office:value-type="float" office:value="0.29949251333145" calcext:value-type="float">
            <text:p>0.299493</text:p>
          </table:table-cell>
          <table:table-cell table:style-name="ce5" table:formula="of:=[.H142]*[.$B$2]" office:value-type="float" office:value="2.9949251333145" calcext:value-type="float">
            <text:p>2.994925</text:p>
          </table:table-cell>
          <table:table-cell table:style-name="ce5" table:formula="of:=([.E142]-[.E141])/[.A142]" office:value-type="float" office:value="0.0116671796089918" calcext:value-type="float">
            <text:p>0.011667</text:p>
          </table:table-cell>
          <table:table-cell table:style-name="ce5" table:formula="of:=[.J142]*[.$B$3]" office:value-type="float" office:value="-0.00116671796089918" calcext:value-type="float">
            <text:p>-0.001167</text:p>
          </table:table-cell>
          <table:table-cell table:style-name="ce5" table:formula="of:=[.G142]+[.I142]+[.K142]" office:value-type="float" office:value="3.00079644022763" calcext:value-type="float">
            <text:p>3.000796</text:p>
          </table:table-cell>
          <table:table-cell table:style-name="ce5" table:formula="of:=-[.L142]/8" office:value-type="float" office:value="-0.375099555028454" calcext:value-type="float">
            <text:p>-0.375100</text:p>
          </table:table-cell>
          <table:table-cell table:formula="of:=IF([.U142]&gt;[.$B$4];1;0)" office:value-type="float" office:value="0" calcext:value-type="float">
            <text:p>0.00</text:p>
          </table:table-cell>
          <table:table-cell table:style-name="ce7" table:formula="of:=IF([.D142]&gt;[.$B$4];1;0)" office:value-type="float" office:value="0" calcext:value-type="float">
            <text:p>0.00</text:p>
          </table:table-cell>
          <table:table-cell table:style-name="ce5" table:formula="of:=IF([.O142];[.M142];[.L142])" office:value-type="float" office:value="3.00079644022763" calcext:value-type="float">
            <text:p>3.000796</text:p>
          </table:table-cell>
          <table:table-cell table:formula="of:=([.P142]-[.P141])/[.A142]" office:value-type="float" office:value="0.125013369452542" calcext:value-type="float">
            <text:p>0.1250133695</text:p>
          </table:table-cell>
          <table:table-cell table:formula="of:=[.$U$5]*[.U141]" office:value-type="float" office:value="2.5707484630927" calcext:value-type="float">
            <text:p>2.5707484631</text:p>
          </table:table-cell>
          <table:table-cell table:formula="of:=([.$U$5]*[.V141]*[.$U$5])+[.$S$5]" office:value-type="float" office:value="1.43308183405113" calcext:value-type="float">
            <text:p>1.4330818341</text:p>
          </table:table-cell>
          <table:table-cell table:formula="of:=[.S142]/([.S142]+[.$Q$5])" office:value-type="float" office:value="0.588998616485093" calcext:value-type="float">
            <text:p>0.5889986165</text:p>
          </table:table-cell>
          <table:table-cell table:formula="of:=[.R142]+[.T142]*((([.L142]*[.A142])+[.D142])-[.R142])" office:value-type="float" office:value="2.99617813270636" calcext:value-type="float">
            <text:p>2.9961781327</text:p>
          </table:table-cell>
          <table:table-cell table:formula="of:=(1-[.T142])*[.S142]" office:value-type="float" office:value="0.588998616485093" calcext:value-type="float">
            <text:p>0.5889986165</text:p>
          </table:table-cell>
          <table:table-cell table:formula="of:=[.D143]-[.U142]" office:value-type="float" office:value="-0.00164926456005254" calcext:value-type="float">
            <text:p>-0.0016492646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42]+[.A143]" office:value-type="float" office:value="13.5" calcext:value-type="float">
            <text:p>13.5</text:p>
          </table:table-cell>
          <table:table-cell office:value-type="float" office:value="3" calcext:value-type="float">
            <text:p>3</text:p>
          </table:table-cell>
          <table:table-cell table:style-name="ce5" table:formula="of:=[.D142]*0.8+[.P142]*0.2" office:value-type="float" office:value="2.9945288681463" calcext:value-type="float">
            <text:p>2.994529</text:p>
          </table:table-cell>
          <table:table-cell table:style-name="ce5" table:formula="of:=[.C143]-[.D143]" office:value-type="float" office:value="0.0054711318536973" calcext:value-type="float">
            <text:p>0.005471</text:p>
          </table:table-cell>
          <table:table-cell table:style-name="ce5" table:formula="of:=ABS([.E143])" office:value-type="float" office:value="0.0054711318536973" calcext:value-type="float">
            <text:p>0.005471</text:p>
          </table:table-cell>
          <table:table-cell table:style-name="ce5" table:formula="of:=[.$B$1]*[.E143]" office:value-type="float" office:value="0.0054711318536973" calcext:value-type="float">
            <text:p>0.005471</text:p>
          </table:table-cell>
          <table:table-cell table:style-name="ce5" table:formula="of:=[.H142]+([.E143]*[.A143])" office:value-type="float" office:value="0.30003962651682" calcext:value-type="float">
            <text:p>0.300040</text:p>
          </table:table-cell>
          <table:table-cell table:style-name="ce5" table:formula="of:=[.H143]*[.$B$2]" office:value-type="float" office:value="3.0003962651682" calcext:value-type="float">
            <text:p>3.000396</text:p>
          </table:table-cell>
          <table:table-cell table:style-name="ce5" table:formula="of:=([.E143]-[.E142])/[.A143]" office:value-type="float" office:value="-0.0156689302033142" calcext:value-type="float">
            <text:p>-0.015669</text:p>
          </table:table-cell>
          <table:table-cell table:style-name="ce5" table:formula="of:=[.J143]*[.$B$3]" office:value-type="float" office:value="0.00156689302033142" calcext:value-type="float">
            <text:p>0.001567</text:p>
          </table:table-cell>
          <table:table-cell table:style-name="ce5" table:formula="of:=[.G143]+[.I143]+[.K143]" office:value-type="float" office:value="3.00743429004223" calcext:value-type="float">
            <text:p>3.007434</text:p>
          </table:table-cell>
          <table:table-cell table:style-name="ce5" table:formula="of:=-[.L143]/8" office:value-type="float" office:value="-0.375929286255278" calcext:value-type="float">
            <text:p>-0.375929</text:p>
          </table:table-cell>
          <table:table-cell table:formula="of:=IF([.U143]&gt;[.$B$4];1;0)" office:value-type="float" office:value="0" calcext:value-type="float">
            <text:p>0.00</text:p>
          </table:table-cell>
          <table:table-cell table:style-name="ce7" table:formula="of:=IF([.D143]&gt;[.$B$4];1;0)" office:value-type="float" office:value="0" calcext:value-type="float">
            <text:p>0.00</text:p>
          </table:table-cell>
          <table:table-cell table:style-name="ce5" table:formula="of:=IF([.O143];[.M143];[.L143])" office:value-type="float" office:value="3.00743429004223" calcext:value-type="float">
            <text:p>3.007434</text:p>
          </table:table-cell>
          <table:table-cell table:formula="of:=([.P143]-[.P142])/[.A143]" office:value-type="float" office:value="0.0663784981459648" calcext:value-type="float">
            <text:p>0.0663784981</text:p>
          </table:table-cell>
          <table:table-cell table:formula="of:=[.$U$5]*[.U142]" office:value-type="float" office:value="2.56918558332051" calcext:value-type="float">
            <text:p>2.5691855833</text:p>
          </table:table-cell>
          <table:table-cell table:formula="of:=([.$U$5]*[.V142]*[.$U$5])+[.$S$5]" office:value-type="float" office:value="1.43308183405113" calcext:value-type="float">
            <text:p>1.4330818341</text:p>
          </table:table-cell>
          <table:table-cell table:formula="of:=[.S143]/([.S143]+[.$Q$5])" office:value-type="float" office:value="0.588998616485093" calcext:value-type="float">
            <text:p>0.5889986165</text:p>
          </table:table-cell>
          <table:table-cell table:formula="of:=[.R143]+[.T143]*((([.L143]*[.A143])+[.D143])-[.R143])" office:value-type="float" office:value="2.9968496532146" calcext:value-type="float">
            <text:p>2.9968496532</text:p>
          </table:table-cell>
          <table:table-cell table:formula="of:=(1-[.T143])*[.S143]" office:value-type="float" office:value="0.588998616485093" calcext:value-type="float">
            <text:p>0.5889986165</text:p>
          </table:table-cell>
          <table:table-cell table:formula="of:=[.D144]-[.U143]" office:value-type="float" office:value="0.000260299310891554" calcext:value-type="float">
            <text:p>0.0002602993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43]+[.A144]" office:value-type="float" office:value="13.6" calcext:value-type="float">
            <text:p>13.6</text:p>
          </table:table-cell>
          <table:table-cell office:value-type="float" office:value="3" calcext:value-type="float">
            <text:p>3</text:p>
          </table:table-cell>
          <table:table-cell table:style-name="ce5" table:formula="of:=[.D143]*0.8+[.P143]*0.2" office:value-type="float" office:value="2.99710995252549" calcext:value-type="float">
            <text:p>2.997110</text:p>
          </table:table-cell>
          <table:table-cell table:style-name="ce5" table:formula="of:=[.C144]-[.D144]" office:value-type="float" office:value="0.0028900474745126" calcext:value-type="float">
            <text:p>0.002890</text:p>
          </table:table-cell>
          <table:table-cell table:style-name="ce5" table:formula="of:=ABS([.E144])" office:value-type="float" office:value="0.0028900474745126" calcext:value-type="float">
            <text:p>0.002890</text:p>
          </table:table-cell>
          <table:table-cell table:style-name="ce5" table:formula="of:=[.$B$1]*[.E144]" office:value-type="float" office:value="0.0028900474745126" calcext:value-type="float">
            <text:p>0.002890</text:p>
          </table:table-cell>
          <table:table-cell table:style-name="ce5" table:formula="of:=[.H143]+([.E144]*[.A144])" office:value-type="float" office:value="0.300328631264271" calcext:value-type="float">
            <text:p>0.300329</text:p>
          </table:table-cell>
          <table:table-cell table:style-name="ce5" table:formula="of:=[.H144]*[.$B$2]" office:value-type="float" office:value="3.00328631264271" calcext:value-type="float">
            <text:p>3.003286</text:p>
          </table:table-cell>
          <table:table-cell table:style-name="ce5" table:formula="of:=([.E144]-[.E143])/[.A144]" office:value-type="float" office:value="-0.0258108437918469" calcext:value-type="float">
            <text:p>-0.025811</text:p>
          </table:table-cell>
          <table:table-cell table:style-name="ce5" table:formula="of:=[.J144]*[.$B$3]" office:value-type="float" office:value="0.00258108437918469" calcext:value-type="float">
            <text:p>0.002581</text:p>
          </table:table-cell>
          <table:table-cell table:style-name="ce5" table:formula="of:=[.G144]+[.I144]+[.K144]" office:value-type="float" office:value="3.00875744449641" calcext:value-type="float">
            <text:p>3.008757</text:p>
          </table:table-cell>
          <table:table-cell table:style-name="ce5" table:formula="of:=-[.L144]/8" office:value-type="float" office:value="-0.376094680562051" calcext:value-type="float">
            <text:p>-0.376095</text:p>
          </table:table-cell>
          <table:table-cell table:formula="of:=IF([.U144]&gt;[.$B$4];1;0)" office:value-type="float" office:value="0" calcext:value-type="float">
            <text:p>0.00</text:p>
          </table:table-cell>
          <table:table-cell table:style-name="ce7" table:formula="of:=IF([.D144]&gt;[.$B$4];1;0)" office:value-type="float" office:value="0" calcext:value-type="float">
            <text:p>0.00</text:p>
          </table:table-cell>
          <table:table-cell table:style-name="ce5" table:formula="of:=IF([.O144];[.M144];[.L144])" office:value-type="float" office:value="3.00875744449641" calcext:value-type="float">
            <text:p>3.008757</text:p>
          </table:table-cell>
          <table:table-cell table:formula="of:=([.P144]-[.P143])/[.A144]" office:value-type="float" office:value="0.0132315445418119" calcext:value-type="float">
            <text:p>0.0132315445</text:p>
          </table:table-cell>
          <table:table-cell table:formula="of:=[.$U$5]*[.U143]" office:value-type="float" office:value="2.56976140382659" calcext:value-type="float">
            <text:p>2.5697614038</text:p>
          </table:table-cell>
          <table:table-cell table:formula="of:=([.$U$5]*[.V143]*[.$U$5])+[.$S$5]" office:value-type="float" office:value="1.43308183405113" calcext:value-type="float">
            <text:p>1.4330818341</text:p>
          </table:table-cell>
          <table:table-cell table:formula="of:=[.S144]/([.S144]+[.$Q$5])" office:value-type="float" office:value="0.588998616485093" calcext:value-type="float">
            <text:p>0.5889986165</text:p>
          </table:table-cell>
          <table:table-cell table:formula="of:=[.R144]+[.T144]*((([.L144]*[.A144])+[.D144])-[.R144])" office:value-type="float" office:value="2.99868450498191" calcext:value-type="float">
            <text:p>2.998684505</text:p>
          </table:table-cell>
          <table:table-cell table:formula="of:=(1-[.T144])*[.S144]" office:value-type="float" office:value="0.588998616485093" calcext:value-type="float">
            <text:p>0.5889986165</text:p>
          </table:table-cell>
          <table:table-cell table:formula="of:=[.D145]-[.U144]" office:value-type="float" office:value="0.000754945937758933" calcext:value-type="float">
            <text:p>0.0007549459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44]+[.A145]" office:value-type="float" office:value="13.7" calcext:value-type="float">
            <text:p>13.7</text:p>
          </table:table-cell>
          <table:table-cell office:value-type="float" office:value="3" calcext:value-type="float">
            <text:p>3</text:p>
          </table:table-cell>
          <table:table-cell table:style-name="ce5" table:formula="of:=[.D144]*0.8+[.P144]*0.2" office:value-type="float" office:value="2.99943945091967" calcext:value-type="float">
            <text:p>2.999439</text:p>
          </table:table-cell>
          <table:table-cell table:style-name="ce5" table:formula="of:=[.C145]-[.D145]" office:value-type="float" office:value="0.000560549080328876" calcext:value-type="float">
            <text:p>0.000561</text:p>
          </table:table-cell>
          <table:table-cell table:style-name="ce5" table:formula="of:=ABS([.E145])" office:value-type="float" office:value="0.000560549080328876" calcext:value-type="float">
            <text:p>0.000561</text:p>
          </table:table-cell>
          <table:table-cell table:style-name="ce5" table:formula="of:=[.$B$1]*[.E145]" office:value-type="float" office:value="0.000560549080328876" calcext:value-type="float">
            <text:p>0.000561</text:p>
          </table:table-cell>
          <table:table-cell table:style-name="ce5" table:formula="of:=[.H144]+([.E145]*[.A145])" office:value-type="float" office:value="0.300384686172304" calcext:value-type="float">
            <text:p>0.300385</text:p>
          </table:table-cell>
          <table:table-cell table:style-name="ce5" table:formula="of:=[.H145]*[.$B$2]" office:value-type="float" office:value="3.00384686172304" calcext:value-type="float">
            <text:p>3.003847</text:p>
          </table:table-cell>
          <table:table-cell table:style-name="ce5" table:formula="of:=([.E145]-[.E144])/[.A145]" office:value-type="float" office:value="-0.0232949839418373" calcext:value-type="float">
            <text:p>-0.023295</text:p>
          </table:table-cell>
          <table:table-cell table:style-name="ce5" table:formula="of:=[.J145]*[.$B$3]" office:value-type="float" office:value="0.00232949839418373" calcext:value-type="float">
            <text:p>0.002329</text:p>
          </table:table-cell>
          <table:table-cell table:style-name="ce5" table:formula="of:=[.G145]+[.I145]+[.K145]" office:value-type="float" office:value="3.00673690919755" calcext:value-type="float">
            <text:p>3.006737</text:p>
          </table:table-cell>
          <table:table-cell table:style-name="ce5" table:formula="of:=-[.L145]/8" office:value-type="float" office:value="-0.375842113649694" calcext:value-type="float">
            <text:p>-0.375842</text:p>
          </table:table-cell>
          <table:table-cell table:formula="of:=IF([.U145]&gt;[.$B$4];1;0)" office:value-type="float" office:value="0" calcext:value-type="float">
            <text:p>0.00</text:p>
          </table:table-cell>
          <table:table-cell table:style-name="ce7" table:formula="of:=IF([.D145]&gt;[.$B$4];1;0)" office:value-type="float" office:value="0" calcext:value-type="float">
            <text:p>0.00</text:p>
          </table:table-cell>
          <table:table-cell table:style-name="ce5" table:formula="of:=IF([.O145];[.M145];[.L145])" office:value-type="float" office:value="3.00673690919755" calcext:value-type="float">
            <text:p>3.006737</text:p>
          </table:table-cell>
          <table:table-cell table:formula="of:=([.P145]-[.P144])/[.A145]" office:value-type="float" office:value="-0.0202053529885582" calcext:value-type="float">
            <text:p>-0.020205353</text:p>
          </table:table-cell>
          <table:table-cell table:formula="of:=[.$U$5]*[.U144]" office:value-type="float" office:value="2.57133476645702" calcext:value-type="float">
            <text:p>2.5713347665</text:p>
          </table:table-cell>
          <table:table-cell table:formula="of:=([.$U$5]*[.V144]*[.$U$5])+[.$S$5]" office:value-type="float" office:value="1.43308183405113" calcext:value-type="float">
            <text:p>1.4330818341</text:p>
          </table:table-cell>
          <table:table-cell table:formula="of:=[.S145]/([.S145]+[.$Q$5])" office:value-type="float" office:value="0.588998616485093" calcext:value-type="float">
            <text:p>0.5889986165</text:p>
          </table:table-cell>
          <table:table-cell table:formula="of:=[.R145]+[.T145]*((([.L145]*[.A145])+[.D145])-[.R145])" office:value-type="float" office:value="3.00058422128151" calcext:value-type="float">
            <text:p>3.0005842213</text:p>
          </table:table-cell>
          <table:table-cell table:formula="of:=(1-[.T145])*[.S145]" office:value-type="float" office:value="0.588998616485093" calcext:value-type="float">
            <text:p>0.5889986165</text:p>
          </table:table-cell>
          <table:table-cell table:formula="of:=[.D146]-[.U145]" office:value-type="float" office:value="0.000314721293737108" calcext:value-type="float">
            <text:p>0.0003147213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45]+[.A146]" office:value-type="float" office:value="13.8" calcext:value-type="float">
            <text:p>13.8</text:p>
          </table:table-cell>
          <table:table-cell office:value-type="float" office:value="3" calcext:value-type="float">
            <text:p>3</text:p>
          </table:table-cell>
          <table:table-cell table:style-name="ce5" table:formula="of:=[.D145]*0.8+[.P145]*0.2" office:value-type="float" office:value="3.00089894257525" calcext:value-type="float">
            <text:p>3.000899</text:p>
          </table:table-cell>
          <table:table-cell table:style-name="ce5" table:formula="of:=[.C146]-[.D146]" office:value-type="float" office:value="-0.000898942575247474" calcext:value-type="float">
            <text:p>-0.000899</text:p>
          </table:table-cell>
          <table:table-cell table:style-name="ce5" table:formula="of:=ABS([.E146])" office:value-type="float" office:value="0.000898942575247474" calcext:value-type="float">
            <text:p>0.000899</text:p>
          </table:table-cell>
          <table:table-cell table:style-name="ce5" table:formula="of:=[.$B$1]*[.E146]" office:value-type="float" office:value="-0.000898942575247474" calcext:value-type="float">
            <text:p>-0.000899</text:p>
          </table:table-cell>
          <table:table-cell table:style-name="ce5" table:formula="of:=[.H145]+([.E146]*[.A146])" office:value-type="float" office:value="0.300294791914779" calcext:value-type="float">
            <text:p>0.300295</text:p>
          </table:table-cell>
          <table:table-cell table:style-name="ce5" table:formula="of:=[.H146]*[.$B$2]" office:value-type="float" office:value="3.00294791914779" calcext:value-type="float">
            <text:p>3.002948</text:p>
          </table:table-cell>
          <table:table-cell table:style-name="ce5" table:formula="of:=([.E146]-[.E145])/[.A146]" office:value-type="float" office:value="-0.0145949165557635" calcext:value-type="float">
            <text:p>-0.014595</text:p>
          </table:table-cell>
          <table:table-cell table:style-name="ce5" table:formula="of:=[.J146]*[.$B$3]" office:value-type="float" office:value="0.00145949165557635" calcext:value-type="float">
            <text:p>0.001459</text:p>
          </table:table-cell>
          <table:table-cell table:style-name="ce5" table:formula="of:=[.G146]+[.I146]+[.K146]" office:value-type="float" office:value="3.00350846822812" calcext:value-type="float">
            <text:p>3.003508</text:p>
          </table:table-cell>
          <table:table-cell table:style-name="ce5" table:formula="of:=-[.L146]/8" office:value-type="float" office:value="-0.375438558528515" calcext:value-type="float">
            <text:p>-0.375439</text:p>
          </table:table-cell>
          <table:table-cell table:formula="of:=IF([.U146]&gt;[.$B$4];1;0)" office:value-type="float" office:value="0" calcext:value-type="float">
            <text:p>0.00</text:p>
          </table:table-cell>
          <table:table-cell table:style-name="ce7" table:formula="of:=IF([.D146]&gt;[.$B$4];1;0)" office:value-type="float" office:value="0" calcext:value-type="float">
            <text:p>0.00</text:p>
          </table:table-cell>
          <table:table-cell table:style-name="ce5" table:formula="of:=IF([.O146];[.M146];[.L146])" office:value-type="float" office:value="3.00350846822812" calcext:value-type="float">
            <text:p>3.003508</text:p>
          </table:table-cell>
          <table:table-cell table:formula="of:=([.P146]-[.P145])/[.A146]" office:value-type="float" office:value="-0.032284409694312" calcext:value-type="float">
            <text:p>-0.0322844097</text:p>
          </table:table-cell>
          <table:table-cell table:formula="of:=[.$U$5]*[.U145]" office:value-type="float" office:value="2.57296374961928" calcext:value-type="float">
            <text:p>2.5729637496</text:p>
          </table:table-cell>
          <table:table-cell table:formula="of:=([.$U$5]*[.V145]*[.$U$5])+[.$S$5]" office:value-type="float" office:value="1.43308183405113" calcext:value-type="float">
            <text:p>1.4330818341</text:p>
          </table:table-cell>
          <table:table-cell table:formula="of:=[.S146]/([.S146]+[.$Q$5])" office:value-type="float" office:value="0.588998616485093" calcext:value-type="float">
            <text:p>0.5889986165</text:p>
          </table:table-cell>
          <table:table-cell table:formula="of:=[.R146]+[.T146]*((([.L146]*[.A146])+[.D146])-[.R146])" office:value-type="float" office:value="3.00192321945439" calcext:value-type="float">
            <text:p>3.0019232195</text:p>
          </table:table-cell>
          <table:table-cell table:formula="of:=(1-[.T146])*[.S146]" office:value-type="float" office:value="0.588998616485093" calcext:value-type="float">
            <text:p>0.5889986165</text:p>
          </table:table-cell>
          <table:table-cell table:formula="of:=[.D147]-[.U146]" office:value-type="float" office:value="-0.000502371748567931" calcext:value-type="float">
            <text:p>-0.0005023717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46]+[.A147]" office:value-type="float" office:value="13.9" calcext:value-type="float">
            <text:p>13.9</text:p>
          </table:table-cell>
          <table:table-cell office:value-type="float" office:value="3" calcext:value-type="float">
            <text:p>3</text:p>
          </table:table-cell>
          <table:table-cell table:style-name="ce5" table:formula="of:=[.D146]*0.8+[.P146]*0.2" office:value-type="float" office:value="3.00142084770582" calcext:value-type="float">
            <text:p>3.001421</text:p>
          </table:table-cell>
          <table:table-cell table:style-name="ce5" table:formula="of:=[.C147]-[.D147]" office:value-type="float" office:value="-0.00142084770582196" calcext:value-type="float">
            <text:p>-0.001421</text:p>
          </table:table-cell>
          <table:table-cell table:style-name="ce5" table:formula="of:=ABS([.E147])" office:value-type="float" office:value="0.00142084770582196" calcext:value-type="float">
            <text:p>0.001421</text:p>
          </table:table-cell>
          <table:table-cell table:style-name="ce5" table:formula="of:=[.$B$1]*[.E147]" office:value-type="float" office:value="-0.00142084770582196" calcext:value-type="float">
            <text:p>-0.001421</text:p>
          </table:table-cell>
          <table:table-cell table:style-name="ce5" table:formula="of:=[.H146]+([.E147]*[.A147])" office:value-type="float" office:value="0.300152707144197" calcext:value-type="float">
            <text:p>0.300153</text:p>
          </table:table-cell>
          <table:table-cell table:style-name="ce5" table:formula="of:=[.H147]*[.$B$2]" office:value-type="float" office:value="3.00152707144197" calcext:value-type="float">
            <text:p>3.001527</text:p>
          </table:table-cell>
          <table:table-cell table:style-name="ce5" table:formula="of:=([.E147]-[.E146])/[.A147]" office:value-type="float" office:value="-0.00521905130574485" calcext:value-type="float">
            <text:p>-0.005219</text:p>
          </table:table-cell>
          <table:table-cell table:style-name="ce5" table:formula="of:=[.J147]*[.$B$3]" office:value-type="float" office:value="0.000521905130574485" calcext:value-type="float">
            <text:p>0.000522</text:p>
          </table:table-cell>
          <table:table-cell table:style-name="ce5" table:formula="of:=[.G147]+[.I147]+[.K147]" office:value-type="float" office:value="3.00062812886672" calcext:value-type="float">
            <text:p>3.000628</text:p>
          </table:table-cell>
          <table:table-cell table:style-name="ce5" table:formula="of:=-[.L147]/8" office:value-type="float" office:value="-0.37507851610834" calcext:value-type="float">
            <text:p>-0.375079</text:p>
          </table:table-cell>
          <table:table-cell table:formula="of:=IF([.U147]&gt;[.$B$4];1;0)" office:value-type="float" office:value="0" calcext:value-type="float">
            <text:p>0.00</text:p>
          </table:table-cell>
          <table:table-cell table:style-name="ce7" table:formula="of:=IF([.D147]&gt;[.$B$4];1;0)" office:value-type="float" office:value="0" calcext:value-type="float">
            <text:p>0.00</text:p>
          </table:table-cell>
          <table:table-cell table:style-name="ce5" table:formula="of:=IF([.O147];[.M147];[.L147])" office:value-type="float" office:value="3.00062812886672" calcext:value-type="float">
            <text:p>3.000628</text:p>
          </table:table-cell>
          <table:table-cell table:formula="of:=([.P147]-[.P146])/[.A147]" office:value-type="float" office:value="-0.0288033936139875" calcext:value-type="float">
            <text:p>-0.0288033936</text:p>
          </table:table-cell>
          <table:table-cell table:formula="of:=[.$U$5]*[.U146]" office:value-type="float" office:value="2.5741119239432" calcext:value-type="float">
            <text:p>2.5741119239</text:p>
          </table:table-cell>
          <table:table-cell table:formula="of:=([.$U$5]*[.V146]*[.$U$5])+[.$S$5]" office:value-type="float" office:value="1.43308183405113" calcext:value-type="float">
            <text:p>1.4330818341</text:p>
          </table:table-cell>
          <table:table-cell table:formula="of:=[.S147]/([.S147]+[.$Q$5])" office:value-type="float" office:value="0.588998616485093" calcext:value-type="float">
            <text:p>0.5889986165</text:p>
          </table:table-cell>
          <table:table-cell table:formula="of:=[.R147]+[.T147]*((([.L147]*[.A147])+[.D147])-[.R147])" office:value-type="float" office:value="3.00253287049999" calcext:value-type="float">
            <text:p>3.0025328705</text:p>
          </table:table-cell>
          <table:table-cell table:formula="of:=(1-[.T147])*[.S147]" office:value-type="float" office:value="0.588998616485093" calcext:value-type="float">
            <text:p>0.5889986165</text:p>
          </table:table-cell>
          <table:table-cell table:formula="of:=[.D148]-[.U147]" office:value-type="float" office:value="-0.00127056656199187" calcext:value-type="float">
            <text:p>-0.0012705666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47]+[.A148]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5" table:formula="of:=[.D147]*0.8+[.P147]*0.2" office:value-type="float" office:value="3.001262303938" calcext:value-type="float">
            <text:p>3.001262</text:p>
          </table:table-cell>
          <table:table-cell table:style-name="ce5" table:formula="of:=[.C148]-[.D148]" office:value-type="float" office:value="-0.00126230393800197" calcext:value-type="float">
            <text:p>-0.001262</text:p>
          </table:table-cell>
          <table:table-cell table:style-name="ce5" table:formula="of:=ABS([.E148])" office:value-type="float" office:value="0.00126230393800197" calcext:value-type="float">
            <text:p>0.001262</text:p>
          </table:table-cell>
          <table:table-cell table:style-name="ce5" table:formula="of:=[.$B$1]*[.E148]" office:value-type="float" office:value="-0.00126230393800197" calcext:value-type="float">
            <text:p>-0.001262</text:p>
          </table:table-cell>
          <table:table-cell table:style-name="ce5" table:formula="of:=[.H147]+([.E148]*[.A148])" office:value-type="float" office:value="0.300026476750397" calcext:value-type="float">
            <text:p>0.300026</text:p>
          </table:table-cell>
          <table:table-cell table:style-name="ce5" table:formula="of:=[.H148]*[.$B$2]" office:value-type="float" office:value="3.00026476750397" calcext:value-type="float">
            <text:p>3.000265</text:p>
          </table:table-cell>
          <table:table-cell table:style-name="ce5" table:formula="of:=([.E148]-[.E147])/[.A148]" office:value-type="float" office:value="0.00158543767819985" calcext:value-type="float">
            <text:p>0.001585</text:p>
          </table:table-cell>
          <table:table-cell table:style-name="ce5" table:formula="of:=[.J148]*[.$B$3]" office:value-type="float" office:value="-0.000158543767819985" calcext:value-type="float">
            <text:p>-0.000159</text:p>
          </table:table-cell>
          <table:table-cell table:style-name="ce5" table:formula="of:=[.G148]+[.I148]+[.K148]" office:value-type="float" office:value="2.99884391979814" calcext:value-type="float">
            <text:p>2.998844</text:p>
          </table:table-cell>
          <table:table-cell table:style-name="ce5" table:formula="of:=-[.L148]/8" office:value-type="float" office:value="-0.374855489974768" calcext:value-type="float">
            <text:p>-0.374855</text:p>
          </table:table-cell>
          <table:table-cell table:formula="of:=IF([.U148]&gt;[.$B$4];1;0)" office:value-type="float" office:value="0" calcext:value-type="float">
            <text:p>0.00</text:p>
          </table:table-cell>
          <table:table-cell table:style-name="ce7" table:formula="of:=IF([.D148]&gt;[.$B$4];1;0)" office:value-type="float" office:value="0" calcext:value-type="float">
            <text:p>0.00</text:p>
          </table:table-cell>
          <table:table-cell table:style-name="ce5" table:formula="of:=IF([.O148];[.M148];[.L148])" office:value-type="float" office:value="2.99884391979814" calcext:value-type="float">
            <text:p>2.998844</text:p>
          </table:table-cell>
          <table:table-cell table:formula="of:=([.P148]-[.P147])/[.A148]" office:value-type="float" office:value="-0.0178420906857646" calcext:value-type="float">
            <text:p>-0.0178420907</text:p>
          </table:table-cell>
          <table:table-cell table:formula="of:=[.$U$5]*[.U147]" office:value-type="float" office:value="2.57463469215251" calcext:value-type="float">
            <text:p>2.5746346922</text:p>
          </table:table-cell>
          <table:table-cell table:formula="of:=([.$U$5]*[.V147]*[.$U$5])+[.$S$5]" office:value-type="float" office:value="1.43308183405113" calcext:value-type="float">
            <text:p>1.4330818341</text:p>
          </table:table-cell>
          <table:table-cell table:formula="of:=[.S148]/([.S148]+[.$Q$5])" office:value-type="float" office:value="0.588998616485093" calcext:value-type="float">
            <text:p>0.5889986165</text:p>
          </table:table-cell>
          <table:table-cell table:formula="of:=[.R148]+[.T148]*((([.L148]*[.A148])+[.D148])-[.R148])" office:value-type="float" office:value="3.00254925723009" calcext:value-type="float">
            <text:p>3.0025492572</text:p>
          </table:table-cell>
          <table:table-cell table:formula="of:=(1-[.T148])*[.S148]" office:value-type="float" office:value="0.588998616485093" calcext:value-type="float">
            <text:p>0.5889986165</text:p>
          </table:table-cell>
          <table:table-cell table:formula="of:=[.D149]-[.U148]" office:value-type="float" office:value="-0.00177063012005974" calcext:value-type="float">
            <text:p>-0.0017706301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48]+[.A149]" office:value-type="float" office:value="14.1" calcext:value-type="float">
            <text:p>14.1</text:p>
          </table:table-cell>
          <table:table-cell office:value-type="float" office:value="3" calcext:value-type="float">
            <text:p>3</text:p>
          </table:table-cell>
          <table:table-cell table:style-name="ce5" table:formula="of:=[.D148]*0.8+[.P148]*0.2" office:value-type="float" office:value="3.00077862711003" calcext:value-type="float">
            <text:p>3.000779</text:p>
          </table:table-cell>
          <table:table-cell table:style-name="ce5" table:formula="of:=[.C149]-[.D149]" office:value-type="float" office:value="-0.000778627110030516" calcext:value-type="float">
            <text:p>-0.000779</text:p>
          </table:table-cell>
          <table:table-cell table:style-name="ce5" table:formula="of:=ABS([.E149])" office:value-type="float" office:value="0.000778627110030516" calcext:value-type="float">
            <text:p>0.000779</text:p>
          </table:table-cell>
          <table:table-cell table:style-name="ce5" table:formula="of:=[.$B$1]*[.E149]" office:value-type="float" office:value="-0.000778627110030516" calcext:value-type="float">
            <text:p>-0.000779</text:p>
          </table:table-cell>
          <table:table-cell table:style-name="ce5" table:formula="of:=[.H148]+([.E149]*[.A149])" office:value-type="float" office:value="0.299948614039394" calcext:value-type="float">
            <text:p>0.299949</text:p>
          </table:table-cell>
          <table:table-cell table:style-name="ce5" table:formula="of:=[.H149]*[.$B$2]" office:value-type="float" office:value="2.99948614039394" calcext:value-type="float">
            <text:p>2.999486</text:p>
          </table:table-cell>
          <table:table-cell table:style-name="ce5" table:formula="of:=([.E149]-[.E148])/[.A149]" office:value-type="float" office:value="0.00483676827971458" calcext:value-type="float">
            <text:p>0.004837</text:p>
          </table:table-cell>
          <table:table-cell table:style-name="ce5" table:formula="of:=[.J149]*[.$B$3]" office:value-type="float" office:value="-0.000483676827971458" calcext:value-type="float">
            <text:p>-0.000484</text:p>
          </table:table-cell>
          <table:table-cell table:style-name="ce5" table:formula="of:=[.G149]+[.I149]+[.K149]" office:value-type="float" office:value="2.99822383645593" calcext:value-type="float">
            <text:p>2.998224</text:p>
          </table:table-cell>
          <table:table-cell table:style-name="ce5" table:formula="of:=-[.L149]/8" office:value-type="float" office:value="-0.374777979556992" calcext:value-type="float">
            <text:p>-0.374778</text:p>
          </table:table-cell>
          <table:table-cell table:formula="of:=IF([.U149]&gt;[.$B$4];1;0)" office:value-type="float" office:value="0" calcext:value-type="float">
            <text:p>0.00</text:p>
          </table:table-cell>
          <table:table-cell table:style-name="ce7" table:formula="of:=IF([.D149]&gt;[.$B$4];1;0)" office:value-type="float" office:value="0" calcext:value-type="float">
            <text:p>0.00</text:p>
          </table:table-cell>
          <table:table-cell table:style-name="ce5" table:formula="of:=IF([.O149];[.M149];[.L149])" office:value-type="float" office:value="2.99822383645593" calcext:value-type="float">
            <text:p>2.998224</text:p>
          </table:table-cell>
          <table:table-cell table:formula="of:=([.P149]-[.P148])/[.A149]" office:value-type="float" office:value="-0.00620083342210531" calcext:value-type="float">
            <text:p>-0.0062008334</text:p>
          </table:table-cell>
          <table:table-cell table:formula="of:=[.$U$5]*[.U148]" office:value-type="float" office:value="2.57464874357031" calcext:value-type="float">
            <text:p>2.5746487436</text:p>
          </table:table-cell>
          <table:table-cell table:formula="of:=([.$U$5]*[.V148]*[.$U$5])+[.$S$5]" office:value-type="float" office:value="1.43308183405113" calcext:value-type="float">
            <text:p>1.4330818341</text:p>
          </table:table-cell>
          <table:table-cell table:formula="of:=[.S149]/([.S149]+[.$Q$5])" office:value-type="float" office:value="0.588998616485093" calcext:value-type="float">
            <text:p>0.5889986165</text:p>
          </table:table-cell>
          <table:table-cell table:formula="of:=[.R149]+[.T149]*((([.L149]*[.A149])+[.D149])-[.R149])" office:value-type="float" office:value="3.00223362457668" calcext:value-type="float">
            <text:p>3.0022336246</text:p>
          </table:table-cell>
          <table:table-cell table:formula="of:=(1-[.T149])*[.S149]" office:value-type="float" office:value="0.588998616485093" calcext:value-type="float">
            <text:p>0.5889986165</text:p>
          </table:table-cell>
          <table:table-cell table:formula="of:=[.D150]-[.U149]" office:value-type="float" office:value="-0.00196595559746404" calcext:value-type="float">
            <text:p>-0.0019659556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49]+[.A150]" office:value-type="float" office:value="14.2" calcext:value-type="float">
            <text:p>14.2</text:p>
          </table:table-cell>
          <table:table-cell office:value-type="float" office:value="3" calcext:value-type="float">
            <text:p>3</text:p>
          </table:table-cell>
          <table:table-cell table:style-name="ce5" table:formula="of:=[.D149]*0.8+[.P149]*0.2" office:value-type="float" office:value="3.00026766897921" calcext:value-type="float">
            <text:p>3.000268</text:p>
          </table:table-cell>
          <table:table-cell table:style-name="ce5" table:formula="of:=[.C150]-[.D150]" office:value-type="float" office:value="-0.000267668979211155" calcext:value-type="float">
            <text:p>-0.000268</text:p>
          </table:table-cell>
          <table:table-cell table:style-name="ce5" table:formula="of:=ABS([.E150])" office:value-type="float" office:value="0.000267668979211155" calcext:value-type="float">
            <text:p>0.000268</text:p>
          </table:table-cell>
          <table:table-cell table:style-name="ce5" table:formula="of:=[.$B$1]*[.E150]" office:value-type="float" office:value="-0.000267668979211155" calcext:value-type="float">
            <text:p>-0.000268</text:p>
          </table:table-cell>
          <table:table-cell table:style-name="ce5" table:formula="of:=[.H149]+([.E150]*[.A150])" office:value-type="float" office:value="0.299921847141472" calcext:value-type="float">
            <text:p>0.299922</text:p>
          </table:table-cell>
          <table:table-cell table:style-name="ce5" table:formula="of:=[.H150]*[.$B$2]" office:value-type="float" office:value="2.99921847141472" calcext:value-type="float">
            <text:p>2.999218</text:p>
          </table:table-cell>
          <table:table-cell table:style-name="ce5" table:formula="of:=([.E150]-[.E149])/[.A150]" office:value-type="float" office:value="0.00510958130819361" calcext:value-type="float">
            <text:p>0.005110</text:p>
          </table:table-cell>
          <table:table-cell table:style-name="ce5" table:formula="of:=[.J150]*[.$B$3]" office:value-type="float" office:value="-0.000510958130819361" calcext:value-type="float">
            <text:p>-0.000511</text:p>
          </table:table-cell>
          <table:table-cell table:style-name="ce5" table:formula="of:=[.G150]+[.I150]+[.K150]" office:value-type="float" office:value="2.99843984430469" calcext:value-type="float">
            <text:p>2.998440</text:p>
          </table:table-cell>
          <table:table-cell table:style-name="ce5" table:formula="of:=-[.L150]/8" office:value-type="float" office:value="-0.374804980538087" calcext:value-type="float">
            <text:p>-0.374805</text:p>
          </table:table-cell>
          <table:table-cell table:formula="of:=IF([.U150]&gt;[.$B$4];1;0)" office:value-type="float" office:value="0" calcext:value-type="float">
            <text:p>0.00</text:p>
          </table:table-cell>
          <table:table-cell table:style-name="ce7" table:formula="of:=IF([.D150]&gt;[.$B$4];1;0)" office:value-type="float" office:value="0" calcext:value-type="float">
            <text:p>0.00</text:p>
          </table:table-cell>
          <table:table-cell table:style-name="ce5" table:formula="of:=IF([.O150];[.M150];[.L150])" office:value-type="float" office:value="2.99843984430469" calcext:value-type="float">
            <text:p>2.998440</text:p>
          </table:table-cell>
          <table:table-cell table:formula="of:=([.P150]-[.P149])/[.A150]" office:value-type="float" office:value="0.00216007848759858" calcext:value-type="float">
            <text:p>0.0021600785</text:p>
          </table:table-cell>
          <table:table-cell table:formula="of:=[.$U$5]*[.U149]" office:value-type="float" office:value="2.5743780924852" calcext:value-type="float">
            <text:p>2.5743780925</text:p>
          </table:table-cell>
          <table:table-cell table:formula="of:=([.$U$5]*[.V149]*[.$U$5])+[.$S$5]" office:value-type="float" office:value="1.43308183405113" calcext:value-type="float">
            <text:p>1.4330818341</text:p>
          </table:table-cell>
          <table:table-cell table:formula="of:=[.S150]/([.S150]+[.$Q$5])" office:value-type="float" office:value="0.588998616485093" calcext:value-type="float">
            <text:p>0.5889986165</text:p>
          </table:table-cell>
          <table:table-cell table:formula="of:=[.R150]+[.T150]*((([.L150]*[.A150])+[.D150])-[.R150])" office:value-type="float" office:value="3.00183415580652" calcext:value-type="float">
            <text:p>3.0018341558</text:p>
          </table:table-cell>
          <table:table-cell table:formula="of:=(1-[.T150])*[.S150]" office:value-type="float" office:value="0.588998616485093" calcext:value-type="float">
            <text:p>0.5889986165</text:p>
          </table:table-cell>
          <table:table-cell table:formula="of:=[.D151]-[.U150]" office:value-type="float" office:value="-0.00193205176221278" calcext:value-type="float">
            <text:p>-0.001932051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50]+[.A151]" office:value-type="float" office:value="14.3" calcext:value-type="float">
            <text:p>14.3</text:p>
          </table:table-cell>
          <table:table-cell office:value-type="float" office:value="3" calcext:value-type="float">
            <text:p>3</text:p>
          </table:table-cell>
          <table:table-cell table:style-name="ce5" table:formula="of:=[.D150]*0.8+[.P150]*0.2" office:value-type="float" office:value="2.99990210404431" calcext:value-type="float">
            <text:p>2.999902</text:p>
          </table:table-cell>
          <table:table-cell table:style-name="ce5" table:formula="of:=[.C151]-[.D151]" office:value-type="float" office:value="0.0000978959556920955" calcext:value-type="float">
            <text:p>0.000098</text:p>
          </table:table-cell>
          <table:table-cell table:style-name="ce5" table:formula="of:=ABS([.E151])" office:value-type="float" office:value="0.0000978959556920955" calcext:value-type="float">
            <text:p>0.000098</text:p>
          </table:table-cell>
          <table:table-cell table:style-name="ce5" table:formula="of:=[.$B$1]*[.E151]" office:value-type="float" office:value="0.0000978959556920955" calcext:value-type="float">
            <text:p>0.000098</text:p>
          </table:table-cell>
          <table:table-cell table:style-name="ce5" table:formula="of:=[.H150]+([.E151]*[.A151])" office:value-type="float" office:value="0.299931636737042" calcext:value-type="float">
            <text:p>0.299932</text:p>
          </table:table-cell>
          <table:table-cell table:style-name="ce5" table:formula="of:=[.H151]*[.$B$2]" office:value-type="float" office:value="2.99931636737042" calcext:value-type="float">
            <text:p>2.999316</text:p>
          </table:table-cell>
          <table:table-cell table:style-name="ce5" table:formula="of:=([.E151]-[.E150])/[.A151]" office:value-type="float" office:value="0.00365564934903251" calcext:value-type="float">
            <text:p>0.003656</text:p>
          </table:table-cell>
          <table:table-cell table:style-name="ce5" table:formula="of:=[.J151]*[.$B$3]" office:value-type="float" office:value="-0.000365564934903251" calcext:value-type="float">
            <text:p>-0.000366</text:p>
          </table:table-cell>
          <table:table-cell table:style-name="ce5" table:formula="of:=[.G151]+[.I151]+[.K151]" office:value-type="float" office:value="2.9990486983912" calcext:value-type="float">
            <text:p>2.999049</text:p>
          </table:table-cell>
          <table:table-cell table:style-name="ce5" table:formula="of:=-[.L151]/8" office:value-type="float" office:value="-0.374881087298901" calcext:value-type="float">
            <text:p>-0.374881</text:p>
          </table:table-cell>
          <table:table-cell table:formula="of:=IF([.U151]&gt;[.$B$4];1;0)" office:value-type="float" office:value="0" calcext:value-type="float">
            <text:p>0.00</text:p>
          </table:table-cell>
          <table:table-cell table:style-name="ce7" table:formula="of:=IF([.D151]&gt;[.$B$4];1;0)" office:value-type="float" office:value="0" calcext:value-type="float">
            <text:p>0.00</text:p>
          </table:table-cell>
          <table:table-cell table:style-name="ce5" table:formula="of:=IF([.O151];[.M151];[.L151])" office:value-type="float" office:value="2.9990486983912" calcext:value-type="float">
            <text:p>2.999049</text:p>
          </table:table-cell>
          <table:table-cell table:formula="of:=([.P151]-[.P150])/[.A151]" office:value-type="float" office:value="0.00608854086511457" calcext:value-type="float">
            <text:p>0.0060885409</text:p>
          </table:table-cell>
          <table:table-cell table:formula="of:=[.$U$5]*[.U150]" office:value-type="float" office:value="2.57403555296992" calcext:value-type="float">
            <text:p>2.574035553</text:p>
          </table:table-cell>
          <table:table-cell table:formula="of:=([.$U$5]*[.V150]*[.$U$5])+[.$S$5]" office:value-type="float" office:value="1.43308183405113" calcext:value-type="float">
            <text:p>1.4330818341</text:p>
          </table:table-cell>
          <table:table-cell table:formula="of:=[.S151]/([.S151]+[.$Q$5])" office:value-type="float" office:value="0.588998616485093" calcext:value-type="float">
            <text:p>0.5889986165</text:p>
          </table:table-cell>
          <table:table-cell table:formula="of:=[.R151]+[.T151]*((([.L151]*[.A151])+[.D151])-[.R151])" office:value-type="float" office:value="3.0015139157724" calcext:value-type="float">
            <text:p>3.0015139158</text:p>
          </table:table-cell>
          <table:table-cell table:formula="of:=(1-[.T151])*[.S151]" office:value-type="float" office:value="0.588998616485093" calcext:value-type="float">
            <text:p>0.5889986165</text:p>
          </table:table-cell>
          <table:table-cell table:formula="of:=[.D152]-[.U151]" office:value-type="float" office:value="-0.00178249285871113" calcext:value-type="float">
            <text:p>-0.0017824929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51]+[.A152]" office:value-type="float" office:value="14.4" calcext:value-type="float">
            <text:p>14.4</text:p>
          </table:table-cell>
          <table:table-cell office:value-type="float" office:value="3" calcext:value-type="float">
            <text:p>3</text:p>
          </table:table-cell>
          <table:table-cell table:style-name="ce5" table:formula="of:=[.D151]*0.8+[.P151]*0.2" office:value-type="float" office:value="2.99973142291369" calcext:value-type="float">
            <text:p>2.999731</text:p>
          </table:table-cell>
          <table:table-cell table:style-name="ce5" table:formula="of:=[.C152]-[.D152]" office:value-type="float" office:value="0.000268577086312671" calcext:value-type="float">
            <text:p>0.000269</text:p>
          </table:table-cell>
          <table:table-cell table:style-name="ce5" table:formula="of:=ABS([.E152])" office:value-type="float" office:value="0.000268577086312671" calcext:value-type="float">
            <text:p>0.000269</text:p>
          </table:table-cell>
          <table:table-cell table:style-name="ce5" table:formula="of:=[.$B$1]*[.E152]" office:value-type="float" office:value="0.000268577086312671" calcext:value-type="float">
            <text:p>0.000269</text:p>
          </table:table-cell>
          <table:table-cell table:style-name="ce5" table:formula="of:=[.H151]+([.E152]*[.A152])" office:value-type="float" office:value="0.299958494445673" calcext:value-type="float">
            <text:p>0.299958</text:p>
          </table:table-cell>
          <table:table-cell table:style-name="ce5" table:formula="of:=[.H152]*[.$B$2]" office:value-type="float" office:value="2.99958494445673" calcext:value-type="float">
            <text:p>2.999585</text:p>
          </table:table-cell>
          <table:table-cell table:style-name="ce5" table:formula="of:=([.E152]-[.E151])/[.A152]" office:value-type="float" office:value="0.00170681130620576" calcext:value-type="float">
            <text:p>0.001707</text:p>
          </table:table-cell>
          <table:table-cell table:style-name="ce5" table:formula="of:=[.J152]*[.$B$3]" office:value-type="float" office:value="-0.000170681130620576" calcext:value-type="float">
            <text:p>-0.000171</text:p>
          </table:table-cell>
          <table:table-cell table:style-name="ce5" table:formula="of:=[.G152]+[.I152]+[.K152]" office:value-type="float" office:value="2.99968284041242" calcext:value-type="float">
            <text:p>2.999683</text:p>
          </table:table-cell>
          <table:table-cell table:style-name="ce5" table:formula="of:=-[.L152]/8" office:value-type="float" office:value="-0.374960355051553" calcext:value-type="float">
            <text:p>-0.374960</text:p>
          </table:table-cell>
          <table:table-cell table:formula="of:=IF([.U152]&gt;[.$B$4];1;0)" office:value-type="float" office:value="0" calcext:value-type="float">
            <text:p>0.00</text:p>
          </table:table-cell>
          <table:table-cell table:style-name="ce7" table:formula="of:=IF([.D152]&gt;[.$B$4];1;0)" office:value-type="float" office:value="0" calcext:value-type="float">
            <text:p>0.00</text:p>
          </table:table-cell>
          <table:table-cell table:style-name="ce5" table:formula="of:=IF([.O152];[.M152];[.L152])" office:value-type="float" office:value="2.99968284041242" calcext:value-type="float">
            <text:p>2.999683</text:p>
          </table:table-cell>
          <table:table-cell table:formula="of:=([.P152]-[.P151])/[.A152]" office:value-type="float" office:value="0.00634142021215478" calcext:value-type="float">
            <text:p>0.0063414202</text:p>
          </table:table-cell>
          <table:table-cell table:formula="of:=[.$U$5]*[.U151]" office:value-type="float" office:value="2.57376095111302" calcext:value-type="float">
            <text:p>2.5737609511</text:p>
          </table:table-cell>
          <table:table-cell table:formula="of:=([.$U$5]*[.V151]*[.$U$5])+[.$S$5]" office:value-type="float" office:value="1.43308183405113" calcext:value-type="float">
            <text:p>1.4330818341</text:p>
          </table:table-cell>
          <table:table-cell table:formula="of:=[.S152]/([.S152]+[.$Q$5])" office:value-type="float" office:value="0.588998616485093" calcext:value-type="float">
            <text:p>0.5889986165</text:p>
          </table:table-cell>
          <table:table-cell table:formula="of:=[.R152]+[.T152]*((([.L152]*[.A152])+[.D152])-[.R152])" office:value-type="float" office:value="3.00133787395681" calcext:value-type="float">
            <text:p>3.001337874</text:p>
          </table:table-cell>
          <table:table-cell table:formula="of:=(1-[.T152])*[.S152]" office:value-type="float" office:value="0.588998616485093" calcext:value-type="float">
            <text:p>0.5889986165</text:p>
          </table:table-cell>
          <table:table-cell table:formula="of:=[.D153]-[.U152]" office:value-type="float" office:value="-0.00161616754337857" calcext:value-type="float">
            <text:p>-0.0016161675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52]+[.A153]"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  <table:table-cell table:style-name="ce5" table:formula="of:=[.D152]*0.8+[.P152]*0.2" office:value-type="float" office:value="2.99972170641343" calcext:value-type="float">
            <text:p>2.999722</text:p>
          </table:table-cell>
          <table:table-cell table:style-name="ce5" table:formula="of:=[.C153]-[.D153]" office:value-type="float" office:value="0.000278293586565947" calcext:value-type="float">
            <text:p>0.000278</text:p>
          </table:table-cell>
          <table:table-cell table:style-name="ce5" table:formula="of:=ABS([.E153])" office:value-type="float" office:value="0.000278293586565947" calcext:value-type="float">
            <text:p>0.000278</text:p>
          </table:table-cell>
          <table:table-cell table:style-name="ce5" table:formula="of:=[.$B$1]*[.E153]" office:value-type="float" office:value="0.000278293586565947" calcext:value-type="float">
            <text:p>0.000278</text:p>
          </table:table-cell>
          <table:table-cell table:style-name="ce5" table:formula="of:=[.H152]+([.E153]*[.A153])" office:value-type="float" office:value="0.299986323804329" calcext:value-type="float">
            <text:p>0.299986</text:p>
          </table:table-cell>
          <table:table-cell table:style-name="ce5" table:formula="of:=[.H153]*[.$B$2]" office:value-type="float" office:value="2.99986323804329" calcext:value-type="float">
            <text:p>2.999863</text:p>
          </table:table-cell>
          <table:table-cell table:style-name="ce5" table:formula="of:=([.E153]-[.E152])/[.A153]" office:value-type="float" office:value="0.0000971650025327619" calcext:value-type="float">
            <text:p>0.000097</text:p>
          </table:table-cell>
          <table:table-cell table:style-name="ce5" table:formula="of:=[.J153]*[.$B$3]" office:value-type="float" office:value="-0.00000971650025327619" calcext:value-type="float">
            <text:p>-0.000010</text:p>
          </table:table-cell>
          <table:table-cell table:style-name="ce5" table:formula="of:=[.G153]+[.I153]+[.K153]" office:value-type="float" office:value="3.00013181512961" calcext:value-type="float">
            <text:p>3.000132</text:p>
          </table:table-cell>
          <table:table-cell table:style-name="ce5" table:formula="of:=-[.L153]/8" office:value-type="float" office:value="-0.375016476891201" calcext:value-type="float">
            <text:p>-0.375016</text:p>
          </table:table-cell>
          <table:table-cell table:formula="of:=IF([.U153]&gt;[.$B$4];1;0)" office:value-type="float" office:value="0" calcext:value-type="float">
            <text:p>0.00</text:p>
          </table:table-cell>
          <table:table-cell table:style-name="ce7" table:formula="of:=IF([.D153]&gt;[.$B$4];1;0)" office:value-type="float" office:value="0" calcext:value-type="float">
            <text:p>0.00</text:p>
          </table:table-cell>
          <table:table-cell table:style-name="ce5" table:formula="of:=IF([.O153];[.M153];[.L153])" office:value-type="float" office:value="3.00013181512961" calcext:value-type="float">
            <text:p>3.000132</text:p>
          </table:table-cell>
          <table:table-cell table:formula="of:=([.P153]-[.P152])/[.A153]" office:value-type="float" office:value="0.00448974717186523" calcext:value-type="float">
            <text:p>0.0044897472</text:p>
          </table:table-cell>
          <table:table-cell table:formula="of:=[.$U$5]*[.U152]" office:value-type="float" office:value="2.57360999743983" calcext:value-type="float">
            <text:p>2.5736099974</text:p>
          </table:table-cell>
          <table:table-cell table:formula="of:=([.$U$5]*[.V152]*[.$U$5])+[.$S$5]" office:value-type="float" office:value="1.43308183405113" calcext:value-type="float">
            <text:p>1.4330818341</text:p>
          </table:table-cell>
          <table:table-cell table:formula="of:=[.S153]/([.S153]+[.$Q$5])" office:value-type="float" office:value="0.588998616485093" calcext:value-type="float">
            <text:p>0.5889986165</text:p>
          </table:table-cell>
          <table:table-cell table:formula="of:=[.R153]+[.T153]*((([.L153]*[.A153])+[.D153])-[.R153])" office:value-type="float" office:value="3.0012965533318" calcext:value-type="float">
            <text:p>3.0012965533</text:p>
          </table:table-cell>
          <table:table-cell table:formula="of:=(1-[.T153])*[.S153]" office:value-type="float" office:value="0.588998616485093" calcext:value-type="float">
            <text:p>0.5889986165</text:p>
          </table:table-cell>
          <table:table-cell table:formula="of:=[.D154]-[.U153]" office:value-type="float" office:value="-0.0014928251751356" calcext:value-type="float">
            <text:p>-0.0014928252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53]+[.A154]" office:value-type="float" office:value="14.6" calcext:value-type="float">
            <text:p>14.6</text:p>
          </table:table-cell>
          <table:table-cell office:value-type="float" office:value="3" calcext:value-type="float">
            <text:p>3</text:p>
          </table:table-cell>
          <table:table-cell table:style-name="ce5" table:formula="of:=[.D153]*0.8+[.P153]*0.2" office:value-type="float" office:value="2.99980372815667" calcext:value-type="float">
            <text:p>2.999804</text:p>
          </table:table-cell>
          <table:table-cell table:style-name="ce5" table:formula="of:=[.C154]-[.D154]" office:value-type="float" office:value="0.000196271843331264" calcext:value-type="float">
            <text:p>0.000196</text:p>
          </table:table-cell>
          <table:table-cell table:style-name="ce5" table:formula="of:=ABS([.E154])" office:value-type="float" office:value="0.000196271843331264" calcext:value-type="float">
            <text:p>0.000196</text:p>
          </table:table-cell>
          <table:table-cell table:style-name="ce5" table:formula="of:=[.$B$1]*[.E154]" office:value-type="float" office:value="0.000196271843331264" calcext:value-type="float">
            <text:p>0.000196</text:p>
          </table:table-cell>
          <table:table-cell table:style-name="ce5" table:formula="of:=[.H153]+([.E154]*[.A154])" office:value-type="float" office:value="0.300005950988663" calcext:value-type="float">
            <text:p>0.300006</text:p>
          </table:table-cell>
          <table:table-cell table:style-name="ce5" table:formula="of:=[.H154]*[.$B$2]" office:value-type="float" office:value="3.00005950988663" calcext:value-type="float">
            <text:p>3.000060</text:p>
          </table:table-cell>
          <table:table-cell table:style-name="ce5" table:formula="of:=([.E154]-[.E153])/[.A154]" office:value-type="float" office:value="-0.000820217432346837" calcext:value-type="float">
            <text:p>-0.000820</text:p>
          </table:table-cell>
          <table:table-cell table:style-name="ce5" table:formula="of:=[.J154]*[.$B$3]" office:value-type="float" office:value="0.0000820217432346837" calcext:value-type="float">
            <text:p>0.000082</text:p>
          </table:table-cell>
          <table:table-cell table:style-name="ce5" table:formula="of:=[.G154]+[.I154]+[.K154]" office:value-type="float" office:value="3.00033780347319" calcext:value-type="float">
            <text:p>3.000338</text:p>
          </table:table-cell>
          <table:table-cell table:style-name="ce5" table:formula="of:=-[.L154]/8" office:value-type="float" office:value="-0.375042225434149" calcext:value-type="float">
            <text:p>-0.375042</text:p>
          </table:table-cell>
          <table:table-cell table:formula="of:=IF([.U154]&gt;[.$B$4];1;0)" office:value-type="float" office:value="0" calcext:value-type="float">
            <text:p>0.00</text:p>
          </table:table-cell>
          <table:table-cell table:style-name="ce7" table:formula="of:=IF([.D154]&gt;[.$B$4];1;0)" office:value-type="float" office:value="0" calcext:value-type="float">
            <text:p>0.00</text:p>
          </table:table-cell>
          <table:table-cell table:style-name="ce5" table:formula="of:=IF([.O154];[.M154];[.L154])" office:value-type="float" office:value="3.00033780347319" calcext:value-type="float">
            <text:p>3.000338</text:p>
          </table:table-cell>
          <table:table-cell table:formula="of:=([.P154]-[.P153])/[.A154]" office:value-type="float" office:value="0.0020598834358454" calcext:value-type="float">
            <text:p>0.0020598834</text:p>
          </table:table-cell>
          <table:table-cell table:formula="of:=[.$U$5]*[.U153]" office:value-type="float" office:value="2.57357456551643" calcext:value-type="float">
            <text:p>2.5735745655</text:p>
          </table:table-cell>
          <table:table-cell table:formula="of:=([.$U$5]*[.V153]*[.$U$5])+[.$S$5]" office:value-type="float" office:value="1.43308183405113" calcext:value-type="float">
            <text:p>1.4330818341</text:p>
          </table:table-cell>
          <table:table-cell table:formula="of:=[.S154]/([.S154]+[.$Q$5])" office:value-type="float" office:value="0.588998616485093" calcext:value-type="float">
            <text:p>0.5889986165</text:p>
          </table:table-cell>
          <table:table-cell table:formula="of:=[.R154]+[.T154]*((([.L154]*[.A154])+[.D154])-[.R154])" office:value-type="float" office:value="3.0013424341405" calcext:value-type="float">
            <text:p>3.0013424341</text:p>
          </table:table-cell>
          <table:table-cell table:formula="of:=(1-[.T154])*[.S154]" office:value-type="float" office:value="0.588998616485093" calcext:value-type="float">
            <text:p>0.5889986165</text:p>
          </table:table-cell>
          <table:table-cell table:formula="of:=[.D155]-[.U154]" office:value-type="float" office:value="-0.00143189092052198" calcext:value-type="float">
            <text:p>-0.0014318909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54]+[.A155]" office:value-type="float" office:value="14.7" calcext:value-type="float">
            <text:p>14.7</text:p>
          </table:table-cell>
          <table:table-cell office:value-type="float" office:value="3" calcext:value-type="float">
            <text:p>3</text:p>
          </table:table-cell>
          <table:table-cell table:style-name="ce5" table:formula="of:=[.D154]*0.8+[.P154]*0.2" office:value-type="float" office:value="2.99991054321997" calcext:value-type="float">
            <text:p>2.999911</text:p>
          </table:table-cell>
          <table:table-cell table:style-name="ce5" table:formula="of:=[.C155]-[.D155]" office:value-type="float" office:value="0.0000894567800266977" calcext:value-type="float">
            <text:p>0.000089</text:p>
          </table:table-cell>
          <table:table-cell table:style-name="ce5" table:formula="of:=ABS([.E155])" office:value-type="float" office:value="0.0000894567800266977" calcext:value-type="float">
            <text:p>0.000089</text:p>
          </table:table-cell>
          <table:table-cell table:style-name="ce5" table:formula="of:=[.$B$1]*[.E155]" office:value-type="float" office:value="0.0000894567800266977" calcext:value-type="float">
            <text:p>0.000089</text:p>
          </table:table-cell>
          <table:table-cell table:style-name="ce5" table:formula="of:=[.H154]+([.E155]*[.A155])" office:value-type="float" office:value="0.300014896666665" calcext:value-type="float">
            <text:p>0.300015</text:p>
          </table:table-cell>
          <table:table-cell table:style-name="ce5" table:formula="of:=[.H155]*[.$B$2]" office:value-type="float" office:value="3.00014896666665" calcext:value-type="float">
            <text:p>3.000149</text:p>
          </table:table-cell>
          <table:table-cell table:style-name="ce5" table:formula="of:=([.E155]-[.E154])/[.A155]" office:value-type="float" office:value="-0.00106815063304566" calcext:value-type="float">
            <text:p>-0.001068</text:p>
          </table:table-cell>
          <table:table-cell table:style-name="ce5" table:formula="of:=[.J155]*[.$B$3]" office:value-type="float" office:value="0.000106815063304566" calcext:value-type="float">
            <text:p>0.000107</text:p>
          </table:table-cell>
          <table:table-cell table:style-name="ce5" table:formula="of:=[.G155]+[.I155]+[.K155]" office:value-type="float" office:value="3.00034523850998" calcext:value-type="float">
            <text:p>3.000345</text:p>
          </table:table-cell>
          <table:table-cell table:style-name="ce5" table:formula="of:=-[.L155]/8" office:value-type="float" office:value="-0.375043154813748" calcext:value-type="float">
            <text:p>-0.375043</text:p>
          </table:table-cell>
          <table:table-cell table:formula="of:=IF([.U155]&gt;[.$B$4];1;0)" office:value-type="float" office:value="0" calcext:value-type="float">
            <text:p>0.00</text:p>
          </table:table-cell>
          <table:table-cell table:style-name="ce7" table:formula="of:=IF([.D155]&gt;[.$B$4];1;0)" office:value-type="float" office:value="0" calcext:value-type="float">
            <text:p>0.00</text:p>
          </table:table-cell>
          <table:table-cell table:style-name="ce5" table:formula="of:=IF([.O155];[.M155];[.L155])" office:value-type="float" office:value="3.00034523850998" calcext:value-type="float">
            <text:p>3.000345</text:p>
          </table:table-cell>
          <table:table-cell table:formula="of:=([.P155]-[.P154])/[.A155]" office:value-type="float" office:value="0.0000743503679245805" calcext:value-type="float">
            <text:p>7.43503679245805E-05</text:p>
          </table:table-cell>
          <table:table-cell table:formula="of:=[.$U$5]*[.U154]" office:value-type="float" office:value="2.57361390774077" calcext:value-type="float">
            <text:p>2.5736139077</text:p>
          </table:table-cell>
          <table:table-cell table:formula="of:=([.$U$5]*[.V154]*[.$U$5])+[.$S$5]" office:value-type="float" office:value="1.43308183405113" calcext:value-type="float">
            <text:p>1.4330818341</text:p>
          </table:table-cell>
          <table:table-cell table:formula="of:=[.S155]/([.S155]+[.$Q$5])" office:value-type="float" office:value="0.588998616485093" calcext:value-type="float">
            <text:p>0.5889986165</text:p>
          </table:table-cell>
          <table:table-cell table:formula="of:=[.R155]+[.T155]*((([.L155]*[.A155])+[.D155])-[.R155])" office:value-type="float" office:value="3.00142195569627" calcext:value-type="float">
            <text:p>3.0014219557</text:p>
          </table:table-cell>
          <table:table-cell table:formula="of:=(1-[.T155])*[.S155]" office:value-type="float" office:value="0.588998616485093" calcext:value-type="float">
            <text:p>0.5889986165</text:p>
          </table:table-cell>
          <table:table-cell table:formula="of:=[.D156]-[.U155]" office:value-type="float" office:value="-0.00142447341829577" calcext:value-type="float">
            <text:p>-0.0014244734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55]+[.A156]" office:value-type="float" office:value="14.8" calcext:value-type="float">
            <text:p>14.8</text:p>
          </table:table-cell>
          <table:table-cell office:value-type="float" office:value="3" calcext:value-type="float">
            <text:p>3</text:p>
          </table:table-cell>
          <table:table-cell table:style-name="ce5" table:formula="of:=[.D155]*0.8+[.P155]*0.2" office:value-type="float" office:value="2.99999748227798" calcext:value-type="float">
            <text:p>2.999997</text:p>
          </table:table-cell>
          <table:table-cell table:style-name="ce5" table:formula="of:=[.C156]-[.D156]" office:value-type="float" office:value="0.00000251772202419787" calcext:value-type="float">
            <text:p>0.000003</text:p>
          </table:table-cell>
          <table:table-cell table:style-name="ce5" table:formula="of:=ABS([.E156])" office:value-type="float" office:value="0.00000251772202419787" calcext:value-type="float">
            <text:p>0.000003</text:p>
          </table:table-cell>
          <table:table-cell table:style-name="ce5" table:formula="of:=[.$B$1]*[.E156]" office:value-type="float" office:value="0.00000251772202419787" calcext:value-type="float">
            <text:p>0.000003</text:p>
          </table:table-cell>
          <table:table-cell table:style-name="ce5" table:formula="of:=[.H155]+([.E156]*[.A156])" office:value-type="float" office:value="0.300015148438868" calcext:value-type="float">
            <text:p>0.300015</text:p>
          </table:table-cell>
          <table:table-cell table:style-name="ce5" table:formula="of:=[.H156]*[.$B$2]" office:value-type="float" office:value="3.00015148438868" calcext:value-type="float">
            <text:p>3.000151</text:p>
          </table:table-cell>
          <table:table-cell table:style-name="ce5" table:formula="of:=([.E156]-[.E155])/[.A156]" office:value-type="float" office:value="-0.000869390580024998" calcext:value-type="float">
            <text:p>-0.000869</text:p>
          </table:table-cell>
          <table:table-cell table:style-name="ce5" table:formula="of:=[.J156]*[.$B$3]" office:value-type="float" office:value="0.0000869390580024998" calcext:value-type="float">
            <text:p>0.000087</text:p>
          </table:table-cell>
          <table:table-cell table:style-name="ce5" table:formula="of:=[.G156]+[.I156]+[.K156]" office:value-type="float" office:value="3.0002409411687" calcext:value-type="float">
            <text:p>3.000241</text:p>
          </table:table-cell>
          <table:table-cell table:style-name="ce5" table:formula="of:=-[.L156]/8" office:value-type="float" office:value="-0.375030117646088" calcext:value-type="float">
            <text:p>-0.375030</text:p>
          </table:table-cell>
          <table:table-cell table:formula="of:=IF([.U156]&gt;[.$B$4];1;0)" office:value-type="float" office:value="0" calcext:value-type="float">
            <text:p>0.00</text:p>
          </table:table-cell>
          <table:table-cell table:style-name="ce7" table:formula="of:=IF([.D156]&gt;[.$B$4];1;0)" office:value-type="float" office:value="0" calcext:value-type="float">
            <text:p>0.00</text:p>
          </table:table-cell>
          <table:table-cell table:style-name="ce5" table:formula="of:=IF([.O156];[.M156];[.L156])" office:value-type="float" office:value="3.0002409411687" calcext:value-type="float">
            <text:p>3.000241</text:p>
          </table:table-cell>
          <table:table-cell table:formula="of:=([.P156]-[.P155])/[.A156]" office:value-type="float" office:value="-0.00104297341280812" calcext:value-type="float">
            <text:p>-0.0010429734</text:p>
          </table:table-cell>
          <table:table-cell table:formula="of:=[.$U$5]*[.U155]" office:value-type="float" office:value="2.57368209648844" calcext:value-type="float">
            <text:p>2.5736820965</text:p>
          </table:table-cell>
          <table:table-cell table:formula="of:=([.$U$5]*[.V155]*[.$U$5])+[.$S$5]" office:value-type="float" office:value="1.43308183405113" calcext:value-type="float">
            <text:p>1.4330818341</text:p>
          </table:table-cell>
          <table:table-cell table:formula="of:=[.S156]/([.S156]+[.$Q$5])" office:value-type="float" office:value="0.588998616485093" calcext:value-type="float">
            <text:p>0.5889986165</text:p>
          </table:table-cell>
          <table:table-cell table:formula="of:=[.R156]+[.T156]*((([.L156]*[.A156])+[.D156])-[.R156])" office:value-type="float" office:value="3.00149504525181" calcext:value-type="float">
            <text:p>3.0014950453</text:p>
          </table:table-cell>
          <table:table-cell table:formula="of:=(1-[.T156])*[.S156]" office:value-type="float" office:value="0.588998616485093" calcext:value-type="float">
            <text:p>0.5889986165</text:p>
          </table:table-cell>
          <table:table-cell table:formula="of:=[.D157]-[.U156]" office:value-type="float" office:value="-0.00144887119569281" calcext:value-type="float">
            <text:p>-0.0014488712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56]+[.A157]" office:value-type="float" office:value="14.9" calcext:value-type="float">
            <text:p>14.9</text:p>
          </table:table-cell>
          <table:table-cell office:value-type="float" office:value="3" calcext:value-type="float">
            <text:p>3</text:p>
          </table:table-cell>
          <table:table-cell table:style-name="ce5" table:formula="of:=[.D156]*0.8+[.P156]*0.2" office:value-type="float" office:value="3.00004617405612" calcext:value-type="float">
            <text:p>3.000046</text:p>
          </table:table-cell>
          <table:table-cell table:style-name="ce5" table:formula="of:=[.C157]-[.D157]" office:value-type="float" office:value="-0.0000461740561212842" calcext:value-type="float">
            <text:p>-0.000046</text:p>
          </table:table-cell>
          <table:table-cell table:style-name="ce5" table:formula="of:=ABS([.E157])" office:value-type="float" office:value="0.0000461740561212842" calcext:value-type="float">
            <text:p>0.000046</text:p>
          </table:table-cell>
          <table:table-cell table:style-name="ce5" table:formula="of:=[.$B$1]*[.E157]" office:value-type="float" office:value="-0.0000461740561212842" calcext:value-type="float">
            <text:p>-0.000046</text:p>
          </table:table-cell>
          <table:table-cell table:style-name="ce5" table:formula="of:=[.H156]+([.E157]*[.A157])" office:value-type="float" office:value="0.300010531033256" calcext:value-type="float">
            <text:p>0.300011</text:p>
          </table:table-cell>
          <table:table-cell table:style-name="ce5" table:formula="of:=[.H157]*[.$B$2]" office:value-type="float" office:value="3.00010531033256" calcext:value-type="float">
            <text:p>3.000105</text:p>
          </table:table-cell>
          <table:table-cell table:style-name="ce5" table:formula="of:=([.E157]-[.E156])/[.A157]" office:value-type="float" office:value="-0.000486917781454821" calcext:value-type="float">
            <text:p>-0.000487</text:p>
          </table:table-cell>
          <table:table-cell table:style-name="ce5" table:formula="of:=[.J157]*[.$B$3]" office:value-type="float" office:value="0.0000486917781454821" calcext:value-type="float">
            <text:p>0.000049</text:p>
          </table:table-cell>
          <table:table-cell table:style-name="ce5" table:formula="of:=[.G157]+[.I157]+[.K157]" office:value-type="float" office:value="3.00010782805458" calcext:value-type="float">
            <text:p>3.000108</text:p>
          </table:table-cell>
          <table:table-cell table:style-name="ce5" table:formula="of:=-[.L157]/8" office:value-type="float" office:value="-0.375013478506822" calcext:value-type="float">
            <text:p>-0.375013</text:p>
          </table:table-cell>
          <table:table-cell table:formula="of:=IF([.U157]&gt;[.$B$4];1;0)" office:value-type="float" office:value="0" calcext:value-type="float">
            <text:p>0.00</text:p>
          </table:table-cell>
          <table:table-cell table:style-name="ce7" table:formula="of:=IF([.D157]&gt;[.$B$4];1;0)" office:value-type="float" office:value="0" calcext:value-type="float">
            <text:p>0.00</text:p>
          </table:table-cell>
          <table:table-cell table:style-name="ce5" table:formula="of:=IF([.O157];[.M157];[.L157])" office:value-type="float" office:value="3.00010782805458" calcext:value-type="float">
            <text:p>3.000108</text:p>
          </table:table-cell>
          <table:table-cell table:formula="of:=([.P157]-[.P156])/[.A157]" office:value-type="float" office:value="-0.00133113114123784" calcext:value-type="float">
            <text:p>-0.0013311311</text:p>
          </table:table-cell>
          <table:table-cell table:formula="of:=[.$U$5]*[.U156]" office:value-type="float" office:value="2.57374476987569" calcext:value-type="float">
            <text:p>2.5737447699</text:p>
          </table:table-cell>
          <table:table-cell table:formula="of:=([.$U$5]*[.V156]*[.$U$5])+[.$S$5]" office:value-type="float" office:value="1.43308183405113" calcext:value-type="float">
            <text:p>1.4330818341</text:p>
          </table:table-cell>
          <table:table-cell table:formula="of:=[.S157]/([.S157]+[.$Q$5])" office:value-type="float" office:value="0.588998616485093" calcext:value-type="float">
            <text:p>0.5889986165</text:p>
          </table:table-cell>
          <table:table-cell table:formula="of:=[.R157]+[.T157]*((([.L157]*[.A157])+[.D157])-[.R157])" office:value-type="float" office:value="3.00154164314664" calcext:value-type="float">
            <text:p>3.0015416431</text:p>
          </table:table-cell>
          <table:table-cell table:formula="of:=(1-[.T157])*[.S157]" office:value-type="float" office:value="0.588998616485093" calcext:value-type="float">
            <text:p>0.5889986165</text:p>
          </table:table-cell>
          <table:table-cell table:formula="of:=[.D158]-[.U157]" office:value-type="float" office:value="-0.00148313829082847" calcext:value-type="float">
            <text:p>-0.0014831383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57]+[.A15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5" table:formula="of:=[.D157]*0.8+[.P157]*0.2" office:value-type="float" office:value="3.00005850485581" calcext:value-type="float">
            <text:p>3.000059</text:p>
          </table:table-cell>
          <table:table-cell table:style-name="ce5" table:formula="of:=[.C158]-[.D158]" office:value-type="float" office:value="-0.0000585048558128243" calcext:value-type="float">
            <text:p>-0.000059</text:p>
          </table:table-cell>
          <table:table-cell table:style-name="ce5" table:formula="of:=ABS([.E158])" office:value-type="float" office:value="0.0000585048558128243" calcext:value-type="float">
            <text:p>0.000059</text:p>
          </table:table-cell>
          <table:table-cell table:style-name="ce5" table:formula="of:=[.$B$1]*[.E158]" office:value-type="float" office:value="-0.0000585048558128243" calcext:value-type="float">
            <text:p>-0.000059</text:p>
          </table:table-cell>
          <table:table-cell table:style-name="ce5" table:formula="of:=[.H157]+([.E158]*[.A158])" office:value-type="float" office:value="0.300004680547674" calcext:value-type="float">
            <text:p>0.300005</text:p>
          </table:table-cell>
          <table:table-cell table:style-name="ce5" table:formula="of:=[.H158]*[.$B$2]" office:value-type="float" office:value="3.00004680547674" calcext:value-type="float">
            <text:p>3.000047</text:p>
          </table:table-cell>
          <table:table-cell table:style-name="ce5" table:formula="of:=([.E158]-[.E157])/[.A158]" office:value-type="float" office:value="-0.000123307996915401" calcext:value-type="float">
            <text:p>-0.000123</text:p>
          </table:table-cell>
          <table:table-cell table:style-name="ce5" table:formula="of:=[.J158]*[.$B$3]" office:value-type="float" office:value="0.0000123307996915401" calcext:value-type="float">
            <text:p>0.000012</text:p>
          </table:table-cell>
          <table:table-cell table:style-name="ce5" table:formula="of:=[.G158]+[.I158]+[.K158]" office:value-type="float" office:value="3.00000063142062" calcext:value-type="float">
            <text:p>3.000001</text:p>
          </table:table-cell>
          <table:table-cell table:style-name="ce5" table:formula="of:=-[.L158]/8" office:value-type="float" office:value="-0.375000078927578" calcext:value-type="float">
            <text:p>-0.375000</text:p>
          </table:table-cell>
          <table:table-cell table:formula="of:=IF([.U158]&gt;[.$B$4];1;0)" office:value-type="float" office:value="0" calcext:value-type="float">
            <text:p>0.00</text:p>
          </table:table-cell>
          <table:table-cell table:style-name="ce7" table:formula="of:=IF([.D158]&gt;[.$B$4];1;0)" office:value-type="float" office:value="0" calcext:value-type="float">
            <text:p>0.00</text:p>
          </table:table-cell>
          <table:table-cell table:style-name="ce5" table:formula="of:=IF([.O158];[.M158];[.L158])" office:value-type="float" office:value="3.00000063142062" calcext:value-type="float">
            <text:p>3.000001</text:p>
          </table:table-cell>
          <table:table-cell table:formula="of:=([.P158]-[.P157])/[.A158]" office:value-type="float" office:value="-0.00107196633958306" calcext:value-type="float">
            <text:p>-0.0010719663</text:p>
          </table:table-cell>
          <table:table-cell table:formula="of:=[.$U$5]*[.U157]" office:value-type="float" office:value="2.57378472699249" calcext:value-type="float">
            <text:p>2.573784727</text:p>
          </table:table-cell>
          <table:table-cell table:formula="of:=([.$U$5]*[.V157]*[.$U$5])+[.$S$5]" office:value-type="float" office:value="1.43308183405113" calcext:value-type="float">
            <text:p>1.4330818341</text:p>
          </table:table-cell>
          <table:table-cell table:formula="of:=[.S158]/([.S158]+[.$Q$5])" office:value-type="float" office:value="0.588998616485093" calcext:value-type="float">
            <text:p>0.5889986165</text:p>
          </table:table-cell>
          <table:table-cell table:formula="of:=[.R158]+[.T158]*((([.L158]*[.A158])+[.D158])-[.R158])" office:value-type="float" office:value="3.00155901453398" calcext:value-type="float">
            <text:p>3.0015590145</text:p>
          </table:table-cell>
          <table:table-cell table:formula="of:=(1-[.T158])*[.S158]" office:value-type="float" office:value="0.588998616485093" calcext:value-type="float">
            <text:p>0.5889986165</text:p>
          </table:table-cell>
          <table:table-cell table:formula="of:=[.D159]-[.U158]" office:value-type="float" office:value="-0.00151208436520189" calcext:value-type="float">
            <text:p>-0.0015120844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58]+[.A159]" office:value-type="float" office:value="15.1" calcext:value-type="float">
            <text:p>15.1</text:p>
          </table:table-cell>
          <table:table-cell office:value-type="float" office:value="3" calcext:value-type="float">
            <text:p>3</text:p>
          </table:table-cell>
          <table:table-cell table:style-name="ce5" table:formula="of:=[.D158]*0.8+[.P158]*0.2" office:value-type="float" office:value="3.00004693016877" calcext:value-type="float">
            <text:p>3.000047</text:p>
          </table:table-cell>
          <table:table-cell table:style-name="ce5" table:formula="of:=[.C159]-[.D159]" office:value-type="float" office:value="-0.0000469301687746615" calcext:value-type="float">
            <text:p>-0.000047</text:p>
          </table:table-cell>
          <table:table-cell table:style-name="ce5" table:formula="of:=ABS([.E159])" office:value-type="float" office:value="0.0000469301687746615" calcext:value-type="float">
            <text:p>0.000047</text:p>
          </table:table-cell>
          <table:table-cell table:style-name="ce5" table:formula="of:=[.$B$1]*[.E159]" office:value-type="float" office:value="-0.0000469301687746615" calcext:value-type="float">
            <text:p>-0.000047</text:p>
          </table:table-cell>
          <table:table-cell table:style-name="ce5" table:formula="of:=[.H158]+([.E159]*[.A159])" office:value-type="float" office:value="0.299999987530797" calcext:value-type="float">
            <text:p>0.300000</text:p>
          </table:table-cell>
          <table:table-cell table:style-name="ce5" table:formula="of:=[.H159]*[.$B$2]" office:value-type="float" office:value="2.99999987530797" calcext:value-type="float">
            <text:p>3.000000</text:p>
          </table:table-cell>
          <table:table-cell table:style-name="ce5" table:formula="of:=([.E159]-[.E158])/[.A159]" office:value-type="float" office:value="0.000115746870381628" calcext:value-type="float">
            <text:p>0.000116</text:p>
          </table:table-cell>
          <table:table-cell table:style-name="ce5" table:formula="of:=[.J159]*[.$B$3]" office:value-type="float" office:value="-0.0000115746870381628" calcext:value-type="float">
            <text:p>-0.000012</text:p>
          </table:table-cell>
          <table:table-cell table:style-name="ce5" table:formula="of:=[.G159]+[.I159]+[.K159]" office:value-type="float" office:value="2.99994137045216" calcext:value-type="float">
            <text:p>2.999941</text:p>
          </table:table-cell>
          <table:table-cell table:style-name="ce5" table:formula="of:=-[.L159]/8" office:value-type="float" office:value="-0.374992671306519" calcext:value-type="float">
            <text:p>-0.374993</text:p>
          </table:table-cell>
          <table:table-cell table:formula="of:=IF([.U159]&gt;[.$B$4];1;0)" office:value-type="float" office:value="0" calcext:value-type="float">
            <text:p>0.00</text:p>
          </table:table-cell>
          <table:table-cell table:style-name="ce7" table:formula="of:=IF([.D159]&gt;[.$B$4];1;0)" office:value-type="float" office:value="0" calcext:value-type="float">
            <text:p>0.00</text:p>
          </table:table-cell>
          <table:table-cell table:style-name="ce5" table:formula="of:=IF([.O159];[.M159];[.L159])" office:value-type="float" office:value="2.99994137045216" calcext:value-type="float">
            <text:p>2.999941</text:p>
          </table:table-cell>
          <table:table-cell table:formula="of:=([.P159]-[.P158])/[.A159]" office:value-type="float" office:value="-0.000592609684657575" calcext:value-type="float">
            <text:p>-0.0005926097</text:p>
          </table:table-cell>
          <table:table-cell table:formula="of:=[.$U$5]*[.U158]" office:value-type="float" office:value="2.57379962274165" calcext:value-type="float">
            <text:p>2.5737996227</text:p>
          </table:table-cell>
          <table:table-cell table:formula="of:=([.$U$5]*[.V158]*[.$U$5])+[.$S$5]" office:value-type="float" office:value="1.43308183405113" calcext:value-type="float">
            <text:p>1.4330818341</text:p>
          </table:table-cell>
          <table:table-cell table:formula="of:=[.S159]/([.S159]+[.$Q$5])" office:value-type="float" office:value="0.588998616485093" calcext:value-type="float">
            <text:p>0.5889986165</text:p>
          </table:table-cell>
          <table:table-cell table:formula="of:=[.R159]+[.T159]*((([.L159]*[.A159])+[.D159])-[.R159])" office:value-type="float" office:value="3.00155482876999" calcext:value-type="float">
            <text:p>3.0015548288</text:p>
          </table:table-cell>
          <table:table-cell table:formula="of:=(1-[.T159])*[.S159]" office:value-type="float" office:value="0.588998616485093" calcext:value-type="float">
            <text:p>0.5889986165</text:p>
          </table:table-cell>
          <table:table-cell table:formula="of:=[.D160]-[.U159]" office:value-type="float" office:value="-0.00152901054454357" calcext:value-type="float">
            <text:p>-0.0015290105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59]+[.A160]" office:value-type="float" office:value="15.2" calcext:value-type="float">
            <text:p>15.2</text:p>
          </table:table-cell>
          <table:table-cell office:value-type="float" office:value="3" calcext:value-type="float">
            <text:p>3</text:p>
          </table:table-cell>
          <table:table-cell table:style-name="ce5" table:formula="of:=[.D159]*0.8+[.P159]*0.2" office:value-type="float" office:value="3.00002581822545" calcext:value-type="float">
            <text:p>3.000026</text:p>
          </table:table-cell>
          <table:table-cell table:style-name="ce5" table:formula="of:=[.C160]-[.D160]" office:value-type="float" office:value="-0.000025818225450891" calcext:value-type="float">
            <text:p>-0.000026</text:p>
          </table:table-cell>
          <table:table-cell table:style-name="ce5" table:formula="of:=ABS([.E160])" office:value-type="float" office:value="0.000025818225450891" calcext:value-type="float">
            <text:p>0.000026</text:p>
          </table:table-cell>
          <table:table-cell table:style-name="ce5" table:formula="of:=[.$B$1]*[.E160]" office:value-type="float" office:value="-0.000025818225450891" calcext:value-type="float">
            <text:p>-0.000026</text:p>
          </table:table-cell>
          <table:table-cell table:style-name="ce5" table:formula="of:=[.H159]+([.E160]*[.A160])" office:value-type="float" office:value="0.299997405708252" calcext:value-type="float">
            <text:p>0.299997</text:p>
          </table:table-cell>
          <table:table-cell table:style-name="ce5" table:formula="of:=[.H160]*[.$B$2]" office:value-type="float" office:value="2.99997405708252" calcext:value-type="float">
            <text:p>2.999974</text:p>
          </table:table-cell>
          <table:table-cell table:style-name="ce5" table:formula="of:=([.E160]-[.E159])/[.A160]" office:value-type="float" office:value="0.000211119433237705" calcext:value-type="float">
            <text:p>0.000211</text:p>
          </table:table-cell>
          <table:table-cell table:style-name="ce5" table:formula="of:=[.J160]*[.$B$3]" office:value-type="float" office:value="-0.0000211119433237705" calcext:value-type="float">
            <text:p>-0.000021</text:p>
          </table:table-cell>
          <table:table-cell table:style-name="ce5" table:formula="of:=[.G160]+[.I160]+[.K160]" office:value-type="float" office:value="2.99992712691374" calcext:value-type="float">
            <text:p>2.999927</text:p>
          </table:table-cell>
          <table:table-cell table:style-name="ce5" table:formula="of:=-[.L160]/8" office:value-type="float" office:value="-0.374990890864218" calcext:value-type="float">
            <text:p>-0.374991</text:p>
          </table:table-cell>
          <table:table-cell table:formula="of:=IF([.U160]&gt;[.$B$4];1;0)" office:value-type="float" office:value="0" calcext:value-type="float">
            <text:p>0.00</text:p>
          </table:table-cell>
          <table:table-cell table:style-name="ce7" table:formula="of:=IF([.D160]&gt;[.$B$4];1;0)" office:value-type="float" office:value="0" calcext:value-type="float">
            <text:p>0.00</text:p>
          </table:table-cell>
          <table:table-cell table:style-name="ce5" table:formula="of:=IF([.O160];[.M160];[.L160])" office:value-type="float" office:value="2.99992712691374" calcext:value-type="float">
            <text:p>2.999927</text:p>
          </table:table-cell>
          <table:table-cell table:formula="of:=([.P160]-[.P159])/[.A160]" office:value-type="float" office:value="-0.000142435384127282" calcext:value-type="float">
            <text:p>-0.0001424354</text:p>
          </table:table-cell>
          <table:table-cell table:formula="of:=[.$U$5]*[.U159]" office:value-type="float" office:value="2.57379603350096" calcext:value-type="float">
            <text:p>2.5737960335</text:p>
          </table:table-cell>
          <table:table-cell table:formula="of:=([.$U$5]*[.V159]*[.$U$5])+[.$S$5]" office:value-type="float" office:value="1.43308183405113" calcext:value-type="float">
            <text:p>1.4330818341</text:p>
          </table:table-cell>
          <table:table-cell table:formula="of:=[.S160]/([.S160]+[.$Q$5])" office:value-type="float" office:value="0.588998616485093" calcext:value-type="float">
            <text:p>0.5889986165</text:p>
          </table:table-cell>
          <table:table-cell table:formula="of:=[.R160]+[.T160]*((([.L160]*[.A160])+[.D160])-[.R160])" office:value-type="float" office:value="3.00154007973925" calcext:value-type="float">
            <text:p>3.0015400797</text:p>
          </table:table-cell>
          <table:table-cell table:formula="of:=(1-[.T160])*[.S160]" office:value-type="float" office:value="0.588998616485093" calcext:value-type="float">
            <text:p>0.5889986165</text:p>
          </table:table-cell>
          <table:table-cell table:formula="of:=[.D161]-[.U160]" office:value-type="float" office:value="-0.00153399977614299" calcext:value-type="float">
            <text:p>-0.001533999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60]+[.A161]" office:value-type="float" office:value="15.3" calcext:value-type="float">
            <text:p>15.3</text:p>
          </table:table-cell>
          <table:table-cell office:value-type="float" office:value="3" calcext:value-type="float">
            <text:p>3</text:p>
          </table:table-cell>
          <table:table-cell table:style-name="ce5" table:formula="of:=[.D160]*0.8+[.P160]*0.2" office:value-type="float" office:value="3.00000607996311" calcext:value-type="float">
            <text:p>3.000006</text:p>
          </table:table-cell>
          <table:table-cell table:style-name="ce5" table:formula="of:=[.C161]-[.D161]" office:value-type="float" office:value="-0.00000607996310986181" calcext:value-type="float">
            <text:p>-0.000006</text:p>
          </table:table-cell>
          <table:table-cell table:style-name="ce5" table:formula="of:=ABS([.E161])" office:value-type="float" office:value="0.00000607996310986181" calcext:value-type="float">
            <text:p>0.000006</text:p>
          </table:table-cell>
          <table:table-cell table:style-name="ce5" table:formula="of:=[.$B$1]*[.E161]" office:value-type="float" office:value="-0.00000607996310986181" calcext:value-type="float">
            <text:p>-0.000006</text:p>
          </table:table-cell>
          <table:table-cell table:style-name="ce5" table:formula="of:=[.H160]+([.E161]*[.A161])" office:value-type="float" office:value="0.299996797711941" calcext:value-type="float">
            <text:p>0.299997</text:p>
          </table:table-cell>
          <table:table-cell table:style-name="ce5" table:formula="of:=[.H161]*[.$B$2]" office:value-type="float" office:value="2.99996797711941" calcext:value-type="float">
            <text:p>2.999968</text:p>
          </table:table-cell>
          <table:table-cell table:style-name="ce5" table:formula="of:=([.E161]-[.E160])/[.A161]" office:value-type="float" office:value="0.000197382623410292" calcext:value-type="float">
            <text:p>0.000197</text:p>
          </table:table-cell>
          <table:table-cell table:style-name="ce5" table:formula="of:=[.J161]*[.$B$3]" office:value-type="float" office:value="-0.0000197382623410292" calcext:value-type="float">
            <text:p>-0.000020</text:p>
          </table:table-cell>
          <table:table-cell table:style-name="ce5" table:formula="of:=[.G161]+[.I161]+[.K161]" office:value-type="float" office:value="2.99994215889396" calcext:value-type="float">
            <text:p>2.999942</text:p>
          </table:table-cell>
          <table:table-cell table:style-name="ce5" table:formula="of:=-[.L161]/8" office:value-type="float" office:value="-0.374992769861745" calcext:value-type="float">
            <text:p>-0.374993</text:p>
          </table:table-cell>
          <table:table-cell table:formula="of:=IF([.U161]&gt;[.$B$4];1;0)" office:value-type="float" office:value="0" calcext:value-type="float">
            <text:p>0.00</text:p>
          </table:table-cell>
          <table:table-cell table:style-name="ce7" table:formula="of:=IF([.D161]&gt;[.$B$4];1;0)" office:value-type="float" office:value="0" calcext:value-type="float">
            <text:p>0.00</text:p>
          </table:table-cell>
          <table:table-cell table:style-name="ce5" table:formula="of:=IF([.O161];[.M161];[.L161])" office:value-type="float" office:value="2.99994215889396" calcext:value-type="float">
            <text:p>2.999942</text:p>
          </table:table-cell>
          <table:table-cell table:formula="of:=([.P161]-[.P160])/[.A161]" office:value-type="float" office:value="0.000150319802139087" calcext:value-type="float">
            <text:p>0.0001503198</text:p>
          </table:table-cell>
          <table:table-cell table:formula="of:=[.$U$5]*[.U160]" office:value-type="float" office:value="2.57378338639005" calcext:value-type="float">
            <text:p>2.5737833864</text:p>
          </table:table-cell>
          <table:table-cell table:formula="of:=([.$U$5]*[.V160]*[.$U$5])+[.$S$5]" office:value-type="float" office:value="1.43308183405113" calcext:value-type="float">
            <text:p>1.4330818341</text:p>
          </table:table-cell>
          <table:table-cell table:formula="of:=[.S161]/([.S161]+[.$Q$5])" office:value-type="float" office:value="0.588998616485093" calcext:value-type="float">
            <text:p>0.5889986165</text:p>
          </table:table-cell>
          <table:table-cell table:formula="of:=[.R161]+[.T161]*((([.L161]*[.A161])+[.D161])-[.R161])" office:value-type="float" office:value="3.00152414133152" calcext:value-type="float">
            <text:p>3.0015241413</text:p>
          </table:table-cell>
          <table:table-cell table:formula="of:=(1-[.T161])*[.S161]" office:value-type="float" office:value="0.588998616485093" calcext:value-type="float">
            <text:p>0.5889986165</text:p>
          </table:table-cell>
          <table:table-cell table:formula="of:=[.D162]-[.U161]" office:value-type="float" office:value="-0.00153084558223648" calcext:value-type="float">
            <text:p>-0.0015308456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61]+[.A162]" office:value-type="float" office:value="15.4" calcext:value-type="float">
            <text:p>15.4</text:p>
          </table:table-cell>
          <table:table-cell office:value-type="float" office:value="3" calcext:value-type="float">
            <text:p>3</text:p>
          </table:table-cell>
          <table:table-cell table:style-name="ce5" table:formula="of:=[.D161]*0.8+[.P161]*0.2" office:value-type="float" office:value="2.99999329574928" calcext:value-type="float">
            <text:p>2.999993</text:p>
          </table:table-cell>
          <table:table-cell table:style-name="ce5" table:formula="of:=[.C162]-[.D162]" office:value-type="float" office:value="0.0000067042507208015" calcext:value-type="float">
            <text:p>0.000007</text:p>
          </table:table-cell>
          <table:table-cell table:style-name="ce5" table:formula="of:=ABS([.E162])" office:value-type="float" office:value="0.0000067042507208015" calcext:value-type="float">
            <text:p>0.000007</text:p>
          </table:table-cell>
          <table:table-cell table:style-name="ce5" table:formula="of:=[.$B$1]*[.E162]" office:value-type="float" office:value="0.0000067042507208015" calcext:value-type="float">
            <text:p>0.000007</text:p>
          </table:table-cell>
          <table:table-cell table:style-name="ce5" table:formula="of:=[.H161]+([.E162]*[.A162])" office:value-type="float" office:value="0.299997468137013" calcext:value-type="float">
            <text:p>0.299997</text:p>
          </table:table-cell>
          <table:table-cell table:style-name="ce5" table:formula="of:=[.H162]*[.$B$2]" office:value-type="float" office:value="2.99997468137013" calcext:value-type="float">
            <text:p>2.999975</text:p>
          </table:table-cell>
          <table:table-cell table:style-name="ce5" table:formula="of:=([.E162]-[.E161])/[.A162]" office:value-type="float" office:value="0.000127842138306633" calcext:value-type="float">
            <text:p>0.000128</text:p>
          </table:table-cell>
          <table:table-cell table:style-name="ce5" table:formula="of:=[.J162]*[.$B$3]" office:value-type="float" office:value="-0.0000127842138306633" calcext:value-type="float">
            <text:p>-0.000013</text:p>
          </table:table-cell>
          <table:table-cell table:style-name="ce5" table:formula="of:=[.G162]+[.I162]+[.K162]" office:value-type="float" office:value="2.99996860140702" calcext:value-type="float">
            <text:p>2.999969</text:p>
          </table:table-cell>
          <table:table-cell table:style-name="ce5" table:formula="of:=-[.L162]/8" office:value-type="float" office:value="-0.374996075175877" calcext:value-type="float">
            <text:p>-0.374996</text:p>
          </table:table-cell>
          <table:table-cell table:formula="of:=IF([.U162]&gt;[.$B$4];1;0)" office:value-type="float" office:value="0" calcext:value-type="float">
            <text:p>0.00</text:p>
          </table:table-cell>
          <table:table-cell table:style-name="ce7" table:formula="of:=IF([.D162]&gt;[.$B$4];1;0)" office:value-type="float" office:value="0" calcext:value-type="float">
            <text:p>0.00</text:p>
          </table:table-cell>
          <table:table-cell table:style-name="ce5" table:formula="of:=IF([.O162];[.M162];[.L162])" office:value-type="float" office:value="2.99996860140702" calcext:value-type="float">
            <text:p>2.999969</text:p>
          </table:table-cell>
          <table:table-cell table:formula="of:=([.P162]-[.P161])/[.A162]" office:value-type="float" office:value="0.000264425130618307" calcext:value-type="float">
            <text:p>0.0002644251</text:p>
          </table:table-cell>
          <table:table-cell table:formula="of:=[.$U$5]*[.U161]" office:value-type="float" office:value="2.57376971940312" calcext:value-type="float">
            <text:p>2.5737697194</text:p>
          </table:table-cell>
          <table:table-cell table:formula="of:=([.$U$5]*[.V161]*[.$U$5])+[.$S$5]" office:value-type="float" office:value="1.43308183405113" calcext:value-type="float">
            <text:p>1.4330818341</text:p>
          </table:table-cell>
          <table:table-cell table:formula="of:=[.S162]/([.S162]+[.$Q$5])" office:value-type="float" office:value="0.588998616485093" calcext:value-type="float">
            <text:p>0.5889986165</text:p>
          </table:table-cell>
          <table:table-cell table:formula="of:=[.R162]+[.T162]*((([.L162]*[.A162])+[.D162])-[.R162])" office:value-type="float" office:value="3.00151255175708" calcext:value-type="float">
            <text:p>3.0015125518</text:p>
          </table:table-cell>
          <table:table-cell table:formula="of:=(1-[.T162])*[.S162]" office:value-type="float" office:value="0.588998616485093" calcext:value-type="float">
            <text:p>0.5889986165</text:p>
          </table:table-cell>
          <table:table-cell table:formula="of:=[.D163]-[.U162]" office:value-type="float" office:value="-0.00152419487625366" calcext:value-type="float">
            <text:p>-0.0015241949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62]+[.A163]" office:value-type="float" office:value="15.5" calcext:value-type="float">
            <text:p>15.5</text:p>
          </table:table-cell>
          <table:table-cell office:value-type="float" office:value="3" calcext:value-type="float">
            <text:p>3</text:p>
          </table:table-cell>
          <table:table-cell table:style-name="ce5" table:formula="of:=[.D162]*0.8+[.P162]*0.2" office:value-type="float" office:value="2.99998835688083" calcext:value-type="float">
            <text:p>2.999988</text:p>
          </table:table-cell>
          <table:table-cell table:style-name="ce5" table:formula="of:=[.C163]-[.D163]" office:value-type="float" office:value="0.0000116431191727884" calcext:value-type="float">
            <text:p>0.000012</text:p>
          </table:table-cell>
          <table:table-cell table:style-name="ce5" table:formula="of:=ABS([.E163])" office:value-type="float" office:value="0.0000116431191727884" calcext:value-type="float">
            <text:p>0.000012</text:p>
          </table:table-cell>
          <table:table-cell table:style-name="ce5" table:formula="of:=[.$B$1]*[.E163]" office:value-type="float" office:value="0.0000116431191727884" calcext:value-type="float">
            <text:p>0.000012</text:p>
          </table:table-cell>
          <table:table-cell table:style-name="ce5" table:formula="of:=[.H162]+([.E163]*[.A163])" office:value-type="float" office:value="0.29999863244893" calcext:value-type="float">
            <text:p>0.299999</text:p>
          </table:table-cell>
          <table:table-cell table:style-name="ce5" table:formula="of:=[.H163]*[.$B$2]" office:value-type="float" office:value="2.9999863244893" calcext:value-type="float">
            <text:p>2.999986</text:p>
          </table:table-cell>
          <table:table-cell table:style-name="ce5" table:formula="of:=([.E163]-[.E162])/[.A163]" office:value-type="float" office:value="0.0000493886845198688" calcext:value-type="float">
            <text:p>0.000049</text:p>
          </table:table-cell>
          <table:table-cell table:style-name="ce5" table:formula="of:=[.J163]*[.$B$3]" office:value-type="float" office:value="-0.00000493886845198688" calcext:value-type="float">
            <text:p>-0.000005</text:p>
          </table:table-cell>
          <table:table-cell table:style-name="ce5" table:formula="of:=[.G163]+[.I163]+[.K163]" office:value-type="float" office:value="2.99999302874002" calcext:value-type="float">
            <text:p>2.999993</text:p>
          </table:table-cell>
          <table:table-cell table:style-name="ce5" table:formula="of:=-[.L163]/8" office:value-type="float" office:value="-0.374999128592503" calcext:value-type="float">
            <text:p>-0.374999</text:p>
          </table:table-cell>
          <table:table-cell table:formula="of:=IF([.U163]&gt;[.$B$4];1;0)" office:value-type="float" office:value="0" calcext:value-type="float">
            <text:p>0.00</text:p>
          </table:table-cell>
          <table:table-cell table:style-name="ce7" table:formula="of:=IF([.D163]&gt;[.$B$4];1;0)" office:value-type="float" office:value="0" calcext:value-type="float">
            <text:p>0.00</text:p>
          </table:table-cell>
          <table:table-cell table:style-name="ce5" table:formula="of:=IF([.O163];[.M163];[.L163])" office:value-type="float" office:value="2.99999302874002" calcext:value-type="float">
            <text:p>2.999993</text:p>
          </table:table-cell>
          <table:table-cell table:formula="of:=([.P163]-[.P162])/[.A163]" office:value-type="float" office:value="0.000244273330034517" calcext:value-type="float">
            <text:p>0.0002442733</text:p>
          </table:table-cell>
          <table:table-cell table:formula="of:=[.$U$5]*[.U162]" office:value-type="float" office:value="2.5737597814868" calcext:value-type="float">
            <text:p>2.5737597815</text:p>
          </table:table-cell>
          <table:table-cell table:formula="of:=([.$U$5]*[.V162]*[.$U$5])+[.$S$5]" office:value-type="float" office:value="1.43308183405113" calcext:value-type="float">
            <text:p>1.4330818341</text:p>
          </table:table-cell>
          <table:table-cell table:formula="of:=[.S163]/([.S163]+[.$Q$5])" office:value-type="float" office:value="0.588998616485093" calcext:value-type="float">
            <text:p>0.5889986165</text:p>
          </table:table-cell>
          <table:table-cell table:formula="of:=[.R163]+[.T163]*((([.L163]*[.A163])+[.D163])-[.R163])" office:value-type="float" office:value="3.00150699703957" calcext:value-type="float">
            <text:p>3.001506997</text:p>
          </table:table-cell>
          <table:table-cell table:formula="of:=(1-[.T163])*[.S163]" office:value-type="float" office:value="0.588998616485093" calcext:value-type="float">
            <text:p>0.5889986165</text:p>
          </table:table-cell>
          <table:table-cell table:formula="of:=[.D164]-[.U163]" office:value-type="float" office:value="-0.00151770578690824" calcext:value-type="float">
            <text:p>-0.001517705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63]+[.A164]" office:value-type="float" office:value="15.6" calcext:value-type="float">
            <text:p>15.6</text:p>
          </table:table-cell>
          <table:table-cell office:value-type="float" office:value="3" calcext:value-type="float">
            <text:p>3</text:p>
          </table:table-cell>
          <table:table-cell table:style-name="ce5" table:formula="of:=[.D163]*0.8+[.P163]*0.2" office:value-type="float" office:value="2.99998929125267" calcext:value-type="float">
            <text:p>2.999989</text:p>
          </table:table-cell>
          <table:table-cell table:style-name="ce5" table:formula="of:=[.C164]-[.D164]" office:value-type="float" office:value="0.0000107087473337764" calcext:value-type="float">
            <text:p>0.000011</text:p>
          </table:table-cell>
          <table:table-cell table:style-name="ce5" table:formula="of:=ABS([.E164])" office:value-type="float" office:value="0.0000107087473337764" calcext:value-type="float">
            <text:p>0.000011</text:p>
          </table:table-cell>
          <table:table-cell table:style-name="ce5" table:formula="of:=[.$B$1]*[.E164]" office:value-type="float" office:value="0.0000107087473337764" calcext:value-type="float">
            <text:p>0.000011</text:p>
          </table:table-cell>
          <table:table-cell table:style-name="ce5" table:formula="of:=[.H163]+([.E164]*[.A164])" office:value-type="float" office:value="0.299999703323663" calcext:value-type="float">
            <text:p>0.300000</text:p>
          </table:table-cell>
          <table:table-cell table:style-name="ce5" table:formula="of:=[.H164]*[.$B$2]" office:value-type="float" office:value="2.99999703323663" calcext:value-type="float">
            <text:p>2.999997</text:p>
          </table:table-cell>
          <table:table-cell table:style-name="ce5" table:formula="of:=([.E164]-[.E163])/[.A164]" office:value-type="float" office:value="-0.00000934371839012016" calcext:value-type="float">
            <text:p>-0.000009</text:p>
          </table:table-cell>
          <table:table-cell table:style-name="ce5" table:formula="of:=[.J164]*[.$B$3]" office:value-type="float" office:value="0.000000934371839012016" calcext:value-type="float">
            <text:p>0.000001</text:p>
          </table:table-cell>
          <table:table-cell table:style-name="ce5" table:formula="of:=[.G164]+[.I164]+[.K164]" office:value-type="float" office:value="3.00000867635581" calcext:value-type="float">
            <text:p>3.000009</text:p>
          </table:table-cell>
          <table:table-cell table:style-name="ce5" table:formula="of:=-[.L164]/8" office:value-type="float" office:value="-0.375001084544476" calcext:value-type="float">
            <text:p>-0.375001</text:p>
          </table:table-cell>
          <table:table-cell table:formula="of:=IF([.U164]&gt;[.$B$4];1;0)" office:value-type="float" office:value="0" calcext:value-type="float">
            <text:p>0.00</text:p>
          </table:table-cell>
          <table:table-cell table:style-name="ce7" table:formula="of:=IF([.D164]&gt;[.$B$4];1;0)" office:value-type="float" office:value="0" calcext:value-type="float">
            <text:p>0.00</text:p>
          </table:table-cell>
          <table:table-cell table:style-name="ce5" table:formula="of:=IF([.O164];[.M164];[.L164])" office:value-type="float" office:value="3.00000867635581" calcext:value-type="float">
            <text:p>3.000009</text:p>
          </table:table-cell>
          <table:table-cell table:formula="of:=([.P164]-[.P163])/[.A164]" office:value-type="float" office:value="0.000156476157857632" calcext:value-type="float">
            <text:p>0.0001564762</text:p>
          </table:table-cell>
          <table:table-cell table:formula="of:=[.$U$5]*[.U163]" office:value-type="float" office:value="2.57375501838544" calcext:value-type="float">
            <text:p>2.5737550184</text:p>
          </table:table-cell>
          <table:table-cell table:formula="of:=([.$U$5]*[.V163]*[.$U$5])+[.$S$5]" office:value-type="float" office:value="1.43308183405113" calcext:value-type="float">
            <text:p>1.4330818341</text:p>
          </table:table-cell>
          <table:table-cell table:formula="of:=[.S164]/([.S164]+[.$Q$5])" office:value-type="float" office:value="0.588998616485093" calcext:value-type="float">
            <text:p>0.5889986165</text:p>
          </table:table-cell>
          <table:table-cell table:formula="of:=[.R164]+[.T164]*((([.L164]*[.A164])+[.D164])-[.R164])" office:value-type="float" office:value="3.00150651138445" calcext:value-type="float">
            <text:p>3.0015065114</text:p>
          </table:table-cell>
          <table:table-cell table:formula="of:=(1-[.T164])*[.S164]" office:value-type="float" office:value="0.588998616485093" calcext:value-type="float">
            <text:p>0.5889986165</text:p>
          </table:table-cell>
          <table:table-cell table:formula="of:=[.D165]-[.U164]" office:value-type="float" office:value="-0.00151334311115603" calcext:value-type="float">
            <text:p>-0.0015133431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64]+[.A165]" office:value-type="float" office:value="15.7" calcext:value-type="float">
            <text:p>15.7</text:p>
          </table:table-cell>
          <table:table-cell office:value-type="float" office:value="3" calcext:value-type="float">
            <text:p>3</text:p>
          </table:table-cell>
          <table:table-cell table:style-name="ce5" table:formula="of:=[.D164]*0.8+[.P164]*0.2" office:value-type="float" office:value="2.99999316827329" calcext:value-type="float">
            <text:p>2.999993</text:p>
          </table:table-cell>
          <table:table-cell table:style-name="ce5" table:formula="of:=[.C165]-[.D165]" office:value-type="float" office:value="0.00000683172670523646" calcext:value-type="float">
            <text:p>0.000007</text:p>
          </table:table-cell>
          <table:table-cell table:style-name="ce5" table:formula="of:=ABS([.E165])" office:value-type="float" office:value="0.00000683172670523646" calcext:value-type="float">
            <text:p>0.000007</text:p>
          </table:table-cell>
          <table:table-cell table:style-name="ce5" table:formula="of:=[.$B$1]*[.E165]" office:value-type="float" office:value="0.00000683172670523646" calcext:value-type="float">
            <text:p>0.000007</text:p>
          </table:table-cell>
          <table:table-cell table:style-name="ce5" table:formula="of:=[.H164]+([.E165]*[.A165])" office:value-type="float" office:value="0.300000386496334" calcext:value-type="float">
            <text:p>0.300000</text:p>
          </table:table-cell>
          <table:table-cell table:style-name="ce5" table:formula="of:=[.H165]*[.$B$2]" office:value-type="float" office:value="3.00000386496334" calcext:value-type="float">
            <text:p>3.000004</text:p>
          </table:table-cell>
          <table:table-cell table:style-name="ce5" table:formula="of:=([.E165]-[.E164])/[.A165]" office:value-type="float" office:value="-0.000038770206285399" calcext:value-type="float">
            <text:p>-0.000039</text:p>
          </table:table-cell>
          <table:table-cell table:style-name="ce5" table:formula="of:=[.J165]*[.$B$3]" office:value-type="float" office:value="0.0000038770206285399" calcext:value-type="float">
            <text:p>0.000004</text:p>
          </table:table-cell>
          <table:table-cell table:style-name="ce5" table:formula="of:=[.G165]+[.I165]+[.K165]" office:value-type="float" office:value="3.00001457371067" calcext:value-type="float">
            <text:p>3.000015</text:p>
          </table:table-cell>
          <table:table-cell table:style-name="ce5" table:formula="of:=-[.L165]/8" office:value-type="float" office:value="-0.375001821713834" calcext:value-type="float">
            <text:p>-0.375002</text:p>
          </table:table-cell>
          <table:table-cell table:formula="of:=IF([.U165]&gt;[.$B$4];1;0)" office:value-type="float" office:value="0" calcext:value-type="float">
            <text:p>0.00</text:p>
          </table:table-cell>
          <table:table-cell table:style-name="ce7" table:formula="of:=IF([.D165]&gt;[.$B$4];1;0)" office:value-type="float" office:value="0" calcext:value-type="float">
            <text:p>0.00</text:p>
          </table:table-cell>
          <table:table-cell table:style-name="ce5" table:formula="of:=IF([.O165];[.M165];[.L165])" office:value-type="float" office:value="3.00001457371067" calcext:value-type="float">
            <text:p>3.000015</text:p>
          </table:table-cell>
          <table:table-cell table:formula="of:=([.P165]-[.P164])/[.A165]" office:value-type="float" office:value="0.0000589735486666854" calcext:value-type="float">
            <text:p>5.89735486666854E-05</text:p>
          </table:table-cell>
          <table:table-cell table:formula="of:=[.$U$5]*[.U164]" office:value-type="float" office:value="2.5737546019422" calcext:value-type="float">
            <text:p>2.5737546019</text:p>
          </table:table-cell>
          <table:table-cell table:formula="of:=([.$U$5]*[.V164]*[.$U$5])+[.$S$5]" office:value-type="float" office:value="1.43308183405113" calcext:value-type="float">
            <text:p>1.4330818341</text:p>
          </table:table-cell>
          <table:table-cell table:formula="of:=[.S165]/([.S165]+[.$Q$5])" office:value-type="float" office:value="0.588998616485093" calcext:value-type="float">
            <text:p>0.5889986165</text:p>
          </table:table-cell>
          <table:table-cell table:formula="of:=[.R165]+[.T165]*((([.L165]*[.A165])+[.D165])-[.R165])" office:value-type="float" office:value="3.00150897113887" calcext:value-type="float">
            <text:p>3.0015089711</text:p>
          </table:table-cell>
          <table:table-cell table:formula="of:=(1-[.T165])*[.S165]" office:value-type="float" office:value="0.588998616485093" calcext:value-type="float">
            <text:p>0.5889986165</text:p>
          </table:table-cell>
          <table:table-cell table:formula="of:=[.D166]-[.U165]" office:value-type="float" office:value="-0.00151152177810276" calcext:value-type="float">
            <text:p>-0.001511521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65]+[.A166]" office:value-type="float" office:value="15.8" calcext:value-type="float">
            <text:p>15.8</text:p>
          </table:table-cell>
          <table:table-cell office:value-type="float" office:value="3" calcext:value-type="float">
            <text:p>3</text:p>
          </table:table-cell>
          <table:table-cell table:style-name="ce5" table:formula="of:=[.D165]*0.8+[.P165]*0.2" office:value-type="float" office:value="2.99999744936077" calcext:value-type="float">
            <text:p>2.999997</text:p>
          </table:table-cell>
          <table:table-cell table:style-name="ce5" table:formula="of:=[.C166]-[.D166]" office:value-type="float" office:value="0.00000255063922915966" calcext:value-type="float">
            <text:p>0.000003</text:p>
          </table:table-cell>
          <table:table-cell table:style-name="ce5" table:formula="of:=ABS([.E166])" office:value-type="float" office:value="0.00000255063922915966" calcext:value-type="float">
            <text:p>0.000003</text:p>
          </table:table-cell>
          <table:table-cell table:style-name="ce5" table:formula="of:=[.$B$1]*[.E166]" office:value-type="float" office:value="0.00000255063922915966" calcext:value-type="float">
            <text:p>0.000003</text:p>
          </table:table-cell>
          <table:table-cell table:style-name="ce5" table:formula="of:=[.H165]+([.E166]*[.A166])" office:value-type="float" office:value="0.300000641560257" calcext:value-type="float">
            <text:p>0.300001</text:p>
          </table:table-cell>
          <table:table-cell table:style-name="ce5" table:formula="of:=[.H166]*[.$B$2]" office:value-type="float" office:value="3.00000641560257" calcext:value-type="float">
            <text:p>3.000006</text:p>
          </table:table-cell>
          <table:table-cell table:style-name="ce5" table:formula="of:=([.E166]-[.E165])/[.A166]" office:value-type="float" office:value="-0.0000428108747607681" calcext:value-type="float">
            <text:p>-0.000043</text:p>
          </table:table-cell>
          <table:table-cell table:style-name="ce5" table:formula="of:=[.J166]*[.$B$3]" office:value-type="float" office:value="0.00000428108747607681" calcext:value-type="float">
            <text:p>0.000004</text:p>
          </table:table-cell>
          <table:table-cell table:style-name="ce5" table:formula="of:=[.G166]+[.I166]+[.K166]" office:value-type="float" office:value="3.00001324732927" calcext:value-type="float">
            <text:p>3.000013</text:p>
          </table:table-cell>
          <table:table-cell table:style-name="ce5" table:formula="of:=-[.L166]/8" office:value-type="float" office:value="-0.375001655916159" calcext:value-type="float">
            <text:p>-0.375002</text:p>
          </table:table-cell>
          <table:table-cell table:formula="of:=IF([.U166]&gt;[.$B$4];1;0)" office:value-type="float" office:value="0" calcext:value-type="float">
            <text:p>0.00</text:p>
          </table:table-cell>
          <table:table-cell table:style-name="ce7" table:formula="of:=IF([.D166]&gt;[.$B$4];1;0)" office:value-type="float" office:value="0" calcext:value-type="float">
            <text:p>0.00</text:p>
          </table:table-cell>
          <table:table-cell table:style-name="ce5" table:formula="of:=IF([.O166];[.M166];[.L166])" office:value-type="float" office:value="3.00001324732927" calcext:value-type="float">
            <text:p>3.000013</text:p>
          </table:table-cell>
          <table:table-cell table:formula="of:=([.P166]-[.P165])/[.A166]" office:value-type="float" office:value="-0.0000132638139938024" calcext:value-type="float">
            <text:p>-1.32638139938024E-05</text:p>
          </table:table-cell>
          <table:table-cell table:formula="of:=[.$U$5]*[.U165]" office:value-type="float" office:value="2.5737567111511" calcext:value-type="float">
            <text:p>2.5737567112</text:p>
          </table:table-cell>
          <table:table-cell table:formula="of:=([.$U$5]*[.V165]*[.$U$5])+[.$S$5]" office:value-type="float" office:value="1.43308183405113" calcext:value-type="float">
            <text:p>1.4330818341</text:p>
          </table:table-cell>
          <table:table-cell table:formula="of:=[.S166]/([.S166]+[.$Q$5])" office:value-type="float" office:value="0.588998616485093" calcext:value-type="float">
            <text:p>0.5889986165</text:p>
          </table:table-cell>
          <table:table-cell table:formula="of:=[.R166]+[.T166]*((([.L166]*[.A166])+[.D166])-[.R166])" office:value-type="float" office:value="3.00151228145757" calcext:value-type="float">
            <text:p>3.0015122815</text:p>
          </table:table-cell>
          <table:table-cell table:formula="of:=(1-[.T166])*[.S166]" office:value-type="float" office:value="0.588998616485093" calcext:value-type="float">
            <text:p>0.5889986165</text:p>
          </table:table-cell>
          <table:table-cell table:formula="of:=[.D167]-[.U166]" office:value-type="float" office:value="-0.00151167250310014" calcext:value-type="float">
            <text:p>-0.0015116725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66]+[.A167]" office:value-type="float" office:value="15.9" calcext:value-type="float">
            <text:p>15.9</text:p>
          </table:table-cell>
          <table:table-cell office:value-type="float" office:value="3" calcext:value-type="float">
            <text:p>3</text:p>
          </table:table-cell>
          <table:table-cell table:style-name="ce5" table:formula="of:=[.D166]*0.8+[.P166]*0.2" office:value-type="float" office:value="3.00000060895447" calcext:value-type="float">
            <text:p>3.000001</text:p>
          </table:table-cell>
          <table:table-cell table:style-name="ce5" table:formula="of:=[.C167]-[.D167]" office:value-type="float" office:value="-0.000000608954471736922" calcext:value-type="float">
            <text:p>-0.000001</text:p>
          </table:table-cell>
          <table:table-cell table:style-name="ce5" table:formula="of:=ABS([.E167])" office:value-type="float" office:value="0.000000608954471736922" calcext:value-type="float">
            <text:p>0.000001</text:p>
          </table:table-cell>
          <table:table-cell table:style-name="ce5" table:formula="of:=[.$B$1]*[.E167]" office:value-type="float" office:value="-0.000000608954471736922" calcext:value-type="float">
            <text:p>-0.000001</text:p>
          </table:table-cell>
          <table:table-cell table:style-name="ce5" table:formula="of:=[.H166]+([.E167]*[.A167])" office:value-type="float" office:value="0.30000058066481" calcext:value-type="float">
            <text:p>0.300001</text:p>
          </table:table-cell>
          <table:table-cell table:style-name="ce5" table:formula="of:=[.H167]*[.$B$2]" office:value-type="float" office:value="3.0000058066481" calcext:value-type="float">
            <text:p>3.000006</text:p>
          </table:table-cell>
          <table:table-cell table:style-name="ce5" table:formula="of:=([.E167]-[.E166])/[.A167]" office:value-type="float" office:value="-0.0000315959370089658" calcext:value-type="float">
            <text:p>-0.000032</text:p>
          </table:table-cell>
          <table:table-cell table:style-name="ce5" table:formula="of:=[.J167]*[.$B$3]" office:value-type="float" office:value="0.00000315959370089658" calcext:value-type="float">
            <text:p>0.000003</text:p>
          </table:table-cell>
          <table:table-cell table:style-name="ce5" table:formula="of:=[.G167]+[.I167]+[.K167]" office:value-type="float" office:value="3.00000835728733" calcext:value-type="float">
            <text:p>3.000008</text:p>
          </table:table-cell>
          <table:table-cell table:style-name="ce5" table:formula="of:=-[.L167]/8" office:value-type="float" office:value="-0.375001044660916" calcext:value-type="float">
            <text:p>-0.375001</text:p>
          </table:table-cell>
          <table:table-cell table:formula="of:=IF([.U167]&gt;[.$B$4];1;0)" office:value-type="float" office:value="0" calcext:value-type="float">
            <text:p>0.00</text:p>
          </table:table-cell>
          <table:table-cell table:style-name="ce7" table:formula="of:=IF([.D167]&gt;[.$B$4];1;0)" office:value-type="float" office:value="0" calcext:value-type="float">
            <text:p>0.00</text:p>
          </table:table-cell>
          <table:table-cell table:style-name="ce5" table:formula="of:=IF([.O167];[.M167];[.L167])" office:value-type="float" office:value="3.00000835728733" calcext:value-type="float">
            <text:p>3.000008</text:p>
          </table:table-cell>
          <table:table-cell table:formula="of:=([.P167]-[.P166])/[.A167]" office:value-type="float" office:value="-0.0000489004194781373" calcext:value-type="float">
            <text:p>-4.89004194781373E-05</text:p>
          </table:table-cell>
          <table:table-cell table:formula="of:=[.$U$5]*[.U166]" office:value-type="float" office:value="2.57375954970832" calcext:value-type="float">
            <text:p>2.5737595497</text:p>
          </table:table-cell>
          <table:table-cell table:formula="of:=([.$U$5]*[.V166]*[.$U$5])+[.$S$5]" office:value-type="float" office:value="1.43308183405113" calcext:value-type="float">
            <text:p>1.4330818341</text:p>
          </table:table-cell>
          <table:table-cell table:formula="of:=[.S167]/([.S167]+[.$Q$5])" office:value-type="float" office:value="0.588998616485093" calcext:value-type="float">
            <text:p>0.5889986165</text:p>
          </table:table-cell>
          <table:table-cell table:formula="of:=[.R167]+[.T167]*((([.L167]*[.A167])+[.D167])-[.R167])" office:value-type="float" office:value="3.00151502108204" calcext:value-type="float">
            <text:p>3.0015150211</text:p>
          </table:table-cell>
          <table:table-cell table:formula="of:=(1-[.T167])*[.S167]" office:value-type="float" office:value="0.588998616485093" calcext:value-type="float">
            <text:p>0.5889986165</text:p>
          </table:table-cell>
          <table:table-cell table:formula="of:=[.D168]-[.U167]" office:value-type="float" office:value="-0.00151286246099858" calcext:value-type="float">
            <text:p>-0.0015128625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67]+[.A168]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5" table:formula="of:=[.D167]*0.8+[.P167]*0.2" office:value-type="float" office:value="3.00000215862104" calcext:value-type="float">
            <text:p>3.000002</text:p>
          </table:table-cell>
          <table:table-cell table:style-name="ce5" table:formula="of:=[.C168]-[.D168]" office:value-type="float" office:value="-0.00000215862104280262" calcext:value-type="float">
            <text:p>-0.000002</text:p>
          </table:table-cell>
          <table:table-cell table:style-name="ce5" table:formula="of:=ABS([.E168])" office:value-type="float" office:value="0.00000215862104280262" calcext:value-type="float">
            <text:p>0.000002</text:p>
          </table:table-cell>
          <table:table-cell table:style-name="ce5" table:formula="of:=[.$B$1]*[.E168]" office:value-type="float" office:value="-0.00000215862104280262" calcext:value-type="float">
            <text:p>-0.000002</text:p>
          </table:table-cell>
          <table:table-cell table:style-name="ce5" table:formula="of:=[.H167]+([.E168]*[.A168])" office:value-type="float" office:value="0.300000364802705" calcext:value-type="float">
            <text:p>0.300000</text:p>
          </table:table-cell>
          <table:table-cell table:style-name="ce5" table:formula="of:=[.H168]*[.$B$2]" office:value-type="float" office:value="3.00000364802705" calcext:value-type="float">
            <text:p>3.000004</text:p>
          </table:table-cell>
          <table:table-cell table:style-name="ce5" table:formula="of:=([.E168]-[.E167])/[.A168]" office:value-type="float" office:value="-0.000015496665710657" calcext:value-type="float">
            <text:p>-0.000015</text:p>
          </table:table-cell>
          <table:table-cell table:style-name="ce5" table:formula="of:=[.J168]*[.$B$3]" office:value-type="float" office:value="0.0000015496665710657" calcext:value-type="float">
            <text:p>0.000002</text:p>
          </table:table-cell>
          <table:table-cell table:style-name="ce5" table:formula="of:=[.G168]+[.I168]+[.K168]" office:value-type="float" office:value="3.00000303907258" calcext:value-type="float">
            <text:p>3.000003</text:p>
          </table:table-cell>
          <table:table-cell table:style-name="ce5" table:formula="of:=-[.L168]/8" office:value-type="float" office:value="-0.375000379884073" calcext:value-type="float">
            <text:p>-0.375000</text:p>
          </table:table-cell>
          <table:table-cell table:formula="of:=IF([.U168]&gt;[.$B$4];1;0)" office:value-type="float" office:value="0" calcext:value-type="float">
            <text:p>0.00</text:p>
          </table:table-cell>
          <table:table-cell table:style-name="ce7" table:formula="of:=IF([.D168]&gt;[.$B$4];1;0)" office:value-type="float" office:value="0" calcext:value-type="float">
            <text:p>0.00</text:p>
          </table:table-cell>
          <table:table-cell table:style-name="ce5" table:formula="of:=IF([.O168];[.M168];[.L168])" office:value-type="float" office:value="3.00000303907258" calcext:value-type="float">
            <text:p>3.000003</text:p>
          </table:table-cell>
          <table:table-cell table:formula="of:=([.P168]-[.P167])/[.A168]" office:value-type="float" office:value="-0.0000531821474414329" calcext:value-type="float">
            <text:p>-5.31821474414329E-05</text:p>
          </table:table-cell>
          <table:table-cell table:formula="of:=[.$U$5]*[.U167]" office:value-type="float" office:value="2.57376189890232" calcext:value-type="float">
            <text:p>2.5737618989</text:p>
          </table:table-cell>
          <table:table-cell table:formula="of:=([.$U$5]*[.V167]*[.$U$5])+[.$S$5]" office:value-type="float" office:value="1.43308183405113" calcext:value-type="float">
            <text:p>1.4330818341</text:p>
          </table:table-cell>
          <table:table-cell table:formula="of:=[.S168]/([.S168]+[.$Q$5])" office:value-type="float" office:value="0.588998616485093" calcext:value-type="float">
            <text:p>0.5889986165</text:p>
          </table:table-cell>
          <table:table-cell table:formula="of:=[.R168]+[.T168]*((([.L168]*[.A168])+[.D168])-[.R168])" office:value-type="float" office:value="3.00151658611338" calcext:value-type="float">
            <text:p>3.0015165861</text:p>
          </table:table-cell>
          <table:table-cell table:formula="of:=(1-[.T168])*[.S168]" office:value-type="float" office:value="0.588998616485093" calcext:value-type="float">
            <text:p>0.5889986165</text:p>
          </table:table-cell>
          <table:table-cell table:formula="of:=[.D169]-[.U168]" office:value-type="float" office:value="-0.00151425140202788" calcext:value-type="float">
            <text:p>-0.0015142514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68]+[.A169]" office:value-type="float" office:value="16.1" calcext:value-type="float">
            <text:p>16.1</text:p>
          </table:table-cell>
          <table:table-cell office:value-type="float" office:value="3" calcext:value-type="float">
            <text:p>3</text:p>
          </table:table-cell>
          <table:table-cell table:style-name="ce5" table:formula="of:=[.D168]*0.8+[.P168]*0.2" office:value-type="float" office:value="3.00000233471135" calcext:value-type="float">
            <text:p>3.000002</text:p>
          </table:table-cell>
          <table:table-cell table:style-name="ce5" table:formula="of:=[.C169]-[.D169]" office:value-type="float" office:value="-0.00000233471135091534" calcext:value-type="float">
            <text:p>-0.000002</text:p>
          </table:table-cell>
          <table:table-cell table:style-name="ce5" table:formula="of:=ABS([.E169])" office:value-type="float" office:value="0.00000233471135091534" calcext:value-type="float">
            <text:p>0.000002</text:p>
          </table:table-cell>
          <table:table-cell table:style-name="ce5" table:formula="of:=[.$B$1]*[.E169]" office:value-type="float" office:value="-0.00000233471135091534" calcext:value-type="float">
            <text:p>-0.000002</text:p>
          </table:table-cell>
          <table:table-cell table:style-name="ce5" table:formula="of:=[.H168]+([.E169]*[.A169])" office:value-type="float" office:value="0.30000013133157" calcext:value-type="float">
            <text:p>0.300000</text:p>
          </table:table-cell>
          <table:table-cell table:style-name="ce5" table:formula="of:=[.H169]*[.$B$2]" office:value-type="float" office:value="3.0000013133157" calcext:value-type="float">
            <text:p>3.000001</text:p>
          </table:table-cell>
          <table:table-cell table:style-name="ce5" table:formula="of:=([.E169]-[.E168])/[.A169]" office:value-type="float" office:value="-0.0000017609030811272" calcext:value-type="float">
            <text:p>-0.000002</text:p>
          </table:table-cell>
          <table:table-cell table:style-name="ce5" table:formula="of:=[.J169]*[.$B$3]" office:value-type="float" office:value="0.00000017609030811272" calcext:value-type="float">
            <text:p>0.000000</text:p>
          </table:table-cell>
          <table:table-cell table:style-name="ce5" table:formula="of:=[.G169]+[.I169]+[.K169]" office:value-type="float" office:value="2.99999915469466" calcext:value-type="float">
            <text:p>2.999999</text:p>
          </table:table-cell>
          <table:table-cell table:style-name="ce5" table:formula="of:=-[.L169]/8" office:value-type="float" office:value="-0.374999894336833" calcext:value-type="float">
            <text:p>-0.375000</text:p>
          </table:table-cell>
          <table:table-cell table:formula="of:=IF([.U169]&gt;[.$B$4];1;0)" office:value-type="float" office:value="0" calcext:value-type="float">
            <text:p>0.00</text:p>
          </table:table-cell>
          <table:table-cell table:style-name="ce7" table:formula="of:=IF([.D169]&gt;[.$B$4];1;0)" office:value-type="float" office:value="0" calcext:value-type="float">
            <text:p>0.00</text:p>
          </table:table-cell>
          <table:table-cell table:style-name="ce5" table:formula="of:=IF([.O169];[.M169];[.L169])" office:value-type="float" office:value="2.99999915469466" calcext:value-type="float">
            <text:p>2.999999</text:p>
          </table:table-cell>
          <table:table-cell table:formula="of:=([.P169]-[.P168])/[.A169]" office:value-type="float" office:value="-0.0000388437792198104" calcext:value-type="float">
            <text:p>-3.88437792198104E-05</text:p>
          </table:table-cell>
          <table:table-cell table:formula="of:=[.$U$5]*[.U168]" office:value-type="float" office:value="2.57376324089728" calcext:value-type="float">
            <text:p>2.5737632409</text:p>
          </table:table-cell>
          <table:table-cell table:formula="of:=([.$U$5]*[.V168]*[.$U$5])+[.$S$5]" office:value-type="float" office:value="1.43308183405113" calcext:value-type="float">
            <text:p>1.4330818341</text:p>
          </table:table-cell>
          <table:table-cell table:formula="of:=[.S169]/([.S169]+[.$Q$5])" office:value-type="float" office:value="0.588998616485093" calcext:value-type="float">
            <text:p>0.5889986165</text:p>
          </table:table-cell>
          <table:table-cell table:formula="of:=[.R169]+[.T169]*((([.L169]*[.A169])+[.D169])-[.R169])" office:value-type="float" office:value="3.00151701260279" calcext:value-type="float">
            <text:p>3.0015170126</text:p>
          </table:table-cell>
          <table:table-cell table:formula="of:=(1-[.T169])*[.S169]" office:value-type="float" office:value="0.588998616485093" calcext:value-type="float">
            <text:p>0.5889986165</text:p>
          </table:table-cell>
          <table:table-cell table:formula="of:=[.D170]-[.U169]" office:value-type="float" office:value="-0.00151531389477588" calcext:value-type="float">
            <text:p>-0.0015153139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69]+[.A170]" office:value-type="float" office:value="16.2" calcext:value-type="float">
            <text:p>16.2</text:p>
          </table:table-cell>
          <table:table-cell office:value-type="float" office:value="3" calcext:value-type="float">
            <text:p>3</text:p>
          </table:table-cell>
          <table:table-cell table:style-name="ce5" table:formula="of:=[.D169]*0.8+[.P169]*0.2" office:value-type="float" office:value="3.00000169870801" calcext:value-type="float">
            <text:p>3.000002</text:p>
          </table:table-cell>
          <table:table-cell table:style-name="ce5" table:formula="of:=[.C170]-[.D170]" office:value-type="float" office:value="-0.00000169870801336458" calcext:value-type="float">
            <text:p>-0.000002</text:p>
          </table:table-cell>
          <table:table-cell table:style-name="ce5" table:formula="of:=ABS([.E170])" office:value-type="float" office:value="0.00000169870801336458" calcext:value-type="float">
            <text:p>0.000002</text:p>
          </table:table-cell>
          <table:table-cell table:style-name="ce5" table:formula="of:=[.$B$1]*[.E170]" office:value-type="float" office:value="-0.00000169870801336458" calcext:value-type="float">
            <text:p>-0.000002</text:p>
          </table:table-cell>
          <table:table-cell table:style-name="ce5" table:formula="of:=[.H169]+([.E170]*[.A170])" office:value-type="float" office:value="0.299999961460769" calcext:value-type="float">
            <text:p>0.300000</text:p>
          </table:table-cell>
          <table:table-cell table:style-name="ce5" table:formula="of:=[.H170]*[.$B$2]" office:value-type="float" office:value="2.99999961460769" calcext:value-type="float">
            <text:p>3.000000</text:p>
          </table:table-cell>
          <table:table-cell table:style-name="ce5" table:formula="of:=([.E170]-[.E169])/[.A170]" office:value-type="float" office:value="0.00000636003337550761" calcext:value-type="float">
            <text:p>0.000006</text:p>
          </table:table-cell>
          <table:table-cell table:style-name="ce5" table:formula="of:=[.J170]*[.$B$3]" office:value-type="float" office:value="-0.000000636003337550761" calcext:value-type="float">
            <text:p>-0.000001</text:p>
          </table:table-cell>
          <table:table-cell table:style-name="ce5" table:formula="of:=[.G170]+[.I170]+[.K170]" office:value-type="float" office:value="2.99999727989634" calcext:value-type="float">
            <text:p>2.999997</text:p>
          </table:table-cell>
          <table:table-cell table:style-name="ce5" table:formula="of:=-[.L170]/8" office:value-type="float" office:value="-0.374999659987042" calcext:value-type="float">
            <text:p>-0.375000</text:p>
          </table:table-cell>
          <table:table-cell table:formula="of:=IF([.U170]&gt;[.$B$4];1;0)" office:value-type="float" office:value="0" calcext:value-type="float">
            <text:p>0.00</text:p>
          </table:table-cell>
          <table:table-cell table:style-name="ce7" table:formula="of:=IF([.D170]&gt;[.$B$4];1;0)" office:value-type="float" office:value="0" calcext:value-type="float">
            <text:p>0.00</text:p>
          </table:table-cell>
          <table:table-cell table:style-name="ce5" table:formula="of:=IF([.O170];[.M170];[.L170])" office:value-type="float" office:value="2.99999727989634" calcext:value-type="float">
            <text:p>2.999997</text:p>
          </table:table-cell>
          <table:table-cell table:formula="of:=([.P170]-[.P169])/[.A170]" office:value-type="float" office:value="-0.0000187479832103321" calcext:value-type="float">
            <text:p>-0.000018748</text:p>
          </table:table-cell>
          <table:table-cell table:formula="of:=[.$U$5]*[.U169]" office:value-type="float" office:value="2.57376360660666" calcext:value-type="float">
            <text:p>2.5737636066</text:p>
          </table:table-cell>
          <table:table-cell table:formula="of:=([.$U$5]*[.V169]*[.$U$5])+[.$S$5]" office:value-type="float" office:value="1.43308183405113" calcext:value-type="float">
            <text:p>1.4330818341</text:p>
          </table:table-cell>
          <table:table-cell table:formula="of:=[.S170]/([.S170]+[.$Q$5])" office:value-type="float" office:value="0.588998616485093" calcext:value-type="float">
            <text:p>0.5889986165</text:p>
          </table:table-cell>
          <table:table-cell table:formula="of:=[.R170]+[.T170]*((([.L170]*[.A170])+[.D170])-[.R170])" office:value-type="float" office:value="3.0015166778794" calcext:value-type="float">
            <text:p>3.0015166779</text:p>
          </table:table-cell>
          <table:table-cell table:formula="of:=(1-[.T170])*[.S170]" office:value-type="float" office:value="0.588998616485093" calcext:value-type="float">
            <text:p>0.5889986165</text:p>
          </table:table-cell>
          <table:table-cell table:formula="of:=[.D171]-[.U170]" office:value-type="float" office:value="-0.00151586293372352" calcext:value-type="float">
            <text:p>-0.0015158629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70]+[.A171]" office:value-type="float" office:value="16.3" calcext:value-type="float">
            <text:p>16.3</text:p>
          </table:table-cell>
          <table:table-cell office:value-type="float" office:value="3" calcext:value-type="float">
            <text:p>3</text:p>
          </table:table-cell>
          <table:table-cell table:style-name="ce5" table:formula="of:=[.D170]*0.8+[.P170]*0.2" office:value-type="float" office:value="3.00000081494568" calcext:value-type="float">
            <text:p>3.000001</text:p>
          </table:table-cell>
          <table:table-cell table:style-name="ce5" table:formula="of:=[.C171]-[.D171]" office:value-type="float" office:value="-0.000000814945678939694" calcext:value-type="float">
            <text:p>-0.000001</text:p>
          </table:table-cell>
          <table:table-cell table:style-name="ce5" table:formula="of:=ABS([.E171])" office:value-type="float" office:value="0.000000814945678939694" calcext:value-type="float">
            <text:p>0.000001</text:p>
          </table:table-cell>
          <table:table-cell table:style-name="ce5" table:formula="of:=[.$B$1]*[.E171]" office:value-type="float" office:value="-0.000000814945678939694" calcext:value-type="float">
            <text:p>-0.000001</text:p>
          </table:table-cell>
          <table:table-cell table:style-name="ce5" table:formula="of:=[.H170]+([.E171]*[.A171])" office:value-type="float" office:value="0.299999879966201" calcext:value-type="float">
            <text:p>0.300000</text:p>
          </table:table-cell>
          <table:table-cell table:style-name="ce5" table:formula="of:=[.H171]*[.$B$2]" office:value-type="float" office:value="2.99999879966201" calcext:value-type="float">
            <text:p>2.999999</text:p>
          </table:table-cell>
          <table:table-cell table:style-name="ce5" table:formula="of:=([.E171]-[.E170])/[.A171]" office:value-type="float" office:value="0.00000883762334424887" calcext:value-type="float">
            <text:p>0.000009</text:p>
          </table:table-cell>
          <table:table-cell table:style-name="ce5" table:formula="of:=[.J171]*[.$B$3]" office:value-type="float" office:value="-0.000000883762334424887" calcext:value-type="float">
            <text:p>-0.000001</text:p>
          </table:table-cell>
          <table:table-cell table:style-name="ce5" table:formula="of:=[.G171]+[.I171]+[.K171]" office:value-type="float" office:value="2.999997100954" calcext:value-type="float">
            <text:p>2.999997</text:p>
          </table:table-cell>
          <table:table-cell table:style-name="ce5" table:formula="of:=-[.L171]/8" office:value-type="float" office:value="-0.37499963761925" calcext:value-type="float">
            <text:p>-0.375000</text:p>
          </table:table-cell>
          <table:table-cell table:formula="of:=IF([.U171]&gt;[.$B$4];1;0)" office:value-type="float" office:value="0" calcext:value-type="float">
            <text:p>0.00</text:p>
          </table:table-cell>
          <table:table-cell table:style-name="ce7" table:formula="of:=IF([.D171]&gt;[.$B$4];1;0)" office:value-type="float" office:value="0" calcext:value-type="float">
            <text:p>0.00</text:p>
          </table:table-cell>
          <table:table-cell table:style-name="ce5" table:formula="of:=IF([.O171];[.M171];[.L171])" office:value-type="float" office:value="2.999997100954" calcext:value-type="float">
            <text:p>2.999997</text:p>
          </table:table-cell>
          <table:table-cell table:formula="of:=([.P171]-[.P170])/[.A171]" office:value-type="float" office:value="-0.00000178942341388932" calcext:value-type="float">
            <text:p>-1.78942341388932E-06</text:p>
          </table:table-cell>
          <table:table-cell table:formula="of:=[.$U$5]*[.U170]" office:value-type="float" office:value="2.57376331958551" calcext:value-type="float">
            <text:p>2.5737633196</text:p>
          </table:table-cell>
          <table:table-cell table:formula="of:=([.$U$5]*[.V170]*[.$U$5])+[.$S$5]" office:value-type="float" office:value="1.43308183405113" calcext:value-type="float">
            <text:p>1.4330818341</text:p>
          </table:table-cell>
          <table:table-cell table:formula="of:=[.S171]/([.S171]+[.$Q$5])" office:value-type="float" office:value="0.588998616485093" calcext:value-type="float">
            <text:p>0.5889986165</text:p>
          </table:table-cell>
          <table:table-cell table:formula="of:=[.R171]+[.T171]*((([.L171]*[.A171])+[.D171])-[.R171])" office:value-type="float" office:value="3.00151602883884" calcext:value-type="float">
            <text:p>3.0015160288</text:p>
          </table:table-cell>
          <table:table-cell table:formula="of:=(1-[.T171])*[.S171]" office:value-type="float" office:value="0.588998616485093" calcext:value-type="float">
            <text:p>0.5889986165</text:p>
          </table:table-cell>
          <table:table-cell table:formula="of:=[.D172]-[.U171]" office:value-type="float" office:value="-0.00151595669149707" calcext:value-type="float">
            <text:p>-0.0015159567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71]+[.A172]" office:value-type="float" office:value="16.4" calcext:value-type="float">
            <text:p>16.4</text:p>
          </table:table-cell>
          <table:table-cell office:value-type="float" office:value="3" calcext:value-type="float">
            <text:p>3</text:p>
          </table:table-cell>
          <table:table-cell table:style-name="ce5" table:formula="of:=[.D171]*0.8+[.P171]*0.2" office:value-type="float" office:value="3.00000007214734" calcext:value-type="float">
            <text:p>3.000000</text:p>
          </table:table-cell>
          <table:table-cell table:style-name="ce5" table:formula="of:=[.C172]-[.D172]" office:value-type="float" office:value="-0.0000000721473432108155" calcext:value-type="float">
            <text:p>0.000000</text:p>
          </table:table-cell>
          <table:table-cell table:style-name="ce5" table:formula="of:=ABS([.E172])" office:value-type="float" office:value="0.0000000721473432108155" calcext:value-type="float">
            <text:p>0.000000</text:p>
          </table:table-cell>
          <table:table-cell table:style-name="ce5" table:formula="of:=[.$B$1]*[.E172]" office:value-type="float" office:value="-0.0000000721473432108155" calcext:value-type="float">
            <text:p>0.000000</text:p>
          </table:table-cell>
          <table:table-cell table:style-name="ce5" table:formula="of:=[.H171]+([.E172]*[.A172])" office:value-type="float" office:value="0.299999872751467" calcext:value-type="float">
            <text:p>0.300000</text:p>
          </table:table-cell>
          <table:table-cell table:style-name="ce5" table:formula="of:=[.H172]*[.$B$2]" office:value-type="float" office:value="2.99999872751467" calcext:value-type="float">
            <text:p>2.999999</text:p>
          </table:table-cell>
          <table:table-cell table:style-name="ce5" table:formula="of:=([.E172]-[.E171])/[.A172]" office:value-type="float" office:value="0.00000742798335728878" calcext:value-type="float">
            <text:p>0.000007</text:p>
          </table:table-cell>
          <table:table-cell table:style-name="ce5" table:formula="of:=[.J172]*[.$B$3]" office:value-type="float" office:value="-0.000000742798335728878" calcext:value-type="float">
            <text:p>-0.000001</text:p>
          </table:table-cell>
          <table:table-cell table:style-name="ce5" table:formula="of:=[.G172]+[.I172]+[.K172]" office:value-type="float" office:value="2.99999791256899" calcext:value-type="float">
            <text:p>2.999998</text:p>
          </table:table-cell>
          <table:table-cell table:style-name="ce5" table:formula="of:=-[.L172]/8" office:value-type="float" office:value="-0.374999739071124" calcext:value-type="float">
            <text:p>-0.375000</text:p>
          </table:table-cell>
          <table:table-cell table:formula="of:=IF([.U172]&gt;[.$B$4];1;0)" office:value-type="float" office:value="0" calcext:value-type="float">
            <text:p>0.00</text:p>
          </table:table-cell>
          <table:table-cell table:style-name="ce7" table:formula="of:=IF([.D172]&gt;[.$B$4];1;0)" office:value-type="float" office:value="0" calcext:value-type="float">
            <text:p>0.00</text:p>
          </table:table-cell>
          <table:table-cell table:style-name="ce5" table:formula="of:=IF([.O172];[.M172];[.L172])" office:value-type="float" office:value="2.99999791256899" calcext:value-type="float">
            <text:p>2.999998</text:p>
          </table:table-cell>
          <table:table-cell table:formula="of:=([.P172]-[.P171])/[.A172]" office:value-type="float" office:value="0.00000811614991214071" calcext:value-type="float">
            <text:p>8.11614991214071E-06</text:p>
          </table:table-cell>
          <table:table-cell table:formula="of:=[.$U$5]*[.U171]" office:value-type="float" office:value="2.57376276304128" calcext:value-type="float">
            <text:p>2.573762763</text:p>
          </table:table-cell>
          <table:table-cell table:formula="of:=([.$U$5]*[.V171]*[.$U$5])+[.$S$5]" office:value-type="float" office:value="1.43308183405113" calcext:value-type="float">
            <text:p>1.4330818341</text:p>
          </table:table-cell>
          <table:table-cell table:formula="of:=[.S172]/([.S172]+[.$Q$5])" office:value-type="float" office:value="0.588998616485093" calcext:value-type="float">
            <text:p>0.5889986165</text:p>
          </table:table-cell>
          <table:table-cell table:formula="of:=[.R172]+[.T172]*((([.L172]*[.A172])+[.D172])-[.R172])" office:value-type="float" office:value="3.00151541039521" calcext:value-type="float">
            <text:p>3.0015154104</text:p>
          </table:table-cell>
          <table:table-cell table:formula="of:=(1-[.T172])*[.S172]" office:value-type="float" office:value="0.588998616485093" calcext:value-type="float">
            <text:p>0.5889986165</text:p>
          </table:table-cell>
          <table:table-cell table:formula="of:=[.D173]-[.U172]" office:value-type="float" office:value="-0.00151577016353688" calcext:value-type="float">
            <text:p>-0.0015157702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72]+[.A173]" office:value-type="float" office:value="16.5" calcext:value-type="float">
            <text:p>16.5</text:p>
          </table:table-cell>
          <table:table-cell office:value-type="float" office:value="3" calcext:value-type="float">
            <text:p>3</text:p>
          </table:table-cell>
          <table:table-cell table:style-name="ce5" table:formula="of:=[.D172]*0.8+[.P172]*0.2" office:value-type="float" office:value="2.99999964023167" calcext:value-type="float">
            <text:p>3.000000</text:p>
          </table:table-cell>
          <table:table-cell table:style-name="ce5" table:formula="of:=[.C173]-[.D173]" office:value-type="float" office:value="0.000000359768327129473" calcext:value-type="float">
            <text:p>0.000000</text:p>
          </table:table-cell>
          <table:table-cell table:style-name="ce5" table:formula="of:=ABS([.E173])" office:value-type="float" office:value="0.000000359768327129473" calcext:value-type="float">
            <text:p>0.000000</text:p>
          </table:table-cell>
          <table:table-cell table:style-name="ce5" table:formula="of:=[.$B$1]*[.E173]" office:value-type="float" office:value="0.000000359768327129473" calcext:value-type="float">
            <text:p>0.000000</text:p>
          </table:table-cell>
          <table:table-cell table:style-name="ce5" table:formula="of:=[.H172]+([.E173]*[.A173])" office:value-type="float" office:value="0.2999999087283" calcext:value-type="float">
            <text:p>0.300000</text:p>
          </table:table-cell>
          <table:table-cell table:style-name="ce5" table:formula="of:=[.H173]*[.$B$2]" office:value-type="float" office:value="2.999999087283" calcext:value-type="float">
            <text:p>2.999999</text:p>
          </table:table-cell>
          <table:table-cell table:style-name="ce5" table:formula="of:=([.E173]-[.E172])/[.A173]" office:value-type="float" office:value="0.00000431915670340288" calcext:value-type="float">
            <text:p>0.000004</text:p>
          </table:table-cell>
          <table:table-cell table:style-name="ce5" table:formula="of:=[.J173]*[.$B$3]" office:value-type="float" office:value="-0.000000431915670340288" calcext:value-type="float">
            <text:p>0.000000</text:p>
          </table:table-cell>
          <table:table-cell table:style-name="ce5" table:formula="of:=[.G173]+[.I173]+[.K173]" office:value-type="float" office:value="2.99999901513565" calcext:value-type="float">
            <text:p>2.999999</text:p>
          </table:table-cell>
          <table:table-cell table:style-name="ce5" table:formula="of:=-[.L173]/8" office:value-type="float" office:value="-0.374999876891957" calcext:value-type="float">
            <text:p>-0.375000</text:p>
          </table:table-cell>
          <table:table-cell table:formula="of:=IF([.U173]&gt;[.$B$4];1;0)" office:value-type="float" office:value="0" calcext:value-type="float">
            <text:p>0.00</text:p>
          </table:table-cell>
          <table:table-cell table:style-name="ce7" table:formula="of:=IF([.D173]&gt;[.$B$4];1;0)" office:value-type="float" office:value="0" calcext:value-type="float">
            <text:p>0.00</text:p>
          </table:table-cell>
          <table:table-cell table:style-name="ce5" table:formula="of:=IF([.O173];[.M173];[.L173])" office:value-type="float" office:value="2.99999901513565" calcext:value-type="float">
            <text:p>2.999999</text:p>
          </table:table-cell>
          <table:table-cell table:formula="of:=([.P173]-[.P172])/[.A173]" office:value-type="float" office:value="0.0000110256666330244" calcext:value-type="float">
            <text:p>1.10256666330244E-05</text:p>
          </table:table-cell>
          <table:table-cell table:formula="of:=[.$U$5]*[.U172]" office:value-type="float" office:value="2.57376223273354" calcext:value-type="float">
            <text:p>2.5737622327</text:p>
          </table:table-cell>
          <table:table-cell table:formula="of:=([.$U$5]*[.V172]*[.$U$5])+[.$S$5]" office:value-type="float" office:value="1.43308183405113" calcext:value-type="float">
            <text:p>1.4330818341</text:p>
          </table:table-cell>
          <table:table-cell table:formula="of:=[.S173]/([.S173]+[.$Q$5])" office:value-type="float" office:value="0.588998616485093" calcext:value-type="float">
            <text:p>0.5889986165</text:p>
          </table:table-cell>
          <table:table-cell table:formula="of:=[.R173]+[.T173]*((([.L173]*[.A173])+[.D173])-[.R173])" office:value-type="float" office:value="3.00151500298129" calcext:value-type="float">
            <text:p>3.001515003</text:p>
          </table:table-cell>
          <table:table-cell table:formula="of:=(1-[.T173])*[.S173]" office:value-type="float" office:value="0.588998616485093" calcext:value-type="float">
            <text:p>0.5889986165</text:p>
          </table:table-cell>
          <table:table-cell table:formula="of:=[.D174]-[.U173]" office:value-type="float" office:value="-0.00151548776881727" calcext:value-type="float">
            <text:p>-0.001515487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73]+[.A174]" office:value-type="float" office:value="16.6" calcext:value-type="float">
            <text:p>16.6</text:p>
          </table:table-cell>
          <table:table-cell office:value-type="float" office:value="3" calcext:value-type="float">
            <text:p>3</text:p>
          </table:table-cell>
          <table:table-cell table:style-name="ce5" table:formula="of:=[.D173]*0.8+[.P173]*0.2" office:value-type="float" office:value="2.99999951521247" calcext:value-type="float">
            <text:p>3.000000</text:p>
          </table:table-cell>
          <table:table-cell table:style-name="ce5" table:formula="of:=[.C174]-[.D174]" office:value-type="float" office:value="0.000000484787531007669" calcext:value-type="float">
            <text:p>0.000000</text:p>
          </table:table-cell>
          <table:table-cell table:style-name="ce5" table:formula="of:=ABS([.E174])" office:value-type="float" office:value="0.000000484787531007669" calcext:value-type="float">
            <text:p>0.000000</text:p>
          </table:table-cell>
          <table:table-cell table:style-name="ce5" table:formula="of:=[.$B$1]*[.E174]" office:value-type="float" office:value="0.000000484787531007669" calcext:value-type="float">
            <text:p>0.000000</text:p>
          </table:table-cell>
          <table:table-cell table:style-name="ce5" table:formula="of:=[.H173]+([.E174]*[.A174])" office:value-type="float" office:value="0.299999957207053" calcext:value-type="float">
            <text:p>0.300000</text:p>
          </table:table-cell>
          <table:table-cell table:style-name="ce5" table:formula="of:=[.H174]*[.$B$2]" office:value-type="float" office:value="2.99999957207053" calcext:value-type="float">
            <text:p>3.000000</text:p>
          </table:table-cell>
          <table:table-cell table:style-name="ce5" table:formula="of:=([.E174]-[.E173])/[.A174]" office:value-type="float" office:value="0.00000125019203878196" calcext:value-type="float">
            <text:p>0.000001</text:p>
          </table:table-cell>
          <table:table-cell table:style-name="ce5" table:formula="of:=[.J174]*[.$B$3]" office:value-type="float" office:value="-0.000000125019203878196" calcext:value-type="float">
            <text:p>0.000000</text:p>
          </table:table-cell>
          <table:table-cell table:style-name="ce5" table:formula="of:=[.G174]+[.I174]+[.K174]" office:value-type="float" office:value="2.99999993183885" calcext:value-type="float">
            <text:p>3.000000</text:p>
          </table:table-cell>
          <table:table-cell table:style-name="ce5" table:formula="of:=-[.L174]/8" office:value-type="float" office:value="-0.374999991479857" calcext:value-type="float">
            <text:p>-0.375000</text:p>
          </table:table-cell>
          <table:table-cell table:formula="of:=IF([.U174]&gt;[.$B$4];1;0)" office:value-type="float" office:value="0" calcext:value-type="float">
            <text:p>0.00</text:p>
          </table:table-cell>
          <table:table-cell table:style-name="ce7" table:formula="of:=IF([.D174]&gt;[.$B$4];1;0)" office:value-type="float" office:value="0" calcext:value-type="float">
            <text:p>0.00</text:p>
          </table:table-cell>
          <table:table-cell table:style-name="ce5" table:formula="of:=IF([.O174];[.M174];[.L174])" office:value-type="float" office:value="2.99999993183885" calcext:value-type="float">
            <text:p>3.000000</text:p>
          </table:table-cell>
          <table:table-cell table:formula="of:=([.P174]-[.P173])/[.A174]" office:value-type="float" office:value="0.00000916703201792046" calcext:value-type="float">
            <text:p>0.000009167</text:p>
          </table:table-cell>
          <table:table-cell table:formula="of:=[.$U$5]*[.U173]" office:value-type="float" office:value="2.57376188338115" calcext:value-type="float">
            <text:p>2.5737618834</text:p>
          </table:table-cell>
          <table:table-cell table:formula="of:=([.$U$5]*[.V173]*[.$U$5])+[.$S$5]" office:value-type="float" office:value="1.43308183405113" calcext:value-type="float">
            <text:p>1.4330818341</text:p>
          </table:table-cell>
          <table:table-cell table:formula="of:=[.S174]/([.S174]+[.$Q$5])" office:value-type="float" office:value="0.588998616485093" calcext:value-type="float">
            <text:p>0.5889986165</text:p>
          </table:table-cell>
          <table:table-cell table:formula="of:=[.R174]+[.T174]*((([.L174]*[.A174])+[.D174])-[.R174])" office:value-type="float" office:value="3.00151483975453" calcext:value-type="float">
            <text:p>3.0015148398</text:p>
          </table:table-cell>
          <table:table-cell table:formula="of:=(1-[.T174])*[.S174]" office:value-type="float" office:value="0.588998616485093" calcext:value-type="float">
            <text:p>0.5889986165</text:p>
          </table:table-cell>
          <table:table-cell table:formula="of:=[.D175]-[.U174]" office:value-type="float" office:value="-0.00151524121677937" calcext:value-type="float">
            <text:p>-0.0015152412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74]+[.A175]" office:value-type="float" office:value="16.7" calcext:value-type="float">
            <text:p>16.7</text:p>
          </table:table-cell>
          <table:table-cell office:value-type="float" office:value="3" calcext:value-type="float">
            <text:p>3</text:p>
          </table:table-cell>
          <table:table-cell table:style-name="ce5" table:formula="of:=[.D174]*0.8+[.P174]*0.2" office:value-type="float" office:value="2.99999959853775" calcext:value-type="float">
            <text:p>3.000000</text:p>
          </table:table-cell>
          <table:table-cell table:style-name="ce5" table:formula="of:=[.C175]-[.D175]" office:value-type="float" office:value="0.000000401462253662999" calcext:value-type="float">
            <text:p>0.000000</text:p>
          </table:table-cell>
          <table:table-cell table:style-name="ce5" table:formula="of:=ABS([.E175])" office:value-type="float" office:value="0.000000401462253662999" calcext:value-type="float">
            <text:p>0.000000</text:p>
          </table:table-cell>
          <table:table-cell table:style-name="ce5" table:formula="of:=[.$B$1]*[.E175]" office:value-type="float" office:value="0.000000401462253662999" calcext:value-type="float">
            <text:p>0.000000</text:p>
          </table:table-cell>
          <table:table-cell table:style-name="ce5" table:formula="of:=[.H174]+([.E175]*[.A175])" office:value-type="float" office:value="0.299999997353278" calcext:value-type="float">
            <text:p>0.300000</text:p>
          </table:table-cell>
          <table:table-cell table:style-name="ce5" table:formula="of:=[.H175]*[.$B$2]" office:value-type="float" office:value="2.99999997353278" calcext:value-type="float">
            <text:p>3.000000</text:p>
          </table:table-cell>
          <table:table-cell table:style-name="ce5" table:formula="of:=([.E175]-[.E174])/[.A175]" office:value-type="float" office:value="-0.000000833252773446702" calcext:value-type="float">
            <text:p>-0.000001</text:p>
          </table:table-cell>
          <table:table-cell table:style-name="ce5" table:formula="of:=[.J175]*[.$B$3]" office:value-type="float" office:value="0.0000000833252773446702" calcext:value-type="float">
            <text:p>0.000000</text:p>
          </table:table-cell>
          <table:table-cell table:style-name="ce5" table:formula="of:=[.G175]+[.I175]+[.K175]" office:value-type="float" office:value="3.00000045832031" calcext:value-type="float">
            <text:p>3.000000</text:p>
          </table:table-cell>
          <table:table-cell table:style-name="ce5" table:formula="of:=-[.L175]/8" office:value-type="float" office:value="-0.375000057290039" calcext:value-type="float">
            <text:p>-0.375000</text:p>
          </table:table-cell>
          <table:table-cell table:formula="of:=IF([.U175]&gt;[.$B$4];1;0)" office:value-type="float" office:value="0" calcext:value-type="float">
            <text:p>0.00</text:p>
          </table:table-cell>
          <table:table-cell table:style-name="ce7" table:formula="of:=IF([.D175]&gt;[.$B$4];1;0)" office:value-type="float" office:value="0" calcext:value-type="float">
            <text:p>0.00</text:p>
          </table:table-cell>
          <table:table-cell table:style-name="ce5" table:formula="of:=IF([.O175];[.M175];[.L175])" office:value-type="float" office:value="3.00000045832031" calcext:value-type="float">
            <text:p>3.000000</text:p>
          </table:table-cell>
          <table:table-cell table:formula="of:=([.P175]-[.P174])/[.A175]" office:value-type="float" office:value="0.00000526481457097106" calcext:value-type="float">
            <text:p>5.26481457097106E-06</text:p>
          </table:table-cell>
          <table:table-cell table:formula="of:=[.$U$5]*[.U174]" office:value-type="float" office:value="2.57376174341623" calcext:value-type="float">
            <text:p>2.5737617434</text:p>
          </table:table-cell>
          <table:table-cell table:formula="of:=([.$U$5]*[.V174]*[.$U$5])+[.$S$5]" office:value-type="float" office:value="1.43308183405113" calcext:value-type="float">
            <text:p>1.4330818341</text:p>
          </table:table-cell>
          <table:table-cell table:formula="of:=[.S175]/([.S175]+[.$Q$5])" office:value-type="float" office:value="0.588998616485093" calcext:value-type="float">
            <text:p>0.5889986165</text:p>
          </table:table-cell>
          <table:table-cell table:formula="of:=[.R175]+[.T175]*((([.L175]*[.A175])+[.D175])-[.R175])" office:value-type="float" office:value="3.00151486231691" calcext:value-type="float">
            <text:p>3.0015148623</text:p>
          </table:table-cell>
          <table:table-cell table:formula="of:=(1-[.T175])*[.S175]" office:value-type="float" office:value="0.588998616485093" calcext:value-type="float">
            <text:p>0.5889986165</text:p>
          </table:table-cell>
          <table:table-cell table:formula="of:=[.D176]-[.U175]" office:value-type="float" office:value="-0.00151509182264764" calcext:value-type="float">
            <text:p>-0.001515091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75]+[.A176]" office:value-type="float" office:value="16.8" calcext:value-type="float">
            <text:p>16.8</text:p>
          </table:table-cell>
          <table:table-cell office:value-type="float" office:value="3" calcext:value-type="float">
            <text:p>3</text:p>
          </table:table-cell>
          <table:table-cell table:style-name="ce5" table:formula="of:=[.D175]*0.8+[.P175]*0.2" office:value-type="float" office:value="2.99999977049426" calcext:value-type="float">
            <text:p>3.000000</text:p>
          </table:table-cell>
          <table:table-cell table:style-name="ce5" table:formula="of:=[.C176]-[.D176]" office:value-type="float" office:value="0.000000229505740634295" calcext:value-type="float">
            <text:p>0.000000</text:p>
          </table:table-cell>
          <table:table-cell table:style-name="ce5" table:formula="of:=ABS([.E176])" office:value-type="float" office:value="0.000000229505740634295" calcext:value-type="float">
            <text:p>0.000000</text:p>
          </table:table-cell>
          <table:table-cell table:style-name="ce5" table:formula="of:=[.$B$1]*[.E176]" office:value-type="float" office:value="0.000000229505740634295" calcext:value-type="float">
            <text:p>0.000000</text:p>
          </table:table-cell>
          <table:table-cell table:style-name="ce5" table:formula="of:=[.H175]+([.E176]*[.A176])" office:value-type="float" office:value="0.300000020303852" calcext:value-type="float">
            <text:p>0.300000</text:p>
          </table:table-cell>
          <table:table-cell table:style-name="ce5" table:formula="of:=[.H176]*[.$B$2]" office:value-type="float" office:value="3.00000020303852" calcext:value-type="float">
            <text:p>3.000000</text:p>
          </table:table-cell>
          <table:table-cell table:style-name="ce5" table:formula="of:=([.E176]-[.E175])/[.A176]" office:value-type="float" office:value="-0.00000171956513028704" calcext:value-type="float">
            <text:p>-0.000002</text:p>
          </table:table-cell>
          <table:table-cell table:style-name="ce5" table:formula="of:=[.J176]*[.$B$3]" office:value-type="float" office:value="0.000000171956513028704" calcext:value-type="float">
            <text:p>0.000000</text:p>
          </table:table-cell>
          <table:table-cell table:style-name="ce5" table:formula="of:=[.G176]+[.I176]+[.K176]" office:value-type="float" office:value="3.00000060450078" calcext:value-type="float">
            <text:p>3.000001</text:p>
          </table:table-cell>
          <table:table-cell table:style-name="ce5" table:formula="of:=-[.L176]/8" office:value-type="float" office:value="-0.375000075562597" calcext:value-type="float">
            <text:p>-0.375000</text:p>
          </table:table-cell>
          <table:table-cell table:formula="of:=IF([.U176]&gt;[.$B$4];1;0)" office:value-type="float" office:value="0" calcext:value-type="float">
            <text:p>0.00</text:p>
          </table:table-cell>
          <table:table-cell table:style-name="ce7" table:formula="of:=IF([.D176]&gt;[.$B$4];1;0)" office:value-type="float" office:value="0" calcext:value-type="float">
            <text:p>0.00</text:p>
          </table:table-cell>
          <table:table-cell table:style-name="ce5" table:formula="of:=IF([.O176];[.M176];[.L176])" office:value-type="float" office:value="3.00000060450078" calcext:value-type="float">
            <text:p>3.000001</text:p>
          </table:table-cell>
          <table:table-cell table:formula="of:=([.P176]-[.P175])/[.A176]" office:value-type="float" office:value="0.00000146180463289625" calcext:value-type="float">
            <text:p>1.46180463289625E-06</text:p>
          </table:table-cell>
          <table:table-cell table:formula="of:=[.$U$5]*[.U175]" office:value-type="float" office:value="2.57376176276319" calcext:value-type="float">
            <text:p>2.5737617628</text:p>
          </table:table-cell>
          <table:table-cell table:formula="of:=([.$U$5]*[.V175]*[.$U$5])+[.$S$5]" office:value-type="float" office:value="1.43308183405113" calcext:value-type="float">
            <text:p>1.4330818341</text:p>
          </table:table-cell>
          <table:table-cell table:formula="of:=[.S176]/([.S176]+[.$Q$5])" office:value-type="float" office:value="0.588998616485093" calcext:value-type="float">
            <text:p>0.5889986165</text:p>
          </table:table-cell>
          <table:table-cell table:formula="of:=[.R176]+[.T176]*((([.L176]*[.A176])+[.D176])-[.R176])" office:value-type="float" office:value="3.00151498016069" calcext:value-type="float">
            <text:p>3.0015149802</text:p>
          </table:table-cell>
          <table:table-cell table:formula="of:=(1-[.T176])*[.S176]" office:value-type="float" office:value="0.588998616485093" calcext:value-type="float">
            <text:p>0.5889986165</text:p>
          </table:table-cell>
          <table:table-cell table:formula="of:=[.D177]-[.U176]" office:value-type="float" office:value="-0.00151504286513005" calcext:value-type="float">
            <text:p>-0.0015150429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76]+[.A177]" office:value-type="float" office:value="16.9" calcext:value-type="float">
            <text:p>16.9</text:p>
          </table:table-cell>
          <table:table-cell office:value-type="float" office:value="3" calcext:value-type="float">
            <text:p>3</text:p>
          </table:table-cell>
          <table:table-cell table:style-name="ce5" table:formula="of:=[.D176]*0.8+[.P176]*0.2" office:value-type="float" office:value="2.99999993729556" calcext:value-type="float">
            <text:p>3.000000</text:p>
          </table:table-cell>
          <table:table-cell table:style-name="ce5" table:formula="of:=[.C177]-[.D177]" office:value-type="float" office:value="0.0000000627044371981356" calcext:value-type="float">
            <text:p>0.000000</text:p>
          </table:table-cell>
          <table:table-cell table:style-name="ce5" table:formula="of:=ABS([.E177])" office:value-type="float" office:value="0.0000000627044371981356" calcext:value-type="float">
            <text:p>0.000000</text:p>
          </table:table-cell>
          <table:table-cell table:style-name="ce5" table:formula="of:=[.$B$1]*[.E177]" office:value-type="float" office:value="0.0000000627044371981356" calcext:value-type="float">
            <text:p>0.000000</text:p>
          </table:table-cell>
          <table:table-cell table:style-name="ce5" table:formula="of:=[.H176]+([.E177]*[.A177])" office:value-type="float" office:value="0.300000026574296" calcext:value-type="float">
            <text:p>0.300000</text:p>
          </table:table-cell>
          <table:table-cell table:style-name="ce5" table:formula="of:=[.H177]*[.$B$2]" office:value-type="float" office:value="3.00000026574296" calcext:value-type="float">
            <text:p>3.000000</text:p>
          </table:table-cell>
          <table:table-cell table:style-name="ce5" table:formula="of:=([.E177]-[.E176])/[.A177]" office:value-type="float" office:value="-0.00000166801303436159" calcext:value-type="float">
            <text:p>-0.000002</text:p>
          </table:table-cell>
          <table:table-cell table:style-name="ce5" table:formula="of:=[.J177]*[.$B$3]" office:value-type="float" office:value="0.000000166801303436159" calcext:value-type="float">
            <text:p>0.000000</text:p>
          </table:table-cell>
          <table:table-cell table:style-name="ce5" table:formula="of:=[.G177]+[.I177]+[.K177]" office:value-type="float" office:value="3.0000004952487" calcext:value-type="float">
            <text:p>3.000000</text:p>
          </table:table-cell>
          <table:table-cell table:style-name="ce5" table:formula="of:=-[.L177]/8" office:value-type="float" office:value="-0.375000061906087" calcext:value-type="float">
            <text:p>-0.375000</text:p>
          </table:table-cell>
          <table:table-cell table:formula="of:=IF([.U177]&gt;[.$B$4];1;0)" office:value-type="float" office:value="0" calcext:value-type="float">
            <text:p>0.00</text:p>
          </table:table-cell>
          <table:table-cell table:style-name="ce7" table:formula="of:=IF([.D177]&gt;[.$B$4];1;0)" office:value-type="float" office:value="0" calcext:value-type="float">
            <text:p>0.00</text:p>
          </table:table-cell>
          <table:table-cell table:style-name="ce5" table:formula="of:=IF([.O177];[.M177];[.L177])" office:value-type="float" office:value="3.0000004952487" calcext:value-type="float">
            <text:p>3.000000</text:p>
          </table:table-cell>
          <table:table-cell table:formula="of:=([.P177]-[.P176])/[.A177]" office:value-type="float" office:value="-0.00000109252075830568" calcext:value-type="float">
            <text:p>-1.09252075830568E-06</text:p>
          </table:table-cell>
          <table:table-cell table:formula="of:=[.$U$5]*[.U176]" office:value-type="float" office:value="2.57376186381278" calcext:value-type="float">
            <text:p>2.5737618638</text:p>
          </table:table-cell>
          <table:table-cell table:formula="of:=([.$U$5]*[.V176]*[.$U$5])+[.$S$5]" office:value-type="float" office:value="1.43308183405113" calcext:value-type="float">
            <text:p>1.4330818341</text:p>
          </table:table-cell>
          <table:table-cell table:formula="of:=[.S177]/([.S177]+[.$Q$5])" office:value-type="float" office:value="0.588998616485093" calcext:value-type="float">
            <text:p>0.5889986165</text:p>
          </table:table-cell>
          <table:table-cell table:formula="of:=[.R177]+[.T177]*((([.L177]*[.A177])+[.D177])-[.R177])" office:value-type="float" office:value="3.00151511350302" calcext:value-type="float">
            <text:p>3.0015151135</text:p>
          </table:table-cell>
          <table:table-cell table:formula="of:=(1-[.T177])*[.S177]" office:value-type="float" office:value="0.588998616485093" calcext:value-type="float">
            <text:p>0.5889986165</text:p>
          </table:table-cell>
          <table:table-cell table:formula="of:=[.D178]-[.U177]" office:value-type="float" office:value="-0.00151506461682605" calcext:value-type="float">
            <text:p>-0.0015150646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77]+[.A178]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5" table:formula="of:=[.D177]*0.8+[.P177]*0.2" office:value-type="float" office:value="3.00000004888619" calcext:value-type="float">
            <text:p>3.000000</text:p>
          </table:table-cell>
          <table:table-cell table:style-name="ce5" table:formula="of:=[.C178]-[.D178]" office:value-type="float" office:value="-0.0000000488861902070425" calcext:value-type="float">
            <text:p>0.000000</text:p>
          </table:table-cell>
          <table:table-cell table:style-name="ce5" table:formula="of:=ABS([.E178])" office:value-type="float" office:value="0.0000000488861902070425" calcext:value-type="float">
            <text:p>0.000000</text:p>
          </table:table-cell>
          <table:table-cell table:style-name="ce5" table:formula="of:=[.$B$1]*[.E178]" office:value-type="float" office:value="-0.0000000488861902070425" calcext:value-type="float">
            <text:p>0.000000</text:p>
          </table:table-cell>
          <table:table-cell table:style-name="ce5" table:formula="of:=[.H177]+([.E178]*[.A178])" office:value-type="float" office:value="0.300000021685677" calcext:value-type="float">
            <text:p>0.300000</text:p>
          </table:table-cell>
          <table:table-cell table:style-name="ce5" table:formula="of:=[.H178]*[.$B$2]" office:value-type="float" office:value="3.00000021685677" calcext:value-type="float">
            <text:p>3.000000</text:p>
          </table:table-cell>
          <table:table-cell table:style-name="ce5" table:formula="of:=([.E178]-[.E177])/[.A178]" office:value-type="float" office:value="-0.00000111590627405178" calcext:value-type="float">
            <text:p>-0.000001</text:p>
          </table:table-cell>
          <table:table-cell table:style-name="ce5" table:formula="of:=[.J178]*[.$B$3]" office:value-type="float" office:value="0.000000111590627405178" calcext:value-type="float">
            <text:p>0.000000</text:p>
          </table:table-cell>
          <table:table-cell table:style-name="ce5" table:formula="of:=[.G178]+[.I178]+[.K178]" office:value-type="float" office:value="3.00000027956121" calcext:value-type="float">
            <text:p>3.000000</text:p>
          </table:table-cell>
          <table:table-cell table:style-name="ce5" table:formula="of:=-[.L178]/8" office:value-type="float" office:value="-0.375000034945151" calcext:value-type="float">
            <text:p>-0.375000</text:p>
          </table:table-cell>
          <table:table-cell table:formula="of:=IF([.U178]&gt;[.$B$4];1;0)" office:value-type="float" office:value="0" calcext:value-type="float">
            <text:p>0.00</text:p>
          </table:table-cell>
          <table:table-cell table:style-name="ce7" table:formula="of:=IF([.D178]&gt;[.$B$4];1;0)" office:value-type="float" office:value="0" calcext:value-type="float">
            <text:p>0.00</text:p>
          </table:table-cell>
          <table:table-cell table:style-name="ce5" table:formula="of:=IF([.O178];[.M178];[.L178])" office:value-type="float" office:value="3.00000027956121" calcext:value-type="float">
            <text:p>3.000000</text:p>
          </table:table-cell>
          <table:table-cell table:formula="of:=([.P178]-[.P177])/[.A178]" office:value-type="float" office:value="-0.00000215687493643202" calcext:value-type="float">
            <text:p>-2.15687493643202E-06</text:p>
          </table:table-cell>
          <table:table-cell table:formula="of:=[.$U$5]*[.U177]" office:value-type="float" office:value="2.57376197815216" calcext:value-type="float">
            <text:p>2.5737619782</text:p>
          </table:table-cell>
          <table:table-cell table:formula="of:=([.$U$5]*[.V177]*[.$U$5])+[.$S$5]" office:value-type="float" office:value="1.43308183405113" calcext:value-type="float">
            <text:p>1.4330818341</text:p>
          </table:table-cell>
          <table:table-cell table:formula="of:=[.S178]/([.S178]+[.$Q$5])" office:value-type="float" office:value="0.588998616485093" calcext:value-type="float">
            <text:p>0.5889986165</text:p>
          </table:table-cell>
          <table:table-cell table:formula="of:=[.R178]+[.T178]*((([.L178]*[.A178])+[.D178])-[.R178])" office:value-type="float" office:value="3.00151521351943" calcext:value-type="float">
            <text:p>3.0015152135</text:p>
          </table:table-cell>
          <table:table-cell table:formula="of:=(1-[.T178])*[.S178]" office:value-type="float" office:value="0.588998616485093" calcext:value-type="float">
            <text:p>0.5889986165</text:p>
          </table:table-cell>
          <table:table-cell table:formula="of:=[.D179]-[.U178]" office:value-type="float" office:value="-0.0015151184982316" calcext:value-type="float">
            <text:p>-0.0015151185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78]+[.A179]" office:value-type="float" office:value="17.1" calcext:value-type="float">
            <text:p>17.1</text:p>
          </table:table-cell>
          <table:table-cell office:value-type="float" office:value="3" calcext:value-type="float">
            <text:p>3</text:p>
          </table:table-cell>
          <table:table-cell table:style-name="ce5" table:formula="of:=[.D178]*0.8+[.P178]*0.2" office:value-type="float" office:value="3.00000009502119" calcext:value-type="float">
            <text:p>3.000000</text:p>
          </table:table-cell>
          <table:table-cell table:style-name="ce5" table:formula="of:=[.C179]-[.D179]" office:value-type="float" office:value="-0.0000000950211935801804" calcext:value-type="float">
            <text:p>0.000000</text:p>
          </table:table-cell>
          <table:table-cell table:style-name="ce5" table:formula="of:=ABS([.E179])" office:value-type="float" office:value="0.0000000950211935801804" calcext:value-type="float">
            <text:p>0.000000</text:p>
          </table:table-cell>
          <table:table-cell table:style-name="ce5" table:formula="of:=[.$B$1]*[.E179]" office:value-type="float" office:value="-0.0000000950211935801804" calcext:value-type="float">
            <text:p>0.000000</text:p>
          </table:table-cell>
          <table:table-cell table:style-name="ce5" table:formula="of:=[.H178]+([.E179]*[.A179])" office:value-type="float" office:value="0.300000012183557" calcext:value-type="float">
            <text:p>0.300000</text:p>
          </table:table-cell>
          <table:table-cell table:style-name="ce5" table:formula="of:=[.H179]*[.$B$2]" office:value-type="float" office:value="3.00000012183557" calcext:value-type="float">
            <text:p>3.000000</text:p>
          </table:table-cell>
          <table:table-cell table:style-name="ce5" table:formula="of:=([.E179]-[.E178])/[.A179]" office:value-type="float" office:value="-0.000000461350033731378" calcext:value-type="float">
            <text:p>0.000000</text:p>
          </table:table-cell>
          <table:table-cell table:style-name="ce5" table:formula="of:=[.J179]*[.$B$3]" office:value-type="float" office:value="0.0000000461350033731378" calcext:value-type="float">
            <text:p>0.000000</text:p>
          </table:table-cell>
          <table:table-cell table:style-name="ce5" table:formula="of:=[.G179]+[.I179]+[.K179]" office:value-type="float" office:value="3.00000007294938" calcext:value-type="float">
            <text:p>3.000000</text:p>
          </table:table-cell>
          <table:table-cell table:style-name="ce5" table:formula="of:=-[.L179]/8" office:value-type="float" office:value="-0.375000009118673" calcext:value-type="float">
            <text:p>-0.375000</text:p>
          </table:table-cell>
          <table:table-cell table:formula="of:=IF([.U179]&gt;[.$B$4];1;0)" office:value-type="float" office:value="0" calcext:value-type="float">
            <text:p>0.00</text:p>
          </table:table-cell>
          <table:table-cell table:style-name="ce7" table:formula="of:=IF([.D179]&gt;[.$B$4];1;0)" office:value-type="float" office:value="0" calcext:value-type="float">
            <text:p>0.00</text:p>
          </table:table-cell>
          <table:table-cell table:style-name="ce5" table:formula="of:=IF([.O179];[.M179];[.L179])" office:value-type="float" office:value="3.00000007294938" calcext:value-type="float">
            <text:p>3.000000</text:p>
          </table:table-cell>
          <table:table-cell table:formula="of:=([.P179]-[.P178])/[.A179]" office:value-type="float" office:value="-0.00000206611820985358" calcext:value-type="float">
            <text:p>-2.06611820985358E-06</text:p>
          </table:table-cell>
          <table:table-cell table:formula="of:=[.$U$5]*[.U178]" office:value-type="float" office:value="2.57376206391499" calcext:value-type="float">
            <text:p>2.5737620639</text:p>
          </table:table-cell>
          <table:table-cell table:formula="of:=([.$U$5]*[.V178]*[.$U$5])+[.$S$5]" office:value-type="float" office:value="1.43308183405113" calcext:value-type="float">
            <text:p>1.4330818341</text:p>
          </table:table-cell>
          <table:table-cell table:formula="of:=[.S179]/([.S179]+[.$Q$5])" office:value-type="float" office:value="0.588998616485093" calcext:value-type="float">
            <text:p>0.5889986165</text:p>
          </table:table-cell>
          <table:table-cell table:formula="of:=[.R179]+[.T179]*((([.L179]*[.A179])+[.D179])-[.R179])" office:value-type="float" office:value="3.00151526377211" calcext:value-type="float">
            <text:p>3.0015152638</text:p>
          </table:table-cell>
          <table:table-cell table:formula="of:=(1-[.T179])*[.S179]" office:value-type="float" office:value="0.588998616485093" calcext:value-type="float">
            <text:p>0.5889986165</text:p>
          </table:table-cell>
          <table:table-cell table:formula="of:=[.D180]-[.U179]" office:value-type="float" office:value="-0.00151517316528071" calcext:value-type="float">
            <text:p>-0.0015151732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79]+[.A180]" office:value-type="float" office:value="17.2" calcext:value-type="float">
            <text:p>17.2</text:p>
          </table:table-cell>
          <table:table-cell office:value-type="float" office:value="3" calcext:value-type="float">
            <text:p>3</text:p>
          </table:table-cell>
          <table:table-cell table:style-name="ce5" table:formula="of:=[.D179]*0.8+[.P179]*0.2" office:value-type="float" office:value="3.00000009060683" calcext:value-type="float">
            <text:p>3.000000</text:p>
          </table:table-cell>
          <table:table-cell table:style-name="ce5" table:formula="of:=[.C180]-[.D180]" office:value-type="float" office:value="-0.0000000906068318151654" calcext:value-type="float">
            <text:p>0.000000</text:p>
          </table:table-cell>
          <table:table-cell table:style-name="ce5" table:formula="of:=ABS([.E180])" office:value-type="float" office:value="0.0000000906068318151654" calcext:value-type="float">
            <text:p>0.000000</text:p>
          </table:table-cell>
          <table:table-cell table:style-name="ce5" table:formula="of:=[.$B$1]*[.E180]" office:value-type="float" office:value="-0.0000000906068318151654" calcext:value-type="float">
            <text:p>0.000000</text:p>
          </table:table-cell>
          <table:table-cell table:style-name="ce5" table:formula="of:=[.H179]+([.E180]*[.A180])" office:value-type="float" office:value="0.300000003122874" calcext:value-type="float">
            <text:p>0.300000</text:p>
          </table:table-cell>
          <table:table-cell table:style-name="ce5" table:formula="of:=[.H180]*[.$B$2]" office:value-type="float" office:value="3.00000003122874" calcext:value-type="float">
            <text:p>3.000000</text:p>
          </table:table-cell>
          <table:table-cell table:style-name="ce5" table:formula="of:=([.E180]-[.E179])/[.A180]" office:value-type="float" office:value="0.0000000441436176501497" calcext:value-type="float">
            <text:p>0.000000</text:p>
          </table:table-cell>
          <table:table-cell table:style-name="ce5" table:formula="of:=[.J180]*[.$B$3]" office:value-type="float" office:value="-0.00000000441436176501497" calcext:value-type="float">
            <text:p>0.000000</text:p>
          </table:table-cell>
          <table:table-cell table:style-name="ce5" table:formula="of:=[.G180]+[.I180]+[.K180]" office:value-type="float" office:value="2.99999993620755" calcext:value-type="float">
            <text:p>3.000000</text:p>
          </table:table-cell>
          <table:table-cell table:style-name="ce5" table:formula="of:=-[.L180]/8" office:value-type="float" office:value="-0.374999992025944" calcext:value-type="float">
            <text:p>-0.375000</text:p>
          </table:table-cell>
          <table:table-cell table:formula="of:=IF([.U180]&gt;[.$B$4];1;0)" office:value-type="float" office:value="0" calcext:value-type="float">
            <text:p>0.00</text:p>
          </table:table-cell>
          <table:table-cell table:style-name="ce7" table:formula="of:=IF([.D180]&gt;[.$B$4];1;0)" office:value-type="float" office:value="0" calcext:value-type="float">
            <text:p>0.00</text:p>
          </table:table-cell>
          <table:table-cell table:style-name="ce5" table:formula="of:=IF([.O180];[.M180];[.L180])" office:value-type="float" office:value="2.99999993620755" calcext:value-type="float">
            <text:p>3.000000</text:p>
          </table:table-cell>
          <table:table-cell table:formula="of:=([.P180]-[.P179])/[.A180]" office:value-type="float" office:value="-0.00000136741835632392" calcext:value-type="float">
            <text:p>-1.36741835632392E-06</text:p>
          </table:table-cell>
          <table:table-cell table:formula="of:=[.$U$5]*[.U179]" office:value-type="float" office:value="2.57376210700605" calcext:value-type="float">
            <text:p>2.573762107</text:p>
          </table:table-cell>
          <table:table-cell table:formula="of:=([.$U$5]*[.V179]*[.$U$5])+[.$S$5]" office:value-type="float" office:value="1.43308183405113" calcext:value-type="float">
            <text:p>1.4330818341</text:p>
          </table:table-cell>
          <table:table-cell table:formula="of:=[.S180]/([.S180]+[.$Q$5])" office:value-type="float" office:value="0.588998616485093" calcext:value-type="float">
            <text:p>0.5889986165</text:p>
          </table:table-cell>
          <table:table-cell table:formula="of:=[.R180]+[.T180]*((([.L180]*[.A180])+[.D180])-[.R180])" office:value-type="float" office:value="3.00151527082847" calcext:value-type="float">
            <text:p>3.0015152708</text:p>
          </table:table-cell>
          <table:table-cell table:formula="of:=(1-[.T180])*[.S180]" office:value-type="float" office:value="0.588998616485093" calcext:value-type="float">
            <text:p>0.5889986165</text:p>
          </table:table-cell>
          <table:table-cell table:formula="of:=[.D181]-[.U180]" office:value-type="float" office:value="-0.00151521110149222" calcext:value-type="float">
            <text:p>-0.0015152111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80]+[.A181]" office:value-type="float" office:value="17.3" calcext:value-type="float">
            <text:p>17.3</text:p>
          </table:table-cell>
          <table:table-cell office:value-type="float" office:value="3" calcext:value-type="float">
            <text:p>3</text:p>
          </table:table-cell>
          <table:table-cell table:style-name="ce5" table:formula="of:=[.D180]*0.8+[.P180]*0.2" office:value-type="float" office:value="3.00000005972698" calcext:value-type="float">
            <text:p>3.000000</text:p>
          </table:table-cell>
          <table:table-cell table:style-name="ce5" table:formula="of:=[.C181]-[.D181]" office:value-type="float" office:value="-0.0000000597269753654928" calcext:value-type="float">
            <text:p>0.000000</text:p>
          </table:table-cell>
          <table:table-cell table:style-name="ce5" table:formula="of:=ABS([.E181])" office:value-type="float" office:value="0.0000000597269753654928" calcext:value-type="float">
            <text:p>0.000000</text:p>
          </table:table-cell>
          <table:table-cell table:style-name="ce5" table:formula="of:=[.$B$1]*[.E181]" office:value-type="float" office:value="-0.0000000597269753654928" calcext:value-type="float">
            <text:p>0.000000</text:p>
          </table:table-cell>
          <table:table-cell table:style-name="ce5" table:formula="of:=[.H180]+([.E181]*[.A181])" office:value-type="float" office:value="0.299999997150177" calcext:value-type="float">
            <text:p>0.300000</text:p>
          </table:table-cell>
          <table:table-cell table:style-name="ce5" table:formula="of:=[.H181]*[.$B$2]" office:value-type="float" office:value="2.99999997150177" calcext:value-type="float">
            <text:p>3.000000</text:p>
          </table:table-cell>
          <table:table-cell table:style-name="ce5" table:formula="of:=([.E181]-[.E180])/[.A181]" office:value-type="float" office:value="0.000000308798564496726" calcext:value-type="float">
            <text:p>0.000000</text:p>
          </table:table-cell>
          <table:table-cell table:style-name="ce5" table:formula="of:=[.J181]*[.$B$3]" office:value-type="float" office:value="-0.0000000308798564496726" calcext:value-type="float">
            <text:p>0.000000</text:p>
          </table:table-cell>
          <table:table-cell table:style-name="ce5" table:formula="of:=[.G181]+[.I181]+[.K181]" office:value-type="float" office:value="2.99999988089494" calcext:value-type="float">
            <text:p>3.000000</text:p>
          </table:table-cell>
          <table:table-cell table:style-name="ce5" table:formula="of:=-[.L181]/8" office:value-type="float" office:value="-0.374999985111867" calcext:value-type="float">
            <text:p>-0.375000</text:p>
          </table:table-cell>
          <table:table-cell table:formula="of:=IF([.U181]&gt;[.$B$4];1;0)" office:value-type="float" office:value="0" calcext:value-type="float">
            <text:p>0.00</text:p>
          </table:table-cell>
          <table:table-cell table:style-name="ce7" table:formula="of:=IF([.D181]&gt;[.$B$4];1;0)" office:value-type="float" office:value="0" calcext:value-type="float">
            <text:p>0.00</text:p>
          </table:table-cell>
          <table:table-cell table:style-name="ce5" table:formula="of:=IF([.O181];[.M181];[.L181])" office:value-type="float" office:value="2.99999988089494" calcext:value-type="float">
            <text:p>3.000000</text:p>
          </table:table-cell>
          <table:table-cell table:formula="of:=([.P181]-[.P180])/[.A181]" office:value-type="float" office:value="-0.000000553126136004778" calcext:value-type="float">
            <text:p>-5.53126136004778E-07</text:p>
          </table:table-cell>
          <table:table-cell table:formula="of:=[.$U$5]*[.U180]" office:value-type="float" office:value="2.57376211305679" calcext:value-type="float">
            <text:p>2.5737621131</text:p>
          </table:table-cell>
          <table:table-cell table:formula="of:=([.$U$5]*[.V180]*[.$U$5])+[.$S$5]" office:value-type="float" office:value="1.43308183405113" calcext:value-type="float">
            <text:p>1.4330818341</text:p>
          </table:table-cell>
          <table:table-cell table:formula="of:=[.S181]/([.S181]+[.$Q$5])" office:value-type="float" office:value="0.588998616485093" calcext:value-type="float">
            <text:p>0.5889986165</text:p>
          </table:table-cell>
          <table:table-cell table:formula="of:=[.R181]+[.T181]*((([.L181]*[.A181])+[.D181])-[.R181])" office:value-type="float" office:value="3.00151525186923" calcext:value-type="float">
            <text:p>3.0015152519</text:p>
          </table:table-cell>
          <table:table-cell table:formula="of:=(1-[.T181])*[.S181]" office:value-type="float" office:value="0.588998616485093" calcext:value-type="float">
            <text:p>0.5889986165</text:p>
          </table:table-cell>
          <table:table-cell table:formula="of:=[.D182]-[.U181]" office:value-type="float" office:value="-0.00151522790866299" calcext:value-type="float">
            <text:p>-0.0015152279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81]+[.A182]" office:value-type="float" office:value="17.4" calcext:value-type="float">
            <text:p>17.4</text:p>
          </table:table-cell>
          <table:table-cell office:value-type="float" office:value="3" calcext:value-type="float">
            <text:p>3</text:p>
          </table:table-cell>
          <table:table-cell table:style-name="ce5" table:formula="of:=[.D181]*0.8+[.P181]*0.2" office:value-type="float" office:value="3.00000002396057" calcext:value-type="float">
            <text:p>3.000000</text:p>
          </table:table-cell>
          <table:table-cell table:style-name="ce5" table:formula="of:=[.C182]-[.D182]" office:value-type="float" office:value="-0.0000000239605677521126" calcext:value-type="float">
            <text:p>0.000000</text:p>
          </table:table-cell>
          <table:table-cell table:style-name="ce5" table:formula="of:=ABS([.E182])" office:value-type="float" office:value="0.0000000239605677521126" calcext:value-type="float">
            <text:p>0.000000</text:p>
          </table:table-cell>
          <table:table-cell table:style-name="ce5" table:formula="of:=[.$B$1]*[.E182]" office:value-type="float" office:value="-0.0000000239605677521126" calcext:value-type="float">
            <text:p>0.000000</text:p>
          </table:table-cell>
          <table:table-cell table:style-name="ce5" table:formula="of:=[.H181]+([.E182]*[.A182])" office:value-type="float" office:value="0.29999999475412" calcext:value-type="float">
            <text:p>0.300000</text:p>
          </table:table-cell>
          <table:table-cell table:style-name="ce5" table:formula="of:=[.H182]*[.$B$2]" office:value-type="float" office:value="2.9999999475412" calcext:value-type="float">
            <text:p>3.000000</text:p>
          </table:table-cell>
          <table:table-cell table:style-name="ce5" table:formula="of:=([.E182]-[.E181])/[.A182]" office:value-type="float" office:value="0.000000357664076133801" calcext:value-type="float">
            <text:p>0.000000</text:p>
          </table:table-cell>
          <table:table-cell table:style-name="ce5" table:formula="of:=[.J182]*[.$B$3]" office:value-type="float" office:value="-0.0000000357664076133801" calcext:value-type="float">
            <text:p>0.000000</text:p>
          </table:table-cell>
          <table:table-cell table:style-name="ce5" table:formula="of:=[.G182]+[.I182]+[.K182]" office:value-type="float" office:value="2.99999988781422" calcext:value-type="float">
            <text:p>3.000000</text:p>
          </table:table-cell>
          <table:table-cell table:style-name="ce5" table:formula="of:=-[.L182]/8" office:value-type="float" office:value="-0.374999985976778" calcext:value-type="float">
            <text:p>-0.375000</text:p>
          </table:table-cell>
          <table:table-cell table:formula="of:=IF([.U182]&gt;[.$B$4];1;0)" office:value-type="float" office:value="0" calcext:value-type="float">
            <text:p>0.00</text:p>
          </table:table-cell>
          <table:table-cell table:style-name="ce7" table:formula="of:=IF([.D182]&gt;[.$B$4];1;0)" office:value-type="float" office:value="0" calcext:value-type="float">
            <text:p>0.00</text:p>
          </table:table-cell>
          <table:table-cell table:style-name="ce5" table:formula="of:=IF([.O182];[.M182];[.L182])" office:value-type="float" office:value="2.99999988781422" calcext:value-type="float">
            <text:p>3.000000</text:p>
          </table:table-cell>
          <table:table-cell table:formula="of:=([.P182]-[.P181])/[.A182]" office:value-type="float" office:value="0.0000000691928825347077" calcext:value-type="float">
            <text:p>6.91928825347077E-08</text:p>
          </table:table-cell>
          <table:table-cell table:formula="of:=[.$U$5]*[.U181]" office:value-type="float" office:value="2.57376209679948" calcext:value-type="float">
            <text:p>2.5737620968</text:p>
          </table:table-cell>
          <table:table-cell table:formula="of:=([.$U$5]*[.V181]*[.$U$5])+[.$S$5]" office:value-type="float" office:value="1.43308183405113" calcext:value-type="float">
            <text:p>1.4330818341</text:p>
          </table:table-cell>
          <table:table-cell table:formula="of:=[.S182]/([.S182]+[.$Q$5])" office:value-type="float" office:value="0.588998616485093" calcext:value-type="float">
            <text:p>0.5889986165</text:p>
          </table:table-cell>
          <table:table-cell table:formula="of:=[.R182]+[.T182]*((([.L182]*[.A182])+[.D182])-[.R182])" office:value-type="float" office:value="3.00151522452863" calcext:value-type="float">
            <text:p>3.0015152245</text:p>
          </table:table-cell>
          <table:table-cell table:formula="of:=(1-[.T182])*[.S182]" office:value-type="float" office:value="0.588998616485093" calcext:value-type="float">
            <text:p>0.5889986165</text:p>
          </table:table-cell>
          <table:table-cell table:formula="of:=[.D183]-[.U182]" office:value-type="float" office:value="-0.00151522779733515" calcext:value-type="float">
            <text:p>-0.001515227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82]+[.A183]" office:value-type="float" office:value="17.5" calcext:value-type="float">
            <text:p>17.5</text:p>
          </table:table-cell>
          <table:table-cell office:value-type="float" office:value="3" calcext:value-type="float">
            <text:p>3</text:p>
          </table:table-cell>
          <table:table-cell table:style-name="ce5" table:formula="of:=[.D182]*0.8+[.P182]*0.2" office:value-type="float" office:value="2.9999999967313" calcext:value-type="float">
            <text:p>3.000000</text:p>
          </table:table-cell>
          <table:table-cell table:style-name="ce5" table:formula="of:=[.C183]-[.D183]" office:value-type="float" office:value="0.00000000326870086553299" calcext:value-type="float">
            <text:p>0.000000</text:p>
          </table:table-cell>
          <table:table-cell table:style-name="ce5" table:formula="of:=ABS([.E183])" office:value-type="float" office:value="0.00000000326870086553299" calcext:value-type="float">
            <text:p>0.000000</text:p>
          </table:table-cell>
          <table:table-cell table:style-name="ce5" table:formula="of:=[.$B$1]*[.E183]" office:value-type="float" office:value="0.00000000326870086553299" calcext:value-type="float">
            <text:p>0.000000</text:p>
          </table:table-cell>
          <table:table-cell table:style-name="ce5" table:formula="of:=[.H182]+([.E183]*[.A183])" office:value-type="float" office:value="0.29999999508099" calcext:value-type="float">
            <text:p>0.300000</text:p>
          </table:table-cell>
          <table:table-cell table:style-name="ce5" table:formula="of:=[.H183]*[.$B$2]" office:value-type="float" office:value="2.9999999508099" calcext:value-type="float">
            <text:p>3.000000</text:p>
          </table:table-cell>
          <table:table-cell table:style-name="ce5" table:formula="of:=([.E183]-[.E182])/[.A183]" office:value-type="float" office:value="0.000000272292686176456" calcext:value-type="float">
            <text:p>0.000000</text:p>
          </table:table-cell>
          <table:table-cell table:style-name="ce5" table:formula="of:=[.J183]*[.$B$3]" office:value-type="float" office:value="-0.0000000272292686176456" calcext:value-type="float">
            <text:p>0.000000</text:p>
          </table:table-cell>
          <table:table-cell table:style-name="ce5" table:formula="of:=[.G183]+[.I183]+[.K183]" office:value-type="float" office:value="2.99999992684933" calcext:value-type="float">
            <text:p>3.000000</text:p>
          </table:table-cell>
          <table:table-cell table:style-name="ce5" table:formula="of:=-[.L183]/8" office:value-type="float" office:value="-0.374999990856167" calcext:value-type="float">
            <text:p>-0.375000</text:p>
          </table:table-cell>
          <table:table-cell table:formula="of:=IF([.U183]&gt;[.$B$4];1;0)" office:value-type="float" office:value="0" calcext:value-type="float">
            <text:p>0.00</text:p>
          </table:table-cell>
          <table:table-cell table:style-name="ce7" table:formula="of:=IF([.D183]&gt;[.$B$4];1;0)" office:value-type="float" office:value="0" calcext:value-type="float">
            <text:p>0.00</text:p>
          </table:table-cell>
          <table:table-cell table:style-name="ce5" table:formula="of:=IF([.O183];[.M183];[.L183])" office:value-type="float" office:value="2.99999992684933" calcext:value-type="float">
            <text:p>3.000000</text:p>
          </table:table-cell>
          <table:table-cell table:formula="of:=([.P183]-[.P182])/[.A183]" office:value-type="float" office:value="0.000000390351084789131" calcext:value-type="float">
            <text:p>3.90351084789131E-07</text:p>
          </table:table-cell>
          <table:table-cell table:formula="of:=[.$U$5]*[.U182]" office:value-type="float" office:value="2.57376207335525" calcext:value-type="float">
            <text:p>2.5737620734</text:p>
          </table:table-cell>
          <table:table-cell table:formula="of:=([.$U$5]*[.V182]*[.$U$5])+[.$S$5]" office:value-type="float" office:value="1.43308183405113" calcext:value-type="float">
            <text:p>1.4330818341</text:p>
          </table:table-cell>
          <table:table-cell table:formula="of:=[.S183]/([.S183]+[.$Q$5])" office:value-type="float" office:value="0.588998616485093" calcext:value-type="float">
            <text:p>0.5889986165</text:p>
          </table:table-cell>
          <table:table-cell table:formula="of:=[.R183]+[.T183]*((([.L183]*[.A183])+[.D183])-[.R183])" office:value-type="float" office:value="3.00151520115419" calcext:value-type="float">
            <text:p>3.0015152012</text:p>
          </table:table-cell>
          <table:table-cell table:formula="of:=(1-[.T183])*[.S183]" office:value-type="float" office:value="0.588998616485093" calcext:value-type="float">
            <text:p>0.5889986165</text:p>
          </table:table-cell>
          <table:table-cell table:formula="of:=[.D184]-[.U183]" office:value-type="float" office:value="-0.0015152183992817" calcext:value-type="float">
            <text:p>-0.0015152184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83]+[.A184]" office:value-type="float" office:value="17.6" calcext:value-type="float">
            <text:p>17.6</text:p>
          </table:table-cell>
          <table:table-cell office:value-type="float" office:value="3" calcext:value-type="float">
            <text:p>3</text:p>
          </table:table-cell>
          <table:table-cell table:style-name="ce5" table:formula="of:=[.D183]*0.8+[.P183]*0.2" office:value-type="float" office:value="2.99999998275491" calcext:value-type="float">
            <text:p>3.000000</text:p>
          </table:table-cell>
          <table:table-cell table:style-name="ce5" table:formula="of:=[.C184]-[.D184]" office:value-type="float" office:value="0.0000000172450942415026" calcext:value-type="float">
            <text:p>0.000000</text:p>
          </table:table-cell>
          <table:table-cell table:style-name="ce5" table:formula="of:=ABS([.E184])" office:value-type="float" office:value="0.0000000172450942415026" calcext:value-type="float">
            <text:p>0.000000</text:p>
          </table:table-cell>
          <table:table-cell table:style-name="ce5" table:formula="of:=[.$B$1]*[.E184]" office:value-type="float" office:value="0.0000000172450942415026" calcext:value-type="float">
            <text:p>0.000000</text:p>
          </table:table-cell>
          <table:table-cell table:style-name="ce5" table:formula="of:=[.H183]+([.E184]*[.A184])" office:value-type="float" office:value="0.299999996805499" calcext:value-type="float">
            <text:p>0.300000</text:p>
          </table:table-cell>
          <table:table-cell table:style-name="ce5" table:formula="of:=[.H184]*[.$B$2]" office:value-type="float" office:value="2.99999996805499" calcext:value-type="float">
            <text:p>3.000000</text:p>
          </table:table-cell>
          <table:table-cell table:style-name="ce5" table:formula="of:=([.E184]-[.E183])/[.A184]" office:value-type="float" office:value="0.000000139763933759696" calcext:value-type="float">
            <text:p>0.000000</text:p>
          </table:table-cell>
          <table:table-cell table:style-name="ce5" table:formula="of:=[.J184]*[.$B$3]" office:value-type="float" office:value="-0.0000000139763933759696" calcext:value-type="float">
            <text:p>0.000000</text:p>
          </table:table-cell>
          <table:table-cell table:style-name="ce5" table:formula="of:=[.G184]+[.I184]+[.K184]" office:value-type="float" office:value="2.99999997132369" calcext:value-type="float">
            <text:p>3.000000</text:p>
          </table:table-cell>
          <table:table-cell table:style-name="ce5" table:formula="of:=-[.L184]/8" office:value-type="float" office:value="-0.374999996415462" calcext:value-type="float">
            <text:p>-0.375000</text:p>
          </table:table-cell>
          <table:table-cell table:formula="of:=IF([.U184]&gt;[.$B$4];1;0)" office:value-type="float" office:value="0" calcext:value-type="float">
            <text:p>0.00</text:p>
          </table:table-cell>
          <table:table-cell table:style-name="ce7" table:formula="of:=IF([.D184]&gt;[.$B$4];1;0)" office:value-type="float" office:value="0" calcext:value-type="float">
            <text:p>0.00</text:p>
          </table:table-cell>
          <table:table-cell table:style-name="ce5" table:formula="of:=IF([.O184];[.M184];[.L184])" office:value-type="float" office:value="2.99999997132369" calcext:value-type="float">
            <text:p>3.000000</text:p>
          </table:table-cell>
          <table:table-cell table:formula="of:=([.P184]-[.P183])/[.A184]" office:value-type="float" office:value="0.000000444743628591482" calcext:value-type="float">
            <text:p>4.44743628591482E-07</text:p>
          </table:table-cell>
          <table:table-cell table:formula="of:=[.$U$5]*[.U183]" office:value-type="float" office:value="2.57376205331196" calcext:value-type="float">
            <text:p>2.5737620533</text:p>
          </table:table-cell>
          <table:table-cell table:formula="of:=([.$U$5]*[.V183]*[.$U$5])+[.$S$5]" office:value-type="float" office:value="1.43308183405113" calcext:value-type="float">
            <text:p>1.4330818341</text:p>
          </table:table-cell>
          <table:table-cell table:formula="of:=[.S184]/([.S184]+[.$Q$5])" office:value-type="float" office:value="0.588998616485093" calcext:value-type="float">
            <text:p>0.5889986165</text:p>
          </table:table-cell>
          <table:table-cell table:formula="of:=[.R184]+[.T184]*((([.L184]*[.A184])+[.D184])-[.R184])" office:value-type="float" office:value="3.00151518730382" calcext:value-type="float">
            <text:p>3.0015151873</text:p>
          </table:table-cell>
          <table:table-cell table:formula="of:=(1-[.T184])*[.S184]" office:value-type="float" office:value="0.588998616485093" calcext:value-type="float">
            <text:p>0.5889986165</text:p>
          </table:table-cell>
          <table:table-cell table:formula="of:=[.D185]-[.U184]" office:value-type="float" office:value="-0.00151520683515827" calcext:value-type="float">
            <text:p>-0.001515206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84]+[.A185]" office:value-type="float" office:value="17.7" calcext:value-type="float">
            <text:p>17.7</text:p>
          </table:table-cell>
          <table:table-cell office:value-type="float" office:value="3" calcext:value-type="float">
            <text:p>3</text:p>
          </table:table-cell>
          <table:table-cell table:style-name="ce5" table:formula="of:=[.D184]*0.8+[.P184]*0.2" office:value-type="float" office:value="2.99999998046866" calcext:value-type="float">
            <text:p>3.000000</text:p>
          </table:table-cell>
          <table:table-cell table:style-name="ce5" table:formula="of:=[.C185]-[.D185]" office:value-type="float" office:value="0.0000000195313365480843" calcext:value-type="float">
            <text:p>0.000000</text:p>
          </table:table-cell>
          <table:table-cell table:style-name="ce5" table:formula="of:=ABS([.E185])" office:value-type="float" office:value="0.0000000195313365480843" calcext:value-type="float">
            <text:p>0.000000</text:p>
          </table:table-cell>
          <table:table-cell table:style-name="ce5" table:formula="of:=[.$B$1]*[.E185]" office:value-type="float" office:value="0.0000000195313365480843" calcext:value-type="float">
            <text:p>0.000000</text:p>
          </table:table-cell>
          <table:table-cell table:style-name="ce5" table:formula="of:=[.H184]+([.E185]*[.A185])" office:value-type="float" office:value="0.299999998758633" calcext:value-type="float">
            <text:p>0.300000</text:p>
          </table:table-cell>
          <table:table-cell table:style-name="ce5" table:formula="of:=[.H185]*[.$B$2]" office:value-type="float" office:value="2.99999998758633" calcext:value-type="float">
            <text:p>3.000000</text:p>
          </table:table-cell>
          <table:table-cell table:style-name="ce5" table:formula="of:=([.E185]-[.E184])/[.A185]" office:value-type="float" office:value="0.000000022862423065817" calcext:value-type="float">
            <text:p>0.000000</text:p>
          </table:table-cell>
          <table:table-cell table:style-name="ce5" table:formula="of:=[.J185]*[.$B$3]" office:value-type="float" office:value="-0.0000000022862423065817" calcext:value-type="float">
            <text:p>0.000000</text:p>
          </table:table-cell>
          <table:table-cell table:style-name="ce5" table:formula="of:=[.G185]+[.I185]+[.K185]" office:value-type="float" office:value="3.00000000483142" calcext:value-type="float">
            <text:p>3.000000</text:p>
          </table:table-cell>
          <table:table-cell table:style-name="ce5" table:formula="of:=-[.L185]/8" office:value-type="float" office:value="-0.375000000603928" calcext:value-type="float">
            <text:p>-0.375000</text:p>
          </table:table-cell>
          <table:table-cell table:formula="of:=IF([.U185]&gt;[.$B$4];1;0)" office:value-type="float" office:value="0" calcext:value-type="float">
            <text:p>0.00</text:p>
          </table:table-cell>
          <table:table-cell table:style-name="ce7" table:formula="of:=IF([.D185]&gt;[.$B$4];1;0)" office:value-type="float" office:value="0" calcext:value-type="float">
            <text:p>0.00</text:p>
          </table:table-cell>
          <table:table-cell table:style-name="ce5" table:formula="of:=IF([.O185];[.M185];[.L185])" office:value-type="float" office:value="3.00000000483142" calcext:value-type="float">
            <text:p>3.000000</text:p>
          </table:table-cell>
          <table:table-cell table:formula="of:=([.P185]-[.P184])/[.A185]" office:value-type="float" office:value="0.000000335077299240538" calcext:value-type="float">
            <text:p>3.35077299240538E-07</text:p>
          </table:table-cell>
          <table:table-cell table:formula="of:=[.$U$5]*[.U184]" office:value-type="float" office:value="2.57376204143544" calcext:value-type="float">
            <text:p>2.5737620414</text:p>
          </table:table-cell>
          <table:table-cell table:formula="of:=([.$U$5]*[.V184]*[.$U$5])+[.$S$5]" office:value-type="float" office:value="1.43308183405113" calcext:value-type="float">
            <text:p>1.4330818341</text:p>
          </table:table-cell>
          <table:table-cell table:formula="of:=[.S185]/([.S185]+[.$Q$5])" office:value-type="float" office:value="0.588998616485093" calcext:value-type="float">
            <text:p>0.5889986165</text:p>
          </table:table-cell>
          <table:table-cell table:formula="of:=[.R185]+[.T185]*((([.L185]*[.A185])+[.D185])-[.R185])" office:value-type="float" office:value="3.00151518304956" calcext:value-type="float">
            <text:p>3.001515183</text:p>
          </table:table-cell>
          <table:table-cell table:formula="of:=(1-[.T185])*[.S185]" office:value-type="float" office:value="0.588998616485093" calcext:value-type="float">
            <text:p>0.5889986165</text:p>
          </table:table-cell>
          <table:table-cell table:formula="of:=[.D186]-[.U185]" office:value-type="float" office:value="-0.00151519770834829" calcext:value-type="float">
            <text:p>-0.0015151977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85]+[.A186]" office:value-type="float" office:value="17.8" calcext:value-type="float">
            <text:p>17.8</text:p>
          </table:table-cell>
          <table:table-cell office:value-type="float" office:value="3" calcext:value-type="float">
            <text:p>3</text:p>
          </table:table-cell>
          <table:table-cell table:style-name="ce5" table:formula="of:=[.D185]*0.8+[.P185]*0.2" office:value-type="float" office:value="2.99999998534122" calcext:value-type="float">
            <text:p>3.000000</text:p>
          </table:table-cell>
          <table:table-cell table:style-name="ce5" table:formula="of:=[.C186]-[.D186]" office:value-type="float" office:value="0.0000000146587844085389" calcext:value-type="float">
            <text:p>0.000000</text:p>
          </table:table-cell>
          <table:table-cell table:style-name="ce5" table:formula="of:=ABS([.E186])" office:value-type="float" office:value="0.0000000146587844085389" calcext:value-type="float">
            <text:p>0.000000</text:p>
          </table:table-cell>
          <table:table-cell table:style-name="ce5" table:formula="of:=[.$B$1]*[.E186]" office:value-type="float" office:value="0.0000000146587844085389" calcext:value-type="float">
            <text:p>0.000000</text:p>
          </table:table-cell>
          <table:table-cell table:style-name="ce5" table:formula="of:=[.H185]+([.E186]*[.A186])" office:value-type="float" office:value="0.300000000224511" calcext:value-type="float">
            <text:p>0.300000</text:p>
          </table:table-cell>
          <table:table-cell table:style-name="ce5" table:formula="of:=[.H186]*[.$B$2]" office:value-type="float" office:value="3.00000000224512" calcext:value-type="float">
            <text:p>3.000000</text:p>
          </table:table-cell>
          <table:table-cell table:style-name="ce5" table:formula="of:=([.E186]-[.E185])/[.A186]" office:value-type="float" office:value="-0.0000000487255213954541" calcext:value-type="float">
            <text:p>0.000000</text:p>
          </table:table-cell>
          <table:table-cell table:style-name="ce5" table:formula="of:=[.J186]*[.$B$3]" office:value-type="float" office:value="0.00000000487255213954541" calcext:value-type="float">
            <text:p>0.000000</text:p>
          </table:table-cell>
          <table:table-cell table:style-name="ce5" table:formula="of:=[.G186]+[.I186]+[.K186]" office:value-type="float" office:value="3.00000002177645" calcext:value-type="float">
            <text:p>3.000000</text:p>
          </table:table-cell>
          <table:table-cell table:style-name="ce5" table:formula="of:=-[.L186]/8" office:value-type="float" office:value="-0.375000002722056" calcext:value-type="float">
            <text:p>-0.375000</text:p>
          </table:table-cell>
          <table:table-cell table:formula="of:=IF([.U186]&gt;[.$B$4];1;0)" office:value-type="float" office:value="0" calcext:value-type="float">
            <text:p>0.00</text:p>
          </table:table-cell>
          <table:table-cell table:style-name="ce7" table:formula="of:=IF([.D186]&gt;[.$B$4];1;0)" office:value-type="float" office:value="0" calcext:value-type="float">
            <text:p>0.00</text:p>
          </table:table-cell>
          <table:table-cell table:style-name="ce5" table:formula="of:=IF([.O186];[.M186];[.L186])" office:value-type="float" office:value="3.00000002177645" calcext:value-type="float">
            <text:p>3.000000</text:p>
          </table:table-cell>
          <table:table-cell table:formula="of:=([.P186]-[.P185])/[.A186]" office:value-type="float" office:value="0.000000169450267151205" calcext:value-type="float">
            <text:p>1.69450267151205E-07</text:p>
          </table:table-cell>
          <table:table-cell table:formula="of:=[.$U$5]*[.U185]" office:value-type="float" office:value="2.57376203778747" calcext:value-type="float">
            <text:p>2.5737620378</text:p>
          </table:table-cell>
          <table:table-cell table:formula="of:=([.$U$5]*[.V185]*[.$U$5])+[.$S$5]" office:value-type="float" office:value="1.43308183405113" calcext:value-type="float">
            <text:p>1.4330818341</text:p>
          </table:table-cell>
          <table:table-cell table:formula="of:=[.S186]/([.S186]+[.$Q$5])" office:value-type="float" office:value="0.588998616485093" calcext:value-type="float">
            <text:p>0.5889986165</text:p>
          </table:table-cell>
          <table:table-cell table:formula="of:=[.R186]+[.T186]*((([.L186]*[.A186])+[.D186])-[.R186])" office:value-type="float" office:value="3.00151518541823" calcext:value-type="float">
            <text:p>3.0015151854</text:p>
          </table:table-cell>
          <table:table-cell table:formula="of:=(1-[.T186])*[.S186]" office:value-type="float" office:value="0.588998616485093" calcext:value-type="float">
            <text:p>0.5889986165</text:p>
          </table:table-cell>
          <table:table-cell table:formula="of:=[.D187]-[.U186]" office:value-type="float" office:value="-0.00151519278996526" calcext:value-type="float">
            <text:p>-0.001515192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86]+[.A187]" office:value-type="float" office:value="17.9" calcext:value-type="float">
            <text:p>17.9</text:p>
          </table:table-cell>
          <table:table-cell office:value-type="float" office:value="3" calcext:value-type="float">
            <text:p>3</text:p>
          </table:table-cell>
          <table:table-cell table:style-name="ce5" table:formula="of:=[.D186]*0.8+[.P186]*0.2" office:value-type="float" office:value="2.99999999262826" calcext:value-type="float">
            <text:p>3.000000</text:p>
          </table:table-cell>
          <table:table-cell table:style-name="ce5" table:formula="of:=[.C187]-[.D187]" office:value-type="float" office:value="0.00000000737173699860705" calcext:value-type="float">
            <text:p>0.000000</text:p>
          </table:table-cell>
          <table:table-cell table:style-name="ce5" table:formula="of:=ABS([.E187])" office:value-type="float" office:value="0.00000000737173699860705" calcext:value-type="float">
            <text:p>0.000000</text:p>
          </table:table-cell>
          <table:table-cell table:style-name="ce5" table:formula="of:=[.$B$1]*[.E187]" office:value-type="float" office:value="0.00000000737173699860705" calcext:value-type="float">
            <text:p>0.000000</text:p>
          </table:table-cell>
          <table:table-cell table:style-name="ce5" table:formula="of:=[.H186]+([.E187]*[.A187])" office:value-type="float" office:value="0.300000000961685" calcext:value-type="float">
            <text:p>0.300000</text:p>
          </table:table-cell>
          <table:table-cell table:style-name="ce5" table:formula="of:=[.H187]*[.$B$2]" office:value-type="float" office:value="3.00000000961685" calcext:value-type="float">
            <text:p>3.000000</text:p>
          </table:table-cell>
          <table:table-cell table:style-name="ce5" table:formula="of:=([.E187]-[.E186])/[.A187]" office:value-type="float" office:value="-0.000000072870474099318" calcext:value-type="float">
            <text:p>0.000000</text:p>
          </table:table-cell>
          <table:table-cell table:style-name="ce5" table:formula="of:=[.J187]*[.$B$3]" office:value-type="float" office:value="0.0000000072870474099318" calcext:value-type="float">
            <text:p>0.000000</text:p>
          </table:table-cell>
          <table:table-cell table:style-name="ce5" table:formula="of:=[.G187]+[.I187]+[.K187]" office:value-type="float" office:value="3.00000002427564" calcext:value-type="float">
            <text:p>3.000000</text:p>
          </table:table-cell>
          <table:table-cell table:style-name="ce5" table:formula="of:=-[.L187]/8" office:value-type="float" office:value="-0.375000003034455" calcext:value-type="float">
            <text:p>-0.375000</text:p>
          </table:table-cell>
          <table:table-cell table:formula="of:=IF([.U187]&gt;[.$B$4];1;0)" office:value-type="float" office:value="0" calcext:value-type="float">
            <text:p>0.00</text:p>
          </table:table-cell>
          <table:table-cell table:style-name="ce7" table:formula="of:=IF([.D187]&gt;[.$B$4];1;0)" office:value-type="float" office:value="0" calcext:value-type="float">
            <text:p>0.00</text:p>
          </table:table-cell>
          <table:table-cell table:style-name="ce5" table:formula="of:=IF([.O187];[.M187];[.L187])" office:value-type="float" office:value="3.00000002427564" calcext:value-type="float">
            <text:p>3.000000</text:p>
          </table:table-cell>
          <table:table-cell table:formula="of:=([.P187]-[.P186])/[.A187]" office:value-type="float" office:value="0.0000000249918485906164" calcext:value-type="float">
            <text:p>0.000000025</text:p>
          </table:table-cell>
          <table:table-cell table:formula="of:=[.$U$5]*[.U186]" office:value-type="float" office:value="2.57376203981857" calcext:value-type="float">
            <text:p>2.5737620398</text:p>
          </table:table-cell>
          <table:table-cell table:formula="of:=([.$U$5]*[.V186]*[.$U$5])+[.$S$5]" office:value-type="float" office:value="1.43308183405113" calcext:value-type="float">
            <text:p>1.4330818341</text:p>
          </table:table-cell>
          <table:table-cell table:formula="of:=[.S187]/([.S187]+[.$Q$5])" office:value-type="float" office:value="0.588998616485093" calcext:value-type="float">
            <text:p>0.5889986165</text:p>
          </table:table-cell>
          <table:table-cell table:formula="of:=[.R187]+[.T187]*((([.L187]*[.A187])+[.D187])-[.R187])" office:value-type="float" office:value="3.00151519069228" calcext:value-type="float">
            <text:p>3.0015151907</text:p>
          </table:table-cell>
          <table:table-cell table:formula="of:=(1-[.T187])*[.S187]" office:value-type="float" office:value="0.588998616485093" calcext:value-type="float">
            <text:p>0.5889986165</text:p>
          </table:table-cell>
          <table:table-cell table:formula="of:=[.D188]-[.U187]" office:value-type="float" office:value="-0.00151519173453751" calcext:value-type="float">
            <text:p>-0.0015151917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87]+[.A188]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5" table:formula="of:=[.D187]*0.8+[.P187]*0.2" office:value-type="float" office:value="2.99999999895774" calcext:value-type="float">
            <text:p>3.000000</text:p>
          </table:table-cell>
          <table:table-cell table:style-name="ce5" table:formula="of:=[.C188]-[.D188]" office:value-type="float" office:value="0.00000000104226183239575" calcext:value-type="float">
            <text:p>0.000000</text:p>
          </table:table-cell>
          <table:table-cell table:style-name="ce5" table:formula="of:=ABS([.E188])" office:value-type="float" office:value="0.00000000104226183239575" calcext:value-type="float">
            <text:p>0.000000</text:p>
          </table:table-cell>
          <table:table-cell table:style-name="ce5" table:formula="of:=[.$B$1]*[.E188]" office:value-type="float" office:value="0.00000000104226183239575" calcext:value-type="float">
            <text:p>0.000000</text:p>
          </table:table-cell>
          <table:table-cell table:style-name="ce5" table:formula="of:=[.H187]+([.E188]*[.A188])" office:value-type="float" office:value="0.300000001065911" calcext:value-type="float">
            <text:p>0.300000</text:p>
          </table:table-cell>
          <table:table-cell table:style-name="ce5" table:formula="of:=[.H188]*[.$B$2]" office:value-type="float" office:value="3.00000001065911" calcext:value-type="float">
            <text:p>3.000000</text:p>
          </table:table-cell>
          <table:table-cell table:style-name="ce5" table:formula="of:=([.E188]-[.E187])/[.A188]" office:value-type="float" office:value="-0.000000063294751662113" calcext:value-type="float">
            <text:p>0.000000</text:p>
          </table:table-cell>
          <table:table-cell table:style-name="ce5" table:formula="of:=[.J188]*[.$B$3]" office:value-type="float" office:value="0.0000000063294751662113" calcext:value-type="float">
            <text:p>0.000000</text:p>
          </table:table-cell>
          <table:table-cell table:style-name="ce5" table:formula="of:=[.G188]+[.I188]+[.K188]" office:value-type="float" office:value="3.00000001803085" calcext:value-type="float">
            <text:p>3.000000</text:p>
          </table:table-cell>
          <table:table-cell table:style-name="ce5" table:formula="of:=-[.L188]/8" office:value-type="float" office:value="-0.375000002253856" calcext:value-type="float">
            <text:p>-0.375000</text:p>
          </table:table-cell>
          <table:table-cell table:formula="of:=IF([.U188]&gt;[.$B$4];1;0)" office:value-type="float" office:value="0" calcext:value-type="float">
            <text:p>0.00</text:p>
          </table:table-cell>
          <table:table-cell table:style-name="ce7" table:formula="of:=IF([.D188]&gt;[.$B$4];1;0)" office:value-type="float" office:value="0" calcext:value-type="float">
            <text:p>0.00</text:p>
          </table:table-cell>
          <table:table-cell table:style-name="ce5" table:formula="of:=IF([.O188];[.M188];[.L188])" office:value-type="float" office:value="3.00000001803085" calcext:value-type="float">
            <text:p>3.000000</text:p>
          </table:table-cell>
          <table:table-cell table:formula="of:=([.P188]-[.P187])/[.A188]" office:value-type="float" office:value="-0.0000000624478557753605" calcext:value-type="float">
            <text:p>-6.24478557753605E-08</text:p>
          </table:table-cell>
          <table:table-cell table:formula="of:=[.$U$5]*[.U187]" office:value-type="float" office:value="2.573762044341" calcext:value-type="float">
            <text:p>2.5737620443</text:p>
          </table:table-cell>
          <table:table-cell table:formula="of:=([.$U$5]*[.V187]*[.$U$5])+[.$S$5]" office:value-type="float" office:value="1.43308183405113" calcext:value-type="float">
            <text:p>1.4330818341</text:p>
          </table:table-cell>
          <table:table-cell table:formula="of:=[.S188]/([.S188]+[.$Q$5])" office:value-type="float" office:value="0.588998616485093" calcext:value-type="float">
            <text:p>0.5889986165</text:p>
          </table:table-cell>
          <table:table-cell table:formula="of:=[.R188]+[.T188]*((([.L188]*[.A188])+[.D188])-[.R188])" office:value-type="float" office:value="3.00151519591124" calcext:value-type="float">
            <text:p>3.0015151959</text:p>
          </table:table-cell>
          <table:table-cell table:formula="of:=(1-[.T188])*[.S188]" office:value-type="float" office:value="0.588998616485093" calcext:value-type="float">
            <text:p>0.5889986165</text:p>
          </table:table-cell>
          <table:table-cell table:formula="of:=[.D189]-[.U188]" office:value-type="float" office:value="-0.00151519313887505" calcext:value-type="float">
            <text:p>-0.0015151931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88]+[.A189]" office:value-type="float" office:value="18.1" calcext:value-type="float">
            <text:p>18.1</text:p>
          </table:table-cell>
          <table:table-cell office:value-type="float" office:value="3" calcext:value-type="float">
            <text:p>3</text:p>
          </table:table-cell>
          <table:table-cell table:style-name="ce5" table:formula="of:=[.D188]*0.8+[.P188]*0.2" office:value-type="float" office:value="3.00000000277236" calcext:value-type="float">
            <text:p>3.000000</text:p>
          </table:table-cell>
          <table:table-cell table:style-name="ce5" table:formula="of:=[.C189]-[.D189]" office:value-type="float" office:value="-0.00000000277236056334118" calcext:value-type="float">
            <text:p>0.000000</text:p>
          </table:table-cell>
          <table:table-cell table:style-name="ce5" table:formula="of:=ABS([.E189])" office:value-type="float" office:value="0.00000000277236056334118" calcext:value-type="float">
            <text:p>0.000000</text:p>
          </table:table-cell>
          <table:table-cell table:style-name="ce5" table:formula="of:=[.$B$1]*[.E189]" office:value-type="float" office:value="-0.00000000277236056334118" calcext:value-type="float">
            <text:p>0.000000</text:p>
          </table:table-cell>
          <table:table-cell table:style-name="ce5" table:formula="of:=[.H188]+([.E189]*[.A189])" office:value-type="float" office:value="0.300000000788675" calcext:value-type="float">
            <text:p>0.300000</text:p>
          </table:table-cell>
          <table:table-cell table:style-name="ce5" table:formula="of:=[.H189]*[.$B$2]" office:value-type="float" office:value="3.00000000788675" calcext:value-type="float">
            <text:p>3.000000</text:p>
          </table:table-cell>
          <table:table-cell table:style-name="ce5" table:formula="of:=([.E189]-[.E188])/[.A189]" office:value-type="float" office:value="-0.0000000381462239573693" calcext:value-type="float">
            <text:p>0.000000</text:p>
          </table:table-cell>
          <table:table-cell table:style-name="ce5" table:formula="of:=[.J189]*[.$B$3]" office:value-type="float" office:value="0.00000000381462239573693" calcext:value-type="float">
            <text:p>0.000000</text:p>
          </table:table-cell>
          <table:table-cell table:style-name="ce5" table:formula="of:=[.G189]+[.I189]+[.K189]" office:value-type="float" office:value="3.00000000892902" calcext:value-type="float">
            <text:p>3.000000</text:p>
          </table:table-cell>
          <table:table-cell table:style-name="ce5" table:formula="of:=-[.L189]/8" office:value-type="float" office:value="-0.375000001116127" calcext:value-type="float">
            <text:p>-0.375000</text:p>
          </table:table-cell>
          <table:table-cell table:formula="of:=IF([.U189]&gt;[.$B$4];1;0)" office:value-type="float" office:value="0" calcext:value-type="float">
            <text:p>0.00</text:p>
          </table:table-cell>
          <table:table-cell table:style-name="ce7" table:formula="of:=IF([.D189]&gt;[.$B$4];1;0)" office:value-type="float" office:value="0" calcext:value-type="float">
            <text:p>0.00</text:p>
          </table:table-cell>
          <table:table-cell table:style-name="ce5" table:formula="of:=IF([.O189];[.M189];[.L189])" office:value-type="float" office:value="3.00000000892902" calcext:value-type="float">
            <text:p>3.000000</text:p>
          </table:table-cell>
          <table:table-cell table:formula="of:=([.P189]-[.P188])/[.A189]" office:value-type="float" office:value="-0.0000000910183572955248" calcext:value-type="float">
            <text:p>-0.000000091</text:p>
          </table:table-cell>
          <table:table-cell table:formula="of:=[.$U$5]*[.U188]" office:value-type="float" office:value="2.57376204881619" calcext:value-type="float">
            <text:p>2.5737620488</text:p>
          </table:table-cell>
          <table:table-cell table:formula="of:=([.$U$5]*[.V188]*[.$U$5])+[.$S$5]" office:value-type="float" office:value="1.43308183405113" calcext:value-type="float">
            <text:p>1.4330818341</text:p>
          </table:table-cell>
          <table:table-cell table:formula="of:=[.S189]/([.S189]+[.$Q$5])" office:value-type="float" office:value="0.588998616485093" calcext:value-type="float">
            <text:p>0.5889986165</text:p>
          </table:table-cell>
          <table:table-cell table:formula="of:=[.R189]+[.T189]*((([.L189]*[.A189])+[.D189])-[.R189])" office:value-type="float" office:value="3.00151519946126" calcext:value-type="float">
            <text:p>3.0015151995</text:p>
          </table:table-cell>
          <table:table-cell table:formula="of:=(1-[.T189])*[.S189]" office:value-type="float" office:value="0.588998616485093" calcext:value-type="float">
            <text:p>0.5889986165</text:p>
          </table:table-cell>
          <table:table-cell table:formula="of:=[.D190]-[.U189]" office:value-type="float" office:value="-0.00151519545756518" calcext:value-type="float">
            <text:p>-0.0015151955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89]+[.A190]" office:value-type="float" office:value="18.2" calcext:value-type="float">
            <text:p>18.2</text:p>
          </table:table-cell>
          <table:table-cell office:value-type="float" office:value="3" calcext:value-type="float">
            <text:p>3</text:p>
          </table:table-cell>
          <table:table-cell table:style-name="ce5" table:formula="of:=[.D189]*0.8+[.P189]*0.2" office:value-type="float" office:value="3.00000000400369" calcext:value-type="float">
            <text:p>3.000000</text:p>
          </table:table-cell>
          <table:table-cell table:style-name="ce5" table:formula="of:=[.C190]-[.D190]" office:value-type="float" office:value="-0.00000000400369160047376" calcext:value-type="float">
            <text:p>0.000000</text:p>
          </table:table-cell>
          <table:table-cell table:style-name="ce5" table:formula="of:=ABS([.E190])" office:value-type="float" office:value="0.00000000400369160047376" calcext:value-type="float">
            <text:p>0.000000</text:p>
          </table:table-cell>
          <table:table-cell table:style-name="ce5" table:formula="of:=[.$B$1]*[.E190]" office:value-type="float" office:value="-0.00000000400369160047376" calcext:value-type="float">
            <text:p>0.000000</text:p>
          </table:table-cell>
          <table:table-cell table:style-name="ce5" table:formula="of:=[.H189]+([.E190]*[.A190])" office:value-type="float" office:value="0.300000000388306" calcext:value-type="float">
            <text:p>0.300000</text:p>
          </table:table-cell>
          <table:table-cell table:style-name="ce5" table:formula="of:=[.H190]*[.$B$2]" office:value-type="float" office:value="3.00000000388306" calcext:value-type="float">
            <text:p>3.000000</text:p>
          </table:table-cell>
          <table:table-cell table:style-name="ce5" table:formula="of:=([.E190]-[.E189])/[.A190]" office:value-type="float" office:value="-0.0000000123133103713258" calcext:value-type="float">
            <text:p>0.000000</text:p>
          </table:table-cell>
          <table:table-cell table:style-name="ce5" table:formula="of:=[.J190]*[.$B$3]" office:value-type="float" office:value="0.00000000123133103713258" calcext:value-type="float">
            <text:p>0.000000</text:p>
          </table:table-cell>
          <table:table-cell table:style-name="ce5" table:formula="of:=[.G190]+[.I190]+[.K190]" office:value-type="float" office:value="3.0000000011107" calcext:value-type="float">
            <text:p>3.000000</text:p>
          </table:table-cell>
          <table:table-cell table:style-name="ce5" table:formula="of:=-[.L190]/8" office:value-type="float" office:value="-0.375000000138838" calcext:value-type="float">
            <text:p>-0.375000</text:p>
          </table:table-cell>
          <table:table-cell table:formula="of:=IF([.U190]&gt;[.$B$4];1;0)" office:value-type="float" office:value="0" calcext:value-type="float">
            <text:p>0.00</text:p>
          </table:table-cell>
          <table:table-cell table:style-name="ce7" table:formula="of:=IF([.D190]&gt;[.$B$4];1;0)" office:value-type="float" office:value="0" calcext:value-type="float">
            <text:p>0.00</text:p>
          </table:table-cell>
          <table:table-cell table:style-name="ce5" table:formula="of:=IF([.O190];[.M190];[.L190])" office:value-type="float" office:value="3.0000000011107" calcext:value-type="float">
            <text:p>3.000000</text:p>
          </table:table-cell>
          <table:table-cell table:formula="of:=([.P190]-[.P189])/[.A190]" office:value-type="float" office:value="-0.000000078183144402999" calcext:value-type="float">
            <text:p>-7.8183144402999E-08</text:p>
          </table:table-cell>
          <table:table-cell table:formula="of:=[.$U$5]*[.U189]" office:value-type="float" office:value="2.57376205186029" calcext:value-type="float">
            <text:p>2.5737620519</text:p>
          </table:table-cell>
          <table:table-cell table:formula="of:=([.$U$5]*[.V189]*[.$U$5])+[.$S$5]" office:value-type="float" office:value="1.43308183405113" calcext:value-type="float">
            <text:p>1.4330818341</text:p>
          </table:table-cell>
          <table:table-cell table:formula="of:=[.S190]/([.S190]+[.$Q$5])" office:value-type="float" office:value="0.588998616485093" calcext:value-type="float">
            <text:p>0.5889986165</text:p>
          </table:table-cell>
          <table:table-cell table:formula="of:=[.R190]+[.T190]*((([.L190]*[.A190])+[.D190])-[.R190])" office:value-type="float" office:value="3.00151520097714" calcext:value-type="float">
            <text:p>3.001515201</text:p>
          </table:table-cell>
          <table:table-cell table:formula="of:=(1-[.T190])*[.S190]" office:value-type="float" office:value="0.588998616485093" calcext:value-type="float">
            <text:p>0.5889986165</text:p>
          </table:table-cell>
          <table:table-cell table:formula="of:=[.D191]-[.U190]" office:value-type="float" office:value="-0.0015151975520471" calcext:value-type="float">
            <text:p>-0.0015151976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90]+[.A191]" office:value-type="float" office:value="18.3" calcext:value-type="float">
            <text:p>18.3</text:p>
          </table:table-cell>
          <table:table-cell office:value-type="float" office:value="3" calcext:value-type="float">
            <text:p>3</text:p>
          </table:table-cell>
          <table:table-cell table:style-name="ce5" table:formula="of:=[.D190]*0.8+[.P190]*0.2" office:value-type="float" office:value="3.00000000342509" calcext:value-type="float">
            <text:p>3.000000</text:p>
          </table:table-cell>
          <table:table-cell table:style-name="ce5" table:formula="of:=[.C191]-[.D191]" office:value-type="float" office:value="-0.00000000342509354211984" calcext:value-type="float">
            <text:p>0.000000</text:p>
          </table:table-cell>
          <table:table-cell table:style-name="ce5" table:formula="of:=ABS([.E191])" office:value-type="float" office:value="0.00000000342509354211984" calcext:value-type="float">
            <text:p>0.000000</text:p>
          </table:table-cell>
          <table:table-cell table:style-name="ce5" table:formula="of:=[.$B$1]*[.E191]" office:value-type="float" office:value="-0.00000000342509354211984" calcext:value-type="float">
            <text:p>0.000000</text:p>
          </table:table-cell>
          <table:table-cell table:style-name="ce5" table:formula="of:=[.H190]+([.E191]*[.A191])" office:value-type="float" office:value="0.300000000045797" calcext:value-type="float">
            <text:p>0.300000</text:p>
          </table:table-cell>
          <table:table-cell table:style-name="ce5" table:formula="of:=[.H191]*[.$B$2]" office:value-type="float" office:value="3.00000000045797" calcext:value-type="float">
            <text:p>3.000000</text:p>
          </table:table-cell>
          <table:table-cell table:style-name="ce5" table:formula="of:=([.E191]-[.E190])/[.A191]" office:value-type="float" office:value="0.00000000578598058353919" calcext:value-type="float">
            <text:p>0.000000</text:p>
          </table:table-cell>
          <table:table-cell table:style-name="ce5" table:formula="of:=[.J191]*[.$B$3]" office:value-type="float" office:value="-0.000000000578598058353919" calcext:value-type="float">
            <text:p>0.000000</text:p>
          </table:table-cell>
          <table:table-cell table:style-name="ce5" table:formula="of:=[.G191]+[.I191]+[.K191]" office:value-type="float" office:value="2.99999999645428" calcext:value-type="float">
            <text:p>3.000000</text:p>
          </table:table-cell>
          <table:table-cell table:style-name="ce5" table:formula="of:=-[.L191]/8" office:value-type="float" office:value="-0.374999999556785" calcext:value-type="float">
            <text:p>-0.375000</text:p>
          </table:table-cell>
          <table:table-cell table:formula="of:=IF([.U191]&gt;[.$B$4];1;0)" office:value-type="float" office:value="0" calcext:value-type="float">
            <text:p>0.00</text:p>
          </table:table-cell>
          <table:table-cell table:style-name="ce7" table:formula="of:=IF([.D191]&gt;[.$B$4];1;0)" office:value-type="float" office:value="0" calcext:value-type="float">
            <text:p>0.00</text:p>
          </table:table-cell>
          <table:table-cell table:style-name="ce5" table:formula="of:=IF([.O191];[.M191];[.L191])" office:value-type="float" office:value="2.99999999645428" calcext:value-type="float">
            <text:p>3.000000</text:p>
          </table:table-cell>
          <table:table-cell table:formula="of:=([.P191]-[.P190])/[.A191]" office:value-type="float" office:value="-0.0000000465642457925242" calcext:value-type="float">
            <text:p>-4.65642457925242E-08</text:p>
          </table:table-cell>
          <table:table-cell table:formula="of:=[.$U$5]*[.U190]" office:value-type="float" office:value="2.57376205316014" calcext:value-type="float">
            <text:p>2.5737620532</text:p>
          </table:table-cell>
          <table:table-cell table:formula="of:=([.$U$5]*[.V190]*[.$U$5])+[.$S$5]" office:value-type="float" office:value="1.43308183405113" calcext:value-type="float">
            <text:p>1.4330818341</text:p>
          </table:table-cell>
          <table:table-cell table:formula="of:=[.S191]/([.S191]+[.$Q$5])" office:value-type="float" office:value="0.588998616485093" calcext:value-type="float">
            <text:p>0.5889986165</text:p>
          </table:table-cell>
          <table:table-cell table:formula="of:=[.R191]+[.T191]*((([.L191]*[.A191])+[.D191])-[.R191])" office:value-type="float" office:value="3.00151520089632" calcext:value-type="float">
            <text:p>3.0015152009</text:p>
          </table:table-cell>
          <table:table-cell table:formula="of:=(1-[.T191])*[.S191]" office:value-type="float" office:value="0.588998616485093" calcext:value-type="float">
            <text:p>0.5889986165</text:p>
          </table:table-cell>
          <table:table-cell table:formula="of:=[.D192]-[.U191]" office:value-type="float" office:value="-0.00151519886539431" calcext:value-type="float">
            <text:p>-0.0015151989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91]+[.A192]" office:value-type="float" office:value="18.4" calcext:value-type="float">
            <text:p>18.4</text:p>
          </table:table-cell>
          <table:table-cell office:value-type="float" office:value="3" calcext:value-type="float">
            <text:p>3</text:p>
          </table:table-cell>
          <table:table-cell table:style-name="ce5" table:formula="of:=[.D191]*0.8+[.P191]*0.2" office:value-type="float" office:value="3.00000000203093" calcext:value-type="float">
            <text:p>3.000000</text:p>
          </table:table-cell>
          <table:table-cell table:style-name="ce5" table:formula="of:=[.C192]-[.D192]" office:value-type="float" office:value="-0.00000000203093053485759" calcext:value-type="float">
            <text:p>0.000000</text:p>
          </table:table-cell>
          <table:table-cell table:style-name="ce5" table:formula="of:=ABS([.E192])" office:value-type="float" office:value="0.00000000203093053485759" calcext:value-type="float">
            <text:p>0.000000</text:p>
          </table:table-cell>
          <table:table-cell table:style-name="ce5" table:formula="of:=[.$B$1]*[.E192]" office:value-type="float" office:value="-0.00000000203093053485759" calcext:value-type="float">
            <text:p>0.000000</text:p>
          </table:table-cell>
          <table:table-cell table:style-name="ce5" table:formula="of:=[.H191]+([.E192]*[.A192])" office:value-type="float" office:value="0.299999999842704" calcext:value-type="float">
            <text:p>0.300000</text:p>
          </table:table-cell>
          <table:table-cell table:style-name="ce5" table:formula="of:=[.H192]*[.$B$2]" office:value-type="float" office:value="2.99999999842704" calcext:value-type="float">
            <text:p>3.000000</text:p>
          </table:table-cell>
          <table:table-cell table:style-name="ce5" table:formula="of:=([.E192]-[.E191])/[.A192]" office:value-type="float" office:value="0.0000000139416300726225" calcext:value-type="float">
            <text:p>0.000000</text:p>
          </table:table-cell>
          <table:table-cell table:style-name="ce5" table:formula="of:=[.J192]*[.$B$3]" office:value-type="float" office:value="-0.00000000139416300726225" calcext:value-type="float">
            <text:p>0.000000</text:p>
          </table:table-cell>
          <table:table-cell table:style-name="ce5" table:formula="of:=[.G192]+[.I192]+[.K192]" office:value-type="float" office:value="2.99999999500194" calcext:value-type="float">
            <text:p>3.000000</text:p>
          </table:table-cell>
          <table:table-cell table:style-name="ce5" table:formula="of:=-[.L192]/8" office:value-type="float" office:value="-0.374999999375243" calcext:value-type="float">
            <text:p>-0.375000</text:p>
          </table:table-cell>
          <table:table-cell table:formula="of:=IF([.U192]&gt;[.$B$4];1;0)" office:value-type="float" office:value="0" calcext:value-type="float">
            <text:p>0.00</text:p>
          </table:table-cell>
          <table:table-cell table:style-name="ce7" table:formula="of:=IF([.D192]&gt;[.$B$4];1;0)" office:value-type="float" office:value="0" calcext:value-type="float">
            <text:p>0.00</text:p>
          </table:table-cell>
          <table:table-cell table:style-name="ce5" table:formula="of:=IF([.O192];[.M192];[.L192])" office:value-type="float" office:value="2.99999999500194" calcext:value-type="float">
            <text:p>3.000000</text:p>
          </table:table-cell>
          <table:table-cell table:formula="of:=([.P192]-[.P191])/[.A192]" office:value-type="float" office:value="-0.0000000145233203241446" calcext:value-type="float">
            <text:p>-1.45233203241446E-08</text:p>
          </table:table-cell>
          <table:table-cell table:formula="of:=[.$U$5]*[.U191]" office:value-type="float" office:value="2.57376205309084" calcext:value-type="float">
            <text:p>2.5737620531</text:p>
          </table:table-cell>
          <table:table-cell table:formula="of:=([.$U$5]*[.V191]*[.$U$5])+[.$S$5]" office:value-type="float" office:value="1.43308183405113" calcext:value-type="float">
            <text:p>1.4330818341</text:p>
          </table:table-cell>
          <table:table-cell table:formula="of:=[.S192]/([.S192]+[.$Q$5])" office:value-type="float" office:value="0.588998616485093" calcext:value-type="float">
            <text:p>0.5889986165</text:p>
          </table:table-cell>
          <table:table-cell table:formula="of:=[.R192]+[.T192]*((([.L192]*[.A192])+[.D192])-[.R192])" office:value-type="float" office:value="3.00151519996114" calcext:value-type="float">
            <text:p>3.0015152</text:p>
          </table:table-cell>
          <table:table-cell table:formula="of:=(1-[.T192])*[.S192]" office:value-type="float" office:value="0.588998616485093" calcext:value-type="float">
            <text:p>0.5889986165</text:p>
          </table:table-cell>
          <table:table-cell table:formula="of:=[.D193]-[.U192]" office:value-type="float" office:value="-0.00151519933600719" calcext:value-type="float">
            <text:p>-0.0015151993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92]+[.A193]" office:value-type="float" office:value="18.5" calcext:value-type="float">
            <text:p>18.5</text:p>
          </table:table-cell>
          <table:table-cell office:value-type="float" office:value="3" calcext:value-type="float">
            <text:p>3</text:p>
          </table:table-cell>
          <table:table-cell table:style-name="ce5" table:formula="of:=[.D192]*0.8+[.P192]*0.2" office:value-type="float" office:value="3.00000000062513" calcext:value-type="float">
            <text:p>3.000000</text:p>
          </table:table-cell>
          <table:table-cell table:style-name="ce5" table:formula="of:=[.C193]-[.D193]" office:value-type="float" office:value="-0.000000000625133722564897" calcext:value-type="float">
            <text:p>0.000000</text:p>
          </table:table-cell>
          <table:table-cell table:style-name="ce5" table:formula="of:=ABS([.E193])" office:value-type="float" office:value="0.000000000625133722564897" calcext:value-type="float">
            <text:p>0.000000</text:p>
          </table:table-cell>
          <table:table-cell table:style-name="ce5" table:formula="of:=[.$B$1]*[.E193]" office:value-type="float" office:value="-0.000000000625133722564897" calcext:value-type="float">
            <text:p>0.000000</text:p>
          </table:table-cell>
          <table:table-cell table:style-name="ce5" table:formula="of:=[.H192]+([.E193]*[.A193])" office:value-type="float" office:value="0.29999999978019" calcext:value-type="float">
            <text:p>0.300000</text:p>
          </table:table-cell>
          <table:table-cell table:style-name="ce5" table:formula="of:=[.H193]*[.$B$2]" office:value-type="float" office:value="2.9999999978019" calcext:value-type="float">
            <text:p>3.000000</text:p>
          </table:table-cell>
          <table:table-cell table:style-name="ce5" table:formula="of:=([.E193]-[.E192])/[.A193]" office:value-type="float" office:value="0.0000000140579681229269" calcext:value-type="float">
            <text:p>0.000000</text:p>
          </table:table-cell>
          <table:table-cell table:style-name="ce5" table:formula="of:=[.J193]*[.$B$3]" office:value-type="float" office:value="-0.00000000140579681229269" calcext:value-type="float">
            <text:p>0.000000</text:p>
          </table:table-cell>
          <table:table-cell table:style-name="ce5" table:formula="of:=[.G193]+[.I193]+[.K193]" office:value-type="float" office:value="2.99999999577097" calcext:value-type="float">
            <text:p>3.000000</text:p>
          </table:table-cell>
          <table:table-cell table:style-name="ce5" table:formula="of:=-[.L193]/8" office:value-type="float" office:value="-0.374999999471372" calcext:value-type="float">
            <text:p>-0.375000</text:p>
          </table:table-cell>
          <table:table-cell table:formula="of:=IF([.U193]&gt;[.$B$4];1;0)" office:value-type="float" office:value="0" calcext:value-type="float">
            <text:p>0.00</text:p>
          </table:table-cell>
          <table:table-cell table:style-name="ce7" table:formula="of:=IF([.D193]&gt;[.$B$4];1;0)" office:value-type="float" office:value="0" calcext:value-type="float">
            <text:p>0.00</text:p>
          </table:table-cell>
          <table:table-cell table:style-name="ce5" table:formula="of:=IF([.O193];[.M193];[.L193])" office:value-type="float" office:value="2.99999999577097" calcext:value-type="float">
            <text:p>3.000000</text:p>
          </table:table-cell>
          <table:table-cell table:formula="of:=([.P193]-[.P192])/[.A193]" office:value-type="float" office:value="0.00000000769028840608144" calcext:value-type="float">
            <text:p>7.69028840608144E-09</text:p>
          </table:table-cell>
          <table:table-cell table:formula="of:=[.$U$5]*[.U192]" office:value-type="float" office:value="2.57376205228893" calcext:value-type="float">
            <text:p>2.5737620523</text:p>
          </table:table-cell>
          <table:table-cell table:formula="of:=([.$U$5]*[.V192]*[.$U$5])+[.$S$5]" office:value-type="float" office:value="1.43308183405113" calcext:value-type="float">
            <text:p>1.4330818341</text:p>
          </table:table-cell>
          <table:table-cell table:formula="of:=[.S193]/([.S193]+[.$Q$5])" office:value-type="float" office:value="0.588998616485093" calcext:value-type="float">
            <text:p>0.5889986165</text:p>
          </table:table-cell>
          <table:table-cell table:formula="of:=[.R193]+[.T193]*((([.L193]*[.A193])+[.D193])-[.R193])" office:value-type="float" office:value="3.00151519884884" calcext:value-type="float">
            <text:p>3.0015151988</text:p>
          </table:table-cell>
          <table:table-cell table:formula="of:=(1-[.T193])*[.S193]" office:value-type="float" office:value="0.588998616485093" calcext:value-type="float">
            <text:p>0.5889986165</text:p>
          </table:table-cell>
          <table:table-cell table:formula="of:=[.D194]-[.U193]" office:value-type="float" office:value="-0.00151519919453724" calcext:value-type="float">
            <text:p>-0.0015151992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93]+[.A194]" office:value-type="float" office:value="18.6" calcext:value-type="float">
            <text:p>18.6</text:p>
          </table:table-cell>
          <table:table-cell office:value-type="float" office:value="3" calcext:value-type="float">
            <text:p>3</text:p>
          </table:table-cell>
          <table:table-cell table:style-name="ce5" table:formula="of:=[.D193]*0.8+[.P193]*0.2" office:value-type="float" office:value="2.9999999996543" calcext:value-type="float">
            <text:p>3.000000</text:p>
          </table:table-cell>
          <table:table-cell table:style-name="ce5" table:formula="of:=[.C194]-[.D194]" office:value-type="float" office:value="0.000000000345698580872522" calcext:value-type="float">
            <text:p>0.000000</text:p>
          </table:table-cell>
          <table:table-cell table:style-name="ce5" table:formula="of:=ABS([.E194])" office:value-type="float" office:value="0.000000000345698580872522" calcext:value-type="float">
            <text:p>0.000000</text:p>
          </table:table-cell>
          <table:table-cell table:style-name="ce5" table:formula="of:=[.$B$1]*[.E194]" office:value-type="float" office:value="0.000000000345698580872522" calcext:value-type="float">
            <text:p>0.000000</text:p>
          </table:table-cell>
          <table:table-cell table:style-name="ce5" table:formula="of:=[.H193]+([.E194]*[.A194])" office:value-type="float" office:value="0.29999999981476" calcext:value-type="float">
            <text:p>0.300000</text:p>
          </table:table-cell>
          <table:table-cell table:style-name="ce5" table:formula="of:=[.H194]*[.$B$2]" office:value-type="float" office:value="2.9999999981476" calcext:value-type="float">
            <text:p>3.000000</text:p>
          </table:table-cell>
          <table:table-cell table:style-name="ce5" table:formula="of:=([.E194]-[.E193])/[.A194]" office:value-type="float" office:value="0.00000000970832303437419" calcext:value-type="float">
            <text:p>0.000000</text:p>
          </table:table-cell>
          <table:table-cell table:style-name="ce5" table:formula="of:=[.J194]*[.$B$3]" office:value-type="float" office:value="-0.000000000970832303437419" calcext:value-type="float">
            <text:p>0.000000</text:p>
          </table:table-cell>
          <table:table-cell table:style-name="ce5" table:formula="of:=[.G194]+[.I194]+[.K194]" office:value-type="float" office:value="2.99999999752247" calcext:value-type="float">
            <text:p>3.000000</text:p>
          </table:table-cell>
          <table:table-cell table:style-name="ce5" table:formula="of:=-[.L194]/8" office:value-type="float" office:value="-0.374999999690309" calcext:value-type="float">
            <text:p>-0.375000</text:p>
          </table:table-cell>
          <table:table-cell table:formula="of:=IF([.U194]&gt;[.$B$4];1;0)" office:value-type="float" office:value="0" calcext:value-type="float">
            <text:p>0.00</text:p>
          </table:table-cell>
          <table:table-cell table:style-name="ce7" table:formula="of:=IF([.D194]&gt;[.$B$4];1;0)" office:value-type="float" office:value="0" calcext:value-type="float">
            <text:p>0.00</text:p>
          </table:table-cell>
          <table:table-cell table:style-name="ce5" table:formula="of:=IF([.O194];[.M194];[.L194])" office:value-type="float" office:value="2.99999999752247" calcext:value-type="float">
            <text:p>3.000000</text:p>
          </table:table-cell>
          <table:table-cell table:formula="of:=([.P194]-[.P193])/[.A194]" office:value-type="float" office:value="0.0000000175149539316521" calcext:value-type="float">
            <text:p>1.75149539316521E-08</text:p>
          </table:table-cell>
          <table:table-cell table:formula="of:=[.$U$5]*[.U193]" office:value-type="float" office:value="2.57376205133515" calcext:value-type="float">
            <text:p>2.5737620513</text:p>
          </table:table-cell>
          <table:table-cell table:formula="of:=([.$U$5]*[.V193]*[.$U$5])+[.$S$5]" office:value-type="float" office:value="1.43308183405113" calcext:value-type="float">
            <text:p>1.4330818341</text:p>
          </table:table-cell>
          <table:table-cell table:formula="of:=[.S194]/([.S194]+[.$Q$5])" office:value-type="float" office:value="0.588998616485093" calcext:value-type="float">
            <text:p>0.5889986165</text:p>
          </table:table-cell>
          <table:table-cell table:formula="of:=[.R194]+[.T194]*((([.L194]*[.A194])+[.D194])-[.R194])" office:value-type="float" office:value="3.00151519798818" calcext:value-type="float">
            <text:p>3.001515198</text:p>
          </table:table-cell>
          <table:table-cell table:formula="of:=(1-[.T194])*[.S194]" office:value-type="float" office:value="0.588998616485093" calcext:value-type="float">
            <text:p>0.5889986165</text:p>
          </table:table-cell>
          <table:table-cell table:formula="of:=[.D195]-[.U194]" office:value-type="float" office:value="-0.00151519876024064" calcext:value-type="float">
            <text:p>-0.001515198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94]+[.A195]" office:value-type="float" office:value="18.7" calcext:value-type="float">
            <text:p>18.7</text:p>
          </table:table-cell>
          <table:table-cell office:value-type="float" office:value="3" calcext:value-type="float">
            <text:p>3</text:p>
          </table:table-cell>
          <table:table-cell table:style-name="ce5" table:formula="of:=[.D194]*0.8+[.P194]*0.2" office:value-type="float" office:value="2.99999999922793" calcext:value-type="float">
            <text:p>3.000000</text:p>
          </table:table-cell>
          <table:table-cell table:style-name="ce5" table:formula="of:=[.C195]-[.D195]" office:value-type="float" office:value="0.000000000772065078535888" calcext:value-type="float">
            <text:p>0.000000</text:p>
          </table:table-cell>
          <table:table-cell table:style-name="ce5" table:formula="of:=ABS([.E195])" office:value-type="float" office:value="0.000000000772065078535888" calcext:value-type="float">
            <text:p>0.000000</text:p>
          </table:table-cell>
          <table:table-cell table:style-name="ce5" table:formula="of:=[.$B$1]*[.E195]" office:value-type="float" office:value="0.000000000772065078535888" calcext:value-type="float">
            <text:p>0.000000</text:p>
          </table:table-cell>
          <table:table-cell table:style-name="ce5" table:formula="of:=[.H194]+([.E195]*[.A195])" office:value-type="float" office:value="0.299999999891967" calcext:value-type="float">
            <text:p>0.300000</text:p>
          </table:table-cell>
          <table:table-cell table:style-name="ce5" table:formula="of:=[.H195]*[.$B$2]" office:value-type="float" office:value="2.99999999891967" calcext:value-type="float">
            <text:p>3.000000</text:p>
          </table:table-cell>
          <table:table-cell table:style-name="ce5" table:formula="of:=([.E195]-[.E194])/[.A195]" office:value-type="float" office:value="0.00000000426366497663366" calcext:value-type="float">
            <text:p>0.000000</text:p>
          </table:table-cell>
          <table:table-cell table:style-name="ce5" table:formula="of:=[.J195]*[.$B$3]" office:value-type="float" office:value="-0.000000000426366497663366" calcext:value-type="float">
            <text:p>0.000000</text:p>
          </table:table-cell>
          <table:table-cell table:style-name="ce5" table:formula="of:=[.G195]+[.I195]+[.K195]" office:value-type="float" office:value="2.99999999926537" calcext:value-type="float">
            <text:p>3.000000</text:p>
          </table:table-cell>
          <table:table-cell table:style-name="ce5" table:formula="of:=-[.L195]/8" office:value-type="float" office:value="-0.374999999908171" calcext:value-type="float">
            <text:p>-0.375000</text:p>
          </table:table-cell>
          <table:table-cell table:formula="of:=IF([.U195]&gt;[.$B$4];1;0)" office:value-type="float" office:value="0" calcext:value-type="float">
            <text:p>0.00</text:p>
          </table:table-cell>
          <table:table-cell table:style-name="ce7" table:formula="of:=IF([.D195]&gt;[.$B$4];1;0)" office:value-type="float" office:value="0" calcext:value-type="float">
            <text:p>0.00</text:p>
          </table:table-cell>
          <table:table-cell table:style-name="ce5" table:formula="of:=IF([.O195];[.M195];[.L195])" office:value-type="float" office:value="2.99999999926537" calcext:value-type="float">
            <text:p>3.000000</text:p>
          </table:table-cell>
          <table:table-cell table:formula="of:=([.P195]-[.P194])/[.A195]" office:value-type="float" office:value="0.0000000174289738197331" calcext:value-type="float">
            <text:p>1.74289738197331E-08</text:p>
          </table:table-cell>
          <table:table-cell table:formula="of:=[.$U$5]*[.U194]" office:value-type="float" office:value="2.57376205059714" calcext:value-type="float">
            <text:p>2.5737620506</text:p>
          </table:table-cell>
          <table:table-cell table:formula="of:=([.$U$5]*[.V194]*[.$U$5])+[.$S$5]" office:value-type="float" office:value="1.43308183405113" calcext:value-type="float">
            <text:p>1.4330818341</text:p>
          </table:table-cell>
          <table:table-cell table:formula="of:=[.S195]/([.S195]+[.$Q$5])" office:value-type="float" office:value="0.588998616485093" calcext:value-type="float">
            <text:p>0.5889986165</text:p>
          </table:table-cell>
          <table:table-cell table:formula="of:=[.R195]+[.T195]*((([.L195]*[.A195])+[.D195])-[.R195])" office:value-type="float" office:value="3.00151519753638" calcext:value-type="float">
            <text:p>3.0015151975</text:p>
          </table:table-cell>
          <table:table-cell table:formula="of:=(1-[.T195])*[.S195]" office:value-type="float" office:value="0.588998616485093" calcext:value-type="float">
            <text:p>0.5889986165</text:p>
          </table:table-cell>
          <table:table-cell table:formula="of:=[.D196]-[.U195]" office:value-type="float" office:value="-0.00151519830095914" calcext:value-type="float">
            <text:p>-0.0015151983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95]+[.A196]" office:value-type="float" office:value="18.8" calcext:value-type="float">
            <text:p>18.8</text:p>
          </table:table-cell>
          <table:table-cell office:value-type="float" office:value="3" calcext:value-type="float">
            <text:p>3</text:p>
          </table:table-cell>
          <table:table-cell table:style-name="ce5" table:formula="of:=[.D195]*0.8+[.P195]*0.2" office:value-type="float" office:value="2.99999999923542" calcext:value-type="float">
            <text:p>3.000000</text:p>
          </table:table-cell>
          <table:table-cell table:style-name="ce5" table:formula="of:=[.C196]-[.D196]" office:value-type="float" office:value="0.000000000764578622636236" calcext:value-type="float">
            <text:p>0.000000</text:p>
          </table:table-cell>
          <table:table-cell table:style-name="ce5" table:formula="of:=ABS([.E196])" office:value-type="float" office:value="0.000000000764578622636236" calcext:value-type="float">
            <text:p>0.000000</text:p>
          </table:table-cell>
          <table:table-cell table:style-name="ce5" table:formula="of:=[.$B$1]*[.E196]" office:value-type="float" office:value="0.000000000764578622636236" calcext:value-type="float">
            <text:p>0.000000</text:p>
          </table:table-cell>
          <table:table-cell table:style-name="ce5" table:formula="of:=[.H195]+([.E196]*[.A196])" office:value-type="float" office:value="0.299999999968425" calcext:value-type="float">
            <text:p>0.300000</text:p>
          </table:table-cell>
          <table:table-cell table:style-name="ce5" table:formula="of:=[.H196]*[.$B$2]" office:value-type="float" office:value="2.99999999968425" calcext:value-type="float">
            <text:p>3.000000</text:p>
          </table:table-cell>
          <table:table-cell table:style-name="ce5" table:formula="of:=([.E196]-[.E195])/[.A196]" office:value-type="float" office:value="-0.0000000000748645589965236" calcext:value-type="float">
            <text:p>0.000000</text:p>
          </table:table-cell>
          <table:table-cell table:style-name="ce5" table:formula="of:=[.J196]*[.$B$3]" office:value-type="float" office:value="0.00000000000748645589965236" calcext:value-type="float">
            <text:p>0.000000</text:p>
          </table:table-cell>
          <table:table-cell table:style-name="ce5" table:formula="of:=[.G196]+[.I196]+[.K196]" office:value-type="float" office:value="3.00000000045631" calcext:value-type="float">
            <text:p>3.000000</text:p>
          </table:table-cell>
          <table:table-cell table:style-name="ce5" table:formula="of:=-[.L196]/8" office:value-type="float" office:value="-0.375000000057039" calcext:value-type="float">
            <text:p>-0.375000</text:p>
          </table:table-cell>
          <table:table-cell table:formula="of:=IF([.U196]&gt;[.$B$4];1;0)" office:value-type="float" office:value="0" calcext:value-type="float">
            <text:p>0.00</text:p>
          </table:table-cell>
          <table:table-cell table:style-name="ce7" table:formula="of:=IF([.D196]&gt;[.$B$4];1;0)" office:value-type="float" office:value="0" calcext:value-type="float">
            <text:p>0.00</text:p>
          </table:table-cell>
          <table:table-cell table:style-name="ce5" table:formula="of:=IF([.O196];[.M196];[.L196])" office:value-type="float" office:value="3.00000000045631" calcext:value-type="float">
            <text:p>3.000000</text:p>
          </table:table-cell>
          <table:table-cell table:formula="of:=([.P196]-[.P195])/[.A196]" office:value-type="float" office:value="0.000000011909451202996" calcext:value-type="float">
            <text:p>1.1909451202996E-08</text:p>
          </table:table-cell>
          <table:table-cell table:formula="of:=[.$U$5]*[.U195]" office:value-type="float" office:value="2.57376205020973" calcext:value-type="float">
            <text:p>2.5737620502</text:p>
          </table:table-cell>
          <table:table-cell table:formula="of:=([.$U$5]*[.V195]*[.$U$5])+[.$S$5]" office:value-type="float" office:value="1.43308183405113" calcext:value-type="float">
            <text:p>1.4330818341</text:p>
          </table:table-cell>
          <table:table-cell table:formula="of:=[.S196]/([.S196]+[.$Q$5])" office:value-type="float" office:value="0.588998616485093" calcext:value-type="float">
            <text:p>0.5889986165</text:p>
          </table:table-cell>
          <table:table-cell table:formula="of:=[.R196]+[.T196]*((([.L196]*[.A196])+[.D196])-[.R196])" office:value-type="float" office:value="3.00151519745171" calcext:value-type="float">
            <text:p>3.0015151975</text:p>
          </table:table-cell>
          <table:table-cell table:formula="of:=(1-[.T196])*[.S196]" office:value-type="float" office:value="0.588998616485093" calcext:value-type="float">
            <text:p>0.5889986165</text:p>
          </table:table-cell>
          <table:table-cell table:formula="of:=[.D197]-[.U196]" office:value-type="float" office:value="-0.00151519797211153" calcext:value-type="float">
            <text:p>-0.00151519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96]+[.A197]" office:value-type="float" office:value="18.9" calcext:value-type="float">
            <text:p>18.9</text:p>
          </table:table-cell>
          <table:table-cell office:value-type="float" office:value="3" calcext:value-type="float">
            <text:p>3</text:p>
          </table:table-cell>
          <table:table-cell table:style-name="ce5" table:formula="of:=[.D196]*0.8+[.P196]*0.2" office:value-type="float" office:value="2.9999999994796" calcext:value-type="float">
            <text:p>3.000000</text:p>
          </table:table-cell>
          <table:table-cell table:style-name="ce5" table:formula="of:=[.C197]-[.D197]" office:value-type="float" office:value="0.000000000520400611492278" calcext:value-type="float">
            <text:p>0.000000</text:p>
          </table:table-cell>
          <table:table-cell table:style-name="ce5" table:formula="of:=ABS([.E197])" office:value-type="float" office:value="0.000000000520400611492278" calcext:value-type="float">
            <text:p>0.000000</text:p>
          </table:table-cell>
          <table:table-cell table:style-name="ce5" table:formula="of:=[.$B$1]*[.E197]" office:value-type="float" office:value="0.000000000520400611492278" calcext:value-type="float">
            <text:p>0.000000</text:p>
          </table:table-cell>
          <table:table-cell table:style-name="ce5" table:formula="of:=[.H196]+([.E197]*[.A197])" office:value-type="float" office:value="0.300000000020465" calcext:value-type="float">
            <text:p>0.300000</text:p>
          </table:table-cell>
          <table:table-cell table:style-name="ce5" table:formula="of:=[.H197]*[.$B$2]" office:value-type="float" office:value="3.00000000020465" calcext:value-type="float">
            <text:p>3.000000</text:p>
          </table:table-cell>
          <table:table-cell table:style-name="ce5" table:formula="of:=([.E197]-[.E196])/[.A197]" office:value-type="float" office:value="-0.00000000244178011143958" calcext:value-type="float">
            <text:p>0.000000</text:p>
          </table:table-cell>
          <table:table-cell table:style-name="ce5" table:formula="of:=[.J197]*[.$B$3]" office:value-type="float" office:value="0.000000000244178011143958" calcext:value-type="float">
            <text:p>0.000000</text:p>
          </table:table-cell>
          <table:table-cell table:style-name="ce5" table:formula="of:=[.G197]+[.I197]+[.K197]" office:value-type="float" office:value="3.00000000096922" calcext:value-type="float">
            <text:p>3.000000</text:p>
          </table:table-cell>
          <table:table-cell table:style-name="ce5" table:formula="of:=-[.L197]/8" office:value-type="float" office:value="-0.375000000121153" calcext:value-type="float">
            <text:p>-0.375000</text:p>
          </table:table-cell>
          <table:table-cell table:formula="of:=IF([.U197]&gt;[.$B$4];1;0)" office:value-type="float" office:value="0" calcext:value-type="float">
            <text:p>0.00</text:p>
          </table:table-cell>
          <table:table-cell table:style-name="ce7" table:formula="of:=IF([.D197]&gt;[.$B$4];1;0)" office:value-type="float" office:value="0" calcext:value-type="float">
            <text:p>0.00</text:p>
          </table:table-cell>
          <table:table-cell table:style-name="ce5" table:formula="of:=IF([.O197];[.M197];[.L197])" office:value-type="float" office:value="3.00000000096922" calcext:value-type="float">
            <text:p>3.000000</text:p>
          </table:table-cell>
          <table:table-cell table:formula="of:=([.P197]-[.P196])/[.A197]" office:value-type="float" office:value="0.00000000512913711503416" calcext:value-type="float">
            <text:p>5.12913711503416E-09</text:p>
          </table:table-cell>
          <table:table-cell table:formula="of:=[.$U$5]*[.U196]" office:value-type="float" office:value="2.57376205013713" calcext:value-type="float">
            <text:p>2.5737620501</text:p>
          </table:table-cell>
          <table:table-cell table:formula="of:=([.$U$5]*[.V196]*[.$U$5])+[.$S$5]" office:value-type="float" office:value="1.43308183405113" calcext:value-type="float">
            <text:p>1.4330818341</text:p>
          </table:table-cell>
          <table:table-cell table:formula="of:=[.S197]/([.S197]+[.$Q$5])" office:value-type="float" office:value="0.588998616485093" calcext:value-type="float">
            <text:p>0.5889986165</text:p>
          </table:table-cell>
          <table:table-cell table:formula="of:=[.R197]+[.T197]*((([.L197]*[.A197])+[.D197])-[.R197])" office:value-type="float" office:value="3.0015151975959" calcext:value-type="float">
            <text:p>3.0015151976</text:p>
          </table:table-cell>
          <table:table-cell table:formula="of:=(1-[.T197])*[.S197]" office:value-type="float" office:value="0.588998616485093" calcext:value-type="float">
            <text:p>0.5889986165</text:p>
          </table:table-cell>
          <table:table-cell table:formula="of:=[.D198]-[.U197]" office:value-type="float" office:value="-0.00151519781837717" calcext:value-type="float">
            <text:p>-0.001515197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97]+[.A198]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5" table:formula="of:=[.D197]*0.8+[.P197]*0.2" office:value-type="float" office:value="2.99999999977752" calcext:value-type="float">
            <text:p>3.000000</text:p>
          </table:table-cell>
          <table:table-cell table:style-name="ce5" table:formula="of:=[.C198]-[.D198]" office:value-type="float" office:value="0.000000000222475371458586" calcext:value-type="float">
            <text:p>0.000000</text:p>
          </table:table-cell>
          <table:table-cell table:style-name="ce5" table:formula="of:=ABS([.E198])" office:value-type="float" office:value="0.000000000222475371458586" calcext:value-type="float">
            <text:p>0.000000</text:p>
          </table:table-cell>
          <table:table-cell table:style-name="ce5" table:formula="of:=[.$B$1]*[.E198]" office:value-type="float" office:value="0.000000000222475371458586" calcext:value-type="float">
            <text:p>0.000000</text:p>
          </table:table-cell>
          <table:table-cell table:style-name="ce5" table:formula="of:=[.H197]+([.E198]*[.A198])" office:value-type="float" office:value="0.300000000042712" calcext:value-type="float">
            <text:p>0.300000</text:p>
          </table:table-cell>
          <table:table-cell table:style-name="ce5" table:formula="of:=[.H198]*[.$B$2]" office:value-type="float" office:value="3.00000000042712" calcext:value-type="float">
            <text:p>3.000000</text:p>
          </table:table-cell>
          <table:table-cell table:style-name="ce5" table:formula="of:=([.E198]-[.E197])/[.A198]" office:value-type="float" office:value="-0.00000000297925240033692" calcext:value-type="float">
            <text:p>0.000000</text:p>
          </table:table-cell>
          <table:table-cell table:style-name="ce5" table:formula="of:=[.J198]*[.$B$3]" office:value-type="float" office:value="0.000000000297925240033692" calcext:value-type="float">
            <text:p>0.000000</text:p>
          </table:table-cell>
          <table:table-cell table:style-name="ce5" table:formula="of:=[.G198]+[.I198]+[.K198]" office:value-type="float" office:value="3.00000000094752" calcext:value-type="float">
            <text:p>3.000000</text:p>
          </table:table-cell>
          <table:table-cell table:style-name="ce5" table:formula="of:=-[.L198]/8" office:value-type="float" office:value="-0.37500000011844" calcext:value-type="float">
            <text:p>-0.375000</text:p>
          </table:table-cell>
          <table:table-cell table:formula="of:=IF([.U198]&gt;[.$B$4];1;0)" office:value-type="float" office:value="0" calcext:value-type="float">
            <text:p>0.00</text:p>
          </table:table-cell>
          <table:table-cell table:style-name="ce7" table:formula="of:=IF([.D198]&gt;[.$B$4];1;0)" office:value-type="float" office:value="0" calcext:value-type="float">
            <text:p>0.00</text:p>
          </table:table-cell>
          <table:table-cell table:style-name="ce5" table:formula="of:=IF([.O198];[.M198];[.L198])" office:value-type="float" office:value="3.00000000094752" calcext:value-type="float">
            <text:p>3.000000</text:p>
          </table:table-cell>
          <table:table-cell table:formula="of:=([.P198]-[.P197])/[.A198]" office:value-type="float" office:value="-0.000000000217026396853726" calcext:value-type="float">
            <text:p>-2.17026396853726E-10</text:p>
          </table:table-cell>
          <table:table-cell table:formula="of:=[.$U$5]*[.U197]" office:value-type="float" office:value="2.57376205026077" calcext:value-type="float">
            <text:p>2.5737620503</text:p>
          </table:table-cell>
          <table:table-cell table:formula="of:=([.$U$5]*[.V197]*[.$U$5])+[.$S$5]" office:value-type="float" office:value="1.43308183405113" calcext:value-type="float">
            <text:p>1.4330818341</text:p>
          </table:table-cell>
          <table:table-cell table:formula="of:=[.S198]/([.S198]+[.$Q$5])" office:value-type="float" office:value="0.588998616485093" calcext:value-type="float">
            <text:p>0.5889986165</text:p>
          </table:table-cell>
          <table:table-cell table:formula="of:=[.R198]+[.T198]*((([.L198]*[.A198])+[.D198])-[.R198])" office:value-type="float" office:value="3.00151519782092" calcext:value-type="float">
            <text:p>3.0015151978</text:p>
          </table:table-cell>
          <table:table-cell table:formula="of:=(1-[.T198])*[.S198]" office:value-type="float" office:value="0.588998616485093" calcext:value-type="float">
            <text:p>0.5889986165</text:p>
          </table:table-cell>
          <table:table-cell table:formula="of:=[.D199]-[.U198]" office:value-type="float" office:value="-0.00151519780939413" calcext:value-type="float">
            <text:p>-0.001515197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98]+[.A199]" office:value-type="float" office:value="19.1" calcext:value-type="float">
            <text:p>19.1</text:p>
          </table:table-cell>
          <table:table-cell office:value-type="float" office:value="3" calcext:value-type="float">
            <text:p>3</text:p>
          </table:table-cell>
          <table:table-cell table:style-name="ce5" table:formula="of:=[.D198]*0.8+[.P198]*0.2" office:value-type="float" office:value="3.00000000001152" calcext:value-type="float">
            <text:p>3.000000</text:p>
          </table:table-cell>
          <table:table-cell table:style-name="ce5" table:formula="of:=[.C199]-[.D199]" office:value-type="float" office:value="-0.0000000000115241149956091" calcext:value-type="float">
            <text:p>0.000000</text:p>
          </table:table-cell>
          <table:table-cell table:style-name="ce5" table:formula="of:=ABS([.E199])" office:value-type="float" office:value="0.0000000000115241149956091" calcext:value-type="float">
            <text:p>0.000000</text:p>
          </table:table-cell>
          <table:table-cell table:style-name="ce5" table:formula="of:=[.$B$1]*[.E199]" office:value-type="float" office:value="-0.0000000000115241149956091" calcext:value-type="float">
            <text:p>0.000000</text:p>
          </table:table-cell>
          <table:table-cell table:style-name="ce5" table:formula="of:=[.H198]+([.E199]*[.A199])" office:value-type="float" office:value="0.30000000004156" calcext:value-type="float">
            <text:p>0.300000</text:p>
          </table:table-cell>
          <table:table-cell table:style-name="ce5" table:formula="of:=[.H199]*[.$B$2]" office:value-type="float" office:value="3.0000000004156" calcext:value-type="float">
            <text:p>3.000000</text:p>
          </table:table-cell>
          <table:table-cell table:style-name="ce5" table:formula="of:=([.E199]-[.E198])/[.A199]" office:value-type="float" office:value="-0.00000000233999486454195" calcext:value-type="float">
            <text:p>0.000000</text:p>
          </table:table-cell>
          <table:table-cell table:style-name="ce5" table:formula="of:=[.J199]*[.$B$3]" office:value-type="float" office:value="0.000000000233999486454195" calcext:value-type="float">
            <text:p>0.000000</text:p>
          </table:table-cell>
          <table:table-cell table:style-name="ce5" table:formula="of:=[.G199]+[.I199]+[.K199]" office:value-type="float" office:value="3.00000000063807" calcext:value-type="float">
            <text:p>3.000000</text:p>
          </table:table-cell>
          <table:table-cell table:style-name="ce5" table:formula="of:=-[.L199]/8" office:value-type="float" office:value="-0.375000000079759" calcext:value-type="float">
            <text:p>-0.375000</text:p>
          </table:table-cell>
          <table:table-cell table:formula="of:=IF([.U199]&gt;[.$B$4];1;0)" office:value-type="float" office:value="0" calcext:value-type="float">
            <text:p>0.00</text:p>
          </table:table-cell>
          <table:table-cell table:style-name="ce7" table:formula="of:=IF([.D199]&gt;[.$B$4];1;0)" office:value-type="float" office:value="0" calcext:value-type="float">
            <text:p>0.00</text:p>
          </table:table-cell>
          <table:table-cell table:style-name="ce5" table:formula="of:=IF([.O199];[.M199];[.L199])" office:value-type="float" office:value="3.00000000063807" calcext:value-type="float">
            <text:p>3.000000</text:p>
          </table:table-cell>
          <table:table-cell table:formula="of:=([.P199]-[.P198])/[.A199]" office:value-type="float" office:value="-0.00000000309449355029301" calcext:value-type="float">
            <text:p>-3.09449355029301E-09</text:p>
          </table:table-cell>
          <table:table-cell table:formula="of:=[.$U$5]*[.U198]" office:value-type="float" office:value="2.57376205045372" calcext:value-type="float">
            <text:p>2.5737620505</text:p>
          </table:table-cell>
          <table:table-cell table:formula="of:=([.$U$5]*[.V198]*[.$U$5])+[.$S$5]" office:value-type="float" office:value="1.43308183405113" calcext:value-type="float">
            <text:p>1.4330818341</text:p>
          </table:table-cell>
          <table:table-cell table:formula="of:=[.S199]/([.S199]+[.$Q$5])" office:value-type="float" office:value="0.588998616485093" calcext:value-type="float">
            <text:p>0.5889986165</text:p>
          </table:table-cell>
          <table:table-cell table:formula="of:=[.R199]+[.T199]*((([.L199]*[.A199])+[.D199])-[.R199])" office:value-type="float" office:value="3.00151519801982" calcext:value-type="float">
            <text:p>3.001515198</text:p>
          </table:table-cell>
          <table:table-cell table:formula="of:=(1-[.T199])*[.S199]" office:value-type="float" office:value="0.588998616485093" calcext:value-type="float">
            <text:p>0.5889986165</text:p>
          </table:table-cell>
          <table:table-cell table:formula="of:=[.D200]-[.U199]" office:value-type="float" office:value="-0.00151519788298549" calcext:value-type="float">
            <text:p>-0.0015151979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199]+[.A200]" office:value-type="float" office:value="19.2" calcext:value-type="float">
            <text:p>19.2</text:p>
          </table:table-cell>
          <table:table-cell office:value-type="float" office:value="3" calcext:value-type="float">
            <text:p>3</text:p>
          </table:table-cell>
          <table:table-cell table:style-name="ce5" table:formula="of:=[.D199]*0.8+[.P199]*0.2" office:value-type="float" office:value="3.00000000013683" calcext:value-type="float">
            <text:p>3.000000</text:p>
          </table:table-cell>
          <table:table-cell table:style-name="ce5" table:formula="of:=[.C200]-[.D200]" office:value-type="float" office:value="-0.000000000136834099606631" calcext:value-type="float">
            <text:p>0.000000</text:p>
          </table:table-cell>
          <table:table-cell table:style-name="ce5" table:formula="of:=ABS([.E200])" office:value-type="float" office:value="0.000000000136834099606631" calcext:value-type="float">
            <text:p>0.000000</text:p>
          </table:table-cell>
          <table:table-cell table:style-name="ce5" table:formula="of:=[.$B$1]*[.E200]" office:value-type="float" office:value="-0.000000000136834099606631" calcext:value-type="float">
            <text:p>0.000000</text:p>
          </table:table-cell>
          <table:table-cell table:style-name="ce5" table:formula="of:=[.H199]+([.E200]*[.A200])" office:value-type="float" office:value="0.300000000027876" calcext:value-type="float">
            <text:p>0.300000</text:p>
          </table:table-cell>
          <table:table-cell table:style-name="ce5" table:formula="of:=[.H200]*[.$B$2]" office:value-type="float" office:value="3.00000000027876" calcext:value-type="float">
            <text:p>3.000000</text:p>
          </table:table-cell>
          <table:table-cell table:style-name="ce5" table:formula="of:=([.E200]-[.E199])/[.A200]" office:value-type="float" office:value="-0.00000000125309984611022" calcext:value-type="float">
            <text:p>0.000000</text:p>
          </table:table-cell>
          <table:table-cell table:style-name="ce5" table:formula="of:=[.J200]*[.$B$3]" office:value-type="float" office:value="0.000000000125309984611022" calcext:value-type="float">
            <text:p>0.000000</text:p>
          </table:table-cell>
          <table:table-cell table:style-name="ce5" table:formula="of:=[.G200]+[.I200]+[.K200]" office:value-type="float" office:value="3.00000000026724" calcext:value-type="float">
            <text:p>3.000000</text:p>
          </table:table-cell>
          <table:table-cell table:style-name="ce5" table:formula="of:=-[.L200]/8" office:value-type="float" office:value="-0.375000000033405" calcext:value-type="float">
            <text:p>-0.375000</text:p>
          </table:table-cell>
          <table:table-cell table:formula="of:=IF([.U200]&gt;[.$B$4];1;0)" office:value-type="float" office:value="0" calcext:value-type="float">
            <text:p>0.00</text:p>
          </table:table-cell>
          <table:table-cell table:style-name="ce7" table:formula="of:=IF([.D200]&gt;[.$B$4];1;0)" office:value-type="float" office:value="0" calcext:value-type="float">
            <text:p>0.00</text:p>
          </table:table-cell>
          <table:table-cell table:style-name="ce5" table:formula="of:=IF([.O200];[.M200];[.L200])" office:value-type="float" office:value="3.00000000026724" calcext:value-type="float">
            <text:p>3.000000</text:p>
          </table:table-cell>
          <table:table-cell table:formula="of:=([.P200]-[.P199])/[.A200]" office:value-type="float" office:value="-0.00000000370833141971616" calcext:value-type="float">
            <text:p>-3.70833141971616E-09</text:p>
          </table:table-cell>
          <table:table-cell table:formula="of:=[.$U$5]*[.U199]" office:value-type="float" office:value="2.57376205062427" calcext:value-type="float">
            <text:p>2.5737620506</text:p>
          </table:table-cell>
          <table:table-cell table:formula="of:=([.$U$5]*[.V199]*[.$U$5])+[.$S$5]" office:value-type="float" office:value="1.43308183405113" calcext:value-type="float">
            <text:p>1.4330818341</text:p>
          </table:table-cell>
          <table:table-cell table:formula="of:=[.S200]/([.S200]+[.$Q$5])" office:value-type="float" office:value="0.588998616485093" calcext:value-type="float">
            <text:p>0.5889986165</text:p>
          </table:table-cell>
          <table:table-cell table:formula="of:=[.R200]+[.T200]*((([.L200]*[.A200])+[.D200])-[.R200])" office:value-type="float" office:value="3.00151519814188" calcext:value-type="float">
            <text:p>3.0015151981</text:p>
          </table:table-cell>
          <table:table-cell table:formula="of:=(1-[.T200])*[.S200]" office:value-type="float" office:value="0.588998616485093" calcext:value-type="float">
            <text:p>0.5889986165</text:p>
          </table:table-cell>
          <table:table-cell table:formula="of:=[.D201]-[.U200]" office:value-type="float" office:value="-0.00151519797896782" calcext:value-type="float">
            <text:p>-0.00151519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200]+[.A201]" office:value-type="float" office:value="19.3" calcext:value-type="float">
            <text:p>19.3</text:p>
          </table:table-cell>
          <table:table-cell office:value-type="float" office:value="3" calcext:value-type="float">
            <text:p>3</text:p>
          </table:table-cell>
          <table:table-cell table:style-name="ce5" table:formula="of:=[.D200]*0.8+[.P200]*0.2" office:value-type="float" office:value="3.00000000016292" calcext:value-type="float">
            <text:p>3.000000</text:p>
          </table:table-cell>
          <table:table-cell table:style-name="ce5" table:formula="of:=[.C201]-[.D201]" office:value-type="float" office:value="-0.000000000162915458901125" calcext:value-type="float">
            <text:p>0.000000</text:p>
          </table:table-cell>
          <table:table-cell table:style-name="ce5" table:formula="of:=ABS([.E201])" office:value-type="float" office:value="0.000000000162915458901125" calcext:value-type="float">
            <text:p>0.000000</text:p>
          </table:table-cell>
          <table:table-cell table:style-name="ce5" table:formula="of:=[.$B$1]*[.E201]" office:value-type="float" office:value="-0.000000000162915458901125" calcext:value-type="float">
            <text:p>0.000000</text:p>
          </table:table-cell>
          <table:table-cell table:style-name="ce5" table:formula="of:=[.H200]+([.E201]*[.A201])" office:value-type="float" office:value="0.300000000011585" calcext:value-type="float">
            <text:p>0.300000</text:p>
          </table:table-cell>
          <table:table-cell table:style-name="ce5" table:formula="of:=[.H201]*[.$B$2]" office:value-type="float" office:value="3.00000000011585" calcext:value-type="float">
            <text:p>3.000000</text:p>
          </table:table-cell>
          <table:table-cell table:style-name="ce5" table:formula="of:=([.E201]-[.E200])/[.A201]" office:value-type="float" office:value="-0.000000000260813592944942" calcext:value-type="float">
            <text:p>0.000000</text:p>
          </table:table-cell>
          <table:table-cell table:style-name="ce5" table:formula="of:=[.J201]*[.$B$3]" office:value-type="float" office:value="0.0000000000260813592944942" calcext:value-type="float">
            <text:p>0.000000</text:p>
          </table:table-cell>
          <table:table-cell table:style-name="ce5" table:formula="of:=[.G201]+[.I201]+[.K201]" office:value-type="float" office:value="2.99999999997901" calcext:value-type="float">
            <text:p>3.000000</text:p>
          </table:table-cell>
          <table:table-cell table:style-name="ce5" table:formula="of:=-[.L201]/8" office:value-type="float" office:value="-0.374999999997377" calcext:value-type="float">
            <text:p>-0.375000</text:p>
          </table:table-cell>
          <table:table-cell table:formula="of:=IF([.U201]&gt;[.$B$4];1;0)" office:value-type="float" office:value="0" calcext:value-type="float">
            <text:p>0.00</text:p>
          </table:table-cell>
          <table:table-cell table:style-name="ce7" table:formula="of:=IF([.D201]&gt;[.$B$4];1;0)" office:value-type="float" office:value="0" calcext:value-type="float">
            <text:p>0.00</text:p>
          </table:table-cell>
          <table:table-cell table:style-name="ce5" table:formula="of:=IF([.O201];[.M201];[.L201])" office:value-type="float" office:value="2.99999999997901" calcext:value-type="float">
            <text:p>3.000000</text:p>
          </table:table-cell>
          <table:table-cell table:formula="of:=([.P201]-[.P200])/[.A201]" office:value-type="float" office:value="-0.00000000288225443512147" calcext:value-type="float">
            <text:p>-2.88225443512147E-09</text:p>
          </table:table-cell>
          <table:table-cell table:formula="of:=[.$U$5]*[.U200]" office:value-type="float" office:value="2.57376205072894" calcext:value-type="float">
            <text:p>2.5737620507</text:p>
          </table:table-cell>
          <table:table-cell table:formula="of:=([.$U$5]*[.V200]*[.$U$5])+[.$S$5]" office:value-type="float" office:value="1.43308183405113" calcext:value-type="float">
            <text:p>1.4330818341</text:p>
          </table:table-cell>
          <table:table-cell table:formula="of:=[.S201]/([.S201]+[.$Q$5])" office:value-type="float" office:value="0.588998616485093" calcext:value-type="float">
            <text:p>0.5889986165</text:p>
          </table:table-cell>
          <table:table-cell table:formula="of:=[.R201]+[.T201]*((([.L201]*[.A201])+[.D201])-[.R201])" office:value-type="float" office:value="3.00151519818329" calcext:value-type="float">
            <text:p>3.0015151982</text:p>
          </table:table-cell>
          <table:table-cell table:formula="of:=(1-[.T201])*[.S201]" office:value-type="float" office:value="0.588998616485093" calcext:value-type="float">
            <text:p>0.5889986165</text:p>
          </table:table-cell>
          <table:table-cell table:formula="of:=[.D202]-[.U201]" office:value-type="float" office:value="-0.00151519805715195" calcext:value-type="float">
            <text:p>-0.0015151981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201]+[.A202]" office:value-type="float" office:value="19.4" calcext:value-type="float">
            <text:p>19.4</text:p>
          </table:table-cell>
          <table:table-cell office:value-type="float" office:value="3" calcext:value-type="float">
            <text:p>3</text:p>
          </table:table-cell>
          <table:table-cell table:style-name="ce5" table:formula="of:=[.D201]*0.8+[.P201]*0.2" office:value-type="float" office:value="3.00000000012614" calcext:value-type="float">
            <text:p>3.000000</text:p>
          </table:table-cell>
          <table:table-cell table:style-name="ce5" table:formula="of:=[.C202]-[.D202]" office:value-type="float" office:value="-0.000000000126135546452133" calcext:value-type="float">
            <text:p>0.000000</text:p>
          </table:table-cell>
          <table:table-cell table:style-name="ce5" table:formula="of:=ABS([.E202])" office:value-type="float" office:value="0.000000000126135546452133" calcext:value-type="float">
            <text:p>0.000000</text:p>
          </table:table-cell>
          <table:table-cell table:style-name="ce5" table:formula="of:=[.$B$1]*[.E202]" office:value-type="float" office:value="-0.000000000126135546452133" calcext:value-type="float">
            <text:p>0.000000</text:p>
          </table:table-cell>
          <table:table-cell table:style-name="ce5" table:formula="of:=[.H201]+([.E202]*[.A202])" office:value-type="float" office:value="0.299999999998971" calcext:value-type="float">
            <text:p>0.300000</text:p>
          </table:table-cell>
          <table:table-cell table:style-name="ce5" table:formula="of:=[.H202]*[.$B$2]" office:value-type="float" office:value="2.99999999998971" calcext:value-type="float">
            <text:p>3.000000</text:p>
          </table:table-cell>
          <table:table-cell table:style-name="ce5" table:formula="of:=([.E202]-[.E201])/[.A202]" office:value-type="float" office:value="0.00000000036779912448992" calcext:value-type="float">
            <text:p>0.000000</text:p>
          </table:table-cell>
          <table:table-cell table:style-name="ce5" table:formula="of:=[.J202]*[.$B$3]" office:value-type="float" office:value="-0.000000000036779912448992" calcext:value-type="float">
            <text:p>0.000000</text:p>
          </table:table-cell>
          <table:table-cell table:style-name="ce5" table:formula="of:=[.G202]+[.I202]+[.K202]" office:value-type="float" office:value="2.9999999998268" calcext:value-type="float">
            <text:p>3.000000</text:p>
          </table:table-cell>
          <table:table-cell table:style-name="ce5" table:formula="of:=-[.L202]/8" office:value-type="float" office:value="-0.37499999997835" calcext:value-type="float">
            <text:p>-0.375000</text:p>
          </table:table-cell>
          <table:table-cell table:formula="of:=IF([.U202]&gt;[.$B$4];1;0)" office:value-type="float" office:value="0" calcext:value-type="float">
            <text:p>0.00</text:p>
          </table:table-cell>
          <table:table-cell table:style-name="ce7" table:formula="of:=IF([.D202]&gt;[.$B$4];1;0)" office:value-type="float" office:value="0" calcext:value-type="float">
            <text:p>0.00</text:p>
          </table:table-cell>
          <table:table-cell table:style-name="ce5" table:formula="of:=IF([.O202];[.M202];[.L202])" office:value-type="float" office:value="2.9999999998268" calcext:value-type="float">
            <text:p>3.000000</text:p>
          </table:table-cell>
          <table:table-cell table:formula="of:=([.P202]-[.P201])/[.A202]" office:value-type="float" office:value="-0.00000000152216905746627" calcext:value-type="float">
            <text:p>-1.52216905746627E-09</text:p>
          </table:table-cell>
          <table:table-cell table:formula="of:=[.$U$5]*[.U201]" office:value-type="float" office:value="2.57376205076445" calcext:value-type="float">
            <text:p>2.5737620508</text:p>
          </table:table-cell>
          <table:table-cell table:formula="of:=([.$U$5]*[.V201]*[.$U$5])+[.$S$5]" office:value-type="float" office:value="1.43308183405113" calcext:value-type="float">
            <text:p>1.4330818341</text:p>
          </table:table-cell>
          <table:table-cell table:formula="of:=[.S202]/([.S202]+[.$Q$5])" office:value-type="float" office:value="0.588998616485093" calcext:value-type="float">
            <text:p>0.5889986165</text:p>
          </table:table-cell>
          <table:table-cell table:formula="of:=[.R202]+[.T202]*((([.L202]*[.A202])+[.D202])-[.R202])" office:value-type="float" office:value="3.00151519816725" calcext:value-type="float">
            <text:p>3.0015151982</text:p>
          </table:table-cell>
          <table:table-cell table:formula="of:=(1-[.T202])*[.S202]" office:value-type="float" office:value="0.588998616485093" calcext:value-type="float">
            <text:p>0.5889986165</text:p>
          </table:table-cell>
          <table:table-cell table:formula="of:=[.D203]-[.U202]" office:value-type="float" office:value="-0.00151519810098311" calcext:value-type="float">
            <text:p>-0.0015151981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202]+[.A203]" office:value-type="float" office:value="19.5" calcext:value-type="float">
            <text:p>19.5</text:p>
          </table:table-cell>
          <table:table-cell office:value-type="float" office:value="3" calcext:value-type="float">
            <text:p>3</text:p>
          </table:table-cell>
          <table:table-cell table:style-name="ce5" table:formula="of:=[.D202]*0.8+[.P202]*0.2" office:value-type="float" office:value="3.00000000006627" calcext:value-type="float">
            <text:p>3.000000</text:p>
          </table:table-cell>
          <table:table-cell table:style-name="ce5" table:formula="of:=[.C203]-[.D203]" office:value-type="float" office:value="-0.000000000066267880072246" calcext:value-type="float">
            <text:p>0.000000</text:p>
          </table:table-cell>
          <table:table-cell table:style-name="ce5" table:formula="of:=ABS([.E203])" office:value-type="float" office:value="0.000000000066267880072246" calcext:value-type="float">
            <text:p>0.000000</text:p>
          </table:table-cell>
          <table:table-cell table:style-name="ce5" table:formula="of:=[.$B$1]*[.E203]" office:value-type="float" office:value="-0.000000000066267880072246" calcext:value-type="float">
            <text:p>0.000000</text:p>
          </table:table-cell>
          <table:table-cell table:style-name="ce5" table:formula="of:=[.H202]+([.E203]*[.A203])" office:value-type="float" office:value="0.299999999992344" calcext:value-type="float">
            <text:p>0.300000</text:p>
          </table:table-cell>
          <table:table-cell table:style-name="ce5" table:formula="of:=[.H203]*[.$B$2]" office:value-type="float" office:value="2.99999999992344" calcext:value-type="float">
            <text:p>3.000000</text:p>
          </table:table-cell>
          <table:table-cell table:style-name="ce5" table:formula="of:=([.E203]-[.E202])/[.A203]" office:value-type="float" office:value="0.000000000598676663798869" calcext:value-type="float">
            <text:p>0.000000</text:p>
          </table:table-cell>
          <table:table-cell table:style-name="ce5" table:formula="of:=[.J203]*[.$B$3]" office:value-type="float" office:value="-0.0000000000598676663798869" calcext:value-type="float">
            <text:p>0.000000</text:p>
          </table:table-cell>
          <table:table-cell table:style-name="ce5" table:formula="of:=[.G203]+[.I203]+[.K203]" office:value-type="float" office:value="2.99999999979731" calcext:value-type="float">
            <text:p>3.000000</text:p>
          </table:table-cell>
          <table:table-cell table:style-name="ce5" table:formula="of:=-[.L203]/8" office:value-type="float" office:value="-0.374999999974664" calcext:value-type="float">
            <text:p>-0.375000</text:p>
          </table:table-cell>
          <table:table-cell table:formula="of:=IF([.U203]&gt;[.$B$4];1;0)" office:value-type="float" office:value="0" calcext:value-type="float">
            <text:p>0.00</text:p>
          </table:table-cell>
          <table:table-cell table:style-name="ce7" table:formula="of:=IF([.D203]&gt;[.$B$4];1;0)" office:value-type="float" office:value="0" calcext:value-type="float">
            <text:p>0.00</text:p>
          </table:table-cell>
          <table:table-cell table:style-name="ce5" table:formula="of:=IF([.O203];[.M203];[.L203])" office:value-type="float" office:value="2.99999999979731" calcext:value-type="float">
            <text:p>3.000000</text:p>
          </table:table-cell>
          <table:table-cell table:formula="of:=([.P203]-[.P202])/[.A203]" office:value-type="float" office:value="-0.000000000294884117124639" calcext:value-type="float">
            <text:p>-2.94884117124639E-10</text:p>
          </table:table-cell>
          <table:table-cell table:formula="of:=[.$U$5]*[.U202]" office:value-type="float" office:value="2.57376205075069" calcext:value-type="float">
            <text:p>2.5737620508</text:p>
          </table:table-cell>
          <table:table-cell table:formula="of:=([.$U$5]*[.V202]*[.$U$5])+[.$S$5]" office:value-type="float" office:value="1.43308183405113" calcext:value-type="float">
            <text:p>1.4330818341</text:p>
          </table:table-cell>
          <table:table-cell table:formula="of:=[.S203]/([.S203]+[.$Q$5])" office:value-type="float" office:value="0.588998616485093" calcext:value-type="float">
            <text:p>0.5889986165</text:p>
          </table:table-cell>
          <table:table-cell table:formula="of:=[.R203]+[.T203]*((([.L203]*[.A203])+[.D203])-[.R203])" office:value-type="float" office:value="3.0015151981246" calcext:value-type="float">
            <text:p>3.0015151981</text:p>
          </table:table-cell>
          <table:table-cell table:formula="of:=(1-[.T203])*[.S203]" office:value-type="float" office:value="0.588998616485093" calcext:value-type="float">
            <text:p>0.5889986165</text:p>
          </table:table-cell>
          <table:table-cell table:formula="of:=[.D204]-[.U203]" office:value-type="float" office:value="-0.00151519811212397" calcext:value-type="float">
            <text:p>-0.0015151981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203]+[.A204]" office:value-type="float" office:value="19.6" calcext:value-type="float">
            <text:p>19.6</text:p>
          </table:table-cell>
          <table:table-cell office:value-type="float" office:value="3" calcext:value-type="float">
            <text:p>3</text:p>
          </table:table-cell>
          <table:table-cell table:style-name="ce5" table:formula="of:=[.D203]*0.8+[.P203]*0.2" office:value-type="float" office:value="3.00000000001248" calcext:value-type="float">
            <text:p>3.000000</text:p>
          </table:table-cell>
          <table:table-cell table:style-name="ce5" table:formula="of:=[.C204]-[.D204]" office:value-type="float" office:value="-0.0000000000124762422615277" calcext:value-type="float">
            <text:p>0.000000</text:p>
          </table:table-cell>
          <table:table-cell table:style-name="ce5" table:formula="of:=ABS([.E204])" office:value-type="float" office:value="0.0000000000124762422615277" calcext:value-type="float">
            <text:p>0.000000</text:p>
          </table:table-cell>
          <table:table-cell table:style-name="ce5" table:formula="of:=[.$B$1]*[.E204]" office:value-type="float" office:value="-0.0000000000124762422615277" calcext:value-type="float">
            <text:p>0.000000</text:p>
          </table:table-cell>
          <table:table-cell table:style-name="ce5" table:formula="of:=[.H203]+([.E204]*[.A204])" office:value-type="float" office:value="0.299999999991097" calcext:value-type="float">
            <text:p>0.300000</text:p>
          </table:table-cell>
          <table:table-cell table:style-name="ce5" table:formula="of:=[.H204]*[.$B$2]" office:value-type="float" office:value="2.99999999991097" calcext:value-type="float">
            <text:p>3.000000</text:p>
          </table:table-cell>
          <table:table-cell table:style-name="ce5" table:formula="of:=([.E204]-[.E203])/[.A204]" office:value-type="float" office:value="0.000000000537916378107184" calcext:value-type="float">
            <text:p>0.000000</text:p>
          </table:table-cell>
          <table:table-cell table:style-name="ce5" table:formula="of:=[.J204]*[.$B$3]" office:value-type="float" office:value="-0.0000000000537916378107184" calcext:value-type="float">
            <text:p>0.000000</text:p>
          </table:table-cell>
          <table:table-cell table:style-name="ce5" table:formula="of:=[.G204]+[.I204]+[.K204]" office:value-type="float" office:value="2.9999999998447" calcext:value-type="float">
            <text:p>3.000000</text:p>
          </table:table-cell>
          <table:table-cell table:style-name="ce5" table:formula="of:=-[.L204]/8" office:value-type="float" office:value="-0.374999999980588" calcext:value-type="float">
            <text:p>-0.375000</text:p>
          </table:table-cell>
          <table:table-cell table:formula="of:=IF([.U204]&gt;[.$B$4];1;0)" office:value-type="float" office:value="0" calcext:value-type="float">
            <text:p>0.00</text:p>
          </table:table-cell>
          <table:table-cell table:style-name="ce7" table:formula="of:=IF([.D204]&gt;[.$B$4];1;0)" office:value-type="float" office:value="0" calcext:value-type="float">
            <text:p>0.00</text:p>
          </table:table-cell>
          <table:table-cell table:style-name="ce5" table:formula="of:=IF([.O204];[.M204];[.L204])" office:value-type="float" office:value="2.9999999998447" calcext:value-type="float">
            <text:p>3.000000</text:p>
          </table:table-cell>
          <table:table-cell table:formula="of:=([.P204]-[.P203])/[.A204]" office:value-type="float" office:value="0.000000000473914241183593" calcext:value-type="float">
            <text:p>4.73914241183593E-10</text:p>
          </table:table-cell>
          <table:table-cell table:formula="of:=[.$U$5]*[.U203]" office:value-type="float" office:value="2.57376205071412" calcext:value-type="float">
            <text:p>2.5737620507</text:p>
          </table:table-cell>
          <table:table-cell table:formula="of:=([.$U$5]*[.V203]*[.$U$5])+[.$S$5]" office:value-type="float" office:value="1.43308183405113" calcext:value-type="float">
            <text:p>1.4330818341</text:p>
          </table:table-cell>
          <table:table-cell table:formula="of:=[.S204]/([.S204]+[.$Q$5])" office:value-type="float" office:value="0.588998616485093" calcext:value-type="float">
            <text:p>0.5889986165</text:p>
          </table:table-cell>
          <table:table-cell table:formula="of:=[.R204]+[.T204]*((([.L204]*[.A204])+[.D204])-[.R204])" office:value-type="float" office:value="3.00151519808068" calcext:value-type="float">
            <text:p>3.0015151981</text:p>
          </table:table-cell>
          <table:table-cell table:formula="of:=(1-[.T204])*[.S204]" office:value-type="float" office:value="0.588998616485093" calcext:value-type="float">
            <text:p>0.5889986165</text:p>
          </table:table-cell>
          <table:table-cell table:formula="of:=[.D205]-[.U204]" office:value-type="float" office:value="-0.00151519810175582" calcext:value-type="float">
            <text:p>-0.0015151981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204]+[.A205]" office:value-type="float" office:value="19.7" calcext:value-type="float">
            <text:p>19.7</text:p>
          </table:table-cell>
          <table:table-cell office:value-type="float" office:value="3" calcext:value-type="float">
            <text:p>3</text:p>
          </table:table-cell>
          <table:table-cell table:style-name="ce5" table:formula="of:=[.D204]*0.8+[.P204]*0.2" office:value-type="float" office:value="2.99999999997892" calcext:value-type="float">
            <text:p>3.000000</text:p>
          </table:table-cell>
          <table:table-cell table:style-name="ce5" table:formula="of:=[.C205]-[.D205]" office:value-type="float" office:value="0.0000000000210786943455332" calcext:value-type="float">
            <text:p>0.000000</text:p>
          </table:table-cell>
          <table:table-cell table:style-name="ce5" table:formula="of:=ABS([.E205])" office:value-type="float" office:value="0.0000000000210786943455332" calcext:value-type="float">
            <text:p>0.000000</text:p>
          </table:table-cell>
          <table:table-cell table:style-name="ce5" table:formula="of:=[.$B$1]*[.E205]" office:value-type="float" office:value="0.0000000000210786943455332" calcext:value-type="float">
            <text:p>0.000000</text:p>
          </table:table-cell>
          <table:table-cell table:style-name="ce5" table:formula="of:=[.H204]+([.E205]*[.A205])" office:value-type="float" office:value="0.299999999993205" calcext:value-type="float">
            <text:p>0.300000</text:p>
          </table:table-cell>
          <table:table-cell table:style-name="ce5" table:formula="of:=[.H205]*[.$B$2]" office:value-type="float" office:value="2.99999999993205" calcext:value-type="float">
            <text:p>3.000000</text:p>
          </table:table-cell>
          <table:table-cell table:style-name="ce5" table:formula="of:=([.E205]-[.E204])/[.A205]" office:value-type="float" office:value="0.000000000335549366070609" calcext:value-type="float">
            <text:p>0.000000</text:p>
          </table:table-cell>
          <table:table-cell table:style-name="ce5" table:formula="of:=[.J205]*[.$B$3]" office:value-type="float" office:value="-0.0000000000335549366070609" calcext:value-type="float">
            <text:p>0.000000</text:p>
          </table:table-cell>
          <table:table-cell table:style-name="ce5" table:formula="of:=[.G205]+[.I205]+[.K205]" office:value-type="float" office:value="2.99999999991957" calcext:value-type="float">
            <text:p>3.000000</text:p>
          </table:table-cell>
          <table:table-cell table:style-name="ce5" table:formula="of:=-[.L205]/8" office:value-type="float" office:value="-0.374999999989946" calcext:value-type="float">
            <text:p>-0.375000</text:p>
          </table:table-cell>
          <table:table-cell table:formula="of:=IF([.U205]&gt;[.$B$4];1;0)" office:value-type="float" office:value="0" calcext:value-type="float">
            <text:p>0.00</text:p>
          </table:table-cell>
          <table:table-cell table:style-name="ce7" table:formula="of:=IF([.D205]&gt;[.$B$4];1;0)" office:value-type="float" office:value="0" calcext:value-type="float">
            <text:p>0.00</text:p>
          </table:table-cell>
          <table:table-cell table:style-name="ce5" table:formula="of:=IF([.O205];[.M205];[.L205])" office:value-type="float" office:value="2.99999999991957" calcext:value-type="float">
            <text:p>3.000000</text:p>
          </table:table-cell>
          <table:table-cell table:formula="of:=([.P205]-[.P204])/[.A205]" office:value-type="float" office:value="0.000000000748707762454615" calcext:value-type="float">
            <text:p>7.48707762454615E-10</text:p>
          </table:table-cell>
          <table:table-cell table:formula="of:=[.$U$5]*[.U204]" office:value-type="float" office:value="2.57376205067646" calcext:value-type="float">
            <text:p>2.5737620507</text:p>
          </table:table-cell>
          <table:table-cell table:formula="of:=([.$U$5]*[.V204]*[.$U$5])+[.$S$5]" office:value-type="float" office:value="1.43308183405113" calcext:value-type="float">
            <text:p>1.4330818341</text:p>
          </table:table-cell>
          <table:table-cell table:formula="of:=[.S205]/([.S205]+[.$Q$5])" office:value-type="float" office:value="0.588998616485093" calcext:value-type="float">
            <text:p>0.5889986165</text:p>
          </table:table-cell>
          <table:table-cell table:formula="of:=[.R205]+[.T205]*((([.L205]*[.A205])+[.D205])-[.R205])" office:value-type="float" office:value="3.00151519804984" calcext:value-type="float">
            <text:p>3.001515198</text:p>
          </table:table-cell>
          <table:table-cell table:formula="of:=(1-[.T205])*[.S205]" office:value-type="float" office:value="0.588998616485093" calcext:value-type="float">
            <text:p>0.5889986165</text:p>
          </table:table-cell>
          <table:table-cell table:formula="of:=[.D206]-[.U205]" office:value-type="float" office:value="-0.00151519808279188" calcext:value-type="float">
            <text:p>-0.0015151981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205]+[.A206]" office:value-type="float" office:value="19.8" calcext:value-type="float">
            <text:p>19.8</text:p>
          </table:table-cell>
          <table:table-cell office:value-type="float" office:value="3" calcext:value-type="float">
            <text:p>3</text:p>
          </table:table-cell>
          <table:table-cell table:style-name="ce5" table:formula="of:=[.D205]*0.8+[.P205]*0.2" office:value-type="float" office:value="2.99999999996705" calcext:value-type="float">
            <text:p>3.000000</text:p>
          </table:table-cell>
          <table:table-cell table:style-name="ce5" table:formula="of:=[.C206]-[.D206]" office:value-type="float" office:value="0.0000000000329487548356155" calcext:value-type="float">
            <text:p>0.000000</text:p>
          </table:table-cell>
          <table:table-cell table:style-name="ce5" table:formula="of:=ABS([.E206])" office:value-type="float" office:value="0.0000000000329487548356155" calcext:value-type="float">
            <text:p>0.000000</text:p>
          </table:table-cell>
          <table:table-cell table:style-name="ce5" table:formula="of:=[.$B$1]*[.E206]" office:value-type="float" office:value="0.0000000000329487548356155" calcext:value-type="float">
            <text:p>0.000000</text:p>
          </table:table-cell>
          <table:table-cell table:style-name="ce5" table:formula="of:=[.H205]+([.E206]*[.A206])" office:value-type="float" office:value="0.2999999999965" calcext:value-type="float">
            <text:p>0.300000</text:p>
          </table:table-cell>
          <table:table-cell table:style-name="ce5" table:formula="of:=[.H206]*[.$B$2]" office:value-type="float" office:value="2.999999999965" calcext:value-type="float">
            <text:p>3.000000</text:p>
          </table:table-cell>
          <table:table-cell table:style-name="ce5" table:formula="of:=([.E206]-[.E205])/[.A206]" office:value-type="float" office:value="0.000000000118700604900823" calcext:value-type="float">
            <text:p>0.000000</text:p>
          </table:table-cell>
          <table:table-cell table:style-name="ce5" table:formula="of:=[.J206]*[.$B$3]" office:value-type="float" office:value="-0.0000000000118700604900823" calcext:value-type="float">
            <text:p>0.000000</text:p>
          </table:table-cell>
          <table:table-cell table:style-name="ce5" table:formula="of:=[.G206]+[.I206]+[.K206]" office:value-type="float" office:value="2.99999999998607" calcext:value-type="float">
            <text:p>3.000000</text:p>
          </table:table-cell>
          <table:table-cell table:style-name="ce5" table:formula="of:=-[.L206]/8" office:value-type="float" office:value="-0.374999999998259" calcext:value-type="float">
            <text:p>-0.375000</text:p>
          </table:table-cell>
          <table:table-cell table:formula="of:=IF([.U206]&gt;[.$B$4];1;0)" office:value-type="float" office:value="0" calcext:value-type="float">
            <text:p>0.00</text:p>
          </table:table-cell>
          <table:table-cell table:style-name="ce7" table:formula="of:=IF([.D206]&gt;[.$B$4];1;0)" office:value-type="float" office:value="0" calcext:value-type="float">
            <text:p>0.00</text:p>
          </table:table-cell>
          <table:table-cell table:style-name="ce5" table:formula="of:=IF([.O206];[.M206];[.L206])" office:value-type="float" office:value="2.99999999998607" calcext:value-type="float">
            <text:p>3.000000</text:p>
          </table:table-cell>
          <table:table-cell table:formula="of:=([.P206]-[.P205])/[.A206]" office:value-type="float" office:value="0.000000000665032473534666" calcext:value-type="float">
            <text:p>6.65032473534666E-10</text:p>
          </table:table-cell>
          <table:table-cell table:formula="of:=[.$U$5]*[.U205]" office:value-type="float" office:value="2.57376205065002" calcext:value-type="float">
            <text:p>2.5737620507</text:p>
          </table:table-cell>
          <table:table-cell table:formula="of:=([.$U$5]*[.V205]*[.$U$5])+[.$S$5]" office:value-type="float" office:value="1.43308183405113" calcext:value-type="float">
            <text:p>1.4330818341</text:p>
          </table:table-cell>
          <table:table-cell table:formula="of:=[.S206]/([.S206]+[.$Q$5])" office:value-type="float" office:value="0.588998616485093" calcext:value-type="float">
            <text:p>0.5889986165</text:p>
          </table:table-cell>
          <table:table-cell table:formula="of:=[.R206]+[.T206]*((([.L206]*[.A206])+[.D206])-[.R206])" office:value-type="float" office:value="3.0015151980359" calcext:value-type="float">
            <text:p>3.001515198</text:p>
          </table:table-cell>
          <table:table-cell table:formula="of:=(1-[.T206])*[.S206]" office:value-type="float" office:value="0.588998616485093" calcext:value-type="float">
            <text:p>0.5889986165</text:p>
          </table:table-cell>
          <table:table-cell table:formula="of:=[.D207]-[.U206]" office:value-type="float" office:value="-0.00151519806504652" calcext:value-type="float">
            <text:p>-0.0015151981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206]+[.A207]" office:value-type="float" office:value="19.9" calcext:value-type="float">
            <text:p>19.9</text:p>
          </table:table-cell>
          <table:table-cell office:value-type="float" office:value="3" calcext:value-type="float">
            <text:p>3</text:p>
          </table:table-cell>
          <table:table-cell table:style-name="ce5" table:formula="of:=[.D206]*0.8+[.P206]*0.2" office:value-type="float" office:value="2.99999999997086" calcext:value-type="float">
            <text:p>3.000000</text:p>
          </table:table-cell>
          <table:table-cell table:style-name="ce5" table:formula="of:=[.C207]-[.D207]" office:value-type="float" office:value="0.0000000000291442425748301" calcext:value-type="float">
            <text:p>0.000000</text:p>
          </table:table-cell>
          <table:table-cell table:style-name="ce5" table:formula="of:=ABS([.E207])" office:value-type="float" office:value="0.0000000000291442425748301" calcext:value-type="float">
            <text:p>0.000000</text:p>
          </table:table-cell>
          <table:table-cell table:style-name="ce5" table:formula="of:=[.$B$1]*[.E207]" office:value-type="float" office:value="0.0000000000291442425748301" calcext:value-type="float">
            <text:p>0.000000</text:p>
          </table:table-cell>
          <table:table-cell table:style-name="ce5" table:formula="of:=[.H206]+([.E207]*[.A207])" office:value-type="float" office:value="0.299999999999414" calcext:value-type="float">
            <text:p>0.300000</text:p>
          </table:table-cell>
          <table:table-cell table:style-name="ce5" table:formula="of:=[.H207]*[.$B$2]" office:value-type="float" office:value="2.99999999999414" calcext:value-type="float">
            <text:p>3.000000</text:p>
          </table:table-cell>
          <table:table-cell table:style-name="ce5" table:formula="of:=([.E207]-[.E206])/[.A207]" office:value-type="float" office:value="-0.0000000000380451226078549" calcext:value-type="float">
            <text:p>0.000000</text:p>
          </table:table-cell>
          <table:table-cell table:style-name="ce5" table:formula="of:=[.J207]*[.$B$3]" office:value-type="float" office:value="0.00000000000380451226078549" calcext:value-type="float">
            <text:p>0.000000</text:p>
          </table:table-cell>
          <table:table-cell table:style-name="ce5" table:formula="of:=[.G207]+[.I207]+[.K207]" office:value-type="float" office:value="3.00000000002709" calcext:value-type="float">
            <text:p>3.000000</text:p>
          </table:table-cell>
          <table:table-cell table:style-name="ce5" table:formula="of:=-[.L207]/8" office:value-type="float" office:value="-0.375000000003386" calcext:value-type="float">
            <text:p>-0.375000</text:p>
          </table:table-cell>
          <table:table-cell table:formula="of:=IF([.U207]&gt;[.$B$4];1;0)" office:value-type="float" office:value="0" calcext:value-type="float">
            <text:p>0.00</text:p>
          </table:table-cell>
          <table:table-cell table:style-name="ce7" table:formula="of:=IF([.D207]&gt;[.$B$4];1;0)" office:value-type="float" office:value="0" calcext:value-type="float">
            <text:p>0.00</text:p>
          </table:table-cell>
          <table:table-cell table:style-name="ce5" table:formula="of:=IF([.O207];[.M207];[.L207])" office:value-type="float" office:value="3.00000000002709" calcext:value-type="float">
            <text:p>3.000000</text:p>
          </table:table-cell>
          <table:table-cell table:formula="of:=([.P207]-[.P206])/[.A207]" office:value-type="float" office:value="0.000000000410147471541222" calcext:value-type="float">
            <text:p>4.10147471541222E-10</text:p>
          </table:table-cell>
          <table:table-cell table:formula="of:=[.$U$5]*[.U206]" office:value-type="float" office:value="2.57376205063807" calcext:value-type="float">
            <text:p>2.5737620506</text:p>
          </table:table-cell>
          <table:table-cell table:formula="of:=([.$U$5]*[.V206]*[.$U$5])+[.$S$5]" office:value-type="float" office:value="1.43308183405113" calcext:value-type="float">
            <text:p>1.4330818341</text:p>
          </table:table-cell>
          <table:table-cell table:formula="of:=[.S207]/([.S207]+[.$Q$5])" office:value-type="float" office:value="0.588998616485093" calcext:value-type="float">
            <text:p>0.5889986165</text:p>
          </table:table-cell>
          <table:table-cell table:formula="of:=[.R207]+[.T207]*((([.L207]*[.A207])+[.D207])-[.R207])" office:value-type="float" office:value="3.00151519803565" calcext:value-type="float">
            <text:p>3.001515198</text:p>
          </table:table-cell>
          <table:table-cell table:formula="of:=(1-[.T207])*[.S207]" office:value-type="float" office:value="0.588998616485093" calcext:value-type="float">
            <text:p>0.5889986165</text:p>
          </table:table-cell>
          <table:table-cell table:formula="of:=[.D208]-[.U207]" office:value-type="float" office:value="-0.00151519805354283" calcext:value-type="float">
            <text:p>-0.0015151981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207]+[.A208]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5" table:formula="of:=[.D207]*0.8+[.P207]*0.2" office:value-type="float" office:value="2.9999999999821" calcext:value-type="float">
            <text:p>3.000000</text:p>
          </table:table-cell>
          <table:table-cell table:style-name="ce5" table:formula="of:=[.C208]-[.D208]" office:value-type="float" office:value="0.0000000000178972392461674" calcext:value-type="float">
            <text:p>0.000000</text:p>
          </table:table-cell>
          <table:table-cell table:style-name="ce5" table:formula="of:=ABS([.E208])" office:value-type="float" office:value="0.0000000000178972392461674" calcext:value-type="float">
            <text:p>0.000000</text:p>
          </table:table-cell>
          <table:table-cell table:style-name="ce5" table:formula="of:=[.$B$1]*[.E208]" office:value-type="float" office:value="0.0000000000178972392461674" calcext:value-type="float">
            <text:p>0.000000</text:p>
          </table:table-cell>
          <table:table-cell table:style-name="ce5" table:formula="of:=[.H207]+([.E208]*[.A208])" office:value-type="float" office:value="0.300000000001204" calcext:value-type="float">
            <text:p>0.300000</text:p>
          </table:table-cell>
          <table:table-cell table:style-name="ce5" table:formula="of:=[.H208]*[.$B$2]" office:value-type="float" office:value="3.00000000001204" calcext:value-type="float">
            <text:p>3.000000</text:p>
          </table:table-cell>
          <table:table-cell table:style-name="ce5" table:formula="of:=([.E208]-[.E207])/[.A208]" office:value-type="float" office:value="-0.000000000112470033286627" calcext:value-type="float">
            <text:p>0.000000</text:p>
          </table:table-cell>
          <table:table-cell table:style-name="ce5" table:formula="of:=[.J208]*[.$B$3]" office:value-type="float" office:value="0.0000000000112470033286627" calcext:value-type="float">
            <text:p>0.000000</text:p>
          </table:table-cell>
          <table:table-cell table:style-name="ce5" table:formula="of:=[.G208]+[.I208]+[.K208]" office:value-type="float" office:value="3.00000000004118" calcext:value-type="float">
            <text:p>3.000000</text:p>
          </table:table-cell>
          <table:table-cell table:style-name="ce5" table:formula="of:=-[.L208]/8" office:value-type="float" office:value="-0.375000000005148" calcext:value-type="float">
            <text:p>-0.375000</text:p>
          </table:table-cell>
          <table:table-cell table:formula="of:=IF([.U208]&gt;[.$B$4];1;0)" office:value-type="float" office:value="0" calcext:value-type="float">
            <text:p>0.00</text:p>
          </table:table-cell>
          <table:table-cell table:style-name="ce7" table:formula="of:=IF([.D208]&gt;[.$B$4];1;0)" office:value-type="float" office:value="0" calcext:value-type="float">
            <text:p>0.00</text:p>
          </table:table-cell>
          <table:table-cell table:style-name="ce5" table:formula="of:=IF([.O208];[.M208];[.L208])" office:value-type="float" office:value="3.00000000004118" calcext:value-type="float">
            <text:p>3.000000</text:p>
          </table:table-cell>
          <table:table-cell table:formula="of:=([.P208]-[.P207])/[.A208]" office:value-type="float" office:value="0.000000000140927269853819" calcext:value-type="float">
            <text:p>1.40927269853819E-10</text:p>
          </table:table-cell>
          <table:table-cell table:formula="of:=[.$U$5]*[.U207]" office:value-type="float" office:value="2.57376205063784" calcext:value-type="float">
            <text:p>2.5737620506</text:p>
          </table:table-cell>
          <table:table-cell table:formula="of:=([.$U$5]*[.V207]*[.$U$5])+[.$S$5]" office:value-type="float" office:value="1.43308183405113" calcext:value-type="float">
            <text:p>1.4330818341</text:p>
          </table:table-cell>
          <table:table-cell table:formula="of:=[.S208]/([.S208]+[.$Q$5])" office:value-type="float" office:value="0.588998616485093" calcext:value-type="float">
            <text:p>0.5889986165</text:p>
          </table:table-cell>
          <table:table-cell table:formula="of:=[.R208]+[.T208]*((([.L208]*[.A208])+[.D208])-[.R208])" office:value-type="float" office:value="3.00151519804301" calcext:value-type="float">
            <text:p>3.001515198</text:p>
          </table:table-cell>
          <table:table-cell table:formula="of:=(1-[.T208])*[.S208]" office:value-type="float" office:value="0.588998616485093" calcext:value-type="float">
            <text:p>0.5889986165</text:p>
          </table:table-cell>
          <table:table-cell table:formula="of:=[.D209]-[.U208]" office:value-type="float" office:value="-0.00151519804909084" calcext:value-type="float">
            <text:p>-0.00151519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208]+[.A209]" office:value-type="float" office:value="20.1" calcext:value-type="float">
            <text:p>20.1</text:p>
          </table:table-cell>
          <table:table-cell office:value-type="float" office:value="3" calcext:value-type="float">
            <text:p>3</text:p>
          </table:table-cell>
          <table:table-cell table:style-name="ce5" table:formula="of:=[.D208]*0.8+[.P208]*0.2" office:value-type="float" office:value="2.99999999999392" calcext:value-type="float">
            <text:p>3.000000</text:p>
          </table:table-cell>
          <table:table-cell table:style-name="ce5" table:formula="of:=[.C209]-[.D209]" office:value-type="float" office:value="0.00000000000608135763968676" calcext:value-type="float">
            <text:p>0.000000</text:p>
          </table:table-cell>
          <table:table-cell table:style-name="ce5" table:formula="of:=ABS([.E209])" office:value-type="float" office:value="0.00000000000608135763968676" calcext:value-type="float">
            <text:p>0.000000</text:p>
          </table:table-cell>
          <table:table-cell table:style-name="ce5" table:formula="of:=[.$B$1]*[.E209]" office:value-type="float" office:value="0.00000000000608135763968676" calcext:value-type="float">
            <text:p>0.000000</text:p>
          </table:table-cell>
          <table:table-cell table:style-name="ce5" table:formula="of:=[.H208]+([.E209]*[.A209])" office:value-type="float" office:value="0.300000000001812" calcext:value-type="float">
            <text:p>0.300000</text:p>
          </table:table-cell>
          <table:table-cell table:style-name="ce5" table:formula="of:=[.H209]*[.$B$2]" office:value-type="float" office:value="3.00000000001812" calcext:value-type="float">
            <text:p>3.000000</text:p>
          </table:table-cell>
          <table:table-cell table:style-name="ce5" table:formula="of:=([.E209]-[.E208])/[.A209]" office:value-type="float" office:value="-0.000000000118158816064806" calcext:value-type="float">
            <text:p>0.000000</text:p>
          </table:table-cell>
          <table:table-cell table:style-name="ce5" table:formula="of:=[.J209]*[.$B$3]" office:value-type="float" office:value="0.0000000000118158816064806" calcext:value-type="float">
            <text:p>0.000000</text:p>
          </table:table-cell>
          <table:table-cell table:style-name="ce5" table:formula="of:=[.G209]+[.I209]+[.K209]" office:value-type="float" office:value="3.00000000003602" calcext:value-type="float">
            <text:p>3.000000</text:p>
          </table:table-cell>
          <table:table-cell table:style-name="ce5" table:formula="of:=-[.L209]/8" office:value-type="float" office:value="-0.375000000004502" calcext:value-type="float">
            <text:p>-0.375000</text:p>
          </table:table-cell>
          <table:table-cell table:formula="of:=IF([.U209]&gt;[.$B$4];1;0)" office:value-type="float" office:value="0" calcext:value-type="float">
            <text:p>0.00</text:p>
          </table:table-cell>
          <table:table-cell table:style-name="ce7" table:formula="of:=IF([.D209]&gt;[.$B$4];1;0)" office:value-type="float" office:value="0" calcext:value-type="float">
            <text:p>0.00</text:p>
          </table:table-cell>
          <table:table-cell table:style-name="ce5" table:formula="of:=IF([.O209];[.M209];[.L209])" office:value-type="float" office:value="3.00000000003602" calcext:value-type="float">
            <text:p>3.000000</text:p>
          </table:table-cell>
          <table:table-cell table:formula="of:=([.P209]-[.P208])/[.A209]" office:value-type="float" office:value="-0.0000000000516564568897593" calcext:value-type="float">
            <text:p>-5.16564568897593E-11</text:p>
          </table:table-cell>
          <table:table-cell table:formula="of:=[.$U$5]*[.U208]" office:value-type="float" office:value="2.57376205064416" calcext:value-type="float">
            <text:p>2.5737620506</text:p>
          </table:table-cell>
          <table:table-cell table:formula="of:=([.$U$5]*[.V208]*[.$U$5])+[.$S$5]" office:value-type="float" office:value="1.43308183405113" calcext:value-type="float">
            <text:p>1.4330818341</text:p>
          </table:table-cell>
          <table:table-cell table:formula="of:=[.S209]/([.S209]+[.$Q$5])" office:value-type="float" office:value="0.588998616485093" calcext:value-type="float">
            <text:p>0.5889986165</text:p>
          </table:table-cell>
          <table:table-cell table:formula="of:=[.R209]+[.T209]*((([.L209]*[.A209])+[.D209])-[.R209])" office:value-type="float" office:value="3.00151519805226" calcext:value-type="float">
            <text:p>3.0015151981</text:p>
          </table:table-cell>
          <table:table-cell table:formula="of:=(1-[.T209])*[.S209]" office:value-type="float" office:value="0.588998616485093" calcext:value-type="float">
            <text:p>0.5889986165</text:p>
          </table:table-cell>
          <table:table-cell table:formula="of:=[.D210]-[.U209]" office:value-type="float" office:value="-0.00151519804992173" calcext:value-type="float">
            <text:p>-0.001515198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209]+[.A210]" office:value-type="float" office:value="20.2" calcext:value-type="float">
            <text:p>20.2</text:p>
          </table:table-cell>
          <table:table-cell office:value-type="float" office:value="3" calcext:value-type="float">
            <text:p>3</text:p>
          </table:table-cell>
          <table:table-cell table:style-name="ce5" table:formula="of:=[.D209]*0.8+[.P209]*0.2" office:value-type="float" office:value="3.00000000000234" calcext:value-type="float">
            <text:p>3.000000</text:p>
          </table:table-cell>
          <table:table-cell table:style-name="ce5" table:formula="of:=[.C210]-[.D210]" office:value-type="float" office:value="-0.00000000000233812968986058" calcext:value-type="float">
            <text:p>0.000000</text:p>
          </table:table-cell>
          <table:table-cell table:style-name="ce5" table:formula="of:=ABS([.E210])" office:value-type="float" office:value="0.00000000000233812968986058" calcext:value-type="float">
            <text:p>0.000000</text:p>
          </table:table-cell>
          <table:table-cell table:style-name="ce5" table:formula="of:=[.$B$1]*[.E210]" office:value-type="float" office:value="-0.00000000000233812968986058" calcext:value-type="float">
            <text:p>0.000000</text:p>
          </table:table-cell>
          <table:table-cell table:style-name="ce5" table:formula="of:=[.H209]+([.E210]*[.A210])" office:value-type="float" office:value="0.300000000001578" calcext:value-type="float">
            <text:p>0.300000</text:p>
          </table:table-cell>
          <table:table-cell table:style-name="ce5" table:formula="of:=[.H210]*[.$B$2]" office:value-type="float" office:value="3.00000000001578" calcext:value-type="float">
            <text:p>3.000000</text:p>
          </table:table-cell>
          <table:table-cell table:style-name="ce5" table:formula="of:=([.E210]-[.E209])/[.A210]" office:value-type="float" office:value="-0.0000000000841948732954734" calcext:value-type="float">
            <text:p>0.000000</text:p>
          </table:table-cell>
          <table:table-cell table:style-name="ce5" table:formula="of:=[.J210]*[.$B$3]" office:value-type="float" office:value="0.00000000000841948732954734" calcext:value-type="float">
            <text:p>0.000000</text:p>
          </table:table-cell>
          <table:table-cell table:style-name="ce5" table:formula="of:=[.G210]+[.I210]+[.K210]" office:value-type="float" office:value="3.00000000002186" calcext:value-type="float">
            <text:p>3.000000</text:p>
          </table:table-cell>
          <table:table-cell table:style-name="ce5" table:formula="of:=-[.L210]/8" office:value-type="float" office:value="-0.375000000002733" calcext:value-type="float">
            <text:p>-0.375000</text:p>
          </table:table-cell>
          <table:table-cell table:formula="of:=IF([.U210]&gt;[.$B$4];1;0)" office:value-type="float" office:value="0" calcext:value-type="float">
            <text:p>0.00</text:p>
          </table:table-cell>
          <table:table-cell table:style-name="ce7" table:formula="of:=IF([.D210]&gt;[.$B$4];1;0)" office:value-type="float" office:value="0" calcext:value-type="float">
            <text:p>0.00</text:p>
          </table:table-cell>
          <table:table-cell table:style-name="ce5" table:formula="of:=IF([.O210];[.M210];[.L210])" office:value-type="float" office:value="3.00000000002186" calcext:value-type="float">
            <text:p>3.000000</text:p>
          </table:table-cell>
          <table:table-cell table:formula="of:=([.P210]-[.P209])/[.A210]" office:value-type="float" office:value="-0.000000000141540112963412" calcext:value-type="float">
            <text:p>-1.41540112963412E-10</text:p>
          </table:table-cell>
          <table:table-cell table:formula="of:=[.$U$5]*[.U209]" office:value-type="float" office:value="2.57376205065209" calcext:value-type="float">
            <text:p>2.5737620507</text:p>
          </table:table-cell>
          <table:table-cell table:formula="of:=([.$U$5]*[.V209]*[.$U$5])+[.$S$5]" office:value-type="float" office:value="1.43308183405113" calcext:value-type="float">
            <text:p>1.4330818341</text:p>
          </table:table-cell>
          <table:table-cell table:formula="of:=[.S210]/([.S210]+[.$Q$5])" office:value-type="float" office:value="0.588998616485093" calcext:value-type="float">
            <text:p>0.5889986165</text:p>
          </table:table-cell>
          <table:table-cell table:formula="of:=[.R210]+[.T210]*((([.L210]*[.A210])+[.D210])-[.R210])" office:value-type="float" office:value="3.00151519805965" calcext:value-type="float">
            <text:p>3.0015151981</text:p>
          </table:table-cell>
          <table:table-cell table:formula="of:=(1-[.T210])*[.S210]" office:value-type="float" office:value="0.588998616485093" calcext:value-type="float">
            <text:p>0.5889986165</text:p>
          </table:table-cell>
          <table:table-cell table:formula="of:=[.D211]-[.U210]" office:value-type="float" office:value="-0.00151519805340206" calcext:value-type="float">
            <text:p>-0.0015151981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210]+[.A211]" office:value-type="float" office:value="20.3" calcext:value-type="float">
            <text:p>20.3</text:p>
          </table:table-cell>
          <table:table-cell office:value-type="float" office:value="3" calcext:value-type="float">
            <text:p>3</text:p>
          </table:table-cell>
          <table:table-cell table:style-name="ce5" table:formula="of:=[.D210]*0.8+[.P210]*0.2" office:value-type="float" office:value="3.00000000000624" calcext:value-type="float">
            <text:p>3.000000</text:p>
          </table:table-cell>
          <table:table-cell table:style-name="ce5" table:formula="of:=[.C211]-[.D211]" office:value-type="float" office:value="-0.00000000000624345020128203" calcext:value-type="float">
            <text:p>0.000000</text:p>
          </table:table-cell>
          <table:table-cell table:style-name="ce5" table:formula="of:=ABS([.E211])" office:value-type="float" office:value="0.00000000000624345020128203" calcext:value-type="float">
            <text:p>0.000000</text:p>
          </table:table-cell>
          <table:table-cell table:style-name="ce5" table:formula="of:=[.$B$1]*[.E211]" office:value-type="float" office:value="-0.00000000000624345020128203" calcext:value-type="float">
            <text:p>0.000000</text:p>
          </table:table-cell>
          <table:table-cell table:style-name="ce5" table:formula="of:=[.H210]+([.E211]*[.A211])" office:value-type="float" office:value="0.300000000000954" calcext:value-type="float">
            <text:p>0.300000</text:p>
          </table:table-cell>
          <table:table-cell table:style-name="ce5" table:formula="of:=[.H211]*[.$B$2]" office:value-type="float" office:value="3.00000000000954" calcext:value-type="float">
            <text:p>3.000000</text:p>
          </table:table-cell>
          <table:table-cell table:style-name="ce5" table:formula="of:=([.E211]-[.E210])/[.A211]" office:value-type="float" office:value="-0.0000000000390532051142145" calcext:value-type="float">
            <text:p>0.000000</text:p>
          </table:table-cell>
          <table:table-cell table:style-name="ce5" table:formula="of:=[.J211]*[.$B$3]" office:value-type="float" office:value="0.00000000000390532051142145" calcext:value-type="float">
            <text:p>0.000000</text:p>
          </table:table-cell>
          <table:table-cell table:style-name="ce5" table:formula="of:=[.G211]+[.I211]+[.K211]" office:value-type="float" office:value="3.0000000000072" calcext:value-type="float">
            <text:p>3.000000</text:p>
          </table:table-cell>
          <table:table-cell table:style-name="ce5" table:formula="of:=-[.L211]/8" office:value-type="float" office:value="-0.3750000000009" calcext:value-type="float">
            <text:p>-0.375000</text:p>
          </table:table-cell>
          <table:table-cell table:formula="of:=IF([.U211]&gt;[.$B$4];1;0)" office:value-type="float" office:value="0" calcext:value-type="float">
            <text:p>0.00</text:p>
          </table:table-cell>
          <table:table-cell table:style-name="ce7" table:formula="of:=IF([.D211]&gt;[.$B$4];1;0)" office:value-type="float" office:value="0" calcext:value-type="float">
            <text:p>0.00</text:p>
          </table:table-cell>
          <table:table-cell table:style-name="ce5" table:formula="of:=IF([.O211];[.M211];[.L211])" office:value-type="float" office:value="3.0000000000072" calcext:value-type="float">
            <text:p>3.000000</text:p>
          </table:table-cell>
          <table:table-cell table:formula="of:=([.P211]-[.P210])/[.A211]" office:value-type="float" office:value="-0.000000000146629375308294" calcext:value-type="float">
            <text:p>-1.46629375308294E-10</text:p>
          </table:table-cell>
          <table:table-cell table:formula="of:=[.$U$5]*[.U210]" office:value-type="float" office:value="2.57376205065842" calcext:value-type="float">
            <text:p>2.5737620507</text:p>
          </table:table-cell>
          <table:table-cell table:formula="of:=([.$U$5]*[.V210]*[.$U$5])+[.$S$5]" office:value-type="float" office:value="1.43308183405113" calcext:value-type="float">
            <text:p>1.4330818341</text:p>
          </table:table-cell>
          <table:table-cell table:formula="of:=[.S211]/([.S211]+[.$Q$5])" office:value-type="float" office:value="0.588998616485093" calcext:value-type="float">
            <text:p>0.5889986165</text:p>
          </table:table-cell>
          <table:table-cell table:formula="of:=[.R211]+[.T211]*((([.L211]*[.A211])+[.D211])-[.R211])" office:value-type="float" office:value="3.00151519806368" calcext:value-type="float">
            <text:p>3.0015151981</text:p>
          </table:table-cell>
          <table:table-cell table:formula="of:=(1-[.T211])*[.S211]" office:value-type="float" office:value="0.588998616485093" calcext:value-type="float">
            <text:p>0.5889986165</text:p>
          </table:table-cell>
          <table:table-cell table:formula="of:=[.D212]-[.U211]" office:value-type="float" office:value="-0.00151519805725009" calcext:value-type="float">
            <text:p>-0.0015151981</text:p>
          </table:table-cell>
          <table:table-cell table:number-columns-repeated="100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211]+[.A212]" office:value-type="float" office:value="20.4" calcext:value-type="float">
            <text:p>20.4</text:p>
          </table:table-cell>
          <table:table-cell office:value-type="float" office:value="3" calcext:value-type="float">
            <text:p>3</text:p>
          </table:table-cell>
          <table:table-cell table:style-name="ce5" table:formula="of:=[.D211]*0.8+[.P211]*0.2" office:value-type="float" office:value="3.00000000000643" calcext:value-type="float">
            <text:p>3.000000</text:p>
          </table:table-cell>
          <table:table-cell table:style-name="ce5" table:formula="of:=[.C212]-[.D212]" office:value-type="float" office:value="-0.00000000000643485265072741" calcext:value-type="float">
            <text:p>0.000000</text:p>
          </table:table-cell>
          <table:table-cell table:style-name="ce5" table:formula="of:=ABS([.E212])" office:value-type="float" office:value="0.00000000000643485265072741" calcext:value-type="float">
            <text:p>0.000000</text:p>
          </table:table-cell>
          <table:table-cell table:style-name="ce5" table:formula="of:=[.$B$1]*[.E212]" office:value-type="float" office:value="-0.00000000000643485265072741" calcext:value-type="float">
            <text:p>0.000000</text:p>
          </table:table-cell>
          <table:table-cell table:style-name="ce5" table:formula="of:=[.H211]+([.E212]*[.A212])" office:value-type="float" office:value="0.30000000000031" calcext:value-type="float">
            <text:p>0.300000</text:p>
          </table:table-cell>
          <table:table-cell table:style-name="ce5" table:formula="of:=[.H212]*[.$B$2]" office:value-type="float" office:value="3.0000000000031" calcext:value-type="float">
            <text:p>3.000000</text:p>
          </table:table-cell>
          <table:table-cell table:style-name="ce5" table:formula="of:=([.E212]-[.E211])/[.A212]" office:value-type="float" office:value="-0.00000000000191402449445377" calcext:value-type="float">
            <text:p>0.000000</text:p>
          </table:table-cell>
          <table:table-cell table:style-name="ce5" table:formula="of:=[.J212]*[.$B$3]" office:value-type="float" office:value="0.000000000000191402449445377" calcext:value-type="float">
            <text:p>0.000000</text:p>
          </table:table-cell>
          <table:table-cell table:style-name="ce5" table:formula="of:=[.G212]+[.I212]+[.K212]" office:value-type="float" office:value="2.99999999999686" calcext:value-type="float">
            <text:p>3.000000</text:p>
          </table:table-cell>
          <table:table-cell table:style-name="ce5" table:formula="of:=-[.L212]/8" office:value-type="float" office:value="-0.374999999999607" calcext:value-type="float">
            <text:p>-0.375000</text:p>
          </table:table-cell>
          <table:table-cell table:formula="of:=IF([.U212]&gt;[.$B$4];1;0)" office:value-type="float" office:value="0" calcext:value-type="float">
            <text:p>0.00</text:p>
          </table:table-cell>
          <table:table-cell table:style-name="ce7" table:formula="of:=IF([.D212]&gt;[.$B$4];1;0)" office:value-type="float" office:value="0" calcext:value-type="float">
            <text:p>0.00</text:p>
          </table:table-cell>
          <table:table-cell table:style-name="ce5" table:formula="of:=IF([.O212];[.M212];[.L212])" office:value-type="float" office:value="2.99999999999686" calcext:value-type="float">
            <text:p>3.000000</text:p>
          </table:table-cell>
          <table:table-cell table:formula="of:=([.P212]-[.P211])/[.A212]" office:value-type="float" office:value="-0.000000000103401731621489" calcext:value-type="float">
            <text:p>-1.03401731621489E-10</text:p>
          </table:table-cell>
          <table:table-cell table:formula="of:=[.$U$5]*[.U211]" office:value-type="float" office:value="2.57376205066189" calcext:value-type="float">
            <text:p>2.5737620507</text:p>
          </table:table-cell>
          <table:table-cell table:formula="of:=([.$U$5]*[.V211]*[.$U$5])+[.$S$5]" office:value-type="float" office:value="1.43308183405113" calcext:value-type="float">
            <text:p>1.4330818341</text:p>
          </table:table-cell>
          <table:table-cell table:formula="of:=[.S212]/([.S212]+[.$Q$5])" office:value-type="float" office:value="0.588998616485093" calcext:value-type="float">
            <text:p>0.5889986165</text:p>
          </table:table-cell>
          <table:table-cell table:formula="of:=[.R212]+[.T212]*((([.L212]*[.A212])+[.D212])-[.R212])" office:value-type="float" office:value="3.00151519806461" calcext:value-type="float">
            <text:p>3.0015151981</text:p>
          </table:table-cell>
          <table:table-cell table:formula="of:=(1-[.T212])*[.S212]" office:value-type="float" office:value="0.588998616485093" calcext:value-type="float">
            <text:p>0.5889986165</text:p>
          </table:table-cell>
          <table:table-cell table:formula="of:=[.D213]-[.U212]" office:value-type="float" office:value="-3.00151519806461" calcext:value-type="float">
            <text:p>-3.0015151981</text:p>
          </table:table-cell>
          <table:table-cell table:number-columns-repeated="1001"/>
        </table:table-row>
        <table:table-row table:style-name="ro1" table:number-rows-repeated="10483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4" loext:min-decimal-places="14" number:min-integer-digits="1"/>
    </number:number-style>
    <number:number-style style:name="N134">
      <number:number number:decimal-places="15" loext:min-decimal-places="15" number:min-integer-digits="1"/>
    </number:number-style>
    <number:number-style style:name="N135">
      <number:number number:decimal-places="16" loext:min-decimal-places="16" number:min-integer-digits="1"/>
    </number:number-style>
    <number:number-style style:name="N136">
      <number:number number:decimal-places="17" loext:min-decimal-places="17" number:min-integer-digits="1"/>
    </number:number-style>
    <number:number-style style:name="N137">
      <number:number number:decimal-places="18" loext:min-decimal-places="18" number:min-integer-digits="1"/>
    </number:number-style>
    <number:number-style style:name="N138">
      <number:number number:decimal-places="19" loext:min-decimal-places="19" number:min-integer-digits="1"/>
    </number:number-style>
    <number:number-style style:name="N13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0">00/00/0000</text:date>, <text:time style:data-style-name="N2" text:time-value="06:00:02.7667399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7T11:11:58.424082167</meta:creation-date>
    <meta:generator>LibreOffice/5.1.6.2$Linux_X86_64 LibreOffice_project/10m0$Build-2</meta:generator>
    <dc:date>2019-10-10T06:09:19.409489532</dc:date>
    <meta:editing-duration>PT8H50M10S</meta:editing-duration>
    <meta:editing-cycles>24</meta:editing-cycles>
    <meta:document-statistic meta:table-count="3" meta:cell-count="570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92cm" svg:y="3.952cm" style:legend-expansion="high" chart:style-name="ch2"/>
        <chart:plot-area chart:style-name="ch3" table:cell-range-address="PID.B4:PID.D54 PID.C3:PID.D3" chart:data-source-has-labels="row" svg:x="0.32cm" svg:y="0.18cm" svg:width="11.952cm" svg:height="8.64cm">
          <chartooo:coordinate-region svg:x="0.862cm" svg:y="0.38cm" svg:width="11.091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D.C4:PID.C54" chart:label-cell-address="PID.C3:PID.C3" chart:class="chart:scatter">
            <chart:domain table:cell-range-address="PID.B4:PID.B54"/>
            <chart:data-point chart:repeated="51"/>
          </chart:series>
          <chart:series chart:style-name="ch7" chart:values-cell-range-address="PID.D4:PID.D54" chart:label-cell-address="PID.D3:PID.D3" chart:class="chart:scatter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t Value</text:p>
                <draw:g>
                  <svg:desc>PID.C3:PID.C3</svg:desc>
                </draw:g>
              </table:table-cell>
              <table:table-cell office:value-type="string">
                <text:p>Current Value</text:p>
                <draw:g>
                  <svg:desc>PID.D3:PID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ID.B4:PID.B54</svg:desc>
                </draw:g>
              </table:table-cell>
              <table:table-cell office:value-type="float" office:value="5">
                <text:p>5</text:p>
                <draw:g>
                  <svg:desc>PID.C4:PID.C54</svg:desc>
                </draw:g>
              </table:table-cell>
              <table:table-cell office:value-type="float" office:value="0">
                <text:p>0</text:p>
                <draw:g>
                  <svg:desc>PID.D4:PID.D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5">
                <text:p>5</text:p>
              </table:table-cell>
              <table:table-cell office:value-type="float" office:value="11.175">
                <text:p>11.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5">
                <text:p>5</text:p>
              </table:table-cell>
              <table:table-cell office:value-type="float" office:value="-1.186125">
                <text:p>-1.186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5">
                <text:p>5</text:p>
              </table:table-cell>
              <table:table-cell office:value-type="float" office:value="8.938464375">
                <text:p>8.938464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5">
                <text:p>5</text:p>
              </table:table-cell>
              <table:table-cell office:value-type="float" office:value="2.754105496875">
                <text:p>2.754105496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5">
                <text:p>5</text:p>
              </table:table-cell>
              <table:table-cell office:value-type="float" office:value="4.92942229635937">
                <text:p>4.929422296359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5">
                <text:p>5</text:p>
              </table:table-cell>
              <table:table-cell office:value-type="float" office:value="5.88073073952118">
                <text:p>5.880730739521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5">
                <text:p>5</text:p>
              </table:table-cell>
              <table:table-cell office:value-type="float" office:value="3.18625261633798">
                <text:p>3.186252616337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5">
                <text:p>5</text:p>
              </table:table-cell>
              <table:table-cell office:value-type="float" office:value="6.36208634181882">
                <text:p>6.362086341818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5">
                <text:p>5</text:p>
              </table:table-cell>
              <table:table-cell office:value-type="float" office:value="3.67951867755092">
                <text:p>3.679518677550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5">
                <text:p>5</text:p>
              </table:table-cell>
              <table:table-cell office:value-type="float" office:value="5.41241517358638">
                <text:p>5.412415173586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5">
                <text:p>5</text:p>
              </table:table-cell>
              <table:table-cell office:value-type="float" office:value="4.73394557399414">
                <text:p>4.733945573994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5">
                <text:p>5</text:p>
              </table:table-cell>
              <table:table-cell office:value-type="float" office:value="4.59232828351683">
                <text:p>4.592328283516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5">
                <text:p>5</text:p>
              </table:table-cell>
              <table:table-cell office:value-type="float" office:value="5.2447344302217">
                <text:p>5.24473443022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5">
                <text:p>5</text:p>
              </table:table-cell>
              <table:table-cell office:value-type="float" office:value="4.44454684932174">
                <text:p>4.444546849321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5">
                <text:p>5</text:p>
              </table:table-cell>
              <table:table-cell office:value-type="float" office:value="5.16221811606308">
                <text:p>5.162218116063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5">
                <text:p>5</text:p>
              </table:table-cell>
              <table:table-cell office:value-type="float" office:value="4.69112958862412">
                <text:p>4.691129588624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5">
                <text:p>5</text:p>
              </table:table-cell>
              <table:table-cell office:value-type="float" office:value="4.90630762252553">
                <text:p>4.906307622525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5">
                <text:p>5</text:p>
              </table:table-cell>
              <table:table-cell office:value-type="float" office:value="4.92431103761707">
                <text:p>4.924311037617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5">
                <text:p>5</text:p>
              </table:table-cell>
              <table:table-cell office:value-type="float" office:value="4.77738473140828">
                <text:p>4.777384731408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5">
                <text:p>5</text:p>
              </table:table-cell>
              <table:table-cell office:value-type="float" office:value="4.98623455602255">
                <text:p>4.986234556022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5">
                <text:p>5</text:p>
              </table:table-cell>
              <table:table-cell office:value-type="float" office:value="4.80360856825049">
                <text:p>4.803608568250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5">
                <text:p>5</text:p>
              </table:table-cell>
              <table:table-cell office:value-type="float" office:value="4.93888607184292">
                <text:p>4.938886071842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5">
                <text:p>5</text:p>
              </table:table-cell>
              <table:table-cell office:value-type="float" office:value="4.88064480847754">
                <text:p>4.880644808477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10">
                <text:p>10</text:p>
              </table:table-cell>
              <table:table-cell office:value-type="float" office:value="4.88835902807636">
                <text:p>4.888359028076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0">
                <text:p>10</text:p>
              </table:table-cell>
              <table:table-cell office:value-type="float" office:value="16.1024301229045">
                <text:p>16.10243012290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10">
                <text:p>10</text:p>
              </table:table-cell>
              <table:table-cell office:value-type="float" office:value="3.69389077340371">
                <text:p>3.693890773403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10">
                <text:p>10</text:p>
              </table:table-cell>
              <table:table-cell office:value-type="float" office:value="13.8711994018695">
                <text:p>13.87119940186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0">
                <text:p>10</text:p>
              </table:table-cell>
              <table:table-cell office:value-type="float" office:value="7.65474632715562">
                <text:p>7.654746327155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0">
                <text:p>10</text:p>
              </table:table-cell>
              <table:table-cell office:value-type="float" office:value="9.85176775463921">
                <text:p>9.851767754639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10">
                <text:p>10</text:p>
              </table:table-cell>
              <table:table-cell office:value-type="float" office:value="10.8035910878906">
                <text:p>10.80359108789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10">
                <text:p>10</text:p>
              </table:table-cell>
              <table:table-cell office:value-type="float" office:value="8.10434429621574">
                <text:p>8.104344296215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10">
                <text:p>10</text:p>
              </table:table-cell>
              <table:table-cell office:value-type="float" office:value="11.2959611617727">
                <text:p>11.29596116177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10">
                <text:p>10</text:p>
              </table:table-cell>
              <table:table-cell office:value-type="float" office:value="8.60350642103262">
                <text:p>8.603506421032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0">
                <text:p>10</text:p>
              </table:table-cell>
              <table:table-cell office:value-type="float" office:value="10.3488192622644">
                <text:p>10.34881926226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0">
                <text:p>10</text:p>
              </table:table-cell>
              <table:table-cell office:value-type="float" office:value="9.66773423012804">
                <text:p>9.667734230128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0">
                <text:p>10</text:p>
              </table:table-cell>
              <table:table-cell office:value-type="float" office:value="9.52986554241442">
                <text:p>9.529865542414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10">
                <text:p>10</text:p>
              </table:table-cell>
              <table:table-cell office:value-type="float" office:value="10.1864462964319">
                <text:p>10.18644629643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10">
                <text:p>10</text:p>
              </table:table-cell>
              <table:table-cell office:value-type="float" office:value="9.38545829227095">
                <text:p>9.385458292270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10">
                <text:p>10</text:p>
              </table:table-cell>
              <table:table-cell office:value-type="float" office:value="10.1087053589494">
                <text:p>10.10870535894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10">
                <text:p>10</text:p>
              </table:table-cell>
              <table:table-cell office:value-type="float" office:value="9.63719844575233">
                <text:p>9.637198445752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10">
                <text:p>10</text:p>
              </table:table-cell>
              <table:table-cell office:value-type="float" office:value="9.85596927710892">
                <text:p>9.855969277108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10">
                <text:p>10</text:p>
              </table:table-cell>
              <table:table-cell office:value-type="float" office:value="9.87554607223811">
                <text:p>9.875546072238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10">
                <text:p>10</text:p>
              </table:table-cell>
              <table:table-cell office:value-type="float" office:value="9.73019299669035">
                <text:p>9.730192996690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10">
                <text:p>10</text:p>
              </table:table-cell>
              <table:table-cell office:value-type="float" office:value="9.94166940242836">
                <text:p>9.941669402428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10">
                <text:p>10</text:p>
              </table:table-cell>
              <table:table-cell office:value-type="float" office:value="9.75996974205335">
                <text:p>9.75996974205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10">
                <text:p>10</text:p>
              </table:table-cell>
              <table:table-cell office:value-type="float" office:value="9.89765043687122">
                <text:p>9.897650436871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10">
                <text:p>10</text:p>
              </table:table-cell>
              <table:table-cell office:value-type="float" office:value="9.84062756189181">
                <text:p>9.840627561891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10">
                <text:p>10</text:p>
              </table:table-cell>
              <table:table-cell office:value-type="float" office:value="9.85006370774972">
                <text:p>9.850063707749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10">
                <text:p>10</text:p>
              </table:table-cell>
              <table:table-cell office:value-type="float" office:value="9.89071659912893">
                <text:p>9.890716599128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9.84456882536718">
                <text:p>9.844568825367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684cm" svg:height="14.167cm" xlink:href=".." xlink:type="simple" chart:class="chart:scatter" chart:style-name="ch1">
        <chart:legend chart:legend-position="end" svg:x="31.276cm" svg:y="6.535cm" style:legend-expansion="high" chart:style-name="ch2"/>
        <chart:plot-area chart:style-name="ch3" table:cell-range-address="PID.B4:PID.B54 PID.D3:PID.D54 PID.P3:PID.P54" chart:data-source-has-labels="row" svg:x="0.693cm" svg:y="0.283cm" svg:width="29.89cm" svg:height="13.601cm">
          <chartooo:coordinate-region svg:x="1.235cm" svg:y="0.482cm" svg:width="29.029cm" svg:height="13.2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D.D4:PID.D54" chart:label-cell-address="PID.D3:PID.D3" chart:class="chart:scatter">
            <chart:domain table:cell-range-address="PID.B4:PID.B54"/>
            <chart:data-point chart:repeated="51"/>
          </chart:series>
          <chart:series chart:style-name="ch7" chart:values-cell-range-address="PID.P4:PID.P54" chart:label-cell-address="PID.P3:PID.P3" chart:class="chart:scatter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urrent Value</text:p>
                <draw:g>
                  <svg:desc>PID.D3:PID.D3</svg:desc>
                </draw:g>
              </table:table-cell>
              <table:table-cell office:value-type="string">
                <text:p>xk</text:p>
                <draw:g>
                  <svg:desc>PID.P3:PID.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ID.B4:PID.B54</svg:desc>
                </draw:g>
              </table:table-cell>
              <table:table-cell office:value-type="float" office:value="0">
                <text:p>0</text:p>
                <draw:g>
                  <svg:desc>PID.D4:PID.D54</svg:desc>
                </draw:g>
              </table:table-cell>
              <table:table-cell office:value-type="float" office:value="7.45">
                <text:p>7.45</text:p>
                <draw:g>
                  <svg:desc>PID.P4:PID.P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1.175">
                <text:p>11.175</text:p>
              </table:table-cell>
              <table:table-cell office:value-type="float" office:value="5.17463921708716">
                <text:p>5.174639217087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1.186125">
                <text:p>-1.186125</text:p>
              </table:table-cell>
              <table:table-cell office:value-type="float" office:value="4.94178768957488">
                <text:p>4.94178768957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8.938464375">
                <text:p>8.938464375</text:p>
              </table:table-cell>
              <table:table-cell office:value-type="float" office:value="5.21374318045008">
                <text:p>5.21374318045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2.754105496875">
                <text:p>2.754105496875</text:p>
              </table:table-cell>
              <table:table-cell office:value-type="float" office:value="4.46989756495925">
                <text:p>4.469897564959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4.92942229635937">
                <text:p>4.92942229635937</text:p>
              </table:table-cell>
              <table:table-cell office:value-type="float" office:value="5.17560267277245">
                <text:p>5.175602672772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5.88073073952118">
                <text:p>5.88073073952118</text:p>
              </table:table-cell>
              <table:table-cell office:value-type="float" office:value="4.63006929290834">
                <text:p>4.630069292908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3.18625261633798">
                <text:p>3.18625261633798</text:p>
              </table:table-cell>
              <table:table-cell office:value-type="float" office:value="4.94343590554485">
                <text:p>4.943435905544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6.36208634181882">
                <text:p>6.36208634181882</text:p>
              </table:table-cell>
              <table:table-cell office:value-type="float" office:value="4.87291297339322">
                <text:p>4.872912973393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3.67951867755092">
                <text:p>3.67951867755092</text:p>
              </table:table-cell>
              <table:table-cell office:value-type="float" office:value="4.79215952312519">
                <text:p>4.79215952312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5.41241517358638">
                <text:p>5.41241517358638</text:p>
              </table:table-cell>
              <table:table-cell office:value-type="float" office:value="4.97227093652628">
                <text:p>4.972270936526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4.73394557399414">
                <text:p>4.73394557399414</text:p>
              </table:table-cell>
              <table:table-cell office:value-type="float" office:value="4.79458637230389">
                <text:p>4.794586372303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4.59232828351683">
                <text:p>4.59232828351683</text:p>
              </table:table-cell>
              <table:table-cell office:value-type="float" office:value="4.94848827751182">
                <text:p>4.948488277511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5.2447344302217">
                <text:p>5.2447344302217</text:p>
              </table:table-cell>
              <table:table-cell office:value-type="float" office:value="4.86799747897951">
                <text:p>4.867997478979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4.44454684932174">
                <text:p>4.44454684932174</text:p>
              </table:table-cell>
              <table:table-cell office:value-type="float" office:value="4.90148952457348">
                <text:p>4.901489524573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5.16221811606308">
                <text:p>5.16221811606308</text:p>
              </table:table-cell>
              <table:table-cell office:value-type="float" office:value="4.92523462120783">
                <text:p>4.925234621207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4.69112958862412">
                <text:p>4.69112958862412</text:p>
              </table:table-cell>
              <table:table-cell office:value-type="float" office:value="4.88885086742739">
                <text:p>4.888850867427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4.90630762252553">
                <text:p>4.90630762252553</text:p>
              </table:table-cell>
              <table:table-cell office:value-type="float" office:value="4.94189793396489">
                <text:p>4.941897933964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4.92431103761707">
                <text:p>4.92431103761707</text:p>
              </table:table-cell>
              <table:table-cell office:value-type="float" office:value="4.90795739780785">
                <text:p>4.907957397807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4.77738473140828">
                <text:p>4.77738473140828</text:p>
              </table:table-cell>
              <table:table-cell office:value-type="float" office:value="4.93747858340872">
                <text:p>4.937478583408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4.98623455602255">
                <text:p>4.98623455602255</text:p>
              </table:table-cell>
              <table:table-cell office:value-type="float" office:value="4.93350247780162">
                <text:p>4.933502477801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4.80360856825049">
                <text:p>4.80360856825049</text:p>
              </table:table-cell>
              <table:table-cell office:value-type="float" office:value="4.93502349757959">
                <text:p>4.935023497579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4.93888607184292">
                <text:p>4.93888607184292</text:p>
              </table:table-cell>
              <table:table-cell office:value-type="float" office:value="4.9497341139139">
                <text:p>4.94973411391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4.88064480847754">
                <text:p>4.88064480847754</text:p>
              </table:table-cell>
              <table:table-cell office:value-type="float" office:value="4.94195440633495">
                <text:p>4.941954406334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4.88835902807636">
                <text:p>4.88835902807636</text:p>
              </table:table-cell>
              <table:table-cell office:value-type="float" office:value="9.30513214210609">
                <text:p>9.305132142106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6.1024301229045">
                <text:p>16.1024301229045</text:p>
              </table:table-cell>
              <table:table-cell office:value-type="float" office:value="9.0388023498004">
                <text:p>9.03880234980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3.69389077340371">
                <text:p>3.69389077340371</text:p>
              </table:table-cell>
              <table:table-cell office:value-type="float" office:value="9.52710361793195">
                <text:p>9.527103617931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13.8711994018695">
                <text:p>13.8711994018695</text:p>
              </table:table-cell>
              <table:table-cell office:value-type="float" office:value="10.0490276667752">
                <text:p>10.04902766677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7.65474632715562">
                <text:p>7.65474632715562</text:p>
              </table:table-cell>
              <table:table-cell office:value-type="float" office:value="9.39098253649692">
                <text:p>9.390982536496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9.85176775463921">
                <text:p>9.85176775463921</text:p>
              </table:table-cell>
              <table:table-cell office:value-type="float" office:value="10.1324477649923">
                <text:p>10.13244776499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10.8035910878906">
                <text:p>10.8035910878906</text:p>
              </table:table-cell>
              <table:table-cell office:value-type="float" office:value="9.59755006934356">
                <text:p>9.597550069343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8.10434429621574">
                <text:p>8.10434429621574</text:p>
              </table:table-cell>
              <table:table-cell office:value-type="float" office:value="9.91943432538176">
                <text:p>9.919434325381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11.2959611617727">
                <text:p>11.2959611617727</text:p>
              </table:table-cell>
              <table:table-cell office:value-type="float" office:value="9.85230626937076">
                <text:p>9.852306269370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8.60350642103262">
                <text:p>8.60350642103262</text:p>
              </table:table-cell>
              <table:table-cell office:value-type="float" office:value="9.77486428270804">
                <text:p>9.774864282708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0.3488192622644">
                <text:p>10.3488192622644</text:p>
              </table:table-cell>
              <table:table-cell office:value-type="float" office:value="9.95848427928122">
                <text:p>9.958484279281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9.66773423012804">
                <text:p>9.66773423012804</text:p>
              </table:table-cell>
              <table:table-cell office:value-type="float" office:value="9.78275831305635">
                <text:p>9.782758313056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9.52986554241442">
                <text:p>9.52986554241442</text:p>
              </table:table-cell>
              <table:table-cell office:value-type="float" office:value="9.93998254225088">
                <text:p>9.939982542250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10.1864462964319">
                <text:p>10.1864462964319</text:p>
              </table:table-cell>
              <table:table-cell office:value-type="float" office:value="9.86146536760631">
                <text:p>9.861465367606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9.38545829227095">
                <text:p>9.38545829227095</text:p>
              </table:table-cell>
              <table:table-cell office:value-type="float" office:value="9.89759105616031">
                <text:p>9.897591056160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10.1087053589494">
                <text:p>10.1087053589494</text:p>
              </table:table-cell>
              <table:table-cell office:value-type="float" office:value="9.92360215562007">
                <text:p>9.923602155620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9.63719844575233">
                <text:p>9.63719844575233</text:p>
              </table:table-cell>
              <table:table-cell office:value-type="float" office:value="9.8892854831043">
                <text:p>9.88928548310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9.85596927710892">
                <text:p>9.85596927710892</text:p>
              </table:table-cell>
              <table:table-cell office:value-type="float" office:value="9.94463769427519">
                <text:p>9.944637694275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9.87554607223811">
                <text:p>9.87554607223811</text:p>
              </table:table-cell>
              <table:table-cell office:value-type="float" office:value="9.91253442723755">
                <text:p>9.912534427237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9.73019299669035">
                <text:p>9.73019299669035</text:p>
              </table:table-cell>
              <table:table-cell office:value-type="float" office:value="9.94414106985802">
                <text:p>9.944141069858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9.94166940242836">
                <text:p>9.94166940242836</text:p>
              </table:table-cell>
              <table:table-cell office:value-type="float" office:value="9.94196147811999">
                <text:p>9.941961478119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9.75996974205335">
                <text:p>9.75996974205335</text:p>
              </table:table-cell>
              <table:table-cell office:value-type="float" office:value="9.94529073244495">
                <text:p>9.945290732444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9.89765043687122">
                <text:p>9.89765043687122</text:p>
              </table:table-cell>
              <table:table-cell office:value-type="float" office:value="9.96175487480685">
                <text:p>9.961754874806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9.84062756189181">
                <text:p>9.84062756189181</text:p>
              </table:table-cell>
              <table:table-cell office:value-type="float" office:value="9.95558300095083">
                <text:p>9.955583000950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9.85006370774972">
                <text:p>9.85006370774972</text:p>
              </table:table-cell>
              <table:table-cell office:value-type="float" office:value="9.97184015678301">
                <text:p>9.971840156783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9.89071659912893">
                <text:p>9.89071659912893</text:p>
              </table:table-cell>
              <table:table-cell office:value-type="float" office:value="9.97057342972554">
                <text:p>9.970573429725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9.84456882536718">
                <text:p>9.84456882536718</text:p>
              </table:table-cell>
              <table:table-cell office:value-type="float" office:value="9.97870876261382">
                <text:p>9.978708762613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InputLimit.B8:InputLimit.B211 InputLimit.W7:InputLimit.W211" chart:data-source-has-labels="row" svg:x="0.32cm" svg:y="0.18cm" svg:width="13.275cm" svg:height="8.64cm">
          <chartooo:coordinate-region svg:x="0.862cm" svg:y="0.379cm" svg:width="12.546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nputLimit.W8:InputLimit.W211" chart:label-cell-address="InputLimit.W7:InputLimit.W7" chart:class="chart:scatter">
            <chart:domain table:cell-range-address="InputLimit.B8:InputLimit.B211"/>
            <chart:data-point chart:repeated="20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rror</text:p>
                <draw:g>
                  <svg:desc>InputLimit.W7:InputLimit.W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nputLimit.B8:InputLimit.B211</svg:desc>
                </draw:g>
              </table:table-cell>
              <table:table-cell office:value-type="float" office:value="0">
                <text:p>0</text:p>
                <draw:g>
                  <svg:desc>InputLimit.W8:InputLimit.W2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426708319127782">
                <text:p>0.4267083191277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.2525974200593">
                <text:p>1.25259742005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.35546868810451">
                <text:p>1.355468688104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92363144956517">
                <text:p>0.923631449565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345177139863796">
                <text:p>0.3451771398637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-0.110242968397961">
                <text:p>-0.1102429683979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-0.340561965746849">
                <text:p>-0.3405619657468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-0.367129491034792">
                <text:p>-0.3671294910347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-0.269621830631437">
                <text:p>-0.2696218306314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-0.132830648534367">
                <text:p>-0.1328306485343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-0.0166889310276286">
                <text:p>-0.0166889310276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0518823497759739">
                <text:p>0.05188234977597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0728249649865105">
                <text:p>0.07282496498651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0609944577344823">
                <text:p>0.06099445773448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034838783392567">
                <text:p>0.0348387833925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.00900926208252661">
                <text:p>0.009009262082526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-0.00852821327130693">
                <text:p>-0.008528213271306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-0.0159897218966747">
                <text:p>-0.01598972189667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-0.297756818224661">
                <text:p>-0.2977568182246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-0.843954769236231">
                <text:p>-0.843954769236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-0.908070148549231">
                <text:p>-0.9080701485492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-0.616521033321577">
                <text:p>-0.6165210333215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-0.228897885353895">
                <text:p>-0.2288978853538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0.0750391121209761">
                <text:p>0.07503911212097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0.227835365606903">
                <text:p>0.2278353656069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0.244420462304279">
                <text:p>0.2444204623042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0.178427387769537">
                <text:p>0.1784273877695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0.0866292273956972">
                <text:p>0.08662922739569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0.00899763098923256">
                <text:p>0.008997630989232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.386664258502767">
                <text:p>0.3866642585027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1.19918172683593">
                <text:p>1.199181726835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1.31172408286468">
                <text:p>1.311724082864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0.898372928511389">
                <text:p>0.8983729285113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0.337568706568703">
                <text:p>0.3375687065687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-0.106026774364599">
                <text:p>-0.1060267743645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-0.331361170039176">
                <text:p>-0.3313611700391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-0.358246770434731">
                <text:p>-0.3582467704347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-0.263867874103319">
                <text:p>-0.2638678741033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-0.130767827943026">
                <text:p>-0.1307678279430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0.0174668206455992">
                <text:p>-0.01746682064559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0.0496246920355539">
                <text:p>0.04962469203555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0.0703021560045363">
                <text:p>0.07030215600453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-0.0821411073632361">
                <text:p>-0.08214110736323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-0.382970303816977">
                <text:p>-0.3829703038169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-0.44295446245179">
                <text:p>-0.442954462451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-0.316443792032001">
                <text:p>-0.3164437920320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-0.131073947477548">
                <text:p>-0.1310739474775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0.0210664005821339">
                <text:p>0.02106640058213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0.102328446340969">
                <text:p>0.1023284463409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.116543072765015">
                <text:p>0.1165430727650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0.0881923122740664">
                <text:p>0.08819231227406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0.0447771810122317">
                <text:p>0.04477718101223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0.00647434005289282">
                <text:p>0.006474340052892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-0.0170766156530555">
                <text:p>-0.01707661565305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0.25705793270025">
                <text:p>0.257057932700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0.810886801533716">
                <text:p>0.8108868015337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0.888641208783837">
                <text:p>0.8886412087838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-1.05608384010626">
                <text:p>-1.056083840106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0.113840285874819">
                <text:p>0.1138402858748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0.64090167483701">
                <text:p>0.640901674837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-1.21293266270595">
                <text:p>-1.212932662705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0.0382915484043584">
                <text:p>0.03829154840435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0.578824887518886">
                <text:p>0.5788248875188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-1.24222260177054">
                <text:p>-1.242222601770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-0.15233563828366">
                <text:p>-0.152335638283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59999999999999">
                <text:p>6.59999999999999</text:p>
              </table:table-cell>
              <table:table-cell office:value-type="float" office:value="0.14936754031198">
                <text:p>0.149367540311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69999999999999">
                <text:p>6.69999999999999</text:p>
              </table:table-cell>
              <table:table-cell office:value-type="float" office:value="-1.10163757609296">
                <text:p>-1.101637576092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79999999999999">
                <text:p>6.79999999999999</text:p>
              </table:table-cell>
              <table:table-cell office:value-type="float" office:value="-0.184361123031787">
                <text:p>-0.1843611230317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89999999999999">
                <text:p>6.89999999999999</text:p>
              </table:table-cell>
              <table:table-cell office:value-type="float" office:value="0.310027381419704">
                <text:p>0.3100273814197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99999999999999">
                <text:p>6.99999999999999</text:p>
              </table:table-cell>
              <table:table-cell office:value-type="float" office:value="0.356627824995785">
                <text:p>0.3566278249957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09999999999999">
                <text:p>7.09999999999999</text:p>
              </table:table-cell>
              <table:table-cell office:value-type="float" office:value="-1.07646723197555">
                <text:p>-1.076467231975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19999999999999">
                <text:p>7.19999999999999</text:p>
              </table:table-cell>
              <table:table-cell office:value-type="float" office:value="-0.10260095086933">
                <text:p>-0.102600950869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29999999999999">
                <text:p>7.29999999999999</text:p>
              </table:table-cell>
              <table:table-cell office:value-type="float" office:value="0.29842516786053">
                <text:p>0.298425167860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39999999999999">
                <text:p>7.39999999999999</text:p>
              </table:table-cell>
              <table:table-cell office:value-type="float" office:value="0.155975108989281">
                <text:p>0.1559751089892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49999999999999">
                <text:p>7.49999999999999</text:p>
              </table:table-cell>
              <table:table-cell office:value-type="float" office:value="-0.18888530826811">
                <text:p>-0.188885308268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59999999999999">
                <text:p>7.59999999999999</text:p>
              </table:table-cell>
              <table:table-cell office:value-type="float" office:value="-0.489836911216715">
                <text:p>-0.4898369112167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69999999999999">
                <text:p>7.69999999999999</text:p>
              </table:table-cell>
              <table:table-cell office:value-type="float" office:value="-0.648335581348053">
                <text:p>-0.6483355813480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79999999999999">
                <text:p>7.79999999999999</text:p>
              </table:table-cell>
              <table:table-cell office:value-type="float" office:value="-0.670849192616896">
                <text:p>-0.6708491926168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89999999999999">
                <text:p>7.89999999999999</text:p>
              </table:table-cell>
              <table:table-cell office:value-type="float" office:value="-0.61208204007473">
                <text:p>-0.612082040074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99999999999999">
                <text:p>7.99999999999999</text:p>
              </table:table-cell>
              <table:table-cell office:value-type="float" office:value="-0.531646730481223">
                <text:p>-0.5316467304812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09999999999999">
                <text:p>8.09999999999999</text:p>
              </table:table-cell>
              <table:table-cell office:value-type="float" office:value="-0.470898367432474">
                <text:p>-0.4708983674324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19999999999999">
                <text:p>8.19999999999999</text:p>
              </table:table-cell>
              <table:table-cell office:value-type="float" office:value="-0.447114902195108">
                <text:p>-0.4471149021951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29999999999999">
                <text:p>8.29999999999999</text:p>
              </table:table-cell>
              <table:table-cell office:value-type="float" office:value="-0.458429553674934">
                <text:p>-0.4584295536749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39999999999999">
                <text:p>8.39999999999999</text:p>
              </table:table-cell>
              <table:table-cell office:value-type="float" office:value="-0.492818828206036">
                <text:p>-0.4928188282060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49999999999999">
                <text:p>8.49999999999999</text:p>
              </table:table-cell>
              <table:table-cell office:value-type="float" office:value="-0.536355164780588">
                <text:p>-0.5363551647805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59999999999999">
                <text:p>8.59999999999999</text:p>
              </table:table-cell>
              <table:table-cell office:value-type="float" office:value="-0.578398412651407">
                <text:p>-0.5783984126514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69999999999999">
                <text:p>8.69999999999999</text:p>
              </table:table-cell>
              <table:table-cell office:value-type="float" office:value="-0.613443201488772">
                <text:p>-0.6134432014887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79999999999999">
                <text:p>8.79999999999999</text:p>
              </table:table-cell>
              <table:table-cell office:value-type="float" office:value="-0.640532393148789">
                <text:p>-0.6405323931487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89999999999998">
                <text:p>8.89999999999998</text:p>
              </table:table-cell>
              <table:table-cell office:value-type="float" office:value="-0.66150904042287">
                <text:p>-0.661509040422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99999999999998">
                <text:p>8.99999999999998</text:p>
              </table:table-cell>
              <table:table-cell office:value-type="float" office:value="-0.679175371895997">
                <text:p>-0.6791753718959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09999999999998">
                <text:p>9.09999999999998</text:p>
              </table:table-cell>
              <table:table-cell office:value-type="float" office:value="-0.695977839985082">
                <text:p>-0.6959778399850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19999999999998">
                <text:p>9.19999999999998</text:p>
              </table:table-cell>
              <table:table-cell office:value-type="float" office:value="-0.713394584825567">
                <text:p>-0.7133945848255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29999999999998">
                <text:p>9.29999999999998</text:p>
              </table:table-cell>
              <table:table-cell office:value-type="float" office:value="-0.731902119445346">
                <text:p>-0.7319021194453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39999999999998">
                <text:p>9.39999999999998</text:p>
              </table:table-cell>
              <table:table-cell office:value-type="float" office:value="-0.573572583457035">
                <text:p>-0.5735725834570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49999999999998">
                <text:p>9.49999999999998</text:p>
              </table:table-cell>
              <table:table-cell office:value-type="float" office:value="-0.144760891094204">
                <text:p>-0.1447608910942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59999999999998">
                <text:p>9.59999999999998</text:p>
              </table:table-cell>
              <table:table-cell office:value-type="float" office:value="0.182071735195594">
                <text:p>0.1820717351955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69999999999998">
                <text:p>9.69999999999998</text:p>
              </table:table-cell>
              <table:table-cell office:value-type="float" office:value="0.316929374290834">
                <text:p>0.3169293742908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79999999999998">
                <text:p>9.79999999999998</text:p>
              </table:table-cell>
              <table:table-cell office:value-type="float" office:value="0.294828267057865">
                <text:p>0.2948282670578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89999999999998">
                <text:p>9.89999999999998</text:p>
              </table:table-cell>
              <table:table-cell office:value-type="float" office:value="0.191102081053486">
                <text:p>0.1911020810534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99999999999998">
                <text:p>9.99999999999998</text:p>
              </table:table-cell>
              <table:table-cell office:value-type="float" office:value="0.0746098995793352">
                <text:p>0.07460989957933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-0.0123316834968046">
                <text:p>-0.01233168349680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-0.0556419523284575">
                <text:p>-0.05564195232845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-0.0612778539643548">
                <text:p>-0.06127785396435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-0.0443672185526376">
                <text:p>-0.04436721855263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-0.0203341951127927">
                <text:p>-0.02033419511279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0.0000815875142068379">
                <text:p>0.00008158751420683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0.0120962115094754">
                <text:p>0.01209621150947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0.0157105264664459">
                <text:p>0.01571052646644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0.0135619962334959">
                <text:p>0.01356199623349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0.00891296944075926">
                <text:p>0.008912969440759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1.13314703074542">
                <text:p>1.133147030745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3.33343932534402">
                <text:p>3.333439325344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3.61063695121055">
                <text:p>3.610636951210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2.46155091295233">
                <text:p>2.461550912952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-0.495908454217813">
                <text:p>-0.4959084542178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-0.391356748694891">
                <text:p>-0.3913567486948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-0.300586224542599">
                <text:p>-0.3005862245425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-0.339046456303952">
                <text:p>-0.3390464563039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-0.373319916147855">
                <text:p>-0.3733199161478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-0.337314160400263">
                <text:p>-0.3373141604002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-0.241060275460011">
                <text:p>-0.2410602754600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-0.125663068787474">
                <text:p>-0.1256630687874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-0.0285819434393084">
                <text:p>-0.02858194343930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0.0311294812180587">
                <text:p>0.03112948121805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0.0528521779060465">
                <text:p>0.05285217790604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0.047378880419839">
                <text:p>0.0473788804198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0.0288643075604398">
                <text:p>0.02886430756043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0.00906697415198599">
                <text:p>0.009066974151985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-0.00518597493529871">
                <text:p>-0.005185974935298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-0.011895262814464">
                <text:p>-0.0118952628144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-0.01233628441986">
                <text:p>-0.012336284419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-0.00918309525227556">
                <text:p>-0.009183095252275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-0.00503878426328708">
                <text:p>-0.005038784263287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-0.00164926456005254">
                <text:p>-0.001649264560052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0.000260299310891554">
                <text:p>0.0002602993108915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0.000754945937758933">
                <text:p>0.0007549459377589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0.000314721293737108">
                <text:p>0.0003147212937371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-0.000502371748567931">
                <text:p>-0.00050237174856793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-0.00127056656199187">
                <text:p>-0.0012705665619918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-0.00177063012005974">
                <text:p>-0.001770630120059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-0.00196595559746404">
                <text:p>-0.001965955597464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-0.00193205176221278">
                <text:p>-0.001932051762212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-0.00178249285871113">
                <text:p>-0.001782492858711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-0.00161616754337857">
                <text:p>-0.001616167543378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-0.0014928251751356">
                <text:p>-0.00149282517513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-0.00143189092052198">
                <text:p>-0.0014318909205219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-0.00142447341829577">
                <text:p>-0.0014244734182957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-0.00144887119569281">
                <text:p>-0.0014488711956928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-0.00148313829082847">
                <text:p>-0.001483138290828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-0.00151208436520189">
                <text:p>-0.0015120843652018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">
                <text:p>15.1</text:p>
              </table:table-cell>
              <table:table-cell office:value-type="float" office:value="-0.00152901054454357">
                <text:p>-0.001529010544543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">
                <text:p>15.2</text:p>
              </table:table-cell>
              <table:table-cell office:value-type="float" office:value="-0.00153399977614299">
                <text:p>-0.001533999776142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">
                <text:p>15.3</text:p>
              </table:table-cell>
              <table:table-cell office:value-type="float" office:value="-0.00153084558223648">
                <text:p>-0.001530845582236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-0.00152419487625366">
                <text:p>-0.001524194876253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">
                <text:p>15.5</text:p>
              </table:table-cell>
              <table:table-cell office:value-type="float" office:value="-0.00151770578690824">
                <text:p>-0.001517705786908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">
                <text:p>15.6</text:p>
              </table:table-cell>
              <table:table-cell office:value-type="float" office:value="-0.00151334311115603">
                <text:p>-0.001513343111156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">
                <text:p>15.7</text:p>
              </table:table-cell>
              <table:table-cell office:value-type="float" office:value="-0.00151152177810276">
                <text:p>-0.001511521778102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">
                <text:p>15.8</text:p>
              </table:table-cell>
              <table:table-cell office:value-type="float" office:value="-0.00151167250310014">
                <text:p>-0.001511672503100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">
                <text:p>15.9</text:p>
              </table:table-cell>
              <table:table-cell office:value-type="float" office:value="-0.00151286246099858">
                <text:p>-0.001512862460998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">
                <text:p>16</text:p>
              </table:table-cell>
              <table:table-cell office:value-type="float" office:value="-0.00151425140202788">
                <text:p>-0.001514251402027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">
                <text:p>16.1</text:p>
              </table:table-cell>
              <table:table-cell office:value-type="float" office:value="-0.00151531389477588">
                <text:p>-0.001515313894775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">
                <text:p>16.2</text:p>
              </table:table-cell>
              <table:table-cell office:value-type="float" office:value="-0.00151586293372352">
                <text:p>-0.001515862933723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">
                <text:p>16.3</text:p>
              </table:table-cell>
              <table:table-cell office:value-type="float" office:value="-0.00151595669149707">
                <text:p>-0.0015159566914970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">
                <text:p>16.4</text:p>
              </table:table-cell>
              <table:table-cell office:value-type="float" office:value="-0.00151577016353688">
                <text:p>-0.001515770163536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">
                <text:p>16.5</text:p>
              </table:table-cell>
              <table:table-cell office:value-type="float" office:value="-0.00151548776881727">
                <text:p>-0.001515487768817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">
                <text:p>16.6</text:p>
              </table:table-cell>
              <table:table-cell office:value-type="float" office:value="-0.00151524121677937">
                <text:p>-0.001515241216779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">
                <text:p>16.7</text:p>
              </table:table-cell>
              <table:table-cell office:value-type="float" office:value="-0.00151509182264764">
                <text:p>-0.001515091822647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">
                <text:p>16.8</text:p>
              </table:table-cell>
              <table:table-cell office:value-type="float" office:value="-0.00151504286513005">
                <text:p>-0.001515042865130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">
                <text:p>16.9</text:p>
              </table:table-cell>
              <table:table-cell office:value-type="float" office:value="-0.00151506461682605">
                <text:p>-0.001515064616826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">
                <text:p>17</text:p>
              </table:table-cell>
              <table:table-cell office:value-type="float" office:value="-0.0015151184982316">
                <text:p>-0.00151511849823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">
                <text:p>17.1</text:p>
              </table:table-cell>
              <table:table-cell office:value-type="float" office:value="-0.00151517316528071">
                <text:p>-0.001515173165280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">
                <text:p>17.2</text:p>
              </table:table-cell>
              <table:table-cell office:value-type="float" office:value="-0.00151521110149222">
                <text:p>-0.001515211101492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">
                <text:p>17.3</text:p>
              </table:table-cell>
              <table:table-cell office:value-type="float" office:value="-0.00151522790866299">
                <text:p>-0.0015152279086629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">
                <text:p>17.4</text:p>
              </table:table-cell>
              <table:table-cell office:value-type="float" office:value="-0.00151522779733515">
                <text:p>-0.001515227797335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">
                <text:p>17.5</text:p>
              </table:table-cell>
              <table:table-cell office:value-type="float" office:value="-0.0015152183992817">
                <text:p>-0.00151521839928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">
                <text:p>17.6</text:p>
              </table:table-cell>
              <table:table-cell office:value-type="float" office:value="-0.00151520683515827">
                <text:p>-0.001515206835158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">
                <text:p>17.7</text:p>
              </table:table-cell>
              <table:table-cell office:value-type="float" office:value="-0.00151519770834829">
                <text:p>-0.001515197708348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">
                <text:p>17.8</text:p>
              </table:table-cell>
              <table:table-cell office:value-type="float" office:value="-0.00151519278996526">
                <text:p>-0.001515192789965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">
                <text:p>17.9</text:p>
              </table:table-cell>
              <table:table-cell office:value-type="float" office:value="-0.00151519173453751">
                <text:p>-0.001515191734537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-0.00151519313887505">
                <text:p>-0.001515193138875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">
                <text:p>18.1</text:p>
              </table:table-cell>
              <table:table-cell office:value-type="float" office:value="-0.00151519545756518">
                <text:p>-0.001515195457565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">
                <text:p>18.2</text:p>
              </table:table-cell>
              <table:table-cell office:value-type="float" office:value="-0.0015151975520471">
                <text:p>-0.001515197552047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">
                <text:p>18.3</text:p>
              </table:table-cell>
              <table:table-cell office:value-type="float" office:value="-0.00151519886539431">
                <text:p>-0.001515198865394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4">
                <text:p>18.4</text:p>
              </table:table-cell>
              <table:table-cell office:value-type="float" office:value="-0.00151519933600719">
                <text:p>-0.001515199336007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">
                <text:p>18.5</text:p>
              </table:table-cell>
              <table:table-cell office:value-type="float" office:value="-0.00151519919453724">
                <text:p>-0.001515199194537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">
                <text:p>18.6</text:p>
              </table:table-cell>
              <table:table-cell office:value-type="float" office:value="-0.00151519876024064">
                <text:p>-0.001515198760240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">
                <text:p>18.7</text:p>
              </table:table-cell>
              <table:table-cell office:value-type="float" office:value="-0.00151519830095914">
                <text:p>-0.001515198300959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">
                <text:p>18.8</text:p>
              </table:table-cell>
              <table:table-cell office:value-type="float" office:value="-0.00151519797211153">
                <text:p>-0.001515197972111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9">
                <text:p>18.9</text:p>
              </table:table-cell>
              <table:table-cell office:value-type="float" office:value="-0.00151519781837717">
                <text:p>-0.001515197818377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">
                <text:p>19</text:p>
              </table:table-cell>
              <table:table-cell office:value-type="float" office:value="-0.00151519780939413">
                <text:p>-0.001515197809394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1">
                <text:p>19.1</text:p>
              </table:table-cell>
              <table:table-cell office:value-type="float" office:value="-0.00151519788298549">
                <text:p>-0.0015151978829854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">
                <text:p>19.2</text:p>
              </table:table-cell>
              <table:table-cell office:value-type="float" office:value="-0.00151519797896782">
                <text:p>-0.001515197978967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3">
                <text:p>19.3</text:p>
              </table:table-cell>
              <table:table-cell office:value-type="float" office:value="-0.00151519805715195">
                <text:p>-0.001515198057151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">
                <text:p>19.4</text:p>
              </table:table-cell>
              <table:table-cell office:value-type="float" office:value="-0.00151519810098311">
                <text:p>-0.001515198100983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">
                <text:p>19.5</text:p>
              </table:table-cell>
              <table:table-cell office:value-type="float" office:value="-0.00151519811212397">
                <text:p>-0.0015151981121239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">
                <text:p>19.6</text:p>
              </table:table-cell>
              <table:table-cell office:value-type="float" office:value="-0.00151519810175582">
                <text:p>-0.0015151981017558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">
                <text:p>19.7</text:p>
              </table:table-cell>
              <table:table-cell office:value-type="float" office:value="-0.00151519808279188">
                <text:p>-0.001515198082791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">
                <text:p>19.8</text:p>
              </table:table-cell>
              <table:table-cell office:value-type="float" office:value="-0.00151519806504652">
                <text:p>-0.001515198065046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">
                <text:p>19.9</text:p>
              </table:table-cell>
              <table:table-cell office:value-type="float" office:value="-0.00151519805354283">
                <text:p>-0.0015151980535428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">
                <text:p>20</text:p>
              </table:table-cell>
              <table:table-cell office:value-type="float" office:value="-0.00151519804909084">
                <text:p>-0.0015151980490908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1">
                <text:p>20.1</text:p>
              </table:table-cell>
              <table:table-cell office:value-type="float" office:value="-0.00151519804992173">
                <text:p>-0.0015151980499217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2">
                <text:p>20.2</text:p>
              </table:table-cell>
              <table:table-cell office:value-type="float" office:value="-0.00151519805340206">
                <text:p>-0.001515198053402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3">
                <text:p>20.3</text:p>
              </table:table-cell>
              <table:table-cell office:value-type="float" office:value="-0.00151519805725009">
                <text:p>-0.001515198057250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825cm" svg:height="15.692cm" xlink:href=".." xlink:type="simple" chart:class="chart:scatter" chart:style-name="ch1">
        <chart:legend chart:legend-position="end" svg:x="32.417cm" svg:y="7.049cm" style:legend-expansion="high" chart:style-name="ch2"/>
        <chart:plot-area chart:style-name="ch3" table:cell-range-address="InputLimit.B8:InputLimit.D212 InputLimit.C7:InputLimit.D7 InputLimit.U7:InputLimit.U212" chart:data-source-has-labels="row" svg:x="0.716cm" svg:y="0.313cm" svg:width="30.985cm" svg:height="15.066cm">
          <chartooo:coordinate-region svg:x="1.258cm" svg:y="0.512cm" svg:width="30.257cm" svg:height="14.6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nputLimit.C8:InputLimit.C212" chart:label-cell-address="InputLimit.C7:InputLimit.C7" chart:class="chart:scatter">
            <chart:domain table:cell-range-address="InputLimit.B8:InputLimit.B212"/>
            <chart:data-point chart:repeated="205"/>
          </chart:series>
          <chart:series chart:style-name="ch7" chart:values-cell-range-address="InputLimit.D8:InputLimit.D212" chart:label-cell-address="InputLimit.D7:InputLimit.D7" chart:class="chart:scatter">
            <chart:data-point chart:repeated="205"/>
          </chart:series>
          <chart:series chart:style-name="ch8" chart:values-cell-range-address="InputLimit.U8:InputLimit.U212" chart:label-cell-address="InputLimit.U7:InputLimit.U7" chart:class="chart:scatter">
            <chart:data-point chart:repeated="20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t Value</text:p>
                <draw:g>
                  <svg:desc>InputLimit.C7:InputLimit.C7</svg:desc>
                </draw:g>
              </table:table-cell>
              <table:table-cell office:value-type="string">
                <text:p>Current Value</text:p>
                <draw:g>
                  <svg:desc>InputLimit.D7:InputLimit.D7</svg:desc>
                </draw:g>
              </table:table-cell>
              <table:table-cell office:value-type="string">
                <text:p>xk</text:p>
                <draw:g>
                  <svg:desc>InputLimit.U7:InputLimit.U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nputLimit.B8:InputLimit.B212</svg:desc>
                </draw:g>
              </table:table-cell>
              <table:table-cell office:value-type="float" office:value="0">
                <text:p>0</text:p>
                <draw:g>
                  <svg:desc>InputLimit.C8:InputLimit.C212</svg:desc>
                </draw:g>
              </table:table-cell>
              <table:table-cell office:value-type="float" office:value="0">
                <text:p>0</text:p>
                <draw:g>
                  <svg:desc>InputLimit.D8:InputLimit.D212</svg:desc>
                </draw:g>
              </table:table-cell>
              <table:table-cell office:value-type="float" office:value="0">
                <text:p>0</text:p>
                <draw:g>
                  <svg:desc>InputLimit.U8:InputLimit.U2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173291680872218">
                <text:p>0.1732916808722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3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.907402579940696">
                <text:p>0.9074025799406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3">
                <text:p>3</text:p>
              </table:table-cell>
              <table:table-cell office:value-type="float" office:value="2.16">
                <text:p>2.16</text:p>
              </table:table-cell>
              <table:table-cell office:value-type="float" office:value="2.10053131189549">
                <text:p>2.100531311895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">
                <text:p>3</text:p>
              </table:table-cell>
              <table:table-cell office:value-type="float" office:value="3.456">
                <text:p>3.456</text:p>
              </table:table-cell>
              <table:table-cell office:value-type="float" office:value="3.16596855043483">
                <text:p>3.165968550434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  <table:table-cell office:value-type="float" office:value="4.0896">
                <text:p>4.0896</text:p>
              </table:table-cell>
              <table:table-cell office:value-type="float" office:value="3.7741828601362">
                <text:p>3.77418286013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3">
                <text:p>3</text:p>
              </table:table-cell>
              <table:table-cell office:value-type="float" office:value="4.11936">
                <text:p>4.11936</text:p>
              </table:table-cell>
              <table:table-cell office:value-type="float" office:value="3.90281896839796">
                <text:p>3.902818968397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">
                <text:p>3</text:p>
              </table:table-cell>
              <table:table-cell office:value-type="float" office:value="3.792576">
                <text:p>3.792576</text:p>
              </table:table-cell>
              <table:table-cell office:value-type="float" office:value="3.70724356574685">
                <text:p>3.707243565746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3">
                <text:p>3</text:p>
              </table:table-cell>
              <table:table-cell office:value-type="float" office:value="3.3666816">
                <text:p>3.3666816</text:p>
              </table:table-cell>
              <table:table-cell office:value-type="float" office:value="3.38511605103479">
                <text:p>3.385116051034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3">
                <text:p>3</text:p>
              </table:table-cell>
              <table:table-cell office:value-type="float" office:value="3.01798656">
                <text:p>3.01798656</text:p>
              </table:table-cell>
              <table:table-cell office:value-type="float" office:value="3.09023392663144">
                <text:p>3.090233926631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.820612096">
                <text:p>2.820612096</text:p>
              </table:table-cell>
              <table:table-cell office:value-type="float" office:value="2.90115976213437">
                <text:p>2.901159762134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3">
                <text:p>3</text:p>
              </table:table-cell>
              <table:table-cell office:value-type="float" office:value="2.7683291136">
                <text:p>2.7683291136</text:p>
              </table:table-cell>
              <table:table-cell office:value-type="float" office:value="2.82900072878763">
                <text:p>2.829000728787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3">
                <text:p>3</text:p>
              </table:table-cell>
              <table:table-cell office:value-type="float" office:value="2.81231179776">
                <text:p>2.81231179776</text:p>
              </table:table-cell>
              <table:table-cell office:value-type="float" office:value="2.84360983224003">
                <text:p>2.843609832240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3">
                <text:p>3</text:p>
              </table:table-cell>
              <table:table-cell office:value-type="float" office:value="2.895492182016">
                <text:p>2.895492182016</text:p>
              </table:table-cell>
              <table:table-cell office:value-type="float" office:value="2.90131655119909">
                <text:p>2.901316551199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3">
                <text:p>3</text:p>
              </table:table-cell>
              <table:table-cell office:value-type="float" office:value="2.9741415161856">
                <text:p>2.9741415161856</text:p>
              </table:table-cell>
              <table:table-cell office:value-type="float" office:value="2.96460214569848">
                <text:p>2.964602145698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3.02559660343296">
                <text:p>3.02559660343296</text:p>
              </table:table-cell>
              <table:table-cell office:value-type="float" office:value="3.01107270231777">
                <text:p>3.011072702317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3">
                <text:p>3</text:p>
              </table:table-cell>
              <table:table-cell office:value-type="float" office:value="3.04591148571034">
                <text:p>3.04591148571034</text:p>
              </table:table-cell>
              <table:table-cell office:value-type="float" office:value="3.03368081485817">
                <text:p>3.033680814858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3">
                <text:p>3</text:p>
              </table:table-cell>
              <table:table-cell office:value-type="float" office:value="3.0426900769407">
                <text:p>3.0426900769407</text:p>
              </table:table-cell>
              <table:table-cell office:value-type="float" office:value="3.03604017135268">
                <text:p>3.036040171352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  <table:table-cell office:value-type="float" office:value="3.02751195808137">
                <text:p>3.02751195808137</text:p>
              </table:table-cell>
              <table:table-cell office:value-type="float" office:value="3.02650107502824">
                <text:p>3.026501075028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1">
                <text:p>1</text:p>
              </table:table-cell>
              <table:table-cell office:value-type="float" office:value="3.01051135313156">
                <text:p>3.01051135313156</text:p>
              </table:table-cell>
              <table:table-cell office:value-type="float" office:value="2.89560104054193">
                <text:p>2.895601040541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59784422231727">
                <text:p>2.59784422231727</text:p>
              </table:table-cell>
              <table:table-cell office:value-type="float" office:value="2.39549656342857">
                <text:p>2.395496563428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">
                <text:p>1</text:p>
              </table:table-cell>
              <table:table-cell office:value-type="float" office:value="1.55154179419234">
                <text:p>1.55154179419234</text:p>
              </table:table-cell>
              <table:table-cell office:value-type="float" office:value="1.59479506756602">
                <text:p>1.594795067566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1">
                <text:p>1</text:p>
              </table:table-cell>
              <table:table-cell office:value-type="float" office:value="0.686724919016791">
                <text:p>0.686724919016791</text:p>
              </table:table-cell>
              <table:table-cell office:value-type="float" office:value="0.883307954019554">
                <text:p>0.8833079540195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1">
                <text:p>1</text:p>
              </table:table-cell>
              <table:table-cell office:value-type="float" office:value="0.266786920697977">
                <text:p>0.266786920697977</text:p>
              </table:table-cell>
              <table:table-cell office:value-type="float" office:value="0.479340398292335">
                <text:p>0.4793403982923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1">
                <text:p>1</text:p>
              </table:table-cell>
              <table:table-cell office:value-type="float" office:value="0.25044251293844">
                <text:p>0.25044251293844</text:p>
              </table:table-cell>
              <table:table-cell office:value-type="float" office:value="0.39622697168591">
                <text:p>0.396226971685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0.471266083806886">
                <text:p>0.471266083806886</text:p>
              </table:table-cell>
              <table:table-cell office:value-type="float" office:value="0.529105239685269">
                <text:p>0.5291052396852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1">
                <text:p>1</text:p>
              </table:table-cell>
              <table:table-cell office:value-type="float" office:value="0.756940605292173">
                <text:p>0.756940605292173</text:p>
              </table:table-cell>
              <table:table-cell office:value-type="float" office:value="0.745506924943999">
                <text:p>0.745506924943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1">
                <text:p>1</text:p>
              </table:table-cell>
              <table:table-cell office:value-type="float" office:value="0.989927387248278">
                <text:p>0.989927387248278</text:p>
              </table:table-cell>
              <table:table-cell office:value-type="float" office:value="0.942769043296913">
                <text:p>0.9427690432969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1">
                <text:p>1</text:p>
              </table:table-cell>
              <table:table-cell office:value-type="float" office:value="1.12119643106645">
                <text:p>1.12119643106645</text:p>
              </table:table-cell>
              <table:table-cell office:value-type="float" office:value="1.06874579612078">
                <text:p>1.068745796120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1">
                <text:p>1</text:p>
              </table:table-cell>
              <table:table-cell office:value-type="float" office:value="1.15537502351648">
                <text:p>1.15537502351648</text:p>
              </table:table-cell>
              <table:table-cell office:value-type="float" office:value="1.11639145302034">
                <text:p>1.116391453020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12538908400957">
                <text:p>1.12538908400957</text:p>
              </table:table-cell>
              <table:table-cell office:value-type="float" office:value="1.28282253860936">
                <text:p>1.282822538609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4">
                <text:p>4</text:p>
              </table:table-cell>
              <table:table-cell office:value-type="float" office:value="1.66948679711212">
                <text:p>1.66948679711212</text:p>
              </table:table-cell>
              <table:table-cell office:value-type="float" office:value="1.97768306923719">
                <text:p>1.977683069237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4">
                <text:p>4</text:p>
              </table:table-cell>
              <table:table-cell office:value-type="float" office:value="3.17686479607312">
                <text:p>3.17686479607312</text:p>
              </table:table-cell>
              <table:table-cell office:value-type="float" office:value="3.12685061054211">
                <text:p>3.126850610542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4">
                <text:p>4</text:p>
              </table:table-cell>
              <table:table-cell office:value-type="float" office:value="4.43857469340679">
                <text:p>4.43857469340679</text:p>
              </table:table-cell>
              <table:table-cell office:value-type="float" office:value="4.16037914428877">
                <text:p>4.160379144288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4">
                <text:p>4</text:p>
              </table:table-cell>
              <table:table-cell office:value-type="float" office:value="5.05875207280016">
                <text:p>5.05875207280016</text:p>
              </table:table-cell>
              <table:table-cell office:value-type="float" office:value="4.75323287571939">
                <text:p>4.753232875719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0908015822881">
                <text:p>5.0908015822881</text:p>
              </table:table-cell>
              <table:table-cell office:value-type="float" office:value="4.88027217190675">
                <text:p>4.880272171906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4">
                <text:p>4</text:p>
              </table:table-cell>
              <table:table-cell office:value-type="float" office:value="4.77424539754215">
                <text:p>4.77424539754215</text:p>
              </table:table-cell>
              <table:table-cell office:value-type="float" office:value="4.69110263837855">
                <text:p>4.691102638378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4">
                <text:p>4</text:p>
              </table:table-cell>
              <table:table-cell office:value-type="float" office:value="4.35974146833938">
                <text:p>4.35974146833938</text:p>
              </table:table-cell>
              <table:table-cell office:value-type="float" office:value="4.3777480386932">
                <text:p>4.37774803869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4">
                <text:p>4</text:p>
              </table:table-cell>
              <table:table-cell office:value-type="float" office:value="4.01950126825847">
                <text:p>4.01950126825847</text:p>
              </table:table-cell>
              <table:table-cell office:value-type="float" office:value="4.09017751448593">
                <text:p>4.090177514485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4">
                <text:p>4</text:p>
              </table:table-cell>
              <table:table-cell office:value-type="float" office:value="3.82630964038261">
                <text:p>3.82630964038261</text:p>
              </table:table-cell>
              <table:table-cell office:value-type="float" office:value="3.9053102779646">
                <text:p>3.90531027796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77454245002158">
                <text:p>3.77454245002158</text:p>
              </table:table-cell>
              <table:table-cell office:value-type="float" office:value="3.83432535394921">
                <text:p>3.834325353949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4">
                <text:p>4</text:p>
              </table:table-cell>
              <table:table-cell office:value-type="float" office:value="3.81685853330361">
                <text:p>3.81685853330361</text:p>
              </table:table-cell>
              <table:table-cell office:value-type="float" office:value="3.84806843930517">
                <text:p>3.848068439305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4">
                <text:p>4</text:p>
              </table:table-cell>
              <table:table-cell office:value-type="float" office:value="3.89769313134072">
                <text:p>3.89769313134072</text:p>
              </table:table-cell>
              <table:table-cell office:value-type="float" office:value="3.90405681084132">
                <text:p>3.904056810841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3">
                <text:p>3</text:p>
              </table:table-cell>
              <table:table-cell office:value-type="float" office:value="3.97435896684586">
                <text:p>3.97435896684586</text:p>
              </table:table-cell>
              <table:table-cell office:value-type="float" office:value="3.90679402963661">
                <text:p>3.906794029636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3">
                <text:p>3</text:p>
              </table:table-cell>
              <table:table-cell office:value-type="float" office:value="3.82465292227337">
                <text:p>3.82465292227337</text:p>
              </table:table-cell>
              <table:table-cell office:value-type="float" office:value="3.70759463887666">
                <text:p>3.707594638876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3">
                <text:p>3</text:p>
              </table:table-cell>
              <table:table-cell office:value-type="float" office:value="3.32462433505969">
                <text:p>3.32462433505969</text:p>
              </table:table-cell>
              <table:table-cell office:value-type="float" office:value="3.33257226964308">
                <text:p>3.332572269643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3">
                <text:p>3</text:p>
              </table:table-cell>
              <table:table-cell office:value-type="float" office:value="2.88961780719129">
                <text:p>2.88961780719129</text:p>
              </table:table-cell>
              <table:table-cell office:value-type="float" office:value="2.98013853293306">
                <text:p>2.980138532933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3">
                <text:p>3</text:p>
              </table:table-cell>
              <table:table-cell office:value-type="float" office:value="2.66369474090106">
                <text:p>2.66369474090106</text:p>
              </table:table-cell>
              <table:table-cell office:value-type="float" office:value="2.76829259273989">
                <text:p>2.768292592739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3">
                <text:p>3</text:p>
              </table:table-cell>
              <table:table-cell office:value-type="float" office:value="2.63721864526234">
                <text:p>2.63721864526234</text:p>
              </table:table-cell>
              <table:table-cell office:value-type="float" office:value="2.71271225237481">
                <text:p>2.712712252374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3">
                <text:p>3</text:p>
              </table:table-cell>
              <table:table-cell office:value-type="float" office:value="2.73377865295694">
                <text:p>2.73377865295694</text:p>
              </table:table-cell>
              <table:table-cell office:value-type="float" office:value="2.76723770130801">
                <text:p>2.767237701308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.86956614764898">
                <text:p>2.86956614764898</text:p>
              </table:table-cell>
              <table:table-cell office:value-type="float" office:value="2.86842783956888">
                <text:p>2.868427839568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3">
                <text:p>3</text:p>
              </table:table-cell>
              <table:table-cell office:value-type="float" office:value="2.98497091233389">
                <text:p>2.98497091233389</text:p>
              </table:table-cell>
              <table:table-cell office:value-type="float" office:value="2.96495073040257">
                <text:p>2.964950730402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3">
                <text:p>3</text:p>
              </table:table-cell>
              <table:table-cell office:value-type="float" office:value="3.05314304267664">
                <text:p>3.05314304267664</text:p>
              </table:table-cell>
              <table:table-cell office:value-type="float" office:value="3.02919400446629">
                <text:p>3.029194004466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3">
                <text:p>3</text:p>
              </table:table-cell>
              <table:table-cell office:value-type="float" office:value="3.07397118547852">
                <text:p>3.07397118547852</text:p>
              </table:table-cell>
              <table:table-cell office:value-type="float" office:value="3.05573069650289">
                <text:p>3.055730696502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3">
                <text:p>3</text:p>
              </table:table-cell>
              <table:table-cell office:value-type="float" office:value="3.06220503655578">
                <text:p>3.06220503655578</text:p>
              </table:table-cell>
              <table:table-cell office:value-type="float" office:value="3.0532620971991">
                <text:p>3.05326209719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5">
                <text:p>5</text:p>
              </table:table-cell>
              <table:table-cell office:value-type="float" office:value="3.03618548154605">
                <text:p>3.03618548154605</text:p>
              </table:table-cell>
              <table:table-cell office:value-type="float" office:value="3.15342803831335">
                <text:p>3.153428038313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5">
                <text:p>5</text:p>
              </table:table-cell>
              <table:table-cell office:value-type="float" office:value="3.4104859710136">
                <text:p>3.4104859710136</text:p>
              </table:table-cell>
              <table:table-cell office:value-type="float" office:value="3.62214627785316">
                <text:p>3.622146277853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5">
                <text:p>5</text:p>
              </table:table-cell>
              <table:table-cell office:value-type="float" office:value="4.43303307938688">
                <text:p>4.43303307938688</text:p>
              </table:table-cell>
              <table:table-cell office:value-type="float" office:value="4.40096284353077">
                <text:p>4.400962843530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5">
                <text:p>5</text:p>
              </table:table-cell>
              <table:table-cell office:value-type="float" office:value="5.28960405231461">
                <text:p>5.28960405231461</text:p>
              </table:table-cell>
              <table:table-cell office:value-type="float" office:value="5.10267366237451">
                <text:p>5.102673662374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5">
                <text:p>5</text:p>
              </table:table-cell>
              <table:table-cell office:value-type="float" office:value="4.04658982226824">
                <text:p>4.04658982226824</text:p>
              </table:table-cell>
              <table:table-cell office:value-type="float" office:value="4.62354676956811">
                <text:p>4.623546769568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.73738705544293">
                <text:p>4.73738705544293</text:p>
              </table:table-cell>
              <table:table-cell office:value-type="float" office:value="4.95024860206636">
                <text:p>4.950248602066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5">
                <text:p>5</text:p>
              </table:table-cell>
              <table:table-cell office:value-type="float" office:value="5.59115027690337">
                <text:p>5.59115027690337</text:p>
              </table:table-cell>
              <table:table-cell office:value-type="float" office:value="5.49274649291197">
                <text:p>5.492746492911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5">
                <text:p>5</text:p>
              </table:table-cell>
              <table:table-cell office:value-type="float" office:value="4.27981383020602">
                <text:p>4.27981383020602</text:p>
              </table:table-cell>
              <table:table-cell office:value-type="float" office:value="4.90369523596058">
                <text:p>4.903695235960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5">
                <text:p>5</text:p>
              </table:table-cell>
              <table:table-cell office:value-type="float" office:value="4.94198678436493">
                <text:p>4.94198678436493</text:p>
              </table:table-cell>
              <table:table-cell office:value-type="float" office:value="5.16677019263967">
                <text:p>5.166770192639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5">
                <text:p>5</text:p>
              </table:table-cell>
              <table:table-cell office:value-type="float" office:value="5.74559508015855">
                <text:p>5.74559508015855</text:p>
              </table:table-cell>
              <table:table-cell office:value-type="float" office:value="5.64989216017199">
                <text:p>5.649892160171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4.1">
                <text:p>4.1</text:p>
              </table:table-cell>
              <table:table-cell office:value-type="float" office:value="4.40766955840145">
                <text:p>4.40766955840145</text:p>
              </table:table-cell>
              <table:table-cell office:value-type="float" office:value="4.96666775996892">
                <text:p>4.966667759968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59999999999999">
                <text:p>6.59999999999999</text:p>
              </table:table-cell>
              <table:table-cell office:value-type="float" office:value="4.2">
                <text:p>4.2</text:p>
              </table:table-cell>
              <table:table-cell office:value-type="float" office:value="4.81433212168526">
                <text:p>4.81433212168526</text:p>
              </table:table-cell>
              <table:table-cell office:value-type="float" office:value="4.95501331201469">
                <text:p>4.955013312014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69999999999999">
                <text:p>6.69999999999999</text:p>
              </table:table-cell>
              <table:table-cell office:value-type="float" office:value="4.3">
                <text:p>4.3</text:p>
              </table:table-cell>
              <table:table-cell office:value-type="float" office:value="5.10438085232667">
                <text:p>5.10438085232667</text:p>
              </table:table-cell>
              <table:table-cell office:value-type="float" office:value="5.05630394897225">
                <text:p>5.056303948972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79999999999999">
                <text:p>6.79999999999999</text:p>
              </table:table-cell>
              <table:table-cell office:value-type="float" office:value="4.4">
                <text:p>4.4</text:p>
              </table:table-cell>
              <table:table-cell office:value-type="float" office:value="3.95466637287929">
                <text:p>3.95466637287929</text:p>
              </table:table-cell>
              <table:table-cell office:value-type="float" office:value="4.42985767248745">
                <text:p>4.429857672487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89999999999999">
                <text:p>6.89999999999999</text:p>
              </table:table-cell>
              <table:table-cell office:value-type="float" office:value="4.5">
                <text:p>4.5</text:p>
              </table:table-cell>
              <table:table-cell office:value-type="float" office:value="4.24549654945566">
                <text:p>4.24549654945566</text:p>
              </table:table-cell>
              <table:table-cell office:value-type="float" office:value="4.4689768952954">
                <text:p>4.46897689529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99999999999999">
                <text:p>6.99999999999999</text:p>
              </table:table-cell>
              <table:table-cell office:value-type="float" office:value="4.6">
                <text:p>4.6</text:p>
              </table:table-cell>
              <table:table-cell office:value-type="float" office:value="4.7790042767151">
                <text:p>4.7790042767151</text:p>
              </table:table-cell>
              <table:table-cell office:value-type="float" office:value="4.77521574286857">
                <text:p>4.775215742868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09999999999999">
                <text:p>7.09999999999999</text:p>
              </table:table-cell>
              <table:table-cell office:value-type="float" office:value="4.7">
                <text:p>4.7</text:p>
              </table:table-cell>
              <table:table-cell office:value-type="float" office:value="5.13184356786436">
                <text:p>5.13184356786436</text:p>
              </table:table-cell>
              <table:table-cell office:value-type="float" office:value="5.0399958503336">
                <text:p>5.03999585033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19999999999999">
                <text:p>7.19999999999999</text:p>
              </table:table-cell>
              <table:table-cell office:value-type="float" office:value="4.47279790530692">
                <text:p>4.47279790530692</text:p>
              </table:table-cell>
              <table:table-cell office:value-type="float" office:value="3.96352861835805">
                <text:p>3.96352861835805</text:p>
              </table:table-cell>
              <table:table-cell office:value-type="float" office:value="4.46027973218321">
                <text:p>4.460279732183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29999999999999">
                <text:p>7.29999999999999</text:p>
              </table:table-cell>
              <table:table-cell office:value-type="float" office:value="4.22132315278088">
                <text:p>4.22132315278088</text:p>
              </table:table-cell>
              <table:table-cell office:value-type="float" office:value="4.35767878131388">
                <text:p>4.35767878131388</text:p>
              </table:table-cell>
              <table:table-cell office:value-type="float" office:value="4.53552518907406">
                <text:p>4.535525189074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39999999999999">
                <text:p>7.39999999999999</text:p>
              </table:table-cell>
              <table:table-cell office:value-type="float" office:value="3.94573290595637">
                <text:p>3.94573290595637</text:p>
              </table:table-cell>
              <table:table-cell office:value-type="float" office:value="4.83395035693459">
                <text:p>4.83395035693459</text:p>
              </table:table-cell>
              <table:table-cell office:value-type="float" office:value="4.75222403514986">
                <text:p>4.752224035149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49999999999999">
                <text:p>7.49999999999999</text:p>
              </table:table-cell>
              <table:table-cell office:value-type="float" office:value="3.6461993997668">
                <text:p>3.6461993997668</text:p>
              </table:table-cell>
              <table:table-cell office:value-type="float" office:value="4.90819914413914">
                <text:p>4.90819914413914</text:p>
              </table:table-cell>
              <table:table-cell office:value-type="float" office:value="4.75371116880738">
                <text:p>4.753711168807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59999999999999">
                <text:p>7.59999999999999</text:p>
              </table:table-cell>
              <table:table-cell office:value-type="float" office:value="3.3229098329033">
                <text:p>3.3229098329033</text:p>
              </table:table-cell>
              <table:table-cell office:value-type="float" office:value="4.56482586053927">
                <text:p>4.56482586053927</text:p>
              </table:table-cell>
              <table:table-cell office:value-type="float" office:value="4.45682448067007">
                <text:p>4.456824480670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69999999999999">
                <text:p>7.69999999999999</text:p>
              </table:table-cell>
              <table:table-cell office:value-type="float" office:value="2.97606625082163">
                <text:p>2.97606625082163</text:p>
              </table:table-cell>
              <table:table-cell office:value-type="float" office:value="3.96698756945336">
                <text:p>3.96698756945336</text:p>
              </table:table-cell>
              <table:table-cell office:value-type="float" office:value="3.9428849975536">
                <text:p>3.94288499755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79999999999999">
                <text:p>7.79999999999999</text:p>
              </table:table-cell>
              <table:table-cell office:value-type="float" office:value="2.60588541947034">
                <text:p>2.60588541947034</text:p>
              </table:table-cell>
              <table:table-cell office:value-type="float" office:value="3.29454941620555">
                <text:p>3.29454941620555</text:p>
              </table:table-cell>
              <table:table-cell office:value-type="float" office:value="3.33991422867801">
                <text:p>3.339914228678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89999999999999">
                <text:p>7.89999999999999</text:p>
              </table:table-cell>
              <table:table-cell office:value-type="float" office:value="2.21259868981913">
                <text:p>2.21259868981913</text:p>
              </table:table-cell>
              <table:table-cell office:value-type="float" office:value="2.66906503606112">
                <text:p>2.66906503606112</text:p>
              </table:table-cell>
              <table:table-cell office:value-type="float" office:value="2.74991776715121">
                <text:p>2.749917767151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99999999999999">
                <text:p>7.99999999999999</text:p>
              </table:table-cell>
              <table:table-cell office:value-type="float" office:value="1.796451853272">
                <text:p>1.796451853272</text:p>
              </table:table-cell>
              <table:table-cell office:value-type="float" office:value="2.13783572707648">
                <text:p>2.13783572707648</text:p>
              </table:table-cell>
              <table:table-cell office:value-type="float" office:value="2.22266176570773">
                <text:p>2.222661765707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09999999999999">
                <text:p>8.09999999999999</text:p>
              </table:table-cell>
              <table:table-cell office:value-type="float" office:value="1.3577049880556">
                <text:p>1.3577049880556</text:p>
              </table:table-cell>
              <table:table-cell office:value-type="float" office:value="1.69101503522651">
                <text:p>1.69101503522651</text:p>
              </table:table-cell>
              <table:table-cell office:value-type="float" office:value="1.76081133423233">
                <text:p>1.760811334232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19999999999999">
                <text:p>8.19999999999999</text:p>
              </table:table-cell>
              <table:table-cell office:value-type="float" office:value="0.896632296678894">
                <text:p>0.896632296678894</text:p>
              </table:table-cell>
              <table:table-cell office:value-type="float" office:value="1.28991296679986">
                <text:p>1.28991296679986</text:p>
              </table:table-cell>
              <table:table-cell office:value-type="float" office:value="1.33910484555617">
                <text:p>1.339104845556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29999999999999">
                <text:p>8.29999999999999</text:p>
              </table:table-cell>
              <table:table-cell office:value-type="float" office:value="0.413521934565412">
                <text:p>0.413521934565412</text:p>
              </table:table-cell>
              <table:table-cell office:value-type="float" office:value="0.891989943361059">
                <text:p>0.891989943361059</text:p>
              </table:table-cell>
              <table:table-cell office:value-type="float" office:value="0.924393351935812">
                <text:p>0.9243933519358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39999999999999">
                <text:p>8.39999999999999</text:p>
              </table:table-cell>
              <table:table-cell office:value-type="float" office:value="-0.0913241700344426">
                <text:p>-0.0913241700344426</text:p>
              </table:table-cell>
              <table:table-cell office:value-type="float" office:value="0.465963798260878">
                <text:p>0.465963798260878</text:p>
              </table:table-cell>
              <table:table-cell office:value-type="float" office:value="0.489466648992768">
                <text:p>0.4894666489927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49999999999999">
                <text:p>8.49999999999999</text:p>
              </table:table-cell>
              <table:table-cell office:value-type="float" office:value="-0.617590504738745">
                <text:p>-0.617590504738745</text:p>
              </table:table-cell>
              <table:table-cell office:value-type="float" office:value="-0.00335217921326775">
                <text:p>-0.00335217921326775</text:p>
              </table:table-cell>
              <table:table-cell office:value-type="float" office:value="0.0189385465829731">
                <text:p>0.01893854658297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59999999999999">
                <text:p>8.59999999999999</text:p>
              </table:table-cell>
              <table:table-cell office:value-type="float" office:value="-1.16494817021901">
                <text:p>-1.16494817021901</text:p>
              </table:table-cell>
              <table:table-cell office:value-type="float" office:value="-0.517416618197614">
                <text:p>-0.517416618197614</text:p>
              </table:table-cell>
              <table:table-cell office:value-type="float" office:value="-0.491166138583995">
                <text:p>-0.4911661385839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69999999999999">
                <text:p>8.69999999999999</text:p>
              </table:table-cell>
              <table:table-cell office:value-type="float" office:value="-1.73305508575158">
                <text:p>-1.73305508575158</text:p>
              </table:table-cell>
              <table:table-cell office:value-type="float" office:value="-1.0695645512354">
                <text:p>-1.0695645512354</text:p>
              </table:table-cell>
              <table:table-cell office:value-type="float" office:value="-1.03719644837928">
                <text:p>-1.037196448379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79999999999999">
                <text:p>8.79999999999999</text:p>
              </table:table-cell>
              <table:table-cell office:value-type="float" office:value="-2.32155620300693">
                <text:p>-2.32155620300693</text:p>
              </table:table-cell>
              <table:table-cell office:value-type="float" office:value="-1.65063964986805">
                <text:p>-1.65063964986805</text:p>
              </table:table-cell>
              <table:table-cell office:value-type="float" office:value="-1.61234244275212">
                <text:p>-1.612342442752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89999999999998">
                <text:p>8.89999999999998</text:p>
              </table:table-cell>
              <table:table-cell office:value-type="float" office:value="-2.93008372794329">
                <text:p>-2.93008372794329</text:p>
              </table:table-cell>
              <table:table-cell office:value-type="float" office:value="-2.2528748359009">
                <text:p>-2.2528748359009</text:p>
              </table:table-cell>
              <table:table-cell office:value-type="float" office:value="-2.21008092643733">
                <text:p>-2.210080926437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99999999999998">
                <text:p>8.99999999999998</text:p>
              </table:table-cell>
              <table:table-cell office:value-type="float" office:value="-3.55825735066603">
                <text:p>-3.55825735066603</text:p>
              </table:table-cell>
              <table:table-cell office:value-type="float" office:value="-2.8715899668602">
                <text:p>-2.8715899668602</text:p>
              </table:table-cell>
              <table:table-cell office:value-type="float" office:value="-2.82597864427351">
                <text:p>-2.825978644273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09999999999998">
                <text:p>9.09999999999998</text:p>
              </table:table-cell>
              <table:table-cell office:value-type="float" office:value="-4.20568448310887">
                <text:p>-4.20568448310887</text:p>
              </table:table-cell>
              <table:table-cell office:value-type="float" office:value="-3.50515401616951">
                <text:p>-3.50515401616951</text:p>
              </table:table-cell>
              <table:table-cell office:value-type="float" office:value="-3.45802520737243">
                <text:p>-3.458025207372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19999999999998">
                <text:p>9.19999999999998</text:p>
              </table:table-cell>
              <table:table-cell office:value-type="float" office:value="-4.87196050438869">
                <text:p>-4.87196050438869</text:p>
              </table:table-cell>
              <table:table-cell office:value-type="float" office:value="-4.15400304735751">
                <text:p>-4.15400304735751</text:p>
              </table:table-cell>
              <table:table-cell office:value-type="float" office:value="-4.10605179551529">
                <text:p>-4.106051795515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29999999999998">
                <text:p>9.29999999999998</text:p>
              </table:table-cell>
              <table:table-cell office:value-type="float" office:value="-5.55666901368041">
                <text:p>-5.55666901368041</text:p>
              </table:table-cell>
              <table:table-cell office:value-type="float" office:value="-4.81944638034086">
                <text:p>-4.81944638034086</text:p>
              </table:table-cell>
              <table:table-cell office:value-type="float" office:value="-4.77082885196846">
                <text:p>-4.770828851968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39999999999998">
                <text:p>9.39999999999998</text:p>
              </table:table-cell>
              <table:table-cell office:value-type="float" office:value="-5">
                <text:p>-5</text:p>
              </table:table-cell>
              <table:table-cell office:value-type="float" office:value="-5.50273097141381">
                <text:p>-5.50273097141381</text:p>
              </table:table-cell>
              <table:table-cell office:value-type="float" office:value="-5.37909290179405">
                <text:p>-5.379092901794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49999999999998">
                <text:p>9.49999999999998</text:p>
              </table:table-cell>
              <table:table-cell office:value-type="float" office:value="-5">
                <text:p>-5</text:p>
              </table:table-cell>
              <table:table-cell office:value-type="float" office:value="-5.95266548525108">
                <text:p>-5.95266548525108</text:p>
              </table:table-cell>
              <table:table-cell office:value-type="float" office:value="-5.72932838722581">
                <text:p>-5.729328387225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59999999999998">
                <text:p>9.59999999999998</text:p>
              </table:table-cell>
              <table:table-cell office:value-type="float" office:value="-5">
                <text:p>-5</text:p>
              </table:table-cell>
              <table:table-cell office:value-type="float" office:value="-5.87408927832001">
                <text:p>-5.87408927832001</text:p>
              </table:table-cell>
              <table:table-cell office:value-type="float" office:value="-5.72849528953929">
                <text:p>-5.728495289539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69999999999998">
                <text:p>9.69999999999998</text:p>
              </table:table-cell>
              <table:table-cell office:value-type="float" office:value="-5">
                <text:p>-5</text:p>
              </table:table-cell>
              <table:table-cell office:value-type="float" office:value="-5.5464235543437">
                <text:p>-5.5464235543437</text:p>
              </table:table-cell>
              <table:table-cell office:value-type="float" office:value="-5.50765087997096">
                <text:p>-5.507650879970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79999999999998">
                <text:p>9.79999999999998</text:p>
              </table:table-cell>
              <table:table-cell office:value-type="float" office:value="-5">
                <text:p>-5</text:p>
              </table:table-cell>
              <table:table-cell office:value-type="float" office:value="-5.19072150568012">
                <text:p>-5.19072150568012</text:p>
              </table:table-cell>
              <table:table-cell office:value-type="float" office:value="-5.22837697746636">
                <text:p>-5.228376977466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89999999999998">
                <text:p>9.89999999999998</text:p>
              </table:table-cell>
              <table:table-cell office:value-type="float" office:value="-5">
                <text:p>-5</text:p>
              </table:table-cell>
              <table:table-cell office:value-type="float" office:value="-4.9335487104085">
                <text:p>-4.9335487104085</text:p>
              </table:table-cell>
              <table:table-cell office:value-type="float" office:value="-5.0033432228957">
                <text:p>-5.00334322289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99999999999998">
                <text:p>9.99999999999998</text:p>
              </table:table-cell>
              <table:table-cell office:value-type="float" office:value="-5">
                <text:p>-5</text:p>
              </table:table-cell>
              <table:table-cell office:value-type="float" office:value="-4.81224114184222">
                <text:p>-4.81224114184222</text:p>
              </table:table-cell>
              <table:table-cell office:value-type="float" office:value="-4.87879131725441">
                <text:p>-4.878791317254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-5">
                <text:p>-5</text:p>
              </table:table-cell>
              <table:table-cell office:value-type="float" office:value="-4.80418141767507">
                <text:p>-4.80418141767507</text:p>
              </table:table-cell>
              <table:table-cell office:value-type="float" office:value="-4.84882718502279">
                <text:p>-4.848827185022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-5">
                <text:p>-5</text:p>
              </table:table-cell>
              <table:table-cell office:value-type="float" office:value="-4.8611588685196">
                <text:p>-4.8611588685196</text:p>
              </table:table-cell>
              <table:table-cell office:value-type="float" office:value="-4.88047904799627">
                <text:p>-4.880479047996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-5">
                <text:p>-5</text:p>
              </table:table-cell>
              <table:table-cell office:value-type="float" office:value="-4.93612100032473">
                <text:p>-4.93612100032473</text:p>
              </table:table-cell>
              <table:table-cell office:value-type="float" office:value="-4.93619316157063">
                <text:p>-4.936193161570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-5">
                <text:p>-5</text:p>
              </table:table-cell>
              <table:table-cell office:value-type="float" office:value="-4.99747101553498">
                <text:p>-4.99747101553498</text:p>
              </table:table-cell>
              <table:table-cell office:value-type="float" office:value="-4.98769717968252">
                <text:p>-4.987697179682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-5">
                <text:p>-5</text:p>
              </table:table-cell>
              <table:table-cell office:value-type="float" office:value="-5.03206439823516">
                <text:p>-5.03206439823516</text:p>
              </table:table-cell>
              <table:table-cell office:value-type="float" office:value="-5.02072202659343">
                <text:p>-5.020722026593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-5">
                <text:p>-5</text:p>
              </table:table-cell>
              <table:table-cell office:value-type="float" office:value="-5.04105622170622">
                <text:p>-5.04105622170622</text:p>
              </table:table-cell>
              <table:table-cell office:value-type="float" office:value="-5.033201347116">
                <text:p>-5.0332013471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-5">
                <text:p>-5</text:p>
              </table:table-cell>
              <table:table-cell office:value-type="float" office:value="-5.03311975960179">
                <text:p>-5.03311975960179</text:p>
              </table:table-cell>
              <table:table-cell office:value-type="float" office:value="-5.03044448481315">
                <text:p>-5.030444484813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-5">
                <text:p>-5</text:p>
              </table:table-cell>
              <table:table-cell office:value-type="float" office:value="-5.01834827330368">
                <text:p>-5.01834827330368</text:p>
              </table:table-cell>
              <table:table-cell office:value-type="float" office:value="-5.02015924849178">
                <text:p>-5.020159248491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-5">
                <text:p>-5</text:p>
              </table:table-cell>
              <table:table-cell office:value-type="float" office:value="-5.00444872202533">
                <text:p>-5.00444872202533</text:p>
              </table:table-cell>
              <table:table-cell office:value-type="float" office:value="-5.00895563009071">
                <text:p>-5.008955630090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-5">
                <text:p>-5</text:p>
              </table:table-cell>
              <table:table-cell office:value-type="float" office:value="-4.99539363385722">
                <text:p>-4.99539363385722</text:p>
              </table:table-cell>
              <table:table-cell office:value-type="float" office:value="-5.00076371624771">
                <text:p>-5.000763716247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3">
                <text:p>3</text:p>
              </table:table-cell>
              <table:table-cell office:value-type="float" office:value="-4.99185074680695">
                <text:p>-4.99185074680695</text:p>
              </table:table-cell>
              <table:table-cell office:value-type="float" office:value="-4.52560433618439">
                <text:p>-4.525604336184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3">
                <text:p>3</text:p>
              </table:table-cell>
              <table:table-cell office:value-type="float" office:value="-3.39245730543897">
                <text:p>-3.39245730543897</text:p>
              </table:table-cell>
              <table:table-cell office:value-type="float" office:value="-2.56859899401086">
                <text:p>-2.568598994010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3">
                <text:p>3</text:p>
              </table:table-cell>
              <table:table-cell office:value-type="float" office:value="0.764840331333158">
                <text:p>0.764840331333158</text:p>
              </table:table-cell>
              <table:table-cell office:value-type="float" office:value="0.607194735000081">
                <text:p>0.6071947350000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3">
                <text:p>3</text:p>
              </table:table-cell>
              <table:table-cell office:value-type="float" office:value="4.21783168621063">
                <text:p>4.21783168621063</text:p>
              </table:table-cell>
              <table:table-cell office:value-type="float" office:value="3.44364799256373">
                <text:p>3.443647992563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3">
                <text:p>3</text:p>
              </table:table-cell>
              <table:table-cell office:value-type="float" office:value="5.90519890551606">
                <text:p>5.90519890551606</text:p>
              </table:table-cell>
              <table:table-cell office:value-type="float" office:value="5.06265564057205">
                <text:p>5.062655640572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3">
                <text:p>3</text:p>
              </table:table-cell>
              <table:table-cell office:value-type="float" office:value="4.56674718635424">
                <text:p>4.56674718635424</text:p>
              </table:table-cell>
              <table:table-cell office:value-type="float" office:value="4.6532271211152">
                <text:p>4.65322712111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3">
                <text:p>3</text:p>
              </table:table-cell>
              <table:table-cell office:value-type="float" office:value="4.26187037242031">
                <text:p>4.26187037242031</text:p>
              </table:table-cell>
              <table:table-cell office:value-type="float" office:value="4.33387141516406">
                <text:p>4.333871415164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3">
                <text:p>3</text:p>
              </table:table-cell>
              <table:table-cell office:value-type="float" office:value="4.03328519062146">
                <text:p>4.03328519062146</text:p>
              </table:table-cell>
              <table:table-cell office:value-type="float" office:value="4.04378182614883">
                <text:p>4.043781826148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3">
                <text:p>3</text:p>
              </table:table-cell>
              <table:table-cell office:value-type="float" office:value="3.70473536984488">
                <text:p>3.70473536984488</text:p>
              </table:table-cell>
              <table:table-cell office:value-type="float" office:value="3.71998539176226">
                <text:p>3.719985391762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3.34666547561441">
                <text:p>3.34666547561441</text:p>
              </table:table-cell>
              <table:table-cell office:value-type="float" office:value="3.39390058966273">
                <text:p>3.393900589662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3">
                <text:p>3</text:p>
              </table:table-cell>
              <table:table-cell office:value-type="float" office:value="3.05658642926246">
                <text:p>3.05658642926246</text:p>
              </table:table-cell>
              <table:table-cell office:value-type="float" office:value="3.12588016063452">
                <text:p>3.125880160634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3">
                <text:p>3</text:p>
              </table:table-cell>
              <table:table-cell office:value-type="float" office:value="2.88481988517451">
                <text:p>2.88481988517451</text:p>
              </table:table-cell>
              <table:table-cell office:value-type="float" office:value="2.95412155092711">
                <text:p>2.954121550927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3">
                <text:p>3</text:p>
              </table:table-cell>
              <table:table-cell office:value-type="float" office:value="2.82845848213964">
                <text:p>2.82845848213964</text:p>
              </table:table-cell>
              <table:table-cell office:value-type="float" office:value="2.88061291554071">
                <text:p>2.880612915540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3">
                <text:p>3</text:p>
              </table:table-cell>
              <table:table-cell office:value-type="float" office:value="2.8520309721014">
                <text:p>2.8520309721014</text:p>
              </table:table-cell>
              <table:table-cell office:value-type="float" office:value="2.88062556903944">
                <text:p>2.880625569039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3">
                <text:p>3</text:p>
              </table:table-cell>
              <table:table-cell office:value-type="float" office:value="2.9117550502575">
                <text:p>2.9117550502575</text:p>
              </table:table-cell>
              <table:table-cell office:value-type="float" office:value="2.91961662683249">
                <text:p>2.919616626832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3">
                <text:p>3</text:p>
              </table:table-cell>
              <table:table-cell office:value-type="float" office:value="2.97246880473853">
                <text:p>2.97246880473853</text:p>
              </table:table-cell>
              <table:table-cell office:value-type="float" office:value="2.96722235132459">
                <text:p>2.967222351324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3">
                <text:p>3</text:p>
              </table:table-cell>
              <table:table-cell office:value-type="float" office:value="3.01460123174443">
                <text:p>3.01460123174443</text:p>
              </table:table-cell>
              <table:table-cell office:value-type="float" office:value="3.00437986854362">
                <text:p>3.004379868543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3">
                <text:p>3</text:p>
              </table:table-cell>
              <table:table-cell office:value-type="float" office:value="3.03324417610406">
                <text:p>3.03324417610406</text:p>
              </table:table-cell>
              <table:table-cell office:value-type="float" office:value="3.02401623681778">
                <text:p>3.024016236817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3">
                <text:p>3</text:p>
              </table:table-cell>
              <table:table-cell office:value-type="float" office:value="3.03308321096977">
                <text:p>3.03308321096977</text:p>
              </table:table-cell>
              <table:table-cell office:value-type="float" office:value="3.02779518273175">
                <text:p>3.027795182731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3.02260920779646">
                <text:p>3.02260920779646</text:p>
              </table:table-cell>
              <table:table-cell office:value-type="float" office:value="3.02163561953984">
                <text:p>3.021635619539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3">
                <text:p>3</text:p>
              </table:table-cell>
              <table:table-cell office:value-type="float" office:value="3.00974035672537">
                <text:p>3.00974035672537</text:p>
              </table:table-cell>
              <table:table-cell office:value-type="float" office:value="3.01192828957796">
                <text:p>3.011928289577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3">
                <text:p>3</text:p>
              </table:table-cell>
              <table:table-cell office:value-type="float" office:value="2.9995920051581">
                <text:p>2.9995920051581</text:p>
              </table:table-cell>
              <table:table-cell office:value-type="float" office:value="3.00331178833915">
                <text:p>3.003311788339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3">
                <text:p>3</text:p>
              </table:table-cell>
              <table:table-cell office:value-type="float" office:value="2.99412869308687">
                <text:p>2.99412869308687</text:p>
              </table:table-cell>
              <table:table-cell office:value-type="float" office:value="2.99800075938926">
                <text:p>2.998000759389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3">
                <text:p>3</text:p>
              </table:table-cell>
              <table:table-cell office:value-type="float" office:value="2.99296197512597">
                <text:p>2.99296197512597</text:p>
              </table:table-cell>
              <table:table-cell office:value-type="float" office:value="2.99617813270636">
                <text:p>2.996178132706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3">
                <text:p>3</text:p>
              </table:table-cell>
              <table:table-cell office:value-type="float" office:value="2.9945288681463">
                <text:p>2.9945288681463</text:p>
              </table:table-cell>
              <table:table-cell office:value-type="float" office:value="2.9968496532146">
                <text:p>2.99684965321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3">
                <text:p>3</text:p>
              </table:table-cell>
              <table:table-cell office:value-type="float" office:value="2.99710995252549">
                <text:p>2.99710995252549</text:p>
              </table:table-cell>
              <table:table-cell office:value-type="float" office:value="2.99868450498191">
                <text:p>2.998684504981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3">
                <text:p>3</text:p>
              </table:table-cell>
              <table:table-cell office:value-type="float" office:value="2.99943945091967">
                <text:p>2.99943945091967</text:p>
              </table:table-cell>
              <table:table-cell office:value-type="float" office:value="3.00058422128151">
                <text:p>3.000584221281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3">
                <text:p>3</text:p>
              </table:table-cell>
              <table:table-cell office:value-type="float" office:value="3.00089894257525">
                <text:p>3.00089894257525</text:p>
              </table:table-cell>
              <table:table-cell office:value-type="float" office:value="3.00192321945439">
                <text:p>3.001923219454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3">
                <text:p>3</text:p>
              </table:table-cell>
              <table:table-cell office:value-type="float" office:value="3.00142084770582">
                <text:p>3.00142084770582</text:p>
              </table:table-cell>
              <table:table-cell office:value-type="float" office:value="3.00253287049999">
                <text:p>3.002532870499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3.001262303938">
                <text:p>3.001262303938</text:p>
              </table:table-cell>
              <table:table-cell office:value-type="float" office:value="3.00254925723009">
                <text:p>3.0025492572300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3">
                <text:p>3</text:p>
              </table:table-cell>
              <table:table-cell office:value-type="float" office:value="3.00077862711003">
                <text:p>3.00077862711003</text:p>
              </table:table-cell>
              <table:table-cell office:value-type="float" office:value="3.00223362457668">
                <text:p>3.002233624576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3">
                <text:p>3</text:p>
              </table:table-cell>
              <table:table-cell office:value-type="float" office:value="3.00026766897921">
                <text:p>3.00026766897921</text:p>
              </table:table-cell>
              <table:table-cell office:value-type="float" office:value="3.00183415580652">
                <text:p>3.001834155806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3">
                <text:p>3</text:p>
              </table:table-cell>
              <table:table-cell office:value-type="float" office:value="2.99990210404431">
                <text:p>2.99990210404431</text:p>
              </table:table-cell>
              <table:table-cell office:value-type="float" office:value="3.0015139157724">
                <text:p>3.00151391577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3">
                <text:p>3</text:p>
              </table:table-cell>
              <table:table-cell office:value-type="float" office:value="2.99973142291369">
                <text:p>2.99973142291369</text:p>
              </table:table-cell>
              <table:table-cell office:value-type="float" office:value="3.00133787395681">
                <text:p>3.001337873956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3">
                <text:p>3</text:p>
              </table:table-cell>
              <table:table-cell office:value-type="float" office:value="2.99972170641343">
                <text:p>2.99972170641343</text:p>
              </table:table-cell>
              <table:table-cell office:value-type="float" office:value="3.0012965533318">
                <text:p>3.00129655333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3">
                <text:p>3</text:p>
              </table:table-cell>
              <table:table-cell office:value-type="float" office:value="2.99980372815667">
                <text:p>2.99980372815667</text:p>
              </table:table-cell>
              <table:table-cell office:value-type="float" office:value="3.0013424341405">
                <text:p>3.00134243414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3">
                <text:p>3</text:p>
              </table:table-cell>
              <table:table-cell office:value-type="float" office:value="2.99991054321997">
                <text:p>2.99991054321997</text:p>
              </table:table-cell>
              <table:table-cell office:value-type="float" office:value="3.00142195569627">
                <text:p>3.001421955696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3">
                <text:p>3</text:p>
              </table:table-cell>
              <table:table-cell office:value-type="float" office:value="2.99999748227798">
                <text:p>2.99999748227798</text:p>
              </table:table-cell>
              <table:table-cell office:value-type="float" office:value="3.00149504525181">
                <text:p>3.0014950452518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3">
                <text:p>3</text:p>
              </table:table-cell>
              <table:table-cell office:value-type="float" office:value="3.00004617405612">
                <text:p>3.00004617405612</text:p>
              </table:table-cell>
              <table:table-cell office:value-type="float" office:value="3.00154164314664">
                <text:p>3.001541643146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3.00005850485581">
                <text:p>3.00005850485581</text:p>
              </table:table-cell>
              <table:table-cell office:value-type="float" office:value="3.00155901453398">
                <text:p>3.001559014533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">
                <text:p>15.1</text:p>
              </table:table-cell>
              <table:table-cell office:value-type="float" office:value="3">
                <text:p>3</text:p>
              </table:table-cell>
              <table:table-cell office:value-type="float" office:value="3.00004693016877">
                <text:p>3.00004693016877</text:p>
              </table:table-cell>
              <table:table-cell office:value-type="float" office:value="3.00155482876999">
                <text:p>3.001554828769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">
                <text:p>15.2</text:p>
              </table:table-cell>
              <table:table-cell office:value-type="float" office:value="3">
                <text:p>3</text:p>
              </table:table-cell>
              <table:table-cell office:value-type="float" office:value="3.00002581822545">
                <text:p>3.00002581822545</text:p>
              </table:table-cell>
              <table:table-cell office:value-type="float" office:value="3.00154007973925">
                <text:p>3.001540079739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">
                <text:p>15.3</text:p>
              </table:table-cell>
              <table:table-cell office:value-type="float" office:value="3">
                <text:p>3</text:p>
              </table:table-cell>
              <table:table-cell office:value-type="float" office:value="3.00000607996311">
                <text:p>3.00000607996311</text:p>
              </table:table-cell>
              <table:table-cell office:value-type="float" office:value="3.00152414133152">
                <text:p>3.001524141331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3">
                <text:p>3</text:p>
              </table:table-cell>
              <table:table-cell office:value-type="float" office:value="2.99999329574928">
                <text:p>2.99999329574928</text:p>
              </table:table-cell>
              <table:table-cell office:value-type="float" office:value="3.00151255175708">
                <text:p>3.001512551757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">
                <text:p>15.5</text:p>
              </table:table-cell>
              <table:table-cell office:value-type="float" office:value="3">
                <text:p>3</text:p>
              </table:table-cell>
              <table:table-cell office:value-type="float" office:value="2.99998835688083">
                <text:p>2.99998835688083</text:p>
              </table:table-cell>
              <table:table-cell office:value-type="float" office:value="3.00150699703957">
                <text:p>3.001506997039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">
                <text:p>15.6</text:p>
              </table:table-cell>
              <table:table-cell office:value-type="float" office:value="3">
                <text:p>3</text:p>
              </table:table-cell>
              <table:table-cell office:value-type="float" office:value="2.99998929125267">
                <text:p>2.99998929125267</text:p>
              </table:table-cell>
              <table:table-cell office:value-type="float" office:value="3.00150651138445">
                <text:p>3.001506511384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">
                <text:p>15.7</text:p>
              </table:table-cell>
              <table:table-cell office:value-type="float" office:value="3">
                <text:p>3</text:p>
              </table:table-cell>
              <table:table-cell office:value-type="float" office:value="2.99999316827329">
                <text:p>2.99999316827329</text:p>
              </table:table-cell>
              <table:table-cell office:value-type="float" office:value="3.00150897113887">
                <text:p>3.0015089711388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">
                <text:p>15.8</text:p>
              </table:table-cell>
              <table:table-cell office:value-type="float" office:value="3">
                <text:p>3</text:p>
              </table:table-cell>
              <table:table-cell office:value-type="float" office:value="2.99999744936077">
                <text:p>2.99999744936077</text:p>
              </table:table-cell>
              <table:table-cell office:value-type="float" office:value="3.00151228145757">
                <text:p>3.001512281457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">
                <text:p>15.9</text:p>
              </table:table-cell>
              <table:table-cell office:value-type="float" office:value="3">
                <text:p>3</text:p>
              </table:table-cell>
              <table:table-cell office:value-type="float" office:value="3.00000060895447">
                <text:p>3.00000060895447</text:p>
              </table:table-cell>
              <table:table-cell office:value-type="float" office:value="3.00151502108204">
                <text:p>3.001515021082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3.00000215862104">
                <text:p>3.00000215862104</text:p>
              </table:table-cell>
              <table:table-cell office:value-type="float" office:value="3.00151658611338">
                <text:p>3.001516586113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">
                <text:p>16.1</text:p>
              </table:table-cell>
              <table:table-cell office:value-type="float" office:value="3">
                <text:p>3</text:p>
              </table:table-cell>
              <table:table-cell office:value-type="float" office:value="3.00000233471135">
                <text:p>3.00000233471135</text:p>
              </table:table-cell>
              <table:table-cell office:value-type="float" office:value="3.00151701260279">
                <text:p>3.0015170126027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">
                <text:p>16.2</text:p>
              </table:table-cell>
              <table:table-cell office:value-type="float" office:value="3">
                <text:p>3</text:p>
              </table:table-cell>
              <table:table-cell office:value-type="float" office:value="3.00000169870801">
                <text:p>3.00000169870801</text:p>
              </table:table-cell>
              <table:table-cell office:value-type="float" office:value="3.0015166778794">
                <text:p>3.001516677879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">
                <text:p>16.3</text:p>
              </table:table-cell>
              <table:table-cell office:value-type="float" office:value="3">
                <text:p>3</text:p>
              </table:table-cell>
              <table:table-cell office:value-type="float" office:value="3.00000081494568">
                <text:p>3.00000081494568</text:p>
              </table:table-cell>
              <table:table-cell office:value-type="float" office:value="3.00151602883884">
                <text:p>3.001516028838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">
                <text:p>16.4</text:p>
              </table:table-cell>
              <table:table-cell office:value-type="float" office:value="3">
                <text:p>3</text:p>
              </table:table-cell>
              <table:table-cell office:value-type="float" office:value="3.00000007214734">
                <text:p>3.00000007214734</text:p>
              </table:table-cell>
              <table:table-cell office:value-type="float" office:value="3.00151541039521">
                <text:p>3.001515410395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">
                <text:p>16.5</text:p>
              </table:table-cell>
              <table:table-cell office:value-type="float" office:value="3">
                <text:p>3</text:p>
              </table:table-cell>
              <table:table-cell office:value-type="float" office:value="2.99999964023167">
                <text:p>2.99999964023167</text:p>
              </table:table-cell>
              <table:table-cell office:value-type="float" office:value="3.00151500298129">
                <text:p>3.001515002981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">
                <text:p>16.6</text:p>
              </table:table-cell>
              <table:table-cell office:value-type="float" office:value="3">
                <text:p>3</text:p>
              </table:table-cell>
              <table:table-cell office:value-type="float" office:value="2.99999951521247">
                <text:p>2.99999951521247</text:p>
              </table:table-cell>
              <table:table-cell office:value-type="float" office:value="3.00151483975453">
                <text:p>3.001514839754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">
                <text:p>16.7</text:p>
              </table:table-cell>
              <table:table-cell office:value-type="float" office:value="3">
                <text:p>3</text:p>
              </table:table-cell>
              <table:table-cell office:value-type="float" office:value="2.99999959853775">
                <text:p>2.99999959853775</text:p>
              </table:table-cell>
              <table:table-cell office:value-type="float" office:value="3.00151486231691">
                <text:p>3.001514862316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">
                <text:p>16.8</text:p>
              </table:table-cell>
              <table:table-cell office:value-type="float" office:value="3">
                <text:p>3</text:p>
              </table:table-cell>
              <table:table-cell office:value-type="float" office:value="2.99999977049426">
                <text:p>2.99999977049426</text:p>
              </table:table-cell>
              <table:table-cell office:value-type="float" office:value="3.00151498016069">
                <text:p>3.001514980160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">
                <text:p>16.9</text:p>
              </table:table-cell>
              <table:table-cell office:value-type="float" office:value="3">
                <text:p>3</text:p>
              </table:table-cell>
              <table:table-cell office:value-type="float" office:value="2.99999993729556">
                <text:p>2.99999993729556</text:p>
              </table:table-cell>
              <table:table-cell office:value-type="float" office:value="3.00151511350302">
                <text:p>3.001515113503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3.00000004888619">
                <text:p>3.00000004888619</text:p>
              </table:table-cell>
              <table:table-cell office:value-type="float" office:value="3.00151521351943">
                <text:p>3.001515213519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">
                <text:p>17.1</text:p>
              </table:table-cell>
              <table:table-cell office:value-type="float" office:value="3">
                <text:p>3</text:p>
              </table:table-cell>
              <table:table-cell office:value-type="float" office:value="3.00000009502119">
                <text:p>3.00000009502119</text:p>
              </table:table-cell>
              <table:table-cell office:value-type="float" office:value="3.00151526377211">
                <text:p>3.001515263772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">
                <text:p>17.2</text:p>
              </table:table-cell>
              <table:table-cell office:value-type="float" office:value="3">
                <text:p>3</text:p>
              </table:table-cell>
              <table:table-cell office:value-type="float" office:value="3.00000009060683">
                <text:p>3.00000009060683</text:p>
              </table:table-cell>
              <table:table-cell office:value-type="float" office:value="3.00151527082847">
                <text:p>3.001515270828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">
                <text:p>17.3</text:p>
              </table:table-cell>
              <table:table-cell office:value-type="float" office:value="3">
                <text:p>3</text:p>
              </table:table-cell>
              <table:table-cell office:value-type="float" office:value="3.00000005972698">
                <text:p>3.00000005972698</text:p>
              </table:table-cell>
              <table:table-cell office:value-type="float" office:value="3.00151525186923">
                <text:p>3.001515251869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">
                <text:p>17.4</text:p>
              </table:table-cell>
              <table:table-cell office:value-type="float" office:value="3">
                <text:p>3</text:p>
              </table:table-cell>
              <table:table-cell office:value-type="float" office:value="3.00000002396057">
                <text:p>3.00000002396057</text:p>
              </table:table-cell>
              <table:table-cell office:value-type="float" office:value="3.00151522452863">
                <text:p>3.001515224528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">
                <text:p>17.5</text:p>
              </table:table-cell>
              <table:table-cell office:value-type="float" office:value="3">
                <text:p>3</text:p>
              </table:table-cell>
              <table:table-cell office:value-type="float" office:value="2.9999999967313">
                <text:p>2.9999999967313</text:p>
              </table:table-cell>
              <table:table-cell office:value-type="float" office:value="3.00151520115419">
                <text:p>3.001515201154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">
                <text:p>17.6</text:p>
              </table:table-cell>
              <table:table-cell office:value-type="float" office:value="3">
                <text:p>3</text:p>
              </table:table-cell>
              <table:table-cell office:value-type="float" office:value="2.99999998275491">
                <text:p>2.99999998275491</text:p>
              </table:table-cell>
              <table:table-cell office:value-type="float" office:value="3.00151518730382">
                <text:p>3.001515187303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">
                <text:p>17.7</text:p>
              </table:table-cell>
              <table:table-cell office:value-type="float" office:value="3">
                <text:p>3</text:p>
              </table:table-cell>
              <table:table-cell office:value-type="float" office:value="2.99999998046866">
                <text:p>2.99999998046866</text:p>
              </table:table-cell>
              <table:table-cell office:value-type="float" office:value="3.00151518304956">
                <text:p>3.001515183049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">
                <text:p>17.8</text:p>
              </table:table-cell>
              <table:table-cell office:value-type="float" office:value="3">
                <text:p>3</text:p>
              </table:table-cell>
              <table:table-cell office:value-type="float" office:value="2.99999998534122">
                <text:p>2.99999998534122</text:p>
              </table:table-cell>
              <table:table-cell office:value-type="float" office:value="3.00151518541823">
                <text:p>3.001515185418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">
                <text:p>17.9</text:p>
              </table:table-cell>
              <table:table-cell office:value-type="float" office:value="3">
                <text:p>3</text:p>
              </table:table-cell>
              <table:table-cell office:value-type="float" office:value="2.99999999262826">
                <text:p>2.99999999262826</text:p>
              </table:table-cell>
              <table:table-cell office:value-type="float" office:value="3.00151519069228">
                <text:p>3.001515190692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2.99999999895774">
                <text:p>2.99999999895774</text:p>
              </table:table-cell>
              <table:table-cell office:value-type="float" office:value="3.00151519591124">
                <text:p>3.001515195911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">
                <text:p>18.1</text:p>
              </table:table-cell>
              <table:table-cell office:value-type="float" office:value="3">
                <text:p>3</text:p>
              </table:table-cell>
              <table:table-cell office:value-type="float" office:value="3.00000000277236">
                <text:p>3.00000000277236</text:p>
              </table:table-cell>
              <table:table-cell office:value-type="float" office:value="3.00151519946126">
                <text:p>3.001515199461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">
                <text:p>18.2</text:p>
              </table:table-cell>
              <table:table-cell office:value-type="float" office:value="3">
                <text:p>3</text:p>
              </table:table-cell>
              <table:table-cell office:value-type="float" office:value="3.00000000400369">
                <text:p>3.00000000400369</text:p>
              </table:table-cell>
              <table:table-cell office:value-type="float" office:value="3.00151520097714">
                <text:p>3.001515200977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">
                <text:p>18.3</text:p>
              </table:table-cell>
              <table:table-cell office:value-type="float" office:value="3">
                <text:p>3</text:p>
              </table:table-cell>
              <table:table-cell office:value-type="float" office:value="3.00000000342509">
                <text:p>3.00000000342509</text:p>
              </table:table-cell>
              <table:table-cell office:value-type="float" office:value="3.00151520089632">
                <text:p>3.001515200896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4">
                <text:p>18.4</text:p>
              </table:table-cell>
              <table:table-cell office:value-type="float" office:value="3">
                <text:p>3</text:p>
              </table:table-cell>
              <table:table-cell office:value-type="float" office:value="3.00000000203093">
                <text:p>3.00000000203093</text:p>
              </table:table-cell>
              <table:table-cell office:value-type="float" office:value="3.00151519996114">
                <text:p>3.0015151999611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">
                <text:p>18.5</text:p>
              </table:table-cell>
              <table:table-cell office:value-type="float" office:value="3">
                <text:p>3</text:p>
              </table:table-cell>
              <table:table-cell office:value-type="float" office:value="3.00000000062513">
                <text:p>3.00000000062513</text:p>
              </table:table-cell>
              <table:table-cell office:value-type="float" office:value="3.00151519884884">
                <text:p>3.001515198848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">
                <text:p>18.6</text:p>
              </table:table-cell>
              <table:table-cell office:value-type="float" office:value="3">
                <text:p>3</text:p>
              </table:table-cell>
              <table:table-cell office:value-type="float" office:value="2.9999999996543">
                <text:p>2.9999999996543</text:p>
              </table:table-cell>
              <table:table-cell office:value-type="float" office:value="3.00151519798818">
                <text:p>3.001515197988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">
                <text:p>18.7</text:p>
              </table:table-cell>
              <table:table-cell office:value-type="float" office:value="3">
                <text:p>3</text:p>
              </table:table-cell>
              <table:table-cell office:value-type="float" office:value="2.99999999922793">
                <text:p>2.99999999922793</text:p>
              </table:table-cell>
              <table:table-cell office:value-type="float" office:value="3.00151519753638">
                <text:p>3.001515197536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">
                <text:p>18.8</text:p>
              </table:table-cell>
              <table:table-cell office:value-type="float" office:value="3">
                <text:p>3</text:p>
              </table:table-cell>
              <table:table-cell office:value-type="float" office:value="2.99999999923542">
                <text:p>2.99999999923542</text:p>
              </table:table-cell>
              <table:table-cell office:value-type="float" office:value="3.00151519745171">
                <text:p>3.001515197451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9">
                <text:p>18.9</text:p>
              </table:table-cell>
              <table:table-cell office:value-type="float" office:value="3">
                <text:p>3</text:p>
              </table:table-cell>
              <table:table-cell office:value-type="float" office:value="2.9999999994796">
                <text:p>2.9999999994796</text:p>
              </table:table-cell>
              <table:table-cell office:value-type="float" office:value="3.0015151975959">
                <text:p>3.001515197595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2.99999999977752">
                <text:p>2.99999999977752</text:p>
              </table:table-cell>
              <table:table-cell office:value-type="float" office:value="3.00151519782092">
                <text:p>3.001515197820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1">
                <text:p>19.1</text:p>
              </table:table-cell>
              <table:table-cell office:value-type="float" office:value="3">
                <text:p>3</text:p>
              </table:table-cell>
              <table:table-cell office:value-type="float" office:value="3.00000000001152">
                <text:p>3.00000000001152</text:p>
              </table:table-cell>
              <table:table-cell office:value-type="float" office:value="3.00151519801982">
                <text:p>3.001515198019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">
                <text:p>19.2</text:p>
              </table:table-cell>
              <table:table-cell office:value-type="float" office:value="3">
                <text:p>3</text:p>
              </table:table-cell>
              <table:table-cell office:value-type="float" office:value="3.00000000013683">
                <text:p>3.00000000013683</text:p>
              </table:table-cell>
              <table:table-cell office:value-type="float" office:value="3.00151519814188">
                <text:p>3.001515198141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3">
                <text:p>19.3</text:p>
              </table:table-cell>
              <table:table-cell office:value-type="float" office:value="3">
                <text:p>3</text:p>
              </table:table-cell>
              <table:table-cell office:value-type="float" office:value="3.00000000016292">
                <text:p>3.00000000016292</text:p>
              </table:table-cell>
              <table:table-cell office:value-type="float" office:value="3.00151519818329">
                <text:p>3.001515198183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">
                <text:p>19.4</text:p>
              </table:table-cell>
              <table:table-cell office:value-type="float" office:value="3">
                <text:p>3</text:p>
              </table:table-cell>
              <table:table-cell office:value-type="float" office:value="3.00000000012614">
                <text:p>3.00000000012614</text:p>
              </table:table-cell>
              <table:table-cell office:value-type="float" office:value="3.00151519816725">
                <text:p>3.001515198167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">
                <text:p>19.5</text:p>
              </table:table-cell>
              <table:table-cell office:value-type="float" office:value="3">
                <text:p>3</text:p>
              </table:table-cell>
              <table:table-cell office:value-type="float" office:value="3.00000000006627">
                <text:p>3.00000000006627</text:p>
              </table:table-cell>
              <table:table-cell office:value-type="float" office:value="3.0015151981246">
                <text:p>3.00151519812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">
                <text:p>19.6</text:p>
              </table:table-cell>
              <table:table-cell office:value-type="float" office:value="3">
                <text:p>3</text:p>
              </table:table-cell>
              <table:table-cell office:value-type="float" office:value="3.00000000001248">
                <text:p>3.00000000001248</text:p>
              </table:table-cell>
              <table:table-cell office:value-type="float" office:value="3.00151519808068">
                <text:p>3.001515198080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">
                <text:p>19.7</text:p>
              </table:table-cell>
              <table:table-cell office:value-type="float" office:value="3">
                <text:p>3</text:p>
              </table:table-cell>
              <table:table-cell office:value-type="float" office:value="2.99999999997892">
                <text:p>2.99999999997892</text:p>
              </table:table-cell>
              <table:table-cell office:value-type="float" office:value="3.00151519804984">
                <text:p>3.001515198049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">
                <text:p>19.8</text:p>
              </table:table-cell>
              <table:table-cell office:value-type="float" office:value="3">
                <text:p>3</text:p>
              </table:table-cell>
              <table:table-cell office:value-type="float" office:value="2.99999999996705">
                <text:p>2.99999999996705</text:p>
              </table:table-cell>
              <table:table-cell office:value-type="float" office:value="3.0015151980359">
                <text:p>3.001515198035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">
                <text:p>19.9</text:p>
              </table:table-cell>
              <table:table-cell office:value-type="float" office:value="3">
                <text:p>3</text:p>
              </table:table-cell>
              <table:table-cell office:value-type="float" office:value="2.99999999997086">
                <text:p>2.99999999997086</text:p>
              </table:table-cell>
              <table:table-cell office:value-type="float" office:value="3.00151519803565">
                <text:p>3.0015151980356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2.9999999999821">
                <text:p>2.9999999999821</text:p>
              </table:table-cell>
              <table:table-cell office:value-type="float" office:value="3.00151519804301">
                <text:p>3.001515198043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1">
                <text:p>20.1</text:p>
              </table:table-cell>
              <table:table-cell office:value-type="float" office:value="3">
                <text:p>3</text:p>
              </table:table-cell>
              <table:table-cell office:value-type="float" office:value="2.99999999999392">
                <text:p>2.99999999999392</text:p>
              </table:table-cell>
              <table:table-cell office:value-type="float" office:value="3.00151519805226">
                <text:p>3.0015151980522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2">
                <text:p>20.2</text:p>
              </table:table-cell>
              <table:table-cell office:value-type="float" office:value="3">
                <text:p>3</text:p>
              </table:table-cell>
              <table:table-cell office:value-type="float" office:value="3.00000000000234">
                <text:p>3.00000000000234</text:p>
              </table:table-cell>
              <table:table-cell office:value-type="float" office:value="3.00151519805965">
                <text:p>3.001515198059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3">
                <text:p>20.3</text:p>
              </table:table-cell>
              <table:table-cell office:value-type="float" office:value="3">
                <text:p>3</text:p>
              </table:table-cell>
              <table:table-cell office:value-type="float" office:value="3.00000000000624">
                <text:p>3.00000000000624</text:p>
              </table:table-cell>
              <table:table-cell office:value-type="float" office:value="3.00151519806368">
                <text:p>3.0015151980636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4">
                <text:p>20.4</text:p>
              </table:table-cell>
              <table:table-cell office:value-type="float" office:value="3">
                <text:p>3</text:p>
              </table:table-cell>
              <table:table-cell office:value-type="float" office:value="3.00000000000643">
                <text:p>3.00000000000643</text:p>
              </table:table-cell>
              <table:table-cell office:value-type="float" office:value="3.00151519806461">
                <text:p>3.001515198064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